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1.3453in"/>
    </style:style>
    <style:style style:name="co4" style:family="table-column">
      <style:table-column-properties fo:break-before="auto" style:column-width="1.8591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1.640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1.7717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0835in"/>
    </style:style>
    <style:style style:name="co14" style:family="table-column">
      <style:table-column-properties fo:break-before="auto" style:column-width="1.8154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492in"/>
    </style:style>
    <style:style style:name="co17" style:family="table-column">
      <style:table-column-properties fo:break-before="auto" style:column-width="0.3382in"/>
    </style:style>
    <style:style style:name="co18" style:family="table-column">
      <style:table-column-properties fo:break-before="auto" style:column-width="0.3055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5134in"/>
    </style:style>
    <style:style style:name="co23" style:family="table-column">
      <style:table-column-properties fo:break-before="auto" style:column-width="0.4807in"/>
    </style:style>
    <style:style style:name="co24" style:family="table-column">
      <style:table-column-properties fo:break-before="auto" style:column-width="0.4909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5783in"/>
    </style:style>
    <style:style style:name="co28" style:family="table-column">
      <style:table-column-properties fo:break-before="auto" style:column-width="0.5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138in solid #000000"/>
      <style:text-properties style:use-window-font-color="true"/>
    </style:style>
    <style:style style:name="ce2" style:family="table-cell" style:parent-style-name="Default">
      <style:table-cell-properties fo:border="0.0138in solid #000000"/>
      <style:text-properties style:use-window-font-color="true"/>
    </style:style>
    <style:style style:name="ce3" style:family="table-cell" style:parent-style-name="Default" style:data-style-name="N100">
      <style:table-cell-properties fo:wrap-option="wrap"/>
      <style:text-properties style:use-window-font-color="true"/>
    </style:style>
    <style:style style:name="ce4" style:family="table-cell" style:parent-style-name="Default" style:data-style-name="N2">
      <style:table-cell-properties fo:wrap-option="wrap" fo:border="0.0138in solid #000000"/>
      <style:text-properties style:use-window-font-color="true"/>
    </style:style>
    <style:style style:name="ce5" style:family="table-cell" style:parent-style-name="Default" style:data-style-name="N2">
      <style:table-cell-properties fo:border="0.0138in solid #000000"/>
      <style:text-properties style:use-window-font-color="true"/>
    </style:style>
    <style:style style:name="ce6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ff3333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0.381421071833335">
            <text:p>-0.3814210718</text:p>
          </table:table-cell>
          <table:table-cell office:value-type="float" office:value="-0.381724896315612">
            <text:p>-0.3817248963</text:p>
          </table:table-cell>
          <table:table-cell office:value-type="float" office:value="-0.237840232364022">
            <text:p>-0.2378402324</text:p>
          </table:table-cell>
          <table:table-cell office:value-type="float" office:value="-0.721995428144725">
            <text:p>-0.7219954281</text:p>
          </table:table-cell>
          <table:table-cell office:value-type="float" office:value="-0.272566597433881">
            <text:p>-0.2725665974</text:p>
          </table:table-cell>
          <table:table-cell office:value-type="float" office:value="-0.883077197108713">
            <text:p>-0.8830771971</text:p>
          </table:table-cell>
          <table:table-cell office:value-type="float" office:value="0">
            <text:p>0</text:p>
          </table:table-cell>
          <table:table-cell office:value-type="float" office:value="-0.401148578181478">
            <text:p>-0.4011485782</text:p>
          </table:table-cell>
          <table:table-cell office:value-type="float" office:value="-0.205314886569116">
            <text:p>-0.2053148866</text:p>
          </table:table-cell>
          <table:table-cell office:value-type="float" office:value="-0.162643206028842">
            <text:p>-0.162643206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8.97053711147062">
            <text:p>-8.9705371115</text:p>
          </table:table-cell>
          <table:table-cell office:value-type="float" office:value="-6.21586389299351">
            <text:p>-6.215863893</text:p>
          </table:table-cell>
          <table:table-cell office:value-type="float" office:value="-2.61816358056663">
            <text:p>-2.6181635806</text:p>
          </table:table-cell>
          <table:table-cell office:value-type="float" office:value="-1.7188717338071">
            <text:p>-1.7188717338</text:p>
          </table:table-cell>
          <table:table-cell office:value-type="float" office:value="-8.87769482915162">
            <text:p>-8.8776948292</text:p>
          </table:table-cell>
          <table:table-cell office:value-type="float" office:value="-0.895233554841327">
            <text:p>-0.8952335548</text:p>
          </table:table-cell>
          <table:table-cell office:value-type="float" office:value="0">
            <text:p>0</text:p>
          </table:table-cell>
          <table:table-cell office:value-type="float" office:value="-5.69212286766787">
            <text:p>-5.6921228677</text:p>
          </table:table-cell>
          <table:table-cell office:value-type="float" office:value="-8.88380760771284">
            <text:p>-8.8838076077</text:p>
          </table:table-cell>
          <table:table-cell office:value-type="float" office:value="-12.8222588149496">
            <text:p>-12.8222588149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2.22023000278172">
            <text:p>-2.2202300028</text:p>
          </table:table-cell>
          <table:table-cell office:value-type="float" office:value="-2.28340496251124">
            <text:p>-2.2834049625</text:p>
          </table:table-cell>
          <table:table-cell office:value-type="float" office:value="-0.145430611676009">
            <text:p>-0.1454306117</text:p>
          </table:table-cell>
          <table:table-cell office:value-type="float" office:value="-0.884761855312319">
            <text:p>-0.8847618553</text:p>
          </table:table-cell>
          <table:table-cell office:value-type="float" office:value="-2.17041687051327">
            <text:p>-2.1704168705</text:p>
          </table:table-cell>
          <table:table-cell office:value-type="float" office:value="-6.41208501782982">
            <text:p>-6.4120850178</text:p>
          </table:table-cell>
          <table:table-cell office:value-type="float" office:value="0">
            <text:p>0</text:p>
          </table:table-cell>
          <table:table-cell office:value-type="float" office:value="-2.26560834771062">
            <text:p>-2.2656083477</text:p>
          </table:table-cell>
          <table:table-cell office:value-type="float" office:value="-2.16504679271043">
            <text:p>-2.1650467927</text:p>
          </table:table-cell>
          <table:table-cell office:value-type="float" office:value="-2.32808186745991">
            <text:p>-2.3280818675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-8.94397535863831">
            <text:p>-8.9439753586</text:p>
          </table:table-cell>
          <table:table-cell office:value-type="float" office:value="-11.0542989384948">
            <text:p>-11.0542989385</text:p>
          </table:table-cell>
          <table:table-cell office:value-type="float" office:value="-3.40735452794339">
            <text:p>-3.4073545279</text:p>
          </table:table-cell>
          <table:table-cell office:value-type="float" office:value="-8.72583193273209">
            <text:p>-8.7258319327</text:p>
          </table:table-cell>
          <table:table-cell office:value-type="float" office:value="-11.4806344926658">
            <text:p>-11.480634492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4120926734877">
            <text:p>-11.4120926735</text:p>
          </table:table-cell>
          <table:table-cell office:value-type="float" office:value="0">
            <text:p>0</text:p>
          </table:table-cell>
          <table:table-cell office:value-type="float" office:value="-11.5215975869402">
            <text:p>-11.5215975869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2.87065702594757">
            <text:p>-2.8706570259</text:p>
          </table:table-cell>
          <table:table-cell office:value-type="float" office:value="-5.39996818797707">
            <text:p>-5.399968188</text:p>
          </table:table-cell>
          <table:table-cell office:value-type="float" office:value="-2.1869908862065">
            <text:p>-2.1869908862</text:p>
          </table:table-cell>
          <table:table-cell office:value-type="float" office:value="-9.72174600380587">
            <text:p>-9.7217460038</text:p>
          </table:table-cell>
          <table:table-cell office:value-type="float" office:value="-9.94574642648859">
            <text:p>-9.9457464265</text:p>
          </table:table-cell>
          <table:table-cell office:value-type="float" office:value="-0.0771904639675327">
            <text:p>-0.077190464</text:p>
          </table:table-cell>
          <table:table-cell office:value-type="float" office:value="-0.43649691869452">
            <text:p>-0.4364969187</text:p>
          </table:table-cell>
          <table:table-cell office:value-type="float" office:value="-5.09729216399241">
            <text:p>-5.097292164</text:p>
          </table:table-cell>
          <table:table-cell office:value-type="float" office:value="-9.62588656721684">
            <text:p>-9.6258865672</text:p>
          </table:table-cell>
          <table:table-cell office:value-type="float" office:value="-7.58489220551139">
            <text:p>-7.5848922055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-15.6061416200594">
            <text:p>-15.6061416201</text:p>
          </table:table-cell>
          <table:table-cell office:value-type="float" office:value="-15.6218551970054">
            <text:p>-15.621855197</text:p>
          </table:table-cell>
          <table:table-cell office:value-type="float" office:value="-3.35955786258169">
            <text:p>-3.3595578626</text:p>
          </table:table-cell>
          <table:table-cell office:value-type="float" office:value="-15.1236137220795">
            <text:p>-15.1236137221</text:p>
          </table:table-cell>
          <table:table-cell office:value-type="float" office:value="-15.6472720919219">
            <text:p>-15.6472720919</text:p>
          </table:table-cell>
          <table:table-cell office:value-type="float" office:value="-4.17590149556742">
            <text:p>-4.1759014956</text:p>
          </table:table-cell>
          <table:table-cell office:value-type="float" office:value="0">
            <text:p>0</text:p>
          </table:table-cell>
          <table:table-cell office:value-type="float" office:value="-15.5720756666826">
            <text:p>-15.5720756667</text:p>
          </table:table-cell>
          <table:table-cell office:value-type="float" office:value="-15.6458743472257">
            <text:p>-15.6458743472</text:p>
          </table:table-cell>
          <table:table-cell office:value-type="float" office:value="-15.6117594221241">
            <text:p>-15.6117594221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0">
            <text:p>0</text:p>
          </table:table-cell>
          <table:table-cell office:value-type="float" office:value="-0.00183503217531152">
            <text:p>-0.0018350322</text:p>
          </table:table-cell>
          <table:table-cell office:value-type="float" office:value="-0.266647370507362">
            <text:p>-0.2666473705</text:p>
          </table:table-cell>
          <table:table-cell office:value-type="float" office:value="-1.09997781164955">
            <text:p>-1.0999778116</text:p>
          </table:table-cell>
          <table:table-cell office:value-type="float" office:value="0">
            <text:p>0</text:p>
          </table:table-cell>
          <table:table-cell office:value-type="float" office:value="-4.69790296460852">
            <text:p>-4.6979029646</text:p>
          </table:table-cell>
          <table:table-cell office:value-type="float" office:value="0">
            <text:p>0</text:p>
          </table:table-cell>
          <table:table-cell office:value-type="float" office:value="-1.0625192774376">
            <text:p>-1.06251927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3.00279981984879">
            <text:p>-3.0027998198</text:p>
          </table:table-cell>
          <table:table-cell office:value-type="float" office:value="-3.88703130054944">
            <text:p>-3.8870313005</text:p>
          </table:table-cell>
          <table:table-cell office:value-type="float" office:value="-0.999095193628099">
            <text:p>-0.9990951936</text:p>
          </table:table-cell>
          <table:table-cell office:value-type="float" office:value="-8.31628496751034">
            <text:p>-8.3162849675</text:p>
          </table:table-cell>
          <table:table-cell office:value-type="float" office:value="-8.15391984327289">
            <text:p>-8.1539198433</text:p>
          </table:table-cell>
          <table:table-cell office:value-type="float" office:value="0">
            <text:p>0</text:p>
          </table:table-cell>
          <table:table-cell office:value-type="float" office:value="-0.908421635420199">
            <text:p>-0.9084216354</text:p>
          </table:table-cell>
          <table:table-cell office:value-type="float" office:value="-6.07300595656966">
            <text:p>-6.0730059566</text:p>
          </table:table-cell>
          <table:table-cell office:value-type="float" office:value="-8.15787761466841">
            <text:p>-8.1578776147</text:p>
          </table:table-cell>
          <table:table-cell office:value-type="float" office:value="-7.25581536982286">
            <text:p>-7.2558153698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-9.04637841265736">
            <text:p>-9.0463784127</text:p>
          </table:table-cell>
          <table:table-cell office:value-type="float" office:value="-8.98258549517223">
            <text:p>-8.9825854952</text:p>
          </table:table-cell>
          <table:table-cell office:value-type="float" office:value="-3.18132329085234">
            <text:p>-3.1813232909</text:p>
          </table:table-cell>
          <table:table-cell office:value-type="float" office:value="-8.88487413312956">
            <text:p>-8.8848741331</text:p>
          </table:table-cell>
          <table:table-cell office:value-type="float" office:value="-8.77287084047115">
            <text:p>-8.7728708405</text:p>
          </table:table-cell>
          <table:table-cell office:value-type="float" office:value="-0.296246446856098">
            <text:p>-0.2962464469</text:p>
          </table:table-cell>
          <table:table-cell office:value-type="float" office:value="-2.47787542809021">
            <text:p>-2.4778754281</text:p>
          </table:table-cell>
          <table:table-cell office:value-type="float" office:value="-9.26034598497394">
            <text:p>-9.260345985</text:p>
          </table:table-cell>
          <table:table-cell office:value-type="float" office:value="-8.71720230636192">
            <text:p>-8.7172023064</text:p>
          </table:table-cell>
          <table:table-cell office:value-type="float" office:value="-8.9958618270485">
            <text:p>-8.995861827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-0.0180802340453319">
            <text:p>-0.018080234</text:p>
          </table:table-cell>
          <table:table-cell office:value-type="float" office:value="-0.0126147385237572">
            <text:p>-0.0126147385</text:p>
          </table:table-cell>
          <table:table-cell office:value-type="float" office:value="0">
            <text:p>0</text:p>
          </table:table-cell>
          <table:table-cell office:value-type="float" office:value="-0.0275690705498634">
            <text:p>-0.027569070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-3.5316240693287586e-00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-15.653559774527">
            <text:p>-15.6535597745</text:p>
          </table:table-cell>
          <table:table-cell office:value-type="float" office:value="-15.322911374376">
            <text:p>-15.3229113744</text:p>
          </table:table-cell>
          <table:table-cell office:value-type="float" office:value="-2.56489711768188">
            <text:p>-2.5648971177</text:p>
          </table:table-cell>
          <table:table-cell office:value-type="float" office:value="-15.5071959014668">
            <text:p>-15.5071959015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6214454140433">
            <text:p>-15.621445414</text:p>
          </table:table-cell>
          <table:table-cell office:value-type="float" office:value="-15.6041547384549">
            <text:p>-15.6041547385</text:p>
          </table:table-cell>
          <table:table-cell office:value-type="float" office:value="-15.653559774527">
            <text:p>-15.6535597745</text:p>
          </table:table-cell>
          <table:table-cell office:value-type="float" office:value="-15.4451817493749">
            <text:p>-15.4451817494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-0.171994026912978">
            <text:p>-0.1719940269</text:p>
          </table:table-cell>
          <table:table-cell office:value-type="float" office:value="-0.105945277341606">
            <text:p>-0.1059452773</text:p>
          </table:table-cell>
          <table:table-cell office:value-type="float" office:value="-0.275068632129712">
            <text:p>-0.2750686321</text:p>
          </table:table-cell>
          <table:table-cell office:value-type="float" office:value="-0.164176688766402">
            <text:p>-0.1641766888</text:p>
          </table:table-cell>
          <table:table-cell office:value-type="float" office:value="-0.173982758133303">
            <text:p>-0.1739827581</text:p>
          </table:table-cell>
          <table:table-cell office:value-type="float" office:value="-0.118270971867694">
            <text:p>-0.1182709719</text:p>
          </table:table-cell>
          <table:table-cell office:value-type="float" office:value="0">
            <text:p>0</text:p>
          </table:table-cell>
          <table:table-cell office:value-type="float" office:value="-0.143658577293424">
            <text:p>-0.1436585773</text:p>
          </table:table-cell>
          <table:table-cell office:value-type="float" office:value="-0.140980659159693">
            <text:p>-0.1409806592</text:p>
          </table:table-cell>
          <table:table-cell office:value-type="float" office:value="-0.149720334402214">
            <text:p>-0.1497203344</text:p>
          </table:table-cell>
        </table:table-row>
        <table:table-row table:style-name="ro2">
          <table:table-cell office:value-type="string">
            <text:p>Weierstrass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2.5715399108087678e-017</text:p>
          </table:table-cell>
          <table:table-cell office:value-type="float" office:value="0">
            <text:p>0</text:p>
          </table:table-cell>
          <table:table-cell office:value-type="string">
            <text:p>-6.9110135102985659e-017</text:p>
          </table:table-cell>
          <table:table-cell office:value-type="float" office:value="0">
            <text:p>0</text:p>
          </table:table-cell>
          <table:table-cell office:value-type="string">
            <text:p>-8.3575047101284971e-017</text:p>
          </table:table-cell>
          <table:table-cell office:value-type="float" office:value="0">
            <text:p>0</text:p>
          </table:table-cell>
          <table:table-cell office:value-type="float" office:value="-0.955936007402743">
            <text:p>-0.9559360074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0.99169343891708">
            <text:p>-0.9916934389</text:p>
          </table:table-cell>
          <table:table-cell office:value-type="float" office:value="-0.0496461113627805">
            <text:p>-0.0496461114</text:p>
          </table:table-cell>
          <table:table-cell office:value-type="float" office:value="-0.0496752964733699">
            <text:p>-0.0496752965</text:p>
          </table:table-cell>
          <table:table-cell office:value-type="float" office:value="-0.819106345578664">
            <text:p>-0.8191063456</text:p>
          </table:table-cell>
          <table:table-cell office:value-type="float" office:value="0">
            <text:p>0</text:p>
          </table:table-cell>
          <table:table-cell office:value-type="float" office:value="-13.5947876777457">
            <text:p>-13.5947876777</text:p>
          </table:table-cell>
          <table:table-cell office:value-type="float" office:value="0">
            <text:p>0</text:p>
          </table:table-cell>
          <table:table-cell office:value-type="float" office:value="-0.722581414380299">
            <text:p>-0.7225814144</text:p>
          </table:table-cell>
          <table:table-cell office:value-type="float" office:value="0">
            <text:p>0</text:p>
          </table:table-cell>
          <table:table-cell office:value-type="float" office:value="-0.398726221796387">
            <text:p>-0.3987262218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9.66083409246764">
            <text:p>-9.6608340925</text:p>
          </table:table-cell>
          <table:table-cell office:value-type="float" office:value="-7.24375060085114">
            <text:p>-7.2437506009</text:p>
          </table:table-cell>
          <table:table-cell office:value-type="float" office:value="-2.609040374677">
            <text:p>-2.6090403747</text:p>
          </table:table-cell>
          <table:table-cell office:value-type="float" office:value="-9.30517726123805">
            <text:p>-9.3051772612</text:p>
          </table:table-cell>
          <table:table-cell office:value-type="float" office:value="-8.84023364167604">
            <text:p>-8.8402336417</text:p>
          </table:table-cell>
          <table:table-cell office:value-type="float" office:value="-3.18184268936382">
            <text:p>-3.1818426894</text:p>
          </table:table-cell>
          <table:table-cell office:value-type="float" office:value="-8.94309517919491">
            <text:p>-8.9430951792</text:p>
          </table:table-cell>
          <table:table-cell office:value-type="float" office:value="-9.17995622189247">
            <text:p>-9.1799562219</text:p>
          </table:table-cell>
          <table:table-cell office:value-type="float" office:value="-8.81934001320306">
            <text:p>-8.8193400132</text:p>
          </table:table-cell>
          <table:table-cell office:value-type="float" office:value="-9.26074118637026">
            <text:p>-9.2607411864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4.17790377137889">
            <text:p>-4.1779037714</text:p>
          </table:table-cell>
          <table:table-cell office:value-type="float" office:value="-2.032436010138">
            <text:p>-2.0324360101</text:p>
          </table:table-cell>
          <table:table-cell office:value-type="float" office:value="-0.925196349807205">
            <text:p>-0.9251963498</text:p>
          </table:table-cell>
          <table:table-cell office:value-type="float" office:value="-15.2984986199949">
            <text:p>-15.29849862</text:p>
          </table:table-cell>
          <table:table-cell office:value-type="float" office:value="-15.653559774527">
            <text:p>-15.6535597745</text:p>
          </table:table-cell>
          <table:table-cell office:value-type="float" office:value="-0.00690393015343079">
            <text:p>-0.0069039302</text:p>
          </table:table-cell>
          <table:table-cell office:value-type="float" office:value="-6.64016468456518">
            <text:p>-6.6401646846</text:p>
          </table:table-cell>
          <table:table-cell office:value-type="float" office:value="-5.07687868229047">
            <text:p>-5.0768786823</text:p>
          </table:table-cell>
          <table:table-cell office:value-type="float" office:value="-15.653559774527">
            <text:p>-15.6535597745</text:p>
          </table:table-cell>
          <table:table-cell office:value-type="float" office:value="-12.7495799555051">
            <text:p>-12.7495799555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0.766998325420034">
            <text:p>-0.7669983254</text:p>
          </table:table-cell>
          <table:table-cell office:value-type="float" office:value="-0.336552847003609">
            <text:p>-0.336552847</text:p>
          </table:table-cell>
          <table:table-cell office:value-type="float" office:value="-0.376056844313346">
            <text:p>-0.3760568443</text:p>
          </table:table-cell>
          <table:table-cell office:value-type="float" office:value="-12.9200394042059">
            <text:p>-12.9200394042</text:p>
          </table:table-cell>
          <table:table-cell office:value-type="float" office:value="-10.1756411278455">
            <text:p>-10.1756411278</text:p>
          </table:table-cell>
          <table:table-cell table:number-columns-repeated="2" office:value-type="float" office:value="0">
            <text:p>0</text:p>
          </table:table-cell>
          <table:table-cell office:value-type="float" office:value="-3.92756547247872">
            <text:p>-3.9275654725</text:p>
          </table:table-cell>
          <table:table-cell office:value-type="float" office:value="-10.2818259374372">
            <text:p>-10.2818259374</text:p>
          </table:table-cell>
          <table:table-cell office:value-type="float" office:value="-6.29208749049493">
            <text:p>-6.2920874905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0.518268099517787">
            <text:p>-0.5182680995</text:p>
          </table:table-cell>
          <table:table-cell office:value-type="float" office:value="-15.4578196354957">
            <text:p>-15.4578196355</text:p>
          </table:table-cell>
          <table:table-cell office:value-type="float" office:value="-2.40769823971252">
            <text:p>-2.4076982397</text:p>
          </table:table-cell>
          <table:table-cell office:value-type="float" office:value="-10.8322118816379">
            <text:p>-10.8322118816</text:p>
          </table:table-cell>
          <table:table-cell office:value-type="float" office:value="-15.4738485033107">
            <text:p>-15.4738485033</text:p>
          </table:table-cell>
          <table:table-cell office:value-type="float" office:value="-0.512541894997398">
            <text:p>-0.512541895</text:p>
          </table:table-cell>
          <table:table-cell office:value-type="float" office:value="0">
            <text:p>0</text:p>
          </table:table-cell>
          <table:table-cell office:value-type="float" office:value="-15.5299815669691">
            <text:p>-15.529981567</text:p>
          </table:table-cell>
          <table:table-cell office:value-type="float" office:value="0">
            <text:p>0</text:p>
          </table:table-cell>
          <table:table-cell office:value-type="float" office:value="-15.489216150559">
            <text:p>-15.4892161506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-0.012328535284064">
            <text:p>-0.012328535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82864105096602">
            <text:p>-0.0182864105</text:p>
          </table:table-cell>
          <table:table-cell office:value-type="float" office:value="0">
            <text:p>0</text:p>
          </table:table-cell>
          <table:table-cell office:value-type="float" office:value="-2.63073175446551">
            <text:p>-2.63073175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Griewank6</text:p>
          </table:table-cell>
          <table:table-cell table:number-columns-repeated="4" office:value-type="float" office:value="0">
            <text:p>0</text:p>
          </table:table-cell>
          <table:table-cell office:value-type="float" office:value="-7.77721493117219">
            <text:p>-7.777214931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97258619760544">
            <text:p>-0.5972586198</text:p>
          </table:table-cell>
          <table:table-cell office:value-type="float" office:value="-7.7727245389785">
            <text:p>-7.772724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-0.000365828755652016">
            <text:p>-0.0003658288</text:p>
          </table:table-cell>
          <table:table-cell office:value-type="float" office:value="-8.86599044006397">
            <text:p>-8.8659904401</text:p>
          </table:table-cell>
          <table:table-cell office:value-type="float" office:value="-2.61370348167782">
            <text:p>-2.6137034817</text:p>
          </table:table-cell>
          <table:table-cell office:value-type="float" office:value="-0.00102432077802125">
            <text:p>-0.0010243208</text:p>
          </table:table-cell>
          <table:table-cell office:value-type="float" office:value="-8.46497622404099">
            <text:p>-8.464976224</text:p>
          </table:table-cell>
          <table:table-cell table:number-columns-repeated="2" office:value-type="float" office:value="0">
            <text:p>0</text:p>
          </table:table-cell>
          <table:table-cell office:value-type="float" office:value="-9.11119308703409">
            <text:p>-9.111193087</text:p>
          </table:table-cell>
          <table:table-cell office:value-type="float" office:value="-8.45349028579103">
            <text:p>-8.4534902858</text:p>
          </table:table-cell>
          <table:table-cell office:value-type="float" office:value="-8.95155752208128">
            <text:p>-8.9515575221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-15.5881708118995">
            <text:p>-15.5881708119</text:p>
          </table:table-cell>
          <table:table-cell office:value-type="float" office:value="-15.653559774527">
            <text:p>-15.6535597745</text:p>
          </table:table-cell>
          <table:table-cell office:value-type="float" office:value="-0.653478471039723">
            <text:p>-0.653478471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6162356958049">
            <text:p>-15.6162356958</text:p>
          </table:table-cell>
          <table:table-cell office:value-type="float" office:value="-15.5738132233949">
            <text:p>-15.573813223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0">
            <text:p>0</text:p>
          </table:table-cell>
          <table:table-cell office:value-type="float" office:value="-0.0240517302775645">
            <text:p>-0.0240517303</text:p>
          </table:table-cell>
          <table:table-cell office:value-type="float" office:value="-0.00901319041619436">
            <text:p>-0.0090131904</text:p>
          </table:table-cell>
          <table:table-cell office:value-type="float" office:value="-0.0115379892604308">
            <text:p>-0.0115379893</text:p>
          </table:table-cell>
          <table:table-cell office:value-type="float" office:value="-0.016962141534286">
            <text:p>-0.0169621415</text:p>
          </table:table-cell>
          <table:table-cell office:value-type="float" office:value="-0.0228270644546462">
            <text:p>-0.0228270645</text:p>
          </table:table-cell>
          <table:table-cell office:value-type="float" office:value="0">
            <text:p>0</text:p>
          </table:table-cell>
          <table:table-cell office:value-type="float" office:value="-0.0282634490998299">
            <text:p>-0.0282634491</text:p>
          </table:table-cell>
          <table:table-cell office:value-type="float" office:value="-0.0108000653281844">
            <text:p>-0.0108000653</text:p>
          </table:table-cell>
          <table:table-cell office:value-type="float" office:value="-0.0427293541077247">
            <text:p>-0.0427293541</text:p>
          </table:table-cell>
        </table:table-row>
        <table:table-row table:style-name="ro2">
          <table:table-cell office:value-type="string">
            <text:p>Weierstrass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Trig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52700732085489">
            <text:p>-0.0152700732</text:p>
          </table:table-cell>
          <table:table-cell office:value-type="float" office:value="-0.518011539875681">
            <text:p>-0.5180115399</text:p>
          </table:table-cell>
          <table:table-cell office:value-type="float" office:value="-0.0180013020914514">
            <text:p>-0.0180013021</text:p>
          </table:table-cell>
          <table:table-cell office:value-type="float" office:value="-10.1040520087241">
            <text:p>-10.1040520087</text:p>
          </table:table-cell>
          <table:table-cell table:number-columns-repeated="3" office:value-type="float" office:value="0">
            <text:p>0</text:p>
          </table:table-cell>
          <table:table-cell office:value-type="float" office:value="-0.0360026032666688">
            <text:p>-0.0360026033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0">
            <text:p>0</text:p>
          </table:table-cell>
          <table:table-cell office:value-type="float" office:value="-3.00084836628335">
            <text:p>-3.0008483663</text:p>
          </table:table-cell>
          <table:table-cell office:value-type="float" office:value="-0.832185930315571">
            <text:p>-0.8321859303</text:p>
          </table:table-cell>
          <table:table-cell office:value-type="float" office:value="-4.17062288078515">
            <text:p>-4.1706228808</text:p>
          </table:table-cell>
          <table:table-cell office:value-type="float" office:value="-8.41663120906417">
            <text:p>-8.4166312091</text:p>
          </table:table-cell>
          <table:table-cell table:number-columns-repeated="2" office:value-type="float" office:value="0">
            <text:p>0</text:p>
          </table:table-cell>
          <table:table-cell office:value-type="float" office:value="-2.63947856268367">
            <text:p>-2.6394785627</text:p>
          </table:table-cell>
          <table:table-cell office:value-type="float" office:value="-8.43497869115455">
            <text:p>-8.4349786912</text:p>
          </table:table-cell>
          <table:table-cell office:value-type="float" office:value="-9.80275613080081">
            <text:p>-9.8027561308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0.985519447083483">
            <text:p>-0.9855194471</text:p>
          </table:table-cell>
          <table:table-cell office:value-type="float" office:value="0">
            <text:p>0</text:p>
          </table:table-cell>
          <table:table-cell office:value-type="float" office:value="-0.0164939602059681">
            <text:p>-0.0164939602</text:p>
          </table:table-cell>
          <table:table-cell office:value-type="float" office:value="-0.176692025210208">
            <text:p>-0.1766920252</text:p>
          </table:table-cell>
          <table:table-cell office:value-type="float" office:value="-0.170268303795207">
            <text:p>-0.1702683038</text:p>
          </table:table-cell>
          <table:table-cell office:value-type="float" office:value="-0.529109522099542">
            <text:p>-0.5291095221</text:p>
          </table:table-cell>
          <table:table-cell office:value-type="float" office:value="-0.0107312922318475">
            <text:p>-0.0107312922</text:p>
          </table:table-cell>
          <table:table-cell office:value-type="float" office:value="-0.013317923555355">
            <text:p>-0.0133179236</text:p>
          </table:table-cell>
          <table:table-cell office:value-type="float" office:value="-0.144021017736859">
            <text:p>-0.1440210177</text:p>
          </table:table-cell>
          <table:table-cell office:value-type="float" office:value="-0.115450927574948">
            <text:p>-0.1154509276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0">
            <text:p>0</text:p>
          </table:table-cell>
          <table:table-cell office:value-type="float" office:value="-0.881595484563514">
            <text:p>-0.8815954846</text:p>
          </table:table-cell>
          <table:table-cell office:value-type="float" office:value="-0.567556133546874">
            <text:p>-0.5675561335</text:p>
          </table:table-cell>
          <table:table-cell office:value-type="float" office:value="0">
            <text:p>0</text:p>
          </table:table-cell>
          <table:table-cell office:value-type="float" office:value="-0.620621558685389">
            <text:p>-0.6206215587</text:p>
          </table:table-cell>
          <table:table-cell table:number-columns-repeated="2" office:value-type="float" office:value="0">
            <text:p>0</text:p>
          </table:table-cell>
          <table:table-cell office:value-type="float" office:value="-2.10850755660856">
            <text:p>-2.1085075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">
            <text:p>0</text:p>
          </table:table-cell>
          <table:table-cell office:value-type="float" office:value="-13.9035551097254">
            <text:p>-13.9035551097</text:p>
          </table:table-cell>
          <table:table-cell office:value-type="float" office:value="-2.17480875781907">
            <text:p>-2.1748087578</text:p>
          </table:table-cell>
          <table:table-cell office:value-type="float" office:value="0">
            <text:p>0</text:p>
          </table:table-cell>
          <table:table-cell office:value-type="float" office:value="-15.4547597149295">
            <text:p>-15.4547597149</text:p>
          </table:table-cell>
          <table:table-cell table:number-columns-repeated="2" office:value-type="float" office:value="0">
            <text:p>0</text:p>
          </table:table-cell>
          <table:table-cell office:value-type="float" office:value="-15.4404182254788">
            <text:p>-15.4404182255</text:p>
          </table:table-cell>
          <table:table-cell office:value-type="float" office:value="0">
            <text:p>0</text:p>
          </table:table-cell>
          <table:table-cell office:value-type="float" office:value="-14.9689916890995">
            <text:p>-14.9689916891</text:p>
          </table:table-cell>
        </table:table-row>
        <table:table-row table:style-name="ro2">
          <table:table-cell office:value-type="string">
            <text:p>FletcherPowell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14387191556403">
            <text:p>-0.0414387192</text:p>
          </table:table-cell>
          <table:table-cell office:value-type="float" office:value="0">
            <text:p>0</text:p>
          </table:table-cell>
          <table:table-cell office:value-type="float" office:value="-1.16468310777572">
            <text:p>-1.164683107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0.912003714454257">
            <text:p>-0.9120037145</text:p>
          </table:table-cell>
          <table:table-cell office:value-type="float" office:value="-0.691155979268111">
            <text:p>-0.6911559793</text:p>
          </table:table-cell>
          <table:table-cell office:value-type="float" office:value="-0.0178080849817451">
            <text:p>-0.017808085</text:p>
          </table:table-cell>
          <table:table-cell office:value-type="float" office:value="0">
            <text:p>0</text:p>
          </table:table-cell>
          <table:table-cell office:value-type="float" office:value="-7.61790995533878">
            <text:p>-7.6179099553</text:p>
          </table:table-cell>
          <table:table-cell table:number-columns-repeated="3" office:value-type="float" office:value="0">
            <text:p>0</text:p>
          </table:table-cell>
          <table:table-cell office:value-type="float" office:value="-7.61695833572902">
            <text:p>-7.6169583357</text:p>
          </table:table-cell>
          <table:table-cell office:value-type="float" office:value="-0.44911668732873">
            <text:p>-0.4491166873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">
            <text:p>0</text:p>
          </table:table-cell>
          <table:table-cell office:value-type="float" office:value="-8.42601460609225">
            <text:p>-8.4260146061</text:p>
          </table:table-cell>
          <table:table-cell office:value-type="float" office:value="-2.14212779292024">
            <text:p>-2.1421277929</text:p>
          </table:table-cell>
          <table:table-cell office:value-type="float" office:value="0">
            <text:p>0</text:p>
          </table:table-cell>
          <table:table-cell office:value-type="float" office:value="-8.3091152115339">
            <text:p>-8.3091152115</text:p>
          </table:table-cell>
          <table:table-cell table:number-columns-repeated="2" office:value-type="float" office:value="0">
            <text:p>0</text:p>
          </table:table-cell>
          <table:table-cell office:value-type="float" office:value="-8.40911733193986">
            <text:p>-8.4091173319</text:p>
          </table:table-cell>
          <table:table-cell office:value-type="float" office:value="-8.3148777139373">
            <text:p>-8.3148777139</text:p>
          </table:table-cell>
          <table:table-cell office:value-type="float" office:value="-8.51330664668546">
            <text:p>-8.5133066467</text:p>
          </table:table-cell>
        </table:table-row>
        <table:table-row table:style-name="ro2">
          <table:table-cell office:value-type="string">
            <text:p>SchwefelDoubleSum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-15.6414217731235">
            <text:p>-15.6414217731</text:p>
          </table:table-cell>
          <table:table-cell office:value-type="float" office:value="-15.4957443229939">
            <text:p>-15.495744323</text:p>
          </table:table-cell>
          <table:table-cell office:value-type="float" office:value="-0.302615925524276">
            <text:p>-0.3026159255</text:p>
          </table:table-cell>
          <table:table-cell office:value-type="float" office:value="-15.653559774527">
            <text:p>-15.6535597745</text:p>
          </table:table-cell>
          <table:table-cell office:value-type="float" office:value="-15.4824533640347">
            <text:p>-15.482453364</text:p>
          </table:table-cell>
          <table:table-cell office:value-type="float" office:value="-15.5776027080665">
            <text:p>-15.5776027081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0">
            <text:p>0</text:p>
          </table:table-cell>
          <table:table-cell office:value-type="float" office:value="-0.00494950983606787">
            <text:p>-0.0049495098</text:p>
          </table:table-cell>
          <table:table-cell office:value-type="float" office:value="-0.00422812068321473">
            <text:p>-0.004228120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866983807655481">
            <text:p>-0.0008669838</text:p>
          </table:table-cell>
          <table:table-cell office:value-type="float" office:value="0">
            <text:p>0</text:p>
          </table:table-cell>
          <table:table-cell office:value-type="float" office:value="-0.00233647051733974">
            <text:p>-0.0023364705</text:p>
          </table:table-cell>
          <table:table-cell office:value-type="float" office:value="-0.00710568675191313">
            <text:p>-0.0071056868</text:p>
          </table:table-cell>
          <table:table-cell office:value-type="float" office:value="-0.00548416923994974">
            <text:p>-0.0054841692</text:p>
          </table:table-cell>
        </table:table-row>
        <table:table-row table:style-name="ro2">
          <table:table-cell office:value-type="string">
            <text:p>Weierstrass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Trig10</text:p>
          </table:table-cell>
          <table:table-cell table:number-columns-repeated="3" office:value-type="float" office:value="0">
            <text:p>0</text:p>
          </table:table-cell>
          <table:table-cell office:value-type="float" office:value="-0.0861344131593342">
            <text:p>-0.0861344132</text:p>
          </table:table-cell>
          <table:table-cell office:value-type="float" office:value="0">
            <text:p>0</text:p>
          </table:table-cell>
          <table:table-cell office:value-type="float" office:value="-5.13867283826176">
            <text:p>-5.138672838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0">
            <text:p>0</text:p>
          </table:table-cell>
          <table:table-cell office:value-type="float" office:value="-1.79642690048728">
            <text:p>-1.7964269005</text:p>
          </table:table-cell>
          <table:table-cell office:value-type="float" office:value="-0.905057722167756">
            <text:p>-0.9050577222</text:p>
          </table:table-cell>
          <table:table-cell office:value-type="float" office:value="0">
            <text:p>0</text:p>
          </table:table-cell>
          <table:table-cell office:value-type="float" office:value="-8.28867226924163">
            <text:p>-8.2886722692</text:p>
          </table:table-cell>
          <table:table-cell table:number-columns-repeated="2" office:value-type="float" office:value="0">
            <text:p>0</text:p>
          </table:table-cell>
          <table:table-cell office:value-type="float" office:value="-4.62540075226554">
            <text:p>-4.6254007523</text:p>
          </table:table-cell>
          <table:table-cell office:value-type="float" office:value="-8.36875806433782">
            <text:p>-8.3687580643</text:p>
          </table:table-cell>
          <table:table-cell office:value-type="float" office:value="-7.56987107302128">
            <text:p>-7.569871073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-1.55462174918054">
            <text:p>-1.5546217492</text:p>
          </table:table-cell>
          <table:table-cell table:number-columns-repeated="2" office:value-type="float" office:value="0">
            <text:p>0</text:p>
          </table:table-cell>
          <table:table-cell office:value-type="float" office:value="-0.22971553885753">
            <text:p>-0.2297155389</text:p>
          </table:table-cell>
          <table:table-cell office:value-type="float" office:value="-0.232907978735174">
            <text:p>-0.2329079787</text:p>
          </table:table-cell>
          <table:table-cell office:value-type="float" office:value="-0.503422416029776">
            <text:p>-0.503422416</text:p>
          </table:table-cell>
          <table:table-cell office:value-type="float" office:value="0">
            <text:p>0</text:p>
          </table:table-cell>
          <table:table-cell office:value-type="float" office:value="-0.00189664865543413">
            <text:p>-0.0018966487</text:p>
          </table:table-cell>
          <table:table-cell office:value-type="float" office:value="-0.225649504061077">
            <text:p>-0.2256495041</text:p>
          </table:table-cell>
          <table:table-cell office:value-type="float" office:value="-0.0882914027812513">
            <text:p>-0.0882914028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0">
            <text:p>0</text:p>
          </table:table-cell>
          <table:table-cell office:value-type="float" office:value="-0.291361101465422">
            <text:p>-0.2913611015</text:p>
          </table:table-cell>
          <table:table-cell office:value-type="float" office:value="-0.0638039487781605">
            <text:p>-0.0638039488</text:p>
          </table:table-cell>
          <table:table-cell table:number-columns-repeated="4" office:value-type="float" office:value="0">
            <text:p>0</text:p>
          </table:table-cell>
          <table:table-cell office:value-type="float" office:value="-0.527037359626523">
            <text:p>-0.52703735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-0.381421071833335">
            <text:p>-0.3814210718</text:p>
          </table:table-cell>
          <table:table-cell table:formula="of:=VALUE(TRIM(INDIRECT(ADDRESS(2;3;4))))" office:value-type="float" office:value="-0.381724896315612">
            <text:p>-0.3817248963</text:p>
          </table:table-cell>
          <table:table-cell table:formula="of:=VALUE(TRIM(INDIRECT(ADDRESS(2;4;4))))" office:value-type="float" office:value="-0.237840232364022">
            <text:p>-0.2378402324</text:p>
          </table:table-cell>
          <table:table-cell table:formula="of:=VALUE(TRIM(INDIRECT(ADDRESS(2;5;4))))" office:value-type="float" office:value="-0.721995428144725">
            <text:p>-0.7219954281</text:p>
          </table:table-cell>
          <table:table-cell table:formula="of:=VALUE(TRIM(INDIRECT(ADDRESS(2;6;4))))" office:value-type="float" office:value="-0.272566597433881">
            <text:p>-0.2725665974</text:p>
          </table:table-cell>
          <table:table-cell table:formula="of:=VALUE(TRIM(INDIRECT(ADDRESS(2;7;4))))" office:value-type="float" office:value="-0.883077197108713">
            <text:p>-0.8830771971</text:p>
          </table:table-cell>
          <table:table-cell table:formula="of:=VALUE(TRIM(INDIRECT(ADDRESS(2;8;4))))" office:value-type="float" office:value="0">
            <text:p>0</text:p>
          </table:table-cell>
          <table:table-cell table:formula="of:=VALUE(TRIM(INDIRECT(ADDRESS(2;9;4))))" office:value-type="float" office:value="-0.401148578181478">
            <text:p>-0.4011485782</text:p>
          </table:table-cell>
          <table:table-cell table:formula="of:=VALUE(TRIM(INDIRECT(ADDRESS(2;10;4))))" office:value-type="float" office:value="-0.205314886569116">
            <text:p>-0.2053148866</text:p>
          </table:table-cell>
          <table:table-cell table:formula="of:=VALUE(TRIM(INDIRECT(ADDRESS(2;11;4))))" office:value-type="float" office:value="-0.162643206028842">
            <text:p>-0.162643206</text:p>
          </table:table-cell>
        </table:table-row>
        <table:table-row table:style-name="ro2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0">
            <text:p>0</text:p>
          </table:table-cell>
          <table:table-cell table:formula="of:=VALUE(TRIM(INDIRECT(ADDRESS(3;4;4))))" office:value-type="float" office:value="0">
            <text:p>0</text:p>
          </table:table-cell>
          <table:table-cell table:formula="of:=VALUE(TRIM(INDIRECT(ADDRESS(3;5;4))))" office:value-type="float" office:value="0">
            <text:p>0</text:p>
          </table:table-cell>
          <table:table-cell table:formula="of:=VALUE(TRIM(INDIRECT(ADDRESS(3;6;4))))" office:value-type="float" office:value="0">
            <text:p>0</text:p>
          </table:table-cell>
          <table:table-cell table:formula="of:=VALUE(TRIM(INDIRECT(ADDRESS(3;7;4))))" office:value-type="float" office:value="0">
            <text:p>0</text:p>
          </table:table-cell>
          <table:table-cell table:formula="of:=VALUE(TRIM(INDIRECT(ADDRESS(3;8;4))))" office:value-type="float" office:value="0">
            <text:p>0</text:p>
          </table:table-cell>
          <table:table-cell table:formula="of:=VALUE(TRIM(INDIRECT(ADDRESS(3;9;4))))" office:value-type="float" office:value="0">
            <text:p>0</text:p>
          </table:table-cell>
          <table:table-cell table:formula="of:=VALUE(TRIM(INDIRECT(ADDRESS(3;10;4))))" office:value-type="float" office:value="0">
            <text:p>0</text:p>
          </table:table-cell>
          <table:table-cell table:formula="of:=VALUE(TRIM(INDIRECT(ADDRESS(3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;2;4))))" office:value-type="float" office:value="-8.97053711147062">
            <text:p>-8.9705371115</text:p>
          </table:table-cell>
          <table:table-cell table:formula="of:=VALUE(TRIM(INDIRECT(ADDRESS(4;3;4))))" office:value-type="float" office:value="-6.21586389299351">
            <text:p>-6.215863893</text:p>
          </table:table-cell>
          <table:table-cell table:formula="of:=VALUE(TRIM(INDIRECT(ADDRESS(4;4;4))))" office:value-type="float" office:value="-2.61816358056663">
            <text:p>-2.6181635806</text:p>
          </table:table-cell>
          <table:table-cell table:formula="of:=VALUE(TRIM(INDIRECT(ADDRESS(4;5;4))))" office:value-type="float" office:value="-1.7188717338071">
            <text:p>-1.7188717338</text:p>
          </table:table-cell>
          <table:table-cell table:formula="of:=VALUE(TRIM(INDIRECT(ADDRESS(4;6;4))))" office:value-type="float" office:value="-8.87769482915162">
            <text:p>-8.8776948292</text:p>
          </table:table-cell>
          <table:table-cell table:formula="of:=VALUE(TRIM(INDIRECT(ADDRESS(4;7;4))))" office:value-type="float" office:value="-0.895233554841327">
            <text:p>-0.8952335548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-5.69212286766787">
            <text:p>-5.6921228677</text:p>
          </table:table-cell>
          <table:table-cell table:formula="of:=VALUE(TRIM(INDIRECT(ADDRESS(4;10;4))))" office:value-type="float" office:value="-8.88380760771284">
            <text:p>-8.8838076077</text:p>
          </table:table-cell>
          <table:table-cell table:formula="of:=VALUE(TRIM(INDIRECT(ADDRESS(4;11;4))))" office:value-type="float" office:value="-12.8222588149496">
            <text:p>-12.8222588149</text:p>
          </table:table-cell>
        </table:table-row>
        <table:table-row table:style-name="ro2">
          <table:table-cell/>
          <table:table-cell table:formula="of:=VALUE(TRIM(INDIRECT(ADDRESS(5;2;4))))" office:value-type="float" office:value="-2.22023000278172">
            <text:p>-2.2202300028</text:p>
          </table:table-cell>
          <table:table-cell table:formula="of:=VALUE(TRIM(INDIRECT(ADDRESS(5;3;4))))" office:value-type="float" office:value="-2.28340496251124">
            <text:p>-2.2834049625</text:p>
          </table:table-cell>
          <table:table-cell table:formula="of:=VALUE(TRIM(INDIRECT(ADDRESS(5;4;4))))" office:value-type="float" office:value="-0.145430611676009">
            <text:p>-0.1454306117</text:p>
          </table:table-cell>
          <table:table-cell table:formula="of:=VALUE(TRIM(INDIRECT(ADDRESS(5;5;4))))" office:value-type="float" office:value="-0.884761855312319">
            <text:p>-0.8847618553</text:p>
          </table:table-cell>
          <table:table-cell table:formula="of:=VALUE(TRIM(INDIRECT(ADDRESS(5;6;4))))" office:value-type="float" office:value="-2.17041687051327">
            <text:p>-2.1704168705</text:p>
          </table:table-cell>
          <table:table-cell table:formula="of:=VALUE(TRIM(INDIRECT(ADDRESS(5;7;4))))" office:value-type="float" office:value="-6.41208501782982">
            <text:p>-6.4120850178</text:p>
          </table:table-cell>
          <table:table-cell table:formula="of:=VALUE(TRIM(INDIRECT(ADDRESS(5;8;4))))" office:value-type="float" office:value="0">
            <text:p>0</text:p>
          </table:table-cell>
          <table:table-cell table:formula="of:=VALUE(TRIM(INDIRECT(ADDRESS(5;9;4))))" office:value-type="float" office:value="-2.26560834771062">
            <text:p>-2.2656083477</text:p>
          </table:table-cell>
          <table:table-cell table:formula="of:=VALUE(TRIM(INDIRECT(ADDRESS(5;10;4))))" office:value-type="float" office:value="-2.16504679271043">
            <text:p>-2.1650467927</text:p>
          </table:table-cell>
          <table:table-cell table:formula="of:=VALUE(TRIM(INDIRECT(ADDRESS(5;11;4))))" office:value-type="float" office:value="-2.32808186745991">
            <text:p>-2.3280818675</text:p>
          </table:table-cell>
        </table:table-row>
        <table:table-row table:style-name="ro2">
          <table:table-cell/>
          <table:table-cell table:formula="of:=VALUE(TRIM(INDIRECT(ADDRESS(6;2;4))))" office:value-type="float" office:value="-8.94397535863831">
            <text:p>-8.9439753586</text:p>
          </table:table-cell>
          <table:table-cell table:formula="of:=VALUE(TRIM(INDIRECT(ADDRESS(6;3;4))))" office:value-type="float" office:value="-11.0542989384948">
            <text:p>-11.0542989385</text:p>
          </table:table-cell>
          <table:table-cell table:formula="of:=VALUE(TRIM(INDIRECT(ADDRESS(6;4;4))))" office:value-type="float" office:value="-3.40735452794339">
            <text:p>-3.4073545279</text:p>
          </table:table-cell>
          <table:table-cell table:formula="of:=VALUE(TRIM(INDIRECT(ADDRESS(6;5;4))))" office:value-type="float" office:value="-8.72583193273209">
            <text:p>-8.7258319327</text:p>
          </table:table-cell>
          <table:table-cell table:formula="of:=VALUE(TRIM(INDIRECT(ADDRESS(6;6;4))))" office:value-type="float" office:value="-11.4806344926658">
            <text:p>-11.4806344927</text:p>
          </table:table-cell>
          <table:table-cell table:formula="of:=VALUE(TRIM(INDIRECT(ADDRESS(6;7;4))))" office:value-type="float" office:value="0">
            <text:p>0</text:p>
          </table:table-cell>
          <table:table-cell table:formula="of:=VALUE(TRIM(INDIRECT(ADDRESS(6;8;4))))" office:value-type="float" office:value="0">
            <text:p>0</text:p>
          </table:table-cell>
          <table:table-cell table:formula="of:=VALUE(TRIM(INDIRECT(ADDRESS(6;9;4))))" office:value-type="float" office:value="-11.4120926734877">
            <text:p>-11.4120926735</text:p>
          </table:table-cell>
          <table:table-cell table:formula="of:=VALUE(TRIM(INDIRECT(ADDRESS(6;10;4))))" office:value-type="float" office:value="0">
            <text:p>0</text:p>
          </table:table-cell>
          <table:table-cell table:formula="of:=VALUE(TRIM(INDIRECT(ADDRESS(6;11;4))))" office:value-type="float" office:value="-11.5215975869402">
            <text:p>-11.5215975869</text:p>
          </table:table-cell>
        </table:table-row>
        <table:table-row table:style-name="ro2">
          <table:table-cell/>
          <table:table-cell table:formula="of:=VALUE(TRIM(INDIRECT(ADDRESS(7;2;4))))" office:value-type="float" office:value="-2.87065702594757">
            <text:p>-2.8706570259</text:p>
          </table:table-cell>
          <table:table-cell table:formula="of:=VALUE(TRIM(INDIRECT(ADDRESS(7;3;4))))" office:value-type="float" office:value="-5.39996818797707">
            <text:p>-5.399968188</text:p>
          </table:table-cell>
          <table:table-cell table:formula="of:=VALUE(TRIM(INDIRECT(ADDRESS(7;4;4))))" office:value-type="float" office:value="-2.1869908862065">
            <text:p>-2.1869908862</text:p>
          </table:table-cell>
          <table:table-cell table:formula="of:=VALUE(TRIM(INDIRECT(ADDRESS(7;5;4))))" office:value-type="float" office:value="-9.72174600380587">
            <text:p>-9.7217460038</text:p>
          </table:table-cell>
          <table:table-cell table:formula="of:=VALUE(TRIM(INDIRECT(ADDRESS(7;6;4))))" office:value-type="float" office:value="-9.94574642648859">
            <text:p>-9.9457464265</text:p>
          </table:table-cell>
          <table:table-cell table:formula="of:=VALUE(TRIM(INDIRECT(ADDRESS(7;7;4))))" office:value-type="float" office:value="-0.0771904639675327">
            <text:p>-0.077190464</text:p>
          </table:table-cell>
          <table:table-cell table:formula="of:=VALUE(TRIM(INDIRECT(ADDRESS(7;8;4))))" office:value-type="float" office:value="-0.43649691869452">
            <text:p>-0.4364969187</text:p>
          </table:table-cell>
          <table:table-cell table:formula="of:=VALUE(TRIM(INDIRECT(ADDRESS(7;9;4))))" office:value-type="float" office:value="-5.09729216399241">
            <text:p>-5.097292164</text:p>
          </table:table-cell>
          <table:table-cell table:formula="of:=VALUE(TRIM(INDIRECT(ADDRESS(7;10;4))))" office:value-type="float" office:value="-9.62588656721684">
            <text:p>-9.6258865672</text:p>
          </table:table-cell>
          <table:table-cell table:formula="of:=VALUE(TRIM(INDIRECT(ADDRESS(7;11;4))))" office:value-type="float" office:value="-7.58489220551139">
            <text:p>-7.5848922055</text:p>
          </table:table-cell>
        </table:table-row>
        <table:table-row table:style-name="ro2">
          <table:table-cell/>
          <table:table-cell table:formula="of:=VALUE(TRIM(INDIRECT(ADDRESS(8;2;4))))" office:value-type="float" office:value="-15.6061416200594">
            <text:p>-15.6061416201</text:p>
          </table:table-cell>
          <table:table-cell table:formula="of:=VALUE(TRIM(INDIRECT(ADDRESS(8;3;4))))" office:value-type="float" office:value="-15.6218551970054">
            <text:p>-15.621855197</text:p>
          </table:table-cell>
          <table:table-cell table:formula="of:=VALUE(TRIM(INDIRECT(ADDRESS(8;4;4))))" office:value-type="float" office:value="-3.35955786258169">
            <text:p>-3.3595578626</text:p>
          </table:table-cell>
          <table:table-cell table:formula="of:=VALUE(TRIM(INDIRECT(ADDRESS(8;5;4))))" office:value-type="float" office:value="-15.1236137220795">
            <text:p>-15.1236137221</text:p>
          </table:table-cell>
          <table:table-cell table:formula="of:=VALUE(TRIM(INDIRECT(ADDRESS(8;6;4))))" office:value-type="float" office:value="-15.6472720919219">
            <text:p>-15.6472720919</text:p>
          </table:table-cell>
          <table:table-cell table:formula="of:=VALUE(TRIM(INDIRECT(ADDRESS(8;7;4))))" office:value-type="float" office:value="-4.17590149556742">
            <text:p>-4.1759014956</text:p>
          </table:table-cell>
          <table:table-cell table:formula="of:=VALUE(TRIM(INDIRECT(ADDRESS(8;8;4))))" office:value-type="float" office:value="0">
            <text:p>0</text:p>
          </table:table-cell>
          <table:table-cell table:formula="of:=VALUE(TRIM(INDIRECT(ADDRESS(8;9;4))))" office:value-type="float" office:value="-15.5720756666826">
            <text:p>-15.5720756667</text:p>
          </table:table-cell>
          <table:table-cell table:formula="of:=VALUE(TRIM(INDIRECT(ADDRESS(8;10;4))))" office:value-type="float" office:value="-15.6458743472257">
            <text:p>-15.6458743472</text:p>
          </table:table-cell>
          <table:table-cell table:formula="of:=VALUE(TRIM(INDIRECT(ADDRESS(8;11;4))))" office:value-type="float" office:value="-15.6117594221241">
            <text:p>-15.6117594221</text:p>
          </table:table-cell>
        </table:table-row>
        <table:table-row table:style-name="ro2">
          <table:table-cell/>
          <table:table-cell table:formula="of:=VALUE(TRIM(INDIRECT(ADDRESS(9;2;4))))" office:value-type="float" office:value="0">
            <text:p>0</text:p>
          </table:table-cell>
          <table:table-cell table:formula="of:=VALUE(TRIM(INDIRECT(ADDRESS(9;3;4))))" office:value-type="float" office:value="-0.00183503217531152">
            <text:p>-0.0018350322</text:p>
          </table:table-cell>
          <table:table-cell table:formula="of:=VALUE(TRIM(INDIRECT(ADDRESS(9;4;4))))" office:value-type="float" office:value="-0.266647370507362">
            <text:p>-0.2666473705</text:p>
          </table:table-cell>
          <table:table-cell table:formula="of:=VALUE(TRIM(INDIRECT(ADDRESS(9;5;4))))" office:value-type="float" office:value="-1.09997781164955">
            <text:p>-1.0999778116</text:p>
          </table:table-cell>
          <table:table-cell table:formula="of:=VALUE(TRIM(INDIRECT(ADDRESS(9;6;4))))" office:value-type="float" office:value="0">
            <text:p>0</text:p>
          </table:table-cell>
          <table:table-cell table:formula="of:=VALUE(TRIM(INDIRECT(ADDRESS(9;7;4))))" office:value-type="float" office:value="-4.69790296460852">
            <text:p>-4.6979029646</text:p>
          </table:table-cell>
          <table:table-cell table:formula="of:=VALUE(TRIM(INDIRECT(ADDRESS(9;8;4))))" office:value-type="float" office:value="0">
            <text:p>0</text:p>
          </table:table-cell>
          <table:table-cell table:formula="of:=VALUE(TRIM(INDIRECT(ADDRESS(9;9;4))))" office:value-type="float" office:value="-1.0625192774376">
            <text:p>-1.0625192774</text:p>
          </table:table-cell>
          <table:table-cell table:formula="of:=VALUE(TRIM(INDIRECT(ADDRESS(9;10;4))))" office:value-type="float" office:value="0">
            <text:p>0</text:p>
          </table:table-cell>
          <table:table-cell table:formula="of:=VALUE(TRIM(INDIRECT(ADDRESS(9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0;2;4))))" office:value-type="float" office:value="-3.00279981984879">
            <text:p>-3.0027998198</text:p>
          </table:table-cell>
          <table:table-cell table:formula="of:=VALUE(TRIM(INDIRECT(ADDRESS(10;3;4))))" office:value-type="float" office:value="-3.88703130054944">
            <text:p>-3.8870313005</text:p>
          </table:table-cell>
          <table:table-cell table:formula="of:=VALUE(TRIM(INDIRECT(ADDRESS(10;4;4))))" office:value-type="float" office:value="-0.999095193628099">
            <text:p>-0.9990951936</text:p>
          </table:table-cell>
          <table:table-cell table:formula="of:=VALUE(TRIM(INDIRECT(ADDRESS(10;5;4))))" office:value-type="float" office:value="-8.31628496751034">
            <text:p>-8.3162849675</text:p>
          </table:table-cell>
          <table:table-cell table:formula="of:=VALUE(TRIM(INDIRECT(ADDRESS(10;6;4))))" office:value-type="float" office:value="-8.15391984327289">
            <text:p>-8.1539198433</text:p>
          </table:table-cell>
          <table:table-cell table:formula="of:=VALUE(TRIM(INDIRECT(ADDRESS(10;7;4))))" office:value-type="float" office:value="0">
            <text:p>0</text:p>
          </table:table-cell>
          <table:table-cell table:formula="of:=VALUE(TRIM(INDIRECT(ADDRESS(10;8;4))))" office:value-type="float" office:value="-0.908421635420199">
            <text:p>-0.9084216354</text:p>
          </table:table-cell>
          <table:table-cell table:formula="of:=VALUE(TRIM(INDIRECT(ADDRESS(10;9;4))))" office:value-type="float" office:value="-6.07300595656966">
            <text:p>-6.0730059566</text:p>
          </table:table-cell>
          <table:table-cell table:formula="of:=VALUE(TRIM(INDIRECT(ADDRESS(10;10;4))))" office:value-type="float" office:value="-8.15787761466841">
            <text:p>-8.1578776147</text:p>
          </table:table-cell>
          <table:table-cell table:formula="of:=VALUE(TRIM(INDIRECT(ADDRESS(10;11;4))))" office:value-type="float" office:value="-7.25581536982286">
            <text:p>-7.2558153698</text:p>
          </table:table-cell>
        </table:table-row>
        <table:table-row table:style-name="ro2">
          <table:table-cell/>
          <table:table-cell table:formula="of:=VALUE(TRIM(INDIRECT(ADDRESS(11;2;4))))" office:value-type="float" office:value="-9.04637841265736">
            <text:p>-9.0463784127</text:p>
          </table:table-cell>
          <table:table-cell table:formula="of:=VALUE(TRIM(INDIRECT(ADDRESS(11;3;4))))" office:value-type="float" office:value="-8.98258549517223">
            <text:p>-8.9825854952</text:p>
          </table:table-cell>
          <table:table-cell table:formula="of:=VALUE(TRIM(INDIRECT(ADDRESS(11;4;4))))" office:value-type="float" office:value="-3.18132329085234">
            <text:p>-3.1813232909</text:p>
          </table:table-cell>
          <table:table-cell table:formula="of:=VALUE(TRIM(INDIRECT(ADDRESS(11;5;4))))" office:value-type="float" office:value="-8.88487413312956">
            <text:p>-8.8848741331</text:p>
          </table:table-cell>
          <table:table-cell table:formula="of:=VALUE(TRIM(INDIRECT(ADDRESS(11;6;4))))" office:value-type="float" office:value="-8.77287084047115">
            <text:p>-8.7728708405</text:p>
          </table:table-cell>
          <table:table-cell table:formula="of:=VALUE(TRIM(INDIRECT(ADDRESS(11;7;4))))" office:value-type="float" office:value="-0.296246446856098">
            <text:p>-0.2962464469</text:p>
          </table:table-cell>
          <table:table-cell table:formula="of:=VALUE(TRIM(INDIRECT(ADDRESS(11;8;4))))" office:value-type="float" office:value="-2.47787542809021">
            <text:p>-2.4778754281</text:p>
          </table:table-cell>
          <table:table-cell table:formula="of:=VALUE(TRIM(INDIRECT(ADDRESS(11;9;4))))" office:value-type="float" office:value="-9.26034598497394">
            <text:p>-9.260345985</text:p>
          </table:table-cell>
          <table:table-cell table:formula="of:=VALUE(TRIM(INDIRECT(ADDRESS(11;10;4))))" office:value-type="float" office:value="-8.71720230636192">
            <text:p>-8.7172023064</text:p>
          </table:table-cell>
          <table:table-cell table:formula="of:=VALUE(TRIM(INDIRECT(ADDRESS(11;11;4))))" office:value-type="float" office:value="-8.9958618270485">
            <text:p>-8.995861827</text:p>
          </table:table-cell>
        </table:table-row>
        <table:table-row table:style-name="ro2">
          <table:table-cell/>
          <table:table-cell table:formula="of:=VALUE(TRIM(INDIRECT(ADDRESS(12;2;4))))" office:value-type="float" office:value="-0.0180802340453319">
            <text:p>-0.018080234</text:p>
          </table:table-cell>
          <table:table-cell table:formula="of:=VALUE(TRIM(INDIRECT(ADDRESS(12;3;4))))" office:value-type="float" office:value="-0.0126147385237572">
            <text:p>-0.0126147385</text:p>
          </table:table-cell>
          <table:table-cell table:formula="of:=VALUE(TRIM(INDIRECT(ADDRESS(12;4;4))))" office:value-type="float" office:value="0">
            <text:p>0</text:p>
          </table:table-cell>
          <table:table-cell table:formula="of:=VALUE(TRIM(INDIRECT(ADDRESS(12;5;4))))" office:value-type="float" office:value="-0.0275690705498634">
            <text:p>-0.0275690705</text:p>
          </table:table-cell>
          <table:table-cell table:formula="of:=VALUE(TRIM(INDIRECT(ADDRESS(12;6;4))))" office:value-type="float" office:value="0">
            <text:p>0</text:p>
          </table:table-cell>
          <table:table-cell table:formula="of:=VALUE(TRIM(INDIRECT(ADDRESS(12;7;4))))" office:value-type="float" office:value="0">
            <text:p>0</text:p>
          </table:table-cell>
          <table:table-cell table:formula="of:=VALUE(TRIM(INDIRECT(ADDRESS(12;8;4))))" office:value-type="float" office:value="0">
            <text:p>0</text:p>
          </table:table-cell>
          <table:table-cell table:formula="of:=VALUE(TRIM(INDIRECT(ADDRESS(12;9;4))))" office:value-type="float" office:value="0">
            <text:p>0</text:p>
          </table:table-cell>
          <table:table-cell table:formula="of:=VALUE(TRIM(INDIRECT(ADDRESS(12;10;4))))" office:value-type="float" office:value="0">
            <text:p>0</text:p>
          </table:table-cell>
          <table:table-cell table:formula="of:=VALUE(TRIM(INDIRECT(ADDRESS(12;11;4))))" office:value-type="float" office:value="-0.0000353162406932876">
            <text:p>-3.53162406932876E-005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5.322911374376">
            <text:p>-15.3229113744</text:p>
          </table:table-cell>
          <table:table-cell table:formula="of:=VALUE(TRIM(INDIRECT(ADDRESS(13;4;4))))" office:value-type="float" office:value="-2.56489711768188">
            <text:p>-2.5648971177</text:p>
          </table:table-cell>
          <table:table-cell table:formula="of:=VALUE(TRIM(INDIRECT(ADDRESS(13;5;4))))" office:value-type="float" office:value="-15.5071959014668">
            <text:p>-15.5071959015</text:p>
          </table:table-cell>
          <table:table-cell table:formula="of:=VALUE(TRIM(INDIRECT(ADDRESS(13;6;4))))" office:value-type="float" office:value="-15.653559774527">
            <text:p>-15.6535597745</text:p>
          </table:table-cell>
          <table:table-cell table:formula="of:=VALUE(TRIM(INDIRECT(ADDRESS(13;7;4))))" office:value-type="float" office:value="-15.653559774527">
            <text:p>-15.6535597745</text:p>
          </table:table-cell>
          <table:table-cell table:formula="of:=VALUE(TRIM(INDIRECT(ADDRESS(13;8;4))))" office:value-type="float" office:value="-15.6214454140433">
            <text:p>-15.621445414</text:p>
          </table:table-cell>
          <table:table-cell table:formula="of:=VALUE(TRIM(INDIRECT(ADDRESS(13;9;4))))" office:value-type="float" office:value="-15.6041547384549">
            <text:p>-15.6041547385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4451817493749">
            <text:p>-15.4451817494</text:p>
          </table:table-cell>
        </table:table-row>
        <table:table-row table:style-name="ro2">
          <table:table-cell/>
          <table:table-cell table:formula="of:=VALUE(TRIM(INDIRECT(ADDRESS(14;2;4))))" office:value-type="float" office:value="-0.171994026912978">
            <text:p>-0.1719940269</text:p>
          </table:table-cell>
          <table:table-cell table:formula="of:=VALUE(TRIM(INDIRECT(ADDRESS(14;3;4))))" office:value-type="float" office:value="-0.105945277341606">
            <text:p>-0.1059452773</text:p>
          </table:table-cell>
          <table:table-cell table:formula="of:=VALUE(TRIM(INDIRECT(ADDRESS(14;4;4))))" office:value-type="float" office:value="-0.275068632129712">
            <text:p>-0.2750686321</text:p>
          </table:table-cell>
          <table:table-cell table:formula="of:=VALUE(TRIM(INDIRECT(ADDRESS(14;5;4))))" office:value-type="float" office:value="-0.164176688766402">
            <text:p>-0.1641766888</text:p>
          </table:table-cell>
          <table:table-cell table:formula="of:=VALUE(TRIM(INDIRECT(ADDRESS(14;6;4))))" office:value-type="float" office:value="-0.173982758133303">
            <text:p>-0.1739827581</text:p>
          </table:table-cell>
          <table:table-cell table:formula="of:=VALUE(TRIM(INDIRECT(ADDRESS(14;7;4))))" office:value-type="float" office:value="-0.118270971867694">
            <text:p>-0.1182709719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0.143658577293424">
            <text:p>-0.1436585773</text:p>
          </table:table-cell>
          <table:table-cell table:formula="of:=VALUE(TRIM(INDIRECT(ADDRESS(14;10;4))))" office:value-type="float" office:value="-0.140980659159693">
            <text:p>-0.1409806592</text:p>
          </table:table-cell>
          <table:table-cell table:formula="of:=VALUE(TRIM(INDIRECT(ADDRESS(14;11;4))))" office:value-type="float" office:value="-0.149720334402214">
            <text:p>-0.1497203344</text:p>
          </table:table-cell>
        </table:table-row>
        <table:table-row table:style-name="ro2">
          <table:table-cell/>
          <table:table-cell table:formula="of:=VALUE(TRIM(INDIRECT(ADDRESS(15;2;4))))" office:value-type="float" office:value="0">
            <text:p>0</text:p>
          </table:table-cell>
          <table:table-cell table:formula="of:=VALUE(TRIM(INDIRECT(ADDRESS(15;3;4))))" office:value-type="float" office:value="0">
            <text:p>0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-2.57153991080877E-017">
            <text:p>-2.57153991080877E-017</text:p>
          </table:table-cell>
          <table:table-cell table:formula="of:=VALUE(TRIM(INDIRECT(ADDRESS(15;6;4))))" office:value-type="float" office:value="0">
            <text:p>0</text:p>
          </table:table-cell>
          <table:table-cell table:formula="of:=VALUE(TRIM(INDIRECT(ADDRESS(15;7;4))))" office:value-type="float" office:value="-6.91101351029857E-017">
            <text:p>-6.91101351029857E-017</text:p>
          </table:table-cell>
          <table:table-cell table:formula="of:=VALUE(TRIM(INDIRECT(ADDRESS(15;8;4))))" office:value-type="float" office:value="0">
            <text:p>0</text:p>
          </table:table-cell>
          <table:table-cell table:formula="of:=VALUE(TRIM(INDIRECT(ADDRESS(15;9;4))))" office:value-type="float" office:value="-8.3575047101285E-017">
            <text:p>-8.3575047101285E-017</text:p>
          </table:table-cell>
          <table:table-cell table:formula="of:=VALUE(TRIM(INDIRECT(ADDRESS(15;10;4))))" office:value-type="float" office:value="0">
            <text:p>0</text:p>
          </table:table-cell>
          <table:table-cell table:formula="of:=VALUE(TRIM(INDIRECT(ADDRESS(15;11;4))))" office:value-type="float" office:value="-0.955936007402743">
            <text:p>-0.9559360074</text:p>
          </table:table-cell>
        </table:table-row>
        <table:table-row table:style-name="ro2">
          <table:table-cell/>
          <table:table-cell table:formula="of:=VALUE(TRIM(INDIRECT(ADDRESS(16;2;4))))" office:value-type="float" office:value="-0.99169343891708">
            <text:p>-0.9916934389</text:p>
          </table:table-cell>
          <table:table-cell table:formula="of:=VALUE(TRIM(INDIRECT(ADDRESS(16;3;4))))" office:value-type="float" office:value="-0.0496461113627805">
            <text:p>-0.0496461114</text:p>
          </table:table-cell>
          <table:table-cell table:formula="of:=VALUE(TRIM(INDIRECT(ADDRESS(16;4;4))))" office:value-type="float" office:value="-0.0496752964733699">
            <text:p>-0.0496752965</text:p>
          </table:table-cell>
          <table:table-cell table:formula="of:=VALUE(TRIM(INDIRECT(ADDRESS(16;5;4))))" office:value-type="float" office:value="-0.819106345578664">
            <text:p>-0.8191063456</text:p>
          </table:table-cell>
          <table:table-cell table:formula="of:=VALUE(TRIM(INDIRECT(ADDRESS(16;6;4))))" office:value-type="float" office:value="0">
            <text:p>0</text:p>
          </table:table-cell>
          <table:table-cell table:formula="of:=VALUE(TRIM(INDIRECT(ADDRESS(16;7;4))))" office:value-type="float" office:value="-13.5947876777457">
            <text:p>-13.5947876777</text:p>
          </table:table-cell>
          <table:table-cell table:formula="of:=VALUE(TRIM(INDIRECT(ADDRESS(16;8;4))))" office:value-type="float" office:value="0">
            <text:p>0</text:p>
          </table:table-cell>
          <table:table-cell table:formula="of:=VALUE(TRIM(INDIRECT(ADDRESS(16;9;4))))" office:value-type="float" office:value="-0.722581414380299">
            <text:p>-0.7225814144</text:p>
          </table:table-cell>
          <table:table-cell table:formula="of:=VALUE(TRIM(INDIRECT(ADDRESS(16;10;4))))" office:value-type="float" office:value="0">
            <text:p>0</text:p>
          </table:table-cell>
          <table:table-cell table:formula="of:=VALUE(TRIM(INDIRECT(ADDRESS(16;11;4))))" office:value-type="float" office:value="-0.398726221796387">
            <text:p>-0.3987262218</text:p>
          </table:table-cell>
        </table:table-row>
        <table:table-row table:style-name="ro2">
          <table:table-cell/>
          <table:table-cell table:formula="of:=VALUE(TRIM(INDIRECT(ADDRESS(17;2;4))))" office:value-type="float" office:value="-9.66083409246764">
            <text:p>-9.6608340925</text:p>
          </table:table-cell>
          <table:table-cell table:formula="of:=VALUE(TRIM(INDIRECT(ADDRESS(17;3;4))))" office:value-type="float" office:value="-7.24375060085114">
            <text:p>-7.2437506009</text:p>
          </table:table-cell>
          <table:table-cell table:formula="of:=VALUE(TRIM(INDIRECT(ADDRESS(17;4;4))))" office:value-type="float" office:value="-2.609040374677">
            <text:p>-2.6090403747</text:p>
          </table:table-cell>
          <table:table-cell table:formula="of:=VALUE(TRIM(INDIRECT(ADDRESS(17;5;4))))" office:value-type="float" office:value="-9.30517726123805">
            <text:p>-9.3051772612</text:p>
          </table:table-cell>
          <table:table-cell table:formula="of:=VALUE(TRIM(INDIRECT(ADDRESS(17;6;4))))" office:value-type="float" office:value="-8.84023364167604">
            <text:p>-8.8402336417</text:p>
          </table:table-cell>
          <table:table-cell table:formula="of:=VALUE(TRIM(INDIRECT(ADDRESS(17;7;4))))" office:value-type="float" office:value="-3.18184268936382">
            <text:p>-3.1818426894</text:p>
          </table:table-cell>
          <table:table-cell table:formula="of:=VALUE(TRIM(INDIRECT(ADDRESS(17;8;4))))" office:value-type="float" office:value="-8.94309517919491">
            <text:p>-8.9430951792</text:p>
          </table:table-cell>
          <table:table-cell table:formula="of:=VALUE(TRIM(INDIRECT(ADDRESS(17;9;4))))" office:value-type="float" office:value="-9.17995622189247">
            <text:p>-9.1799562219</text:p>
          </table:table-cell>
          <table:table-cell table:formula="of:=VALUE(TRIM(INDIRECT(ADDRESS(17;10;4))))" office:value-type="float" office:value="-8.81934001320306">
            <text:p>-8.8193400132</text:p>
          </table:table-cell>
          <table:table-cell table:formula="of:=VALUE(TRIM(INDIRECT(ADDRESS(17;11;4))))" office:value-type="float" office:value="-9.26074118637026">
            <text:p>-9.2607411864</text:p>
          </table:table-cell>
        </table:table-row>
        <table:table-row table:style-name="ro2">
          <table:table-cell/>
          <table:table-cell table:formula="of:=VALUE(TRIM(INDIRECT(ADDRESS(18;2;4))))" office:value-type="float" office:value="-4.17790377137889">
            <text:p>-4.1779037714</text:p>
          </table:table-cell>
          <table:table-cell table:formula="of:=VALUE(TRIM(INDIRECT(ADDRESS(18;3;4))))" office:value-type="float" office:value="-2.032436010138">
            <text:p>-2.0324360101</text:p>
          </table:table-cell>
          <table:table-cell table:formula="of:=VALUE(TRIM(INDIRECT(ADDRESS(18;4;4))))" office:value-type="float" office:value="-0.925196349807205">
            <text:p>-0.9251963498</text:p>
          </table:table-cell>
          <table:table-cell table:formula="of:=VALUE(TRIM(INDIRECT(ADDRESS(18;5;4))))" office:value-type="float" office:value="-15.2984986199949">
            <text:p>-15.29849862</text:p>
          </table:table-cell>
          <table:table-cell table:formula="of:=VALUE(TRIM(INDIRECT(ADDRESS(18;6;4))))" office:value-type="float" office:value="-15.653559774527">
            <text:p>-15.6535597745</text:p>
          </table:table-cell>
          <table:table-cell table:formula="of:=VALUE(TRIM(INDIRECT(ADDRESS(18;7;4))))" office:value-type="float" office:value="-0.00690393015343079">
            <text:p>-0.0069039302</text:p>
          </table:table-cell>
          <table:table-cell table:formula="of:=VALUE(TRIM(INDIRECT(ADDRESS(18;8;4))))" office:value-type="float" office:value="-6.64016468456518">
            <text:p>-6.6401646846</text:p>
          </table:table-cell>
          <table:table-cell table:formula="of:=VALUE(TRIM(INDIRECT(ADDRESS(18;9;4))))" office:value-type="float" office:value="-5.07687868229047">
            <text:p>-5.0768786823</text:p>
          </table:table-cell>
          <table:table-cell table:formula="of:=VALUE(TRIM(INDIRECT(ADDRESS(18;10;4))))" office:value-type="float" office:value="-15.653559774527">
            <text:p>-15.6535597745</text:p>
          </table:table-cell>
          <table:table-cell table:formula="of:=VALUE(TRIM(INDIRECT(ADDRESS(18;11;4))))" office:value-type="float" office:value="-12.7495799555051">
            <text:p>-12.7495799555</text:p>
          </table:table-cell>
        </table:table-row>
        <table:table-row table:style-name="ro2">
          <table:table-cell/>
          <table:table-cell table:formula="of:=VALUE(TRIM(INDIRECT(ADDRESS(19;2;4))))" office:value-type="float" office:value="-0.766998325420034">
            <text:p>-0.7669983254</text:p>
          </table:table-cell>
          <table:table-cell table:formula="of:=VALUE(TRIM(INDIRECT(ADDRESS(19;3;4))))" office:value-type="float" office:value="-0.336552847003609">
            <text:p>-0.336552847</text:p>
          </table:table-cell>
          <table:table-cell table:formula="of:=VALUE(TRIM(INDIRECT(ADDRESS(19;4;4))))" office:value-type="float" office:value="-0.376056844313346">
            <text:p>-0.3760568443</text:p>
          </table:table-cell>
          <table:table-cell table:formula="of:=VALUE(TRIM(INDIRECT(ADDRESS(19;5;4))))" office:value-type="float" office:value="-12.9200394042059">
            <text:p>-12.9200394042</text:p>
          </table:table-cell>
          <table:table-cell table:formula="of:=VALUE(TRIM(INDIRECT(ADDRESS(19;6;4))))" office:value-type="float" office:value="-10.1756411278455">
            <text:p>-10.1756411278</text:p>
          </table:table-cell>
          <table:table-cell table:formula="of:=VALUE(TRIM(INDIRECT(ADDRESS(19;7;4))))" office:value-type="float" office:value="0">
            <text:p>0</text:p>
          </table:table-cell>
          <table:table-cell table:formula="of:=VALUE(TRIM(INDIRECT(ADDRESS(19;8;4))))" office:value-type="float" office:value="0">
            <text:p>0</text:p>
          </table:table-cell>
          <table:table-cell table:formula="of:=VALUE(TRIM(INDIRECT(ADDRESS(19;9;4))))" office:value-type="float" office:value="-3.92756547247872">
            <text:p>-3.9275654725</text:p>
          </table:table-cell>
          <table:table-cell table:formula="of:=VALUE(TRIM(INDIRECT(ADDRESS(19;10;4))))" office:value-type="float" office:value="-10.2818259374372">
            <text:p>-10.2818259374</text:p>
          </table:table-cell>
          <table:table-cell table:formula="of:=VALUE(TRIM(INDIRECT(ADDRESS(19;11;4))))" office:value-type="float" office:value="-6.29208749049493">
            <text:p>-6.2920874905</text:p>
          </table:table-cell>
        </table:table-row>
        <table:table-row table:style-name="ro2">
          <table:table-cell/>
          <table:table-cell table:formula="of:=VALUE(TRIM(INDIRECT(ADDRESS(20;2;4))))" office:value-type="float" office:value="-0.518268099517787">
            <text:p>-0.5182680995</text:p>
          </table:table-cell>
          <table:table-cell table:formula="of:=VALUE(TRIM(INDIRECT(ADDRESS(20;3;4))))" office:value-type="float" office:value="-15.4578196354957">
            <text:p>-15.4578196355</text:p>
          </table:table-cell>
          <table:table-cell table:formula="of:=VALUE(TRIM(INDIRECT(ADDRESS(20;4;4))))" office:value-type="float" office:value="-2.40769823971252">
            <text:p>-2.4076982397</text:p>
          </table:table-cell>
          <table:table-cell table:formula="of:=VALUE(TRIM(INDIRECT(ADDRESS(20;5;4))))" office:value-type="float" office:value="-10.8322118816379">
            <text:p>-10.8322118816</text:p>
          </table:table-cell>
          <table:table-cell table:formula="of:=VALUE(TRIM(INDIRECT(ADDRESS(20;6;4))))" office:value-type="float" office:value="-15.4738485033107">
            <text:p>-15.4738485033</text:p>
          </table:table-cell>
          <table:table-cell table:formula="of:=VALUE(TRIM(INDIRECT(ADDRESS(20;7;4))))" office:value-type="float" office:value="-0.512541894997398">
            <text:p>-0.512541895</text:p>
          </table:table-cell>
          <table:table-cell table:formula="of:=VALUE(TRIM(INDIRECT(ADDRESS(20;8;4))))" office:value-type="float" office:value="0">
            <text:p>0</text:p>
          </table:table-cell>
          <table:table-cell table:formula="of:=VALUE(TRIM(INDIRECT(ADDRESS(20;9;4))))" office:value-type="float" office:value="-15.5299815669691">
            <text:p>-15.529981567</text:p>
          </table:table-cell>
          <table:table-cell table:formula="of:=VALUE(TRIM(INDIRECT(ADDRESS(20;10;4))))" office:value-type="float" office:value="0">
            <text:p>0</text:p>
          </table:table-cell>
          <table:table-cell table:formula="of:=VALUE(TRIM(INDIRECT(ADDRESS(20;11;4))))" office:value-type="float" office:value="-15.489216150559">
            <text:p>-15.4892161506</text:p>
          </table:table-cell>
        </table:table-row>
        <table:table-row table:style-name="ro2">
          <table:table-cell/>
          <table:table-cell table:formula="of:=VALUE(TRIM(INDIRECT(ADDRESS(21;2;4))))" office:value-type="float" office:value="-0.012328535284064">
            <text:p>-0.0123285353</text:p>
          </table:table-cell>
          <table:table-cell table:formula="of:=VALUE(TRIM(INDIRECT(ADDRESS(21;3;4))))" office:value-type="float" office:value="0">
            <text:p>0</text:p>
          </table:table-cell>
          <table:table-cell table:formula="of:=VALUE(TRIM(INDIRECT(ADDRESS(21;4;4))))" office:value-type="float" office:value="0">
            <text:p>0</text:p>
          </table:table-cell>
          <table:table-cell table:formula="of:=VALUE(TRIM(INDIRECT(ADDRESS(21;5;4))))" office:value-type="float" office:value="-0.0182864105096602">
            <text:p>-0.0182864105</text:p>
          </table:table-cell>
          <table:table-cell table:formula="of:=VALUE(TRIM(INDIRECT(ADDRESS(21;6;4))))" office:value-type="float" office:value="0">
            <text:p>0</text:p>
          </table:table-cell>
          <table:table-cell table:formula="of:=VALUE(TRIM(INDIRECT(ADDRESS(21;7;4))))" office:value-type="float" office:value="-2.63073175446551">
            <text:p>-2.6307317545</text:p>
          </table:table-cell>
          <table:table-cell table:formula="of:=VALUE(TRIM(INDIRECT(ADDRESS(21;8;4))))" office:value-type="float" office:value="0">
            <text:p>0</text:p>
          </table:table-cell>
          <table:table-cell table:formula="of:=VALUE(TRIM(INDIRECT(ADDRESS(21;9;4))))" office:value-type="float" office:value="0">
            <text:p>0</text:p>
          </table:table-cell>
          <table:table-cell table:formula="of:=VALUE(TRIM(INDIRECT(ADDRESS(21;10;4))))" office:value-type="float" office:value="0">
            <text:p>0</text:p>
          </table:table-cell>
          <table:table-cell table:formula="of:=VALUE(TRIM(INDIRECT(ADDRESS(21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2;2;4))))" office:value-type="float" office:value="0">
            <text:p>0</text:p>
          </table:table-cell>
          <table:table-cell table:formula="of:=VALUE(TRIM(INDIRECT(ADDRESS(22;3;4))))" office:value-type="float" office:value="0">
            <text:p>0</text:p>
          </table:table-cell>
          <table:table-cell table:formula="of:=VALUE(TRIM(INDIRECT(ADDRESS(22;4;4))))" office:value-type="float" office:value="0">
            <text:p>0</text:p>
          </table:table-cell>
          <table:table-cell table:formula="of:=VALUE(TRIM(INDIRECT(ADDRESS(22;5;4))))" office:value-type="float" office:value="0">
            <text:p>0</text:p>
          </table:table-cell>
          <table:table-cell table:formula="of:=VALUE(TRIM(INDIRECT(ADDRESS(22;6;4))))" office:value-type="float" office:value="-7.77721493117219">
            <text:p>-7.7772149312</text:p>
          </table:table-cell>
          <table:table-cell table:formula="of:=VALUE(TRIM(INDIRECT(ADDRESS(22;7;4))))" office:value-type="float" office:value="0">
            <text:p>0</text:p>
          </table:table-cell>
          <table:table-cell table:formula="of:=VALUE(TRIM(INDIRECT(ADDRESS(22;8;4))))" office:value-type="float" office:value="0">
            <text:p>0</text:p>
          </table:table-cell>
          <table:table-cell table:formula="of:=VALUE(TRIM(INDIRECT(ADDRESS(22;9;4))))" office:value-type="float" office:value="-0.597258619760544">
            <text:p>-0.5972586198</text:p>
          </table:table-cell>
          <table:table-cell table:formula="of:=VALUE(TRIM(INDIRECT(ADDRESS(22;10;4))))" office:value-type="float" office:value="-7.7727245389785">
            <text:p>-7.772724539</text:p>
          </table:table-cell>
          <table:table-cell table:formula="of:=VALUE(TRIM(INDIRECT(ADDRESS(2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3;2;4))))" office:value-type="float" office:value="-0.000365828755652016">
            <text:p>-0.0003658288</text:p>
          </table:table-cell>
          <table:table-cell table:formula="of:=VALUE(TRIM(INDIRECT(ADDRESS(23;3;4))))" office:value-type="float" office:value="-8.86599044006397">
            <text:p>-8.8659904401</text:p>
          </table:table-cell>
          <table:table-cell table:formula="of:=VALUE(TRIM(INDIRECT(ADDRESS(23;4;4))))" office:value-type="float" office:value="-2.61370348167782">
            <text:p>-2.6137034817</text:p>
          </table:table-cell>
          <table:table-cell table:formula="of:=VALUE(TRIM(INDIRECT(ADDRESS(23;5;4))))" office:value-type="float" office:value="-0.00102432077802125">
            <text:p>-0.0010243208</text:p>
          </table:table-cell>
          <table:table-cell table:formula="of:=VALUE(TRIM(INDIRECT(ADDRESS(23;6;4))))" office:value-type="float" office:value="-8.46497622404099">
            <text:p>-8.464976224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0">
            <text:p>0</text:p>
          </table:table-cell>
          <table:table-cell table:formula="of:=VALUE(TRIM(INDIRECT(ADDRESS(23;9;4))))" office:value-type="float" office:value="-9.11119308703409">
            <text:p>-9.111193087</text:p>
          </table:table-cell>
          <table:table-cell table:formula="of:=VALUE(TRIM(INDIRECT(ADDRESS(23;10;4))))" office:value-type="float" office:value="-8.45349028579103">
            <text:p>-8.4534902858</text:p>
          </table:table-cell>
          <table:table-cell table:formula="of:=VALUE(TRIM(INDIRECT(ADDRESS(23;11;4))))" office:value-type="float" office:value="-8.95155752208128">
            <text:p>-8.9515575221</text:p>
          </table:table-cell>
        </table:table-row>
        <table:table-row table:style-name="ro2">
          <table:table-cell/>
          <table:table-cell table:formula="of:=VALUE(TRIM(INDIRECT(ADDRESS(24;2;4))))" office:value-type="float" office:value="0">
            <text:p>0</text:p>
          </table:table-cell>
          <table:table-cell table:formula="of:=VALUE(TRIM(INDIRECT(ADDRESS(24;3;4))))" office:value-type="float" office:value="0">
            <text:p>0</text:p>
          </table:table-cell>
          <table:table-cell table:formula="of:=VALUE(TRIM(INDIRECT(ADDRESS(24;4;4))))" office:value-type="float" office:value="0">
            <text:p>0</text:p>
          </table:table-cell>
          <table:table-cell table:formula="of:=VALUE(TRIM(INDIRECT(ADDRESS(24;5;4))))" office:value-type="float" office:value="0">
            <text:p>0</text:p>
          </table:table-cell>
          <table:table-cell table:formula="of:=VALUE(TRIM(INDIRECT(ADDRESS(24;6;4))))" office:value-type="float" office:value="0">
            <text:p>0</text:p>
          </table:table-cell>
          <table:table-cell table:formula="of:=VALUE(TRIM(INDIRECT(ADDRESS(24;7;4))))" office:value-type="float" office:value="0">
            <text:p>0</text:p>
          </table:table-cell>
          <table:table-cell table:formula="of:=VALUE(TRIM(INDIRECT(ADDRESS(24;8;4))))" office:value-type="float" office:value="0">
            <text:p>0</text:p>
          </table:table-cell>
          <table:table-cell table:formula="of:=VALUE(TRIM(INDIRECT(ADDRESS(24;9;4))))" office:value-type="float" office:value="0">
            <text:p>0</text:p>
          </table:table-cell>
          <table:table-cell table:formula="of:=VALUE(TRIM(INDIRECT(ADDRESS(24;10;4))))" office:value-type="float" office:value="0">
            <text:p>0</text:p>
          </table:table-cell>
          <table:table-cell table:formula="of:=VALUE(TRIM(INDIRECT(ADDRESS(24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5;2;4))))" office:value-type="float" office:value="-15.5881708118995">
            <text:p>-15.5881708119</text:p>
          </table:table-cell>
          <table:table-cell table:formula="of:=VALUE(TRIM(INDIRECT(ADDRESS(25;3;4))))" office:value-type="float" office:value="-15.653559774527">
            <text:p>-15.6535597745</text:p>
          </table:table-cell>
          <table:table-cell table:formula="of:=VALUE(TRIM(INDIRECT(ADDRESS(25;4;4))))" office:value-type="float" office:value="-0.653478471039723">
            <text:p>-0.653478471</text:p>
          </table:table-cell>
          <table:table-cell table:formula="of:=VALUE(TRIM(INDIRECT(ADDRESS(25;5;4))))" office:value-type="float" office:value="-15.653559774527">
            <text:p>-15.6535597745</text:p>
          </table:table-cell>
          <table:table-cell table:formula="of:=VALUE(TRIM(INDIRECT(ADDRESS(25;6;4))))" office:value-type="float" office:value="-15.653559774527">
            <text:p>-15.6535597745</text:p>
          </table:table-cell>
          <table:table-cell table:formula="of:=VALUE(TRIM(INDIRECT(ADDRESS(25;7;4))))" office:value-type="float" office:value="-15.653559774527">
            <text:p>-15.6535597745</text:p>
          </table:table-cell>
          <table:table-cell table:formula="of:=VALUE(TRIM(INDIRECT(ADDRESS(25;8;4))))" office:value-type="float" office:value="-15.6162356958049">
            <text:p>-15.6162356958</text:p>
          </table:table-cell>
          <table:table-cell table:formula="of:=VALUE(TRIM(INDIRECT(ADDRESS(25;9;4))))" office:value-type="float" office:value="-15.5738132233949">
            <text:p>-15.5738132234</text:p>
          </table:table-cell>
          <table:table-cell table:formula="of:=VALUE(TRIM(INDIRECT(ADDRESS(25;10;4))))" office:value-type="float" office:value="-15.653559774527">
            <text:p>-15.6535597745</text:p>
          </table:table-cell>
          <table:table-cell table:formula="of:=VALUE(TRIM(INDIRECT(ADDRESS(2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0.0240517302775645">
            <text:p>-0.0240517303</text:p>
          </table:table-cell>
          <table:table-cell table:formula="of:=VALUE(TRIM(INDIRECT(ADDRESS(26;4;4))))" office:value-type="float" office:value="-0.00901319041619436">
            <text:p>-0.0090131904</text:p>
          </table:table-cell>
          <table:table-cell table:formula="of:=VALUE(TRIM(INDIRECT(ADDRESS(26;5;4))))" office:value-type="float" office:value="-0.0115379892604308">
            <text:p>-0.0115379893</text:p>
          </table:table-cell>
          <table:table-cell table:formula="of:=VALUE(TRIM(INDIRECT(ADDRESS(26;6;4))))" office:value-type="float" office:value="-0.016962141534286">
            <text:p>-0.0169621415</text:p>
          </table:table-cell>
          <table:table-cell table:formula="of:=VALUE(TRIM(INDIRECT(ADDRESS(26;7;4))))" office:value-type="float" office:value="-0.0228270644546462">
            <text:p>-0.0228270645</text:p>
          </table:table-cell>
          <table:table-cell table:formula="of:=VALUE(TRIM(INDIRECT(ADDRESS(26;8;4))))" office:value-type="float" office:value="0">
            <text:p>0</text:p>
          </table:table-cell>
          <table:table-cell table:formula="of:=VALUE(TRIM(INDIRECT(ADDRESS(26;9;4))))" office:value-type="float" office:value="-0.0282634490998299">
            <text:p>-0.0282634491</text:p>
          </table:table-cell>
          <table:table-cell table:formula="of:=VALUE(TRIM(INDIRECT(ADDRESS(26;10;4))))" office:value-type="float" office:value="-0.0108000653281844">
            <text:p>-0.0108000653</text:p>
          </table:table-cell>
          <table:table-cell table:formula="of:=VALUE(TRIM(INDIRECT(ADDRESS(26;11;4))))" office:value-type="float" office:value="-0.0427293541077247">
            <text:p>-0.0427293541</text:p>
          </table:table-cell>
        </table:table-row>
        <table:table-row table:style-name="ro2">
          <table:table-cell/>
          <table:table-cell table:formula="of:=VALUE(TRIM(INDIRECT(ADDRESS(27;2;4))))" office:value-type="float" office:value="0">
            <text:p>0</text:p>
          </table:table-cell>
          <table:table-cell table:formula="of:=VALUE(TRIM(INDIRECT(ADDRESS(27;3;4))))" office:value-type="float" office:value="0">
            <text:p>0</text:p>
          </table:table-cell>
          <table:table-cell table:formula="of:=VALUE(TRIM(INDIRECT(ADDRESS(27;4;4))))" office:value-type="float" office:value="0">
            <text:p>0</text:p>
          </table:table-cell>
          <table:table-cell table:formula="of:=VALUE(TRIM(INDIRECT(ADDRESS(27;5;4))))" office:value-type="float" office:value="0">
            <text:p>0</text:p>
          </table:table-cell>
          <table:table-cell table:formula="of:=VALUE(TRIM(INDIRECT(ADDRESS(27;6;4))))" office:value-type="float" office:value="0">
            <text:p>0</text:p>
          </table:table-cell>
          <table:table-cell table:formula="of:=VALUE(TRIM(INDIRECT(ADDRESS(27;7;4))))" office:value-type="float" office:value="0">
            <text:p>0</text:p>
          </table:table-cell>
          <table:table-cell table:formula="of:=VALUE(TRIM(INDIRECT(ADDRESS(27;8;4))))" office:value-type="float" office:value="0">
            <text:p>0</text:p>
          </table:table-cell>
          <table:table-cell table:formula="of:=VALUE(TRIM(INDIRECT(ADDRESS(27;9;4))))" office:value-type="float" office:value="0">
            <text:p>0</text:p>
          </table:table-cell>
          <table:table-cell table:formula="of:=VALUE(TRIM(INDIRECT(ADDRESS(27;10;4))))" office:value-type="float" office:value="0">
            <text:p>0</text:p>
          </table:table-cell>
          <table:table-cell table:formula="of:=VALUE(TRIM(INDIRECT(ADDRESS(27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8;2;4))))" office:value-type="float" office:value="0">
            <text:p>0</text:p>
          </table:table-cell>
          <table:table-cell table:formula="of:=VALUE(TRIM(INDIRECT(ADDRESS(28;3;4))))" office:value-type="float" office:value="0">
            <text:p>0</text:p>
          </table:table-cell>
          <table:table-cell table:formula="of:=VALUE(TRIM(INDIRECT(ADDRESS(28;4;4))))" office:value-type="float" office:value="-0.0152700732085489">
            <text:p>-0.0152700732</text:p>
          </table:table-cell>
          <table:table-cell table:formula="of:=VALUE(TRIM(INDIRECT(ADDRESS(28;5;4))))" office:value-type="float" office:value="-0.518011539875681">
            <text:p>-0.5180115399</text:p>
          </table:table-cell>
          <table:table-cell table:formula="of:=VALUE(TRIM(INDIRECT(ADDRESS(28;6;4))))" office:value-type="float" office:value="-0.0180013020914514">
            <text:p>-0.0180013021</text:p>
          </table:table-cell>
          <table:table-cell table:formula="of:=VALUE(TRIM(INDIRECT(ADDRESS(28;7;4))))" office:value-type="float" office:value="-10.1040520087241">
            <text:p>-10.1040520087</text:p>
          </table:table-cell>
          <table:table-cell table:formula="of:=VALUE(TRIM(INDIRECT(ADDRESS(28;8;4))))" office:value-type="float" office:value="0">
            <text:p>0</text:p>
          </table:table-cell>
          <table:table-cell table:formula="of:=VALUE(TRIM(INDIRECT(ADDRESS(28;9;4))))" office:value-type="float" office:value="0">
            <text:p>0</text:p>
          </table:table-cell>
          <table:table-cell table:formula="of:=VALUE(TRIM(INDIRECT(ADDRESS(28;10;4))))" office:value-type="float" office:value="0">
            <text:p>0</text:p>
          </table:table-cell>
          <table:table-cell table:formula="of:=VALUE(TRIM(INDIRECT(ADDRESS(28;11;4))))" office:value-type="float" office:value="-0.0360026032666688">
            <text:p>-0.0360026033</text:p>
          </table:table-cell>
        </table:table-row>
        <table:table-row table:style-name="ro2">
          <table:table-cell/>
          <table:table-cell table:formula="of:=VALUE(TRIM(INDIRECT(ADDRESS(29;2;4))))" office:value-type="float" office:value="0">
            <text:p>0</text:p>
          </table:table-cell>
          <table:table-cell table:formula="of:=VALUE(TRIM(INDIRECT(ADDRESS(29;3;4))))" office:value-type="float" office:value="-3.00084836628335">
            <text:p>-3.0008483663</text:p>
          </table:table-cell>
          <table:table-cell table:formula="of:=VALUE(TRIM(INDIRECT(ADDRESS(29;4;4))))" office:value-type="float" office:value="-0.832185930315571">
            <text:p>-0.8321859303</text:p>
          </table:table-cell>
          <table:table-cell table:formula="of:=VALUE(TRIM(INDIRECT(ADDRESS(29;5;4))))" office:value-type="float" office:value="-4.17062288078515">
            <text:p>-4.1706228808</text:p>
          </table:table-cell>
          <table:table-cell table:formula="of:=VALUE(TRIM(INDIRECT(ADDRESS(29;6;4))))" office:value-type="float" office:value="-8.41663120906417">
            <text:p>-8.4166312091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0">
            <text:p>0</text:p>
          </table:table-cell>
          <table:table-cell table:formula="of:=VALUE(TRIM(INDIRECT(ADDRESS(29;9;4))))" office:value-type="float" office:value="-2.63947856268367">
            <text:p>-2.6394785627</text:p>
          </table:table-cell>
          <table:table-cell table:formula="of:=VALUE(TRIM(INDIRECT(ADDRESS(29;10;4))))" office:value-type="float" office:value="-8.43497869115455">
            <text:p>-8.4349786912</text:p>
          </table:table-cell>
          <table:table-cell table:formula="of:=VALUE(TRIM(INDIRECT(ADDRESS(29;11;4))))" office:value-type="float" office:value="-9.80275613080081">
            <text:p>-9.8027561308</text:p>
          </table:table-cell>
        </table:table-row>
        <table:table-row table:style-name="ro2">
          <table:table-cell/>
          <table:table-cell table:formula="of:=VALUE(TRIM(INDIRECT(ADDRESS(30;2;4))))" office:value-type="float" office:value="-0.985519447083483">
            <text:p>-0.9855194471</text:p>
          </table:table-cell>
          <table:table-cell table:formula="of:=VALUE(TRIM(INDIRECT(ADDRESS(30;3;4))))" office:value-type="float" office:value="0">
            <text:p>0</text:p>
          </table:table-cell>
          <table:table-cell table:formula="of:=VALUE(TRIM(INDIRECT(ADDRESS(30;4;4))))" office:value-type="float" office:value="-0.0164939602059681">
            <text:p>-0.0164939602</text:p>
          </table:table-cell>
          <table:table-cell table:formula="of:=VALUE(TRIM(INDIRECT(ADDRESS(30;5;4))))" office:value-type="float" office:value="-0.176692025210208">
            <text:p>-0.1766920252</text:p>
          </table:table-cell>
          <table:table-cell table:formula="of:=VALUE(TRIM(INDIRECT(ADDRESS(30;6;4))))" office:value-type="float" office:value="-0.170268303795207">
            <text:p>-0.1702683038</text:p>
          </table:table-cell>
          <table:table-cell table:formula="of:=VALUE(TRIM(INDIRECT(ADDRESS(30;7;4))))" office:value-type="float" office:value="-0.529109522099542">
            <text:p>-0.5291095221</text:p>
          </table:table-cell>
          <table:table-cell table:formula="of:=VALUE(TRIM(INDIRECT(ADDRESS(30;8;4))))" office:value-type="float" office:value="-0.0107312922318475">
            <text:p>-0.0107312922</text:p>
          </table:table-cell>
          <table:table-cell table:formula="of:=VALUE(TRIM(INDIRECT(ADDRESS(30;9;4))))" office:value-type="float" office:value="-0.013317923555355">
            <text:p>-0.0133179236</text:p>
          </table:table-cell>
          <table:table-cell table:formula="of:=VALUE(TRIM(INDIRECT(ADDRESS(30;10;4))))" office:value-type="float" office:value="-0.144021017736859">
            <text:p>-0.1440210177</text:p>
          </table:table-cell>
          <table:table-cell table:formula="of:=VALUE(TRIM(INDIRECT(ADDRESS(30;11;4))))" office:value-type="float" office:value="-0.115450927574948">
            <text:p>-0.1154509276</text:p>
          </table:table-cell>
        </table:table-row>
        <table:table-row table:style-name="ro2">
          <table:table-cell/>
          <table:table-cell table:formula="of:=VALUE(TRIM(INDIRECT(ADDRESS(31;2;4))))" office:value-type="float" office:value="0">
            <text:p>0</text:p>
          </table:table-cell>
          <table:table-cell table:formula="of:=VALUE(TRIM(INDIRECT(ADDRESS(31;3;4))))" office:value-type="float" office:value="-0.881595484563514">
            <text:p>-0.8815954846</text:p>
          </table:table-cell>
          <table:table-cell table:formula="of:=VALUE(TRIM(INDIRECT(ADDRESS(31;4;4))))" office:value-type="float" office:value="-0.567556133546874">
            <text:p>-0.5675561335</text:p>
          </table:table-cell>
          <table:table-cell table:formula="of:=VALUE(TRIM(INDIRECT(ADDRESS(31;5;4))))" office:value-type="float" office:value="0">
            <text:p>0</text:p>
          </table:table-cell>
          <table:table-cell table:formula="of:=VALUE(TRIM(INDIRECT(ADDRESS(31;6;4))))" office:value-type="float" office:value="-0.620621558685389">
            <text:p>-0.6206215587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0">
            <text:p>0</text:p>
          </table:table-cell>
          <table:table-cell table:formula="of:=VALUE(TRIM(INDIRECT(ADDRESS(31;9;4))))" office:value-type="float" office:value="-2.10850755660856">
            <text:p>-2.1085075566</text:p>
          </table:table-cell>
          <table:table-cell table:formula="of:=VALUE(TRIM(INDIRECT(ADDRESS(31;10;4))))" office:value-type="float" office:value="0">
            <text:p>0</text:p>
          </table:table-cell>
          <table:table-cell table:formula="of:=VALUE(TRIM(INDIRECT(ADDRESS(31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13.9035551097254">
            <text:p>-13.9035551097</text:p>
          </table:table-cell>
          <table:table-cell table:formula="of:=VALUE(TRIM(INDIRECT(ADDRESS(32;4;4))))" office:value-type="float" office:value="-2.17480875781907">
            <text:p>-2.1748087578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5.4547597149295">
            <text:p>-15.4547597149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0">
            <text:p>0</text:p>
          </table:table-cell>
          <table:table-cell table:formula="of:=VALUE(TRIM(INDIRECT(ADDRESS(32;9;4))))" office:value-type="float" office:value="-15.4404182254788">
            <text:p>-15.4404182255</text:p>
          </table:table-cell>
          <table:table-cell table:formula="of:=VALUE(TRIM(INDIRECT(ADDRESS(32;10;4))))" office:value-type="float" office:value="0">
            <text:p>0</text:p>
          </table:table-cell>
          <table:table-cell table:formula="of:=VALUE(TRIM(INDIRECT(ADDRESS(32;11;4))))" office:value-type="float" office:value="-14.9689916890995">
            <text:p>-14.9689916891</text:p>
          </table:table-cell>
        </table:table-row>
        <table:table-row table:style-name="ro2">
          <table:table-cell/>
          <table:table-cell table:formula="of:=VALUE(TRIM(INDIRECT(ADDRESS(33;2;4))))" office:value-type="float" office:value="0">
            <text:p>0</text:p>
          </table:table-cell>
          <table:table-cell table:formula="of:=VALUE(TRIM(INDIRECT(ADDRESS(33;3;4))))" office:value-type="float" office:value="0">
            <text:p>0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-0.0414387191556403">
            <text:p>-0.0414387192</text:p>
          </table:table-cell>
          <table:table-cell table:formula="of:=VALUE(TRIM(INDIRECT(ADDRESS(33;6;4))))" office:value-type="float" office:value="0">
            <text:p>0</text:p>
          </table:table-cell>
          <table:table-cell table:formula="of:=VALUE(TRIM(INDIRECT(ADDRESS(33;7;4))))" office:value-type="float" office:value="-1.16468310777572">
            <text:p>-1.1646831078</text:p>
          </table:table-cell>
          <table:table-cell table:formula="of:=VALUE(TRIM(INDIRECT(ADDRESS(33;8;4))))" office:value-type="float" office:value="0">
            <text:p>0</text:p>
          </table:table-cell>
          <table:table-cell table:formula="of:=VALUE(TRIM(INDIRECT(ADDRESS(33;9;4))))" office:value-type="float" office:value="0">
            <text:p>0</text:p>
          </table:table-cell>
          <table:table-cell table:formula="of:=VALUE(TRIM(INDIRECT(ADDRESS(33;10;4))))" office:value-type="float" office:value="0">
            <text:p>0</text:p>
          </table:table-cell>
          <table:table-cell table:formula="of:=VALUE(TRIM(INDIRECT(ADDRESS(33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4;2;4))))" office:value-type="float" office:value="-0.912003714454257">
            <text:p>-0.9120037145</text:p>
          </table:table-cell>
          <table:table-cell table:formula="of:=VALUE(TRIM(INDIRECT(ADDRESS(34;3;4))))" office:value-type="float" office:value="-0.691155979268111">
            <text:p>-0.6911559793</text:p>
          </table:table-cell>
          <table:table-cell table:formula="of:=VALUE(TRIM(INDIRECT(ADDRESS(34;4;4))))" office:value-type="float" office:value="-0.0178080849817451">
            <text:p>-0.017808085</text:p>
          </table:table-cell>
          <table:table-cell table:formula="of:=VALUE(TRIM(INDIRECT(ADDRESS(34;5;4))))" office:value-type="float" office:value="0">
            <text:p>0</text:p>
          </table:table-cell>
          <table:table-cell table:formula="of:=VALUE(TRIM(INDIRECT(ADDRESS(34;6;4))))" office:value-type="float" office:value="-7.61790995533878">
            <text:p>-7.6179099553</text:p>
          </table:table-cell>
          <table:table-cell table:formula="of:=VALUE(TRIM(INDIRECT(ADDRESS(34;7;4))))" office:value-type="float" office:value="0">
            <text:p>0</text:p>
          </table:table-cell>
          <table:table-cell table:formula="of:=VALUE(TRIM(INDIRECT(ADDRESS(34;8;4))))" office:value-type="float" office:value="0">
            <text:p>0</text:p>
          </table:table-cell>
          <table:table-cell table:formula="of:=VALUE(TRIM(INDIRECT(ADDRESS(34;9;4))))" office:value-type="float" office:value="0">
            <text:p>0</text:p>
          </table:table-cell>
          <table:table-cell table:formula="of:=VALUE(TRIM(INDIRECT(ADDRESS(34;10;4))))" office:value-type="float" office:value="-7.61695833572902">
            <text:p>-7.6169583357</text:p>
          </table:table-cell>
          <table:table-cell table:formula="of:=VALUE(TRIM(INDIRECT(ADDRESS(34;11;4))))" office:value-type="float" office:value="-0.44911668732873">
            <text:p>-0.4491166873</text:p>
          </table:table-cell>
        </table:table-row>
        <table:table-row table:style-name="ro2">
          <table:table-cell/>
          <table:table-cell table:formula="of:=VALUE(TRIM(INDIRECT(ADDRESS(35;2;4))))" office:value-type="float" office:value="0">
            <text:p>0</text:p>
          </table:table-cell>
          <table:table-cell table:formula="of:=VALUE(TRIM(INDIRECT(ADDRESS(35;3;4))))" office:value-type="float" office:value="-8.42601460609225">
            <text:p>-8.4260146061</text:p>
          </table:table-cell>
          <table:table-cell table:formula="of:=VALUE(TRIM(INDIRECT(ADDRESS(35;4;4))))" office:value-type="float" office:value="-2.14212779292024">
            <text:p>-2.1421277929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8.3091152115339">
            <text:p>-8.3091152115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0">
            <text:p>0</text:p>
          </table:table-cell>
          <table:table-cell table:formula="of:=VALUE(TRIM(INDIRECT(ADDRESS(35;9;4))))" office:value-type="float" office:value="-8.40911733193986">
            <text:p>-8.4091173319</text:p>
          </table:table-cell>
          <table:table-cell table:formula="of:=VALUE(TRIM(INDIRECT(ADDRESS(35;10;4))))" office:value-type="float" office:value="-8.3148777139373">
            <text:p>-8.3148777139</text:p>
          </table:table-cell>
          <table:table-cell table:formula="of:=VALUE(TRIM(INDIRECT(ADDRESS(35;11;4))))" office:value-type="float" office:value="-8.51330664668546">
            <text:p>-8.5133066467</text:p>
          </table:table-cell>
        </table:table-row>
        <table:table-row table:style-name="ro2">
          <table:table-cell/>
          <table:table-cell table:formula="of:=VALUE(TRIM(INDIRECT(ADDRESS(36;2;4))))" office:value-type="float" office:value="0">
            <text:p>0</text:p>
          </table:table-cell>
          <table:table-cell table:formula="of:=VALUE(TRIM(INDIRECT(ADDRESS(36;3;4))))" office:value-type="float" office:value="0">
            <text:p>0</text:p>
          </table:table-cell>
          <table:table-cell table:formula="of:=VALUE(TRIM(INDIRECT(ADDRESS(36;4;4))))" office:value-type="float" office:value="0">
            <text:p>0</text:p>
          </table:table-cell>
          <table:table-cell table:formula="of:=VALUE(TRIM(INDIRECT(ADDRESS(36;5;4))))" office:value-type="float" office:value="0">
            <text:p>0</text:p>
          </table:table-cell>
          <table:table-cell table:formula="of:=VALUE(TRIM(INDIRECT(ADDRESS(36;6;4))))" office:value-type="float" office:value="0">
            <text:p>0</text:p>
          </table:table-cell>
          <table:table-cell table:formula="of:=VALUE(TRIM(INDIRECT(ADDRESS(36;7;4))))" office:value-type="float" office:value="0">
            <text:p>0</text:p>
          </table:table-cell>
          <table:table-cell table:formula="of:=VALUE(TRIM(INDIRECT(ADDRESS(36;8;4))))" office:value-type="float" office:value="0">
            <text:p>0</text:p>
          </table:table-cell>
          <table:table-cell table:formula="of:=VALUE(TRIM(INDIRECT(ADDRESS(36;9;4))))" office:value-type="float" office:value="0">
            <text:p>0</text:p>
          </table:table-cell>
          <table:table-cell table:formula="of:=VALUE(TRIM(INDIRECT(ADDRESS(36;10;4))))" office:value-type="float" office:value="0">
            <text:p>0</text:p>
          </table:table-cell>
          <table:table-cell table:formula="of:=VALUE(TRIM(INDIRECT(ADDRESS(36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7;2;4))))" office:value-type="float" office:value="-15.6414217731235">
            <text:p>-15.6414217731</text:p>
          </table:table-cell>
          <table:table-cell table:formula="of:=VALUE(TRIM(INDIRECT(ADDRESS(37;3;4))))" office:value-type="float" office:value="-15.4957443229939">
            <text:p>-15.495744323</text:p>
          </table:table-cell>
          <table:table-cell table:formula="of:=VALUE(TRIM(INDIRECT(ADDRESS(37;4;4))))" office:value-type="float" office:value="-0.302615925524276">
            <text:p>-0.3026159255</text:p>
          </table:table-cell>
          <table:table-cell table:formula="of:=VALUE(TRIM(INDIRECT(ADDRESS(37;5;4))))" office:value-type="float" office:value="-15.653559774527">
            <text:p>-15.6535597745</text:p>
          </table:table-cell>
          <table:table-cell table:formula="of:=VALUE(TRIM(INDIRECT(ADDRESS(37;6;4))))" office:value-type="float" office:value="-15.4824533640347">
            <text:p>-15.482453364</text:p>
          </table:table-cell>
          <table:table-cell table:formula="of:=VALUE(TRIM(INDIRECT(ADDRESS(37;7;4))))" office:value-type="float" office:value="-15.5776027080665">
            <text:p>-15.5776027081</text:p>
          </table:table-cell>
          <table:table-cell table:formula="of:=VALUE(TRIM(INDIRECT(ADDRESS(37;8;4))))" office:value-type="float" office:value="-15.653559774527">
            <text:p>-15.6535597745</text:p>
          </table:table-cell>
          <table:table-cell table:formula="of:=VALUE(TRIM(INDIRECT(ADDRESS(37;9;4))))" office:value-type="float" office:value="-15.653559774527">
            <text:p>-15.6535597745</text:p>
          </table:table-cell>
          <table:table-cell table:formula="of:=VALUE(TRIM(INDIRECT(ADDRESS(37;10;4))))" office:value-type="float" office:value="-15.653559774527">
            <text:p>-15.6535597745</text:p>
          </table:table-cell>
          <table:table-cell table:formula="of:=VALUE(TRIM(INDIRECT(ADDRESS(3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0.00494950983606787">
            <text:p>-0.0049495098</text:p>
          </table:table-cell>
          <table:table-cell table:formula="of:=VALUE(TRIM(INDIRECT(ADDRESS(38;4;4))))" office:value-type="float" office:value="-0.00422812068321473">
            <text:p>-0.0042281207</text:p>
          </table:table-cell>
          <table:table-cell table:formula="of:=VALUE(TRIM(INDIRECT(ADDRESS(38;5;4))))" office:value-type="float" office:value="0">
            <text:p>0</text:p>
          </table:table-cell>
          <table:table-cell table:formula="of:=VALUE(TRIM(INDIRECT(ADDRESS(38;6;4))))" office:value-type="float" office:value="0">
            <text:p>0</text:p>
          </table:table-cell>
          <table:table-cell table:formula="of:=VALUE(TRIM(INDIRECT(ADDRESS(38;7;4))))" office:value-type="float" office:value="-0.000866983807655481">
            <text:p>-0.0008669838</text:p>
          </table:table-cell>
          <table:table-cell table:formula="of:=VALUE(TRIM(INDIRECT(ADDRESS(38;8;4))))" office:value-type="float" office:value="0">
            <text:p>0</text:p>
          </table:table-cell>
          <table:table-cell table:formula="of:=VALUE(TRIM(INDIRECT(ADDRESS(38;9;4))))" office:value-type="float" office:value="-0.00233647051733974">
            <text:p>-0.0023364705</text:p>
          </table:table-cell>
          <table:table-cell table:formula="of:=VALUE(TRIM(INDIRECT(ADDRESS(38;10;4))))" office:value-type="float" office:value="-0.00710568675191313">
            <text:p>-0.0071056868</text:p>
          </table:table-cell>
          <table:table-cell table:formula="of:=VALUE(TRIM(INDIRECT(ADDRESS(38;11;4))))" office:value-type="float" office:value="-0.00548416923994974">
            <text:p>-0.0054841692</text:p>
          </table:table-cell>
        </table:table-row>
        <table:table-row table:style-name="ro2">
          <table:table-cell/>
          <table:table-cell table:formula="of:=VALUE(TRIM(INDIRECT(ADDRESS(39;2;4))))" office:value-type="float" office:value="0">
            <text:p>0</text:p>
          </table:table-cell>
          <table:table-cell table:formula="of:=VALUE(TRIM(INDIRECT(ADDRESS(39;3;4))))" office:value-type="float" office:value="0">
            <text:p>0</text:p>
          </table:table-cell>
          <table:table-cell table:formula="of:=VALUE(TRIM(INDIRECT(ADDRESS(39;4;4))))" office:value-type="float" office:value="0">
            <text:p>0</text:p>
          </table:table-cell>
          <table:table-cell table:formula="of:=VALUE(TRIM(INDIRECT(ADDRESS(39;5;4))))" office:value-type="float" office:value="0">
            <text:p>0</text:p>
          </table:table-cell>
          <table:table-cell table:formula="of:=VALUE(TRIM(INDIRECT(ADDRESS(39;6;4))))" office:value-type="float" office:value="0">
            <text:p>0</text:p>
          </table:table-cell>
          <table:table-cell table:formula="of:=VALUE(TRIM(INDIRECT(ADDRESS(39;7;4))))" office:value-type="float" office:value="0">
            <text:p>0</text:p>
          </table:table-cell>
          <table:table-cell table:formula="of:=VALUE(TRIM(INDIRECT(ADDRESS(39;8;4))))" office:value-type="float" office:value="0">
            <text:p>0</text:p>
          </table:table-cell>
          <table:table-cell table:formula="of:=VALUE(TRIM(INDIRECT(ADDRESS(39;9;4))))" office:value-type="float" office:value="0">
            <text:p>0</text:p>
          </table:table-cell>
          <table:table-cell table:formula="of:=VALUE(TRIM(INDIRECT(ADDRESS(39;10;4))))" office:value-type="float" office:value="0">
            <text:p>0</text:p>
          </table:table-cell>
          <table:table-cell table:formula="of:=VALUE(TRIM(INDIRECT(ADDRESS(39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0;2;4))))" office:value-type="float" office:value="0">
            <text:p>0</text:p>
          </table:table-cell>
          <table:table-cell table:formula="of:=VALUE(TRIM(INDIRECT(ADDRESS(40;3;4))))" office:value-type="float" office:value="0">
            <text:p>0</text:p>
          </table:table-cell>
          <table:table-cell table:formula="of:=VALUE(TRIM(INDIRECT(ADDRESS(40;4;4))))" office:value-type="float" office:value="0">
            <text:p>0</text:p>
          </table:table-cell>
          <table:table-cell table:formula="of:=VALUE(TRIM(INDIRECT(ADDRESS(40;5;4))))" office:value-type="float" office:value="-0.0861344131593342">
            <text:p>-0.0861344132</text:p>
          </table:table-cell>
          <table:table-cell table:formula="of:=VALUE(TRIM(INDIRECT(ADDRESS(40;6;4))))" office:value-type="float" office:value="0">
            <text:p>0</text:p>
          </table:table-cell>
          <table:table-cell table:formula="of:=VALUE(TRIM(INDIRECT(ADDRESS(40;7;4))))" office:value-type="float" office:value="-5.13867283826176">
            <text:p>-5.1386728383</text:p>
          </table:table-cell>
          <table:table-cell table:formula="of:=VALUE(TRIM(INDIRECT(ADDRESS(40;8;4))))" office:value-type="float" office:value="0">
            <text:p>0</text:p>
          </table:table-cell>
          <table:table-cell table:formula="of:=VALUE(TRIM(INDIRECT(ADDRESS(40;9;4))))" office:value-type="float" office:value="0">
            <text:p>0</text:p>
          </table:table-cell>
          <table:table-cell table:formula="of:=VALUE(TRIM(INDIRECT(ADDRESS(40;10;4))))" office:value-type="float" office:value="0">
            <text:p>0</text:p>
          </table:table-cell>
          <table:table-cell table:formula="of:=VALUE(TRIM(INDIRECT(ADDRESS(40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1;2;4))))" office:value-type="float" office:value="0">
            <text:p>0</text:p>
          </table:table-cell>
          <table:table-cell table:formula="of:=VALUE(TRIM(INDIRECT(ADDRESS(41;3;4))))" office:value-type="float" office:value="-1.79642690048728">
            <text:p>-1.7964269005</text:p>
          </table:table-cell>
          <table:table-cell table:formula="of:=VALUE(TRIM(INDIRECT(ADDRESS(41;4;4))))" office:value-type="float" office:value="-0.905057722167756">
            <text:p>-0.9050577222</text:p>
          </table:table-cell>
          <table:table-cell table:formula="of:=VALUE(TRIM(INDIRECT(ADDRESS(41;5;4))))" office:value-type="float" office:value="0">
            <text:p>0</text:p>
          </table:table-cell>
          <table:table-cell table:formula="of:=VALUE(TRIM(INDIRECT(ADDRESS(41;6;4))))" office:value-type="float" office:value="-8.28867226924163">
            <text:p>-8.2886722692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0">
            <text:p>0</text:p>
          </table:table-cell>
          <table:table-cell table:formula="of:=VALUE(TRIM(INDIRECT(ADDRESS(41;9;4))))" office:value-type="float" office:value="-4.62540075226554">
            <text:p>-4.6254007523</text:p>
          </table:table-cell>
          <table:table-cell table:formula="of:=VALUE(TRIM(INDIRECT(ADDRESS(41;10;4))))" office:value-type="float" office:value="-8.36875806433782">
            <text:p>-8.3687580643</text:p>
          </table:table-cell>
          <table:table-cell table:formula="of:=VALUE(TRIM(INDIRECT(ADDRESS(41;11;4))))" office:value-type="float" office:value="-7.56987107302128">
            <text:p>-7.569871073</text:p>
          </table:table-cell>
        </table:table-row>
        <table:table-row table:style-name="ro2">
          <table:table-cell/>
          <table:table-cell table:formula="of:=VALUE(TRIM(INDIRECT(ADDRESS(42;2;4))))" office:value-type="float" office:value="-1.55462174918054">
            <text:p>-1.5546217492</text:p>
          </table:table-cell>
          <table:table-cell table:formula="of:=VALUE(TRIM(INDIRECT(ADDRESS(42;3;4))))" office:value-type="float" office:value="0">
            <text:p>0</text:p>
          </table:table-cell>
          <table:table-cell table:formula="of:=VALUE(TRIM(INDIRECT(ADDRESS(42;4;4))))" office:value-type="float" office:value="0">
            <text:p>0</text:p>
          </table:table-cell>
          <table:table-cell table:formula="of:=VALUE(TRIM(INDIRECT(ADDRESS(42;5;4))))" office:value-type="float" office:value="-0.22971553885753">
            <text:p>-0.2297155389</text:p>
          </table:table-cell>
          <table:table-cell table:formula="of:=VALUE(TRIM(INDIRECT(ADDRESS(42;6;4))))" office:value-type="float" office:value="-0.232907978735174">
            <text:p>-0.2329079787</text:p>
          </table:table-cell>
          <table:table-cell table:formula="of:=VALUE(TRIM(INDIRECT(ADDRESS(42;7;4))))" office:value-type="float" office:value="-0.503422416029776">
            <text:p>-0.503422416</text:p>
          </table:table-cell>
          <table:table-cell table:formula="of:=VALUE(TRIM(INDIRECT(ADDRESS(42;8;4))))" office:value-type="float" office:value="0">
            <text:p>0</text:p>
          </table:table-cell>
          <table:table-cell table:formula="of:=VALUE(TRIM(INDIRECT(ADDRESS(42;9;4))))" office:value-type="float" office:value="-0.00189664865543413">
            <text:p>-0.0018966487</text:p>
          </table:table-cell>
          <table:table-cell table:formula="of:=VALUE(TRIM(INDIRECT(ADDRESS(42;10;4))))" office:value-type="float" office:value="-0.225649504061077">
            <text:p>-0.2256495041</text:p>
          </table:table-cell>
          <table:table-cell table:formula="of:=VALUE(TRIM(INDIRECT(ADDRESS(42;11;4))))" office:value-type="float" office:value="-0.0882914027812513">
            <text:p>-0.0882914028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-0.291361101465422">
            <text:p>-0.2913611015</text:p>
          </table:table-cell>
          <table:table-cell table:formula="of:=VALUE(TRIM(INDIRECT(ADDRESS(43;4;4))))" office:value-type="float" office:value="-0.0638039487781605">
            <text:p>-0.0638039488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0">
            <text:p>0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0.527037359626523">
            <text:p>-0.5270373596</text:p>
          </table:table-cell>
          <table:table-cell table:formula="of:=VALUE(TRIM(INDIRECT(ADDRESS(43;10;4))))" office:value-type="float" office:value="0">
            <text:p>0</text:p>
          </table:table-cell>
          <table:table-cell table:formula="of:=VALUE(TRIM(INDIRECT(ADDRESS(43;11;4))))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5">
            <text:p>5</text:p>
          </table:table-cell>
          <table:table-cell table:formula="of:=RANK(INDIRECT(ADDRESS(45;3;4));INDIRECT(ADDRESS(45;2;4)):INDIRECT(ADDRESS(45;11;4));1)" office:value-type="float" office:value="4">
            <text:p>4</text:p>
          </table:table-cell>
          <table:table-cell table:formula="of:=RANK(INDIRECT(ADDRESS(45;4;4));INDIRECT(ADDRESS(45;2;4)):INDIRECT(ADDRESS(45;11;4));1)" office:value-type="float" office:value="7">
            <text:p>7</text:p>
          </table:table-cell>
          <table:table-cell table:formula="of:=RANK(INDIRECT(ADDRESS(45;5;4));INDIRECT(ADDRESS(45;2;4)):INDIRECT(ADDRESS(45;11;4));1)" office:value-type="float" office:value="2">
            <text:p>2</text:p>
          </table:table-cell>
          <table:table-cell table:formula="of:=RANK(INDIRECT(ADDRESS(45;6;4));INDIRECT(ADDRESS(45;2;4)):INDIRECT(ADDRESS(45;11;4));1)" office:value-type="float" office:value="6">
            <text:p>6</text:p>
          </table:table-cell>
          <table:table-cell table:formula="of:=RANK(INDIRECT(ADDRESS(45;7;4));INDIRECT(ADDRESS(45;2;4)):INDIRECT(ADDRESS(45;11;4));1)" office:value-type="float" office:value="1">
            <text:p>1</text:p>
          </table:table-cell>
          <table:table-cell table:formula="of:=RANK(INDIRECT(ADDRESS(45;8;4));INDIRECT(ADDRESS(45;2;4)):INDIRECT(ADDRESS(45;11;4));1)" office:value-type="float" office:value="10">
            <text:p>10</text:p>
          </table:table-cell>
          <table:table-cell table:formula="of:=RANK(INDIRECT(ADDRESS(45;9;4));INDIRECT(ADDRESS(45;2;4)):INDIRECT(ADDRESS(45;11;4));1)" office:value-type="float" office:value="3">
            <text:p>3</text:p>
          </table:table-cell>
          <table:table-cell table:formula="of:=RANK(INDIRECT(ADDRESS(45;10;4));INDIRECT(ADDRESS(45;2;4)):INDIRECT(ADDRESS(45;11;4));1)" office:value-type="float" office:value="8">
            <text:p>8</text:p>
          </table:table-cell>
          <table:table-cell table:formula="of:=RANK(INDIRECT(ADDRESS(45;11;4));INDIRECT(ADDRESS(45;2;4)):INDIRECT(ADDRESS(45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2">
            <text:p>2</text:p>
          </table:table-cell>
          <table:table-cell table:formula="of:=RANK(INDIRECT(ADDRESS(47;3;4));INDIRECT(ADDRESS(47;2;4)):INDIRECT(ADDRESS(47;11;4));1)" office:value-type="float" office:value="5">
            <text:p>5</text:p>
          </table:table-cell>
          <table:table-cell table:formula="of:=RANK(INDIRECT(ADDRESS(47;4;4));INDIRECT(ADDRESS(47;2;4)):INDIRECT(ADDRESS(47;11;4));1)" office:value-type="float" office:value="7">
            <text:p>7</text:p>
          </table:table-cell>
          <table:table-cell table:formula="of:=RANK(INDIRECT(ADDRESS(47;5;4));INDIRECT(ADDRESS(47;2;4)):INDIRECT(ADDRESS(47;11;4));1)" office:value-type="float" office:value="8">
            <text:p>8</text:p>
          </table:table-cell>
          <table:table-cell table:formula="of:=RANK(INDIRECT(ADDRESS(47;6;4));INDIRECT(ADDRESS(47;2;4)):INDIRECT(ADDRESS(47;11;4));1)" office:value-type="float" office:value="4">
            <text:p>4</text:p>
          </table:table-cell>
          <table:table-cell table:formula="of:=RANK(INDIRECT(ADDRESS(47;7;4));INDIRECT(ADDRESS(47;2;4)):INDIRECT(ADDRESS(47;11;4));1)" office:value-type="float" office:value="9">
            <text:p>9</text:p>
          </table:table-cell>
          <table:table-cell table:formula="of:=RANK(INDIRECT(ADDRESS(47;8;4));INDIRECT(ADDRESS(47;2;4)):INDIRECT(ADDRESS(47;11;4));1)" office:value-type="float" office:value="10">
            <text:p>10</text:p>
          </table:table-cell>
          <table:table-cell table:formula="of:=RANK(INDIRECT(ADDRESS(47;9;4));INDIRECT(ADDRESS(47;2;4)):INDIRECT(ADDRESS(47;11;4));1)" office:value-type="float" office:value="6">
            <text:p>6</text:p>
          </table:table-cell>
          <table:table-cell table:formula="of:=RANK(INDIRECT(ADDRESS(47;10;4));INDIRECT(ADDRESS(47;2;4)):INDIRECT(ADDRESS(47;11;4));1)" office:value-type="float" office:value="3">
            <text:p>3</text:p>
          </table:table-cell>
          <table:table-cell table:formula="of:=RANK(INDIRECT(ADDRESS(47;11;4));INDIRECT(ADDRESS(47;2;4)):INDIRECT(ADDRESS(4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5">
            <text:p>5</text:p>
          </table:table-cell>
          <table:table-cell table:formula="of:=RANK(INDIRECT(ADDRESS(48;3;4));INDIRECT(ADDRESS(48;2;4)):INDIRECT(ADDRESS(48;11;4));1)" office:value-type="float" office:value="3">
            <text:p>3</text:p>
          </table:table-cell>
          <table:table-cell table:formula="of:=RANK(INDIRECT(ADDRESS(48;4;4));INDIRECT(ADDRESS(48;2;4)):INDIRECT(ADDRESS(48;11;4));1)" office:value-type="float" office:value="9">
            <text:p>9</text:p>
          </table:table-cell>
          <table:table-cell table:formula="of:=RANK(INDIRECT(ADDRESS(48;5;4));INDIRECT(ADDRESS(48;2;4)):INDIRECT(ADDRESS(48;11;4));1)" office:value-type="float" office:value="8">
            <text:p>8</text:p>
          </table:table-cell>
          <table:table-cell table:formula="of:=RANK(INDIRECT(ADDRESS(48;6;4));INDIRECT(ADDRESS(48;2;4)):INDIRECT(ADDRESS(48;11;4));1)" office:value-type="float" office:value="6">
            <text:p>6</text:p>
          </table:table-cell>
          <table:table-cell table:formula="of:=RANK(INDIRECT(ADDRESS(48;7;4));INDIRECT(ADDRESS(48;2;4)):INDIRECT(ADDRESS(48;11;4));1)" office:value-type="float" office:value="1">
            <text:p>1</text:p>
          </table:table-cell>
          <table:table-cell table:formula="of:=RANK(INDIRECT(ADDRESS(48;8;4));INDIRECT(ADDRESS(48;2;4)):INDIRECT(ADDRESS(48;11;4));1)" office:value-type="float" office:value="10">
            <text:p>10</text:p>
          </table:table-cell>
          <table:table-cell table:formula="of:=RANK(INDIRECT(ADDRESS(48;9;4));INDIRECT(ADDRESS(48;2;4)):INDIRECT(ADDRESS(48;11;4));1)" office:value-type="float" office:value="4">
            <text:p>4</text:p>
          </table:table-cell>
          <table:table-cell table:formula="of:=RANK(INDIRECT(ADDRESS(48;10;4));INDIRECT(ADDRESS(48;2;4)):INDIRECT(ADDRESS(48;11;4));1)" office:value-type="float" office:value="7">
            <text:p>7</text:p>
          </table:table-cell>
          <table:table-cell table:formula="of:=RANK(INDIRECT(ADDRESS(48;11;4));INDIRECT(ADDRESS(48;2;4)):INDIRECT(ADDRESS(48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5">
            <text:p>5</text:p>
          </table:table-cell>
          <table:table-cell table:formula="of:=RANK(INDIRECT(ADDRESS(49;3;4));INDIRECT(ADDRESS(49;2;4)):INDIRECT(ADDRESS(49;11;4));1)" office:value-type="float" office:value="4">
            <text:p>4</text:p>
          </table:table-cell>
          <table:table-cell table:formula="of:=RANK(INDIRECT(ADDRESS(49;4;4));INDIRECT(ADDRESS(49;2;4)):INDIRECT(ADDRESS(49;11;4));1)" office:value-type="float" office:value="7">
            <text:p>7</text:p>
          </table:table-cell>
          <table:table-cell table:formula="of:=RANK(INDIRECT(ADDRESS(49;5;4));INDIRECT(ADDRESS(49;2;4)):INDIRECT(ADDRESS(49;11;4));1)" office:value-type="float" office:value="6">
            <text:p>6</text:p>
          </table:table-cell>
          <table:table-cell table:formula="of:=RANK(INDIRECT(ADDRESS(49;6;4));INDIRECT(ADDRESS(49;2;4)):INDIRECT(ADDRESS(49;11;4));1)" office:value-type="float" office:value="2">
            <text:p>2</text:p>
          </table:table-cell>
          <table:table-cell table:formula="of:=RANK(INDIRECT(ADDRESS(49;7;4));INDIRECT(ADDRESS(49;2;4)):INDIRECT(ADDRESS(49;11;4));1)" office:value-type="float" office:value="8">
            <text:p>8</text:p>
          </table:table-cell>
          <table:table-cell table:formula="of:=RANK(INDIRECT(ADDRESS(49;8;4));INDIRECT(ADDRESS(49;2;4)):INDIRECT(ADDRESS(49;11;4));1)" office:value-type="float" office:value="8">
            <text:p>8</text:p>
          </table:table-cell>
          <table:table-cell table:formula="of:=RANK(INDIRECT(ADDRESS(49;9;4));INDIRECT(ADDRESS(49;2;4)):INDIRECT(ADDRESS(49;11;4));1)" office:value-type="float" office:value="3">
            <text:p>3</text:p>
          </table:table-cell>
          <table:table-cell table:formula="of:=RANK(INDIRECT(ADDRESS(49;10;4));INDIRECT(ADDRESS(49;2;4)):INDIRECT(ADDRESS(49;11;4));1)" office:value-type="float" office:value="8">
            <text:p>8</text:p>
          </table:table-cell>
          <table:table-cell table:formula="of:=RANK(INDIRECT(ADDRESS(49;11;4));INDIRECT(ADDRESS(49;2;4)):INDIRECT(ADDRESS(4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7">
            <text:p>7</text:p>
          </table:table-cell>
          <table:table-cell table:formula="of:=RANK(INDIRECT(ADDRESS(50;3;4));INDIRECT(ADDRESS(50;2;4)):INDIRECT(ADDRESS(50;11;4));1)" office:value-type="float" office:value="5">
            <text:p>5</text:p>
          </table:table-cell>
          <table:table-cell table:formula="of:=RANK(INDIRECT(ADDRESS(50;4;4));INDIRECT(ADDRESS(50;2;4)):INDIRECT(ADDRESS(50;11;4));1)" office:value-type="float" office:value="8">
            <text:p>8</text:p>
          </table:table-cell>
          <table:table-cell table:formula="of:=RANK(INDIRECT(ADDRESS(50;5;4));INDIRECT(ADDRESS(50;2;4)):INDIRECT(ADDRESS(50;11;4));1)" office:value-type="float" office:value="2">
            <text:p>2</text:p>
          </table:table-cell>
          <table:table-cell table:formula="of:=RANK(INDIRECT(ADDRESS(50;6;4));INDIRECT(ADDRESS(50;2;4)):INDIRECT(ADDRESS(50;11;4));1)" office:value-type="float" office:value="1">
            <text:p>1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9">
            <text:p>9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3">
            <text:p>3</text:p>
          </table:table-cell>
          <table:table-cell table:formula="of:=RANK(INDIRECT(ADDRESS(50;11;4));INDIRECT(ADDRESS(50;2;4)):INDIRECT(ADDRESS(50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5">
            <text:p>5</text:p>
          </table:table-cell>
          <table:table-cell table:formula="of:=RANK(INDIRECT(ADDRESS(51;3;4));INDIRECT(ADDRESS(51;2;4)):INDIRECT(ADDRESS(51;11;4));1)" office:value-type="float" office:value="3">
            <text:p>3</text:p>
          </table:table-cell>
          <table:table-cell table:formula="of:=RANK(INDIRECT(ADDRESS(51;4;4));INDIRECT(ADDRESS(51;2;4)):INDIRECT(ADDRESS(51;11;4));1)" office:value-type="float" office:value="9">
            <text:p>9</text:p>
          </table:table-cell>
          <table:table-cell table:formula="of:=RANK(INDIRECT(ADDRESS(51;5;4));INDIRECT(ADDRESS(51;2;4)):INDIRECT(ADDRESS(51;11;4));1)" office:value-type="float" office:value="7">
            <text:p>7</text:p>
          </table:table-cell>
          <table:table-cell table:formula="of:=RANK(INDIRECT(ADDRESS(51;6;4));INDIRECT(ADDRESS(51;2;4)):INDIRECT(ADDRESS(51;11;4));1)" office:value-type="float" office:value="1">
            <text:p>1</text:p>
          </table:table-cell>
          <table:table-cell table:formula="of:=RANK(INDIRECT(ADDRESS(51;7;4));INDIRECT(ADDRESS(51;2;4)):INDIRECT(ADDRESS(51;11;4));1)" office:value-type="float" office:value="8">
            <text:p>8</text:p>
          </table:table-cell>
          <table:table-cell table:formula="of:=RANK(INDIRECT(ADDRESS(51;8;4));INDIRECT(ADDRESS(51;2;4)):INDIRECT(ADDRESS(51;11;4));1)" office:value-type="float" office:value="10">
            <text:p>10</text:p>
          </table:table-cell>
          <table:table-cell table:formula="of:=RANK(INDIRECT(ADDRESS(51;9;4));INDIRECT(ADDRESS(51;2;4)):INDIRECT(ADDRESS(51;11;4));1)" office:value-type="float" office:value="6">
            <text:p>6</text:p>
          </table:table-cell>
          <table:table-cell table:formula="of:=RANK(INDIRECT(ADDRESS(51;10;4));INDIRECT(ADDRESS(51;2;4)):INDIRECT(ADDRESS(51;11;4));1)" office:value-type="float" office:value="2">
            <text:p>2</text:p>
          </table:table-cell>
          <table:table-cell table:formula="of:=RANK(INDIRECT(ADDRESS(51;11;4));INDIRECT(ADDRESS(51;2;4)):INDIRECT(ADDRESS(51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6">
            <text:p>6</text:p>
          </table:table-cell>
          <table:table-cell table:formula="of:=RANK(INDIRECT(ADDRESS(52;3;4));INDIRECT(ADDRESS(52;2;4)):INDIRECT(ADDRESS(52;11;4));1)" office:value-type="float" office:value="5">
            <text:p>5</text:p>
          </table:table-cell>
          <table:table-cell table:formula="of:=RANK(INDIRECT(ADDRESS(52;4;4));INDIRECT(ADDRESS(52;2;4)):INDIRECT(ADDRESS(52;11;4));1)" office:value-type="float" office:value="4">
            <text:p>4</text:p>
          </table:table-cell>
          <table:table-cell table:formula="of:=RANK(INDIRECT(ADDRESS(52;5;4));INDIRECT(ADDRESS(52;2;4)):INDIRECT(ADDRESS(52;11;4));1)" office:value-type="float" office:value="2">
            <text:p>2</text:p>
          </table:table-cell>
          <table:table-cell table:formula="of:=RANK(INDIRECT(ADDRESS(52;6;4));INDIRECT(ADDRESS(52;2;4)):INDIRECT(ADDRESS(52;11;4));1)" office:value-type="float" office:value="6">
            <text:p>6</text:p>
          </table:table-cell>
          <table:table-cell table:formula="of:=RANK(INDIRECT(ADDRESS(52;7;4));INDIRECT(ADDRESS(52;2;4)):INDIRECT(ADDRESS(52;11;4));1)" office:value-type="float" office:value="1">
            <text:p>1</text:p>
          </table:table-cell>
          <table:table-cell table:formula="of:=RANK(INDIRECT(ADDRESS(52;8;4));INDIRECT(ADDRESS(52;2;4)):INDIRECT(ADDRESS(52;11;4));1)" office:value-type="float" office:value="6">
            <text:p>6</text:p>
          </table:table-cell>
          <table:table-cell table:formula="of:=RANK(INDIRECT(ADDRESS(52;9;4));INDIRECT(ADDRESS(52;2;4)):INDIRECT(ADDRESS(52;11;4));1)" office:value-type="float" office:value="3">
            <text:p>3</text:p>
          </table:table-cell>
          <table:table-cell table:formula="of:=RANK(INDIRECT(ADDRESS(52;10;4));INDIRECT(ADDRESS(52;2;4)):INDIRECT(ADDRESS(52;11;4));1)" office:value-type="float" office:value="6">
            <text:p>6</text:p>
          </table:table-cell>
          <table:table-cell table:formula="of:=RANK(INDIRECT(ADDRESS(52;11;4));INDIRECT(ADDRESS(52;2;4)):INDIRECT(ADDRESS(52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7">
            <text:p>7</text:p>
          </table:table-cell>
          <table:table-cell table:formula="of:=RANK(INDIRECT(ADDRESS(53;3;4));INDIRECT(ADDRESS(53;2;4)):INDIRECT(ADDRESS(53;11;4));1)" office:value-type="float" office:value="6">
            <text:p>6</text:p>
          </table:table-cell>
          <table:table-cell table:formula="of:=RANK(INDIRECT(ADDRESS(53;4;4));INDIRECT(ADDRESS(53;2;4)):INDIRECT(ADDRESS(53;11;4));1)" office:value-type="float" office:value="8">
            <text:p>8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3">
            <text:p>3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9">
            <text:p>9</text:p>
          </table:table-cell>
          <table:table-cell table:formula="of:=RANK(INDIRECT(ADDRESS(53;9;4));INDIRECT(ADDRESS(53;2;4)):INDIRECT(ADDRESS(53;11;4));1)" office:value-type="float" office:value="5">
            <text:p>5</text:p>
          </table:table-cell>
          <table:table-cell table:formula="of:=RANK(INDIRECT(ADDRESS(53;10;4));INDIRECT(ADDRESS(53;2;4)):INDIRECT(ADDRESS(53;11;4));1)" office:value-type="float" office:value="2">
            <text:p>2</text:p>
          </table:table-cell>
          <table:table-cell table:formula="of:=RANK(INDIRECT(ADDRESS(53;11;4));INDIRECT(ADDRESS(53;2;4)):INDIRECT(ADDRESS(5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2">
            <text:p>2</text:p>
          </table:table-cell>
          <table:table-cell table:formula="of:=RANK(INDIRECT(ADDRESS(54;3;4));INDIRECT(ADDRESS(54;2;4)):INDIRECT(ADDRESS(54;11;4));1)" office:value-type="float" office:value="4">
            <text:p>4</text:p>
          </table:table-cell>
          <table:table-cell table:formula="of:=RANK(INDIRECT(ADDRESS(54;4;4));INDIRECT(ADDRESS(54;2;4)):INDIRECT(ADDRESS(54;11;4));1)" office:value-type="float" office:value="8">
            <text:p>8</text:p>
          </table:table-cell>
          <table:table-cell table:formula="of:=RANK(INDIRECT(ADDRESS(54;5;4));INDIRECT(ADDRESS(54;2;4)):INDIRECT(ADDRESS(54;11;4));1)" office:value-type="float" office:value="5">
            <text:p>5</text:p>
          </table:table-cell>
          <table:table-cell table:formula="of:=RANK(INDIRECT(ADDRESS(54;6;4));INDIRECT(ADDRESS(54;2;4)):INDIRECT(ADDRESS(54;11;4));1)" office:value-type="float" office:value="6">
            <text:p>6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9">
            <text:p>9</text:p>
          </table:table-cell>
          <table:table-cell table:formula="of:=RANK(INDIRECT(ADDRESS(54;9;4));INDIRECT(ADDRESS(54;2;4)):INDIRECT(ADDRESS(54;11;4));1)" office:value-type="float" office:value="1">
            <text:p>1</text:p>
          </table:table-cell>
          <table:table-cell table:formula="of:=RANK(INDIRECT(ADDRESS(54;10;4));INDIRECT(ADDRESS(54;2;4)):INDIRECT(ADDRESS(54;11;4));1)" office:value-type="float" office:value="7">
            <text:p>7</text:p>
          </table:table-cell>
          <table:table-cell table:formula="of:=RANK(INDIRECT(ADDRESS(54;11;4));INDIRECT(ADDRESS(54;2;4)):INDIRECT(ADDRESS(5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2">
            <text:p>2</text:p>
          </table:table-cell>
          <table:table-cell table:formula="of:=RANK(INDIRECT(ADDRESS(55;3;4));INDIRECT(ADDRESS(55;2;4)):INDIRECT(ADDRESS(55;11;4));1)" office:value-type="float" office:value="3">
            <text:p>3</text:p>
          </table:table-cell>
          <table:table-cell table:formula="of:=RANK(INDIRECT(ADDRESS(55;4;4));INDIRECT(ADDRESS(55;2;4)):INDIRECT(ADDRESS(55;11;4));1)" office:value-type="float" office:value="5">
            <text:p>5</text:p>
          </table:table-cell>
          <table:table-cell table:formula="of:=RANK(INDIRECT(ADDRESS(55;5;4));INDIRECT(ADDRESS(55;2;4)):INDIRECT(ADDRESS(55;11;4));1)" office:value-type="float" office:value="1">
            <text:p>1</text:p>
          </table:table-cell>
          <table:table-cell table:formula="of:=RANK(INDIRECT(ADDRESS(55;6;4));INDIRECT(ADDRESS(55;2;4)):INDIRECT(ADDRESS(55;11;4));1)" office:value-type="float" office:value="5">
            <text:p>5</text:p>
          </table:table-cell>
          <table:table-cell table:formula="of:=RANK(INDIRECT(ADDRESS(55;7;4));INDIRECT(ADDRESS(55;2;4)):INDIRECT(ADDRESS(55;11;4));1)" office:value-type="float" office:value="5">
            <text:p>5</text:p>
          </table:table-cell>
          <table:table-cell table:formula="of:=RANK(INDIRECT(ADDRESS(55;8;4));INDIRECT(ADDRESS(55;2;4)):INDIRECT(ADDRESS(55;11;4));1)" office:value-type="float" office:value="5">
            <text:p>5</text:p>
          </table:table-cell>
          <table:table-cell table:formula="of:=RANK(INDIRECT(ADDRESS(55;9;4));INDIRECT(ADDRESS(55;2;4)):INDIRECT(ADDRESS(55;11;4));1)" office:value-type="float" office:value="5">
            <text:p>5</text:p>
          </table:table-cell>
          <table:table-cell table:formula="of:=RANK(INDIRECT(ADDRESS(55;10;4));INDIRECT(ADDRESS(55;2;4)):INDIRECT(ADDRESS(55;11;4));1)" office:value-type="float" office:value="5">
            <text:p>5</text:p>
          </table:table-cell>
          <table:table-cell table:formula="of:=RANK(INDIRECT(ADDRESS(55;11;4));INDIRECT(ADDRESS(55;2;4)):INDIRECT(ADDRESS(5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1">
            <text:p>1</text:p>
          </table:table-cell>
          <table:table-cell table:formula="of:=RANK(INDIRECT(ADDRESS(56;3;4));INDIRECT(ADDRESS(56;2;4)):INDIRECT(ADDRESS(56;11;4));1)" office:value-type="float" office:value="9">
            <text:p>9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7">
            <text:p>7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5">
            <text:p>5</text:p>
          </table:table-cell>
          <table:table-cell table:formula="of:=RANK(INDIRECT(ADDRESS(56;9;4));INDIRECT(ADDRESS(56;2;4)):INDIRECT(ADDRESS(56;11;4));1)" office:value-type="float" office:value="6">
            <text:p>6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3">
            <text:p>3</text:p>
          </table:table-cell>
          <table:table-cell table:formula="of:=RANK(INDIRECT(ADDRESS(57;3;4));INDIRECT(ADDRESS(57;2;4)):INDIRECT(ADDRESS(57;11;4));1)" office:value-type="float" office:value="9">
            <text:p>9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4">
            <text:p>4</text:p>
          </table:table-cell>
          <table:table-cell table:formula="of:=RANK(INDIRECT(ADDRESS(57;6;4));INDIRECT(ADDRESS(57;2;4)):INDIRECT(ADDRESS(57;11;4));1)" office:value-type="float" office:value="2">
            <text:p>2</text:p>
          </table:table-cell>
          <table:table-cell table:formula="of:=RANK(INDIRECT(ADDRESS(57;7;4));INDIRECT(ADDRESS(57;2;4)):INDIRECT(ADDRESS(57;11;4));1)" office:value-type="float" office:value="8">
            <text:p>8</text:p>
          </table:table-cell>
          <table:table-cell table:formula="of:=RANK(INDIRECT(ADDRESS(57;8;4));INDIRECT(ADDRESS(57;2;4)):INDIRECT(ADDRESS(57;11;4));1)" office:value-type="float" office:value="10">
            <text:p>10</text:p>
          </table:table-cell>
          <table:table-cell table:formula="of:=RANK(INDIRECT(ADDRESS(57;9;4));INDIRECT(ADDRESS(57;2;4)):INDIRECT(ADDRESS(57;11;4));1)" office:value-type="float" office:value="6">
            <text:p>6</text:p>
          </table:table-cell>
          <table:table-cell table:formula="of:=RANK(INDIRECT(ADDRESS(57;10;4));INDIRECT(ADDRESS(57;2;4)):INDIRECT(ADDRESS(57;11;4));1)" office:value-type="float" office:value="7">
            <text:p>7</text:p>
          </table:table-cell>
          <table:table-cell table:formula="of:=RANK(INDIRECT(ADDRESS(57;11;4));INDIRECT(ADDRESS(57;2;4)):INDIRECT(ADDRESS(5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5">
            <text:p>5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5">
            <text:p>5</text:p>
          </table:table-cell>
          <table:table-cell table:formula="of:=RANK(INDIRECT(ADDRESS(58;5;4));INDIRECT(ADDRESS(58;2;4)):INDIRECT(ADDRESS(58;11;4));1)" office:value-type="float" office:value="4">
            <text:p>4</text:p>
          </table:table-cell>
          <table:table-cell table:formula="of:=RANK(INDIRECT(ADDRESS(58;6;4));INDIRECT(ADDRESS(58;2;4)):INDIRECT(ADDRESS(58;11;4));1)" office:value-type="float" office:value="5">
            <text:p>5</text:p>
          </table:table-cell>
          <table:table-cell table:formula="of:=RANK(INDIRECT(ADDRESS(58;7;4));INDIRECT(ADDRESS(58;2;4)):INDIRECT(ADDRESS(58;11;4));1)" office:value-type="float" office:value="3">
            <text:p>3</text:p>
          </table:table-cell>
          <table:table-cell table:formula="of:=RANK(INDIRECT(ADDRESS(58;8;4));INDIRECT(ADDRESS(58;2;4)):INDIRECT(ADDRESS(58;11;4));1)" office:value-type="float" office:value="5">
            <text:p>5</text:p>
          </table:table-cell>
          <table:table-cell table:formula="of:=RANK(INDIRECT(ADDRESS(58;9;4));INDIRECT(ADDRESS(58;2;4)):INDIRECT(ADDRESS(58;11;4));1)" office:value-type="float" office:value="2">
            <text:p>2</text:p>
          </table:table-cell>
          <table:table-cell table:formula="of:=RANK(INDIRECT(ADDRESS(58;10;4));INDIRECT(ADDRESS(58;2;4)):INDIRECT(ADDRESS(58;11;4));1)" office:value-type="float" office:value="5">
            <text:p>5</text:p>
          </table:table-cell>
          <table:table-cell table:formula="of:=RANK(INDIRECT(ADDRESS(58;11;4));INDIRECT(ADDRESS(58;2;4)):INDIRECT(ADDRESS(5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2">
            <text:p>2</text:p>
          </table:table-cell>
          <table:table-cell table:formula="of:=RANK(INDIRECT(ADDRESS(59;3;4));INDIRECT(ADDRESS(59;2;4)):INDIRECT(ADDRESS(59;11;4));1)" office:value-type="float" office:value="7">
            <text:p>7</text:p>
          </table:table-cell>
          <table:table-cell table:formula="of:=RANK(INDIRECT(ADDRESS(59;4;4));INDIRECT(ADDRESS(59;2;4)):INDIRECT(ADDRESS(59;11;4));1)" office:value-type="float" office:value="6">
            <text:p>6</text:p>
          </table:table-cell>
          <table:table-cell table:formula="of:=RANK(INDIRECT(ADDRESS(59;5;4));INDIRECT(ADDRESS(59;2;4)):INDIRECT(ADDRESS(59;11;4));1)" office:value-type="float" office:value="3">
            <text:p>3</text:p>
          </table:table-cell>
          <table:table-cell table:formula="of:=RANK(INDIRECT(ADDRESS(59;6;4));INDIRECT(ADDRESS(59;2;4)):INDIRECT(ADDRESS(59;11;4));1)" office:value-type="float" office:value="8">
            <text:p>8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8">
            <text:p>8</text:p>
          </table:table-cell>
          <table:table-cell table:formula="of:=RANK(INDIRECT(ADDRESS(59;9;4));INDIRECT(ADDRESS(59;2;4)):INDIRECT(ADDRESS(59;11;4));1)" office:value-type="float" office:value="4">
            <text:p>4</text:p>
          </table:table-cell>
          <table:table-cell table:formula="of:=RANK(INDIRECT(ADDRESS(59;10;4));INDIRECT(ADDRESS(59;2;4)):INDIRECT(ADDRESS(59;11;4));1)" office:value-type="float" office:value="8">
            <text:p>8</text:p>
          </table:table-cell>
          <table:table-cell table:formula="of:=RANK(INDIRECT(ADDRESS(59;11;4));INDIRECT(ADDRESS(59;2;4)):INDIRECT(ADDRESS(59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8">
            <text:p>8</text:p>
          </table:table-cell>
          <table:table-cell table:formula="of:=RANK(INDIRECT(ADDRESS(60;4;4));INDIRECT(ADDRESS(60;2;4)):INDIRECT(ADDRESS(60;11;4));1)" office:value-type="float" office:value="10">
            <text:p>10</text:p>
          </table:table-cell>
          <table:table-cell table:formula="of:=RANK(INDIRECT(ADDRESS(60;5;4));INDIRECT(ADDRESS(60;2;4)):INDIRECT(ADDRESS(60;11;4));1)" office:value-type="float" office:value="2">
            <text:p>2</text:p>
          </table:table-cell>
          <table:table-cell table:formula="of:=RANK(INDIRECT(ADDRESS(60;6;4));INDIRECT(ADDRESS(60;2;4)):INDIRECT(ADDRESS(60;11;4));1)" office:value-type="float" office:value="6">
            <text:p>6</text:p>
          </table:table-cell>
          <table:table-cell table:formula="of:=RANK(INDIRECT(ADDRESS(60;7;4));INDIRECT(ADDRESS(60;2;4)):INDIRECT(ADDRESS(60;11;4));1)" office:value-type="float" office:value="9">
            <text:p>9</text:p>
          </table:table-cell>
          <table:table-cell table:formula="of:=RANK(INDIRECT(ADDRESS(60;8;4));INDIRECT(ADDRESS(60;2;4)):INDIRECT(ADDRESS(60;11;4));1)" office:value-type="float" office:value="5">
            <text:p>5</text:p>
          </table:table-cell>
          <table:table-cell table:formula="of:=RANK(INDIRECT(ADDRESS(60;9;4));INDIRECT(ADDRESS(60;2;4)):INDIRECT(ADDRESS(60;11;4));1)" office:value-type="float" office:value="4">
            <text:p>4</text:p>
          </table:table-cell>
          <table:table-cell table:formula="of:=RANK(INDIRECT(ADDRESS(60;10;4));INDIRECT(ADDRESS(60;2;4)):INDIRECT(ADDRESS(60;11;4));1)" office:value-type="float" office:value="7">
            <text:p>7</text:p>
          </table:table-cell>
          <table:table-cell table:formula="of:=RANK(INDIRECT(ADDRESS(60;11;4));INDIRECT(ADDRESS(60;2;4)):INDIRECT(ADDRESS(60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7">
            <text:p>7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9">
            <text:p>9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10">
            <text:p>10</text:p>
          </table:table-cell>
          <table:table-cell table:formula="of:=RANK(INDIRECT(ADDRESS(61;8;4));INDIRECT(ADDRESS(61;2;4)):INDIRECT(ADDRESS(61;11;4));1)" office:value-type="float" office:value="5">
            <text:p>5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6">
            <text:p>6</text:p>
          </table:table-cell>
          <table:table-cell table:formula="of:=RANK(INDIRECT(ADDRESS(62;3;4));INDIRECT(ADDRESS(62;2;4)):INDIRECT(ADDRESS(62;11;4));1)" office:value-type="float" office:value="8">
            <text:p>8</text:p>
          </table:table-cell>
          <table:table-cell table:formula="of:=RANK(INDIRECT(ADDRESS(62;4;4));INDIRECT(ADDRESS(62;2;4)):INDIRECT(ADDRESS(62;11;4));1)" office:value-type="float" office:value="7">
            <text:p>7</text:p>
          </table:table-cell>
          <table:table-cell table:formula="of:=RANK(INDIRECT(ADDRESS(62;5;4));INDIRECT(ADDRESS(62;2;4)):INDIRECT(ADDRESS(62;11;4));1)" office:value-type="float" office:value="1">
            <text:p>1</text:p>
          </table:table-cell>
          <table:table-cell table:formula="of:=RANK(INDIRECT(ADDRESS(62;6;4));INDIRECT(ADDRESS(62;2;4)):INDIRECT(ADDRESS(62;11;4));1)" office:value-type="float" office:value="3">
            <text:p>3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9">
            <text:p>9</text:p>
          </table:table-cell>
          <table:table-cell table:formula="of:=RANK(INDIRECT(ADDRESS(62;9;4));INDIRECT(ADDRESS(62;2;4)):INDIRECT(ADDRESS(62;11;4));1)" office:value-type="float" office:value="5">
            <text:p>5</text:p>
          </table:table-cell>
          <table:table-cell table:formula="of:=RANK(INDIRECT(ADDRESS(62;10;4));INDIRECT(ADDRESS(62;2;4)):INDIRECT(ADDRESS(62;11;4));1)" office:value-type="float" office:value="2">
            <text:p>2</text:p>
          </table:table-cell>
          <table:table-cell table:formula="of:=RANK(INDIRECT(ADDRESS(62;11;4));INDIRECT(ADDRESS(62;2;4)):INDIRECT(ADDRESS(62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7">
            <text:p>7</text:p>
          </table:table-cell>
          <table:table-cell table:formula="of:=RANK(INDIRECT(ADDRESS(63;3;4));INDIRECT(ADDRESS(63;2;4)):INDIRECT(ADDRESS(63;11;4));1)" office:value-type="float" office:value="4">
            <text:p>4</text:p>
          </table:table-cell>
          <table:table-cell table:formula="of:=RANK(INDIRECT(ADDRESS(63;4;4));INDIRECT(ADDRESS(63;2;4)):INDIRECT(ADDRESS(63;11;4));1)" office:value-type="float" office:value="6">
            <text:p>6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3">
            <text:p>3</text:p>
          </table:table-cell>
          <table:table-cell table:formula="of:=RANK(INDIRECT(ADDRESS(63;7;4));INDIRECT(ADDRESS(63;2;4)):INDIRECT(ADDRESS(63;11;4));1)" office:value-type="float" office:value="8">
            <text:p>8</text:p>
          </table:table-cell>
          <table:table-cell table:formula="of:=RANK(INDIRECT(ADDRESS(63;8;4));INDIRECT(ADDRESS(63;2;4)):INDIRECT(ADDRESS(63;11;4));1)" office:value-type="float" office:value="9">
            <text:p>9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9">
            <text:p>9</text:p>
          </table:table-cell>
          <table:table-cell table:formula="of:=RANK(INDIRECT(ADDRESS(63;11;4));INDIRECT(ADDRESS(63;2;4)):INDIRECT(ADDRESS(63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3">
            <text:p>3</text:p>
          </table:table-cell>
          <table:table-cell table:formula="of:=RANK(INDIRECT(ADDRESS(64;3;4));INDIRECT(ADDRESS(64;2;4)):INDIRECT(ADDRESS(64;11;4));1)" office:value-type="float" office:value="4">
            <text:p>4</text:p>
          </table:table-cell>
          <table:table-cell table:formula="of:=RANK(INDIRECT(ADDRESS(64;4;4));INDIRECT(ADDRESS(64;2;4)):INDIRECT(ADDRESS(64;11;4));1)" office:value-type="float" office:value="4">
            <text:p>4</text:p>
          </table:table-cell>
          <table:table-cell table:formula="of:=RANK(INDIRECT(ADDRESS(64;5;4));INDIRECT(ADDRESS(64;2;4)):INDIRECT(ADDRESS(64;11;4));1)" office:value-type="float" office:value="2">
            <text:p>2</text:p>
          </table:table-cell>
          <table:table-cell table:formula="of:=RANK(INDIRECT(ADDRESS(64;6;4));INDIRECT(ADDRESS(64;2;4)):INDIRECT(ADDRESS(64;11;4));1)" office:value-type="float" office:value="4">
            <text:p>4</text:p>
          </table:table-cell>
          <table:table-cell table:formula="of:=RANK(INDIRECT(ADDRESS(64;7;4));INDIRECT(ADDRESS(64;2;4)):INDIRECT(ADDRESS(64;11;4));1)" office:value-type="float" office:value="1">
            <text:p>1</text:p>
          </table:table-cell>
          <table:table-cell table:formula="of:=RANK(INDIRECT(ADDRESS(64;8;4));INDIRECT(ADDRESS(64;2;4)):INDIRECT(ADDRESS(64;11;4));1)" office:value-type="float" office:value="4">
            <text:p>4</text:p>
          </table:table-cell>
          <table:table-cell table:formula="of:=RANK(INDIRECT(ADDRESS(64;9;4));INDIRECT(ADDRESS(64;2;4)):INDIRECT(ADDRESS(64;11;4));1)" office:value-type="float" office:value="4">
            <text:p>4</text:p>
          </table:table-cell>
          <table:table-cell table:formula="of:=RANK(INDIRECT(ADDRESS(64;10;4));INDIRECT(ADDRESS(64;2;4)):INDIRECT(ADDRESS(64;11;4));1)" office:value-type="float" office:value="4">
            <text:p>4</text:p>
          </table:table-cell>
          <table:table-cell table:formula="of:=RANK(INDIRECT(ADDRESS(64;11;4));INDIRECT(ADDRESS(64;2;4)):INDIRECT(ADDRESS(6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4">
            <text:p>4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4">
            <text:p>4</text:p>
          </table:table-cell>
          <table:table-cell table:formula="of:=RANK(INDIRECT(ADDRESS(65;5;4));INDIRECT(ADDRESS(65;2;4)):INDIRECT(ADDRESS(65;11;4));1)" office:value-type="float" office:value="4">
            <text:p>4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4">
            <text:p>4</text:p>
          </table:table-cell>
          <table:table-cell table:formula="of:=RANK(INDIRECT(ADDRESS(65;8;4));INDIRECT(ADDRESS(65;2;4)):INDIRECT(ADDRESS(65;11;4));1)" office:value-type="float" office:value="4">
            <text:p>4</text:p>
          </table:table-cell>
          <table:table-cell table:formula="of:=RANK(INDIRECT(ADDRESS(65;9;4));INDIRECT(ADDRESS(65;2;4)):INDIRECT(ADDRESS(65;11;4));1)" office:value-type="float" office:value="3">
            <text:p>3</text:p>
          </table:table-cell>
          <table:table-cell table:formula="of:=RANK(INDIRECT(ADDRESS(65;10;4));INDIRECT(ADDRESS(65;2;4)):INDIRECT(ADDRESS(65;11;4));1)" office:value-type="float" office:value="2">
            <text:p>2</text:p>
          </table:table-cell>
          <table:table-cell table:formula="of:=RANK(INDIRECT(ADDRESS(65;11;4));INDIRECT(ADDRESS(65;2;4)):INDIRECT(ADDRESS(6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8">
            <text:p>8</text:p>
          </table:table-cell>
          <table:table-cell table:formula="of:=RANK(INDIRECT(ADDRESS(66;3;4));INDIRECT(ADDRESS(66;2;4)):INDIRECT(ADDRESS(66;11;4));1)" office:value-type="float" office:value="3">
            <text:p>3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7">
            <text:p>7</text:p>
          </table:table-cell>
          <table:table-cell table:formula="of:=RANK(INDIRECT(ADDRESS(66;6;4));INDIRECT(ADDRESS(66;2;4)):INDIRECT(ADDRESS(66;11;4));1)" office:value-type="float" office:value="4">
            <text:p>4</text:p>
          </table:table-cell>
          <table:table-cell table:formula="of:=RANK(INDIRECT(ADDRESS(66;7;4));INDIRECT(ADDRESS(66;2;4)):INDIRECT(ADDRESS(66;11;4));1)" office:value-type="float" office:value="9">
            <text:p>9</text:p>
          </table:table-cell>
          <table:table-cell table:formula="of:=RANK(INDIRECT(ADDRESS(66;8;4));INDIRECT(ADDRESS(66;2;4)):INDIRECT(ADDRESS(66;11;4));1)" office:value-type="float" office:value="9">
            <text:p>9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5">
            <text:p>5</text:p>
          </table:table-cell>
          <table:table-cell table:formula="of:=RANK(INDIRECT(ADDRESS(66;11;4));INDIRECT(ADDRESS(66;2;4)):INDIRECT(ADDRESS(66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1">
            <text:p>1</text:p>
          </table:table-cell>
          <table:table-cell table:formula="of:=RANK(INDIRECT(ADDRESS(67;4;4));INDIRECT(ADDRESS(67;2;4)):INDIRECT(ADDRESS(67;11;4));1)" office:value-type="float" office:value="1">
            <text:p>1</text:p>
          </table:table-cell>
          <table:table-cell table:formula="of:=RANK(INDIRECT(ADDRESS(67;5;4));INDIRECT(ADDRESS(67;2;4)):INDIRECT(ADDRESS(67;11;4));1)" office:value-type="float" office:value="1">
            <text:p>1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1">
            <text:p>1</text:p>
          </table:table-cell>
          <table:table-cell table:formula="of:=RANK(INDIRECT(ADDRESS(67;9;4));INDIRECT(ADDRESS(67;2;4)):INDIRECT(ADDRESS(67;11;4));1)" office:value-type="float" office:value="1">
            <text:p>1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8">
            <text:p>8</text:p>
          </table:table-cell>
          <table:table-cell table:formula="of:=RANK(INDIRECT(ADDRESS(68;3;4));INDIRECT(ADDRESS(68;2;4)):INDIRECT(ADDRESS(68;11;4));1)" office:value-type="float" office:value="1">
            <text:p>1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7">
            <text:p>7</text:p>
          </table:table-cell>
          <table:table-cell table:formula="of:=RANK(INDIRECT(ADDRESS(68;9;4));INDIRECT(ADDRESS(68;2;4)):INDIRECT(ADDRESS(68;11;4));1)" office:value-type="float" office:value="9">
            <text:p>9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9">
            <text:p>9</text:p>
          </table:table-cell>
          <table:table-cell table:formula="of:=RANK(INDIRECT(ADDRESS(69;3;4));INDIRECT(ADDRESS(69;2;4)):INDIRECT(ADDRESS(69;11;4));1)" office:value-type="float" office:value="3">
            <text:p>3</text:p>
          </table:table-cell>
          <table:table-cell table:formula="of:=RANK(INDIRECT(ADDRESS(69;4;4));INDIRECT(ADDRESS(69;2;4)):INDIRECT(ADDRESS(69;11;4));1)" office:value-type="float" office:value="8">
            <text:p>8</text:p>
          </table:table-cell>
          <table:table-cell table:formula="of:=RANK(INDIRECT(ADDRESS(69;5;4));INDIRECT(ADDRESS(69;2;4)):INDIRECT(ADDRESS(69;11;4));1)" office:value-type="float" office:value="6">
            <text:p>6</text:p>
          </table:table-cell>
          <table:table-cell table:formula="of:=RANK(INDIRECT(ADDRESS(69;6;4));INDIRECT(ADDRESS(69;2;4)):INDIRECT(ADDRESS(69;11;4));1)" office:value-type="float" office:value="5">
            <text:p>5</text:p>
          </table:table-cell>
          <table:table-cell table:formula="of:=RANK(INDIRECT(ADDRESS(69;7;4));INDIRECT(ADDRESS(69;2;4)):INDIRECT(ADDRESS(69;11;4));1)" office:value-type="float" office:value="4">
            <text:p>4</text:p>
          </table:table-cell>
          <table:table-cell table:formula="of:=RANK(INDIRECT(ADDRESS(69;8;4));INDIRECT(ADDRESS(69;2;4)):INDIRECT(ADDRESS(69;11;4));1)" office:value-type="float" office:value="9">
            <text:p>9</text:p>
          </table:table-cell>
          <table:table-cell table:formula="of:=RANK(INDIRECT(ADDRESS(69;9;4));INDIRECT(ADDRESS(69;2;4)):INDIRECT(ADDRESS(69;11;4));1)" office:value-type="float" office:value="2">
            <text:p>2</text:p>
          </table:table-cell>
          <table:table-cell table:formula="of:=RANK(INDIRECT(ADDRESS(69;10;4));INDIRECT(ADDRESS(69;2;4)):INDIRECT(ADDRESS(69;11;4));1)" office:value-type="float" office:value="7">
            <text:p>7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1">
            <text:p>1</text:p>
          </table:table-cell>
          <table:table-cell table:formula="of:=RANK(INDIRECT(ADDRESS(70;3;4));INDIRECT(ADDRESS(70;2;4)):INDIRECT(ADDRESS(70;11;4));1)" office:value-type="float" office:value="1">
            <text:p>1</text:p>
          </table:table-cell>
          <table:table-cell table:formula="of:=RANK(INDIRECT(ADDRESS(70;4;4));INDIRECT(ADDRESS(70;2;4)):INDIRECT(ADDRESS(70;11;4));1)" office:value-type="float" office:value="1">
            <text:p>1</text:p>
          </table:table-cell>
          <table:table-cell table:formula="of:=RANK(INDIRECT(ADDRESS(70;5;4));INDIRECT(ADDRESS(70;2;4)):INDIRECT(ADDRESS(70;11;4));1)" office:value-type="float" office:value="1">
            <text:p>1</text:p>
          </table:table-cell>
          <table:table-cell table:formula="of:=RANK(INDIRECT(ADDRESS(70;6;4));INDIRECT(ADDRESS(70;2;4)):INDIRECT(ADDRESS(70;11;4));1)" office:value-type="float" office:value="1">
            <text:p>1</text:p>
          </table:table-cell>
          <table:table-cell table:formula="of:=RANK(INDIRECT(ADDRESS(70;7;4));INDIRECT(ADDRESS(70;2;4)):INDIRECT(ADDRESS(70;11;4));1)" office:value-type="float" office:value="1">
            <text:p>1</text:p>
          </table:table-cell>
          <table:table-cell table:formula="of:=RANK(INDIRECT(ADDRESS(70;8;4));INDIRECT(ADDRESS(70;2;4)):INDIRECT(ADDRESS(70;11;4));1)" office:value-type="float" office:value="1">
            <text:p>1</text:p>
          </table:table-cell>
          <table:table-cell table:formula="of:=RANK(INDIRECT(ADDRESS(70;9;4));INDIRECT(ADDRESS(70;2;4)):INDIRECT(ADDRESS(70;11;4));1)" office:value-type="float" office:value="1">
            <text:p>1</text:p>
          </table:table-cell>
          <table:table-cell table:formula="of:=RANK(INDIRECT(ADDRESS(70;10;4));INDIRECT(ADDRESS(70;2;4)):INDIRECT(ADDRESS(70;11;4));1)" office:value-type="float" office:value="1">
            <text:p>1</text:p>
          </table:table-cell>
          <table:table-cell table:formula="of:=RANK(INDIRECT(ADDRESS(70;11;4));INDIRECT(ADDRESS(70;2;4)):INDIRECT(ADDRESS(7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6">
            <text:p>6</text:p>
          </table:table-cell>
          <table:table-cell table:formula="of:=RANK(INDIRECT(ADDRESS(71;3;4));INDIRECT(ADDRESS(71;2;4)):INDIRECT(ADDRESS(71;11;4));1)" office:value-type="float" office:value="6">
            <text:p>6</text:p>
          </table:table-cell>
          <table:table-cell table:formula="of:=RANK(INDIRECT(ADDRESS(71;4;4));INDIRECT(ADDRESS(71;2;4)):INDIRECT(ADDRESS(71;11;4));1)" office:value-type="float" office:value="5">
            <text:p>5</text:p>
          </table:table-cell>
          <table:table-cell table:formula="of:=RANK(INDIRECT(ADDRESS(71;5;4));INDIRECT(ADDRESS(71;2;4)):INDIRECT(ADDRESS(71;11;4));1)" office:value-type="float" office:value="2">
            <text:p>2</text:p>
          </table:table-cell>
          <table:table-cell table:formula="of:=RANK(INDIRECT(ADDRESS(71;6;4));INDIRECT(ADDRESS(71;2;4)):INDIRECT(ADDRESS(71;11;4));1)" office:value-type="float" office:value="4">
            <text:p>4</text:p>
          </table:table-cell>
          <table:table-cell table:formula="of:=RANK(INDIRECT(ADDRESS(71;7;4));INDIRECT(ADDRESS(71;2;4)):INDIRECT(ADDRESS(71;11;4));1)" office:value-type="float" office:value="1">
            <text:p>1</text:p>
          </table:table-cell>
          <table:table-cell table:formula="of:=RANK(INDIRECT(ADDRESS(71;8;4));INDIRECT(ADDRESS(71;2;4)):INDIRECT(ADDRESS(71;11;4));1)" office:value-type="float" office:value="6">
            <text:p>6</text:p>
          </table:table-cell>
          <table:table-cell table:formula="of:=RANK(INDIRECT(ADDRESS(71;9;4));INDIRECT(ADDRESS(71;2;4)):INDIRECT(ADDRESS(71;11;4));1)" office:value-type="float" office:value="6">
            <text:p>6</text:p>
          </table:table-cell>
          <table:table-cell table:formula="of:=RANK(INDIRECT(ADDRESS(71;10;4));INDIRECT(ADDRESS(71;2;4)):INDIRECT(ADDRESS(71;11;4));1)" office:value-type="float" office:value="6">
            <text:p>6</text:p>
          </table:table-cell>
          <table:table-cell table:formula="of:=RANK(INDIRECT(ADDRESS(71;11;4));INDIRECT(ADDRESS(71;2;4)):INDIRECT(ADDRESS(71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8">
            <text:p>8</text:p>
          </table:table-cell>
          <table:table-cell table:formula="of:=RANK(INDIRECT(ADDRESS(72;3;4));INDIRECT(ADDRESS(72;2;4)):INDIRECT(ADDRESS(72;11;4));1)" office:value-type="float" office:value="5">
            <text:p>5</text:p>
          </table:table-cell>
          <table:table-cell table:formula="of:=RANK(INDIRECT(ADDRESS(72;4;4));INDIRECT(ADDRESS(72;2;4)):INDIRECT(ADDRESS(72;11;4));1)" office:value-type="float" office:value="7">
            <text:p>7</text:p>
          </table:table-cell>
          <table:table-cell table:formula="of:=RANK(INDIRECT(ADDRESS(72;5;4));INDIRECT(ADDRESS(72;2;4)):INDIRECT(ADDRESS(72;11;4));1)" office:value-type="float" office:value="4">
            <text:p>4</text:p>
          </table:table-cell>
          <table:table-cell table:formula="of:=RANK(INDIRECT(ADDRESS(72;6;4));INDIRECT(ADDRESS(72;2;4)):INDIRECT(ADDRESS(72;11;4));1)" office:value-type="float" office:value="3">
            <text:p>3</text:p>
          </table:table-cell>
          <table:table-cell table:formula="of:=RANK(INDIRECT(ADDRESS(72;7;4));INDIRECT(ADDRESS(72;2;4)):INDIRECT(ADDRESS(72;11;4));1)" office:value-type="float" office:value="8">
            <text:p>8</text:p>
          </table:table-cell>
          <table:table-cell table:formula="of:=RANK(INDIRECT(ADDRESS(72;8;4));INDIRECT(ADDRESS(72;2;4)):INDIRECT(ADDRESS(72;11;4));1)" office:value-type="float" office:value="8">
            <text:p>8</text:p>
          </table:table-cell>
          <table:table-cell table:formula="of:=RANK(INDIRECT(ADDRESS(72;9;4));INDIRECT(ADDRESS(72;2;4)):INDIRECT(ADDRESS(72;11;4));1)" office:value-type="float" office:value="6">
            <text:p>6</text:p>
          </table:table-cell>
          <table:table-cell table:formula="of:=RANK(INDIRECT(ADDRESS(72;10;4));INDIRECT(ADDRESS(72;2;4)):INDIRECT(ADDRESS(72;11;4));1)" office:value-type="float" office:value="2">
            <text:p>2</text:p>
          </table:table-cell>
          <table:table-cell table:formula="of:=RANK(INDIRECT(ADDRESS(72;11;4));INDIRECT(ADDRESS(72;2;4)):INDIRECT(ADDRESS(7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10">
            <text:p>10</text:p>
          </table:table-cell>
          <table:table-cell table:formula="of:=RANK(INDIRECT(ADDRESS(73;4;4));INDIRECT(ADDRESS(73;2;4)):INDIRECT(ADDRESS(73;11;4));1)" office:value-type="float" office:value="7">
            <text:p>7</text:p>
          </table:table-cell>
          <table:table-cell table:formula="of:=RANK(INDIRECT(ADDRESS(73;5;4));INDIRECT(ADDRESS(73;2;4)):INDIRECT(ADDRESS(73;11;4));1)" office:value-type="float" office:value="3">
            <text:p>3</text:p>
          </table:table-cell>
          <table:table-cell table:formula="of:=RANK(INDIRECT(ADDRESS(73;6;4));INDIRECT(ADDRESS(73;2;4)):INDIRECT(ADDRESS(73;11;4));1)" office:value-type="float" office:value="4">
            <text:p>4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9">
            <text:p>9</text:p>
          </table:table-cell>
          <table:table-cell table:formula="of:=RANK(INDIRECT(ADDRESS(73;9;4));INDIRECT(ADDRESS(73;2;4)):INDIRECT(ADDRESS(73;11;4));1)" office:value-type="float" office:value="8">
            <text:p>8</text:p>
          </table:table-cell>
          <table:table-cell table:formula="of:=RANK(INDIRECT(ADDRESS(73;10;4));INDIRECT(ADDRESS(73;2;4)):INDIRECT(ADDRESS(73;11;4));1)" office:value-type="float" office:value="5">
            <text:p>5</text:p>
          </table:table-cell>
          <table:table-cell table:formula="of:=RANK(INDIRECT(ADDRESS(73;11;4));INDIRECT(ADDRESS(73;2;4)):INDIRECT(ADDRESS(73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5">
            <text:p>5</text:p>
          </table:table-cell>
          <table:table-cell table:formula="of:=RANK(INDIRECT(ADDRESS(74;3;4));INDIRECT(ADDRESS(74;2;4)):INDIRECT(ADDRESS(74;11;4));1)" office:value-type="float" office:value="2">
            <text:p>2</text:p>
          </table:table-cell>
          <table:table-cell table:formula="of:=RANK(INDIRECT(ADDRESS(74;4;4));INDIRECT(ADDRESS(74;2;4)):INDIRECT(ADDRESS(74;11;4));1)" office:value-type="float" office:value="4">
            <text:p>4</text:p>
          </table:table-cell>
          <table:table-cell table:formula="of:=RANK(INDIRECT(ADDRESS(74;5;4));INDIRECT(ADDRESS(74;2;4)):INDIRECT(ADDRESS(74;11;4));1)" office:value-type="float" office:value="5">
            <text:p>5</text:p>
          </table:table-cell>
          <table:table-cell table:formula="of:=RANK(INDIRECT(ADDRESS(74;6;4));INDIRECT(ADDRESS(74;2;4)):INDIRECT(ADDRESS(74;11;4));1)" office:value-type="float" office:value="3">
            <text:p>3</text:p>
          </table:table-cell>
          <table:table-cell table:formula="of:=RANK(INDIRECT(ADDRESS(74;7;4));INDIRECT(ADDRESS(74;2;4)):INDIRECT(ADDRESS(74;11;4));1)" office:value-type="float" office:value="5">
            <text:p>5</text:p>
          </table:table-cell>
          <table:table-cell table:formula="of:=RANK(INDIRECT(ADDRESS(74;8;4));INDIRECT(ADDRESS(74;2;4)):INDIRECT(ADDRESS(74;11;4));1)" office:value-type="float" office:value="5">
            <text:p>5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5">
            <text:p>5</text:p>
          </table:table-cell>
          <table:table-cell table:formula="of:=RANK(INDIRECT(ADDRESS(74;11;4));INDIRECT(ADDRESS(74;2;4)):INDIRECT(ADDRESS(74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6">
            <text:p>6</text:p>
          </table:table-cell>
          <table:table-cell table:formula="of:=RANK(INDIRECT(ADDRESS(75;3;4));INDIRECT(ADDRESS(75;2;4)):INDIRECT(ADDRESS(75;11;4));1)" office:value-type="float" office:value="4">
            <text:p>4</text:p>
          </table:table-cell>
          <table:table-cell table:formula="of:=RANK(INDIRECT(ADDRESS(75;4;4));INDIRECT(ADDRESS(75;2;4)):INDIRECT(ADDRESS(75;11;4));1)" office:value-type="float" office:value="5">
            <text:p>5</text:p>
          </table:table-cell>
          <table:table-cell table:formula="of:=RANK(INDIRECT(ADDRESS(75;5;4));INDIRECT(ADDRESS(75;2;4)):INDIRECT(ADDRESS(75;11;4));1)" office:value-type="float" office:value="6">
            <text:p>6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6">
            <text:p>6</text:p>
          </table:table-cell>
          <table:table-cell table:formula="of:=RANK(INDIRECT(ADDRESS(75;8;4));INDIRECT(ADDRESS(75;2;4)):INDIRECT(ADDRESS(75;11;4));1)" office:value-type="float" office:value="6">
            <text:p>6</text:p>
          </table:table-cell>
          <table:table-cell table:formula="of:=RANK(INDIRECT(ADDRESS(75;9;4));INDIRECT(ADDRESS(75;2;4)):INDIRECT(ADDRESS(75;11;4));1)" office:value-type="float" office:value="2">
            <text:p>2</text:p>
          </table:table-cell>
          <table:table-cell table:formula="of:=RANK(INDIRECT(ADDRESS(75;10;4));INDIRECT(ADDRESS(75;2;4)):INDIRECT(ADDRESS(75;11;4));1)" office:value-type="float" office:value="6">
            <text:p>6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3">
            <text:p>3</text:p>
          </table:table-cell>
          <table:table-cell table:formula="of:=RANK(INDIRECT(ADDRESS(76;3;4));INDIRECT(ADDRESS(76;2;4)):INDIRECT(ADDRESS(76;11;4));1)" office:value-type="float" office:value="3">
            <text:p>3</text:p>
          </table:table-cell>
          <table:table-cell table:formula="of:=RANK(INDIRECT(ADDRESS(76;4;4));INDIRECT(ADDRESS(76;2;4)):INDIRECT(ADDRESS(76;11;4));1)" office:value-type="float" office:value="3">
            <text:p>3</text:p>
          </table:table-cell>
          <table:table-cell table:formula="of:=RANK(INDIRECT(ADDRESS(76;5;4));INDIRECT(ADDRESS(76;2;4)):INDIRECT(ADDRESS(76;11;4));1)" office:value-type="float" office:value="2">
            <text:p>2</text:p>
          </table:table-cell>
          <table:table-cell table:formula="of:=RANK(INDIRECT(ADDRESS(76;6;4));INDIRECT(ADDRESS(76;2;4)):INDIRECT(ADDRESS(76;11;4));1)" office:value-type="float" office:value="3">
            <text:p>3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3">
            <text:p>3</text:p>
          </table:table-cell>
          <table:table-cell table:formula="of:=RANK(INDIRECT(ADDRESS(76;9;4));INDIRECT(ADDRESS(76;2;4)):INDIRECT(ADDRESS(76;11;4));1)" office:value-type="float" office:value="3">
            <text:p>3</text:p>
          </table:table-cell>
          <table:table-cell table:formula="of:=RANK(INDIRECT(ADDRESS(76;10;4));INDIRECT(ADDRESS(76;2;4)):INDIRECT(ADDRESS(76;11;4));1)" office:value-type="float" office:value="3">
            <text:p>3</text:p>
          </table:table-cell>
          <table:table-cell table:formula="of:=RANK(INDIRECT(ADDRESS(76;11;4));INDIRECT(ADDRESS(76;2;4)):INDIRECT(ADDRESS(76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6">
            <text:p>6</text:p>
          </table:table-cell>
          <table:table-cell table:formula="of:=RANK(INDIRECT(ADDRESS(77;5;4));INDIRECT(ADDRESS(77;2;4)):INDIRECT(ADDRESS(77;11;4));1)" office:value-type="float" office:value="7">
            <text:p>7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7">
            <text:p>7</text:p>
          </table:table-cell>
          <table:table-cell table:formula="of:=RANK(INDIRECT(ADDRESS(77;8;4));INDIRECT(ADDRESS(77;2;4)):INDIRECT(ADDRESS(77;11;4));1)" office:value-type="float" office:value="7">
            <text:p>7</text:p>
          </table:table-cell>
          <table:table-cell table:formula="of:=RANK(INDIRECT(ADDRESS(77;9;4));INDIRECT(ADDRESS(77;2;4)):INDIRECT(ADDRESS(77;11;4));1)" office:value-type="float" office:value="7">
            <text:p>7</text:p>
          </table:table-cell>
          <table:table-cell table:formula="of:=RANK(INDIRECT(ADDRESS(77;10;4));INDIRECT(ADDRESS(77;2;4)):INDIRECT(ADDRESS(77;11;4));1)" office:value-type="float" office:value="2">
            <text:p>2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7">
            <text:p>7</text:p>
          </table:table-cell>
          <table:table-cell table:formula="of:=RANK(INDIRECT(ADDRESS(78;3;4));INDIRECT(ADDRESS(78;2;4)):INDIRECT(ADDRESS(78;11;4));1)" office:value-type="float" office:value="2">
            <text:p>2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7">
            <text:p>7</text:p>
          </table:table-cell>
          <table:table-cell table:formula="of:=RANK(INDIRECT(ADDRESS(78;6;4));INDIRECT(ADDRESS(78;2;4)):INDIRECT(ADDRESS(78;11;4));1)" office:value-type="float" office:value="5">
            <text:p>5</text:p>
          </table:table-cell>
          <table:table-cell table:formula="of:=RANK(INDIRECT(ADDRESS(78;7;4));INDIRECT(ADDRESS(78;2;4)):INDIRECT(ADDRESS(78;11;4));1)" office:value-type="float" office:value="7">
            <text:p>7</text:p>
          </table:table-cell>
          <table:table-cell table:formula="of:=RANK(INDIRECT(ADDRESS(78;8;4));INDIRECT(ADDRESS(78;2;4)):INDIRECT(ADDRESS(78;11;4));1)" office:value-type="float" office:value="7">
            <text:p>7</text:p>
          </table:table-cell>
          <table:table-cell table:formula="of:=RANK(INDIRECT(ADDRESS(78;9;4));INDIRECT(ADDRESS(78;2;4)):INDIRECT(ADDRESS(78;11;4));1)" office:value-type="float" office:value="3">
            <text:p>3</text:p>
          </table:table-cell>
          <table:table-cell table:formula="of:=RANK(INDIRECT(ADDRESS(78;10;4));INDIRECT(ADDRESS(78;2;4)):INDIRECT(ADDRESS(78;11;4));1)" office:value-type="float" office:value="4">
            <text:p>4</text:p>
          </table:table-cell>
          <table:table-cell table:formula="of:=RANK(INDIRECT(ADDRESS(78;11;4));INDIRECT(ADDRESS(78;2;4)):INDIRECT(ADDRESS(7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1">
            <text:p>1</text:p>
          </table:table-cell>
          <table:table-cell table:formula="of:=RANK(INDIRECT(ADDRESS(79;3;4));INDIRECT(ADDRESS(79;2;4)):INDIRECT(ADDRESS(79;11;4));1)" office:value-type="float" office:value="1">
            <text:p>1</text:p>
          </table:table-cell>
          <table:table-cell table:formula="of:=RANK(INDIRECT(ADDRESS(79;4;4));INDIRECT(ADDRESS(79;2;4)):INDIRECT(ADDRESS(79;11;4));1)" office:value-type="float" office:value="1">
            <text:p>1</text:p>
          </table:table-cell>
          <table:table-cell table:formula="of:=RANK(INDIRECT(ADDRESS(79;5;4));INDIRECT(ADDRESS(79;2;4)):INDIRECT(ADDRESS(79;11;4));1)" office:value-type="float" office:value="1">
            <text:p>1</text:p>
          </table:table-cell>
          <table:table-cell table:formula="of:=RANK(INDIRECT(ADDRESS(79;6;4));INDIRECT(ADDRESS(79;2;4)):INDIRECT(ADDRESS(79;11;4));1)" office:value-type="float" office:value="1">
            <text:p>1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1">
            <text:p>1</text:p>
          </table:table-cell>
          <table:table-cell table:formula="of:=RANK(INDIRECT(ADDRESS(79;9;4));INDIRECT(ADDRESS(79;2;4)):INDIRECT(ADDRESS(79;11;4));1)" office:value-type="float" office:value="1">
            <text:p>1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6">
            <text:p>6</text:p>
          </table:table-cell>
          <table:table-cell table:formula="of:=RANK(INDIRECT(ADDRESS(80;3;4));INDIRECT(ADDRESS(80;2;4)):INDIRECT(ADDRESS(80;11;4));1)" office:value-type="float" office:value="8">
            <text:p>8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1">
            <text:p>1</text:p>
          </table:table-cell>
          <table:table-cell table:formula="of:=RANK(INDIRECT(ADDRESS(80;6;4));INDIRECT(ADDRESS(80;2;4)):INDIRECT(ADDRESS(80;11;4));1)" office:value-type="float" office:value="9">
            <text:p>9</text:p>
          </table:table-cell>
          <table:table-cell table:formula="of:=RANK(INDIRECT(ADDRESS(80;7;4));INDIRECT(ADDRESS(80;2;4)):INDIRECT(ADDRESS(80;11;4));1)" office:value-type="float" office:value="7">
            <text:p>7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7">
            <text:p>7</text:p>
          </table:table-cell>
          <table:table-cell table:formula="of:=RANK(INDIRECT(ADDRESS(81;3;4));INDIRECT(ADDRESS(81;2;4)):INDIRECT(ADDRESS(81;11;4));1)" office:value-type="float" office:value="3">
            <text:p>3</text:p>
          </table:table-cell>
          <table:table-cell table:formula="of:=RANK(INDIRECT(ADDRESS(81;4;4));INDIRECT(ADDRESS(81;2;4)):INDIRECT(ADDRESS(81;11;4));1)" office:value-type="float" office:value="4">
            <text:p>4</text:p>
          </table:table-cell>
          <table:table-cell table:formula="of:=RANK(INDIRECT(ADDRESS(81;5;4));INDIRECT(ADDRESS(81;2;4)):INDIRECT(ADDRESS(81;11;4));1)" office:value-type="float" office:value="7">
            <text:p>7</text:p>
          </table:table-cell>
          <table:table-cell table:formula="of:=RANK(INDIRECT(ADDRESS(81;6;4));INDIRECT(ADDRESS(81;2;4)):INDIRECT(ADDRESS(81;11;4));1)" office:value-type="float" office:value="7">
            <text:p>7</text:p>
          </table:table-cell>
          <table:table-cell table:formula="of:=RANK(INDIRECT(ADDRESS(81;7;4));INDIRECT(ADDRESS(81;2;4)):INDIRECT(ADDRESS(81;11;4));1)" office:value-type="float" office:value="6">
            <text:p>6</text:p>
          </table:table-cell>
          <table:table-cell table:formula="of:=RANK(INDIRECT(ADDRESS(81;8;4));INDIRECT(ADDRESS(81;2;4)):INDIRECT(ADDRESS(81;11;4));1)" office:value-type="float" office:value="7">
            <text:p>7</text:p>
          </table:table-cell>
          <table:table-cell table:formula="of:=RANK(INDIRECT(ADDRESS(81;9;4));INDIRECT(ADDRESS(81;2;4)):INDIRECT(ADDRESS(81;11;4));1)" office:value-type="float" office:value="5">
            <text:p>5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1">
            <text:p>1</text:p>
          </table:table-cell>
          <table:table-cell table:formula="of:=RANK(INDIRECT(ADDRESS(82;3;4));INDIRECT(ADDRESS(82;2;4)):INDIRECT(ADDRESS(82;11;4));1)" office:value-type="float" office:value="1">
            <text:p>1</text:p>
          </table:table-cell>
          <table:table-cell table:formula="of:=RANK(INDIRECT(ADDRESS(82;4;4));INDIRECT(ADDRESS(82;2;4)):INDIRECT(ADDRESS(82;11;4));1)" office:value-type="float" office:value="1">
            <text:p>1</text:p>
          </table:table-cell>
          <table:table-cell table:formula="of:=RANK(INDIRECT(ADDRESS(82;5;4));INDIRECT(ADDRESS(82;2;4)):INDIRECT(ADDRESS(82;11;4));1)" office:value-type="float" office:value="1">
            <text:p>1</text:p>
          </table:table-cell>
          <table:table-cell table:formula="of:=RANK(INDIRECT(ADDRESS(82;6;4));INDIRECT(ADDRESS(82;2;4)):INDIRECT(ADDRESS(82;11;4));1)" office:value-type="float" office:value="1">
            <text:p>1</text:p>
          </table:table-cell>
          <table:table-cell table:formula="of:=RANK(INDIRECT(ADDRESS(82;7;4));INDIRECT(ADDRESS(82;2;4)):INDIRECT(ADDRESS(82;11;4));1)" office:value-type="float" office:value="1">
            <text:p>1</text:p>
          </table:table-cell>
          <table:table-cell table:formula="of:=RANK(INDIRECT(ADDRESS(82;8;4));INDIRECT(ADDRESS(82;2;4)):INDIRECT(ADDRESS(82;11;4));1)" office:value-type="float" office:value="1">
            <text:p>1</text:p>
          </table:table-cell>
          <table:table-cell table:formula="of:=RANK(INDIRECT(ADDRESS(82;9;4));INDIRECT(ADDRESS(82;2;4)):INDIRECT(ADDRESS(82;11;4));1)" office:value-type="float" office:value="1">
            <text:p>1</text:p>
          </table:table-cell>
          <table:table-cell table:formula="of:=RANK(INDIRECT(ADDRESS(82;10;4));INDIRECT(ADDRESS(82;2;4)):INDIRECT(ADDRESS(82;11;4));1)" office:value-type="float" office:value="1">
            <text:p>1</text:p>
          </table:table-cell>
          <table:table-cell table:formula="of:=RANK(INDIRECT(ADDRESS(82;11;4));INDIRECT(ADDRESS(82;2;4)):INDIRECT(ADDRESS(8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3">
            <text:p>3</text:p>
          </table:table-cell>
          <table:table-cell table:formula="of:=RANK(INDIRECT(ADDRESS(83;3;4));INDIRECT(ADDRESS(83;2;4)):INDIRECT(ADDRESS(83;11;4));1)" office:value-type="float" office:value="3">
            <text:p>3</text:p>
          </table:table-cell>
          <table:table-cell table:formula="of:=RANK(INDIRECT(ADDRESS(83;4;4));INDIRECT(ADDRESS(83;2;4)):INDIRECT(ADDRESS(83;11;4));1)" office:value-type="float" office:value="3">
            <text:p>3</text:p>
          </table:table-cell>
          <table:table-cell table:formula="of:=RANK(INDIRECT(ADDRESS(83;5;4));INDIRECT(ADDRESS(83;2;4)):INDIRECT(ADDRESS(83;11;4));1)" office:value-type="float" office:value="2">
            <text:p>2</text:p>
          </table:table-cell>
          <table:table-cell table:formula="of:=RANK(INDIRECT(ADDRESS(83;6;4));INDIRECT(ADDRESS(83;2;4)):INDIRECT(ADDRESS(83;11;4));1)" office:value-type="float" office:value="3">
            <text:p>3</text:p>
          </table:table-cell>
          <table:table-cell table:formula="of:=RANK(INDIRECT(ADDRESS(83;7;4));INDIRECT(ADDRESS(83;2;4)):INDIRECT(ADDRESS(83;11;4));1)" office:value-type="float" office:value="1">
            <text:p>1</text:p>
          </table:table-cell>
          <table:table-cell table:formula="of:=RANK(INDIRECT(ADDRESS(83;8;4));INDIRECT(ADDRESS(83;2;4)):INDIRECT(ADDRESS(83;11;4));1)" office:value-type="float" office:value="3">
            <text:p>3</text:p>
          </table:table-cell>
          <table:table-cell table:formula="of:=RANK(INDIRECT(ADDRESS(83;9;4));INDIRECT(ADDRESS(83;2;4)):INDIRECT(ADDRESS(83;11;4));1)" office:value-type="float" office:value="3">
            <text:p>3</text:p>
          </table:table-cell>
          <table:table-cell table:formula="of:=RANK(INDIRECT(ADDRESS(83;10;4));INDIRECT(ADDRESS(83;2;4)):INDIRECT(ADDRESS(83;11;4));1)" office:value-type="float" office:value="3">
            <text:p>3</text:p>
          </table:table-cell>
          <table:table-cell table:formula="of:=RANK(INDIRECT(ADDRESS(83;11;4));INDIRECT(ADDRESS(83;2;4)):INDIRECT(ADDRESS(8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7">
            <text:p>7</text:p>
          </table:table-cell>
          <table:table-cell table:formula="of:=RANK(INDIRECT(ADDRESS(84;3;4));INDIRECT(ADDRESS(84;2;4)):INDIRECT(ADDRESS(84;11;4));1)" office:value-type="float" office:value="5">
            <text:p>5</text:p>
          </table:table-cell>
          <table:table-cell table:formula="of:=RANK(INDIRECT(ADDRESS(84;4;4));INDIRECT(ADDRESS(84;2;4)):INDIRECT(ADDRESS(84;11;4));1)" office:value-type="float" office:value="6">
            <text:p>6</text:p>
          </table:table-cell>
          <table:table-cell table:formula="of:=RANK(INDIRECT(ADDRESS(84;5;4));INDIRECT(ADDRESS(84;2;4)):INDIRECT(ADDRESS(84;11;4));1)" office:value-type="float" office:value="7">
            <text:p>7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7">
            <text:p>7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1">
            <text:p>1</text:p>
          </table:table-cell>
          <table:table-cell table:formula="of:=RANK(INDIRECT(ADDRESS(85;3;4));INDIRECT(ADDRESS(85;2;4)):INDIRECT(ADDRESS(85;11;4));1)" office:value-type="float" office:value="8">
            <text:p>8</text:p>
          </table:table-cell>
          <table:table-cell table:formula="of:=RANK(INDIRECT(ADDRESS(85;4;4));INDIRECT(ADDRESS(85;2;4)):INDIRECT(ADDRESS(85;11;4));1)" office:value-type="float" office:value="8">
            <text:p>8</text:p>
          </table:table-cell>
          <table:table-cell table:formula="of:=RANK(INDIRECT(ADDRESS(85;5;4));INDIRECT(ADDRESS(85;2;4)):INDIRECT(ADDRESS(85;11;4));1)" office:value-type="float" office:value="4">
            <text:p>4</text:p>
          </table:table-cell>
          <table:table-cell table:formula="of:=RANK(INDIRECT(ADDRESS(85;6;4));INDIRECT(ADDRESS(85;2;4)):INDIRECT(ADDRESS(85;11;4));1)" office:value-type="float" office:value="3">
            <text:p>3</text:p>
          </table:table-cell>
          <table:table-cell table:formula="of:=RANK(INDIRECT(ADDRESS(85;7;4));INDIRECT(ADDRESS(85;2;4)):INDIRECT(ADDRESS(85;11;4));1)" office:value-type="float" office:value="2">
            <text:p>2</text:p>
          </table:table-cell>
          <table:table-cell table:formula="of:=RANK(INDIRECT(ADDRESS(85;8;4));INDIRECT(ADDRESS(85;2;4)):INDIRECT(ADDRESS(85;11;4));1)" office:value-type="float" office:value="8">
            <text:p>8</text:p>
          </table:table-cell>
          <table:table-cell table:formula="of:=RANK(INDIRECT(ADDRESS(85;9;4));INDIRECT(ADDRESS(85;2;4)):INDIRECT(ADDRESS(85;11;4));1)" office:value-type="float" office:value="7">
            <text:p>7</text:p>
          </table:table-cell>
          <table:table-cell table:formula="of:=RANK(INDIRECT(ADDRESS(85;10;4));INDIRECT(ADDRESS(85;2;4)):INDIRECT(ADDRESS(85;11;4));1)" office:value-type="float" office:value="5">
            <text:p>5</text:p>
          </table:table-cell>
          <table:table-cell table:formula="of:=RANK(INDIRECT(ADDRESS(85;11;4));INDIRECT(ADDRESS(85;2;4)):INDIRECT(ADDRESS(85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4">
            <text:p>4</text:p>
          </table:table-cell>
          <table:table-cell table:formula="of:=RANK(INDIRECT(ADDRESS(86;3;4));INDIRECT(ADDRESS(86;2;4)):INDIRECT(ADDRESS(86;11;4));1)" office:value-type="float" office:value="2">
            <text:p>2</text:p>
          </table:table-cell>
          <table:table-cell table:formula="of:=RANK(INDIRECT(ADDRESS(86;4;4));INDIRECT(ADDRESS(86;2;4)):INDIRECT(ADDRESS(86;11;4));1)" office:value-type="float" office:value="3">
            <text:p>3</text:p>
          </table:table-cell>
          <table:table-cell table:formula="of:=RANK(INDIRECT(ADDRESS(86;5;4));INDIRECT(ADDRESS(86;2;4)):INDIRECT(ADDRESS(86;11;4));1)" office:value-type="float" office:value="4">
            <text:p>4</text:p>
          </table:table-cell>
          <table:table-cell table:formula="of:=RANK(INDIRECT(ADDRESS(86;6;4));INDIRECT(ADDRESS(86;2;4)):INDIRECT(ADDRESS(86;11;4));1)" office:value-type="float" office:value="4">
            <text:p>4</text:p>
          </table:table-cell>
          <table:table-cell table:formula="of:=RANK(INDIRECT(ADDRESS(86;7;4));INDIRECT(ADDRESS(86;2;4)):INDIRECT(ADDRESS(86;11;4));1)" office:value-type="float" office:value="4">
            <text:p>4</text:p>
          </table:table-cell>
          <table:table-cell table:formula="of:=RANK(INDIRECT(ADDRESS(86;8;4));INDIRECT(ADDRESS(86;2;4)):INDIRECT(ADDRESS(86;11;4));1)" office:value-type="float" office:value="4">
            <text:p>4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4">
            <text:p>4</text:p>
          </table:table-cell>
          <table:table-cell table:formula="of:=RANK(INDIRECT(ADDRESS(86;11;4));INDIRECT(ADDRESS(86;2;4)):INDIRECT(ADDRESS(86;11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4.33333333333333">
            <text:p>4.3333333333</text:p>
          </table:table-cell>
          <table:table-cell table:formula="of:=AVERAGE(INDIRECT(ADDRESS(88;3;4)):INDIRECT(ADDRESS(129;3;4)))" office:value-type="float" office:value="4.40476190476191">
            <text:p>4.4047619048</text:p>
          </table:table-cell>
          <table:table-cell table:formula="of:=AVERAGE(INDIRECT(ADDRESS(88;4;4)):INDIRECT(ADDRESS(129;4;4)))" office:value-type="float" office:value="5.71428571428571">
            <text:p>5.7142857143</text:p>
          </table:table-cell>
          <table:table-cell table:formula="of:=AVERAGE(INDIRECT(ADDRESS(88;5;4)):INDIRECT(ADDRESS(129;5;4)))" office:value-type="float" office:value="3.73809523809524">
            <text:p>3.7380952381</text:p>
          </table:table-cell>
          <table:table-cell table:formula="of:=AVERAGE(INDIRECT(ADDRESS(88;6;4)):INDIRECT(ADDRESS(129;6;4)))" office:value-type="float" office:value="3.35714285714286">
            <text:p>3.3571428571</text:p>
          </table:table-cell>
          <table:table-cell table:formula="of:=AVERAGE(INDIRECT(ADDRESS(88;7;4)):INDIRECT(ADDRESS(129;7;4)))" office:value-type="float" office:value="4.76190476190476">
            <text:p>4.7619047619</text:p>
          </table:table-cell>
          <table:table-cell table:formula="of:=AVERAGE(INDIRECT(ADDRESS(88;8;4)):INDIRECT(ADDRESS(129;8;4)))" office:value-type="float" office:value="6.21428571428571">
            <text:p>6.2142857143</text:p>
          </table:table-cell>
          <table:table-cell table:formula="of:=AVERAGE(INDIRECT(ADDRESS(88;9;4)):INDIRECT(ADDRESS(129;9;4)))" office:value-type="float" office:value="3.73809523809524">
            <text:p>3.7380952381</text:p>
          </table:table-cell>
          <table:table-cell table:formula="of:=AVERAGE(INDIRECT(ADDRESS(88;10;4)):INDIRECT(ADDRESS(129;10;4)))" office:value-type="float" office:value="3.88095238095238">
            <text:p>3.880952381</text:p>
          </table:table-cell>
          <table:table-cell table:formula="of:=AVERAGE(INDIRECT(ADDRESS(88;11;4)):INDIRECT(ADDRESS(129;11;4)))" office:value-type="float" office:value="3.16666666666667">
            <text:p>3.1666666667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6">
            <text:p>6</text:p>
          </table:table-cell>
          <table:table-cell table:formula="of:=RANK(INDIRECT(ADDRESS(130;3;4));INDIRECT(ADDRESS(130;2;4)):INDIRECT(ADDRESS(130;11;4));1)" office:value-type="float" office:value="7">
            <text:p>7</text:p>
          </table:table-cell>
          <table:table-cell table:formula="of:=RANK(INDIRECT(ADDRESS(130;4;4));INDIRECT(ADDRESS(130;2;4)):INDIRECT(ADDRESS(130;11;4));1)" office:value-type="float" office:value="9">
            <text:p>9</text:p>
          </table:table-cell>
          <table:table-cell table:formula="of:=RANK(INDIRECT(ADDRESS(130;5;4));INDIRECT(ADDRESS(130;2;4)):INDIRECT(ADDRESS(130;11;4));1)" office:value-type="float" office:value="3">
            <text:p>3</text:p>
          </table:table-cell>
          <table:table-cell table:formula="of:=RANK(INDIRECT(ADDRESS(130;6;4));INDIRECT(ADDRESS(130;2;4)):INDIRECT(ADDRESS(130;11;4));1)" office:value-type="float" office:value="2">
            <text:p>2</text:p>
          </table:table-cell>
          <table:table-cell table:formula="of:=RANK(INDIRECT(ADDRESS(130;7;4));INDIRECT(ADDRESS(130;2;4)):INDIRECT(ADDRESS(130;11;4));1)" office:value-type="float" office:value="8">
            <text:p>8</text:p>
          </table:table-cell>
          <table:table-cell table:formula="of:=RANK(INDIRECT(ADDRESS(130;8;4));INDIRECT(ADDRESS(130;2;4)):INDIRECT(ADDRESS(130;11;4));1)" office:value-type="float" office:value="10">
            <text:p>10</text:p>
          </table:table-cell>
          <table:table-cell table:formula="of:=RANK(INDIRECT(ADDRESS(130;9;4));INDIRECT(ADDRESS(130;2;4)):INDIRECT(ADDRESS(130;11;4));1)" office:value-type="float" office:value="3">
            <text:p>3</text:p>
          </table:table-cell>
          <table:table-cell table:formula="of:=RANK(INDIRECT(ADDRESS(130;10;4));INDIRECT(ADDRESS(130;2;4)):INDIRECT(ADDRESS(130;11;4));1)" office:value-type="float" office:value="5">
            <text:p>5</text:p>
          </table:table-cell>
          <table:table-cell table:formula="of:=RANK(INDIRECT(ADDRESS(130;11;4));INDIRECT(ADDRESS(130;2;4)):INDIRECT(ADDRESS(130;11;4));1)" office:value-type="float" office:value="1">
            <text:p>1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3.21884934799655">
            <text:p>3.218849348</text:p>
          </table:table-cell>
          <table:table-cell table:formula="of:=MIN(INDIRECT(ADDRESS(130;2;4)):INDIRECT(ADDRESS(130;11;4)))+INDIRECT(ADDRESS(132;3;4))" office:value-type="float" office:value="3.21884934799655">
            <text:p>3.218849348</text:p>
          </table:table-cell>
          <table:table-cell table:formula="of:=MIN(INDIRECT(ADDRESS(130;2;4)):INDIRECT(ADDRESS(130;11;4)))+INDIRECT(ADDRESS(132;4;4))" office:value-type="float" office:value="3.21884934799655">
            <text:p>3.218849348</text:p>
          </table:table-cell>
          <table:table-cell table:formula="of:=MIN(INDIRECT(ADDRESS(130;2;4)):INDIRECT(ADDRESS(130;11;4)))+INDIRECT(ADDRESS(132;5;4))" office:value-type="float" office:value="3.21884934799655">
            <text:p>3.218849348</text:p>
          </table:table-cell>
          <table:table-cell table:formula="of:=MIN(INDIRECT(ADDRESS(130;2;4)):INDIRECT(ADDRESS(130;11;4)))+INDIRECT(ADDRESS(132;6;4))" office:value-type="float" office:value="3.21884934799655">
            <text:p>3.218849348</text:p>
          </table:table-cell>
          <table:table-cell table:formula="of:=MIN(INDIRECT(ADDRESS(130;2;4)):INDIRECT(ADDRESS(130;11;4)))+INDIRECT(ADDRESS(132;7;4))" office:value-type="float" office:value="3.21884934799655">
            <text:p>3.218849348</text:p>
          </table:table-cell>
          <table:table-cell table:formula="of:=MIN(INDIRECT(ADDRESS(130;2;4)):INDIRECT(ADDRESS(130;11;4)))+INDIRECT(ADDRESS(132;8;4))" office:value-type="float" office:value="3.21884934799655">
            <text:p>3.218849348</text:p>
          </table:table-cell>
          <table:table-cell table:formula="of:=MIN(INDIRECT(ADDRESS(130;2;4)):INDIRECT(ADDRESS(130;11;4)))+INDIRECT(ADDRESS(132;9;4))" office:value-type="float" office:value="3.21884934799655">
            <text:p>3.218849348</text:p>
          </table:table-cell>
          <table:table-cell table:formula="of:=MIN(INDIRECT(ADDRESS(130;2;4)):INDIRECT(ADDRESS(130;11;4)))+INDIRECT(ADDRESS(132;10;4))" office:value-type="float" office:value="3.21884934799655">
            <text:p>3.218849348</text:p>
          </table:table-cell>
          <table:table-cell table:formula="of:=MIN(INDIRECT(ADDRESS(130;2;4)):INDIRECT(ADDRESS(130;11;4)))+INDIRECT(ADDRESS(132;11;4))" office:value-type="float" office:value="3.21884934799655">
            <text:p>3.21884934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0">
            <text:p>0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1">
            <text:p>1</text:p>
          </table:table-cell>
        </table:table-row>
      </table:table>
      <table:table table:name="ScaledGrad" table:style-name="ta1" table:print="false">
        <table:table-column table:style-name="co1" table:default-cell-style-name="Default"/>
        <table:table-column table:style-name="co14" table:number-columns-repeated="10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0.00467845491170095">
            <text:p>0.0046784549</text:p>
          </table:table-cell>
          <table:table-cell office:value-type="float" office:value="0.00359693647104245">
            <text:p>0.0035969365</text:p>
          </table:table-cell>
          <table:table-cell office:value-type="float" office:value="11352.185362639">
            <text:p>11352.185362639</text:p>
          </table:table-cell>
          <table:table-cell office:value-type="float" office:value="0.0105800122240975">
            <text:p>0.0105800122</text:p>
          </table:table-cell>
          <table:table-cell office:value-type="float" office:value="0.00864687676264337">
            <text:p>0.0086468768</text:p>
          </table:table-cell>
          <table:table-cell office:value-type="float" office:value="0.0100000000529677">
            <text:p>0.0100000001</text:p>
          </table:table-cell>
          <table:table-cell office:value-type="string">
            <text:p>2.2227027695037891e-038</text:p>
          </table:table-cell>
          <table:table-cell office:value-type="float" office:value="0.00481784357234401">
            <text:p>0.0048178436</text:p>
          </table:table-cell>
          <table:table-cell office:value-type="float" office:value="0.00666229596274097">
            <text:p>0.006662296</text:p>
          </table:table-cell>
          <table:table-cell office:value-type="float" office:value="0.00749061538831177">
            <text:p>0.0074906154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string">
            <text:p>2.291140526741448e-012</text:p>
          </table:table-cell>
          <table:table-cell office:value-type="string">
            <text:p>2.1315078306402748e-012</text:p>
          </table:table-cell>
          <table:table-cell office:value-type="float" office:value="0.000755923490147919">
            <text:p>0.0007559235</text:p>
          </table:table-cell>
          <table:table-cell office:value-type="string">
            <text:p>1.6949777279620453e-012</text:p>
          </table:table-cell>
          <table:table-cell office:value-type="string">
            <text:p>6.741016443451628e-009</text:p>
          </table:table-cell>
          <table:table-cell office:value-type="string">
            <text:p>7.5605840478803741e-009</text:p>
          </table:table-cell>
          <table:table-cell office:value-type="string">
            <text:p>1.97807978238163e-012</text:p>
          </table:table-cell>
          <table:table-cell office:value-type="string">
            <text:p>1.8546104240627985e-012</text:p>
          </table:table-cell>
          <table:table-cell office:value-type="string">
            <text:p>6.1035416123075987e-009</text:p>
          </table:table-cell>
          <table:table-cell office:value-type="string">
            <text:p>2.1676711684232579e-012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string">
            <text:p>1.3277088206818927e-008</text:p>
          </table:table-cell>
          <table:table-cell office:value-type="string">
            <text:p>5.2810406548170718e-013</text:p>
          </table:table-cell>
          <table:table-cell office:value-type="float" office:value="0.00330989197686023">
            <text:p>0.003309892</text:p>
          </table:table-cell>
          <table:table-cell office:value-type="float" office:value="0">
            <text:p>0</text:p>
          </table:table-cell>
          <table:table-cell office:value-type="string">
            <text:p>1.537982551051529e-008</text:p>
          </table:table-cell>
          <table:table-cell office:value-type="string">
            <text:p>1.2834732925790717e-009</text:p>
          </table:table-cell>
          <table:table-cell office:value-type="float" office:value="0">
            <text:p>0</text:p>
          </table:table-cell>
          <table:table-cell office:value-type="string">
            <text:p>8.9294973675156532e-013</text:p>
          </table:table-cell>
          <table:table-cell office:value-type="string">
            <text:p>1.4359280805734726e-008</text:p>
          </table:table-cell>
          <table:table-cell office:value-type="string">
            <text:p>1.1671955173153188e-012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string">
            <text:p>7.7099368010803845e-008</text:p>
          </table:table-cell>
          <table:table-cell office:value-type="string">
            <text:p>6.2552423555623414e-008</text:p>
          </table:table-cell>
          <table:table-cell office:value-type="float" office:value="0.000204719014781802">
            <text:p>0.000204719</text:p>
          </table:table-cell>
          <table:table-cell office:value-type="string">
            <text:p>2.8728298066038507e-008</text:p>
          </table:table-cell>
          <table:table-cell office:value-type="string">
            <text:p>6.5358962490989084e-008</text:p>
          </table:table-cell>
          <table:table-cell office:value-type="string">
            <text:p>4.0623823331929038e-008</text:p>
          </table:table-cell>
          <table:table-cell office:value-type="float" office:value="0">
            <text:p>0</text:p>
          </table:table-cell>
          <table:table-cell office:value-type="string">
            <text:p>7.1913041444320033e-008</text:p>
          </table:table-cell>
          <table:table-cell office:value-type="string">
            <text:p>6.5003850353367074e-008</text:p>
          </table:table-cell>
          <table:table-cell office:value-type="string">
            <text:p>6.3718100590718257e-008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string">
            <text:p>9.9798260806052697e-009</text:p>
          </table:table-cell>
          <table:table-cell office:value-type="string">
            <text:p>1.7549254752383693e-011</text:p>
          </table:table-cell>
          <table:table-cell office:value-type="float" office:value="0.00130698002989544">
            <text:p>0.00130698</text:p>
          </table:table-cell>
          <table:table-cell office:value-type="string">
            <text:p>4.1788148195193948e-009</text:p>
          </table:table-cell>
          <table:table-cell office:value-type="string">
            <text:p>1.5976560807294655e-011</text:p>
          </table:table-cell>
          <table:table-cell office:value-type="string">
            <text:p>1.3411737826632319e-008</text:p>
          </table:table-cell>
          <table:table-cell office:value-type="string">
            <text:p>1.3766806351979922e-303</text:p>
          </table:table-cell>
          <table:table-cell office:value-type="string">
            <text:p>1.6945701730315905e-011</text:p>
          </table:table-cell>
          <table:table-cell office:value-type="string">
            <text:p>2.0713203726667783e-011</text:p>
          </table:table-cell>
          <table:table-cell office:value-type="string">
            <text:p>1.6081416222086644e-01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string">
            <text:p>5.1120058899885268e-007</text:p>
          </table:table-cell>
          <table:table-cell office:value-type="string">
            <text:p>3.7216996983312035e-007</text:p>
          </table:table-cell>
          <table:table-cell office:value-type="float" office:value="2.43256152818402">
            <text:p>2.4325615282</text:p>
          </table:table-cell>
          <table:table-cell office:value-type="string">
            <text:p>6.2600860578984266e-007</text:p>
          </table:table-cell>
          <table:table-cell office:value-type="string">
            <text:p>6.6863726622148156e-007</text:p>
          </table:table-cell>
          <table:table-cell office:value-type="string">
            <text:p>1.4874882749863368e-005</text:p>
          </table:table-cell>
          <table:table-cell office:value-type="string">
            <text:p>1.2568741330528638e-006</text:p>
          </table:table-cell>
          <table:table-cell office:value-type="string">
            <text:p>7.8844825879281085e-00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string">
            <text:p>2.7812053162677351e-010</text:p>
          </table:table-cell>
          <table:table-cell office:value-type="string">
            <text:p>2.6490594158058936e-010</text:p>
          </table:table-cell>
          <table:table-cell office:value-type="float" office:value="4.03672420364172">
            <text:p>4.0367242036</text:p>
          </table:table-cell>
          <table:table-cell office:value-type="string">
            <text:p>3.4457296542673116e-009</text:p>
          </table:table-cell>
          <table:table-cell office:value-type="string">
            <text:p>2.5928565246877792e-010</text:p>
          </table:table-cell>
          <table:table-cell office:value-type="string">
            <text:p>1.4586174812821009e-008</text:p>
          </table:table-cell>
          <table:table-cell office:value-type="string">
            <text:p>1.0471827066673189e-301</text:p>
          </table:table-cell>
          <table:table-cell office:value-type="string">
            <text:p>3.1423163842955426e-010</text:p>
          </table:table-cell>
          <table:table-cell office:value-type="string">
            <text:p>2.516913515344053e-010</text:p>
          </table:table-cell>
          <table:table-cell office:value-type="string">
            <text:p>2.674373752253803e-010</text:p>
          </table:table-cell>
        </table:table-row>
        <table:table-row table:style-name="ro1">
          <table:table-cell office:value-type="string">
            <text:p>FletcherPowell2</text:p>
          </table:table-cell>
          <table:table-cell office:value-type="float" office:value="0.0113229736282683">
            <text:p>0.0113229736</text:p>
          </table:table-cell>
          <table:table-cell office:value-type="float" office:value="5.58714432091076">
            <text:p>5.5871443209</text:p>
          </table:table-cell>
          <table:table-cell office:value-type="float" office:value="3.52343816844924">
            <text:p>3.5234381684</text:p>
          </table:table-cell>
          <table:table-cell office:value-type="float" office:value="9.29931725886578">
            <text:p>9.2993172589</text:p>
          </table:table-cell>
          <table:table-cell office:value-type="float" office:value="9.62336962920279">
            <text:p>9.6233696292</text:p>
          </table:table-cell>
          <table:table-cell office:value-type="string">
            <text:p>3.0659839709233677e-007</text:p>
          </table:table-cell>
          <table:table-cell office:value-type="string">
            <text:p>nan</text:p>
          </table:table-cell>
          <table:table-cell office:value-type="float" office:value="0.151496824034821">
            <text:p>0.151496824</text:p>
          </table:table-cell>
          <table:table-cell office:value-type="float" office:value="4.33035329366185">
            <text:p>4.3303532937</text:p>
          </table:table-cell>
          <table:table-cell office:value-type="float" office:value="32.9395695011487">
            <text:p>32.9395695011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string">
            <text:p>4.1001642133630487e-009</text:p>
          </table:table-cell>
          <table:table-cell office:value-type="string">
            <text:p>6.6137152739691976e-009</text:p>
          </table:table-cell>
          <table:table-cell office:value-type="float" office:value="0.0109152586928293">
            <text:p>0.0109152587</text:p>
          </table:table-cell>
          <table:table-cell office:value-type="string">
            <text:p>5.3344969889898526e-009</text:p>
          </table:table-cell>
          <table:table-cell office:value-type="string">
            <text:p>6.530263241363944e-009</text:p>
          </table:table-cell>
          <table:table-cell office:value-type="string">
            <text:p>1.0952358542234703e-008</text:p>
          </table:table-cell>
          <table:table-cell office:value-type="string">
            <text:p>5.4871914164328391e-009</text:p>
          </table:table-cell>
          <table:table-cell office:value-type="string">
            <text:p>4.2796884811963807e-009</text:p>
          </table:table-cell>
          <table:table-cell office:value-type="string">
            <text:p>6.238374057032062e-009</text:p>
          </table:table-cell>
          <table:table-cell office:value-type="string">
            <text:p>5.2081142408397815e-009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string">
            <text:p>5.7686413907375357e-007</text:p>
          </table:table-cell>
          <table:table-cell office:value-type="string">
            <text:p>5.8665772623707562e-007</text:p>
          </table:table-cell>
          <table:table-cell office:value-type="float" office:value="0.377866792149208">
            <text:p>0.3778667921</text:p>
          </table:table-cell>
          <table:table-cell office:value-type="string">
            <text:p>6.8790610577059556e-007</text:p>
          </table:table-cell>
          <table:table-cell office:value-type="string">
            <text:p>8.2697247418904185e-007</text:p>
          </table:table-cell>
          <table:table-cell office:value-type="string">
            <text:p>1.5538893025484556e-007</text:p>
          </table:table-cell>
          <table:table-cell office:value-type="string">
            <text:p>5.6743174852334082e-007</text:p>
          </table:table-cell>
          <table:table-cell office:value-type="string">
            <text:p>4.4348682152598201e-007</text:p>
          </table:table-cell>
          <table:table-cell office:value-type="string">
            <text:p>9.1200735697950775e-007</text:p>
          </table:table-cell>
          <table:table-cell office:value-type="string">
            <text:p>6.121792214182267e-007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string">
            <text:p>4.7192592050065797e-018</text:p>
          </table:table-cell>
          <table:table-cell office:value-type="string">
            <text:p>2.6354531891830673e-009</text:p>
          </table:table-cell>
          <table:table-cell office:value-type="string">
            <text:p>8.5988361498654027e-005</text:p>
          </table:table-cell>
          <table:table-cell office:value-type="string">
            <text:p>8.1165813629673537e-009</text:p>
          </table:table-cell>
          <table:table-cell table:number-columns-repeated="2" office:value-type="string">
            <text:p>1.110223928093057e-016</text:p>
          </table:table-cell>
          <table:table-cell office:value-type="string">
            <text:p>6.739974469648296e-018</text:p>
          </table:table-cell>
          <table:table-cell office:value-type="float" office:value="0">
            <text:p>0</text:p>
          </table:table-cell>
          <table:table-cell office:value-type="string">
            <text:p>1.110223928093057e-016</text:p>
          </table:table-cell>
          <table:table-cell office:value-type="string">
            <text:p>5.3359732010009306e-023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string">
            <text:p>6.5089408822242057e-012</text:p>
          </table:table-cell>
          <table:table-cell office:value-type="string">
            <text:p>2.6448042773780475e-010</text:p>
          </table:table-cell>
          <table:table-cell office:value-type="float" office:value="0.999999999996052">
            <text:p>1</text:p>
          </table:table-cell>
          <table:table-cell office:value-type="string">
            <text:p>3.0250595087929079e-010</text:p>
          </table:table-cell>
          <table:table-cell table:number-columns-repeated="2" office:value-type="string">
            <text:p>1.2964282623438898e-011</text:p>
          </table:table-cell>
          <table:table-cell office:value-type="string">
            <text:p>1.8808005898437449e-011</text:p>
          </table:table-cell>
          <table:table-cell office:value-type="string">
            <text:p>5.4685249201873343e-011</text:p>
          </table:table-cell>
          <table:table-cell office:value-type="string">
            <text:p>1.2964282623438898e-011</text:p>
          </table:table-cell>
          <table:table-cell office:value-type="string">
            <text:p>2.4729292691980378e-010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Weierstrass2</text:p>
          </table:table-cell>
          <table:table-cell office:value-type="float" office:value="10.0349456771702">
            <text:p>10.0349456772</text:p>
          </table:table-cell>
          <table:table-cell office:value-type="float" office:value="0.000581126952831893">
            <text:p>0.000581127</text:p>
          </table:table-cell>
          <table:table-cell office:value-type="float" office:value="171.998598540688">
            <text:p>171.9985985407</text:p>
          </table:table-cell>
          <table:table-cell office:value-type="float" office:value="1.87473973787788">
            <text:p>1.8747397379</text:p>
          </table:table-cell>
          <table:table-cell office:value-type="string">
            <text:p>2.5708560411683122e-007</text:p>
          </table:table-cell>
          <table:table-cell office:value-type="string">
            <text:p>1.0397860325052252e-006</text:p>
          </table:table-cell>
          <table:table-cell office:value-type="string">
            <text:p>nan</text:p>
          </table:table-cell>
          <table:table-cell office:value-type="float" office:value="5.94160600091519">
            <text:p>5.9416060009</text:p>
          </table:table-cell>
          <table:table-cell office:value-type="string">
            <text:p>3.3278834946640699e-007</text:p>
          </table:table-cell>
          <table:table-cell office:value-type="float" office:value="0.754147481857023">
            <text:p>0.7541474819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0.000797096282706362">
            <text:p>0.0007970963</text:p>
          </table:table-cell>
          <table:table-cell office:value-type="string">
            <text:p>7.6286240351280119e-005</text:p>
          </table:table-cell>
          <table:table-cell office:value-type="float" office:value="0.000424783297757514">
            <text:p>0.0004247833</text:p>
          </table:table-cell>
          <table:table-cell office:value-type="float" office:value="0.00151484157557729">
            <text:p>0.0015148416</text:p>
          </table:table-cell>
          <table:table-cell office:value-type="float" office:value="0.0124138819920583">
            <text:p>0.012413882</text:p>
          </table:table-cell>
          <table:table-cell office:value-type="string">
            <text:p>1.308364834756286e-010</text:p>
          </table:table-cell>
          <table:table-cell office:value-type="string">
            <text:p>5.8964462638081428e-302</text:p>
          </table:table-cell>
          <table:table-cell office:value-type="string">
            <text:p>2.4429305234090261e-006</text:p>
          </table:table-cell>
          <table:table-cell office:value-type="float" office:value="0.00958641488027532">
            <text:p>0.0095864149</text:p>
          </table:table-cell>
          <table:table-cell office:value-type="string">
            <text:p>2.4512894147500765e-006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string">
            <text:p>3.1634898801985524e-008</text:p>
          </table:table-cell>
          <table:table-cell office:value-type="string">
            <text:p>4.678790805268797e-008</text:p>
          </table:table-cell>
          <table:table-cell office:value-type="float" office:value="0.0415891790834771">
            <text:p>0.0415891791</text:p>
          </table:table-cell>
          <table:table-cell office:value-type="string">
            <text:p>4.4934823756157361e-008</text:p>
          </table:table-cell>
          <table:table-cell office:value-type="string">
            <text:p>5.5279086077146817e-008</text:p>
          </table:table-cell>
          <table:table-cell office:value-type="string">
            <text:p>5.9892924911740912e-008</text:p>
          </table:table-cell>
          <table:table-cell office:value-type="string">
            <text:p>4.9013201018677313e-008</text:p>
          </table:table-cell>
          <table:table-cell office:value-type="string">
            <text:p>3.2820290070429762e-008</text:p>
          </table:table-cell>
          <table:table-cell office:value-type="string">
            <text:p>6.0835754389249713e-008</text:p>
          </table:table-cell>
          <table:table-cell office:value-type="string">
            <text:p>4.1759706248328961e-008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string">
            <text:p>1.3675032851351567e-008</text:p>
          </table:table-cell>
          <table:table-cell office:value-type="string">
            <text:p>1.3681454113333673e-008</text:p>
          </table:table-cell>
          <table:table-cell office:value-type="float" office:value="0.0990095277592563">
            <text:p>0.0990095278</text:p>
          </table:table-cell>
          <table:table-cell office:value-type="string">
            <text:p>1.8272419310108186e-010</text:p>
          </table:table-cell>
          <table:table-cell office:value-type="string">
            <text:p>1.2964332078252384e-012</text:p>
          </table:table-cell>
          <table:table-cell office:value-type="string">
            <text:p>4.3292480940134007e-008</text:p>
          </table:table-cell>
          <table:table-cell office:value-type="string">
            <text:p>4.9596622256694345e-009</text:p>
          </table:table-cell>
          <table:table-cell office:value-type="string">
            <text:p>1.2559175937619741e-008</text:p>
          </table:table-cell>
          <table:table-cell office:value-type="string">
            <text:p>1.2964332078252384e-012</text:p>
          </table:table-cell>
          <table:table-cell office:value-type="string">
            <text:p>5.5317346932744047e-009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string">
            <text:p>2.3207127902542888e-010</text:p>
          </table:table-cell>
          <table:table-cell office:value-type="string">
            <text:p>6.723434769050921e-011</text:p>
          </table:table-cell>
          <table:table-cell office:value-type="float" office:value="0.000883231771519834">
            <text:p>0.0008832318</text:p>
          </table:table-cell>
          <table:table-cell office:value-type="string">
            <text:p>4.2107191699022242e-011</text:p>
          </table:table-cell>
          <table:table-cell office:value-type="string">
            <text:p>1.6212936818769639e-010</text:p>
          </table:table-cell>
          <table:table-cell office:value-type="string">
            <text:p>9.9022307028302736e-009</text:p>
          </table:table-cell>
          <table:table-cell office:value-type="float" office:value="0">
            <text:p>0</text:p>
          </table:table-cell>
          <table:table-cell office:value-type="string">
            <text:p>6.4485839485825673e-011</text:p>
          </table:table-cell>
          <table:table-cell office:value-type="string">
            <text:p>1.3705038523660539e-010</text:p>
          </table:table-cell>
          <table:table-cell office:value-type="string">
            <text:p>1.2440622197571006e-010</text:p>
          </table:table-cell>
        </table:table-row>
        <table:table-row table:style-name="ro1">
          <table:table-cell office:value-type="string">
            <text:p>Ackley6</text:p>
          </table:table-cell>
          <table:table-cell office:value-type="string">
            <text:p>2.0542198895517742e-008</text:p>
          </table:table-cell>
          <table:table-cell office:value-type="string">
            <text:p>5.6028342528027506e-010</text:p>
          </table:table-cell>
          <table:table-cell office:value-type="float" office:value="4.10319564076304">
            <text:p>4.1031956408</text:p>
          </table:table-cell>
          <table:table-cell office:value-type="string">
            <text:p>5.519849218105909e-009</text:p>
          </table:table-cell>
          <table:table-cell office:value-type="string">
            <text:p>4.6743122491741686e-010</text:p>
          </table:table-cell>
          <table:table-cell office:value-type="string">
            <text:p>3.874119020215556e-008</text:p>
          </table:table-cell>
          <table:table-cell office:value-type="string">
            <text:p>nan</text:p>
          </table:table-cell>
          <table:table-cell office:value-type="string">
            <text:p>4.5692562317392093e-010</text:p>
          </table:table-cell>
          <table:table-cell office:value-type="string">
            <text:p>3.0803310891140773e-008</text:p>
          </table:table-cell>
          <table:table-cell office:value-type="string">
            <text:p>4.5177566338357197e-010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0.0867349495059531">
            <text:p>0.0867349495</text:p>
          </table:table-cell>
          <table:table-cell office:value-type="float" office:value="47.0490243877487">
            <text:p>47.0490243877</text:p>
          </table:table-cell>
          <table:table-cell office:value-type="float" office:value="346.883036547527">
            <text:p>346.8830365475</text:p>
          </table:table-cell>
          <table:table-cell office:value-type="float" office:value="59.2478932884814">
            <text:p>59.2478932885</text:p>
          </table:table-cell>
          <table:table-cell office:value-type="float" office:value="95.4033434899744">
            <text:p>95.40334349</text:p>
          </table:table-cell>
          <table:table-cell office:value-type="string">
            <text:p>3.8822904336806049e-006</text:p>
          </table:table-cell>
          <table:table-cell office:value-type="string">
            <text:p>2.5400462672945751e-301</text:p>
          </table:table-cell>
          <table:table-cell office:value-type="float" office:value="7.3273584135112">
            <text:p>7.3273584135</text:p>
          </table:table-cell>
          <table:table-cell office:value-type="float" office:value="5637.6799801437">
            <text:p>5637.6799801437</text:p>
          </table:table-cell>
          <table:table-cell office:value-type="float" office:value="191.357649441167">
            <text:p>191.3576494412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string">
            <text:p>1.9958972068269199e-008</text:p>
          </table:table-cell>
          <table:table-cell office:value-type="string">
            <text:p>2.4919199813612156e-009</text:p>
          </table:table-cell>
          <table:table-cell office:value-type="float" office:value="0.0692319498621454">
            <text:p>0.0692319499</text:p>
          </table:table-cell>
          <table:table-cell office:value-type="string">
            <text:p>5.0832928865239348e-009</text:p>
          </table:table-cell>
          <table:table-cell office:value-type="string">
            <text:p>8.9687036792120287e-009</text:p>
          </table:table-cell>
          <table:table-cell office:value-type="string">
            <text:p>1.5279716509539777e-008</text:p>
          </table:table-cell>
          <table:table-cell office:value-type="string">
            <text:p>7.5662077736255064e-009</text:p>
          </table:table-cell>
          <table:table-cell office:value-type="string">
            <text:p>5.7363244517173312e-009</text:p>
          </table:table-cell>
          <table:table-cell office:value-type="string">
            <text:p>8.570153283888784e-009</text:p>
          </table:table-cell>
          <table:table-cell office:value-type="string">
            <text:p>2.395916249819169e-009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string">
            <text:p>1.5319983799763912e-007</text:p>
          </table:table-cell>
          <table:table-cell office:value-type="string">
            <text:p>9.3083234813950228e-007</text:p>
          </table:table-cell>
          <table:table-cell office:value-type="float" office:value="1.40577799750552">
            <text:p>1.4057779975</text:p>
          </table:table-cell>
          <table:table-cell office:value-type="string">
            <text:p>1.9539439737241418e-007</text:p>
          </table:table-cell>
          <table:table-cell office:value-type="string">
            <text:p>2.1255055098689383e-006</text:p>
          </table:table-cell>
          <table:table-cell office:value-type="string">
            <text:p>9.9198024339907777e-008</text:p>
          </table:table-cell>
          <table:table-cell office:value-type="string">
            <text:p>1.6918668755433009e-007</text:p>
          </table:table-cell>
          <table:table-cell office:value-type="string">
            <text:p>1.2859754025130849e-006</text:p>
          </table:table-cell>
          <table:table-cell office:value-type="string">
            <text:p>2.1149209104430144e-006</text:p>
          </table:table-cell>
          <table:table-cell office:value-type="string">
            <text:p>8.9274694899579342e-007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string">
            <text:p>8.7938880409687883e-017</text:p>
          </table:table-cell>
          <table:table-cell office:value-type="string">
            <text:p>2.3764456250516598e-013</text:p>
          </table:table-cell>
          <table:table-cell office:value-type="float" office:value="0.0853678390476728">
            <text:p>0.085367839</text:p>
          </table:table-cell>
          <table:table-cell office:value-type="string">
            <text:p>8.1365464129177825e-010</text:p>
          </table:table-cell>
          <table:table-cell table:number-columns-repeated="2" office:value-type="string">
            <text:p>8.2336366988520423e-016</text:p>
          </table:table-cell>
          <table:table-cell office:value-type="string">
            <text:p>5.023473957579955e-009</text:p>
          </table:table-cell>
          <table:table-cell office:value-type="string">
            <text:p>5.5285187596989629e-011</text:p>
          </table:table-cell>
          <table:table-cell office:value-type="string">
            <text:p>8.2336366988520423e-016</text:p>
          </table:table-cell>
          <table:table-cell office:value-type="string">
            <text:p>6.7479611143855082e-009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string">
            <text:p>2.667733897110287e-010</text:p>
          </table:table-cell>
          <table:table-cell office:value-type="string">
            <text:p>4.6626445293439593e-018</text:p>
          </table:table-cell>
          <table:table-cell office:value-type="float" office:value="0.999999999996052">
            <text:p>1</text:p>
          </table:table-cell>
          <table:table-cell office:value-type="string">
            <text:p>2.8976313036703906e-012</text:p>
          </table:table-cell>
          <table:table-cell table:number-columns-repeated="2" office:value-type="string">
            <text:p>2.2454796187478512e-011</text:p>
          </table:table-cell>
          <table:table-cell office:value-type="string">
            <text:p>3.6761063386503964e-011</text:p>
          </table:table-cell>
          <table:table-cell office:value-type="string">
            <text:p>2.3027951411181129e-010</text:p>
          </table:table-cell>
          <table:table-cell office:value-type="string">
            <text:p>2.2454796187478512e-011</text:p>
          </table:table-cell>
          <table:table-cell office:value-type="string">
            <text:p>2.5669608086331781e-016</text:p>
          </table:table-cell>
        </table:table-row>
        <table:table-row table:style-name="ro2">
          <table:table-cell office:value-type="string">
            <text:p>StepFunction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Weierstrass6</text:p>
          </table:table-cell>
          <table:table-cell office:value-type="float" office:value="44.7835160322545">
            <text:p>44.7835160323</text:p>
          </table:table-cell>
          <table:table-cell office:value-type="float" office:value="2.57024733317877">
            <text:p>2.5702473332</text:p>
          </table:table-cell>
          <table:table-cell office:value-type="float" office:value="382.380967091092">
            <text:p>382.3809670911</text:p>
          </table:table-cell>
          <table:table-cell office:value-type="float" office:value="62.5675896830102">
            <text:p>62.567589683</text:p>
          </table:table-cell>
          <table:table-cell office:value-type="float" office:value="3.6744011692447">
            <text:p>3.6744011692</text:p>
          </table:table-cell>
          <table:table-cell office:value-type="float" office:value="43.0600432773502">
            <text:p>43.0600432774</text:p>
          </table:table-cell>
          <table:table-cell office:value-type="string">
            <text:p>nan</text:p>
          </table:table-cell>
          <table:table-cell office:value-type="float" office:value="4.64576161334783">
            <text:p>4.6457616133</text:p>
          </table:table-cell>
          <table:table-cell office:value-type="float" office:value="0.403964954351406">
            <text:p>0.4039649544</text:p>
          </table:table-cell>
          <table:table-cell office:value-type="float" office:value="2.08921801841319">
            <text:p>2.0892180184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0.16846685554475">
            <text:p>0.1684668555</text:p>
          </table:table-cell>
          <table:table-cell office:value-type="float" office:value="0.000210856430631708">
            <text:p>0.0002108564</text:p>
          </table:table-cell>
          <table:table-cell office:value-type="float" office:value="0.0031150336558782">
            <text:p>0.0031150337</text:p>
          </table:table-cell>
          <table:table-cell office:value-type="float" office:value="0.00574771069549957">
            <text:p>0.0057477107</text:p>
          </table:table-cell>
          <table:table-cell office:value-type="float" office:value="0.0058459076668368">
            <text:p>0.0058459077</text:p>
          </table:table-cell>
          <table:table-cell office:value-type="string">
            <text:p>1.4173589251127983e-009</text:p>
          </table:table-cell>
          <table:table-cell office:value-type="string">
            <text:p>5.743552029103508e-301</text:p>
          </table:table-cell>
          <table:table-cell office:value-type="float" office:value="0.000684163992152266">
            <text:p>0.000684164</text:p>
          </table:table-cell>
          <table:table-cell office:value-type="float" office:value="2.4408977205101">
            <text:p>2.4408977205</text:p>
          </table:table-cell>
          <table:table-cell office:value-type="float" office:value="0.00902312383641898">
            <text:p>0.0090231238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string">
            <text:p>8.2712131028862666e-008</text:p>
          </table:table-cell>
          <table:table-cell office:value-type="string">
            <text:p>6.2562622351291716e-008</text:p>
          </table:table-cell>
          <table:table-cell office:value-type="float" office:value="0.124919518026738">
            <text:p>0.124919518</text:p>
          </table:table-cell>
          <table:table-cell office:value-type="string">
            <text:p>6.1937124050811489e-008</text:p>
          </table:table-cell>
          <table:table-cell office:value-type="string">
            <text:p>7.279236806918653e-008</text:p>
          </table:table-cell>
          <table:table-cell office:value-type="string">
            <text:p>6.437954644463751e-008</text:p>
          </table:table-cell>
          <table:table-cell office:value-type="string">
            <text:p>7.3322948305987778e-008</text:p>
          </table:table-cell>
          <table:table-cell office:value-type="string">
            <text:p>1.6665131165128103e-007</text:p>
          </table:table-cell>
          <table:table-cell office:value-type="string">
            <text:p>6.3141110064860884e-008</text:p>
          </table:table-cell>
          <table:table-cell office:value-type="string">
            <text:p>1.738981167878018e-008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string">
            <text:p>4.2241033908003558e-008</text:p>
          </table:table-cell>
          <table:table-cell office:value-type="string">
            <text:p>1.0131103728568954e-008</text:p>
          </table:table-cell>
          <table:table-cell office:value-type="float" office:value="0.0211337164608271">
            <text:p>0.0211337165</text:p>
          </table:table-cell>
          <table:table-cell office:value-type="string">
            <text:p>1.1255538621722369e-007</text:p>
          </table:table-cell>
          <table:table-cell office:value-type="string">
            <text:p>5.4347554655821031e-008</text:p>
          </table:table-cell>
          <table:table-cell office:value-type="string">
            <text:p>5.135689697722812e-008</text:p>
          </table:table-cell>
          <table:table-cell office:value-type="string">
            <text:p>1.0071083137543637e-008</text:p>
          </table:table-cell>
          <table:table-cell office:value-type="string">
            <text:p>1.1584976242392029e-008</text:p>
          </table:table-cell>
          <table:table-cell office:value-type="string">
            <text:p>2.0953536087550753e-008</text:p>
          </table:table-cell>
          <table:table-cell office:value-type="string">
            <text:p>1.8282092792482812e-008</text:p>
          </table:table-cell>
        </table:table-row>
        <table:table-row table:style-name="ro1">
          <table:table-cell office:value-type="string">
            <text:p>SchaeferF66</text:p>
          </table:table-cell>
          <table:table-cell office:value-type="string">
            <text:p>2.3773120035561885e-007</text:p>
          </table:table-cell>
          <table:table-cell office:value-type="string">
            <text:p>3.8087878447133206e-008</text:p>
          </table:table-cell>
          <table:table-cell office:value-type="float" office:value="0.0152052898506124">
            <text:p>0.0152052899</text:p>
          </table:table-cell>
          <table:table-cell office:value-type="string">
            <text:p>7.8138013343737447e-008</text:p>
          </table:table-cell>
          <table:table-cell office:value-type="string">
            <text:p>8.9826344575151743e-009</text:p>
          </table:table-cell>
          <table:table-cell office:value-type="string">
            <text:p>2.477555380125749e-008</text:p>
          </table:table-cell>
          <table:table-cell office:value-type="string">
            <text:p>nan</text:p>
          </table:table-cell>
          <table:table-cell office:value-type="string">
            <text:p>4.8848998665672912e-008</text:p>
          </table:table-cell>
          <table:table-cell office:value-type="string">
            <text:p>1.6830796512427161e-008</text:p>
          </table:table-cell>
          <table:table-cell office:value-type="string">
            <text:p>5.9870013889972595e-008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string">
            <text:p>2.9707551117747254e-008</text:p>
          </table:table-cell>
          <table:table-cell office:value-type="string">
            <text:p>3.5413238552209749e-009</text:p>
          </table:table-cell>
          <table:table-cell office:value-type="float" office:value="4.10732024742061">
            <text:p>4.1073202474</text:p>
          </table:table-cell>
          <table:table-cell office:value-type="string">
            <text:p>1.6455707759059809e-008</text:p>
          </table:table-cell>
          <table:table-cell office:value-type="string">
            <text:p>5.6677401733174687e-010</text:p>
          </table:table-cell>
          <table:table-cell office:value-type="string">
            <text:p>1.9589654258871464e-008</text:p>
          </table:table-cell>
          <table:table-cell office:value-type="string">
            <text:p>9.8908381570489171e-304</text:p>
          </table:table-cell>
          <table:table-cell office:value-type="string">
            <text:p>7.0643989548391042e-010</text:p>
          </table:table-cell>
          <table:table-cell office:value-type="string">
            <text:p>1.0238785903931115e-005</text:p>
          </table:table-cell>
          <table:table-cell office:value-type="string">
            <text:p>1.4730243864032409e-009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123.720866721797">
            <text:p>123.7208667218</text:p>
          </table:table-cell>
          <table:table-cell office:value-type="float" office:value="74.1214567699818">
            <text:p>74.12145677</text:p>
          </table:table-cell>
          <table:table-cell office:value-type="float" office:value="26.9809482961677">
            <text:p>26.9809482962</text:p>
          </table:table-cell>
          <table:table-cell office:value-type="string">
            <text:p>5.7757363083596544e-005</text:p>
          </table:table-cell>
          <table:table-cell office:value-type="float" office:value="116.249848529825">
            <text:p>116.2498485298</text:p>
          </table:table-cell>
          <table:table-cell office:value-type="string">
            <text:p>1.2438422161429632e-005</text:p>
          </table:table-cell>
          <table:table-cell office:value-type="string">
            <text:p>1.1103932345406008e-301</text:p>
          </table:table-cell>
          <table:table-cell office:value-type="float" office:value="20.5890040208487">
            <text:p>20.5890040208</text:p>
          </table:table-cell>
          <table:table-cell office:value-type="float" office:value="2481.20725104446">
            <text:p>2481.2072510445</text:p>
          </table:table-cell>
          <table:table-cell office:value-type="float" office:value="0.189617256969726">
            <text:p>0.189617257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string">
            <text:p>4.6518863552168517e-008</text:p>
          </table:table-cell>
          <table:table-cell office:value-type="string">
            <text:p>6.2185299597329616e-008</text:p>
          </table:table-cell>
          <table:table-cell office:value-type="float" office:value="0.141396710821381">
            <text:p>0.1413967108</text:p>
          </table:table-cell>
          <table:table-cell office:value-type="string">
            <text:p>4.8125730653948435e-008</text:p>
          </table:table-cell>
          <table:table-cell office:value-type="string">
            <text:p>9.336189248561877e-009</text:p>
          </table:table-cell>
          <table:table-cell office:value-type="string">
            <text:p>1.8311072197081526e-008</text:p>
          </table:table-cell>
          <table:table-cell office:value-type="string">
            <text:p>4.7690922801152245e-008</text:p>
          </table:table-cell>
          <table:table-cell office:value-type="string">
            <text:p>3.645542427635528e-008</text:p>
          </table:table-cell>
          <table:table-cell office:value-type="string">
            <text:p>1.0115807932706947e-008</text:p>
          </table:table-cell>
          <table:table-cell office:value-type="string">
            <text:p>5.0605786717608141e-008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string">
            <text:p>1.9078427264439829e-008</text:p>
          </table:table-cell>
          <table:table-cell office:value-type="string">
            <text:p>2.6254603308872361e-006</text:p>
          </table:table-cell>
          <table:table-cell office:value-type="float" office:value="4.46302417542712">
            <text:p>4.4630241754</text:p>
          </table:table-cell>
          <table:table-cell office:value-type="string">
            <text:p>1.3614374226824265e-007</text:p>
          </table:table-cell>
          <table:table-cell office:value-type="string">
            <text:p>3.1885081451718018e-006</text:p>
          </table:table-cell>
          <table:table-cell office:value-type="string">
            <text:p>8.0957446615053643e-008</text:p>
          </table:table-cell>
          <table:table-cell office:value-type="string">
            <text:p>6.0614561497609052e-008</text:p>
          </table:table-cell>
          <table:table-cell office:value-type="string">
            <text:p>2.999978869049839e-006</text:p>
          </table:table-cell>
          <table:table-cell office:value-type="string">
            <text:p>3.4054015042519576e-006</text:p>
          </table:table-cell>
          <table:table-cell office:value-type="string">
            <text:p>2.3999211840589915e-006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string">
            <text:p>1.7062262797954874e-007</text:p>
          </table:table-cell>
          <table:table-cell office:value-type="string">
            <text:p>1.82143331788169e-007</text:p>
          </table:table-cell>
          <table:table-cell office:value-type="float" office:value="0.993990864855207">
            <text:p>0.9939908649</text:p>
          </table:table-cell>
          <table:table-cell office:value-type="string">
            <text:p>1.8422595842122758e-007</text:p>
          </table:table-cell>
          <table:table-cell office:value-type="string">
            <text:p>3.6949811617971706e-008</text:p>
          </table:table-cell>
          <table:table-cell office:value-type="string">
            <text:p>1.8742727606955192e-015</text:p>
          </table:table-cell>
          <table:table-cell office:value-type="string">
            <text:p>1.5322029706875889e-007</text:p>
          </table:table-cell>
          <table:table-cell office:value-type="string">
            <text:p>2.0023106411884508e-007</text:p>
          </table:table-cell>
          <table:table-cell office:value-type="string">
            <text:p>2.2556227241055582e-013</text:p>
          </table:table-cell>
          <table:table-cell office:value-type="string">
            <text:p>1.6523314001392394e-007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string">
            <text:p>5.5288521717466622e-012</text:p>
          </table:table-cell>
          <table:table-cell office:value-type="string">
            <text:p>2.634937371348802e-009</text:p>
          </table:table-cell>
          <table:table-cell office:value-type="float" office:value="0.981696662101279">
            <text:p>0.9816966621</text:p>
          </table:table-cell>
          <table:table-cell office:value-type="string">
            <text:p>2.1253490838981262e-014</text:p>
          </table:table-cell>
          <table:table-cell office:value-type="string">
            <text:p>1.0567307535734061e-010</text:p>
          </table:table-cell>
          <table:table-cell office:value-type="string">
            <text:p>4.1121716180173391e-010</text:p>
          </table:table-cell>
          <table:table-cell office:value-type="string">
            <text:p>3.526359317582505e-017</text:p>
          </table:table-cell>
          <table:table-cell office:value-type="string">
            <text:p>1.7207622136007873e-016</text:p>
          </table:table-cell>
          <table:table-cell office:value-type="string">
            <text:p>2.8989017225528693e-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epFunction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65.3815845916484">
            <text:p>65.3815845916</text:p>
          </table:table-cell>
          <table:table-cell office:value-type="float" office:value="75.4078651549483">
            <text:p>75.4078651549</text:p>
          </table:table-cell>
          <table:table-cell office:value-type="float" office:value="468.158885605113">
            <text:p>468.1588856051</text:p>
          </table:table-cell>
          <table:table-cell office:value-type="float" office:value="109.080885353399">
            <text:p>109.0808853534</text:p>
          </table:table-cell>
          <table:table-cell office:value-type="float" office:value="108.195831102006">
            <text:p>108.195831102</text:p>
          </table:table-cell>
          <table:table-cell office:value-type="float" office:value="47.3314646799487">
            <text:p>47.3314646799</text:p>
          </table:table-cell>
          <table:table-cell office:value-type="string">
            <text:p>1.0189305415460011e-292</text:p>
          </table:table-cell>
          <table:table-cell office:value-type="float" office:value="90.7929844666964">
            <text:p>90.7929844667</text:p>
          </table:table-cell>
          <table:table-cell office:value-type="float" office:value="1.73922701781625">
            <text:p>1.7392270178</text:p>
          </table:table-cell>
          <table:table-cell office:value-type="float" office:value="35.1383572951866">
            <text:p>35.1383572952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0.0209776989577254">
            <text:p>0.020977699</text:p>
          </table:table-cell>
          <table:table-cell office:value-type="float" office:value="0.0108879841079945">
            <text:p>0.0108879841</text:p>
          </table:table-cell>
          <table:table-cell office:value-type="float" office:value="0.211423712745738">
            <text:p>0.2114237127</text:p>
          </table:table-cell>
          <table:table-cell office:value-type="float" office:value="0.323825148264584">
            <text:p>0.3238251483</text:p>
          </table:table-cell>
          <table:table-cell office:value-type="float" office:value="0.000113942889886344">
            <text:p>0.0001139429</text:p>
          </table:table-cell>
          <table:table-cell office:value-type="string">
            <text:p>1.081376381400908e-008</text:p>
          </table:table-cell>
          <table:table-cell office:value-type="string">
            <text:p>1.9354057319770552e-301</text:p>
          </table:table-cell>
          <table:table-cell office:value-type="float" office:value="0.0188925463777799">
            <text:p>0.0188925464</text:p>
          </table:table-cell>
          <table:table-cell office:value-type="float" office:value="4.2925459069171">
            <text:p>4.2925459069</text:p>
          </table:table-cell>
          <table:table-cell office:value-type="float" office:value="0.0069645153511982">
            <text:p>0.0069645154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string">
            <text:p>1.5869299770724296e-007</text:p>
          </table:table-cell>
          <table:table-cell office:value-type="string">
            <text:p>1.8228174654996123e-007</text:p>
          </table:table-cell>
          <table:table-cell office:value-type="float" office:value="0.252018217842587">
            <text:p>0.2520182178</text:p>
          </table:table-cell>
          <table:table-cell office:value-type="string">
            <text:p>1.5101871539102935e-007</text:p>
          </table:table-cell>
          <table:table-cell office:value-type="string">
            <text:p>7.0798831919750203e-008</text:p>
          </table:table-cell>
          <table:table-cell office:value-type="string">
            <text:p>1.0224462835389992e-007</text:p>
          </table:table-cell>
          <table:table-cell office:value-type="string">
            <text:p>2.2076397381155911e-007</text:p>
          </table:table-cell>
          <table:table-cell office:value-type="string">
            <text:p>2.3921536354586563e-007</text:p>
          </table:table-cell>
          <table:table-cell office:value-type="string">
            <text:p>6.9678774876118813e-008</text:p>
          </table:table-cell>
          <table:table-cell office:value-type="string">
            <text:p>2.4369975186322598e-007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string">
            <text:p>3.8690481720811402e-008</text:p>
          </table:table-cell>
          <table:table-cell office:value-type="string">
            <text:p>7.8138433642970329e-009</text:p>
          </table:table-cell>
          <table:table-cell office:value-type="float" office:value="0.00187533542091175">
            <text:p>0.0018753354</text:p>
          </table:table-cell>
          <table:table-cell office:value-type="string">
            <text:p>6.5452668047211589e-008</text:p>
          </table:table-cell>
          <table:table-cell office:value-type="string">
            <text:p>3.9126290676178073e-008</text:p>
          </table:table-cell>
          <table:table-cell office:value-type="string">
            <text:p>4.3359922755427592e-008</text:p>
          </table:table-cell>
          <table:table-cell office:value-type="string">
            <text:p>1.3671931998866756e-008</text:p>
          </table:table-cell>
          <table:table-cell office:value-type="string">
            <text:p>1.4939820305636813e-008</text:p>
          </table:table-cell>
          <table:table-cell office:value-type="string">
            <text:p>1.5876055845164558e-008</text:p>
          </table:table-cell>
          <table:table-cell office:value-type="string">
            <text:p>1.5376875452520843e-008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string">
            <text:p>3.6637583391981851e-006</text:p>
          </table:table-cell>
          <table:table-cell office:value-type="string">
            <text:p>1.1684003851826515e-007</text:p>
          </table:table-cell>
          <table:table-cell office:value-type="float" office:value="0.0425417580152261">
            <text:p>0.042541758</text:p>
          </table:table-cell>
          <table:table-cell office:value-type="string">
            <text:p>4.5443228035972943e-005</text:p>
          </table:table-cell>
          <table:table-cell office:value-type="string">
            <text:p>1.1921119871988353e-007</text:p>
          </table:table-cell>
          <table:table-cell office:value-type="string">
            <text:p>2.8450921273223939e-008</text:p>
          </table:table-cell>
          <table:table-cell office:value-type="float" office:value="0">
            <text:p>0</text:p>
          </table:table-cell>
          <table:table-cell office:value-type="string">
            <text:p>1.1955163188556288e-007</text:p>
          </table:table-cell>
          <table:table-cell office:value-type="string">
            <text:p>9.9785388211090584e-009</text:p>
          </table:table-cell>
          <table:table-cell office:value-type="string">
            <text:p>1.004676440571612e-00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0.00467845491170095">
            <text:p>0.0046784549</text:p>
          </table:table-cell>
          <table:table-cell table:formula="of:=VALUE(TRIM(INDIRECT(ADDRESS(2;3;4))))" office:value-type="float" office:value="0.00359693647104245">
            <text:p>0.0035969365</text:p>
          </table:table-cell>
          <table:table-cell table:formula="of:=VALUE(TRIM(INDIRECT(ADDRESS(2;4;4))))" office:value-type="float" office:value="11352.185362639">
            <text:p>11352.185362639</text:p>
          </table:table-cell>
          <table:table-cell table:formula="of:=VALUE(TRIM(INDIRECT(ADDRESS(2;5;4))))" office:value-type="float" office:value="0.0105800122240975">
            <text:p>0.0105800122</text:p>
          </table:table-cell>
          <table:table-cell table:formula="of:=VALUE(TRIM(INDIRECT(ADDRESS(2;6;4))))" office:value-type="float" office:value="0.00864687676264337">
            <text:p>0.0086468768</text:p>
          </table:table-cell>
          <table:table-cell table:formula="of:=VALUE(TRIM(INDIRECT(ADDRESS(2;7;4))))" office:value-type="float" office:value="0.0100000000529677">
            <text:p>0.0100000001</text:p>
          </table:table-cell>
          <table:table-cell table:formula="of:=VALUE(TRIM(INDIRECT(ADDRESS(2;8;4))))" office:value-type="float" office:value="2.22270276950379E-038">
            <text:p>2.22270276950379E-038</text:p>
          </table:table-cell>
          <table:table-cell table:formula="of:=VALUE(TRIM(INDIRECT(ADDRESS(2;9;4))))" office:value-type="float" office:value="0.00481784357234401">
            <text:p>0.0048178436</text:p>
          </table:table-cell>
          <table:table-cell table:formula="of:=VALUE(TRIM(INDIRECT(ADDRESS(2;10;4))))" office:value-type="float" office:value="0.00666229596274097">
            <text:p>0.006662296</text:p>
          </table:table-cell>
          <table:table-cell table:formula="of:=VALUE(TRIM(INDIRECT(ADDRESS(2;11;4))))" office:value-type="float" office:value="0.00749061538831177">
            <text:p>0.0074906154</text:p>
          </table:table-cell>
        </table:table-row>
        <table:table-row table:style-name="ro2">
          <table:table-cell/>
          <table:table-cell table:formula="of:=VALUE(TRIM(INDIRECT(ADDRESS(3;2;4))))" office:value-type="float" office:value="0.00000000000229114052674145">
            <text:p>2.29114052674145E-012</text:p>
          </table:table-cell>
          <table:table-cell table:formula="of:=VALUE(TRIM(INDIRECT(ADDRESS(3;3;4))))" office:value-type="float" office:value="0.00000000000213150783064027">
            <text:p>2.13150783064027E-012</text:p>
          </table:table-cell>
          <table:table-cell table:formula="of:=VALUE(TRIM(INDIRECT(ADDRESS(3;4;4))))" office:value-type="float" office:value="0.000755923490147919">
            <text:p>0.0007559235</text:p>
          </table:table-cell>
          <table:table-cell table:formula="of:=VALUE(TRIM(INDIRECT(ADDRESS(3;5;4))))" office:value-type="float" office:value="0.00000000000169497772796205">
            <text:p>1.69497772796205E-012</text:p>
          </table:table-cell>
          <table:table-cell table:formula="of:=VALUE(TRIM(INDIRECT(ADDRESS(3;6;4))))" office:value-type="float" office:value="0.00000000674101644345163">
            <text:p>6.74101644345163E-009</text:p>
          </table:table-cell>
          <table:table-cell table:formula="of:=VALUE(TRIM(INDIRECT(ADDRESS(3;7;4))))" office:value-type="float" office:value="0.00000000756058404788037">
            <text:p>7.56058404788037E-009</text:p>
          </table:table-cell>
          <table:table-cell table:formula="of:=VALUE(TRIM(INDIRECT(ADDRESS(3;8;4))))" office:value-type="float" office:value="0.00000000000197807978238163">
            <text:p>1.97807978238163E-012</text:p>
          </table:table-cell>
          <table:table-cell table:formula="of:=VALUE(TRIM(INDIRECT(ADDRESS(3;9;4))))" office:value-type="float" office:value="0.0000000000018546104240628">
            <text:p>1.8546104240628E-012</text:p>
          </table:table-cell>
          <table:table-cell table:formula="of:=VALUE(TRIM(INDIRECT(ADDRESS(3;10;4))))" office:value-type="float" office:value="0.0000000061035416123076">
            <text:p>6.1035416123076E-009</text:p>
          </table:table-cell>
          <table:table-cell table:formula="of:=VALUE(TRIM(INDIRECT(ADDRESS(3;11;4))))" office:value-type="float" office:value="0.00000000000216767116842326">
            <text:p>2.16767116842326E-012</text:p>
          </table:table-cell>
        </table:table-row>
        <table:table-row table:style-name="ro2">
          <table:table-cell/>
          <table:table-cell table:formula="of:=VALUE(TRIM(INDIRECT(ADDRESS(4;2;4))))" office:value-type="float" office:value="0.0000000132770882068189">
            <text:p>1.32770882068189E-008</text:p>
          </table:table-cell>
          <table:table-cell table:formula="of:=VALUE(TRIM(INDIRECT(ADDRESS(4;3;4))))" office:value-type="float" office:value="0.000000000000528104065481707">
            <text:p>5.28104065481707E-013</text:p>
          </table:table-cell>
          <table:table-cell table:formula="of:=VALUE(TRIM(INDIRECT(ADDRESS(4;4;4))))" office:value-type="float" office:value="0.00330989197686023">
            <text:p>0.003309892</text:p>
          </table:table-cell>
          <table:table-cell table:formula="of:=VALUE(TRIM(INDIRECT(ADDRESS(4;5;4))))" office:value-type="float" office:value="0">
            <text:p>0</text:p>
          </table:table-cell>
          <table:table-cell table:formula="of:=VALUE(TRIM(INDIRECT(ADDRESS(4;6;4))))" office:value-type="float" office:value="0.0000000153798255105153">
            <text:p>1.53798255105153E-008</text:p>
          </table:table-cell>
          <table:table-cell table:formula="of:=VALUE(TRIM(INDIRECT(ADDRESS(4;7;4))))" office:value-type="float" office:value="0.00000000128347329257907">
            <text:p>1.28347329257907E-009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0.000000000000892949736751565">
            <text:p>8.92949736751565E-013</text:p>
          </table:table-cell>
          <table:table-cell table:formula="of:=VALUE(TRIM(INDIRECT(ADDRESS(4;10;4))))" office:value-type="float" office:value="0.0000000143592808057347">
            <text:p>1.43592808057347E-008</text:p>
          </table:table-cell>
          <table:table-cell table:formula="of:=VALUE(TRIM(INDIRECT(ADDRESS(4;11;4))))" office:value-type="float" office:value="0.00000000000116719551731532">
            <text:p>1.16719551731532E-012</text:p>
          </table:table-cell>
        </table:table-row>
        <table:table-row table:style-name="ro2">
          <table:table-cell/>
          <table:table-cell table:formula="of:=VALUE(TRIM(INDIRECT(ADDRESS(5;2;4))))" office:value-type="float" office:value="0.0000000770993680108038">
            <text:p>7.70993680108038E-008</text:p>
          </table:table-cell>
          <table:table-cell table:formula="of:=VALUE(TRIM(INDIRECT(ADDRESS(5;3;4))))" office:value-type="float" office:value="0.0000000625524235556234">
            <text:p>6.25524235556234E-008</text:p>
          </table:table-cell>
          <table:table-cell table:formula="of:=VALUE(TRIM(INDIRECT(ADDRESS(5;4;4))))" office:value-type="float" office:value="0.000204719014781802">
            <text:p>0.000204719</text:p>
          </table:table-cell>
          <table:table-cell table:formula="of:=VALUE(TRIM(INDIRECT(ADDRESS(5;5;4))))" office:value-type="float" office:value="0.0000000287282980660385">
            <text:p>2.87282980660385E-008</text:p>
          </table:table-cell>
          <table:table-cell table:formula="of:=VALUE(TRIM(INDIRECT(ADDRESS(5;6;4))))" office:value-type="float" office:value="0.0000000653589624909891">
            <text:p>6.53589624909891E-008</text:p>
          </table:table-cell>
          <table:table-cell table:formula="of:=VALUE(TRIM(INDIRECT(ADDRESS(5;7;4))))" office:value-type="float" office:value="0.000000040623823331929">
            <text:p>4.0623823331929E-008</text:p>
          </table:table-cell>
          <table:table-cell table:formula="of:=VALUE(TRIM(INDIRECT(ADDRESS(5;8;4))))" office:value-type="float" office:value="0">
            <text:p>0</text:p>
          </table:table-cell>
          <table:table-cell table:formula="of:=VALUE(TRIM(INDIRECT(ADDRESS(5;9;4))))" office:value-type="float" office:value="0.00000007191304144432">
            <text:p>7.191304144432E-008</text:p>
          </table:table-cell>
          <table:table-cell table:formula="of:=VALUE(TRIM(INDIRECT(ADDRESS(5;10;4))))" office:value-type="float" office:value="0.0000000650038503533671">
            <text:p>0.000000065</text:p>
          </table:table-cell>
          <table:table-cell table:formula="of:=VALUE(TRIM(INDIRECT(ADDRESS(5;11;4))))" office:value-type="float" office:value="0.0000000637181005907183">
            <text:p>6.37181005907183E-008</text:p>
          </table:table-cell>
        </table:table-row>
        <table:table-row table:style-name="ro2">
          <table:table-cell/>
          <table:table-cell table:formula="of:=VALUE(TRIM(INDIRECT(ADDRESS(6;2;4))))" office:value-type="float" office:value="0.00000000997982608060527">
            <text:p>0.00000001</text:p>
          </table:table-cell>
          <table:table-cell table:formula="of:=VALUE(TRIM(INDIRECT(ADDRESS(6;3;4))))" office:value-type="float" office:value="0.0000000000175492547523837">
            <text:p>1.75492547523837E-011</text:p>
          </table:table-cell>
          <table:table-cell table:formula="of:=VALUE(TRIM(INDIRECT(ADDRESS(6;4;4))))" office:value-type="float" office:value="0.00130698002989544">
            <text:p>0.00130698</text:p>
          </table:table-cell>
          <table:table-cell table:formula="of:=VALUE(TRIM(INDIRECT(ADDRESS(6;5;4))))" office:value-type="float" office:value="0.00000000417881481951939">
            <text:p>4.17881481951939E-009</text:p>
          </table:table-cell>
          <table:table-cell table:formula="of:=VALUE(TRIM(INDIRECT(ADDRESS(6;6;4))))" office:value-type="float" office:value="0.0000000000159765608072947">
            <text:p>1.59765608072947E-011</text:p>
          </table:table-cell>
          <table:table-cell table:formula="of:=VALUE(TRIM(INDIRECT(ADDRESS(6;7;4))))" office:value-type="float" office:value="0.0000000134117378266323">
            <text:p>1.34117378266323E-008</text:p>
          </table:table-cell>
          <table:table-cell table:formula="of:=VALUE(TRIM(INDIRECT(ADDRESS(6;8;4))))" office:value-type="float" office:value="1.37668063519799E-303">
            <text:p>1.37668063519799E-303</text:p>
          </table:table-cell>
          <table:table-cell table:formula="of:=VALUE(TRIM(INDIRECT(ADDRESS(6;9;4))))" office:value-type="float" office:value="0.0000000000169457017303159">
            <text:p>1.69457017303159E-011</text:p>
          </table:table-cell>
          <table:table-cell table:formula="of:=VALUE(TRIM(INDIRECT(ADDRESS(6;10;4))))" office:value-type="float" office:value="0.0000000000207132037266678">
            <text:p>2.07132037266678E-011</text:p>
          </table:table-cell>
          <table:table-cell table:formula="of:=VALUE(TRIM(INDIRECT(ADDRESS(6;11;4))))" office:value-type="float" office:value="0.0000000000160814162220866">
            <text:p>1.60814162220866E-011</text:p>
          </table:table-cell>
        </table:table-row>
        <table:table-row table:style-name="ro2">
          <table:table-cell/>
          <table:table-cell table:formula="of:=VALUE(TRIM(INDIRECT(ADDRESS(7;2;4))))" office:value-type="float" office:value="0.000000511200588998853">
            <text:p>5.11200588998853E-007</text:p>
          </table:table-cell>
          <table:table-cell table:formula="of:=VALUE(TRIM(INDIRECT(ADDRESS(7;3;4))))" office:value-type="float" office:value="0.00000037216996983312">
            <text:p>3.7216996983312E-007</text:p>
          </table:table-cell>
          <table:table-cell table:formula="of:=VALUE(TRIM(INDIRECT(ADDRESS(7;4;4))))" office:value-type="float" office:value="2.43256152818402">
            <text:p>2.4325615282</text:p>
          </table:table-cell>
          <table:table-cell table:formula="of:=VALUE(TRIM(INDIRECT(ADDRESS(7;5;4))))" office:value-type="float" office:value="0.000000626008605789843">
            <text:p>0.000000626</text:p>
          </table:table-cell>
          <table:table-cell table:formula="of:=VALUE(TRIM(INDIRECT(ADDRESS(7;6;4))))" office:value-type="float" office:value="0.000000668637266221482">
            <text:p>6.68637266221482E-007</text:p>
          </table:table-cell>
          <table:table-cell table:formula="of:=VALUE(TRIM(INDIRECT(ADDRESS(7;7;4))))" office:value-type="float" office:value="0.0000148748827498634">
            <text:p>1.48748827498634E-005</text:p>
          </table:table-cell>
          <table:table-cell table:formula="of:=VALUE(TRIM(INDIRECT(ADDRESS(7;8;4))))" office:value-type="float" office:value="0.00000125687413305286">
            <text:p>1.25687413305286E-006</text:p>
          </table:table-cell>
          <table:table-cell table:formula="of:=VALUE(TRIM(INDIRECT(ADDRESS(7;9;4))))" office:value-type="float" office:value="0.000000788448258792811">
            <text:p>7.88448258792811E-007</text:p>
          </table:table-cell>
          <table:table-cell table:formula="of:=VALUE(TRIM(INDIRECT(ADDRESS(7;10;4))))" office:value-type="float" office:value="0">
            <text:p>Err:502</text:p>
          </table:table-cell>
          <table:table-cell table:formula="of:=VALUE(TRIM(INDIRECT(ADDRESS(7;11;4))))" office:value-type="float" office:value="0">
            <text:p>Err:502</text:p>
          </table:table-cell>
        </table:table-row>
        <table:table-row table:style-name="ro2">
          <table:table-cell/>
          <table:table-cell table:formula="of:=VALUE(TRIM(INDIRECT(ADDRESS(8;2;4))))" office:value-type="float" office:value="0.000000000278120531626773">
            <text:p>2.78120531626773E-010</text:p>
          </table:table-cell>
          <table:table-cell table:formula="of:=VALUE(TRIM(INDIRECT(ADDRESS(8;3;4))))" office:value-type="float" office:value="0.000000000264905941580589">
            <text:p>2.64905941580589E-010</text:p>
          </table:table-cell>
          <table:table-cell table:formula="of:=VALUE(TRIM(INDIRECT(ADDRESS(8;4;4))))" office:value-type="float" office:value="4.03672420364172">
            <text:p>4.0367242036</text:p>
          </table:table-cell>
          <table:table-cell table:formula="of:=VALUE(TRIM(INDIRECT(ADDRESS(8;5;4))))" office:value-type="float" office:value="0.00000000344572965426731">
            <text:p>3.44572965426731E-009</text:p>
          </table:table-cell>
          <table:table-cell table:formula="of:=VALUE(TRIM(INDIRECT(ADDRESS(8;6;4))))" office:value-type="float" office:value="0.000000000259285652468778">
            <text:p>2.59285652468778E-010</text:p>
          </table:table-cell>
          <table:table-cell table:formula="of:=VALUE(TRIM(INDIRECT(ADDRESS(8;7;4))))" office:value-type="float" office:value="0.000000014586174812821">
            <text:p>1.4586174812821E-008</text:p>
          </table:table-cell>
          <table:table-cell table:formula="of:=VALUE(TRIM(INDIRECT(ADDRESS(8;8;4))))" office:value-type="float" office:value="1.04718270666732E-301">
            <text:p>1.04718270666732E-301</text:p>
          </table:table-cell>
          <table:table-cell table:formula="of:=VALUE(TRIM(INDIRECT(ADDRESS(8;9;4))))" office:value-type="float" office:value="0.000000000314231638429554">
            <text:p>3.14231638429554E-010</text:p>
          </table:table-cell>
          <table:table-cell table:formula="of:=VALUE(TRIM(INDIRECT(ADDRESS(8;10;4))))" office:value-type="float" office:value="0.000000000251691351534405">
            <text:p>2.51691351534405E-010</text:p>
          </table:table-cell>
          <table:table-cell table:formula="of:=VALUE(TRIM(INDIRECT(ADDRESS(8;11;4))))" office:value-type="float" office:value="0.00000000026743737522538">
            <text:p>2.6743737522538E-010</text:p>
          </table:table-cell>
        </table:table-row>
        <table:table-row table:style-name="ro2">
          <table:table-cell/>
          <table:table-cell table:formula="of:=VALUE(TRIM(INDIRECT(ADDRESS(9;2;4))))" office:value-type="float" office:value="0.0113229736282683">
            <text:p>0.0113229736</text:p>
          </table:table-cell>
          <table:table-cell table:formula="of:=VALUE(TRIM(INDIRECT(ADDRESS(9;3;4))))" office:value-type="float" office:value="5.58714432091076">
            <text:p>5.5871443209</text:p>
          </table:table-cell>
          <table:table-cell table:formula="of:=VALUE(TRIM(INDIRECT(ADDRESS(9;4;4))))" office:value-type="float" office:value="3.52343816844924">
            <text:p>3.5234381684</text:p>
          </table:table-cell>
          <table:table-cell table:formula="of:=VALUE(TRIM(INDIRECT(ADDRESS(9;5;4))))" office:value-type="float" office:value="9.29931725886578">
            <text:p>9.2993172589</text:p>
          </table:table-cell>
          <table:table-cell table:formula="of:=VALUE(TRIM(INDIRECT(ADDRESS(9;6;4))))" office:value-type="float" office:value="9.62336962920279">
            <text:p>9.6233696292</text:p>
          </table:table-cell>
          <table:table-cell table:formula="of:=VALUE(TRIM(INDIRECT(ADDRESS(9;7;4))))" office:value-type="float" office:value="0.000000306598397092337">
            <text:p>3.06598397092337E-007</text:p>
          </table:table-cell>
          <table:table-cell table:formula="of:=VALUE(TRIM(INDIRECT(ADDRESS(9;8;4))))" office:value-type="float" office:value="0">
            <text:p>Err:502</text:p>
          </table:table-cell>
          <table:table-cell table:formula="of:=VALUE(TRIM(INDIRECT(ADDRESS(9;9;4))))" office:value-type="float" office:value="0.151496824034821">
            <text:p>0.151496824</text:p>
          </table:table-cell>
          <table:table-cell table:formula="of:=VALUE(TRIM(INDIRECT(ADDRESS(9;10;4))))" office:value-type="float" office:value="4.33035329366185">
            <text:p>4.3303532937</text:p>
          </table:table-cell>
          <table:table-cell table:formula="of:=VALUE(TRIM(INDIRECT(ADDRESS(9;11;4))))" office:value-type="float" office:value="32.9395695011487">
            <text:p>32.9395695011</text:p>
          </table:table-cell>
        </table:table-row>
        <table:table-row table:style-name="ro2">
          <table:table-cell/>
          <table:table-cell table:formula="of:=VALUE(TRIM(INDIRECT(ADDRESS(10;2;4))))" office:value-type="float" office:value="0.00000000410016421336305">
            <text:p>4.10016421336305E-009</text:p>
          </table:table-cell>
          <table:table-cell table:formula="of:=VALUE(TRIM(INDIRECT(ADDRESS(10;3;4))))" office:value-type="float" office:value="0.0000000066137152739692">
            <text:p>6.6137152739692E-009</text:p>
          </table:table-cell>
          <table:table-cell table:formula="of:=VALUE(TRIM(INDIRECT(ADDRESS(10;4;4))))" office:value-type="float" office:value="0.0109152586928293">
            <text:p>0.0109152587</text:p>
          </table:table-cell>
          <table:table-cell table:formula="of:=VALUE(TRIM(INDIRECT(ADDRESS(10;5;4))))" office:value-type="float" office:value="0.00000000533449698898985">
            <text:p>5.33449698898985E-009</text:p>
          </table:table-cell>
          <table:table-cell table:formula="of:=VALUE(TRIM(INDIRECT(ADDRESS(10;6;4))))" office:value-type="float" office:value="0.00000000653026324136394">
            <text:p>6.53026324136394E-009</text:p>
          </table:table-cell>
          <table:table-cell table:formula="of:=VALUE(TRIM(INDIRECT(ADDRESS(10;7;4))))" office:value-type="float" office:value="0.0000000109523585422347">
            <text:p>0.000000011</text:p>
          </table:table-cell>
          <table:table-cell table:formula="of:=VALUE(TRIM(INDIRECT(ADDRESS(10;8;4))))" office:value-type="float" office:value="0.00000000548719141643284">
            <text:p>5.48719141643284E-009</text:p>
          </table:table-cell>
          <table:table-cell table:formula="of:=VALUE(TRIM(INDIRECT(ADDRESS(10;9;4))))" office:value-type="float" office:value="0.00000000427968848119638">
            <text:p>4.27968848119638E-009</text:p>
          </table:table-cell>
          <table:table-cell table:formula="of:=VALUE(TRIM(INDIRECT(ADDRESS(10;10;4))))" office:value-type="float" office:value="0.00000000623837405703206">
            <text:p>6.23837405703206E-009</text:p>
          </table:table-cell>
          <table:table-cell table:formula="of:=VALUE(TRIM(INDIRECT(ADDRESS(10;11;4))))" office:value-type="float" office:value="0.00000000520811424083978">
            <text:p>5.20811424083978E-009</text:p>
          </table:table-cell>
        </table:table-row>
        <table:table-row table:style-name="ro2">
          <table:table-cell/>
          <table:table-cell table:formula="of:=VALUE(TRIM(INDIRECT(ADDRESS(11;2;4))))" office:value-type="float" office:value="0.000000576864139073753">
            <text:p>5.76864139073753E-007</text:p>
          </table:table-cell>
          <table:table-cell table:formula="of:=VALUE(TRIM(INDIRECT(ADDRESS(11;3;4))))" office:value-type="float" office:value="0.000000586657726237076">
            <text:p>5.86657726237076E-007</text:p>
          </table:table-cell>
          <table:table-cell table:formula="of:=VALUE(TRIM(INDIRECT(ADDRESS(11;4;4))))" office:value-type="float" office:value="0.377866792149208">
            <text:p>0.3778667921</text:p>
          </table:table-cell>
          <table:table-cell table:formula="of:=VALUE(TRIM(INDIRECT(ADDRESS(11;5;4))))" office:value-type="float" office:value="0.000000687906105770596">
            <text:p>6.87906105770596E-007</text:p>
          </table:table-cell>
          <table:table-cell table:formula="of:=VALUE(TRIM(INDIRECT(ADDRESS(11;6;4))))" office:value-type="float" office:value="0.000000826972474189042">
            <text:p>0.000000827</text:p>
          </table:table-cell>
          <table:table-cell table:formula="of:=VALUE(TRIM(INDIRECT(ADDRESS(11;7;4))))" office:value-type="float" office:value="0.000000155388930254846">
            <text:p>1.55388930254846E-007</text:p>
          </table:table-cell>
          <table:table-cell table:formula="of:=VALUE(TRIM(INDIRECT(ADDRESS(11;8;4))))" office:value-type="float" office:value="0.000000567431748523341">
            <text:p>5.67431748523341E-007</text:p>
          </table:table-cell>
          <table:table-cell table:formula="of:=VALUE(TRIM(INDIRECT(ADDRESS(11;9;4))))" office:value-type="float" office:value="0.000000443486821525982">
            <text:p>4.43486821525982E-007</text:p>
          </table:table-cell>
          <table:table-cell table:formula="of:=VALUE(TRIM(INDIRECT(ADDRESS(11;10;4))))" office:value-type="float" office:value="0.000000912007356979508">
            <text:p>0.000000912</text:p>
          </table:table-cell>
          <table:table-cell table:formula="of:=VALUE(TRIM(INDIRECT(ADDRESS(11;11;4))))" office:value-type="float" office:value="0.000000612179221418227">
            <text:p>6.12179221418227E-007</text:p>
          </table:table-cell>
        </table:table-row>
        <table:table-row table:style-name="ro2">
          <table:table-cell/>
          <table:table-cell table:formula="of:=VALUE(TRIM(INDIRECT(ADDRESS(12;2;4))))" office:value-type="float" office:value="4.71925920500658E-018">
            <text:p>4.71925920500658E-018</text:p>
          </table:table-cell>
          <table:table-cell table:formula="of:=VALUE(TRIM(INDIRECT(ADDRESS(12;3;4))))" office:value-type="float" office:value="0.00000000263545318918307">
            <text:p>2.63545318918307E-009</text:p>
          </table:table-cell>
          <table:table-cell table:formula="of:=VALUE(TRIM(INDIRECT(ADDRESS(12;4;4))))" office:value-type="float" office:value="0.000085988361498654">
            <text:p>8.5988361498654E-005</text:p>
          </table:table-cell>
          <table:table-cell table:formula="of:=VALUE(TRIM(INDIRECT(ADDRESS(12;5;4))))" office:value-type="float" office:value="0.00000000811658136296735">
            <text:p>8.11658136296735E-009</text:p>
          </table:table-cell>
          <table:table-cell table:formula="of:=VALUE(TRIM(INDIRECT(ADDRESS(12;6;4))))" office:value-type="float" office:value="1.11022392809306E-016">
            <text:p>1.11022392809306E-016</text:p>
          </table:table-cell>
          <table:table-cell table:formula="of:=VALUE(TRIM(INDIRECT(ADDRESS(12;7;4))))" office:value-type="float" office:value="1.11022392809306E-016">
            <text:p>1.11022392809306E-016</text:p>
          </table:table-cell>
          <table:table-cell table:formula="of:=VALUE(TRIM(INDIRECT(ADDRESS(12;8;4))))" office:value-type="float" office:value="6.7399744696483E-018">
            <text:p>6.7399744696483E-018</text:p>
          </table:table-cell>
          <table:table-cell table:formula="of:=VALUE(TRIM(INDIRECT(ADDRESS(12;9;4))))" office:value-type="float" office:value="0">
            <text:p>0</text:p>
          </table:table-cell>
          <table:table-cell table:formula="of:=VALUE(TRIM(INDIRECT(ADDRESS(12;10;4))))" office:value-type="float" office:value="1.11022392809306E-016">
            <text:p>1.11022392809306E-016</text:p>
          </table:table-cell>
          <table:table-cell table:formula="of:=VALUE(TRIM(INDIRECT(ADDRESS(12;11;4))))" office:value-type="float" office:value="5.33597320100093E-023">
            <text:p>5.33597320100093E-023</text:p>
          </table:table-cell>
        </table:table-row>
        <table:table-row table:style-name="ro2">
          <table:table-cell/>
          <table:table-cell table:formula="of:=VALUE(TRIM(INDIRECT(ADDRESS(13;2;4))))" office:value-type="float" office:value="0.00000000000650894088222421">
            <text:p>6.50894088222421E-012</text:p>
          </table:table-cell>
          <table:table-cell table:formula="of:=VALUE(TRIM(INDIRECT(ADDRESS(13;3;4))))" office:value-type="float" office:value="0.000000000264480427737805">
            <text:p>2.64480427737805E-010</text:p>
          </table:table-cell>
          <table:table-cell table:formula="of:=VALUE(TRIM(INDIRECT(ADDRESS(13;4;4))))" office:value-type="float" office:value="0.999999999996052">
            <text:p>1</text:p>
          </table:table-cell>
          <table:table-cell table:formula="of:=VALUE(TRIM(INDIRECT(ADDRESS(13;5;4))))" office:value-type="float" office:value="0.000000000302505950879291">
            <text:p>3.02505950879291E-010</text:p>
          </table:table-cell>
          <table:table-cell table:formula="of:=VALUE(TRIM(INDIRECT(ADDRESS(13;6;4))))" office:value-type="float" office:value="0.0000000000129642826234389">
            <text:p>1.29642826234389E-011</text:p>
          </table:table-cell>
          <table:table-cell table:formula="of:=VALUE(TRIM(INDIRECT(ADDRESS(13;7;4))))" office:value-type="float" office:value="0.0000000000129642826234389">
            <text:p>1.29642826234389E-011</text:p>
          </table:table-cell>
          <table:table-cell table:formula="of:=VALUE(TRIM(INDIRECT(ADDRESS(13;8;4))))" office:value-type="float" office:value="0.0000000000188080058984374">
            <text:p>1.88080058984374E-011</text:p>
          </table:table-cell>
          <table:table-cell table:formula="of:=VALUE(TRIM(INDIRECT(ADDRESS(13;9;4))))" office:value-type="float" office:value="0.0000000000546852492018734">
            <text:p>5.46852492018734E-011</text:p>
          </table:table-cell>
          <table:table-cell table:formula="of:=VALUE(TRIM(INDIRECT(ADDRESS(13;10;4))))" office:value-type="float" office:value="0.0000000000129642826234389">
            <text:p>1.29642826234389E-011</text:p>
          </table:table-cell>
          <table:table-cell table:formula="of:=VALUE(TRIM(INDIRECT(ADDRESS(13;11;4))))" office:value-type="float" office:value="0.000000000247292926919804">
            <text:p>2.47292926919804E-010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0">
            <text:p>0</text:p>
          </table:table-cell>
          <table:table-cell table:formula="of:=VALUE(TRIM(INDIRECT(ADDRESS(14;4;4))))" office:value-type="float" office:value="0">
            <text:p>0</text:p>
          </table:table-cell>
          <table:table-cell table:formula="of:=VALUE(TRIM(INDIRECT(ADDRESS(14;5;4))))" office:value-type="float" office:value="0">
            <text:p>0</text:p>
          </table:table-cell>
          <table:table-cell table:formula="of:=VALUE(TRIM(INDIRECT(ADDRESS(14;6;4))))" office:value-type="float" office:value="0">
            <text:p>0</text:p>
          </table:table-cell>
          <table:table-cell table:formula="of:=VALUE(TRIM(INDIRECT(ADDRESS(14;7;4))))" office:value-type="float" office:value="0">
            <text:p>0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0">
            <text:p>0</text:p>
          </table:table-cell>
          <table:table-cell table:formula="of:=VALUE(TRIM(INDIRECT(ADDRESS(14;10;4))))" office:value-type="float" office:value="0">
            <text:p>0</text:p>
          </table:table-cell>
          <table:table-cell table:formula="of:=VALUE(TRIM(INDIRECT(ADDRESS(14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5;2;4))))" office:value-type="float" office:value="10.0349456771702">
            <text:p>10.0349456772</text:p>
          </table:table-cell>
          <table:table-cell table:formula="of:=VALUE(TRIM(INDIRECT(ADDRESS(15;3;4))))" office:value-type="float" office:value="0.000581126952831893">
            <text:p>0.000581127</text:p>
          </table:table-cell>
          <table:table-cell table:formula="of:=VALUE(TRIM(INDIRECT(ADDRESS(15;4;4))))" office:value-type="float" office:value="171.998598540688">
            <text:p>171.9985985407</text:p>
          </table:table-cell>
          <table:table-cell table:formula="of:=VALUE(TRIM(INDIRECT(ADDRESS(15;5;4))))" office:value-type="float" office:value="1.87473973787788">
            <text:p>1.8747397379</text:p>
          </table:table-cell>
          <table:table-cell table:formula="of:=VALUE(TRIM(INDIRECT(ADDRESS(15;6;4))))" office:value-type="float" office:value="0.000000257085604116831">
            <text:p>2.57085604116831E-007</text:p>
          </table:table-cell>
          <table:table-cell table:formula="of:=VALUE(TRIM(INDIRECT(ADDRESS(15;7;4))))" office:value-type="float" office:value="0.00000103978603250523">
            <text:p>1.03978603250523E-006</text:p>
          </table:table-cell>
          <table:table-cell table:formula="of:=VALUE(TRIM(INDIRECT(ADDRESS(15;8;4))))" office:value-type="float" office:value="0">
            <text:p>Err:502</text:p>
          </table:table-cell>
          <table:table-cell table:formula="of:=VALUE(TRIM(INDIRECT(ADDRESS(15;9;4))))" office:value-type="float" office:value="5.94160600091519">
            <text:p>5.9416060009</text:p>
          </table:table-cell>
          <table:table-cell table:formula="of:=VALUE(TRIM(INDIRECT(ADDRESS(15;10;4))))" office:value-type="float" office:value="0.000000332788349466407">
            <text:p>3.32788349466407E-007</text:p>
          </table:table-cell>
          <table:table-cell table:formula="of:=VALUE(TRIM(INDIRECT(ADDRESS(15;11;4))))" office:value-type="float" office:value="0.754147481857023">
            <text:p>0.7541474819</text:p>
          </table:table-cell>
        </table:table-row>
        <table:table-row table:style-name="ro2">
          <table:table-cell/>
          <table:table-cell table:formula="of:=VALUE(TRIM(INDIRECT(ADDRESS(16;2;4))))" office:value-type="float" office:value="0.000797096282706362">
            <text:p>0.0007970963</text:p>
          </table:table-cell>
          <table:table-cell table:formula="of:=VALUE(TRIM(INDIRECT(ADDRESS(16;3;4))))" office:value-type="float" office:value="0.0000762862403512801">
            <text:p>7.62862403512801E-005</text:p>
          </table:table-cell>
          <table:table-cell table:formula="of:=VALUE(TRIM(INDIRECT(ADDRESS(16;4;4))))" office:value-type="float" office:value="0.000424783297757514">
            <text:p>0.0004247833</text:p>
          </table:table-cell>
          <table:table-cell table:formula="of:=VALUE(TRIM(INDIRECT(ADDRESS(16;5;4))))" office:value-type="float" office:value="0.00151484157557729">
            <text:p>0.0015148416</text:p>
          </table:table-cell>
          <table:table-cell table:formula="of:=VALUE(TRIM(INDIRECT(ADDRESS(16;6;4))))" office:value-type="float" office:value="0.0124138819920583">
            <text:p>0.012413882</text:p>
          </table:table-cell>
          <table:table-cell table:formula="of:=VALUE(TRIM(INDIRECT(ADDRESS(16;7;4))))" office:value-type="float" office:value="0.000000000130836483475629">
            <text:p>1.30836483475629E-010</text:p>
          </table:table-cell>
          <table:table-cell table:formula="of:=VALUE(TRIM(INDIRECT(ADDRESS(16;8;4))))" office:value-type="float" office:value="5.89644626380814E-302">
            <text:p>5.89644626380814E-302</text:p>
          </table:table-cell>
          <table:table-cell table:formula="of:=VALUE(TRIM(INDIRECT(ADDRESS(16;9;4))))" office:value-type="float" office:value="0.00000244293052340903">
            <text:p>2.44293052340903E-006</text:p>
          </table:table-cell>
          <table:table-cell table:formula="of:=VALUE(TRIM(INDIRECT(ADDRESS(16;10;4))))" office:value-type="float" office:value="0.00958641488027532">
            <text:p>0.0095864149</text:p>
          </table:table-cell>
          <table:table-cell table:formula="of:=VALUE(TRIM(INDIRECT(ADDRESS(16;11;4))))" office:value-type="float" office:value="0.00000245128941475008">
            <text:p>2.45128941475008E-006</text:p>
          </table:table-cell>
        </table:table-row>
        <table:table-row table:style-name="ro2">
          <table:table-cell/>
          <table:table-cell table:formula="of:=VALUE(TRIM(INDIRECT(ADDRESS(17;2;4))))" office:value-type="float" office:value="0.0000000316348988019855">
            <text:p>3.16348988019855E-008</text:p>
          </table:table-cell>
          <table:table-cell table:formula="of:=VALUE(TRIM(INDIRECT(ADDRESS(17;3;4))))" office:value-type="float" office:value="0.000000046787908052688">
            <text:p>4.6787908052688E-008</text:p>
          </table:table-cell>
          <table:table-cell table:formula="of:=VALUE(TRIM(INDIRECT(ADDRESS(17;4;4))))" office:value-type="float" office:value="0.0415891790834771">
            <text:p>0.0415891791</text:p>
          </table:table-cell>
          <table:table-cell table:formula="of:=VALUE(TRIM(INDIRECT(ADDRESS(17;5;4))))" office:value-type="float" office:value="0.0000000449348237561574">
            <text:p>4.49348237561574E-008</text:p>
          </table:table-cell>
          <table:table-cell table:formula="of:=VALUE(TRIM(INDIRECT(ADDRESS(17;6;4))))" office:value-type="float" office:value="0.0000000552790860771468">
            <text:p>5.52790860771468E-008</text:p>
          </table:table-cell>
          <table:table-cell table:formula="of:=VALUE(TRIM(INDIRECT(ADDRESS(17;7;4))))" office:value-type="float" office:value="0.0000000598929249117409">
            <text:p>5.98929249117409E-008</text:p>
          </table:table-cell>
          <table:table-cell table:formula="of:=VALUE(TRIM(INDIRECT(ADDRESS(17;8;4))))" office:value-type="float" office:value="0.0000000490132010186773">
            <text:p>0.000000049</text:p>
          </table:table-cell>
          <table:table-cell table:formula="of:=VALUE(TRIM(INDIRECT(ADDRESS(17;9;4))))" office:value-type="float" office:value="0.0000000328202900704298">
            <text:p>3.28202900704298E-008</text:p>
          </table:table-cell>
          <table:table-cell table:formula="of:=VALUE(TRIM(INDIRECT(ADDRESS(17;10;4))))" office:value-type="float" office:value="0.0000000608357543892497">
            <text:p>6.08357543892497E-008</text:p>
          </table:table-cell>
          <table:table-cell table:formula="of:=VALUE(TRIM(INDIRECT(ADDRESS(17;11;4))))" office:value-type="float" office:value="0.000000041759706248329">
            <text:p>4.1759706248329E-008</text:p>
          </table:table-cell>
        </table:table-row>
        <table:table-row table:style-name="ro2">
          <table:table-cell/>
          <table:table-cell table:formula="of:=VALUE(TRIM(INDIRECT(ADDRESS(18;2;4))))" office:value-type="float" office:value="0.0000000136750328513516">
            <text:p>1.36750328513516E-008</text:p>
          </table:table-cell>
          <table:table-cell table:formula="of:=VALUE(TRIM(INDIRECT(ADDRESS(18;3;4))))" office:value-type="float" office:value="0.0000000136814541133337">
            <text:p>1.36814541133337E-008</text:p>
          </table:table-cell>
          <table:table-cell table:formula="of:=VALUE(TRIM(INDIRECT(ADDRESS(18;4;4))))" office:value-type="float" office:value="0.0990095277592563">
            <text:p>0.0990095278</text:p>
          </table:table-cell>
          <table:table-cell table:formula="of:=VALUE(TRIM(INDIRECT(ADDRESS(18;5;4))))" office:value-type="float" office:value="0.000000000182724193101082">
            <text:p>1.82724193101082E-010</text:p>
          </table:table-cell>
          <table:table-cell table:formula="of:=VALUE(TRIM(INDIRECT(ADDRESS(18;6;4))))" office:value-type="float" office:value="0.00000000000129643320782524">
            <text:p>1.29643320782524E-012</text:p>
          </table:table-cell>
          <table:table-cell table:formula="of:=VALUE(TRIM(INDIRECT(ADDRESS(18;7;4))))" office:value-type="float" office:value="0.000000043292480940134">
            <text:p>4.3292480940134E-008</text:p>
          </table:table-cell>
          <table:table-cell table:formula="of:=VALUE(TRIM(INDIRECT(ADDRESS(18;8;4))))" office:value-type="float" office:value="0.00000000495966222566943">
            <text:p>0.000000005</text:p>
          </table:table-cell>
          <table:table-cell table:formula="of:=VALUE(TRIM(INDIRECT(ADDRESS(18;9;4))))" office:value-type="float" office:value="0.0000000125591759376197">
            <text:p>1.25591759376197E-008</text:p>
          </table:table-cell>
          <table:table-cell table:formula="of:=VALUE(TRIM(INDIRECT(ADDRESS(18;10;4))))" office:value-type="float" office:value="0.00000000000129643320782524">
            <text:p>1.29643320782524E-012</text:p>
          </table:table-cell>
          <table:table-cell table:formula="of:=VALUE(TRIM(INDIRECT(ADDRESS(18;11;4))))" office:value-type="float" office:value="0.00000000553173469327441">
            <text:p>5.53173469327441E-009</text:p>
          </table:table-cell>
        </table:table-row>
        <table:table-row table:style-name="ro2">
          <table:table-cell/>
          <table:table-cell table:formula="of:=VALUE(TRIM(INDIRECT(ADDRESS(19;2;4))))" office:value-type="float" office:value="0.000000000232071279025429">
            <text:p>2.32071279025429E-010</text:p>
          </table:table-cell>
          <table:table-cell table:formula="of:=VALUE(TRIM(INDIRECT(ADDRESS(19;3;4))))" office:value-type="float" office:value="0.0000000000672343476905092">
            <text:p>6.72343476905092E-011</text:p>
          </table:table-cell>
          <table:table-cell table:formula="of:=VALUE(TRIM(INDIRECT(ADDRESS(19;4;4))))" office:value-type="float" office:value="0.000883231771519834">
            <text:p>0.0008832318</text:p>
          </table:table-cell>
          <table:table-cell table:formula="of:=VALUE(TRIM(INDIRECT(ADDRESS(19;5;4))))" office:value-type="float" office:value="0.0000000000421071916990222">
            <text:p>4.21071916990222E-011</text:p>
          </table:table-cell>
          <table:table-cell table:formula="of:=VALUE(TRIM(INDIRECT(ADDRESS(19;6;4))))" office:value-type="float" office:value="0.000000000162129368187696">
            <text:p>1.62129368187696E-010</text:p>
          </table:table-cell>
          <table:table-cell table:formula="of:=VALUE(TRIM(INDIRECT(ADDRESS(19;7;4))))" office:value-type="float" office:value="0.00000000990223070283027">
            <text:p>9.90223070283027E-009</text:p>
          </table:table-cell>
          <table:table-cell table:formula="of:=VALUE(TRIM(INDIRECT(ADDRESS(19;8;4))))" office:value-type="float" office:value="0">
            <text:p>0</text:p>
          </table:table-cell>
          <table:table-cell table:formula="of:=VALUE(TRIM(INDIRECT(ADDRESS(19;9;4))))" office:value-type="float" office:value="0.0000000000644858394858257">
            <text:p>6.44858394858257E-011</text:p>
          </table:table-cell>
          <table:table-cell table:formula="of:=VALUE(TRIM(INDIRECT(ADDRESS(19;10;4))))" office:value-type="float" office:value="0.000000000137050385236605">
            <text:p>1.37050385236605E-010</text:p>
          </table:table-cell>
          <table:table-cell table:formula="of:=VALUE(TRIM(INDIRECT(ADDRESS(19;11;4))))" office:value-type="float" office:value="0.00000000012440622197571">
            <text:p>1.2440622197571E-010</text:p>
          </table:table-cell>
        </table:table-row>
        <table:table-row table:style-name="ro2">
          <table:table-cell/>
          <table:table-cell table:formula="of:=VALUE(TRIM(INDIRECT(ADDRESS(20;2;4))))" office:value-type="float" office:value="0.0000000205421988955177">
            <text:p>2.05421988955177E-008</text:p>
          </table:table-cell>
          <table:table-cell table:formula="of:=VALUE(TRIM(INDIRECT(ADDRESS(20;3;4))))" office:value-type="float" office:value="0.000000000560283425280275">
            <text:p>5.60283425280275E-010</text:p>
          </table:table-cell>
          <table:table-cell table:formula="of:=VALUE(TRIM(INDIRECT(ADDRESS(20;4;4))))" office:value-type="float" office:value="4.10319564076304">
            <text:p>4.1031956408</text:p>
          </table:table-cell>
          <table:table-cell table:formula="of:=VALUE(TRIM(INDIRECT(ADDRESS(20;5;4))))" office:value-type="float" office:value="0.00000000551984921810591">
            <text:p>5.51984921810591E-009</text:p>
          </table:table-cell>
          <table:table-cell table:formula="of:=VALUE(TRIM(INDIRECT(ADDRESS(20;6;4))))" office:value-type="float" office:value="0.000000000467431224917417">
            <text:p>4.67431224917417E-010</text:p>
          </table:table-cell>
          <table:table-cell table:formula="of:=VALUE(TRIM(INDIRECT(ADDRESS(20;7;4))))" office:value-type="float" office:value="0.0000000387411902021556">
            <text:p>3.87411902021556E-008</text:p>
          </table:table-cell>
          <table:table-cell table:formula="of:=VALUE(TRIM(INDIRECT(ADDRESS(20;8;4))))" office:value-type="float" office:value="0">
            <text:p>Err:502</text:p>
          </table:table-cell>
          <table:table-cell table:formula="of:=VALUE(TRIM(INDIRECT(ADDRESS(20;9;4))))" office:value-type="float" office:value="0.000000000456925623173921">
            <text:p>4.56925623173921E-010</text:p>
          </table:table-cell>
          <table:table-cell table:formula="of:=VALUE(TRIM(INDIRECT(ADDRESS(20;10;4))))" office:value-type="float" office:value="0.0000000308033108911408">
            <text:p>3.08033108911408E-008</text:p>
          </table:table-cell>
          <table:table-cell table:formula="of:=VALUE(TRIM(INDIRECT(ADDRESS(20;11;4))))" office:value-type="float" office:value="0.000000000451775663383572">
            <text:p>4.51775663383572E-010</text:p>
          </table:table-cell>
        </table:table-row>
        <table:table-row table:style-name="ro2">
          <table:table-cell/>
          <table:table-cell table:formula="of:=VALUE(TRIM(INDIRECT(ADDRESS(21;2;4))))" office:value-type="float" office:value="0.0867349495059531">
            <text:p>0.0867349495</text:p>
          </table:table-cell>
          <table:table-cell table:formula="of:=VALUE(TRIM(INDIRECT(ADDRESS(21;3;4))))" office:value-type="float" office:value="47.0490243877487">
            <text:p>47.0490243877</text:p>
          </table:table-cell>
          <table:table-cell table:formula="of:=VALUE(TRIM(INDIRECT(ADDRESS(21;4;4))))" office:value-type="float" office:value="346.883036547527">
            <text:p>346.8830365475</text:p>
          </table:table-cell>
          <table:table-cell table:formula="of:=VALUE(TRIM(INDIRECT(ADDRESS(21;5;4))))" office:value-type="float" office:value="59.2478932884814">
            <text:p>59.2478932885</text:p>
          </table:table-cell>
          <table:table-cell table:formula="of:=VALUE(TRIM(INDIRECT(ADDRESS(21;6;4))))" office:value-type="float" office:value="95.4033434899744">
            <text:p>95.40334349</text:p>
          </table:table-cell>
          <table:table-cell table:formula="of:=VALUE(TRIM(INDIRECT(ADDRESS(21;7;4))))" office:value-type="float" office:value="0.0000038822904336806">
            <text:p>3.8822904336806E-006</text:p>
          </table:table-cell>
          <table:table-cell table:formula="of:=VALUE(TRIM(INDIRECT(ADDRESS(21;8;4))))" office:value-type="float" office:value="2.54004626729458E-301">
            <text:p>2.54004626729458E-301</text:p>
          </table:table-cell>
          <table:table-cell table:formula="of:=VALUE(TRIM(INDIRECT(ADDRESS(21;9;4))))" office:value-type="float" office:value="7.3273584135112">
            <text:p>7.3273584135</text:p>
          </table:table-cell>
          <table:table-cell table:formula="of:=VALUE(TRIM(INDIRECT(ADDRESS(21;10;4))))" office:value-type="float" office:value="5637.6799801437">
            <text:p>5637.6799801437</text:p>
          </table:table-cell>
          <table:table-cell table:formula="of:=VALUE(TRIM(INDIRECT(ADDRESS(21;11;4))))" office:value-type="float" office:value="191.357649441167">
            <text:p>191.3576494412</text:p>
          </table:table-cell>
        </table:table-row>
        <table:table-row table:style-name="ro2">
          <table:table-cell/>
          <table:table-cell table:formula="of:=VALUE(TRIM(INDIRECT(ADDRESS(22;2;4))))" office:value-type="float" office:value="0.0000000199589720682692">
            <text:p>0.00000002</text:p>
          </table:table-cell>
          <table:table-cell table:formula="of:=VALUE(TRIM(INDIRECT(ADDRESS(22;3;4))))" office:value-type="float" office:value="0.00000000249191998136122">
            <text:p>2.49191998136122E-009</text:p>
          </table:table-cell>
          <table:table-cell table:formula="of:=VALUE(TRIM(INDIRECT(ADDRESS(22;4;4))))" office:value-type="float" office:value="0.0692319498621454">
            <text:p>0.0692319499</text:p>
          </table:table-cell>
          <table:table-cell table:formula="of:=VALUE(TRIM(INDIRECT(ADDRESS(22;5;4))))" office:value-type="float" office:value="0.00000000508329288652393">
            <text:p>5.08329288652393E-009</text:p>
          </table:table-cell>
          <table:table-cell table:formula="of:=VALUE(TRIM(INDIRECT(ADDRESS(22;6;4))))" office:value-type="float" office:value="0.00000000896870367921203">
            <text:p>0.000000009</text:p>
          </table:table-cell>
          <table:table-cell table:formula="of:=VALUE(TRIM(INDIRECT(ADDRESS(22;7;4))))" office:value-type="float" office:value="0.0000000152797165095398">
            <text:p>1.52797165095398E-008</text:p>
          </table:table-cell>
          <table:table-cell table:formula="of:=VALUE(TRIM(INDIRECT(ADDRESS(22;8;4))))" office:value-type="float" office:value="0.00000000756620777362551">
            <text:p>7.56620777362551E-009</text:p>
          </table:table-cell>
          <table:table-cell table:formula="of:=VALUE(TRIM(INDIRECT(ADDRESS(22;9;4))))" office:value-type="float" office:value="0.00000000573632445171733">
            <text:p>5.73632445171733E-009</text:p>
          </table:table-cell>
          <table:table-cell table:formula="of:=VALUE(TRIM(INDIRECT(ADDRESS(22;10;4))))" office:value-type="float" office:value="0.00000000857015328388878">
            <text:p>8.57015328388878E-009</text:p>
          </table:table-cell>
          <table:table-cell table:formula="of:=VALUE(TRIM(INDIRECT(ADDRESS(22;11;4))))" office:value-type="float" office:value="0.00000000239591624981917">
            <text:p>2.39591624981917E-009</text:p>
          </table:table-cell>
        </table:table-row>
        <table:table-row table:style-name="ro2">
          <table:table-cell/>
          <table:table-cell table:formula="of:=VALUE(TRIM(INDIRECT(ADDRESS(23;2;4))))" office:value-type="float" office:value="0.000000153199837997639">
            <text:p>1.53199837997639E-007</text:p>
          </table:table-cell>
          <table:table-cell table:formula="of:=VALUE(TRIM(INDIRECT(ADDRESS(23;3;4))))" office:value-type="float" office:value="0.000000930832348139502">
            <text:p>9.30832348139502E-007</text:p>
          </table:table-cell>
          <table:table-cell table:formula="of:=VALUE(TRIM(INDIRECT(ADDRESS(23;4;4))))" office:value-type="float" office:value="1.40577799750552">
            <text:p>1.4057779975</text:p>
          </table:table-cell>
          <table:table-cell table:formula="of:=VALUE(TRIM(INDIRECT(ADDRESS(23;5;4))))" office:value-type="float" office:value="0.000000195394397372414">
            <text:p>1.95394397372414E-007</text:p>
          </table:table-cell>
          <table:table-cell table:formula="of:=VALUE(TRIM(INDIRECT(ADDRESS(23;6;4))))" office:value-type="float" office:value="0.00000212550550986894">
            <text:p>2.12550550986894E-006</text:p>
          </table:table-cell>
          <table:table-cell table:formula="of:=VALUE(TRIM(INDIRECT(ADDRESS(23;7;4))))" office:value-type="float" office:value="0.0000000991980243399078">
            <text:p>9.91980243399078E-008</text:p>
          </table:table-cell>
          <table:table-cell table:formula="of:=VALUE(TRIM(INDIRECT(ADDRESS(23;8;4))))" office:value-type="float" office:value="0.00000016918668755433">
            <text:p>1.6918668755433E-007</text:p>
          </table:table-cell>
          <table:table-cell table:formula="of:=VALUE(TRIM(INDIRECT(ADDRESS(23;9;4))))" office:value-type="float" office:value="0.00000128597540251309">
            <text:p>0.000001286</text:p>
          </table:table-cell>
          <table:table-cell table:formula="of:=VALUE(TRIM(INDIRECT(ADDRESS(23;10;4))))" office:value-type="float" office:value="0.00000211492091044301">
            <text:p>2.11492091044301E-006</text:p>
          </table:table-cell>
          <table:table-cell table:formula="of:=VALUE(TRIM(INDIRECT(ADDRESS(23;11;4))))" office:value-type="float" office:value="0.000000892746948995793">
            <text:p>8.92746948995793E-007</text:p>
          </table:table-cell>
        </table:table-row>
        <table:table-row table:style-name="ro2">
          <table:table-cell/>
          <table:table-cell table:formula="of:=VALUE(TRIM(INDIRECT(ADDRESS(24;2;4))))" office:value-type="float" office:value="8.79388804096879E-017">
            <text:p>8.79388804096879E-017</text:p>
          </table:table-cell>
          <table:table-cell table:formula="of:=VALUE(TRIM(INDIRECT(ADDRESS(24;3;4))))" office:value-type="float" office:value="0.000000000000237644562505166">
            <text:p>2.37644562505166E-013</text:p>
          </table:table-cell>
          <table:table-cell table:formula="of:=VALUE(TRIM(INDIRECT(ADDRESS(24;4;4))))" office:value-type="float" office:value="0.0853678390476728">
            <text:p>0.085367839</text:p>
          </table:table-cell>
          <table:table-cell table:formula="of:=VALUE(TRIM(INDIRECT(ADDRESS(24;5;4))))" office:value-type="float" office:value="0.000000000813654641291778">
            <text:p>8.13654641291778E-010</text:p>
          </table:table-cell>
          <table:table-cell table:formula="of:=VALUE(TRIM(INDIRECT(ADDRESS(24;6;4))))" office:value-type="float" office:value="8.23363669885204E-016">
            <text:p>8.23363669885204E-016</text:p>
          </table:table-cell>
          <table:table-cell table:formula="of:=VALUE(TRIM(INDIRECT(ADDRESS(24;7;4))))" office:value-type="float" office:value="8.23363669885204E-016">
            <text:p>8.23363669885204E-016</text:p>
          </table:table-cell>
          <table:table-cell table:formula="of:=VALUE(TRIM(INDIRECT(ADDRESS(24;8;4))))" office:value-type="float" office:value="0.00000000502347395757996">
            <text:p>0.000000005</text:p>
          </table:table-cell>
          <table:table-cell table:formula="of:=VALUE(TRIM(INDIRECT(ADDRESS(24;9;4))))" office:value-type="float" office:value="0.0000000000552851875969896">
            <text:p>5.52851875969896E-011</text:p>
          </table:table-cell>
          <table:table-cell table:formula="of:=VALUE(TRIM(INDIRECT(ADDRESS(24;10;4))))" office:value-type="float" office:value="8.23363669885204E-016">
            <text:p>8.23363669885204E-016</text:p>
          </table:table-cell>
          <table:table-cell table:formula="of:=VALUE(TRIM(INDIRECT(ADDRESS(24;11;4))))" office:value-type="float" office:value="0.00000000674796111438551">
            <text:p>6.74796111438551E-009</text:p>
          </table:table-cell>
        </table:table-row>
        <table:table-row table:style-name="ro2">
          <table:table-cell/>
          <table:table-cell table:formula="of:=VALUE(TRIM(INDIRECT(ADDRESS(25;2;4))))" office:value-type="float" office:value="0.000000000266773389711029">
            <text:p>2.66773389711029E-010</text:p>
          </table:table-cell>
          <table:table-cell table:formula="of:=VALUE(TRIM(INDIRECT(ADDRESS(25;3;4))))" office:value-type="float" office:value="4.66264452934396E-018">
            <text:p>4.66264452934396E-018</text:p>
          </table:table-cell>
          <table:table-cell table:formula="of:=VALUE(TRIM(INDIRECT(ADDRESS(25;4;4))))" office:value-type="float" office:value="0.999999999996052">
            <text:p>1</text:p>
          </table:table-cell>
          <table:table-cell table:formula="of:=VALUE(TRIM(INDIRECT(ADDRESS(25;5;4))))" office:value-type="float" office:value="0.00000000000289763130367039">
            <text:p>2.89763130367039E-012</text:p>
          </table:table-cell>
          <table:table-cell table:formula="of:=VALUE(TRIM(INDIRECT(ADDRESS(25;6;4))))" office:value-type="float" office:value="0.0000000000224547961874785">
            <text:p>2.24547961874785E-011</text:p>
          </table:table-cell>
          <table:table-cell table:formula="of:=VALUE(TRIM(INDIRECT(ADDRESS(25;7;4))))" office:value-type="float" office:value="0.0000000000224547961874785">
            <text:p>2.24547961874785E-011</text:p>
          </table:table-cell>
          <table:table-cell table:formula="of:=VALUE(TRIM(INDIRECT(ADDRESS(25;8;4))))" office:value-type="float" office:value="0.000000000036761063386504">
            <text:p>3.6761063386504E-011</text:p>
          </table:table-cell>
          <table:table-cell table:formula="of:=VALUE(TRIM(INDIRECT(ADDRESS(25;9;4))))" office:value-type="float" office:value="0.000000000230279514111811">
            <text:p>2.30279514111811E-010</text:p>
          </table:table-cell>
          <table:table-cell table:formula="of:=VALUE(TRIM(INDIRECT(ADDRESS(25;10;4))))" office:value-type="float" office:value="0.0000000000224547961874785">
            <text:p>2.24547961874785E-011</text:p>
          </table:table-cell>
          <table:table-cell table:formula="of:=VALUE(TRIM(INDIRECT(ADDRESS(25;11;4))))" office:value-type="float" office:value="2.56696080863318E-016">
            <text:p>2.56696080863318E-016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0">
            <text:p>0</text:p>
          </table:table-cell>
          <table:table-cell table:formula="of:=VALUE(TRIM(INDIRECT(ADDRESS(26;4;4))))" office:value-type="float" office:value="0">
            <text:p>0</text:p>
          </table:table-cell>
          <table:table-cell table:formula="of:=VALUE(TRIM(INDIRECT(ADDRESS(26;5;4))))" office:value-type="float" office:value="0">
            <text:p>0</text:p>
          </table:table-cell>
          <table:table-cell table:formula="of:=VALUE(TRIM(INDIRECT(ADDRESS(26;6;4))))" office:value-type="float" office:value="0">
            <text:p>0</text:p>
          </table:table-cell>
          <table:table-cell table:formula="of:=VALUE(TRIM(INDIRECT(ADDRESS(26;7;4))))" office:value-type="float" office:value="0">
            <text:p>0</text:p>
          </table:table-cell>
          <table:table-cell table:formula="of:=VALUE(TRIM(INDIRECT(ADDRESS(26;8;4))))" office:value-type="float" office:value="0">
            <text:p>0</text:p>
          </table:table-cell>
          <table:table-cell table:formula="of:=VALUE(TRIM(INDIRECT(ADDRESS(26;9;4))))" office:value-type="float" office:value="0">
            <text:p>0</text:p>
          </table:table-cell>
          <table:table-cell table:formula="of:=VALUE(TRIM(INDIRECT(ADDRESS(26;10;4))))" office:value-type="float" office:value="0">
            <text:p>0</text:p>
          </table:table-cell>
          <table:table-cell table:formula="of:=VALUE(TRIM(INDIRECT(ADDRESS(26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7;2;4))))" office:value-type="float" office:value="44.7835160322545">
            <text:p>44.7835160323</text:p>
          </table:table-cell>
          <table:table-cell table:formula="of:=VALUE(TRIM(INDIRECT(ADDRESS(27;3;4))))" office:value-type="float" office:value="2.57024733317877">
            <text:p>2.5702473332</text:p>
          </table:table-cell>
          <table:table-cell table:formula="of:=VALUE(TRIM(INDIRECT(ADDRESS(27;4;4))))" office:value-type="float" office:value="382.380967091092">
            <text:p>382.3809670911</text:p>
          </table:table-cell>
          <table:table-cell table:formula="of:=VALUE(TRIM(INDIRECT(ADDRESS(27;5;4))))" office:value-type="float" office:value="62.5675896830102">
            <text:p>62.567589683</text:p>
          </table:table-cell>
          <table:table-cell table:formula="of:=VALUE(TRIM(INDIRECT(ADDRESS(27;6;4))))" office:value-type="float" office:value="3.6744011692447">
            <text:p>3.6744011692</text:p>
          </table:table-cell>
          <table:table-cell table:formula="of:=VALUE(TRIM(INDIRECT(ADDRESS(27;7;4))))" office:value-type="float" office:value="43.0600432773502">
            <text:p>43.0600432774</text:p>
          </table:table-cell>
          <table:table-cell table:formula="of:=VALUE(TRIM(INDIRECT(ADDRESS(27;8;4))))" office:value-type="float" office:value="0">
            <text:p>Err:502</text:p>
          </table:table-cell>
          <table:table-cell table:formula="of:=VALUE(TRIM(INDIRECT(ADDRESS(27;9;4))))" office:value-type="float" office:value="4.64576161334783">
            <text:p>4.6457616133</text:p>
          </table:table-cell>
          <table:table-cell table:formula="of:=VALUE(TRIM(INDIRECT(ADDRESS(27;10;4))))" office:value-type="float" office:value="0.403964954351406">
            <text:p>0.4039649544</text:p>
          </table:table-cell>
          <table:table-cell table:formula="of:=VALUE(TRIM(INDIRECT(ADDRESS(27;11;4))))" office:value-type="float" office:value="2.08921801841319">
            <text:p>2.0892180184</text:p>
          </table:table-cell>
        </table:table-row>
        <table:table-row table:style-name="ro2">
          <table:table-cell/>
          <table:table-cell table:formula="of:=VALUE(TRIM(INDIRECT(ADDRESS(28;2;4))))" office:value-type="float" office:value="0.16846685554475">
            <text:p>0.1684668555</text:p>
          </table:table-cell>
          <table:table-cell table:formula="of:=VALUE(TRIM(INDIRECT(ADDRESS(28;3;4))))" office:value-type="float" office:value="0.000210856430631708">
            <text:p>0.0002108564</text:p>
          </table:table-cell>
          <table:table-cell table:formula="of:=VALUE(TRIM(INDIRECT(ADDRESS(28;4;4))))" office:value-type="float" office:value="0.0031150336558782">
            <text:p>0.0031150337</text:p>
          </table:table-cell>
          <table:table-cell table:formula="of:=VALUE(TRIM(INDIRECT(ADDRESS(28;5;4))))" office:value-type="float" office:value="0.00574771069549957">
            <text:p>0.0057477107</text:p>
          </table:table-cell>
          <table:table-cell table:formula="of:=VALUE(TRIM(INDIRECT(ADDRESS(28;6;4))))" office:value-type="float" office:value="0.0058459076668368">
            <text:p>0.0058459077</text:p>
          </table:table-cell>
          <table:table-cell table:formula="of:=VALUE(TRIM(INDIRECT(ADDRESS(28;7;4))))" office:value-type="float" office:value="0.0000000014173589251128">
            <text:p>1.4173589251128E-009</text:p>
          </table:table-cell>
          <table:table-cell table:formula="of:=VALUE(TRIM(INDIRECT(ADDRESS(28;8;4))))" office:value-type="float" office:value="5.74355202910351E-301">
            <text:p>5.74355202910351E-301</text:p>
          </table:table-cell>
          <table:table-cell table:formula="of:=VALUE(TRIM(INDIRECT(ADDRESS(28;9;4))))" office:value-type="float" office:value="0.000684163992152266">
            <text:p>0.000684164</text:p>
          </table:table-cell>
          <table:table-cell table:formula="of:=VALUE(TRIM(INDIRECT(ADDRESS(28;10;4))))" office:value-type="float" office:value="2.4408977205101">
            <text:p>2.4408977205</text:p>
          </table:table-cell>
          <table:table-cell table:formula="of:=VALUE(TRIM(INDIRECT(ADDRESS(28;11;4))))" office:value-type="float" office:value="0.00902312383641898">
            <text:p>0.0090231238</text:p>
          </table:table-cell>
        </table:table-row>
        <table:table-row table:style-name="ro2">
          <table:table-cell/>
          <table:table-cell table:formula="of:=VALUE(TRIM(INDIRECT(ADDRESS(29;2;4))))" office:value-type="float" office:value="0.0000000827121310288627">
            <text:p>8.27121310288627E-008</text:p>
          </table:table-cell>
          <table:table-cell table:formula="of:=VALUE(TRIM(INDIRECT(ADDRESS(29;3;4))))" office:value-type="float" office:value="0.0000000625626223512917">
            <text:p>6.25626223512917E-008</text:p>
          </table:table-cell>
          <table:table-cell table:formula="of:=VALUE(TRIM(INDIRECT(ADDRESS(29;4;4))))" office:value-type="float" office:value="0.124919518026738">
            <text:p>0.124919518</text:p>
          </table:table-cell>
          <table:table-cell table:formula="of:=VALUE(TRIM(INDIRECT(ADDRESS(29;5;4))))" office:value-type="float" office:value="0.0000000619371240508115">
            <text:p>6.19371240508115E-008</text:p>
          </table:table-cell>
          <table:table-cell table:formula="of:=VALUE(TRIM(INDIRECT(ADDRESS(29;6;4))))" office:value-type="float" office:value="0.0000000727923680691865">
            <text:p>7.27923680691865E-008</text:p>
          </table:table-cell>
          <table:table-cell table:formula="of:=VALUE(TRIM(INDIRECT(ADDRESS(29;7;4))))" office:value-type="float" office:value="0.0000000643795464446375">
            <text:p>6.43795464446375E-008</text:p>
          </table:table-cell>
          <table:table-cell table:formula="of:=VALUE(TRIM(INDIRECT(ADDRESS(29;8;4))))" office:value-type="float" office:value="0.0000000733229483059878">
            <text:p>7.33229483059878E-008</text:p>
          </table:table-cell>
          <table:table-cell table:formula="of:=VALUE(TRIM(INDIRECT(ADDRESS(29;9;4))))" office:value-type="float" office:value="0.000000166651311651281">
            <text:p>1.66651311651281E-007</text:p>
          </table:table-cell>
          <table:table-cell table:formula="of:=VALUE(TRIM(INDIRECT(ADDRESS(29;10;4))))" office:value-type="float" office:value="0.0000000631411100648609">
            <text:p>6.31411100648609E-008</text:p>
          </table:table-cell>
          <table:table-cell table:formula="of:=VALUE(TRIM(INDIRECT(ADDRESS(29;11;4))))" office:value-type="float" office:value="0.0000000173898116787802">
            <text:p>1.73898116787802E-008</text:p>
          </table:table-cell>
        </table:table-row>
        <table:table-row table:style-name="ro2">
          <table:table-cell/>
          <table:table-cell table:formula="of:=VALUE(TRIM(INDIRECT(ADDRESS(30;2;4))))" office:value-type="float" office:value="0.0000000422410339080036">
            <text:p>4.22410339080036E-008</text:p>
          </table:table-cell>
          <table:table-cell table:formula="of:=VALUE(TRIM(INDIRECT(ADDRESS(30;3;4))))" office:value-type="float" office:value="0.000000010131103728569">
            <text:p>1.0131103728569E-008</text:p>
          </table:table-cell>
          <table:table-cell table:formula="of:=VALUE(TRIM(INDIRECT(ADDRESS(30;4;4))))" office:value-type="float" office:value="0.0211337164608271">
            <text:p>0.0211337165</text:p>
          </table:table-cell>
          <table:table-cell table:formula="of:=VALUE(TRIM(INDIRECT(ADDRESS(30;5;4))))" office:value-type="float" office:value="0.000000112555386217224">
            <text:p>1.12555386217224E-007</text:p>
          </table:table-cell>
          <table:table-cell table:formula="of:=VALUE(TRIM(INDIRECT(ADDRESS(30;6;4))))" office:value-type="float" office:value="0.000000054347554655821">
            <text:p>5.4347554655821E-008</text:p>
          </table:table-cell>
          <table:table-cell table:formula="of:=VALUE(TRIM(INDIRECT(ADDRESS(30;7;4))))" office:value-type="float" office:value="0.0000000513568969772281">
            <text:p>5.13568969772281E-008</text:p>
          </table:table-cell>
          <table:table-cell table:formula="of:=VALUE(TRIM(INDIRECT(ADDRESS(30;8;4))))" office:value-type="float" office:value="0.0000000100710831375436">
            <text:p>1.00710831375436E-008</text:p>
          </table:table-cell>
          <table:table-cell table:formula="of:=VALUE(TRIM(INDIRECT(ADDRESS(30;9;4))))" office:value-type="float" office:value="0.000000011584976242392">
            <text:p>1.1584976242392E-008</text:p>
          </table:table-cell>
          <table:table-cell table:formula="of:=VALUE(TRIM(INDIRECT(ADDRESS(30;10;4))))" office:value-type="float" office:value="0.0000000209535360875508">
            <text:p>0.000000021</text:p>
          </table:table-cell>
          <table:table-cell table:formula="of:=VALUE(TRIM(INDIRECT(ADDRESS(30;11;4))))" office:value-type="float" office:value="0.0000000182820927924828">
            <text:p>1.82820927924828E-008</text:p>
          </table:table-cell>
        </table:table-row>
        <table:table-row table:style-name="ro2">
          <table:table-cell/>
          <table:table-cell table:formula="of:=VALUE(TRIM(INDIRECT(ADDRESS(31;2;4))))" office:value-type="float" office:value="0.000000237731200355619">
            <text:p>2.37731200355619E-007</text:p>
          </table:table-cell>
          <table:table-cell table:formula="of:=VALUE(TRIM(INDIRECT(ADDRESS(31;3;4))))" office:value-type="float" office:value="0.0000000380878784471332">
            <text:p>3.80878784471332E-008</text:p>
          </table:table-cell>
          <table:table-cell table:formula="of:=VALUE(TRIM(INDIRECT(ADDRESS(31;4;4))))" office:value-type="float" office:value="0.0152052898506124">
            <text:p>0.0152052899</text:p>
          </table:table-cell>
          <table:table-cell table:formula="of:=VALUE(TRIM(INDIRECT(ADDRESS(31;5;4))))" office:value-type="float" office:value="0.0000000781380133437374">
            <text:p>7.81380133437374E-008</text:p>
          </table:table-cell>
          <table:table-cell table:formula="of:=VALUE(TRIM(INDIRECT(ADDRESS(31;6;4))))" office:value-type="float" office:value="0.00000000898263445751518">
            <text:p>0.000000009</text:p>
          </table:table-cell>
          <table:table-cell table:formula="of:=VALUE(TRIM(INDIRECT(ADDRESS(31;7;4))))" office:value-type="float" office:value="0.0000000247755538012575">
            <text:p>2.47755538012575E-008</text:p>
          </table:table-cell>
          <table:table-cell table:formula="of:=VALUE(TRIM(INDIRECT(ADDRESS(31;8;4))))" office:value-type="float" office:value="0">
            <text:p>Err:502</text:p>
          </table:table-cell>
          <table:table-cell table:formula="of:=VALUE(TRIM(INDIRECT(ADDRESS(31;9;4))))" office:value-type="float" office:value="0.0000000488489986656729">
            <text:p>4.88489986656729E-008</text:p>
          </table:table-cell>
          <table:table-cell table:formula="of:=VALUE(TRIM(INDIRECT(ADDRESS(31;10;4))))" office:value-type="float" office:value="0.0000000168307965124272">
            <text:p>1.68307965124272E-008</text:p>
          </table:table-cell>
          <table:table-cell table:formula="of:=VALUE(TRIM(INDIRECT(ADDRESS(31;11;4))))" office:value-type="float" office:value="0.0000000598700138899726">
            <text:p>5.98700138899726E-008</text:p>
          </table:table-cell>
        </table:table-row>
        <table:table-row table:style-name="ro2">
          <table:table-cell/>
          <table:table-cell table:formula="of:=VALUE(TRIM(INDIRECT(ADDRESS(32;2;4))))" office:value-type="float" office:value="0.0000000297075511177473">
            <text:p>2.97075511177473E-008</text:p>
          </table:table-cell>
          <table:table-cell table:formula="of:=VALUE(TRIM(INDIRECT(ADDRESS(32;3;4))))" office:value-type="float" office:value="0.00000000354132385522098">
            <text:p>3.54132385522098E-009</text:p>
          </table:table-cell>
          <table:table-cell table:formula="of:=VALUE(TRIM(INDIRECT(ADDRESS(32;4;4))))" office:value-type="float" office:value="4.10732024742061">
            <text:p>4.1073202474</text:p>
          </table:table-cell>
          <table:table-cell table:formula="of:=VALUE(TRIM(INDIRECT(ADDRESS(32;5;4))))" office:value-type="float" office:value="0.0000000164557077590598">
            <text:p>1.64557077590598E-008</text:p>
          </table:table-cell>
          <table:table-cell table:formula="of:=VALUE(TRIM(INDIRECT(ADDRESS(32;6;4))))" office:value-type="float" office:value="0.000000000566774017331747">
            <text:p>5.66774017331747E-010</text:p>
          </table:table-cell>
          <table:table-cell table:formula="of:=VALUE(TRIM(INDIRECT(ADDRESS(32;7;4))))" office:value-type="float" office:value="0.0000000195896542588715">
            <text:p>1.95896542588715E-008</text:p>
          </table:table-cell>
          <table:table-cell table:formula="of:=VALUE(TRIM(INDIRECT(ADDRESS(32;8;4))))" office:value-type="float" office:value="9.89083815704892E-304">
            <text:p>9.89083815704892E-304</text:p>
          </table:table-cell>
          <table:table-cell table:formula="of:=VALUE(TRIM(INDIRECT(ADDRESS(32;9;4))))" office:value-type="float" office:value="0.00000000070643989548391">
            <text:p>7.0643989548391E-010</text:p>
          </table:table-cell>
          <table:table-cell table:formula="of:=VALUE(TRIM(INDIRECT(ADDRESS(32;10;4))))" office:value-type="float" office:value="0.0000102387859039311">
            <text:p>1.02387859039311E-005</text:p>
          </table:table-cell>
          <table:table-cell table:formula="of:=VALUE(TRIM(INDIRECT(ADDRESS(32;11;4))))" office:value-type="float" office:value="0.00000000147302438640324">
            <text:p>1.47302438640324E-009</text:p>
          </table:table-cell>
        </table:table-row>
        <table:table-row table:style-name="ro2">
          <table:table-cell/>
          <table:table-cell table:formula="of:=VALUE(TRIM(INDIRECT(ADDRESS(33;2;4))))" office:value-type="float" office:value="123.720866721797">
            <text:p>123.7208667218</text:p>
          </table:table-cell>
          <table:table-cell table:formula="of:=VALUE(TRIM(INDIRECT(ADDRESS(33;3;4))))" office:value-type="float" office:value="74.1214567699818">
            <text:p>74.12145677</text:p>
          </table:table-cell>
          <table:table-cell table:formula="of:=VALUE(TRIM(INDIRECT(ADDRESS(33;4;4))))" office:value-type="float" office:value="26.9809482961677">
            <text:p>26.9809482962</text:p>
          </table:table-cell>
          <table:table-cell table:formula="of:=VALUE(TRIM(INDIRECT(ADDRESS(33;5;4))))" office:value-type="float" office:value="0.0000577573630835965">
            <text:p>5.77573630835965E-005</text:p>
          </table:table-cell>
          <table:table-cell table:formula="of:=VALUE(TRIM(INDIRECT(ADDRESS(33;6;4))))" office:value-type="float" office:value="116.249848529825">
            <text:p>116.2498485298</text:p>
          </table:table-cell>
          <table:table-cell table:formula="of:=VALUE(TRIM(INDIRECT(ADDRESS(33;7;4))))" office:value-type="float" office:value="0.0000124384221614296">
            <text:p>1.24384221614296E-005</text:p>
          </table:table-cell>
          <table:table-cell table:formula="of:=VALUE(TRIM(INDIRECT(ADDRESS(33;8;4))))" office:value-type="float" office:value="1.1103932345406E-301">
            <text:p>1.1103932345406E-301</text:p>
          </table:table-cell>
          <table:table-cell table:formula="of:=VALUE(TRIM(INDIRECT(ADDRESS(33;9;4))))" office:value-type="float" office:value="20.5890040208487">
            <text:p>20.5890040208</text:p>
          </table:table-cell>
          <table:table-cell table:formula="of:=VALUE(TRIM(INDIRECT(ADDRESS(33;10;4))))" office:value-type="float" office:value="2481.20725104446">
            <text:p>2481.2072510445</text:p>
          </table:table-cell>
          <table:table-cell table:formula="of:=VALUE(TRIM(INDIRECT(ADDRESS(33;11;4))))" office:value-type="float" office:value="0.189617256969726">
            <text:p>0.189617257</text:p>
          </table:table-cell>
        </table:table-row>
        <table:table-row table:style-name="ro2">
          <table:table-cell/>
          <table:table-cell table:formula="of:=VALUE(TRIM(INDIRECT(ADDRESS(34;2;4))))" office:value-type="float" office:value="0.0000000465188635521685">
            <text:p>4.65188635521685E-008</text:p>
          </table:table-cell>
          <table:table-cell table:formula="of:=VALUE(TRIM(INDIRECT(ADDRESS(34;3;4))))" office:value-type="float" office:value="0.0000000621852995973296">
            <text:p>6.21852995973296E-008</text:p>
          </table:table-cell>
          <table:table-cell table:formula="of:=VALUE(TRIM(INDIRECT(ADDRESS(34;4;4))))" office:value-type="float" office:value="0.141396710821381">
            <text:p>0.1413967108</text:p>
          </table:table-cell>
          <table:table-cell table:formula="of:=VALUE(TRIM(INDIRECT(ADDRESS(34;5;4))))" office:value-type="float" office:value="0.0000000481257306539484">
            <text:p>4.81257306539484E-008</text:p>
          </table:table-cell>
          <table:table-cell table:formula="of:=VALUE(TRIM(INDIRECT(ADDRESS(34;6;4))))" office:value-type="float" office:value="0.00000000933618924856188">
            <text:p>9.33618924856188E-009</text:p>
          </table:table-cell>
          <table:table-cell table:formula="of:=VALUE(TRIM(INDIRECT(ADDRESS(34;7;4))))" office:value-type="float" office:value="0.0000000183110721970815">
            <text:p>1.83110721970815E-008</text:p>
          </table:table-cell>
          <table:table-cell table:formula="of:=VALUE(TRIM(INDIRECT(ADDRESS(34;8;4))))" office:value-type="float" office:value="0.0000000476909228011522">
            <text:p>4.76909228011522E-008</text:p>
          </table:table-cell>
          <table:table-cell table:formula="of:=VALUE(TRIM(INDIRECT(ADDRESS(34;9;4))))" office:value-type="float" office:value="0.0000000364554242763553">
            <text:p>3.64554242763553E-008</text:p>
          </table:table-cell>
          <table:table-cell table:formula="of:=VALUE(TRIM(INDIRECT(ADDRESS(34;10;4))))" office:value-type="float" office:value="0.0000000101158079327069">
            <text:p>1.01158079327069E-008</text:p>
          </table:table-cell>
          <table:table-cell table:formula="of:=VALUE(TRIM(INDIRECT(ADDRESS(34;11;4))))" office:value-type="float" office:value="0.0000000506057867176081">
            <text:p>5.06057867176081E-008</text:p>
          </table:table-cell>
        </table:table-row>
        <table:table-row table:style-name="ro2">
          <table:table-cell/>
          <table:table-cell table:formula="of:=VALUE(TRIM(INDIRECT(ADDRESS(35;2;4))))" office:value-type="float" office:value="0.0000000190784272644398">
            <text:p>1.90784272644398E-008</text:p>
          </table:table-cell>
          <table:table-cell table:formula="of:=VALUE(TRIM(INDIRECT(ADDRESS(35;3;4))))" office:value-type="float" office:value="0.00000262546033088724">
            <text:p>2.62546033088724E-006</text:p>
          </table:table-cell>
          <table:table-cell table:formula="of:=VALUE(TRIM(INDIRECT(ADDRESS(35;4;4))))" office:value-type="float" office:value="4.46302417542712">
            <text:p>4.4630241754</text:p>
          </table:table-cell>
          <table:table-cell table:formula="of:=VALUE(TRIM(INDIRECT(ADDRESS(35;5;4))))" office:value-type="float" office:value="0.000000136143742268243">
            <text:p>1.36143742268243E-007</text:p>
          </table:table-cell>
          <table:table-cell table:formula="of:=VALUE(TRIM(INDIRECT(ADDRESS(35;6;4))))" office:value-type="float" office:value="0.0000031885081451718">
            <text:p>3.1885081451718E-006</text:p>
          </table:table-cell>
          <table:table-cell table:formula="of:=VALUE(TRIM(INDIRECT(ADDRESS(35;7;4))))" office:value-type="float" office:value="0.0000000809574466150536">
            <text:p>0.000000081</text:p>
          </table:table-cell>
          <table:table-cell table:formula="of:=VALUE(TRIM(INDIRECT(ADDRESS(35;8;4))))" office:value-type="float" office:value="0.0000000606145614976091">
            <text:p>6.06145614976091E-008</text:p>
          </table:table-cell>
          <table:table-cell table:formula="of:=VALUE(TRIM(INDIRECT(ADDRESS(35;9;4))))" office:value-type="float" office:value="0.00000299997886904984">
            <text:p>0.000003</text:p>
          </table:table-cell>
          <table:table-cell table:formula="of:=VALUE(TRIM(INDIRECT(ADDRESS(35;10;4))))" office:value-type="float" office:value="0.00000340540150425196">
            <text:p>3.40540150425196E-006</text:p>
          </table:table-cell>
          <table:table-cell table:formula="of:=VALUE(TRIM(INDIRECT(ADDRESS(35;11;4))))" office:value-type="float" office:value="0.00000239992118405899">
            <text:p>2.39992118405899E-006</text:p>
          </table:table-cell>
        </table:table-row>
        <table:table-row table:style-name="ro2">
          <table:table-cell/>
          <table:table-cell table:formula="of:=VALUE(TRIM(INDIRECT(ADDRESS(36;2;4))))" office:value-type="float" office:value="0.000000170622627979549">
            <text:p>1.70622627979549E-007</text:p>
          </table:table-cell>
          <table:table-cell table:formula="of:=VALUE(TRIM(INDIRECT(ADDRESS(36;3;4))))" office:value-type="float" office:value="0.000000182143331788169">
            <text:p>1.82143331788169E-007</text:p>
          </table:table-cell>
          <table:table-cell table:formula="of:=VALUE(TRIM(INDIRECT(ADDRESS(36;4;4))))" office:value-type="float" office:value="0.993990864855207">
            <text:p>0.9939908649</text:p>
          </table:table-cell>
          <table:table-cell table:formula="of:=VALUE(TRIM(INDIRECT(ADDRESS(36;5;4))))" office:value-type="float" office:value="0.000000184225958421228">
            <text:p>1.84225958421228E-007</text:p>
          </table:table-cell>
          <table:table-cell table:formula="of:=VALUE(TRIM(INDIRECT(ADDRESS(36;6;4))))" office:value-type="float" office:value="0.0000000369498116179717">
            <text:p>3.69498116179717E-008</text:p>
          </table:table-cell>
          <table:table-cell table:formula="of:=VALUE(TRIM(INDIRECT(ADDRESS(36;7;4))))" office:value-type="float" office:value="1.87427276069552E-015">
            <text:p>1.87427276069552E-015</text:p>
          </table:table-cell>
          <table:table-cell table:formula="of:=VALUE(TRIM(INDIRECT(ADDRESS(36;8;4))))" office:value-type="float" office:value="0.000000153220297068759">
            <text:p>1.53220297068759E-007</text:p>
          </table:table-cell>
          <table:table-cell table:formula="of:=VALUE(TRIM(INDIRECT(ADDRESS(36;9;4))))" office:value-type="float" office:value="0.000000200231064118845">
            <text:p>2.00231064118845E-007</text:p>
          </table:table-cell>
          <table:table-cell table:formula="of:=VALUE(TRIM(INDIRECT(ADDRESS(36;10;4))))" office:value-type="float" office:value="0.000000000000225562272410556">
            <text:p>2.25562272410556E-013</text:p>
          </table:table-cell>
          <table:table-cell table:formula="of:=VALUE(TRIM(INDIRECT(ADDRESS(36;11;4))))" office:value-type="float" office:value="0.000000165233140013924">
            <text:p>1.65233140013924E-007</text:p>
          </table:table-cell>
        </table:table-row>
        <table:table-row table:style-name="ro2">
          <table:table-cell/>
          <table:table-cell table:formula="of:=VALUE(TRIM(INDIRECT(ADDRESS(37;2;4))))" office:value-type="float" office:value="0.00000000000552885217174666">
            <text:p>5.52885217174666E-012</text:p>
          </table:table-cell>
          <table:table-cell table:formula="of:=VALUE(TRIM(INDIRECT(ADDRESS(37;3;4))))" office:value-type="float" office:value="0.0000000026349373713488">
            <text:p>2.6349373713488E-009</text:p>
          </table:table-cell>
          <table:table-cell table:formula="of:=VALUE(TRIM(INDIRECT(ADDRESS(37;4;4))))" office:value-type="float" office:value="0.981696662101279">
            <text:p>0.9816966621</text:p>
          </table:table-cell>
          <table:table-cell table:formula="of:=VALUE(TRIM(INDIRECT(ADDRESS(37;5;4))))" office:value-type="float" office:value="0.0000000000000212534908389813">
            <text:p>2.12534908389813E-014</text:p>
          </table:table-cell>
          <table:table-cell table:formula="of:=VALUE(TRIM(INDIRECT(ADDRESS(37;6;4))))" office:value-type="float" office:value="0.000000000105673075357341">
            <text:p>1.05673075357341E-010</text:p>
          </table:table-cell>
          <table:table-cell table:formula="of:=VALUE(TRIM(INDIRECT(ADDRESS(37;7;4))))" office:value-type="float" office:value="0.000000000411217161801734">
            <text:p>4.11217161801734E-010</text:p>
          </table:table-cell>
          <table:table-cell table:formula="of:=VALUE(TRIM(INDIRECT(ADDRESS(37;8;4))))" office:value-type="float" office:value="3.5263593175825E-017">
            <text:p>3.5263593175825E-017</text:p>
          </table:table-cell>
          <table:table-cell table:formula="of:=VALUE(TRIM(INDIRECT(ADDRESS(37;9;4))))" office:value-type="float" office:value="1.72076221360079E-016">
            <text:p>1.72076221360079E-016</text:p>
          </table:table-cell>
          <table:table-cell table:formula="of:=VALUE(TRIM(INDIRECT(ADDRESS(37;10;4))))" office:value-type="float" office:value="0.0000000000289890172255287">
            <text:p>2.89890172255287E-011</text:p>
          </table:table-cell>
          <table:table-cell table:formula="of:=VALUE(TRIM(INDIRECT(ADDRESS(37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0">
            <text:p>0</text:p>
          </table:table-cell>
          <table:table-cell table:formula="of:=VALUE(TRIM(INDIRECT(ADDRESS(38;4;4))))" office:value-type="float" office:value="0">
            <text:p>0</text:p>
          </table:table-cell>
          <table:table-cell table:formula="of:=VALUE(TRIM(INDIRECT(ADDRESS(38;5;4))))" office:value-type="float" office:value="0">
            <text:p>0</text:p>
          </table:table-cell>
          <table:table-cell table:formula="of:=VALUE(TRIM(INDIRECT(ADDRESS(38;6;4))))" office:value-type="float" office:value="0">
            <text:p>0</text:p>
          </table:table-cell>
          <table:table-cell table:formula="of:=VALUE(TRIM(INDIRECT(ADDRESS(38;7;4))))" office:value-type="float" office:value="0">
            <text:p>0</text:p>
          </table:table-cell>
          <table:table-cell table:formula="of:=VALUE(TRIM(INDIRECT(ADDRESS(38;8;4))))" office:value-type="float" office:value="0">
            <text:p>0</text:p>
          </table:table-cell>
          <table:table-cell table:formula="of:=VALUE(TRIM(INDIRECT(ADDRESS(38;9;4))))" office:value-type="float" office:value="0">
            <text:p>0</text:p>
          </table:table-cell>
          <table:table-cell table:formula="of:=VALUE(TRIM(INDIRECT(ADDRESS(38;10;4))))" office:value-type="float" office:value="0">
            <text:p>0</text:p>
          </table:table-cell>
          <table:table-cell table:formula="of:=VALUE(TRIM(INDIRECT(ADDRESS(38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9;2;4))))" office:value-type="float" office:value="65.3815845916484">
            <text:p>65.3815845916</text:p>
          </table:table-cell>
          <table:table-cell table:formula="of:=VALUE(TRIM(INDIRECT(ADDRESS(39;3;4))))" office:value-type="float" office:value="75.4078651549483">
            <text:p>75.4078651549</text:p>
          </table:table-cell>
          <table:table-cell table:formula="of:=VALUE(TRIM(INDIRECT(ADDRESS(39;4;4))))" office:value-type="float" office:value="468.158885605113">
            <text:p>468.1588856051</text:p>
          </table:table-cell>
          <table:table-cell table:formula="of:=VALUE(TRIM(INDIRECT(ADDRESS(39;5;4))))" office:value-type="float" office:value="109.080885353399">
            <text:p>109.0808853534</text:p>
          </table:table-cell>
          <table:table-cell table:formula="of:=VALUE(TRIM(INDIRECT(ADDRESS(39;6;4))))" office:value-type="float" office:value="108.195831102006">
            <text:p>108.195831102</text:p>
          </table:table-cell>
          <table:table-cell table:formula="of:=VALUE(TRIM(INDIRECT(ADDRESS(39;7;4))))" office:value-type="float" office:value="47.3314646799487">
            <text:p>47.3314646799</text:p>
          </table:table-cell>
          <table:table-cell table:formula="of:=VALUE(TRIM(INDIRECT(ADDRESS(39;8;4))))" office:value-type="float" office:value="1.018930541546E-292">
            <text:p>1.018930541546E-292</text:p>
          </table:table-cell>
          <table:table-cell table:formula="of:=VALUE(TRIM(INDIRECT(ADDRESS(39;9;4))))" office:value-type="float" office:value="90.7929844666964">
            <text:p>90.7929844667</text:p>
          </table:table-cell>
          <table:table-cell table:formula="of:=VALUE(TRIM(INDIRECT(ADDRESS(39;10;4))))" office:value-type="float" office:value="1.73922701781625">
            <text:p>1.7392270178</text:p>
          </table:table-cell>
          <table:table-cell table:formula="of:=VALUE(TRIM(INDIRECT(ADDRESS(39;11;4))))" office:value-type="float" office:value="35.1383572951866">
            <text:p>35.1383572952</text:p>
          </table:table-cell>
        </table:table-row>
        <table:table-row table:style-name="ro2">
          <table:table-cell/>
          <table:table-cell table:formula="of:=VALUE(TRIM(INDIRECT(ADDRESS(40;2;4))))" office:value-type="float" office:value="0.0209776989577254">
            <text:p>0.020977699</text:p>
          </table:table-cell>
          <table:table-cell table:formula="of:=VALUE(TRIM(INDIRECT(ADDRESS(40;3;4))))" office:value-type="float" office:value="0.0108879841079945">
            <text:p>0.0108879841</text:p>
          </table:table-cell>
          <table:table-cell table:formula="of:=VALUE(TRIM(INDIRECT(ADDRESS(40;4;4))))" office:value-type="float" office:value="0.211423712745738">
            <text:p>0.2114237127</text:p>
          </table:table-cell>
          <table:table-cell table:formula="of:=VALUE(TRIM(INDIRECT(ADDRESS(40;5;4))))" office:value-type="float" office:value="0.323825148264584">
            <text:p>0.3238251483</text:p>
          </table:table-cell>
          <table:table-cell table:formula="of:=VALUE(TRIM(INDIRECT(ADDRESS(40;6;4))))" office:value-type="float" office:value="0.000113942889886344">
            <text:p>0.0001139429</text:p>
          </table:table-cell>
          <table:table-cell table:formula="of:=VALUE(TRIM(INDIRECT(ADDRESS(40;7;4))))" office:value-type="float" office:value="0.0000000108137638140091">
            <text:p>1.08137638140091E-008</text:p>
          </table:table-cell>
          <table:table-cell table:formula="of:=VALUE(TRIM(INDIRECT(ADDRESS(40;8;4))))" office:value-type="float" office:value="1.93540573197706E-301">
            <text:p>1.93540573197706E-301</text:p>
          </table:table-cell>
          <table:table-cell table:formula="of:=VALUE(TRIM(INDIRECT(ADDRESS(40;9;4))))" office:value-type="float" office:value="0.0188925463777799">
            <text:p>0.0188925464</text:p>
          </table:table-cell>
          <table:table-cell table:formula="of:=VALUE(TRIM(INDIRECT(ADDRESS(40;10;4))))" office:value-type="float" office:value="4.2925459069171">
            <text:p>4.2925459069</text:p>
          </table:table-cell>
          <table:table-cell table:formula="of:=VALUE(TRIM(INDIRECT(ADDRESS(40;11;4))))" office:value-type="float" office:value="0.0069645153511982">
            <text:p>0.0069645154</text:p>
          </table:table-cell>
        </table:table-row>
        <table:table-row table:style-name="ro2">
          <table:table-cell/>
          <table:table-cell table:formula="of:=VALUE(TRIM(INDIRECT(ADDRESS(41;2;4))))" office:value-type="float" office:value="0.000000158692997707243">
            <text:p>1.58692997707243E-007</text:p>
          </table:table-cell>
          <table:table-cell table:formula="of:=VALUE(TRIM(INDIRECT(ADDRESS(41;3;4))))" office:value-type="float" office:value="0.000000182281746549961">
            <text:p>1.82281746549961E-007</text:p>
          </table:table-cell>
          <table:table-cell table:formula="of:=VALUE(TRIM(INDIRECT(ADDRESS(41;4;4))))" office:value-type="float" office:value="0.252018217842587">
            <text:p>0.2520182178</text:p>
          </table:table-cell>
          <table:table-cell table:formula="of:=VALUE(TRIM(INDIRECT(ADDRESS(41;5;4))))" office:value-type="float" office:value="0.000000151018715391029">
            <text:p>0.000000151</text:p>
          </table:table-cell>
          <table:table-cell table:formula="of:=VALUE(TRIM(INDIRECT(ADDRESS(41;6;4))))" office:value-type="float" office:value="0.0000000707988319197502">
            <text:p>7.07988319197502E-008</text:p>
          </table:table-cell>
          <table:table-cell table:formula="of:=VALUE(TRIM(INDIRECT(ADDRESS(41;7;4))))" office:value-type="float" office:value="0.0000001022446283539">
            <text:p>1.022446283539E-007</text:p>
          </table:table-cell>
          <table:table-cell table:formula="of:=VALUE(TRIM(INDIRECT(ADDRESS(41;8;4))))" office:value-type="float" office:value="0.000000220763973811559">
            <text:p>2.20763973811559E-007</text:p>
          </table:table-cell>
          <table:table-cell table:formula="of:=VALUE(TRIM(INDIRECT(ADDRESS(41;9;4))))" office:value-type="float" office:value="0.000000239215363545866">
            <text:p>2.39215363545866E-007</text:p>
          </table:table-cell>
          <table:table-cell table:formula="of:=VALUE(TRIM(INDIRECT(ADDRESS(41;10;4))))" office:value-type="float" office:value="0.0000000696787748761188">
            <text:p>6.96787748761188E-008</text:p>
          </table:table-cell>
          <table:table-cell table:formula="of:=VALUE(TRIM(INDIRECT(ADDRESS(41;11;4))))" office:value-type="float" office:value="0.000000243699751863226">
            <text:p>2.43699751863226E-007</text:p>
          </table:table-cell>
        </table:table-row>
        <table:table-row table:style-name="ro2">
          <table:table-cell/>
          <table:table-cell table:formula="of:=VALUE(TRIM(INDIRECT(ADDRESS(42;2;4))))" office:value-type="float" office:value="0.0000000386904817208114">
            <text:p>3.86904817208114E-008</text:p>
          </table:table-cell>
          <table:table-cell table:formula="of:=VALUE(TRIM(INDIRECT(ADDRESS(42;3;4))))" office:value-type="float" office:value="0.00000000781384336429703">
            <text:p>7.81384336429703E-009</text:p>
          </table:table-cell>
          <table:table-cell table:formula="of:=VALUE(TRIM(INDIRECT(ADDRESS(42;4;4))))" office:value-type="float" office:value="0.00187533542091175">
            <text:p>0.0018753354</text:p>
          </table:table-cell>
          <table:table-cell table:formula="of:=VALUE(TRIM(INDIRECT(ADDRESS(42;5;4))))" office:value-type="float" office:value="0.0000000654526680472116">
            <text:p>6.54526680472116E-008</text:p>
          </table:table-cell>
          <table:table-cell table:formula="of:=VALUE(TRIM(INDIRECT(ADDRESS(42;6;4))))" office:value-type="float" office:value="0.0000000391262906761781">
            <text:p>3.91262906761781E-008</text:p>
          </table:table-cell>
          <table:table-cell table:formula="of:=VALUE(TRIM(INDIRECT(ADDRESS(42;7;4))))" office:value-type="float" office:value="0.0000000433599227554276">
            <text:p>4.33599227554276E-008</text:p>
          </table:table-cell>
          <table:table-cell table:formula="of:=VALUE(TRIM(INDIRECT(ADDRESS(42;8;4))))" office:value-type="float" office:value="0.0000000136719319988668">
            <text:p>1.36719319988668E-008</text:p>
          </table:table-cell>
          <table:table-cell table:formula="of:=VALUE(TRIM(INDIRECT(ADDRESS(42;9;4))))" office:value-type="float" office:value="0.0000000149398203056368">
            <text:p>1.49398203056368E-008</text:p>
          </table:table-cell>
          <table:table-cell table:formula="of:=VALUE(TRIM(INDIRECT(ADDRESS(42;10;4))))" office:value-type="float" office:value="0.0000000158760558451646">
            <text:p>1.58760558451646E-008</text:p>
          </table:table-cell>
          <table:table-cell table:formula="of:=VALUE(TRIM(INDIRECT(ADDRESS(42;11;4))))" office:value-type="float" office:value="0.0000000153768754525208">
            <text:p>1.53768754525208E-008</text:p>
          </table:table-cell>
        </table:table-row>
        <table:table-row table:style-name="ro2">
          <table:table-cell/>
          <table:table-cell table:formula="of:=VALUE(TRIM(INDIRECT(ADDRESS(43;2;4))))" office:value-type="float" office:value="0.00000366375833919819">
            <text:p>3.66375833919819E-006</text:p>
          </table:table-cell>
          <table:table-cell table:formula="of:=VALUE(TRIM(INDIRECT(ADDRESS(43;3;4))))" office:value-type="float" office:value="0.000000116840038518265">
            <text:p>1.16840038518265E-007</text:p>
          </table:table-cell>
          <table:table-cell table:formula="of:=VALUE(TRIM(INDIRECT(ADDRESS(43;4;4))))" office:value-type="float" office:value="0.0425417580152261">
            <text:p>0.042541758</text:p>
          </table:table-cell>
          <table:table-cell table:formula="of:=VALUE(TRIM(INDIRECT(ADDRESS(43;5;4))))" office:value-type="float" office:value="0.000045443228035973">
            <text:p>4.5443228035973E-005</text:p>
          </table:table-cell>
          <table:table-cell table:formula="of:=VALUE(TRIM(INDIRECT(ADDRESS(43;6;4))))" office:value-type="float" office:value="0.000000119211198719884">
            <text:p>1.19211198719884E-007</text:p>
          </table:table-cell>
          <table:table-cell table:formula="of:=VALUE(TRIM(INDIRECT(ADDRESS(43;7;4))))" office:value-type="float" office:value="0.0000000284509212732239">
            <text:p>2.84509212732239E-008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0.000000119551631885563">
            <text:p>1.19551631885563E-007</text:p>
          </table:table-cell>
          <table:table-cell table:formula="of:=VALUE(TRIM(INDIRECT(ADDRESS(43;10;4))))" office:value-type="float" office:value="0.00000000997853882110906">
            <text:p>0.00000001</text:p>
          </table:table-cell>
          <table:table-cell table:formula="of:=VALUE(TRIM(INDIRECT(ADDRESS(43;11;4))))" office:value-type="float" office:value="0.000000100467644057161">
            <text:p>1.00467644057161E-00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3">
            <text:p>3</text:p>
          </table:table-cell>
          <table:table-cell table:formula="of:=RANK(INDIRECT(ADDRESS(45;3;4));INDIRECT(ADDRESS(45;2;4)):INDIRECT(ADDRESS(45;11;4));1)" office:value-type="float" office:value="2">
            <text:p>2</text:p>
          </table:table-cell>
          <table:table-cell table:formula="of:=RANK(INDIRECT(ADDRESS(45;4;4));INDIRECT(ADDRESS(45;2;4)):INDIRECT(ADDRESS(45;11;4));1)" office:value-type="float" office:value="10">
            <text:p>10</text:p>
          </table:table-cell>
          <table:table-cell table:formula="of:=RANK(INDIRECT(ADDRESS(45;5;4));INDIRECT(ADDRESS(45;2;4)):INDIRECT(ADDRESS(45;11;4));1)" office:value-type="float" office:value="9">
            <text:p>9</text:p>
          </table:table-cell>
          <table:table-cell table:formula="of:=RANK(INDIRECT(ADDRESS(45;6;4));INDIRECT(ADDRESS(45;2;4)):INDIRECT(ADDRESS(45;11;4));1)" office:value-type="float" office:value="7">
            <text:p>7</text:p>
          </table:table-cell>
          <table:table-cell table:formula="of:=RANK(INDIRECT(ADDRESS(45;7;4));INDIRECT(ADDRESS(45;2;4)):INDIRECT(ADDRESS(45;11;4));1)" office:value-type="float" office:value="8">
            <text:p>8</text:p>
          </table:table-cell>
          <table:table-cell table:formula="of:=RANK(INDIRECT(ADDRESS(45;8;4));INDIRECT(ADDRESS(45;2;4)):INDIRECT(ADDRESS(45;11;4));1)" office:value-type="float" office:value="1">
            <text:p>1</text:p>
          </table:table-cell>
          <table:table-cell table:formula="of:=RANK(INDIRECT(ADDRESS(45;9;4));INDIRECT(ADDRESS(45;2;4)):INDIRECT(ADDRESS(45;11;4));1)" office:value-type="float" office:value="4">
            <text:p>4</text:p>
          </table:table-cell>
          <table:table-cell table:formula="of:=RANK(INDIRECT(ADDRESS(45;10;4));INDIRECT(ADDRESS(45;2;4)):INDIRECT(ADDRESS(45;11;4));1)" office:value-type="float" office:value="5">
            <text:p>5</text:p>
          </table:table-cell>
          <table:table-cell table:formula="of:=RANK(INDIRECT(ADDRESS(45;11;4));INDIRECT(ADDRESS(45;2;4)):INDIRECT(ADDRESS(45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6">
            <text:p>6</text:p>
          </table:table-cell>
          <table:table-cell table:formula="of:=RANK(INDIRECT(ADDRESS(46;3;4));INDIRECT(ADDRESS(46;2;4)):INDIRECT(ADDRESS(46;11;4));1)" office:value-type="float" office:value="4">
            <text:p>4</text:p>
          </table:table-cell>
          <table:table-cell table:formula="of:=RANK(INDIRECT(ADDRESS(46;4;4));INDIRECT(ADDRESS(46;2;4)):INDIRECT(ADDRESS(46;11;4));1)" office:value-type="float" office:value="10">
            <text:p>10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8">
            <text:p>8</text:p>
          </table:table-cell>
          <table:table-cell table:formula="of:=RANK(INDIRECT(ADDRESS(46;7;4));INDIRECT(ADDRESS(46;2;4)):INDIRECT(ADDRESS(46;11;4));1)" office:value-type="float" office:value="9">
            <text:p>9</text:p>
          </table:table-cell>
          <table:table-cell table:formula="of:=RANK(INDIRECT(ADDRESS(46;8;4));INDIRECT(ADDRESS(46;2;4)):INDIRECT(ADDRESS(46;11;4));1)" office:value-type="float" office:value="3">
            <text:p>3</text:p>
          </table:table-cell>
          <table:table-cell table:formula="of:=RANK(INDIRECT(ADDRESS(46;9;4));INDIRECT(ADDRESS(46;2;4)):INDIRECT(ADDRESS(46;11;4));1)" office:value-type="float" office:value="2">
            <text:p>2</text:p>
          </table:table-cell>
          <table:table-cell table:formula="of:=RANK(INDIRECT(ADDRESS(46;10;4));INDIRECT(ADDRESS(46;2;4)):INDIRECT(ADDRESS(46;11;4));1)" office:value-type="float" office:value="7">
            <text:p>7</text:p>
          </table:table-cell>
          <table:table-cell table:formula="of:=RANK(INDIRECT(ADDRESS(46;11;4));INDIRECT(ADDRESS(46;2;4)):INDIRECT(ADDRESS(46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7">
            <text:p>7</text:p>
          </table:table-cell>
          <table:table-cell table:formula="of:=RANK(INDIRECT(ADDRESS(47;3;4));INDIRECT(ADDRESS(47;2;4)):INDIRECT(ADDRESS(47;11;4));1)" office:value-type="float" office:value="3">
            <text:p>3</text:p>
          </table:table-cell>
          <table:table-cell table:formula="of:=RANK(INDIRECT(ADDRESS(47;4;4));INDIRECT(ADDRESS(47;2;4)):INDIRECT(ADDRESS(47;11;4));1)" office:value-type="float" office:value="10">
            <text:p>10</text:p>
          </table:table-cell>
          <table:table-cell table:formula="of:=RANK(INDIRECT(ADDRESS(47;5;4));INDIRECT(ADDRESS(47;2;4)):INDIRECT(ADDRESS(47;11;4));1)" office:value-type="float" office:value="1">
            <text:p>1</text:p>
          </table:table-cell>
          <table:table-cell table:formula="of:=RANK(INDIRECT(ADDRESS(47;6;4));INDIRECT(ADDRESS(47;2;4)):INDIRECT(ADDRESS(47;11;4));1)" office:value-type="float" office:value="9">
            <text:p>9</text:p>
          </table:table-cell>
          <table:table-cell table:formula="of:=RANK(INDIRECT(ADDRESS(47;7;4));INDIRECT(ADDRESS(47;2;4)):INDIRECT(ADDRESS(47;11;4));1)" office:value-type="float" office:value="6">
            <text:p>6</text:p>
          </table:table-cell>
          <table:table-cell table:formula="of:=RANK(INDIRECT(ADDRESS(47;8;4));INDIRECT(ADDRESS(47;2;4)):INDIRECT(ADDRESS(47;11;4));1)" office:value-type="float" office:value="1">
            <text:p>1</text:p>
          </table:table-cell>
          <table:table-cell table:formula="of:=RANK(INDIRECT(ADDRESS(47;9;4));INDIRECT(ADDRESS(47;2;4)):INDIRECT(ADDRESS(47;11;4));1)" office:value-type="float" office:value="4">
            <text:p>4</text:p>
          </table:table-cell>
          <table:table-cell table:formula="of:=RANK(INDIRECT(ADDRESS(47;10;4));INDIRECT(ADDRESS(47;2;4)):INDIRECT(ADDRESS(47;11;4));1)" office:value-type="float" office:value="8">
            <text:p>8</text:p>
          </table:table-cell>
          <table:table-cell table:formula="of:=RANK(INDIRECT(ADDRESS(47;11;4));INDIRECT(ADDRESS(47;2;4)):INDIRECT(ADDRESS(4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9">
            <text:p>9</text:p>
          </table:table-cell>
          <table:table-cell table:formula="of:=RANK(INDIRECT(ADDRESS(48;3;4));INDIRECT(ADDRESS(48;2;4)):INDIRECT(ADDRESS(48;11;4));1)" office:value-type="float" office:value="4">
            <text:p>4</text:p>
          </table:table-cell>
          <table:table-cell table:formula="of:=RANK(INDIRECT(ADDRESS(48;4;4));INDIRECT(ADDRESS(48;2;4)):INDIRECT(ADDRESS(48;11;4));1)" office:value-type="float" office:value="10">
            <text:p>10</text:p>
          </table:table-cell>
          <table:table-cell table:formula="of:=RANK(INDIRECT(ADDRESS(48;5;4));INDIRECT(ADDRESS(48;2;4)):INDIRECT(ADDRESS(48;11;4));1)" office:value-type="float" office:value="2">
            <text:p>2</text:p>
          </table:table-cell>
          <table:table-cell table:formula="of:=RANK(INDIRECT(ADDRESS(48;6;4));INDIRECT(ADDRESS(48;2;4)):INDIRECT(ADDRESS(48;11;4));1)" office:value-type="float" office:value="7">
            <text:p>7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1">
            <text:p>1</text:p>
          </table:table-cell>
          <table:table-cell table:formula="of:=RANK(INDIRECT(ADDRESS(48;9;4));INDIRECT(ADDRESS(48;2;4)):INDIRECT(ADDRESS(48;11;4));1)" office:value-type="float" office:value="8">
            <text:p>8</text:p>
          </table:table-cell>
          <table:table-cell table:formula="of:=RANK(INDIRECT(ADDRESS(48;10;4));INDIRECT(ADDRESS(48;2;4)):INDIRECT(ADDRESS(48;11;4));1)" office:value-type="float" office:value="6">
            <text:p>6</text:p>
          </table:table-cell>
          <table:table-cell table:formula="of:=RANK(INDIRECT(ADDRESS(48;11;4));INDIRECT(ADDRESS(48;2;4)):INDIRECT(ADDRESS(48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8">
            <text:p>8</text:p>
          </table:table-cell>
          <table:table-cell table:formula="of:=RANK(INDIRECT(ADDRESS(49;3;4));INDIRECT(ADDRESS(49;2;4)):INDIRECT(ADDRESS(49;11;4));1)" office:value-type="float" office:value="5">
            <text:p>5</text:p>
          </table:table-cell>
          <table:table-cell table:formula="of:=RANK(INDIRECT(ADDRESS(49;4;4));INDIRECT(ADDRESS(49;2;4)):INDIRECT(ADDRESS(49;11;4));1)" office:value-type="float" office:value="10">
            <text:p>10</text:p>
          </table:table-cell>
          <table:table-cell table:formula="of:=RANK(INDIRECT(ADDRESS(49;5;4));INDIRECT(ADDRESS(49;2;4)):INDIRECT(ADDRESS(49;11;4));1)" office:value-type="float" office:value="7">
            <text:p>7</text:p>
          </table:table-cell>
          <table:table-cell table:formula="of:=RANK(INDIRECT(ADDRESS(49;6;4));INDIRECT(ADDRESS(49;2;4)):INDIRECT(ADDRESS(49;11;4));1)" office:value-type="float" office:value="2">
            <text:p>2</text:p>
          </table:table-cell>
          <table:table-cell table:formula="of:=RANK(INDIRECT(ADDRESS(49;7;4));INDIRECT(ADDRESS(49;2;4)):INDIRECT(ADDRESS(49;11;4));1)" office:value-type="float" office:value="9">
            <text:p>9</text:p>
          </table:table-cell>
          <table:table-cell table:formula="of:=RANK(INDIRECT(ADDRESS(49;8;4));INDIRECT(ADDRESS(49;2;4)):INDIRECT(ADDRESS(49;11;4));1)" office:value-type="float" office:value="1">
            <text:p>1</text:p>
          </table:table-cell>
          <table:table-cell table:formula="of:=RANK(INDIRECT(ADDRESS(49;9;4));INDIRECT(ADDRESS(49;2;4)):INDIRECT(ADDRESS(49;11;4));1)" office:value-type="float" office:value="4">
            <text:p>4</text:p>
          </table:table-cell>
          <table:table-cell table:formula="of:=RANK(INDIRECT(ADDRESS(49;10;4));INDIRECT(ADDRESS(49;2;4)):INDIRECT(ADDRESS(49;11;4));1)" office:value-type="float" office:value="6">
            <text:p>6</text:p>
          </table:table-cell>
          <table:table-cell table:formula="of:=RANK(INDIRECT(ADDRESS(49;11;4));INDIRECT(ADDRESS(49;2;4)):INDIRECT(ADDRESS(49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0">
            <text:p>Err:502</text:p>
          </table:table-cell>
          <table:table-cell table:formula="of:=RANK(INDIRECT(ADDRESS(50;3;4));INDIRECT(ADDRESS(50;2;4)):INDIRECT(ADDRESS(50;11;4));1)" office:value-type="float" office:value="0">
            <text:p>Err:502</text:p>
          </table:table-cell>
          <table:table-cell table:formula="of:=RANK(INDIRECT(ADDRESS(50;4;4));INDIRECT(ADDRESS(50;2;4)):INDIRECT(ADDRESS(50;11;4));1)" office:value-type="float" office:value="0">
            <text:p>Err:502</text:p>
          </table:table-cell>
          <table:table-cell table:formula="of:=RANK(INDIRECT(ADDRESS(50;5;4));INDIRECT(ADDRESS(50;2;4)):INDIRECT(ADDRESS(50;11;4));1)" office:value-type="float" office:value="0">
            <text:p>Err:502</text:p>
          </table:table-cell>
          <table:table-cell table:formula="of:=RANK(INDIRECT(ADDRESS(50;6;4));INDIRECT(ADDRESS(50;2;4)):INDIRECT(ADDRESS(50;11;4));1)" office:value-type="float" office:value="0">
            <text:p>Err:502</text:p>
          </table:table-cell>
          <table:table-cell table:formula="of:=RANK(INDIRECT(ADDRESS(50;7;4));INDIRECT(ADDRESS(50;2;4)):INDIRECT(ADDRESS(50;11;4));1)" office:value-type="float" office:value="0">
            <text:p>Err:502</text:p>
          </table:table-cell>
          <table:table-cell table:formula="of:=RANK(INDIRECT(ADDRESS(50;8;4));INDIRECT(ADDRESS(50;2;4)):INDIRECT(ADDRESS(50;11;4));1)" office:value-type="float" office:value="0">
            <text:p>Err:502</text:p>
          </table:table-cell>
          <table:table-cell table:formula="of:=RANK(INDIRECT(ADDRESS(50;9;4));INDIRECT(ADDRESS(50;2;4)):INDIRECT(ADDRESS(50;11;4));1)" office:value-type="float" office:value="0">
            <text:p>Err:502</text:p>
          </table:table-cell>
          <table:table-cell table:formula="of:=RANK(INDIRECT(ADDRESS(50;10;4));INDIRECT(ADDRESS(50;2;4)):INDIRECT(ADDRESS(50;11;4));1)" office:value-type="float" office:value="0">
            <text:p>Err:502</text:p>
          </table:table-cell>
          <table:table-cell table:formula="of:=RANK(INDIRECT(ADDRESS(50;11;4));INDIRECT(ADDRESS(50;2;4)):INDIRECT(ADDRESS(50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6">
            <text:p>6</text:p>
          </table:table-cell>
          <table:table-cell table:formula="of:=RANK(INDIRECT(ADDRESS(51;3;4));INDIRECT(ADDRESS(51;2;4)):INDIRECT(ADDRESS(51;11;4));1)" office:value-type="float" office:value="4">
            <text:p>4</text:p>
          </table:table-cell>
          <table:table-cell table:formula="of:=RANK(INDIRECT(ADDRESS(51;4;4));INDIRECT(ADDRESS(51;2;4)):INDIRECT(ADDRESS(51;11;4));1)" office:value-type="float" office:value="10">
            <text:p>10</text:p>
          </table:table-cell>
          <table:table-cell table:formula="of:=RANK(INDIRECT(ADDRESS(51;5;4));INDIRECT(ADDRESS(51;2;4)):INDIRECT(ADDRESS(51;11;4));1)" office:value-type="float" office:value="8">
            <text:p>8</text:p>
          </table:table-cell>
          <table:table-cell table:formula="of:=RANK(INDIRECT(ADDRESS(51;6;4));INDIRECT(ADDRESS(51;2;4)):INDIRECT(ADDRESS(51;11;4));1)" office:value-type="float" office:value="3">
            <text:p>3</text:p>
          </table:table-cell>
          <table:table-cell table:formula="of:=RANK(INDIRECT(ADDRESS(51;7;4));INDIRECT(ADDRESS(51;2;4)):INDIRECT(ADDRESS(51;11;4));1)" office:value-type="float" office:value="9">
            <text:p>9</text:p>
          </table:table-cell>
          <table:table-cell table:formula="of:=RANK(INDIRECT(ADDRESS(51;8;4));INDIRECT(ADDRESS(51;2;4)):INDIRECT(ADDRESS(51;11;4));1)" office:value-type="float" office:value="1">
            <text:p>1</text:p>
          </table:table-cell>
          <table:table-cell table:formula="of:=RANK(INDIRECT(ADDRESS(51;9;4));INDIRECT(ADDRESS(51;2;4)):INDIRECT(ADDRESS(51;11;4));1)" office:value-type="float" office:value="7">
            <text:p>7</text:p>
          </table:table-cell>
          <table:table-cell table:formula="of:=RANK(INDIRECT(ADDRESS(51;10;4));INDIRECT(ADDRESS(51;2;4)):INDIRECT(ADDRESS(51;11;4));1)" office:value-type="float" office:value="2">
            <text:p>2</text:p>
          </table:table-cell>
          <table:table-cell table:formula="of:=RANK(INDIRECT(ADDRESS(51;11;4));INDIRECT(ADDRESS(51;2;4)):INDIRECT(ADDRESS(5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0">
            <text:p>Err:502</text:p>
          </table:table-cell>
          <table:table-cell table:formula="of:=RANK(INDIRECT(ADDRESS(52;3;4));INDIRECT(ADDRESS(52;2;4)):INDIRECT(ADDRESS(52;11;4));1)" office:value-type="float" office:value="0">
            <text:p>Err:502</text:p>
          </table:table-cell>
          <table:table-cell table:formula="of:=RANK(INDIRECT(ADDRESS(52;4;4));INDIRECT(ADDRESS(52;2;4)):INDIRECT(ADDRESS(52;11;4));1)" office:value-type="float" office:value="0">
            <text:p>Err:502</text:p>
          </table:table-cell>
          <table:table-cell table:formula="of:=RANK(INDIRECT(ADDRESS(52;5;4));INDIRECT(ADDRESS(52;2;4)):INDIRECT(ADDRESS(52;11;4));1)" office:value-type="float" office:value="0">
            <text:p>Err:502</text:p>
          </table:table-cell>
          <table:table-cell table:formula="of:=RANK(INDIRECT(ADDRESS(52;6;4));INDIRECT(ADDRESS(52;2;4)):INDIRECT(ADDRESS(52;11;4));1)" office:value-type="float" office:value="0">
            <text:p>Err:502</text:p>
          </table:table-cell>
          <table:table-cell table:formula="of:=RANK(INDIRECT(ADDRESS(52;7;4));INDIRECT(ADDRESS(52;2;4)):INDIRECT(ADDRESS(52;11;4));1)" office:value-type="float" office:value="0">
            <text:p>Err:502</text:p>
          </table:table-cell>
          <table:table-cell table:formula="of:=RANK(INDIRECT(ADDRESS(52;8;4));INDIRECT(ADDRESS(52;2;4)):INDIRECT(ADDRESS(52;11;4));1)" office:value-type="float" office:value="0">
            <text:p>Err:502</text:p>
          </table:table-cell>
          <table:table-cell table:formula="of:=RANK(INDIRECT(ADDRESS(52;9;4));INDIRECT(ADDRESS(52;2;4)):INDIRECT(ADDRESS(52;11;4));1)" office:value-type="float" office:value="0">
            <text:p>Err:502</text:p>
          </table:table-cell>
          <table:table-cell table:formula="of:=RANK(INDIRECT(ADDRESS(52;10;4));INDIRECT(ADDRESS(52;2;4)):INDIRECT(ADDRESS(52;11;4));1)" office:value-type="float" office:value="0">
            <text:p>Err:502</text:p>
          </table:table-cell>
          <table:table-cell table:formula="of:=RANK(INDIRECT(ADDRESS(52;11;4));INDIRECT(ADDRESS(52;2;4)):INDIRECT(ADDRESS(52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1">
            <text:p>1</text:p>
          </table:table-cell>
          <table:table-cell table:formula="of:=RANK(INDIRECT(ADDRESS(53;3;4));INDIRECT(ADDRESS(53;2;4)):INDIRECT(ADDRESS(53;11;4));1)" office:value-type="float" office:value="8">
            <text:p>8</text:p>
          </table:table-cell>
          <table:table-cell table:formula="of:=RANK(INDIRECT(ADDRESS(53;4;4));INDIRECT(ADDRESS(53;2;4)):INDIRECT(ADDRESS(53;11;4));1)" office:value-type="float" office:value="10">
            <text:p>10</text:p>
          </table:table-cell>
          <table:table-cell table:formula="of:=RANK(INDIRECT(ADDRESS(53;5;4));INDIRECT(ADDRESS(53;2;4)):INDIRECT(ADDRESS(53;11;4));1)" office:value-type="float" office:value="4">
            <text:p>4</text:p>
          </table:table-cell>
          <table:table-cell table:formula="of:=RANK(INDIRECT(ADDRESS(53;6;4));INDIRECT(ADDRESS(53;2;4)):INDIRECT(ADDRESS(53;11;4));1)" office:value-type="float" office:value="7">
            <text:p>7</text:p>
          </table:table-cell>
          <table:table-cell table:formula="of:=RANK(INDIRECT(ADDRESS(53;7;4));INDIRECT(ADDRESS(53;2;4)):INDIRECT(ADDRESS(53;11;4));1)" office:value-type="float" office:value="9">
            <text:p>9</text:p>
          </table:table-cell>
          <table:table-cell table:formula="of:=RANK(INDIRECT(ADDRESS(53;8;4));INDIRECT(ADDRESS(53;2;4)):INDIRECT(ADDRESS(53;11;4));1)" office:value-type="float" office:value="5">
            <text:p>5</text:p>
          </table:table-cell>
          <table:table-cell table:formula="of:=RANK(INDIRECT(ADDRESS(53;9;4));INDIRECT(ADDRESS(53;2;4)):INDIRECT(ADDRESS(53;11;4));1)" office:value-type="float" office:value="2">
            <text:p>2</text:p>
          </table:table-cell>
          <table:table-cell table:formula="of:=RANK(INDIRECT(ADDRESS(53;10;4));INDIRECT(ADDRESS(53;2;4)):INDIRECT(ADDRESS(53;11;4));1)" office:value-type="float" office:value="6">
            <text:p>6</text:p>
          </table:table-cell>
          <table:table-cell table:formula="of:=RANK(INDIRECT(ADDRESS(53;11;4));INDIRECT(ADDRESS(53;2;4)):INDIRECT(ADDRESS(5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4">
            <text:p>4</text:p>
          </table:table-cell>
          <table:table-cell table:formula="of:=RANK(INDIRECT(ADDRESS(54;3;4));INDIRECT(ADDRESS(54;2;4)):INDIRECT(ADDRESS(54;11;4));1)" office:value-type="float" office:value="5">
            <text:p>5</text:p>
          </table:table-cell>
          <table:table-cell table:formula="of:=RANK(INDIRECT(ADDRESS(54;4;4));INDIRECT(ADDRESS(54;2;4)):INDIRECT(ADDRESS(54;11;4));1)" office:value-type="float" office:value="10">
            <text:p>10</text:p>
          </table:table-cell>
          <table:table-cell table:formula="of:=RANK(INDIRECT(ADDRESS(54;5;4));INDIRECT(ADDRESS(54;2;4)):INDIRECT(ADDRESS(54;11;4));1)" office:value-type="float" office:value="7">
            <text:p>7</text:p>
          </table:table-cell>
          <table:table-cell table:formula="of:=RANK(INDIRECT(ADDRESS(54;6;4));INDIRECT(ADDRESS(54;2;4)):INDIRECT(ADDRESS(54;11;4));1)" office:value-type="float" office:value="8">
            <text:p>8</text:p>
          </table:table-cell>
          <table:table-cell table:formula="of:=RANK(INDIRECT(ADDRESS(54;7;4));INDIRECT(ADDRESS(54;2;4)):INDIRECT(ADDRESS(54;11;4));1)" office:value-type="float" office:value="1">
            <text:p>1</text:p>
          </table:table-cell>
          <table:table-cell table:formula="of:=RANK(INDIRECT(ADDRESS(54;8;4));INDIRECT(ADDRESS(54;2;4)):INDIRECT(ADDRESS(54;11;4));1)" office:value-type="float" office:value="3">
            <text:p>3</text:p>
          </table:table-cell>
          <table:table-cell table:formula="of:=RANK(INDIRECT(ADDRESS(54;9;4));INDIRECT(ADDRESS(54;2;4)):INDIRECT(ADDRESS(54;11;4));1)" office:value-type="float" office:value="2">
            <text:p>2</text:p>
          </table:table-cell>
          <table:table-cell table:formula="of:=RANK(INDIRECT(ADDRESS(54;10;4));INDIRECT(ADDRESS(54;2;4)):INDIRECT(ADDRESS(54;11;4));1)" office:value-type="float" office:value="9">
            <text:p>9</text:p>
          </table:table-cell>
          <table:table-cell table:formula="of:=RANK(INDIRECT(ADDRESS(54;11;4));INDIRECT(ADDRESS(54;2;4)):INDIRECT(ADDRESS(54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3">
            <text:p>3</text:p>
          </table:table-cell>
          <table:table-cell table:formula="of:=RANK(INDIRECT(ADDRESS(55;3;4));INDIRECT(ADDRESS(55;2;4)):INDIRECT(ADDRESS(55;11;4));1)" office:value-type="float" office:value="8">
            <text:p>8</text:p>
          </table:table-cell>
          <table:table-cell table:formula="of:=RANK(INDIRECT(ADDRESS(55;4;4));INDIRECT(ADDRESS(55;2;4)):INDIRECT(ADDRESS(55;11;4));1)" office:value-type="float" office:value="10">
            <text:p>10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5">
            <text:p>5</text:p>
          </table:table-cell>
          <table:table-cell table:formula="of:=RANK(INDIRECT(ADDRESS(55;7;4));INDIRECT(ADDRESS(55;2;4)):INDIRECT(ADDRESS(55;11;4));1)" office:value-type="float" office:value="5">
            <text:p>5</text:p>
          </table:table-cell>
          <table:table-cell table:formula="of:=RANK(INDIRECT(ADDRESS(55;8;4));INDIRECT(ADDRESS(55;2;4)):INDIRECT(ADDRESS(55;11;4));1)" office:value-type="float" office:value="4">
            <text:p>4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5">
            <text:p>5</text:p>
          </table:table-cell>
          <table:table-cell table:formula="of:=RANK(INDIRECT(ADDRESS(55;11;4));INDIRECT(ADDRESS(55;2;4)):INDIRECT(ADDRESS(5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1">
            <text:p>1</text:p>
          </table:table-cell>
          <table:table-cell table:formula="of:=RANK(INDIRECT(ADDRESS(56;3;4));INDIRECT(ADDRESS(56;2;4)):INDIRECT(ADDRESS(56;11;4));1)" office:value-type="float" office:value="8">
            <text:p>8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9">
            <text:p>9</text:p>
          </table:table-cell>
          <table:table-cell table:formula="of:=RANK(INDIRECT(ADDRESS(56;6;4));INDIRECT(ADDRESS(56;2;4)):INDIRECT(ADDRESS(56;11;4));1)" office:value-type="float" office:value="2">
            <text:p>2</text:p>
          </table:table-cell>
          <table:table-cell table:formula="of:=RANK(INDIRECT(ADDRESS(56;7;4));INDIRECT(ADDRESS(56;2;4)):INDIRECT(ADDRESS(56;11;4));1)" office:value-type="float" office:value="2">
            <text:p>2</text:p>
          </table:table-cell>
          <table:table-cell table:formula="of:=RANK(INDIRECT(ADDRESS(56;8;4));INDIRECT(ADDRESS(56;2;4)):INDIRECT(ADDRESS(56;11;4));1)" office:value-type="float" office:value="5">
            <text:p>5</text:p>
          </table:table-cell>
          <table:table-cell table:formula="of:=RANK(INDIRECT(ADDRESS(56;9;4));INDIRECT(ADDRESS(56;2;4)):INDIRECT(ADDRESS(56;11;4));1)" office:value-type="float" office:value="6">
            <text:p>6</text:p>
          </table:table-cell>
          <table:table-cell table:formula="of:=RANK(INDIRECT(ADDRESS(56;10;4));INDIRECT(ADDRESS(56;2;4)):INDIRECT(ADDRESS(56;11;4));1)" office:value-type="float" office:value="2">
            <text:p>2</text:p>
          </table:table-cell>
          <table:table-cell table:formula="of:=RANK(INDIRECT(ADDRESS(56;11;4));INDIRECT(ADDRESS(56;2;4)):INDIRECT(ADDRESS(56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">
            <text:p>1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0">
            <text:p>Err:502</text:p>
          </table:table-cell>
          <table:table-cell table:formula="of:=RANK(INDIRECT(ADDRESS(58;3;4));INDIRECT(ADDRESS(58;2;4)):INDIRECT(ADDRESS(58;11;4));1)" office:value-type="float" office:value="0">
            <text:p>Err:502</text:p>
          </table:table-cell>
          <table:table-cell table:formula="of:=RANK(INDIRECT(ADDRESS(58;4;4));INDIRECT(ADDRESS(58;2;4)):INDIRECT(ADDRESS(58;11;4));1)" office:value-type="float" office:value="0">
            <text:p>Err:502</text:p>
          </table:table-cell>
          <table:table-cell table:formula="of:=RANK(INDIRECT(ADDRESS(58;5;4));INDIRECT(ADDRESS(58;2;4)):INDIRECT(ADDRESS(58;11;4));1)" office:value-type="float" office:value="0">
            <text:p>Err:502</text:p>
          </table:table-cell>
          <table:table-cell table:formula="of:=RANK(INDIRECT(ADDRESS(58;6;4));INDIRECT(ADDRESS(58;2;4)):INDIRECT(ADDRESS(58;11;4));1)" office:value-type="float" office:value="0">
            <text:p>Err:502</text:p>
          </table:table-cell>
          <table:table-cell table:formula="of:=RANK(INDIRECT(ADDRESS(58;7;4));INDIRECT(ADDRESS(58;2;4)):INDIRECT(ADDRESS(58;11;4));1)" office:value-type="float" office:value="0">
            <text:p>Err:502</text:p>
          </table:table-cell>
          <table:table-cell table:formula="of:=RANK(INDIRECT(ADDRESS(58;8;4));INDIRECT(ADDRESS(58;2;4)):INDIRECT(ADDRESS(58;11;4));1)" office:value-type="float" office:value="0">
            <text:p>Err:502</text:p>
          </table:table-cell>
          <table:table-cell table:formula="of:=RANK(INDIRECT(ADDRESS(58;9;4));INDIRECT(ADDRESS(58;2;4)):INDIRECT(ADDRESS(58;11;4));1)" office:value-type="float" office:value="0">
            <text:p>Err:502</text:p>
          </table:table-cell>
          <table:table-cell table:formula="of:=RANK(INDIRECT(ADDRESS(58;10;4));INDIRECT(ADDRESS(58;2;4)):INDIRECT(ADDRESS(58;11;4));1)" office:value-type="float" office:value="0">
            <text:p>Err:502</text:p>
          </table:table-cell>
          <table:table-cell table:formula="of:=RANK(INDIRECT(ADDRESS(58;11;4));INDIRECT(ADDRESS(58;2;4)):INDIRECT(ADDRESS(58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7">
            <text:p>7</text:p>
          </table:table-cell>
          <table:table-cell table:formula="of:=RANK(INDIRECT(ADDRESS(59;3;4));INDIRECT(ADDRESS(59;2;4)):INDIRECT(ADDRESS(59;11;4));1)" office:value-type="float" office:value="5">
            <text:p>5</text:p>
          </table:table-cell>
          <table:table-cell table:formula="of:=RANK(INDIRECT(ADDRESS(59;4;4));INDIRECT(ADDRESS(59;2;4)):INDIRECT(ADDRESS(59;11;4));1)" office:value-type="float" office:value="6">
            <text:p>6</text:p>
          </table:table-cell>
          <table:table-cell table:formula="of:=RANK(INDIRECT(ADDRESS(59;5;4));INDIRECT(ADDRESS(59;2;4)):INDIRECT(ADDRESS(59;11;4));1)" office:value-type="float" office:value="8">
            <text:p>8</text:p>
          </table:table-cell>
          <table:table-cell table:formula="of:=RANK(INDIRECT(ADDRESS(59;6;4));INDIRECT(ADDRESS(59;2;4)):INDIRECT(ADDRESS(59;11;4));1)" office:value-type="float" office:value="10">
            <text:p>10</text:p>
          </table:table-cell>
          <table:table-cell table:formula="of:=RANK(INDIRECT(ADDRESS(59;7;4));INDIRECT(ADDRESS(59;2;4)):INDIRECT(ADDRESS(59;11;4));1)" office:value-type="float" office:value="2">
            <text:p>2</text:p>
          </table:table-cell>
          <table:table-cell table:formula="of:=RANK(INDIRECT(ADDRESS(59;8;4));INDIRECT(ADDRESS(59;2;4)):INDIRECT(ADDRESS(59;11;4));1)" office:value-type="float" office:value="1">
            <text:p>1</text:p>
          </table:table-cell>
          <table:table-cell table:formula="of:=RANK(INDIRECT(ADDRESS(59;9;4));INDIRECT(ADDRESS(59;2;4)):INDIRECT(ADDRESS(59;11;4));1)" office:value-type="float" office:value="3">
            <text:p>3</text:p>
          </table:table-cell>
          <table:table-cell table:formula="of:=RANK(INDIRECT(ADDRESS(59;10;4));INDIRECT(ADDRESS(59;2;4)):INDIRECT(ADDRESS(59;11;4));1)" office:value-type="float" office:value="9">
            <text:p>9</text:p>
          </table:table-cell>
          <table:table-cell table:formula="of:=RANK(INDIRECT(ADDRESS(59;11;4));INDIRECT(ADDRESS(59;2;4)):INDIRECT(ADDRESS(59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5">
            <text:p>5</text:p>
          </table:table-cell>
          <table:table-cell table:formula="of:=RANK(INDIRECT(ADDRESS(60;4;4));INDIRECT(ADDRESS(60;2;4)):INDIRECT(ADDRESS(60;11;4));1)" office:value-type="float" office:value="10">
            <text:p>10</text:p>
          </table:table-cell>
          <table:table-cell table:formula="of:=RANK(INDIRECT(ADDRESS(60;5;4));INDIRECT(ADDRESS(60;2;4)):INDIRECT(ADDRESS(60;11;4));1)" office:value-type="float" office:value="4">
            <text:p>4</text:p>
          </table:table-cell>
          <table:table-cell table:formula="of:=RANK(INDIRECT(ADDRESS(60;6;4));INDIRECT(ADDRESS(60;2;4)):INDIRECT(ADDRESS(60;11;4));1)" office:value-type="float" office:value="7">
            <text:p>7</text:p>
          </table:table-cell>
          <table:table-cell table:formula="of:=RANK(INDIRECT(ADDRESS(60;7;4));INDIRECT(ADDRESS(60;2;4)):INDIRECT(ADDRESS(60;11;4));1)" office:value-type="float" office:value="8">
            <text:p>8</text:p>
          </table:table-cell>
          <table:table-cell table:formula="of:=RANK(INDIRECT(ADDRESS(60;8;4));INDIRECT(ADDRESS(60;2;4)):INDIRECT(ADDRESS(60;11;4));1)" office:value-type="float" office:value="6">
            <text:p>6</text:p>
          </table:table-cell>
          <table:table-cell table:formula="of:=RANK(INDIRECT(ADDRESS(60;9;4));INDIRECT(ADDRESS(60;2;4)):INDIRECT(ADDRESS(60;11;4));1)" office:value-type="float" office:value="2">
            <text:p>2</text:p>
          </table:table-cell>
          <table:table-cell table:formula="of:=RANK(INDIRECT(ADDRESS(60;10;4));INDIRECT(ADDRESS(60;2;4)):INDIRECT(ADDRESS(60;11;4));1)" office:value-type="float" office:value="9">
            <text:p>9</text:p>
          </table:table-cell>
          <table:table-cell table:formula="of:=RANK(INDIRECT(ADDRESS(60;11;4));INDIRECT(ADDRESS(60;2;4)):INDIRECT(ADDRESS(60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7">
            <text:p>7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10">
            <text:p>10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9">
            <text:p>9</text:p>
          </table:table-cell>
          <table:table-cell table:formula="of:=RANK(INDIRECT(ADDRESS(61;8;4));INDIRECT(ADDRESS(61;2;4)):INDIRECT(ADDRESS(61;11;4));1)" office:value-type="float" office:value="4">
            <text:p>4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8">
            <text:p>8</text:p>
          </table:table-cell>
          <table:table-cell table:formula="of:=RANK(INDIRECT(ADDRESS(62;3;4));INDIRECT(ADDRESS(62;2;4)):INDIRECT(ADDRESS(62;11;4));1)" office:value-type="float" office:value="4">
            <text:p>4</text:p>
          </table:table-cell>
          <table:table-cell table:formula="of:=RANK(INDIRECT(ADDRESS(62;4;4));INDIRECT(ADDRESS(62;2;4)):INDIRECT(ADDRESS(62;11;4));1)" office:value-type="float" office:value="10">
            <text:p>10</text:p>
          </table:table-cell>
          <table:table-cell table:formula="of:=RANK(INDIRECT(ADDRESS(62;5;4));INDIRECT(ADDRESS(62;2;4)):INDIRECT(ADDRESS(62;11;4));1)" office:value-type="float" office:value="2">
            <text:p>2</text:p>
          </table:table-cell>
          <table:table-cell table:formula="of:=RANK(INDIRECT(ADDRESS(62;6;4));INDIRECT(ADDRESS(62;2;4)):INDIRECT(ADDRESS(62;11;4));1)" office:value-type="float" office:value="7">
            <text:p>7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1">
            <text:p>1</text:p>
          </table:table-cell>
          <table:table-cell table:formula="of:=RANK(INDIRECT(ADDRESS(62;9;4));INDIRECT(ADDRESS(62;2;4)):INDIRECT(ADDRESS(62;11;4));1)" office:value-type="float" office:value="3">
            <text:p>3</text:p>
          </table:table-cell>
          <table:table-cell table:formula="of:=RANK(INDIRECT(ADDRESS(62;10;4));INDIRECT(ADDRESS(62;2;4)):INDIRECT(ADDRESS(62;11;4));1)" office:value-type="float" office:value="6">
            <text:p>6</text:p>
          </table:table-cell>
          <table:table-cell table:formula="of:=RANK(INDIRECT(ADDRESS(62;11;4));INDIRECT(ADDRESS(62;2;4)):INDIRECT(ADDRESS(62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0">
            <text:p>Err:502</text:p>
          </table:table-cell>
          <table:table-cell table:formula="of:=RANK(INDIRECT(ADDRESS(63;3;4));INDIRECT(ADDRESS(63;2;4)):INDIRECT(ADDRESS(63;11;4));1)" office:value-type="float" office:value="0">
            <text:p>Err:502</text:p>
          </table:table-cell>
          <table:table-cell table:formula="of:=RANK(INDIRECT(ADDRESS(63;4;4));INDIRECT(ADDRESS(63;2;4)):INDIRECT(ADDRESS(63;11;4));1)" office:value-type="float" office:value="0">
            <text:p>Err:502</text:p>
          </table:table-cell>
          <table:table-cell table:formula="of:=RANK(INDIRECT(ADDRESS(63;5;4));INDIRECT(ADDRESS(63;2;4)):INDIRECT(ADDRESS(63;11;4));1)" office:value-type="float" office:value="0">
            <text:p>Err:502</text:p>
          </table:table-cell>
          <table:table-cell table:formula="of:=RANK(INDIRECT(ADDRESS(63;6;4));INDIRECT(ADDRESS(63;2;4)):INDIRECT(ADDRESS(63;11;4));1)" office:value-type="float" office:value="0">
            <text:p>Err:502</text:p>
          </table:table-cell>
          <table:table-cell table:formula="of:=RANK(INDIRECT(ADDRESS(63;7;4));INDIRECT(ADDRESS(63;2;4)):INDIRECT(ADDRESS(63;11;4));1)" office:value-type="float" office:value="0">
            <text:p>Err:502</text:p>
          </table:table-cell>
          <table:table-cell table:formula="of:=RANK(INDIRECT(ADDRESS(63;8;4));INDIRECT(ADDRESS(63;2;4)):INDIRECT(ADDRESS(63;11;4));1)" office:value-type="float" office:value="0">
            <text:p>Err:502</text:p>
          </table:table-cell>
          <table:table-cell table:formula="of:=RANK(INDIRECT(ADDRESS(63;9;4));INDIRECT(ADDRESS(63;2;4)):INDIRECT(ADDRESS(63;11;4));1)" office:value-type="float" office:value="0">
            <text:p>Err:502</text:p>
          </table:table-cell>
          <table:table-cell table:formula="of:=RANK(INDIRECT(ADDRESS(63;10;4));INDIRECT(ADDRESS(63;2;4)):INDIRECT(ADDRESS(63;11;4));1)" office:value-type="float" office:value="0">
            <text:p>Err:502</text:p>
          </table:table-cell>
          <table:table-cell table:formula="of:=RANK(INDIRECT(ADDRESS(63;11;4));INDIRECT(ADDRESS(63;2;4)):INDIRECT(ADDRESS(63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3">
            <text:p>3</text:p>
          </table:table-cell>
          <table:table-cell table:formula="of:=RANK(INDIRECT(ADDRESS(64;3;4));INDIRECT(ADDRESS(64;2;4)):INDIRECT(ADDRESS(64;11;4));1)" office:value-type="float" office:value="5">
            <text:p>5</text:p>
          </table:table-cell>
          <table:table-cell table:formula="of:=RANK(INDIRECT(ADDRESS(64;4;4));INDIRECT(ADDRESS(64;2;4)):INDIRECT(ADDRESS(64;11;4));1)" office:value-type="float" office:value="9">
            <text:p>9</text:p>
          </table:table-cell>
          <table:table-cell table:formula="of:=RANK(INDIRECT(ADDRESS(64;5;4));INDIRECT(ADDRESS(64;2;4)):INDIRECT(ADDRESS(64;11;4));1)" office:value-type="float" office:value="6">
            <text:p>6</text:p>
          </table:table-cell>
          <table:table-cell table:formula="of:=RANK(INDIRECT(ADDRESS(64;6;4));INDIRECT(ADDRESS(64;2;4)):INDIRECT(ADDRESS(64;11;4));1)" office:value-type="float" office:value="7">
            <text:p>7</text:p>
          </table:table-cell>
          <table:table-cell table:formula="of:=RANK(INDIRECT(ADDRESS(64;7;4));INDIRECT(ADDRESS(64;2;4)):INDIRECT(ADDRESS(64;11;4));1)" office:value-type="float" office:value="2">
            <text:p>2</text:p>
          </table:table-cell>
          <table:table-cell table:formula="of:=RANK(INDIRECT(ADDRESS(64;8;4));INDIRECT(ADDRESS(64;2;4)):INDIRECT(ADDRESS(64;11;4));1)" office:value-type="float" office:value="1">
            <text:p>1</text:p>
          </table:table-cell>
          <table:table-cell table:formula="of:=RANK(INDIRECT(ADDRESS(64;9;4));INDIRECT(ADDRESS(64;2;4)):INDIRECT(ADDRESS(64;11;4));1)" office:value-type="float" office:value="4">
            <text:p>4</text:p>
          </table:table-cell>
          <table:table-cell table:formula="of:=RANK(INDIRECT(ADDRESS(64;10;4));INDIRECT(ADDRESS(64;2;4)):INDIRECT(ADDRESS(64;11;4));1)" office:value-type="float" office:value="10">
            <text:p>10</text:p>
          </table:table-cell>
          <table:table-cell table:formula="of:=RANK(INDIRECT(ADDRESS(64;11;4));INDIRECT(ADDRESS(64;2;4)):INDIRECT(ADDRESS(6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9">
            <text:p>9</text:p>
          </table:table-cell>
          <table:table-cell table:formula="of:=RANK(INDIRECT(ADDRESS(65;3;4));INDIRECT(ADDRESS(65;2;4)):INDIRECT(ADDRESS(65;11;4));1)" office:value-type="float" office:value="2">
            <text:p>2</text:p>
          </table:table-cell>
          <table:table-cell table:formula="of:=RANK(INDIRECT(ADDRESS(65;4;4));INDIRECT(ADDRESS(65;2;4)):INDIRECT(ADDRESS(65;11;4));1)" office:value-type="float" office:value="10">
            <text:p>10</text:p>
          </table:table-cell>
          <table:table-cell table:formula="of:=RANK(INDIRECT(ADDRESS(65;5;4));INDIRECT(ADDRESS(65;2;4)):INDIRECT(ADDRESS(65;11;4));1)" office:value-type="float" office:value="3">
            <text:p>3</text:p>
          </table:table-cell>
          <table:table-cell table:formula="of:=RANK(INDIRECT(ADDRESS(65;6;4));INDIRECT(ADDRESS(65;2;4)):INDIRECT(ADDRESS(65;11;4));1)" office:value-type="float" office:value="7">
            <text:p>7</text:p>
          </table:table-cell>
          <table:table-cell table:formula="of:=RANK(INDIRECT(ADDRESS(65;7;4));INDIRECT(ADDRESS(65;2;4)):INDIRECT(ADDRESS(65;11;4));1)" office:value-type="float" office:value="8">
            <text:p>8</text:p>
          </table:table-cell>
          <table:table-cell table:formula="of:=RANK(INDIRECT(ADDRESS(65;8;4));INDIRECT(ADDRESS(65;2;4)):INDIRECT(ADDRESS(65;11;4));1)" office:value-type="float" office:value="5">
            <text:p>5</text:p>
          </table:table-cell>
          <table:table-cell table:formula="of:=RANK(INDIRECT(ADDRESS(65;9;4));INDIRECT(ADDRESS(65;2;4)):INDIRECT(ADDRESS(65;11;4));1)" office:value-type="float" office:value="4">
            <text:p>4</text:p>
          </table:table-cell>
          <table:table-cell table:formula="of:=RANK(INDIRECT(ADDRESS(65;10;4));INDIRECT(ADDRESS(65;2;4)):INDIRECT(ADDRESS(65;11;4));1)" office:value-type="float" office:value="6">
            <text:p>6</text:p>
          </table:table-cell>
          <table:table-cell table:formula="of:=RANK(INDIRECT(ADDRESS(65;11;4));INDIRECT(ADDRESS(65;2;4)):INDIRECT(ADDRESS(6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2">
            <text:p>2</text:p>
          </table:table-cell>
          <table:table-cell table:formula="of:=RANK(INDIRECT(ADDRESS(66;3;4));INDIRECT(ADDRESS(66;2;4)):INDIRECT(ADDRESS(66;11;4));1)" office:value-type="float" office:value="6">
            <text:p>6</text:p>
          </table:table-cell>
          <table:table-cell table:formula="of:=RANK(INDIRECT(ADDRESS(66;4;4));INDIRECT(ADDRESS(66;2;4)):INDIRECT(ADDRESS(66;11;4));1)" office:value-type="float" office:value="10">
            <text:p>10</text:p>
          </table:table-cell>
          <table:table-cell table:formula="of:=RANK(INDIRECT(ADDRESS(66;5;4));INDIRECT(ADDRESS(66;2;4)):INDIRECT(ADDRESS(66;11;4));1)" office:value-type="float" office:value="4">
            <text:p>4</text:p>
          </table:table-cell>
          <table:table-cell table:formula="of:=RANK(INDIRECT(ADDRESS(66;6;4));INDIRECT(ADDRESS(66;2;4)):INDIRECT(ADDRESS(66;11;4));1)" office:value-type="float" office:value="9">
            <text:p>9</text:p>
          </table:table-cell>
          <table:table-cell table:formula="of:=RANK(INDIRECT(ADDRESS(66;7;4));INDIRECT(ADDRESS(66;2;4)):INDIRECT(ADDRESS(66;11;4));1)" office:value-type="float" office:value="1">
            <text:p>1</text:p>
          </table:table-cell>
          <table:table-cell table:formula="of:=RANK(INDIRECT(ADDRESS(66;8;4));INDIRECT(ADDRESS(66;2;4)):INDIRECT(ADDRESS(66;11;4));1)" office:value-type="float" office:value="3">
            <text:p>3</text:p>
          </table:table-cell>
          <table:table-cell table:formula="of:=RANK(INDIRECT(ADDRESS(66;9;4));INDIRECT(ADDRESS(66;2;4)):INDIRECT(ADDRESS(66;11;4));1)" office:value-type="float" office:value="7">
            <text:p>7</text:p>
          </table:table-cell>
          <table:table-cell table:formula="of:=RANK(INDIRECT(ADDRESS(66;10;4));INDIRECT(ADDRESS(66;2;4)):INDIRECT(ADDRESS(66;11;4));1)" office:value-type="float" office:value="8">
            <text:p>8</text:p>
          </table:table-cell>
          <table:table-cell table:formula="of:=RANK(INDIRECT(ADDRESS(66;11;4));INDIRECT(ADDRESS(66;2;4)):INDIRECT(ADDRESS(66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5">
            <text:p>5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7">
            <text:p>7</text:p>
          </table:table-cell>
          <table:table-cell table:formula="of:=RANK(INDIRECT(ADDRESS(67;6;4));INDIRECT(ADDRESS(67;2;4)):INDIRECT(ADDRESS(67;11;4));1)" office:value-type="float" office:value="2">
            <text:p>2</text:p>
          </table:table-cell>
          <table:table-cell table:formula="of:=RANK(INDIRECT(ADDRESS(67;7;4));INDIRECT(ADDRESS(67;2;4)):INDIRECT(ADDRESS(67;11;4));1)" office:value-type="float" office:value="2">
            <text:p>2</text:p>
          </table:table-cell>
          <table:table-cell table:formula="of:=RANK(INDIRECT(ADDRESS(67;8;4));INDIRECT(ADDRESS(67;2;4)):INDIRECT(ADDRESS(67;11;4));1)" office:value-type="float" office:value="8">
            <text:p>8</text:p>
          </table:table-cell>
          <table:table-cell table:formula="of:=RANK(INDIRECT(ADDRESS(67;9;4));INDIRECT(ADDRESS(67;2;4)):INDIRECT(ADDRESS(67;11;4));1)" office:value-type="float" office:value="6">
            <text:p>6</text:p>
          </table:table-cell>
          <table:table-cell table:formula="of:=RANK(INDIRECT(ADDRESS(67;10;4));INDIRECT(ADDRESS(67;2;4)):INDIRECT(ADDRESS(67;11;4));1)" office:value-type="float" office:value="2">
            <text:p>2</text:p>
          </table:table-cell>
          <table:table-cell table:formula="of:=RANK(INDIRECT(ADDRESS(67;11;4));INDIRECT(ADDRESS(67;2;4)):INDIRECT(ADDRESS(67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9">
            <text:p>9</text:p>
          </table:table-cell>
          <table:table-cell table:formula="of:=RANK(INDIRECT(ADDRESS(68;3;4));INDIRECT(ADDRESS(68;2;4)):INDIRECT(ADDRESS(68;11;4));1)" office:value-type="float" office:value="1">
            <text:p>1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3">
            <text:p>3</text:p>
          </table:table-cell>
          <table:table-cell table:formula="of:=RANK(INDIRECT(ADDRESS(68;6;4));INDIRECT(ADDRESS(68;2;4)):INDIRECT(ADDRESS(68;11;4));1)" office:value-type="float" office:value="4">
            <text:p>4</text:p>
          </table:table-cell>
          <table:table-cell table:formula="of:=RANK(INDIRECT(ADDRESS(68;7;4));INDIRECT(ADDRESS(68;2;4)):INDIRECT(ADDRESS(68;11;4));1)" office:value-type="float" office:value="4">
            <text:p>4</text:p>
          </table:table-cell>
          <table:table-cell table:formula="of:=RANK(INDIRECT(ADDRESS(68;8;4));INDIRECT(ADDRESS(68;2;4)):INDIRECT(ADDRESS(68;11;4));1)" office:value-type="float" office:value="7">
            <text:p>7</text:p>
          </table:table-cell>
          <table:table-cell table:formula="of:=RANK(INDIRECT(ADDRESS(68;9;4));INDIRECT(ADDRESS(68;2;4)):INDIRECT(ADDRESS(68;11;4));1)" office:value-type="float" office:value="8">
            <text:p>8</text:p>
          </table:table-cell>
          <table:table-cell table:formula="of:=RANK(INDIRECT(ADDRESS(68;10;4));INDIRECT(ADDRESS(68;2;4)):INDIRECT(ADDRESS(68;11;4));1)" office:value-type="float" office:value="4">
            <text:p>4</text:p>
          </table:table-cell>
          <table:table-cell table:formula="of:=RANK(INDIRECT(ADDRESS(68;11;4));INDIRECT(ADDRESS(68;2;4)):INDIRECT(ADDRESS(68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1">
            <text:p>1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">
            <text:p>1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0">
            <text:p>Err:502</text:p>
          </table:table-cell>
          <table:table-cell table:formula="of:=RANK(INDIRECT(ADDRESS(70;3;4));INDIRECT(ADDRESS(70;2;4)):INDIRECT(ADDRESS(70;11;4));1)" office:value-type="float" office:value="0">
            <text:p>Err:502</text:p>
          </table:table-cell>
          <table:table-cell table:formula="of:=RANK(INDIRECT(ADDRESS(70;4;4));INDIRECT(ADDRESS(70;2;4)):INDIRECT(ADDRESS(70;11;4));1)" office:value-type="float" office:value="0">
            <text:p>Err:502</text:p>
          </table:table-cell>
          <table:table-cell table:formula="of:=RANK(INDIRECT(ADDRESS(70;5;4));INDIRECT(ADDRESS(70;2;4)):INDIRECT(ADDRESS(70;11;4));1)" office:value-type="float" office:value="0">
            <text:p>Err:502</text:p>
          </table:table-cell>
          <table:table-cell table:formula="of:=RANK(INDIRECT(ADDRESS(70;6;4));INDIRECT(ADDRESS(70;2;4)):INDIRECT(ADDRESS(70;11;4));1)" office:value-type="float" office:value="0">
            <text:p>Err:502</text:p>
          </table:table-cell>
          <table:table-cell table:formula="of:=RANK(INDIRECT(ADDRESS(70;7;4));INDIRECT(ADDRESS(70;2;4)):INDIRECT(ADDRESS(70;11;4));1)" office:value-type="float" office:value="0">
            <text:p>Err:502</text:p>
          </table:table-cell>
          <table:table-cell table:formula="of:=RANK(INDIRECT(ADDRESS(70;8;4));INDIRECT(ADDRESS(70;2;4)):INDIRECT(ADDRESS(70;11;4));1)" office:value-type="float" office:value="0">
            <text:p>Err:502</text:p>
          </table:table-cell>
          <table:table-cell table:formula="of:=RANK(INDIRECT(ADDRESS(70;9;4));INDIRECT(ADDRESS(70;2;4)):INDIRECT(ADDRESS(70;11;4));1)" office:value-type="float" office:value="0">
            <text:p>Err:502</text:p>
          </table:table-cell>
          <table:table-cell table:formula="of:=RANK(INDIRECT(ADDRESS(70;10;4));INDIRECT(ADDRESS(70;2;4)):INDIRECT(ADDRESS(70;11;4));1)" office:value-type="float" office:value="0">
            <text:p>Err:502</text:p>
          </table:table-cell>
          <table:table-cell table:formula="of:=RANK(INDIRECT(ADDRESS(70;11;4));INDIRECT(ADDRESS(70;2;4)):INDIRECT(ADDRESS(70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9">
            <text:p>9</text:p>
          </table:table-cell>
          <table:table-cell table:formula="of:=RANK(INDIRECT(ADDRESS(71;3;4));INDIRECT(ADDRESS(71;2;4)):INDIRECT(ADDRESS(71;11;4));1)" office:value-type="float" office:value="3">
            <text:p>3</text:p>
          </table:table-cell>
          <table:table-cell table:formula="of:=RANK(INDIRECT(ADDRESS(71;4;4));INDIRECT(ADDRESS(71;2;4)):INDIRECT(ADDRESS(71;11;4));1)" office:value-type="float" office:value="5">
            <text:p>5</text:p>
          </table:table-cell>
          <table:table-cell table:formula="of:=RANK(INDIRECT(ADDRESS(71;5;4));INDIRECT(ADDRESS(71;2;4)):INDIRECT(ADDRESS(71;11;4));1)" office:value-type="float" office:value="6">
            <text:p>6</text:p>
          </table:table-cell>
          <table:table-cell table:formula="of:=RANK(INDIRECT(ADDRESS(71;6;4));INDIRECT(ADDRESS(71;2;4)):INDIRECT(ADDRESS(71;11;4));1)" office:value-type="float" office:value="7">
            <text:p>7</text:p>
          </table:table-cell>
          <table:table-cell table:formula="of:=RANK(INDIRECT(ADDRESS(71;7;4));INDIRECT(ADDRESS(71;2;4)):INDIRECT(ADDRESS(71;11;4));1)" office:value-type="float" office:value="2">
            <text:p>2</text:p>
          </table:table-cell>
          <table:table-cell table:formula="of:=RANK(INDIRECT(ADDRESS(71;8;4));INDIRECT(ADDRESS(71;2;4)):INDIRECT(ADDRESS(71;11;4));1)" office:value-type="float" office:value="1">
            <text:p>1</text:p>
          </table:table-cell>
          <table:table-cell table:formula="of:=RANK(INDIRECT(ADDRESS(71;9;4));INDIRECT(ADDRESS(71;2;4)):INDIRECT(ADDRESS(71;11;4));1)" office:value-type="float" office:value="4">
            <text:p>4</text:p>
          </table:table-cell>
          <table:table-cell table:formula="of:=RANK(INDIRECT(ADDRESS(71;10;4));INDIRECT(ADDRESS(71;2;4)):INDIRECT(ADDRESS(71;11;4));1)" office:value-type="float" office:value="10">
            <text:p>10</text:p>
          </table:table-cell>
          <table:table-cell table:formula="of:=RANK(INDIRECT(ADDRESS(71;11;4));INDIRECT(ADDRESS(71;2;4)):INDIRECT(ADDRESS(7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8">
            <text:p>8</text:p>
          </table:table-cell>
          <table:table-cell table:formula="of:=RANK(INDIRECT(ADDRESS(72;3;4));INDIRECT(ADDRESS(72;2;4)):INDIRECT(ADDRESS(72;11;4));1)" office:value-type="float" office:value="3">
            <text:p>3</text:p>
          </table:table-cell>
          <table:table-cell table:formula="of:=RANK(INDIRECT(ADDRESS(72;4;4));INDIRECT(ADDRESS(72;2;4)):INDIRECT(ADDRESS(72;11;4));1)" office:value-type="float" office:value="10">
            <text:p>10</text:p>
          </table:table-cell>
          <table:table-cell table:formula="of:=RANK(INDIRECT(ADDRESS(72;5;4));INDIRECT(ADDRESS(72;2;4)):INDIRECT(ADDRESS(72;11;4));1)" office:value-type="float" office:value="2">
            <text:p>2</text:p>
          </table:table-cell>
          <table:table-cell table:formula="of:=RANK(INDIRECT(ADDRESS(72;6;4));INDIRECT(ADDRESS(72;2;4)):INDIRECT(ADDRESS(72;11;4));1)" office:value-type="float" office:value="6">
            <text:p>6</text:p>
          </table:table-cell>
          <table:table-cell table:formula="of:=RANK(INDIRECT(ADDRESS(72;7;4));INDIRECT(ADDRESS(72;2;4)):INDIRECT(ADDRESS(72;11;4));1)" office:value-type="float" office:value="5">
            <text:p>5</text:p>
          </table:table-cell>
          <table:table-cell table:formula="of:=RANK(INDIRECT(ADDRESS(72;8;4));INDIRECT(ADDRESS(72;2;4)):INDIRECT(ADDRESS(72;11;4));1)" office:value-type="float" office:value="7">
            <text:p>7</text:p>
          </table:table-cell>
          <table:table-cell table:formula="of:=RANK(INDIRECT(ADDRESS(72;9;4));INDIRECT(ADDRESS(72;2;4)):INDIRECT(ADDRESS(72;11;4));1)" office:value-type="float" office:value="9">
            <text:p>9</text:p>
          </table:table-cell>
          <table:table-cell table:formula="of:=RANK(INDIRECT(ADDRESS(72;10;4));INDIRECT(ADDRESS(72;2;4)):INDIRECT(ADDRESS(72;11;4));1)" office:value-type="float" office:value="4">
            <text:p>4</text:p>
          </table:table-cell>
          <table:table-cell table:formula="of:=RANK(INDIRECT(ADDRESS(72;11;4));INDIRECT(ADDRESS(72;2;4)):INDIRECT(ADDRESS(7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6">
            <text:p>6</text:p>
          </table:table-cell>
          <table:table-cell table:formula="of:=RANK(INDIRECT(ADDRESS(73;3;4));INDIRECT(ADDRESS(73;2;4)):INDIRECT(ADDRESS(73;11;4));1)" office:value-type="float" office:value="2">
            <text:p>2</text:p>
          </table:table-cell>
          <table:table-cell table:formula="of:=RANK(INDIRECT(ADDRESS(73;4;4));INDIRECT(ADDRESS(73;2;4)):INDIRECT(ADDRESS(73;11;4));1)" office:value-type="float" office:value="10">
            <text:p>10</text:p>
          </table:table-cell>
          <table:table-cell table:formula="of:=RANK(INDIRECT(ADDRESS(73;5;4));INDIRECT(ADDRESS(73;2;4)):INDIRECT(ADDRESS(73;11;4));1)" office:value-type="float" office:value="9">
            <text:p>9</text:p>
          </table:table-cell>
          <table:table-cell table:formula="of:=RANK(INDIRECT(ADDRESS(73;6;4));INDIRECT(ADDRESS(73;2;4)):INDIRECT(ADDRESS(73;11;4));1)" office:value-type="float" office:value="8">
            <text:p>8</text:p>
          </table:table-cell>
          <table:table-cell table:formula="of:=RANK(INDIRECT(ADDRESS(73;7;4));INDIRECT(ADDRESS(73;2;4)):INDIRECT(ADDRESS(73;11;4));1)" office:value-type="float" office:value="7">
            <text:p>7</text:p>
          </table:table-cell>
          <table:table-cell table:formula="of:=RANK(INDIRECT(ADDRESS(73;8;4));INDIRECT(ADDRESS(73;2;4)):INDIRECT(ADDRESS(73;11;4));1)" office:value-type="float" office:value="1">
            <text:p>1</text:p>
          </table:table-cell>
          <table:table-cell table:formula="of:=RANK(INDIRECT(ADDRESS(73;9;4));INDIRECT(ADDRESS(73;2;4)):INDIRECT(ADDRESS(73;11;4));1)" office:value-type="float" office:value="3">
            <text:p>3</text:p>
          </table:table-cell>
          <table:table-cell table:formula="of:=RANK(INDIRECT(ADDRESS(73;10;4));INDIRECT(ADDRESS(73;2;4)):INDIRECT(ADDRESS(73;11;4));1)" office:value-type="float" office:value="5">
            <text:p>5</text:p>
          </table:table-cell>
          <table:table-cell table:formula="of:=RANK(INDIRECT(ADDRESS(73;11;4));INDIRECT(ADDRESS(73;2;4)):INDIRECT(ADDRESS(7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0">
            <text:p>Err:502</text:p>
          </table:table-cell>
          <table:table-cell table:formula="of:=RANK(INDIRECT(ADDRESS(74;3;4));INDIRECT(ADDRESS(74;2;4)):INDIRECT(ADDRESS(74;11;4));1)" office:value-type="float" office:value="0">
            <text:p>Err:502</text:p>
          </table:table-cell>
          <table:table-cell table:formula="of:=RANK(INDIRECT(ADDRESS(74;4;4));INDIRECT(ADDRESS(74;2;4)):INDIRECT(ADDRESS(74;11;4));1)" office:value-type="float" office:value="0">
            <text:p>Err:502</text:p>
          </table:table-cell>
          <table:table-cell table:formula="of:=RANK(INDIRECT(ADDRESS(74;5;4));INDIRECT(ADDRESS(74;2;4)):INDIRECT(ADDRESS(74;11;4));1)" office:value-type="float" office:value="0">
            <text:p>Err:502</text:p>
          </table:table-cell>
          <table:table-cell table:formula="of:=RANK(INDIRECT(ADDRESS(74;6;4));INDIRECT(ADDRESS(74;2;4)):INDIRECT(ADDRESS(74;11;4));1)" office:value-type="float" office:value="0">
            <text:p>Err:502</text:p>
          </table:table-cell>
          <table:table-cell table:formula="of:=RANK(INDIRECT(ADDRESS(74;7;4));INDIRECT(ADDRESS(74;2;4)):INDIRECT(ADDRESS(74;11;4));1)" office:value-type="float" office:value="0">
            <text:p>Err:502</text:p>
          </table:table-cell>
          <table:table-cell table:formula="of:=RANK(INDIRECT(ADDRESS(74;8;4));INDIRECT(ADDRESS(74;2;4)):INDIRECT(ADDRESS(74;11;4));1)" office:value-type="float" office:value="0">
            <text:p>Err:502</text:p>
          </table:table-cell>
          <table:table-cell table:formula="of:=RANK(INDIRECT(ADDRESS(74;9;4));INDIRECT(ADDRESS(74;2;4)):INDIRECT(ADDRESS(74;11;4));1)" office:value-type="float" office:value="0">
            <text:p>Err:502</text:p>
          </table:table-cell>
          <table:table-cell table:formula="of:=RANK(INDIRECT(ADDRESS(74;10;4));INDIRECT(ADDRESS(74;2;4)):INDIRECT(ADDRESS(74;11;4));1)" office:value-type="float" office:value="0">
            <text:p>Err:502</text:p>
          </table:table-cell>
          <table:table-cell table:formula="of:=RANK(INDIRECT(ADDRESS(74;11;4));INDIRECT(ADDRESS(74;2;4)):INDIRECT(ADDRESS(74;11;4));1)" office:value-type="float" office:value="0">
            <text:p>Err:502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8">
            <text:p>8</text:p>
          </table:table-cell>
          <table:table-cell table:formula="of:=RANK(INDIRECT(ADDRESS(75;3;4));INDIRECT(ADDRESS(75;2;4)):INDIRECT(ADDRESS(75;11;4));1)" office:value-type="float" office:value="5">
            <text:p>5</text:p>
          </table:table-cell>
          <table:table-cell table:formula="of:=RANK(INDIRECT(ADDRESS(75;4;4));INDIRECT(ADDRESS(75;2;4)):INDIRECT(ADDRESS(75;11;4));1)" office:value-type="float" office:value="10">
            <text:p>10</text:p>
          </table:table-cell>
          <table:table-cell table:formula="of:=RANK(INDIRECT(ADDRESS(75;5;4));INDIRECT(ADDRESS(75;2;4)):INDIRECT(ADDRESS(75;11;4));1)" office:value-type="float" office:value="6">
            <text:p>6</text:p>
          </table:table-cell>
          <table:table-cell table:formula="of:=RANK(INDIRECT(ADDRESS(75;6;4));INDIRECT(ADDRESS(75;2;4)):INDIRECT(ADDRESS(75;11;4));1)" office:value-type="float" office:value="2">
            <text:p>2</text:p>
          </table:table-cell>
          <table:table-cell table:formula="of:=RANK(INDIRECT(ADDRESS(75;7;4));INDIRECT(ADDRESS(75;2;4)):INDIRECT(ADDRESS(75;11;4));1)" office:value-type="float" office:value="7">
            <text:p>7</text:p>
          </table:table-cell>
          <table:table-cell table:formula="of:=RANK(INDIRECT(ADDRESS(75;8;4));INDIRECT(ADDRESS(75;2;4)):INDIRECT(ADDRESS(75;11;4));1)" office:value-type="float" office:value="1">
            <text:p>1</text:p>
          </table:table-cell>
          <table:table-cell table:formula="of:=RANK(INDIRECT(ADDRESS(75;9;4));INDIRECT(ADDRESS(75;2;4)):INDIRECT(ADDRESS(75;11;4));1)" office:value-type="float" office:value="3">
            <text:p>3</text:p>
          </table:table-cell>
          <table:table-cell table:formula="of:=RANK(INDIRECT(ADDRESS(75;10;4));INDIRECT(ADDRESS(75;2;4)):INDIRECT(ADDRESS(75;11;4));1)" office:value-type="float" office:value="9">
            <text:p>9</text:p>
          </table:table-cell>
          <table:table-cell table:formula="of:=RANK(INDIRECT(ADDRESS(75;11;4));INDIRECT(ADDRESS(75;2;4)):INDIRECT(ADDRESS(7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9">
            <text:p>9</text:p>
          </table:table-cell>
          <table:table-cell table:formula="of:=RANK(INDIRECT(ADDRESS(76;3;4));INDIRECT(ADDRESS(76;2;4)):INDIRECT(ADDRESS(76;11;4));1)" office:value-type="float" office:value="7">
            <text:p>7</text:p>
          </table:table-cell>
          <table:table-cell table:formula="of:=RANK(INDIRECT(ADDRESS(76;4;4));INDIRECT(ADDRESS(76;2;4)):INDIRECT(ADDRESS(76;11;4));1)" office:value-type="float" office:value="6">
            <text:p>6</text:p>
          </table:table-cell>
          <table:table-cell table:formula="of:=RANK(INDIRECT(ADDRESS(76;5;4));INDIRECT(ADDRESS(76;2;4)):INDIRECT(ADDRESS(76;11;4));1)" office:value-type="float" office:value="3">
            <text:p>3</text:p>
          </table:table-cell>
          <table:table-cell table:formula="of:=RANK(INDIRECT(ADDRESS(76;6;4));INDIRECT(ADDRESS(76;2;4)):INDIRECT(ADDRESS(76;11;4));1)" office:value-type="float" office:value="8">
            <text:p>8</text:p>
          </table:table-cell>
          <table:table-cell table:formula="of:=RANK(INDIRECT(ADDRESS(76;7;4));INDIRECT(ADDRESS(76;2;4)):INDIRECT(ADDRESS(76;11;4));1)" office:value-type="float" office:value="2">
            <text:p>2</text:p>
          </table:table-cell>
          <table:table-cell table:formula="of:=RANK(INDIRECT(ADDRESS(76;8;4));INDIRECT(ADDRESS(76;2;4)):INDIRECT(ADDRESS(76;11;4));1)" office:value-type="float" office:value="1">
            <text:p>1</text:p>
          </table:table-cell>
          <table:table-cell table:formula="of:=RANK(INDIRECT(ADDRESS(76;9;4));INDIRECT(ADDRESS(76;2;4)):INDIRECT(ADDRESS(76;11;4));1)" office:value-type="float" office:value="5">
            <text:p>5</text:p>
          </table:table-cell>
          <table:table-cell table:formula="of:=RANK(INDIRECT(ADDRESS(76;10;4));INDIRECT(ADDRESS(76;2;4)):INDIRECT(ADDRESS(76;11;4));1)" office:value-type="float" office:value="10">
            <text:p>10</text:p>
          </table:table-cell>
          <table:table-cell table:formula="of:=RANK(INDIRECT(ADDRESS(76;11;4));INDIRECT(ADDRESS(76;2;4)):INDIRECT(ADDRESS(76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5">
            <text:p>5</text:p>
          </table:table-cell>
          <table:table-cell table:formula="of:=RANK(INDIRECT(ADDRESS(77;3;4));INDIRECT(ADDRESS(77;2;4)):INDIRECT(ADDRESS(77;11;4));1)" office:value-type="float" office:value="9">
            <text:p>9</text:p>
          </table:table-cell>
          <table:table-cell table:formula="of:=RANK(INDIRECT(ADDRESS(77;4;4));INDIRECT(ADDRESS(77;2;4)):INDIRECT(ADDRESS(77;11;4));1)" office:value-type="float" office:value="10">
            <text:p>10</text:p>
          </table:table-cell>
          <table:table-cell table:formula="of:=RANK(INDIRECT(ADDRESS(77;5;4));INDIRECT(ADDRESS(77;2;4)):INDIRECT(ADDRESS(77;11;4));1)" office:value-type="float" office:value="7">
            <text:p>7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3">
            <text:p>3</text:p>
          </table:table-cell>
          <table:table-cell table:formula="of:=RANK(INDIRECT(ADDRESS(77;8;4));INDIRECT(ADDRESS(77;2;4)):INDIRECT(ADDRESS(77;11;4));1)" office:value-type="float" office:value="6">
            <text:p>6</text:p>
          </table:table-cell>
          <table:table-cell table:formula="of:=RANK(INDIRECT(ADDRESS(77;9;4));INDIRECT(ADDRESS(77;2;4)):INDIRECT(ADDRESS(77;11;4));1)" office:value-type="float" office:value="4">
            <text:p>4</text:p>
          </table:table-cell>
          <table:table-cell table:formula="of:=RANK(INDIRECT(ADDRESS(77;10;4));INDIRECT(ADDRESS(77;2;4)):INDIRECT(ADDRESS(77;11;4));1)" office:value-type="float" office:value="2">
            <text:p>2</text:p>
          </table:table-cell>
          <table:table-cell table:formula="of:=RANK(INDIRECT(ADDRESS(77;11;4));INDIRECT(ADDRESS(77;2;4)):INDIRECT(ADDRESS(7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1">
            <text:p>1</text:p>
          </table:table-cell>
          <table:table-cell table:formula="of:=RANK(INDIRECT(ADDRESS(78;3;4));INDIRECT(ADDRESS(78;2;4)):INDIRECT(ADDRESS(78;11;4));1)" office:value-type="float" office:value="6">
            <text:p>6</text:p>
          </table:table-cell>
          <table:table-cell table:formula="of:=RANK(INDIRECT(ADDRESS(78;4;4));INDIRECT(ADDRESS(78;2;4)):INDIRECT(ADDRESS(78;11;4));1)" office:value-type="float" office:value="10">
            <text:p>10</text:p>
          </table:table-cell>
          <table:table-cell table:formula="of:=RANK(INDIRECT(ADDRESS(78;5;4));INDIRECT(ADDRESS(78;2;4)):INDIRECT(ADDRESS(78;11;4));1)" office:value-type="float" office:value="4">
            <text:p>4</text:p>
          </table:table-cell>
          <table:table-cell table:formula="of:=RANK(INDIRECT(ADDRESS(78;6;4));INDIRECT(ADDRESS(78;2;4)):INDIRECT(ADDRESS(78;11;4));1)" office:value-type="float" office:value="8">
            <text:p>8</text:p>
          </table:table-cell>
          <table:table-cell table:formula="of:=RANK(INDIRECT(ADDRESS(78;7;4));INDIRECT(ADDRESS(78;2;4)):INDIRECT(ADDRESS(78;11;4));1)" office:value-type="float" office:value="3">
            <text:p>3</text:p>
          </table:table-cell>
          <table:table-cell table:formula="of:=RANK(INDIRECT(ADDRESS(78;8;4));INDIRECT(ADDRESS(78;2;4)):INDIRECT(ADDRESS(78;11;4));1)" office:value-type="float" office:value="2">
            <text:p>2</text:p>
          </table:table-cell>
          <table:table-cell table:formula="of:=RANK(INDIRECT(ADDRESS(78;9;4));INDIRECT(ADDRESS(78;2;4)):INDIRECT(ADDRESS(78;11;4));1)" office:value-type="float" office:value="7">
            <text:p>7</text:p>
          </table:table-cell>
          <table:table-cell table:formula="of:=RANK(INDIRECT(ADDRESS(78;10;4));INDIRECT(ADDRESS(78;2;4)):INDIRECT(ADDRESS(78;11;4));1)" office:value-type="float" office:value="9">
            <text:p>9</text:p>
          </table:table-cell>
          <table:table-cell table:formula="of:=RANK(INDIRECT(ADDRESS(78;11;4));INDIRECT(ADDRESS(78;2;4)):INDIRECT(ADDRESS(78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6">
            <text:p>6</text:p>
          </table:table-cell>
          <table:table-cell table:formula="of:=RANK(INDIRECT(ADDRESS(79;3;4));INDIRECT(ADDRESS(79;2;4)):INDIRECT(ADDRESS(79;11;4));1)" office:value-type="float" office:value="7">
            <text:p>7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8">
            <text:p>8</text:p>
          </table:table-cell>
          <table:table-cell table:formula="of:=RANK(INDIRECT(ADDRESS(79;6;4));INDIRECT(ADDRESS(79;2;4)):INDIRECT(ADDRESS(79;11;4));1)" office:value-type="float" office:value="3">
            <text:p>3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4">
            <text:p>4</text:p>
          </table:table-cell>
          <table:table-cell table:formula="of:=RANK(INDIRECT(ADDRESS(79;9;4));INDIRECT(ADDRESS(79;2;4)):INDIRECT(ADDRESS(79;11;4));1)" office:value-type="float" office:value="9">
            <text:p>9</text:p>
          </table:table-cell>
          <table:table-cell table:formula="of:=RANK(INDIRECT(ADDRESS(79;10;4));INDIRECT(ADDRESS(79;2;4)):INDIRECT(ADDRESS(79;11;4));1)" office:value-type="float" office:value="2">
            <text:p>2</text:p>
          </table:table-cell>
          <table:table-cell table:formula="of:=RANK(INDIRECT(ADDRESS(79;11;4));INDIRECT(ADDRESS(79;2;4)):INDIRECT(ADDRESS(79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5">
            <text:p>5</text:p>
          </table:table-cell>
          <table:table-cell table:formula="of:=RANK(INDIRECT(ADDRESS(80;3;4));INDIRECT(ADDRESS(80;2;4)):INDIRECT(ADDRESS(80;11;4));1)" office:value-type="float" office:value="9">
            <text:p>9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4">
            <text:p>4</text:p>
          </table:table-cell>
          <table:table-cell table:formula="of:=RANK(INDIRECT(ADDRESS(80;6;4));INDIRECT(ADDRESS(80;2;4)):INDIRECT(ADDRESS(80;11;4));1)" office:value-type="float" office:value="7">
            <text:p>7</text:p>
          </table:table-cell>
          <table:table-cell table:formula="of:=RANK(INDIRECT(ADDRESS(80;7;4));INDIRECT(ADDRESS(80;2;4)):INDIRECT(ADDRESS(80;11;4));1)" office:value-type="float" office:value="8">
            <text:p>8</text:p>
          </table:table-cell>
          <table:table-cell table:formula="of:=RANK(INDIRECT(ADDRESS(80;8;4));INDIRECT(ADDRESS(80;2;4)):INDIRECT(ADDRESS(80;11;4));1)" office:value-type="float" office:value="2">
            <text:p>2</text:p>
          </table:table-cell>
          <table:table-cell table:formula="of:=RANK(INDIRECT(ADDRESS(80;9;4));INDIRECT(ADDRESS(80;2;4)):INDIRECT(ADDRESS(80;11;4));1)" office:value-type="float" office:value="3">
            <text:p>3</text:p>
          </table:table-cell>
          <table:table-cell table:formula="of:=RANK(INDIRECT(ADDRESS(80;10;4));INDIRECT(ADDRESS(80;2;4)):INDIRECT(ADDRESS(80;11;4));1)" office:value-type="float" office:value="6">
            <text:p>6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1">
            <text:p>1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1">
            <text:p>1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5">
            <text:p>5</text:p>
          </table:table-cell>
          <table:table-cell table:formula="of:=RANK(INDIRECT(ADDRESS(82;3;4));INDIRECT(ADDRESS(82;2;4)):INDIRECT(ADDRESS(82;11;4));1)" office:value-type="float" office:value="6">
            <text:p>6</text:p>
          </table:table-cell>
          <table:table-cell table:formula="of:=RANK(INDIRECT(ADDRESS(82;4;4));INDIRECT(ADDRESS(82;2;4)):INDIRECT(ADDRESS(82;11;4));1)" office:value-type="float" office:value="10">
            <text:p>10</text:p>
          </table:table-cell>
          <table:table-cell table:formula="of:=RANK(INDIRECT(ADDRESS(82;5;4));INDIRECT(ADDRESS(82;2;4)):INDIRECT(ADDRESS(82;11;4));1)" office:value-type="float" office:value="9">
            <text:p>9</text:p>
          </table:table-cell>
          <table:table-cell table:formula="of:=RANK(INDIRECT(ADDRESS(82;6;4));INDIRECT(ADDRESS(82;2;4)):INDIRECT(ADDRESS(82;11;4));1)" office:value-type="float" office:value="8">
            <text:p>8</text:p>
          </table:table-cell>
          <table:table-cell table:formula="of:=RANK(INDIRECT(ADDRESS(82;7;4));INDIRECT(ADDRESS(82;2;4)):INDIRECT(ADDRESS(82;11;4));1)" office:value-type="float" office:value="4">
            <text:p>4</text:p>
          </table:table-cell>
          <table:table-cell table:formula="of:=RANK(INDIRECT(ADDRESS(82;8;4));INDIRECT(ADDRESS(82;2;4)):INDIRECT(ADDRESS(82;11;4));1)" office:value-type="float" office:value="1">
            <text:p>1</text:p>
          </table:table-cell>
          <table:table-cell table:formula="of:=RANK(INDIRECT(ADDRESS(82;9;4));INDIRECT(ADDRESS(82;2;4)):INDIRECT(ADDRESS(82;11;4));1)" office:value-type="float" office:value="7">
            <text:p>7</text:p>
          </table:table-cell>
          <table:table-cell table:formula="of:=RANK(INDIRECT(ADDRESS(82;10;4));INDIRECT(ADDRESS(82;2;4)):INDIRECT(ADDRESS(82;11;4));1)" office:value-type="float" office:value="2">
            <text:p>2</text:p>
          </table:table-cell>
          <table:table-cell table:formula="of:=RANK(INDIRECT(ADDRESS(82;11;4));INDIRECT(ADDRESS(82;2;4)):INDIRECT(ADDRESS(82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7">
            <text:p>7</text:p>
          </table:table-cell>
          <table:table-cell table:formula="of:=RANK(INDIRECT(ADDRESS(83;3;4));INDIRECT(ADDRESS(83;2;4)):INDIRECT(ADDRESS(83;11;4));1)" office:value-type="float" office:value="5">
            <text:p>5</text:p>
          </table:table-cell>
          <table:table-cell table:formula="of:=RANK(INDIRECT(ADDRESS(83;4;4));INDIRECT(ADDRESS(83;2;4)):INDIRECT(ADDRESS(83;11;4));1)" office:value-type="float" office:value="8">
            <text:p>8</text:p>
          </table:table-cell>
          <table:table-cell table:formula="of:=RANK(INDIRECT(ADDRESS(83;5;4));INDIRECT(ADDRESS(83;2;4)):INDIRECT(ADDRESS(83;11;4));1)" office:value-type="float" office:value="9">
            <text:p>9</text:p>
          </table:table-cell>
          <table:table-cell table:formula="of:=RANK(INDIRECT(ADDRESS(83;6;4));INDIRECT(ADDRESS(83;2;4)):INDIRECT(ADDRESS(83;11;4));1)" office:value-type="float" office:value="3">
            <text:p>3</text:p>
          </table:table-cell>
          <table:table-cell table:formula="of:=RANK(INDIRECT(ADDRESS(83;7;4));INDIRECT(ADDRESS(83;2;4)):INDIRECT(ADDRESS(83;11;4));1)" office:value-type="float" office:value="2">
            <text:p>2</text:p>
          </table:table-cell>
          <table:table-cell table:formula="of:=RANK(INDIRECT(ADDRESS(83;8;4));INDIRECT(ADDRESS(83;2;4)):INDIRECT(ADDRESS(83;11;4));1)" office:value-type="float" office:value="1">
            <text:p>1</text:p>
          </table:table-cell>
          <table:table-cell table:formula="of:=RANK(INDIRECT(ADDRESS(83;9;4));INDIRECT(ADDRESS(83;2;4)):INDIRECT(ADDRESS(83;11;4));1)" office:value-type="float" office:value="6">
            <text:p>6</text:p>
          </table:table-cell>
          <table:table-cell table:formula="of:=RANK(INDIRECT(ADDRESS(83;10;4));INDIRECT(ADDRESS(83;2;4)):INDIRECT(ADDRESS(83;11;4));1)" office:value-type="float" office:value="10">
            <text:p>10</text:p>
          </table:table-cell>
          <table:table-cell table:formula="of:=RANK(INDIRECT(ADDRESS(83;11;4));INDIRECT(ADDRESS(83;2;4)):INDIRECT(ADDRESS(8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5">
            <text:p>5</text:p>
          </table:table-cell>
          <table:table-cell table:formula="of:=RANK(INDIRECT(ADDRESS(84;3;4));INDIRECT(ADDRESS(84;2;4)):INDIRECT(ADDRESS(84;11;4));1)" office:value-type="float" office:value="6">
            <text:p>6</text:p>
          </table:table-cell>
          <table:table-cell table:formula="of:=RANK(INDIRECT(ADDRESS(84;4;4));INDIRECT(ADDRESS(84;2;4)):INDIRECT(ADDRESS(84;11;4));1)" office:value-type="float" office:value="10">
            <text:p>10</text:p>
          </table:table-cell>
          <table:table-cell table:formula="of:=RANK(INDIRECT(ADDRESS(84;5;4));INDIRECT(ADDRESS(84;2;4)):INDIRECT(ADDRESS(84;11;4));1)" office:value-type="float" office:value="4">
            <text:p>4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3">
            <text:p>3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8">
            <text:p>8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6">
            <text:p>6</text:p>
          </table:table-cell>
          <table:table-cell table:formula="of:=RANK(INDIRECT(ADDRESS(85;3;4));INDIRECT(ADDRESS(85;2;4)):INDIRECT(ADDRESS(85;11;4));1)" office:value-type="float" office:value="1">
            <text:p>1</text:p>
          </table:table-cell>
          <table:table-cell table:formula="of:=RANK(INDIRECT(ADDRESS(85;4;4));INDIRECT(ADDRESS(85;2;4)):INDIRECT(ADDRESS(85;11;4));1)" office:value-type="float" office:value="10">
            <text:p>10</text:p>
          </table:table-cell>
          <table:table-cell table:formula="of:=RANK(INDIRECT(ADDRESS(85;5;4));INDIRECT(ADDRESS(85;2;4)):INDIRECT(ADDRESS(85;11;4));1)" office:value-type="float" office:value="9">
            <text:p>9</text:p>
          </table:table-cell>
          <table:table-cell table:formula="of:=RANK(INDIRECT(ADDRESS(85;6;4));INDIRECT(ADDRESS(85;2;4)):INDIRECT(ADDRESS(85;11;4));1)" office:value-type="float" office:value="7">
            <text:p>7</text:p>
          </table:table-cell>
          <table:table-cell table:formula="of:=RANK(INDIRECT(ADDRESS(85;7;4));INDIRECT(ADDRESS(85;2;4)):INDIRECT(ADDRESS(85;11;4));1)" office:value-type="float" office:value="8">
            <text:p>8</text:p>
          </table:table-cell>
          <table:table-cell table:formula="of:=RANK(INDIRECT(ADDRESS(85;8;4));INDIRECT(ADDRESS(85;2;4)):INDIRECT(ADDRESS(85;11;4));1)" office:value-type="float" office:value="2">
            <text:p>2</text:p>
          </table:table-cell>
          <table:table-cell table:formula="of:=RANK(INDIRECT(ADDRESS(85;9;4));INDIRECT(ADDRESS(85;2;4)):INDIRECT(ADDRESS(85;11;4));1)" office:value-type="float" office:value="3">
            <text:p>3</text:p>
          </table:table-cell>
          <table:table-cell table:formula="of:=RANK(INDIRECT(ADDRESS(85;10;4));INDIRECT(ADDRESS(85;2;4)):INDIRECT(ADDRESS(85;11;4));1)" office:value-type="float" office:value="5">
            <text:p>5</text:p>
          </table:table-cell>
          <table:table-cell table:formula="of:=RANK(INDIRECT(ADDRESS(85;11;4));INDIRECT(ADDRESS(85;2;4)):INDIRECT(ADDRESS(8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8">
            <text:p>8</text:p>
          </table:table-cell>
          <table:table-cell table:formula="of:=RANK(INDIRECT(ADDRESS(86;3;4));INDIRECT(ADDRESS(86;2;4)):INDIRECT(ADDRESS(86;11;4));1)" office:value-type="float" office:value="5">
            <text:p>5</text:p>
          </table:table-cell>
          <table:table-cell table:formula="of:=RANK(INDIRECT(ADDRESS(86;4;4));INDIRECT(ADDRESS(86;2;4)):INDIRECT(ADDRESS(86;11;4));1)" office:value-type="float" office:value="10">
            <text:p>10</text:p>
          </table:table-cell>
          <table:table-cell table:formula="of:=RANK(INDIRECT(ADDRESS(86;5;4));INDIRECT(ADDRESS(86;2;4)):INDIRECT(ADDRESS(86;11;4));1)" office:value-type="float" office:value="9">
            <text:p>9</text:p>
          </table:table-cell>
          <table:table-cell table:formula="of:=RANK(INDIRECT(ADDRESS(86;6;4));INDIRECT(ADDRESS(86;2;4)):INDIRECT(ADDRESS(86;11;4));1)" office:value-type="float" office:value="6">
            <text:p>6</text:p>
          </table:table-cell>
          <table:table-cell table:formula="of:=RANK(INDIRECT(ADDRESS(86;7;4));INDIRECT(ADDRESS(86;2;4)):INDIRECT(ADDRESS(86;11;4));1)" office:value-type="float" office:value="3">
            <text:p>3</text:p>
          </table:table-cell>
          <table:table-cell table:formula="of:=RANK(INDIRECT(ADDRESS(86;8;4));INDIRECT(ADDRESS(86;2;4)):INDIRECT(ADDRESS(86;11;4));1)" office:value-type="float" office:value="1">
            <text:p>1</text:p>
          </table:table-cell>
          <table:table-cell table:formula="of:=RANK(INDIRECT(ADDRESS(86;9;4));INDIRECT(ADDRESS(86;2;4)):INDIRECT(ADDRESS(86;11;4));1)" office:value-type="float" office:value="7">
            <text:p>7</text:p>
          </table:table-cell>
          <table:table-cell table:formula="of:=RANK(INDIRECT(ADDRESS(86;10;4));INDIRECT(ADDRESS(86;2;4)):INDIRECT(ADDRESS(86;11;4));1)" office:value-type="float" office:value="2">
            <text:p>2</text:p>
          </table:table-cell>
          <table:table-cell table:formula="of:=RANK(INDIRECT(ADDRESS(86;11;4));INDIRECT(ADDRESS(86;2;4)):INDIRECT(ADDRESS(86;11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0">
            <text:p>Err:502</text:p>
          </table:table-cell>
          <table:table-cell table:formula="of:=AVERAGE(INDIRECT(ADDRESS(88;3;4)):INDIRECT(ADDRESS(129;3;4)))" office:value-type="float" office:value="0">
            <text:p>Err:502</text:p>
          </table:table-cell>
          <table:table-cell table:formula="of:=AVERAGE(INDIRECT(ADDRESS(88;4;4)):INDIRECT(ADDRESS(129;4;4)))" office:value-type="float" office:value="0">
            <text:p>Err:502</text:p>
          </table:table-cell>
          <table:table-cell table:formula="of:=AVERAGE(INDIRECT(ADDRESS(88;5;4)):INDIRECT(ADDRESS(129;5;4)))" office:value-type="float" office:value="0">
            <text:p>Err:502</text:p>
          </table:table-cell>
          <table:table-cell table:formula="of:=AVERAGE(INDIRECT(ADDRESS(88;6;4)):INDIRECT(ADDRESS(129;6;4)))" office:value-type="float" office:value="0">
            <text:p>Err:502</text:p>
          </table:table-cell>
          <table:table-cell table:formula="of:=AVERAGE(INDIRECT(ADDRESS(88;7;4)):INDIRECT(ADDRESS(129;7;4)))" office:value-type="float" office:value="0">
            <text:p>Err:502</text:p>
          </table:table-cell>
          <table:table-cell table:formula="of:=AVERAGE(INDIRECT(ADDRESS(88;8;4)):INDIRECT(ADDRESS(129;8;4)))" office:value-type="float" office:value="0">
            <text:p>Err:502</text:p>
          </table:table-cell>
          <table:table-cell table:formula="of:=AVERAGE(INDIRECT(ADDRESS(88;9;4)):INDIRECT(ADDRESS(129;9;4)))" office:value-type="float" office:value="0">
            <text:p>Err:502</text:p>
          </table:table-cell>
          <table:table-cell table:formula="of:=AVERAGE(INDIRECT(ADDRESS(88;10;4)):INDIRECT(ADDRESS(129;10;4)))" office:value-type="float" office:value="0">
            <text:p>Err:502</text:p>
          </table:table-cell>
          <table:table-cell table:formula="of:=AVERAGE(INDIRECT(ADDRESS(88;11;4)):INDIRECT(ADDRESS(129;11;4)))" office:value-type="float" office:value="0">
            <text:p>Err:502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0">
            <text:p>Err:502</text:p>
          </table:table-cell>
          <table:table-cell table:formula="of:=RANK(INDIRECT(ADDRESS(130;3;4));INDIRECT(ADDRESS(130;2;4)):INDIRECT(ADDRESS(130;11;4));1)" office:value-type="float" office:value="0">
            <text:p>Err:502</text:p>
          </table:table-cell>
          <table:table-cell table:formula="of:=RANK(INDIRECT(ADDRESS(130;4;4));INDIRECT(ADDRESS(130;2;4)):INDIRECT(ADDRESS(130;11;4));1)" office:value-type="float" office:value="0">
            <text:p>Err:502</text:p>
          </table:table-cell>
          <table:table-cell table:formula="of:=RANK(INDIRECT(ADDRESS(130;5;4));INDIRECT(ADDRESS(130;2;4)):INDIRECT(ADDRESS(130;11;4));1)" office:value-type="float" office:value="0">
            <text:p>Err:502</text:p>
          </table:table-cell>
          <table:table-cell table:formula="of:=RANK(INDIRECT(ADDRESS(130;6;4));INDIRECT(ADDRESS(130;2;4)):INDIRECT(ADDRESS(130;11;4));1)" office:value-type="float" office:value="0">
            <text:p>Err:502</text:p>
          </table:table-cell>
          <table:table-cell table:formula="of:=RANK(INDIRECT(ADDRESS(130;7;4));INDIRECT(ADDRESS(130;2;4)):INDIRECT(ADDRESS(130;11;4));1)" office:value-type="float" office:value="0">
            <text:p>Err:502</text:p>
          </table:table-cell>
          <table:table-cell table:formula="of:=RANK(INDIRECT(ADDRESS(130;8;4));INDIRECT(ADDRESS(130;2;4)):INDIRECT(ADDRESS(130;11;4));1)" office:value-type="float" office:value="0">
            <text:p>Err:502</text:p>
          </table:table-cell>
          <table:table-cell table:formula="of:=RANK(INDIRECT(ADDRESS(130;9;4));INDIRECT(ADDRESS(130;2;4)):INDIRECT(ADDRESS(130;11;4));1)" office:value-type="float" office:value="0">
            <text:p>Err:502</text:p>
          </table:table-cell>
          <table:table-cell table:formula="of:=RANK(INDIRECT(ADDRESS(130;10;4));INDIRECT(ADDRESS(130;2;4)):INDIRECT(ADDRESS(130;11;4));1)" office:value-type="float" office:value="0">
            <text:p>Err:502</text:p>
          </table:table-cell>
          <table:table-cell table:formula="of:=RANK(INDIRECT(ADDRESS(130;11;4));INDIRECT(ADDRESS(130;2;4)):INDIRECT(ADDRESS(130;11;4));1)" office:value-type="float" office:value="0">
            <text:p>Err:50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0">
            <text:p>Err:502</text:p>
          </table:table-cell>
          <table:table-cell table:formula="of:=MIN(INDIRECT(ADDRESS(130;2;4)):INDIRECT(ADDRESS(130;11;4)))+INDIRECT(ADDRESS(132;3;4))" office:value-type="float" office:value="0">
            <text:p>Err:502</text:p>
          </table:table-cell>
          <table:table-cell table:formula="of:=MIN(INDIRECT(ADDRESS(130;2;4)):INDIRECT(ADDRESS(130;11;4)))+INDIRECT(ADDRESS(132;4;4))" office:value-type="float" office:value="0">
            <text:p>Err:502</text:p>
          </table:table-cell>
          <table:table-cell table:formula="of:=MIN(INDIRECT(ADDRESS(130;2;4)):INDIRECT(ADDRESS(130;11;4)))+INDIRECT(ADDRESS(132;5;4))" office:value-type="float" office:value="0">
            <text:p>Err:502</text:p>
          </table:table-cell>
          <table:table-cell table:formula="of:=MIN(INDIRECT(ADDRESS(130;2;4)):INDIRECT(ADDRESS(130;11;4)))+INDIRECT(ADDRESS(132;6;4))" office:value-type="float" office:value="0">
            <text:p>Err:502</text:p>
          </table:table-cell>
          <table:table-cell table:formula="of:=MIN(INDIRECT(ADDRESS(130;2;4)):INDIRECT(ADDRESS(130;11;4)))+INDIRECT(ADDRESS(132;7;4))" office:value-type="float" office:value="0">
            <text:p>Err:502</text:p>
          </table:table-cell>
          <table:table-cell table:formula="of:=MIN(INDIRECT(ADDRESS(130;2;4)):INDIRECT(ADDRESS(130;11;4)))+INDIRECT(ADDRESS(132;8;4))" office:value-type="float" office:value="0">
            <text:p>Err:502</text:p>
          </table:table-cell>
          <table:table-cell table:formula="of:=MIN(INDIRECT(ADDRESS(130;2;4)):INDIRECT(ADDRESS(130;11;4)))+INDIRECT(ADDRESS(132;9;4))" office:value-type="float" office:value="0">
            <text:p>Err:502</text:p>
          </table:table-cell>
          <table:table-cell table:formula="of:=MIN(INDIRECT(ADDRESS(130;2;4)):INDIRECT(ADDRESS(130;11;4)))+INDIRECT(ADDRESS(132;10;4))" office:value-type="float" office:value="0">
            <text:p>Err:502</text:p>
          </table:table-cell>
          <table:table-cell table:formula="of:=MIN(INDIRECT(ADDRESS(130;2;4)):INDIRECT(ADDRESS(130;11;4)))+INDIRECT(ADDRESS(132;11;4))" office:value-type="float" office:value="0">
            <text:p>Err:502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Err:502</text:p>
          </table:table-cell>
          <table:table-cell table:formula="of:=IF(INDIRECT(ADDRESS(133;3;4))&gt;INDIRECT(ADDRESS(130;3;4));1;0)" office:value-type="float" office:value="0">
            <text:p>Err:502</text:p>
          </table:table-cell>
          <table:table-cell table:formula="of:=IF(INDIRECT(ADDRESS(133;4;4))&gt;INDIRECT(ADDRESS(130;4;4));1;0)" office:value-type="float" office:value="0">
            <text:p>Err:502</text:p>
          </table:table-cell>
          <table:table-cell table:formula="of:=IF(INDIRECT(ADDRESS(133;5;4))&gt;INDIRECT(ADDRESS(130;5;4));1;0)" office:value-type="float" office:value="0">
            <text:p>Err:502</text:p>
          </table:table-cell>
          <table:table-cell table:formula="of:=IF(INDIRECT(ADDRESS(133;6;4))&gt;INDIRECT(ADDRESS(130;6;4));1;0)" office:value-type="float" office:value="0">
            <text:p>Err:502</text:p>
          </table:table-cell>
          <table:table-cell table:formula="of:=IF(INDIRECT(ADDRESS(133;7;4))&gt;INDIRECT(ADDRESS(130;7;4));1;0)" office:value-type="float" office:value="0">
            <text:p>Err:502</text:p>
          </table:table-cell>
          <table:table-cell table:formula="of:=IF(INDIRECT(ADDRESS(133;8;4))&gt;INDIRECT(ADDRESS(130;8;4));1;0)" office:value-type="float" office:value="0">
            <text:p>Err:502</text:p>
          </table:table-cell>
          <table:table-cell table:formula="of:=IF(INDIRECT(ADDRESS(133;9;4))&gt;INDIRECT(ADDRESS(130;9;4));1;0)" office:value-type="float" office:value="0">
            <text:p>Err:502</text:p>
          </table:table-cell>
          <table:table-cell table:formula="of:=IF(INDIRECT(ADDRESS(133;10;4))&gt;INDIRECT(ADDRESS(130;10;4));1;0)" office:value-type="float" office:value="0">
            <text:p>Err:502</text:p>
          </table:table-cell>
          <table:table-cell table:formula="of:=IF(INDIRECT(ADDRESS(133;11;4))&gt;INDIRECT(ADDRESS(130;11;4));1;0)" office:value-type="float" office:value="0">
            <text:p>Err:502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1.37586519402504">
            <text:p>-1.375865194</text:p>
          </table:table-cell>
          <table:table-cell office:value-type="float" office:value="-1.36073796680694">
            <text:p>-1.3607379668</text:p>
          </table:table-cell>
          <table:table-cell office:value-type="float" office:value="-0.491670847227795">
            <text:p>-0.4916708472</text:p>
          </table:table-cell>
          <table:table-cell office:value-type="float" office:value="-1.7176164697353">
            <text:p>-1.7176164697</text:p>
          </table:table-cell>
          <table:table-cell office:value-type="float" office:value="-1.25375917797819">
            <text:p>-1.253759178</text:p>
          </table:table-cell>
          <table:table-cell office:value-type="float" office:value="-1.88312861363554">
            <text:p>-1.8831286136</text:p>
          </table:table-cell>
          <table:table-cell office:value-type="float" office:value="0">
            <text:p>0</text:p>
          </table:table-cell>
          <table:table-cell office:value-type="float" office:value="-1.39478636098488">
            <text:p>-1.394786361</text:p>
          </table:table-cell>
          <table:table-cell office:value-type="float" office:value="-1.17681453846918">
            <text:p>-1.1768145385</text:p>
          </table:table-cell>
          <table:table-cell office:value-type="float" office:value="-1.1558919984286">
            <text:p>-1.1558919984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15.653559774527">
            <text:p>-15.6535597745</text:p>
          </table:table-cell>
          <table:table-cell office:value-type="float" office:value="-7.30501334741032">
            <text:p>-7.3050133474</text:p>
          </table:table-cell>
          <table:table-cell office:value-type="float" office:value="-4.20896418665597">
            <text:p>-4.2089641867</text:p>
          </table:table-cell>
          <table:table-cell office:value-type="float" office:value="-2.08714130327027">
            <text:p>-2.0871413033</text:p>
          </table:table-cell>
          <table:table-cell office:value-type="float" office:value="-15.653559774527">
            <text:p>-15.6535597745</text:p>
          </table:table-cell>
          <table:table-cell office:value-type="float" office:value="-1.56535597745283">
            <text:p>-1.5653559775</text:p>
          </table:table-cell>
          <table:table-cell office:value-type="float" office:value="0">
            <text:p>0</text:p>
          </table:table-cell>
          <table:table-cell office:value-type="float" office:value="-6.78322919571553">
            <text:p>-6.7832291957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12.9145398274476">
            <text:p>-12.9145398274</text:p>
          </table:table-cell>
          <table:table-cell office:value-type="float" office:value="-13.0221684785074">
            <text:p>-13.0221684785</text:p>
          </table:table-cell>
          <table:table-cell office:value-type="float" office:value="-4.92114178119503">
            <text:p>-4.9211417812</text:p>
          </table:table-cell>
          <table:table-cell office:value-type="float" office:value="-6.86692327840022">
            <text:p>-6.8669232784</text:p>
          </table:table-cell>
          <table:table-cell office:value-type="float" office:value="-12.8441347159651">
            <text:p>-12.844134716</text:p>
          </table:table-cell>
          <table:table-cell office:value-type="float" office:value="-13.9888952929735">
            <text:p>-13.988895293</text:p>
          </table:table-cell>
          <table:table-cell office:value-type="float" office:value="-2.85387196432176">
            <text:p>-2.8538719643</text:p>
          </table:table-cell>
          <table:table-cell office:value-type="float" office:value="-13.0162423666945">
            <text:p>-13.0162423667</text:p>
          </table:table-cell>
          <table:table-cell office:value-type="float" office:value="-12.814625962601">
            <text:p>-12.8146259626</text:p>
          </table:table-cell>
          <table:table-cell office:value-type="float" office:value="-13.0933324977726">
            <text:p>-13.0933324978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-15.653559774527">
            <text:p>-15.6535597745</text:p>
          </table:table-cell>
          <table:table-cell office:value-type="float" office:value="-15.1651077820428">
            <text:p>-15.165107782</text:p>
          </table:table-cell>
          <table:table-cell office:value-type="float" office:value="-6.6839649558239">
            <text:p>-6.6839649558</text:p>
          </table:table-cell>
          <table:table-cell office:value-type="float" office:value="-12.2343958271374">
            <text:p>-12.2343958271</text:p>
          </table:table-cell>
          <table:table-cell office:value-type="float" office:value="-15.653559774527">
            <text:p>-15.6535597745</text:p>
          </table:table-cell>
          <table:table-cell office:value-type="float" office:value="-1.00000000034856">
            <text:p>-1.0000000003</text:p>
          </table:table-cell>
          <table:table-cell office:value-type="float" office:value="-0.999903270819711">
            <text:p>-0.9999032708</text:p>
          </table:table-cell>
          <table:table-cell office:value-type="float" office:value="-15.653559774527">
            <text:p>-15.6535597745</text:p>
          </table:table-cell>
          <table:table-cell office:value-type="float" office:value="-1">
            <text:p>-1</text:p>
          </table:table-cell>
          <table:table-cell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4.91805358579908">
            <text:p>-4.9180535858</text:p>
          </table:table-cell>
          <table:table-cell office:value-type="float" office:value="-8.83135207447206">
            <text:p>-8.8313520745</text:p>
          </table:table-cell>
          <table:table-cell office:value-type="float" office:value="-2.55239890334712">
            <text:p>-2.5523989033</text:p>
          </table:table-cell>
          <table:table-cell office:value-type="float" office:value="-15.3143185063325">
            <text:p>-15.3143185063</text:p>
          </table:table-cell>
          <table:table-cell office:value-type="float" office:value="-15.0725693335863">
            <text:p>-15.0725693336</text:p>
          </table:table-cell>
          <table:table-cell office:value-type="float" office:value="-0.360876740695999">
            <text:p>-0.3608767407</text:p>
          </table:table-cell>
          <table:table-cell office:value-type="float" office:value="-1.30857937515318">
            <text:p>-1.3085793752</text:p>
          </table:table-cell>
          <table:table-cell office:value-type="float" office:value="-8.31182094498656">
            <text:p>-8.311820945</text:p>
          </table:table-cell>
          <table:table-cell office:value-type="float" office:value="-15.0458059882456">
            <text:p>-15.0458059882</text:p>
          </table:table-cell>
          <table:table-cell office:value-type="float" office:value="-13.0537174319124">
            <text:p>-13.0537174319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-15.4868931078604">
            <text:p>-15.4868931079</text:p>
          </table:table-cell>
          <table:table-cell office:value-type="float" office:value="-15.553559774527">
            <text:p>-15.5535597745</text:p>
          </table:table-cell>
          <table:table-cell office:value-type="float" office:value="-2.70772432085725">
            <text:p>-2.7077243209</text:p>
          </table:table-cell>
          <table:table-cell office:value-type="float" office:value="-15.0984411153761">
            <text:p>-15.0984411154</text:p>
          </table:table-cell>
          <table:table-cell office:value-type="float" office:value="-15.653559774527">
            <text:p>-15.6535597745</text:p>
          </table:table-cell>
          <table:table-cell office:value-type="float" office:value="-4.17428260654054">
            <text:p>-4.1742826065</text:p>
          </table:table-cell>
          <table:table-cell office:value-type="float" office:value="0">
            <text:p>0</text:p>
          </table:table-cell>
          <table:table-cell office:value-type="float" office:value="-15.4609547328476">
            <text:p>-15.4609547328</text:p>
          </table:table-cell>
          <table:table-cell office:value-type="float" office:value="-15.653559774527">
            <text:p>-15.6535597745</text:p>
          </table:table-cell>
          <table:table-cell office:value-type="float" office:value="-15.5202264411937">
            <text:p>-15.5202264412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-14.8484913710186">
            <text:p>-14.848491371</text:p>
          </table:table-cell>
          <table:table-cell office:value-type="float" office:value="-9.42272603514913">
            <text:p>-9.4227260351</text:p>
          </table:table-cell>
          <table:table-cell office:value-type="float" office:value="-3.33390227192007">
            <text:p>-3.3339022719</text:p>
          </table:table-cell>
          <table:table-cell office:value-type="float" office:value="-14.7764157305556">
            <text:p>-14.7764157306</text:p>
          </table:table-cell>
          <table:table-cell office:value-type="float" office:value="-11.489157439585">
            <text:p>-11.4891574396</text:p>
          </table:table-cell>
          <table:table-cell office:value-type="float" office:value="-13.0446331454392">
            <text:p>-13.0446331454</text:p>
          </table:table-cell>
          <table:table-cell office:value-type="float" office:value="-1.17539466175584">
            <text:p>-1.1753946618</text:p>
          </table:table-cell>
          <table:table-cell office:value-type="float" office:value="-14.4969610959912">
            <text:p>-14.496961096</text:p>
          </table:table-cell>
          <table:table-cell office:value-type="float" office:value="-14.3472436888081">
            <text:p>-14.3472436888</text:p>
          </table:table-cell>
          <table:table-cell office:value-type="float" office:value="-15.2383173808532">
            <text:p>-15.2383173809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6.6093342885937">
            <text:p>-6.6093342886</text:p>
          </table:table-cell>
          <table:table-cell office:value-type="float" office:value="-8.41335834896156">
            <text:p>-8.413358349</text:p>
          </table:table-cell>
          <table:table-cell office:value-type="float" office:value="-3.18314679901863">
            <text:p>-3.18314679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0.713294140232837">
            <text:p>-0.7132941402</text:p>
          </table:table-cell>
          <table:table-cell office:value-type="float" office:value="-3.13731633088414">
            <text:p>-3.1373163309</text:p>
          </table:table-cell>
          <table:table-cell office:value-type="float" office:value="-11.1460400927156">
            <text:p>-11.1460400927</text:p>
          </table:table-cell>
          <table:table-cell office:value-type="float" office:value="-15.653559774527">
            <text:p>-15.6535597745</text:p>
          </table:table-cell>
          <table:table-cell office:value-type="float" office:value="-13.8505519018024">
            <text:p>-13.8505519018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98480926164714">
            <text:p>-3.9848092616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0.521931645167806">
            <text:p>-0.5219316452</text:p>
          </table:table-cell>
          <table:table-cell office:value-type="float" office:value="-4.17567264036781">
            <text:p>-4.1756726404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-15.653559774527">
            <text:p>-15.6535597745</text:p>
          </table:table-cell>
          <table:table-cell office:value-type="float" office:value="-15.6253113443664">
            <text:p>-15.6253113444</text:p>
          </table:table-cell>
          <table:table-cell office:value-type="float" office:value="-9.29737458723786">
            <text:p>-9.2973745872</text:p>
          </table:table-cell>
          <table:table-cell office:value-type="float" office:value="-15.5849353983804">
            <text:p>-15.5849353984</text:p>
          </table:table-cell>
          <table:table-cell table:number-columns-repeated="6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-15.653559774527">
            <text:p>-15.6535597745</text:p>
          </table:table-cell>
          <table:table-cell office:value-type="float" office:value="-15.322911374376">
            <text:p>-15.3229113744</text:p>
          </table:table-cell>
          <table:table-cell office:value-type="float" office:value="-2.56489711768188">
            <text:p>-2.5648971177</text:p>
          </table:table-cell>
          <table:table-cell office:value-type="float" office:value="-15.5071959014668">
            <text:p>-15.5071959015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6214454140433">
            <text:p>-15.621445414</text:p>
          </table:table-cell>
          <table:table-cell office:value-type="float" office:value="-15.6041547384549">
            <text:p>-15.6041547385</text:p>
          </table:table-cell>
          <table:table-cell office:value-type="float" office:value="-15.653559774527">
            <text:p>-15.6535597745</text:p>
          </table:table-cell>
          <table:table-cell office:value-type="float" office:value="-15.4451817493749">
            <text:p>-15.4451817494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-15.1317744487095">
            <text:p>-15.1317744487</text:p>
          </table:table-cell>
          <table:table-cell table:number-columns-repeated="5" office:value-type="float" office:value="-15.653559774527">
            <text:p>-15.6535597745</text:p>
          </table:table-cell>
          <table:table-cell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-12.4152274212061">
            <text:p>-12.4152274212</text:p>
          </table:table-cell>
          <table:table-cell office:value-type="float" office:value="-13.7669835242942">
            <text:p>-13.7669835243</text:p>
          </table:table-cell>
          <table:table-cell office:value-type="float" office:value="-2.27346806187694">
            <text:p>-2.2734680619</text:p>
          </table:table-cell>
          <table:table-cell office:value-type="float" office:value="-11.7375706404191">
            <text:p>-11.7375706404</text:p>
          </table:table-cell>
          <table:table-cell office:value-type="float" office:value="-15.5833194422054">
            <text:p>-15.5833194422</text:p>
          </table:table-cell>
          <table:table-cell office:value-type="float" office:value="-15.4118448472253">
            <text:p>-15.4118448472</text:p>
          </table:table-cell>
          <table:table-cell office:value-type="float" office:value="-0.951430391977316">
            <text:p>-0.951430392</text:p>
          </table:table-cell>
          <table:table-cell office:value-type="float" office:value="-12.9173316689082">
            <text:p>-12.9173316689</text:p>
          </table:table-cell>
          <table:table-cell office:value-type="float" office:value="-15.653559774527">
            <text:p>-15.6535597745</text:p>
          </table:table-cell>
          <table:table-cell office:value-type="float" office:value="-13.0014081960421">
            <text:p>-13.001408196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15.4789146841819">
            <text:p>-15.4789146842</text:p>
          </table:table-cell>
          <table:table-cell office:value-type="float" office:value="-15.4151666046555">
            <text:p>-15.4151666047</text:p>
          </table:table-cell>
          <table:table-cell office:value-type="float" office:value="-7.62102048473681">
            <text:p>-7.6210204847</text:p>
          </table:table-cell>
          <table:table-cell office:value-type="float" office:value="-15.441254269469">
            <text:p>-15.4412542695</text:p>
          </table:table-cell>
          <table:table-cell office:value-type="float" office:value="-15.3809607562723">
            <text:p>-15.3809607563</text:p>
          </table:table-cell>
          <table:table-cell office:value-type="float" office:value="-15.653559774527">
            <text:p>-15.6535597745</text:p>
          </table:table-cell>
          <table:table-cell office:value-type="float" office:value="-4.27885276824912">
            <text:p>-4.2788527682</text:p>
          </table:table-cell>
          <table:table-cell office:value-type="float" office:value="-15.4065593263809">
            <text:p>-15.4065593264</text:p>
          </table:table-cell>
          <table:table-cell office:value-type="float" office:value="-15.653559774527">
            <text:p>-15.6535597745</text:p>
          </table:table-cell>
          <table:table-cell office:value-type="float" office:value="-15.2010312183141">
            <text:p>-15.2010312183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15.653559774527">
            <text:p>-15.6535597745</text:p>
          </table:table-cell>
          <table:table-cell office:value-type="float" office:value="-12.553153980075">
            <text:p>-12.5531539801</text:p>
          </table:table-cell>
          <table:table-cell office:value-type="float" office:value="-4.20015197290839">
            <text:p>-4.200151972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5.7749957711889">
            <text:p>-5.7749957712</text:p>
          </table:table-cell>
          <table:table-cell office:value-type="float" office:value="-15.1368254754517">
            <text:p>-15.1368254755</text:p>
          </table:table-cell>
          <table:table-cell office:value-type="float" office:value="-14.6200911763764">
            <text:p>-14.620091176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4.90801956699862">
            <text:p>-4.908019567</text:p>
          </table:table-cell>
          <table:table-cell office:value-type="float" office:value="-2.78366785622542">
            <text:p>-2.7836678562</text:p>
          </table:table-cell>
          <table:table-cell office:value-type="float" office:value="-1.80848076446359">
            <text:p>-1.8084807645</text:p>
          </table:table-cell>
          <table:table-cell office:value-type="float" office:value="-15.4689262721468">
            <text:p>-15.4689262721</text:p>
          </table:table-cell>
          <table:table-cell office:value-type="float" office:value="-15.653559774527">
            <text:p>-15.6535597745</text:p>
          </table:table-cell>
          <table:table-cell office:value-type="float" office:value="-0.451380895616275">
            <text:p>-0.4513808956</text:p>
          </table:table-cell>
          <table:table-cell office:value-type="float" office:value="-7.47625331764243">
            <text:p>-7.4762533176</text:p>
          </table:table-cell>
          <table:table-cell office:value-type="float" office:value="-5.81322818114281">
            <text:p>-5.8132281811</text:p>
          </table:table-cell>
          <table:table-cell office:value-type="float" office:value="-15.653559774527">
            <text:p>-15.6535597745</text:p>
          </table:table-cell>
          <table:table-cell office:value-type="float" office:value="-13.0485406043485">
            <text:p>-13.0485406043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2.92191940574566">
            <text:p>-2.9219194057</text:p>
          </table:table-cell>
          <table:table-cell office:value-type="float" office:value="-2.18424833441673">
            <text:p>-2.1842483344</text:p>
          </table:table-cell>
          <table:table-cell office:value-type="float" office:value="-2.41880314823224">
            <text:p>-2.4188031482</text:p>
          </table:table-cell>
          <table:table-cell office:value-type="float" office:value="-15.1418087818983">
            <text:p>-15.1418087819</text:p>
          </table:table-cell>
          <table:table-cell office:value-type="float" office:value="-15.653559774527">
            <text:p>-15.6535597745</text:p>
          </table:table-cell>
          <table:table-cell office:value-type="float" office:value="-0.89791808900894">
            <text:p>-0.897918089</text:p>
          </table:table-cell>
          <table:table-cell office:value-type="float" office:value="-0.301029995663981">
            <text:p>-0.3010299957</text:p>
          </table:table-cell>
          <table:table-cell office:value-type="float" office:value="-6.104829497941">
            <text:p>-6.1048294979</text:p>
          </table:table-cell>
          <table:table-cell office:value-type="float" office:value="-15.653559774527">
            <text:p>-15.6535597745</text:p>
          </table:table-cell>
          <table:table-cell office:value-type="float" office:value="-8.83303814839415">
            <text:p>-8.8330381484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0.488451992484234">
            <text:p>-0.4884519925</text:p>
          </table:table-cell>
          <table:table-cell office:value-type="float" office:value="-14.9202264411937">
            <text:p>-14.9202264412</text:p>
          </table:table-cell>
          <table:table-cell office:value-type="float" office:value="-1.67566258684756">
            <text:p>-1.6756625868</text:p>
          </table:table-cell>
          <table:table-cell office:value-type="float" office:value="-10.3574918421689">
            <text:p>-10.3574918422</text:p>
          </table:table-cell>
          <table:table-cell office:value-type="float" office:value="-14.853559774527">
            <text:p>-14.8535597745</text:p>
          </table:table-cell>
          <table:table-cell office:value-type="float" office:value="-0.488451992484234">
            <text:p>-0.4884519925</text:p>
          </table:table-cell>
          <table:table-cell office:value-type="float" office:value="-0.521785325817567">
            <text:p>-0.5217853258</text:p>
          </table:table-cell>
          <table:table-cell office:value-type="float" office:value="-14.953559774527">
            <text:p>-14.9535597745</text:p>
          </table:table-cell>
          <table:table-cell office:value-type="float" office:value="0">
            <text:p>0</text:p>
          </table:table-cell>
          <table:table-cell office:value-type="float" office:value="-14.8868931078604">
            <text:p>-14.8868931079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-12.2269687791173">
            <text:p>-12.2269687791</text:p>
          </table:table-cell>
          <table:table-cell office:value-type="float" office:value="-12.2201397502058">
            <text:p>-12.2201397502</text:p>
          </table:table-cell>
          <table:table-cell office:value-type="float" office:value="-0.243379635709299">
            <text:p>-0.2433796357</text:p>
          </table:table-cell>
          <table:table-cell office:value-type="float" office:value="-12.1450042112285">
            <text:p>-12.1450042112</text:p>
          </table:table-cell>
          <table:table-cell office:value-type="float" office:value="-14.0045218825202">
            <text:p>-14.0045218825</text:p>
          </table:table-cell>
          <table:table-cell office:value-type="float" office:value="-9.91392119053378">
            <text:p>-9.9139211905</text:p>
          </table:table-cell>
          <table:table-cell office:value-type="float" office:value="0">
            <text:p>0</text:p>
          </table:table-cell>
          <table:table-cell office:value-type="float" office:value="-12.7095733017456">
            <text:p>-12.7095733017</text:p>
          </table:table-cell>
          <table:table-cell office:value-type="float" office:value="-12.5728118975442">
            <text:p>-12.5728118975</text:p>
          </table:table-cell>
          <table:table-cell office:value-type="float" office:value="-14.1595682358746">
            <text:p>-14.1595682359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-0.261540590146383">
            <text:p>-0.2615405901</text:p>
          </table:table-cell>
          <table:table-cell office:value-type="float" office:value="-1.61629701228042">
            <text:p>-1.6162970123</text:p>
          </table:table-cell>
          <table:table-cell office:value-type="float" office:value="-1.43005195863446">
            <text:p>-1.4300519586</text:p>
          </table:table-cell>
          <table:table-cell office:value-type="float" office:value="-0.738185575926888">
            <text:p>-0.7381855759</text:p>
          </table:table-cell>
          <table:table-cell office:value-type="float" office:value="-15.653559774527">
            <text:p>-15.6535597745</text:p>
          </table:table-cell>
          <table:table-cell office:value-type="float" office:value="-0.462333101303096">
            <text:p>-0.4623331013</text:p>
          </table:table-cell>
          <table:table-cell office:value-type="float" office:value="-0.319615485660627">
            <text:p>-0.3196154857</text:p>
          </table:table-cell>
          <table:table-cell office:value-type="float" office:value="-2.51302899241793">
            <text:p>-2.5130289924</text:p>
          </table:table-cell>
          <table:table-cell office:value-type="float" office:value="-15.653559774527">
            <text:p>-15.6535597745</text:p>
          </table:table-cell>
          <table:table-cell office:value-type="float" office:value="-1.70764997123074">
            <text:p>-1.7076499712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office:value-type="float" office:value="-2.69663427656983">
            <text:p>-2.6966342766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2.75271308464922">
            <text:p>-2.7527130846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5842813208376">
            <text:p>-15.584281320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643154769707">
            <text:p>-15.6431547697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-15.5881708118995">
            <text:p>-15.5881708119</text:p>
          </table:table-cell>
          <table:table-cell office:value-type="float" office:value="-15.653559774527">
            <text:p>-15.6535597745</text:p>
          </table:table-cell>
          <table:table-cell office:value-type="float" office:value="-0.653478471039723">
            <text:p>-0.653478471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6162356958049">
            <text:p>-15.6162356958</text:p>
          </table:table-cell>
          <table:table-cell office:value-type="float" office:value="-15.5738132233949">
            <text:p>-15.573813223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0">
            <text:p>0</text:p>
          </table:table-cell>
          <table:table-cell table:number-columns-repeated="5" office:value-type="float" office:value="-15.653559774527">
            <text:p>-15.6535597745</text:p>
          </table:table-cell>
          <table:table-cell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-0.921041487044779">
            <text:p>-0.921041487</text:p>
          </table:table-cell>
          <table:table-cell office:value-type="float" office:value="-5.02632405387842">
            <text:p>-5.0263240539</text:p>
          </table:table-cell>
          <table:table-cell office:value-type="float" office:value="-1.49087256807086">
            <text:p>-1.4908725681</text:p>
          </table:table-cell>
          <table:table-cell office:value-type="float" office:value="-3.55228470457679">
            <text:p>-3.5522847046</text:p>
          </table:table-cell>
          <table:table-cell office:value-type="float" office:value="-3.32288478285344">
            <text:p>-3.3228847829</text:p>
          </table:table-cell>
          <table:table-cell office:value-type="float" office:value="-3.77150152058937">
            <text:p>-3.7715015206</text:p>
          </table:table-cell>
          <table:table-cell office:value-type="float" office:value="-0.521785325817567">
            <text:p>-0.5217853258</text:p>
          </table:table-cell>
          <table:table-cell office:value-type="float" office:value="-4.33694981451014">
            <text:p>-4.3369498145</text:p>
          </table:table-cell>
          <table:table-cell office:value-type="float" office:value="-2.30322094703964">
            <text:p>-2.303220947</text:p>
          </table:table-cell>
          <table:table-cell office:value-type="float" office:value="-4.96422440993416">
            <text:p>-4.9642244099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-9.89464831320242">
            <text:p>-9.8946483132</text:p>
          </table:table-cell>
          <table:table-cell office:value-type="float" office:value="-8.52387252967709">
            <text:p>-8.5238725297</text:p>
          </table:table-cell>
          <table:table-cell office:value-type="float" office:value="-4.79046264246258">
            <text:p>-4.7904626425</text:p>
          </table:table-cell>
          <table:table-cell office:value-type="float" office:value="-9.82708148557976">
            <text:p>-9.8270814856</text:p>
          </table:table-cell>
          <table:table-cell office:value-type="float" office:value="-12.5569458355919">
            <text:p>-12.5569458356</text:p>
          </table:table-cell>
          <table:table-cell office:value-type="float" office:value="-14.4444082306445">
            <text:p>-14.4444082306</text:p>
          </table:table-cell>
          <table:table-cell office:value-type="float" office:value="-0.446531680840969">
            <text:p>-0.4465316808</text:p>
          </table:table-cell>
          <table:table-cell office:value-type="float" office:value="-10.0849559128694">
            <text:p>-10.0849559129</text:p>
          </table:table-cell>
          <table:table-cell office:value-type="float" office:value="-9.46552947690622">
            <text:p>-9.4655294769</text:p>
          </table:table-cell>
          <table:table-cell office:value-type="float" office:value="-14.765499905633">
            <text:p>-14.7654999056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-0.0224479787383918">
            <text:p>-0.0224479787</text:p>
          </table:table-cell>
          <table:table-cell office:value-type="float" office:value="-4.75218787920409">
            <text:p>-4.7521878792</text:p>
          </table:table-cell>
          <table:table-cell office:value-type="float" office:value="-1.46847737573178">
            <text:p>-1.4684773757</text:p>
          </table:table-cell>
          <table:table-cell office:value-type="float" office:value="-7.32744254018434">
            <text:p>-7.3274425402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0">
            <text:p>0</text:p>
          </table:table-cell>
          <table:table-cell office:value-type="float" office:value="-4.88528132150944">
            <text:p>-4.8852813215</text:p>
          </table:table-cell>
          <table:table-cell office:value-type="float" office:value="-15.653559774527">
            <text:p>-15.6535597745</text:p>
          </table:table-cell>
          <table:table-cell office:value-type="float" office:value="-15.1429984380787">
            <text:p>-15.1429984381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1.13666489247712">
            <text:p>-1.1366648925</text:p>
          </table:table-cell>
          <table:table-cell office:value-type="float" office:value="-0.489328438199468">
            <text:p>-0.4893284382</text:p>
          </table:table-cell>
          <table:table-cell office:value-type="float" office:value="-0.644655347431441">
            <text:p>-0.6446553474</text:p>
          </table:table-cell>
          <table:table-cell office:value-type="float" office:value="-1.00055040062465">
            <text:p>-1.0005504006</text:p>
          </table:table-cell>
          <table:table-cell office:value-type="float" office:value="-1.00055040062465">
            <text:p>-1.0005504006</text:p>
          </table:table-cell>
          <table:table-cell office:value-type="float" office:value="-0.694284328323205">
            <text:p>-0.6942843283</text:p>
          </table:table-cell>
          <table:table-cell office:value-type="float" office:value="-0.684100130079522">
            <text:p>-0.6841001301</text:p>
          </table:table-cell>
          <table:table-cell office:value-type="float" office:value="-0.586165888425929">
            <text:p>-0.5861658884</text:p>
          </table:table-cell>
          <table:table-cell office:value-type="float" office:value="-1.00055040062465">
            <text:p>-1.0005504006</text:p>
          </table:table-cell>
          <table:table-cell office:value-type="float" office:value="-0.900115306234754">
            <text:p>-0.9001153062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-0.0254783651441507">
            <text:p>-0.0254783651</text:p>
          </table:table-cell>
          <table:table-cell office:value-type="float" office:value="-2.55356587663969">
            <text:p>-2.5535658766</text:p>
          </table:table-cell>
          <table:table-cell office:value-type="float" office:value="-1.96780539475065">
            <text:p>-1.9678053948</text:p>
          </table:table-cell>
          <table:table-cell office:value-type="float" office:value="-0.0882622867771053">
            <text:p>-0.0882622868</text:p>
          </table:table-cell>
          <table:table-cell office:value-type="float" office:value="-2.27694236001924">
            <text:p>-2.27694236</text:p>
          </table:table-cell>
          <table:table-cell office:value-type="float" office:value="0">
            <text:p>0</text:p>
          </table:table-cell>
          <table:table-cell office:value-type="float" office:value="-0.521785325817567">
            <text:p>-0.5217853258</text:p>
          </table:table-cell>
          <table:table-cell office:value-type="float" office:value="-4.98913797692216">
            <text:p>-4.9891379769</text:p>
          </table:table-cell>
          <table:table-cell office:value-type="float" office:value="-0.0200686663775987">
            <text:p>-0.0200686664</text:p>
          </table:table-cell>
          <table:table-cell office:value-type="float" office:value="-1.31382717114587">
            <text:p>-1.3138271711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">
            <text:p>0</text:p>
          </table:table-cell>
          <table:table-cell office:value-type="float" office:value="-13.254870463741">
            <text:p>-13.2548704637</text:p>
          </table:table-cell>
          <table:table-cell office:value-type="float" office:value="-1.41268420580501">
            <text:p>-1.4126842058</text:p>
          </table:table-cell>
          <table:table-cell office:value-type="float" office:value="0">
            <text:p>0</text:p>
          </table:table-cell>
          <table:table-cell office:value-type="float" office:value="-14.653559774527">
            <text:p>-14.6535597745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001577748161">
            <text:p>-14.7001577748</text:p>
          </table:table-cell>
          <table:table-cell office:value-type="float" office:value="0">
            <text:p>0</text:p>
          </table:table-cell>
          <table:table-cell office:value-type="float" office:value="-14.1984411153761">
            <text:p>-14.1984411154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-3.68421119860389">
            <text:p>-3.6842111986</text:p>
          </table:table-cell>
          <table:table-cell office:value-type="float" office:value="-3.67084865994761">
            <text:p>-3.6708486599</text:p>
          </table:table-cell>
          <table:table-cell office:value-type="float" office:value="0">
            <text:p>0</text:p>
          </table:table-cell>
          <table:table-cell office:value-type="float" office:value="-3.82111418460448">
            <text:p>-3.8211141846</text:p>
          </table:table-cell>
          <table:table-cell office:value-type="float" office:value="-0.461114062686787">
            <text:p>-0.4611140627</text:p>
          </table:table-cell>
          <table:table-cell office:value-type="float" office:value="-5.32267182899888">
            <text:p>-5.322671829</text:p>
          </table:table-cell>
          <table:table-cell office:value-type="float" office:value="0">
            <text:p>0</text:p>
          </table:table-cell>
          <table:table-cell office:value-type="float" office:value="-3.20233177307195">
            <text:p>-3.2023317731</text:p>
          </table:table-cell>
          <table:table-cell office:value-type="float" office:value="-2.29205671107313">
            <text:p>-2.2920567111</text:p>
          </table:table-cell>
          <table:table-cell office:value-type="float" office:value="-1.36735478401232">
            <text:p>-1.367354784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2.88140484256879">
            <text:p>-2.8814048426</text:p>
          </table:table-cell>
          <table:table-cell office:value-type="float" office:value="-2.70842610349007">
            <text:p>-2.7084261035</text:p>
          </table:table-cell>
          <table:table-cell office:value-type="float" office:value="-0.996621467657374">
            <text:p>-0.9966214677</text:p>
          </table:table-cell>
          <table:table-cell office:value-type="float" office:value="-0.413949446740931">
            <text:p>-0.4139494467</text:p>
          </table:table-cell>
          <table:table-cell office:value-type="float" office:value="-15.653559774527">
            <text:p>-15.6535597745</text:p>
          </table:table-cell>
          <table:table-cell office:value-type="float" office:value="-0.725384437868007">
            <text:p>-0.7253844379</text:p>
          </table:table-cell>
          <table:table-cell office:value-type="float" office:value="-0.449982765296781">
            <text:p>-0.4499827653</text:p>
          </table:table-cell>
          <table:table-cell office:value-type="float" office:value="-1.17147594408633">
            <text:p>-1.1714759441</text:p>
          </table:table-cell>
          <table:table-cell office:value-type="float" office:value="-15.653559774527">
            <text:p>-15.6535597745</text:p>
          </table:table-cell>
          <table:table-cell office:value-type="float" office:value="-2.46433445659594">
            <text:p>-2.4643344566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office:value-type="float" office:value="-1.6898121365341">
            <text:p>-1.6898121365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-14.7217718130531">
            <text:p>-14.7217718131</text:p>
          </table:table-cell>
          <table:table-cell office:value-type="float" office:value="-14.6508998584916">
            <text:p>-14.6508998585</text:p>
          </table:table-cell>
          <table:table-cell office:value-type="float" office:value="-0.227011876323987">
            <text:p>-0.2270118763</text:p>
          </table:table-cell>
          <table:table-cell office:value-type="float" office:value="-15.2368910232272">
            <text:p>-15.2368910232</text:p>
          </table:table-cell>
          <table:table-cell office:value-type="float" office:value="-15.1514456468954">
            <text:p>-15.1514456469</text:p>
          </table:table-cell>
          <table:table-cell office:value-type="float" office:value="-15.653559774527">
            <text:p>-15.6535597745</text:p>
          </table:table-cell>
          <table:table-cell office:value-type="float" office:value="-14.7896338964598">
            <text:p>-14.7896338965</text:p>
          </table:table-cell>
          <table:table-cell office:value-type="float" office:value="-14.6570186013945">
            <text:p>-14.6570186014</text:p>
          </table:table-cell>
          <table:table-cell office:value-type="float" office:value="-15.653559774527">
            <text:p>-15.6535597745</text:p>
          </table:table-cell>
          <table:table-cell office:value-type="float" office:value="-14.9244910799783">
            <text:p>-14.92449108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-15.6414217731235">
            <text:p>-15.6414217731</text:p>
          </table:table-cell>
          <table:table-cell office:value-type="float" office:value="-15.4957443229939">
            <text:p>-15.495744323</text:p>
          </table:table-cell>
          <table:table-cell office:value-type="float" office:value="-0.302615925524276">
            <text:p>-0.3026159255</text:p>
          </table:table-cell>
          <table:table-cell office:value-type="float" office:value="-15.653559774527">
            <text:p>-15.6535597745</text:p>
          </table:table-cell>
          <table:table-cell office:value-type="float" office:value="-15.4824533640347">
            <text:p>-15.482453364</text:p>
          </table:table-cell>
          <table:table-cell office:value-type="float" office:value="-15.5776027080665">
            <text:p>-15.5776027081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0">
            <text:p>0</text:p>
          </table:table-cell>
          <table:table-cell table:number-columns-repeated="5" office:value-type="float" office:value="-15.653559774527">
            <text:p>-15.6535597745</text:p>
          </table:table-cell>
          <table:table-cell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-0.0800721915923988">
            <text:p>-0.0800721916</text:p>
          </table:table-cell>
          <table:table-cell office:value-type="float" office:value="-2.52270912778864">
            <text:p>-2.5227091278</text:p>
          </table:table-cell>
          <table:table-cell office:value-type="float" office:value="-1.1276362467641">
            <text:p>-1.1276362468</text:p>
          </table:table-cell>
          <table:table-cell office:value-type="float" office:value="-0.322709303346741">
            <text:p>-0.3227093033</text:p>
          </table:table-cell>
          <table:table-cell office:value-type="float" office:value="-1.92819994266397">
            <text:p>-1.9281999427</text:p>
          </table:table-cell>
          <table:table-cell office:value-type="float" office:value="-5.28556634423039">
            <text:p>-5.2855663442</text:p>
          </table:table-cell>
          <table:table-cell office:value-type="float" office:value="0">
            <text:p>0</text:p>
          </table:table-cell>
          <table:table-cell office:value-type="float" office:value="-1.95506141851608">
            <text:p>-1.9550614185</text:p>
          </table:table-cell>
          <table:table-cell office:value-type="float" office:value="-1.07200681095503">
            <text:p>-1.072006811</text:p>
          </table:table-cell>
          <table:table-cell office:value-type="float" office:value="-2.61880477826195">
            <text:p>-2.6188047783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8.25363771894937">
            <text:p>-8.2536377189</text:p>
          </table:table-cell>
          <table:table-cell office:value-type="float" office:value="-9.45445119729423">
            <text:p>-9.4544511973</text:p>
          </table:table-cell>
          <table:table-cell office:value-type="float" office:value="-4.45978462610934">
            <text:p>-4.4597846261</text:p>
          </table:table-cell>
          <table:table-cell office:value-type="float" office:value="-6.52557207107814">
            <text:p>-6.5255720711</text:p>
          </table:table-cell>
          <table:table-cell office:value-type="float" office:value="-10.268435447751">
            <text:p>-10.2684354478</text:p>
          </table:table-cell>
          <table:table-cell office:value-type="float" office:value="-9.65587597845837">
            <text:p>-9.6558759785</text:p>
          </table:table-cell>
          <table:table-cell office:value-type="float" office:value="0">
            <text:p>0</text:p>
          </table:table-cell>
          <table:table-cell office:value-type="float" office:value="-8.1075577202637">
            <text:p>-8.1075577203</text:p>
          </table:table-cell>
          <table:table-cell office:value-type="float" office:value="-9.07126706201522">
            <text:p>-9.071267062</text:p>
          </table:table-cell>
          <table:table-cell office:value-type="float" office:value="-9.12910276528091">
            <text:p>-9.1291027653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0">
            <text:p>0</text:p>
          </table:table-cell>
          <table:table-cell office:value-type="float" office:value="-3.39565367400057">
            <text:p>-3.395653674</text:p>
          </table:table-cell>
          <table:table-cell office:value-type="float" office:value="-1.33928767321585">
            <text:p>-1.3392876732</text:p>
          </table:table-cell>
          <table:table-cell office:value-type="float" office:value="0">
            <text:p>0</text:p>
          </table:table-cell>
          <table:table-cell office:value-type="float" office:value="-15.651365865044">
            <text:p>-15.651365865</text:p>
          </table:table-cell>
          <table:table-cell table:number-columns-repeated="2" office:value-type="float" office:value="0">
            <text:p>0</text:p>
          </table:table-cell>
          <table:table-cell office:value-type="float" office:value="-8.8028559060454">
            <text:p>-8.802855906</text:p>
          </table:table-cell>
          <table:table-cell office:value-type="float" office:value="-15.653559774527">
            <text:p>-15.6535597745</text:p>
          </table:table-cell>
          <table:table-cell office:value-type="float" office:value="-14.5764284027339">
            <text:p>-14.5764284027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-1.78253655370518">
            <text:p>-1.7825365537</text:p>
          </table:table-cell>
          <table:table-cell office:value-type="float" office:value="-0.311398188835648">
            <text:p>-0.3113981888</text:p>
          </table:table-cell>
          <table:table-cell office:value-type="float" office:value="-0.436082715519539">
            <text:p>-0.4360827155</text:p>
          </table:table-cell>
          <table:table-cell office:value-type="float" office:value="-1.00055040062465">
            <text:p>-1.0005504006</text:p>
          </table:table-cell>
          <table:table-cell office:value-type="float" office:value="-1.00055040062465">
            <text:p>-1.0005504006</text:p>
          </table:table-cell>
          <table:table-cell office:value-type="float" office:value="-0.615798919637645">
            <text:p>-0.6157989196</text:p>
          </table:table-cell>
          <table:table-cell office:value-type="float" office:value="-0.325831116380936">
            <text:p>-0.3258311164</text:p>
          </table:table-cell>
          <table:table-cell office:value-type="float" office:value="-0.399690111954672">
            <text:p>-0.399690112</text:p>
          </table:table-cell>
          <table:table-cell office:value-type="float" office:value="-1.00055040062465">
            <text:p>-1.0005504006</text:p>
          </table:table-cell>
          <table:table-cell office:value-type="float" office:value="-0.809723721283849">
            <text:p>-0.8097237213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0">
            <text:p>0</text:p>
          </table:table-cell>
          <table:table-cell office:value-type="float" office:value="-1.38233587844184">
            <text:p>-1.3823358784</text:p>
          </table:table-cell>
          <table:table-cell office:value-type="float" office:value="-1.16543598102014">
            <text:p>-1.165435981</text:p>
          </table:table-cell>
          <table:table-cell office:value-type="float" office:value="0">
            <text:p>0</text:p>
          </table:table-cell>
          <table:table-cell office:value-type="float" office:value="-1.00497537438986">
            <text:p>-1.0049753744</text:p>
          </table:table-cell>
          <table:table-cell table:number-columns-repeated="2" office:value-type="float" office:value="0">
            <text:p>0</text:p>
          </table:table-cell>
          <table:table-cell office:value-type="float" office:value="-2.03793387846828">
            <text:p>-2.0379338785</text:p>
          </table:table-cell>
          <table:table-cell office:value-type="float" office:value="0">
            <text:p>0</text:p>
          </table:table-cell>
          <table:table-cell office:value-type="float" office:value="-1.02642452496065">
            <text:p>-1.02642452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-1.37586519402504">
            <text:p>-1.375865194</text:p>
          </table:table-cell>
          <table:table-cell table:formula="of:=VALUE(TRIM(INDIRECT(ADDRESS(2;3;4))))" office:value-type="float" office:value="-1.36073796680694">
            <text:p>-1.3607379668</text:p>
          </table:table-cell>
          <table:table-cell table:formula="of:=VALUE(TRIM(INDIRECT(ADDRESS(2;4;4))))" office:value-type="float" office:value="-0.491670847227795">
            <text:p>-0.4916708472</text:p>
          </table:table-cell>
          <table:table-cell table:formula="of:=VALUE(TRIM(INDIRECT(ADDRESS(2;5;4))))" office:value-type="float" office:value="-1.7176164697353">
            <text:p>-1.7176164697</text:p>
          </table:table-cell>
          <table:table-cell table:formula="of:=VALUE(TRIM(INDIRECT(ADDRESS(2;6;4))))" office:value-type="float" office:value="-1.25375917797819">
            <text:p>-1.253759178</text:p>
          </table:table-cell>
          <table:table-cell table:formula="of:=VALUE(TRIM(INDIRECT(ADDRESS(2;7;4))))" office:value-type="float" office:value="-1.88312861363554">
            <text:p>-1.8831286136</text:p>
          </table:table-cell>
          <table:table-cell table:formula="of:=VALUE(TRIM(INDIRECT(ADDRESS(2;8;4))))" office:value-type="float" office:value="0">
            <text:p>0</text:p>
          </table:table-cell>
          <table:table-cell table:formula="of:=VALUE(TRIM(INDIRECT(ADDRESS(2;9;4))))" office:value-type="float" office:value="-1.39478636098488">
            <text:p>-1.394786361</text:p>
          </table:table-cell>
          <table:table-cell table:formula="of:=VALUE(TRIM(INDIRECT(ADDRESS(2;10;4))))" office:value-type="float" office:value="-1.17681453846918">
            <text:p>-1.1768145385</text:p>
          </table:table-cell>
          <table:table-cell table:formula="of:=VALUE(TRIM(INDIRECT(ADDRESS(2;11;4))))" office:value-type="float" office:value="-1.1558919984286">
            <text:p>-1.1558919984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15.653559774527">
            <text:p>-15.6535597745</text:p>
          </table:table-cell>
          <table:table-cell table:formula="of:=VALUE(TRIM(INDIRECT(ADDRESS(3;4;4))))" office:value-type="float" office:value="-15.653559774527">
            <text:p>-15.6535597745</text:p>
          </table:table-cell>
          <table:table-cell table:formula="of:=VALUE(TRIM(INDIRECT(ADDRESS(3;5;4))))" office:value-type="float" office:value="-15.653559774527">
            <text:p>-15.6535597745</text:p>
          </table:table-cell>
          <table:table-cell table:formula="of:=VALUE(TRIM(INDIRECT(ADDRESS(3;6;4))))" office:value-type="float" office:value="-15.653559774527">
            <text:p>-15.6535597745</text:p>
          </table:table-cell>
          <table:table-cell table:formula="of:=VALUE(TRIM(INDIRECT(ADDRESS(3;7;4))))" office:value-type="float" office:value="-15.653559774527">
            <text:p>-15.6535597745</text:p>
          </table:table-cell>
          <table:table-cell table:formula="of:=VALUE(TRIM(INDIRECT(ADDRESS(3;8;4))))" office:value-type="float" office:value="-15.653559774527">
            <text:p>-15.6535597745</text:p>
          </table:table-cell>
          <table:table-cell table:formula="of:=VALUE(TRIM(INDIRECT(ADDRESS(3;9;4))))" office:value-type="float" office:value="-15.653559774527">
            <text:p>-15.6535597745</text:p>
          </table:table-cell>
          <table:table-cell table:formula="of:=VALUE(TRIM(INDIRECT(ADDRESS(3;10;4))))" office:value-type="float" office:value="-15.653559774527">
            <text:p>-15.6535597745</text:p>
          </table:table-cell>
          <table:table-cell table:formula="of:=VALUE(TRIM(INDIRECT(ADDRESS(3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7.30501334741032">
            <text:p>-7.3050133474</text:p>
          </table:table-cell>
          <table:table-cell table:formula="of:=VALUE(TRIM(INDIRECT(ADDRESS(4;4;4))))" office:value-type="float" office:value="-4.20896418665597">
            <text:p>-4.2089641867</text:p>
          </table:table-cell>
          <table:table-cell table:formula="of:=VALUE(TRIM(INDIRECT(ADDRESS(4;5;4))))" office:value-type="float" office:value="-2.08714130327027">
            <text:p>-2.0871413033</text:p>
          </table:table-cell>
          <table:table-cell table:formula="of:=VALUE(TRIM(INDIRECT(ADDRESS(4;6;4))))" office:value-type="float" office:value="-15.653559774527">
            <text:p>-15.6535597745</text:p>
          </table:table-cell>
          <table:table-cell table:formula="of:=VALUE(TRIM(INDIRECT(ADDRESS(4;7;4))))" office:value-type="float" office:value="-1.56535597745283">
            <text:p>-1.5653559775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-6.78322919571553">
            <text:p>-6.7832291957</text:p>
          </table:table-cell>
          <table:table-cell table:formula="of:=VALUE(TRIM(INDIRECT(ADDRESS(4;10;4))))" office:value-type="float" office:value="-15.653559774527">
            <text:p>-15.6535597745</text:p>
          </table:table-cell>
          <table:table-cell table:formula="of:=VALUE(TRIM(INDIRECT(ADDRESS(4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5;2;4))))" office:value-type="float" office:value="-12.9145398274476">
            <text:p>-12.9145398274</text:p>
          </table:table-cell>
          <table:table-cell table:formula="of:=VALUE(TRIM(INDIRECT(ADDRESS(5;3;4))))" office:value-type="float" office:value="-13.0221684785074">
            <text:p>-13.0221684785</text:p>
          </table:table-cell>
          <table:table-cell table:formula="of:=VALUE(TRIM(INDIRECT(ADDRESS(5;4;4))))" office:value-type="float" office:value="-4.92114178119503">
            <text:p>-4.9211417812</text:p>
          </table:table-cell>
          <table:table-cell table:formula="of:=VALUE(TRIM(INDIRECT(ADDRESS(5;5;4))))" office:value-type="float" office:value="-6.86692327840022">
            <text:p>-6.8669232784</text:p>
          </table:table-cell>
          <table:table-cell table:formula="of:=VALUE(TRIM(INDIRECT(ADDRESS(5;6;4))))" office:value-type="float" office:value="-12.8441347159651">
            <text:p>-12.844134716</text:p>
          </table:table-cell>
          <table:table-cell table:formula="of:=VALUE(TRIM(INDIRECT(ADDRESS(5;7;4))))" office:value-type="float" office:value="-13.9888952929735">
            <text:p>-13.988895293</text:p>
          </table:table-cell>
          <table:table-cell table:formula="of:=VALUE(TRIM(INDIRECT(ADDRESS(5;8;4))))" office:value-type="float" office:value="-2.85387196432176">
            <text:p>-2.8538719643</text:p>
          </table:table-cell>
          <table:table-cell table:formula="of:=VALUE(TRIM(INDIRECT(ADDRESS(5;9;4))))" office:value-type="float" office:value="-13.0162423666945">
            <text:p>-13.0162423667</text:p>
          </table:table-cell>
          <table:table-cell table:formula="of:=VALUE(TRIM(INDIRECT(ADDRESS(5;10;4))))" office:value-type="float" office:value="-12.814625962601">
            <text:p>-12.8146259626</text:p>
          </table:table-cell>
          <table:table-cell table:formula="of:=VALUE(TRIM(INDIRECT(ADDRESS(5;11;4))))" office:value-type="float" office:value="-13.0933324977726">
            <text:p>-13.0933324978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5.1651077820428">
            <text:p>-15.165107782</text:p>
          </table:table-cell>
          <table:table-cell table:formula="of:=VALUE(TRIM(INDIRECT(ADDRESS(6;4;4))))" office:value-type="float" office:value="-6.6839649558239">
            <text:p>-6.6839649558</text:p>
          </table:table-cell>
          <table:table-cell table:formula="of:=VALUE(TRIM(INDIRECT(ADDRESS(6;5;4))))" office:value-type="float" office:value="-12.2343958271374">
            <text:p>-12.2343958271</text:p>
          </table:table-cell>
          <table:table-cell table:formula="of:=VALUE(TRIM(INDIRECT(ADDRESS(6;6;4))))" office:value-type="float" office:value="-15.653559774527">
            <text:p>-15.6535597745</text:p>
          </table:table-cell>
          <table:table-cell table:formula="of:=VALUE(TRIM(INDIRECT(ADDRESS(6;7;4))))" office:value-type="float" office:value="-1.00000000034856">
            <text:p>-1.0000000003</text:p>
          </table:table-cell>
          <table:table-cell table:formula="of:=VALUE(TRIM(INDIRECT(ADDRESS(6;8;4))))" office:value-type="float" office:value="-0.999903270819711">
            <text:p>-0.9999032708</text:p>
          </table:table-cell>
          <table:table-cell table:formula="of:=VALUE(TRIM(INDIRECT(ADDRESS(6;9;4))))" office:value-type="float" office:value="-15.653559774527">
            <text:p>-15.6535597745</text:p>
          </table:table-cell>
          <table:table-cell table:formula="of:=VALUE(TRIM(INDIRECT(ADDRESS(6;10;4))))" office:value-type="float" office:value="-1">
            <text:p>-1</text:p>
          </table:table-cell>
          <table:table-cell table:formula="of:=VALUE(TRIM(INDIRECT(ADDRESS(6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7;2;4))))" office:value-type="float" office:value="-4.91805358579908">
            <text:p>-4.9180535858</text:p>
          </table:table-cell>
          <table:table-cell table:formula="of:=VALUE(TRIM(INDIRECT(ADDRESS(7;3;4))))" office:value-type="float" office:value="-8.83135207447206">
            <text:p>-8.8313520745</text:p>
          </table:table-cell>
          <table:table-cell table:formula="of:=VALUE(TRIM(INDIRECT(ADDRESS(7;4;4))))" office:value-type="float" office:value="-2.55239890334712">
            <text:p>-2.5523989033</text:p>
          </table:table-cell>
          <table:table-cell table:formula="of:=VALUE(TRIM(INDIRECT(ADDRESS(7;5;4))))" office:value-type="float" office:value="-15.3143185063325">
            <text:p>-15.3143185063</text:p>
          </table:table-cell>
          <table:table-cell table:formula="of:=VALUE(TRIM(INDIRECT(ADDRESS(7;6;4))))" office:value-type="float" office:value="-15.0725693335863">
            <text:p>-15.0725693336</text:p>
          </table:table-cell>
          <table:table-cell table:formula="of:=VALUE(TRIM(INDIRECT(ADDRESS(7;7;4))))" office:value-type="float" office:value="-0.360876740695999">
            <text:p>-0.3608767407</text:p>
          </table:table-cell>
          <table:table-cell table:formula="of:=VALUE(TRIM(INDIRECT(ADDRESS(7;8;4))))" office:value-type="float" office:value="-1.30857937515318">
            <text:p>-1.3085793752</text:p>
          </table:table-cell>
          <table:table-cell table:formula="of:=VALUE(TRIM(INDIRECT(ADDRESS(7;9;4))))" office:value-type="float" office:value="-8.31182094498656">
            <text:p>-8.311820945</text:p>
          </table:table-cell>
          <table:table-cell table:formula="of:=VALUE(TRIM(INDIRECT(ADDRESS(7;10;4))))" office:value-type="float" office:value="-15.0458059882456">
            <text:p>-15.0458059882</text:p>
          </table:table-cell>
          <table:table-cell table:formula="of:=VALUE(TRIM(INDIRECT(ADDRESS(7;11;4))))" office:value-type="float" office:value="-13.0537174319124">
            <text:p>-13.0537174319</text:p>
          </table:table-cell>
        </table:table-row>
        <table:table-row table:style-name="ro2">
          <table:table-cell/>
          <table:table-cell table:formula="of:=VALUE(TRIM(INDIRECT(ADDRESS(8;2;4))))" office:value-type="float" office:value="-15.4868931078604">
            <text:p>-15.4868931079</text:p>
          </table:table-cell>
          <table:table-cell table:formula="of:=VALUE(TRIM(INDIRECT(ADDRESS(8;3;4))))" office:value-type="float" office:value="-15.553559774527">
            <text:p>-15.5535597745</text:p>
          </table:table-cell>
          <table:table-cell table:formula="of:=VALUE(TRIM(INDIRECT(ADDRESS(8;4;4))))" office:value-type="float" office:value="-2.70772432085725">
            <text:p>-2.7077243209</text:p>
          </table:table-cell>
          <table:table-cell table:formula="of:=VALUE(TRIM(INDIRECT(ADDRESS(8;5;4))))" office:value-type="float" office:value="-15.0984411153761">
            <text:p>-15.0984411154</text:p>
          </table:table-cell>
          <table:table-cell table:formula="of:=VALUE(TRIM(INDIRECT(ADDRESS(8;6;4))))" office:value-type="float" office:value="-15.653559774527">
            <text:p>-15.6535597745</text:p>
          </table:table-cell>
          <table:table-cell table:formula="of:=VALUE(TRIM(INDIRECT(ADDRESS(8;7;4))))" office:value-type="float" office:value="-4.17428260654054">
            <text:p>-4.1742826065</text:p>
          </table:table-cell>
          <table:table-cell table:formula="of:=VALUE(TRIM(INDIRECT(ADDRESS(8;8;4))))" office:value-type="float" office:value="0">
            <text:p>0</text:p>
          </table:table-cell>
          <table:table-cell table:formula="of:=VALUE(TRIM(INDIRECT(ADDRESS(8;9;4))))" office:value-type="float" office:value="-15.4609547328476">
            <text:p>-15.4609547328</text:p>
          </table:table-cell>
          <table:table-cell table:formula="of:=VALUE(TRIM(INDIRECT(ADDRESS(8;10;4))))" office:value-type="float" office:value="-15.653559774527">
            <text:p>-15.6535597745</text:p>
          </table:table-cell>
          <table:table-cell table:formula="of:=VALUE(TRIM(INDIRECT(ADDRESS(8;11;4))))" office:value-type="float" office:value="-15.5202264411937">
            <text:p>-15.5202264412</text:p>
          </table:table-cell>
        </table:table-row>
        <table:table-row table:style-name="ro2">
          <table:table-cell/>
          <table:table-cell table:formula="of:=VALUE(TRIM(INDIRECT(ADDRESS(9;2;4))))" office:value-type="float" office:value="-14.8484913710186">
            <text:p>-14.848491371</text:p>
          </table:table-cell>
          <table:table-cell table:formula="of:=VALUE(TRIM(INDIRECT(ADDRESS(9;3;4))))" office:value-type="float" office:value="-9.42272603514913">
            <text:p>-9.4227260351</text:p>
          </table:table-cell>
          <table:table-cell table:formula="of:=VALUE(TRIM(INDIRECT(ADDRESS(9;4;4))))" office:value-type="float" office:value="-3.33390227192007">
            <text:p>-3.3339022719</text:p>
          </table:table-cell>
          <table:table-cell table:formula="of:=VALUE(TRIM(INDIRECT(ADDRESS(9;5;4))))" office:value-type="float" office:value="-14.7764157305556">
            <text:p>-14.7764157306</text:p>
          </table:table-cell>
          <table:table-cell table:formula="of:=VALUE(TRIM(INDIRECT(ADDRESS(9;6;4))))" office:value-type="float" office:value="-11.489157439585">
            <text:p>-11.4891574396</text:p>
          </table:table-cell>
          <table:table-cell table:formula="of:=VALUE(TRIM(INDIRECT(ADDRESS(9;7;4))))" office:value-type="float" office:value="-13.0446331454392">
            <text:p>-13.0446331454</text:p>
          </table:table-cell>
          <table:table-cell table:formula="of:=VALUE(TRIM(INDIRECT(ADDRESS(9;8;4))))" office:value-type="float" office:value="-1.17539466175584">
            <text:p>-1.1753946618</text:p>
          </table:table-cell>
          <table:table-cell table:formula="of:=VALUE(TRIM(INDIRECT(ADDRESS(9;9;4))))" office:value-type="float" office:value="-14.4969610959912">
            <text:p>-14.496961096</text:p>
          </table:table-cell>
          <table:table-cell table:formula="of:=VALUE(TRIM(INDIRECT(ADDRESS(9;10;4))))" office:value-type="float" office:value="-14.3472436888081">
            <text:p>-14.3472436888</text:p>
          </table:table-cell>
          <table:table-cell table:formula="of:=VALUE(TRIM(INDIRECT(ADDRESS(9;11;4))))" office:value-type="float" office:value="-15.2383173808532">
            <text:p>-15.2383173809</text:p>
          </table:table-cell>
        </table:table-row>
        <table:table-row table:style-name="ro2">
          <table:table-cell/>
          <table:table-cell table:formula="of:=VALUE(TRIM(INDIRECT(ADDRESS(10;2;4))))" office:value-type="float" office:value="-6.6093342885937">
            <text:p>-6.6093342886</text:p>
          </table:table-cell>
          <table:table-cell table:formula="of:=VALUE(TRIM(INDIRECT(ADDRESS(10;3;4))))" office:value-type="float" office:value="-8.41335834896156">
            <text:p>-8.413358349</text:p>
          </table:table-cell>
          <table:table-cell table:formula="of:=VALUE(TRIM(INDIRECT(ADDRESS(10;4;4))))" office:value-type="float" office:value="-3.18314679901863">
            <text:p>-3.183146799</text:p>
          </table:table-cell>
          <table:table-cell table:formula="of:=VALUE(TRIM(INDIRECT(ADDRESS(10;5;4))))" office:value-type="float" office:value="-15.653559774527">
            <text:p>-15.6535597745</text:p>
          </table:table-cell>
          <table:table-cell table:formula="of:=VALUE(TRIM(INDIRECT(ADDRESS(10;6;4))))" office:value-type="float" office:value="-15.653559774527">
            <text:p>-15.6535597745</text:p>
          </table:table-cell>
          <table:table-cell table:formula="of:=VALUE(TRIM(INDIRECT(ADDRESS(10;7;4))))" office:value-type="float" office:value="-0.713294140232837">
            <text:p>-0.7132941402</text:p>
          </table:table-cell>
          <table:table-cell table:formula="of:=VALUE(TRIM(INDIRECT(ADDRESS(10;8;4))))" office:value-type="float" office:value="-3.13731633088414">
            <text:p>-3.1373163309</text:p>
          </table:table-cell>
          <table:table-cell table:formula="of:=VALUE(TRIM(INDIRECT(ADDRESS(10;9;4))))" office:value-type="float" office:value="-11.1460400927156">
            <text:p>-11.1460400927</text:p>
          </table:table-cell>
          <table:table-cell table:formula="of:=VALUE(TRIM(INDIRECT(ADDRESS(10;10;4))))" office:value-type="float" office:value="-15.653559774527">
            <text:p>-15.6535597745</text:p>
          </table:table-cell>
          <table:table-cell table:formula="of:=VALUE(TRIM(INDIRECT(ADDRESS(10;11;4))))" office:value-type="float" office:value="-13.8505519018024">
            <text:p>-13.8505519018</text:p>
          </table:table-cell>
        </table:table-row>
        <table:table-row table:style-name="ro2">
          <table:table-cell/>
          <table:table-cell table:formula="of:=VALUE(TRIM(INDIRECT(ADDRESS(11;2;4))))" office:value-type="float" office:value="-15.653559774527">
            <text:p>-15.653559774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3.98480926164714">
            <text:p>-3.9848092616</text:p>
          </table:table-cell>
          <table:table-cell table:formula="of:=VALUE(TRIM(INDIRECT(ADDRESS(11;5;4))))" office:value-type="float" office:value="-15.653559774527">
            <text:p>-15.6535597745</text:p>
          </table:table-cell>
          <table:table-cell table:formula="of:=VALUE(TRIM(INDIRECT(ADDRESS(11;6;4))))" office:value-type="float" office:value="-15.653559774527">
            <text:p>-15.6535597745</text:p>
          </table:table-cell>
          <table:table-cell table:formula="of:=VALUE(TRIM(INDIRECT(ADDRESS(11;7;4))))" office:value-type="float" office:value="-0.521931645167806">
            <text:p>-0.5219316452</text:p>
          </table:table-cell>
          <table:table-cell table:formula="of:=VALUE(TRIM(INDIRECT(ADDRESS(11;8;4))))" office:value-type="float" office:value="-4.17567264036781">
            <text:p>-4.1756726404</text:p>
          </table:table-cell>
          <table:table-cell table:formula="of:=VALUE(TRIM(INDIRECT(ADDRESS(11;9;4))))" office:value-type="float" office:value="-15.653559774527">
            <text:p>-15.6535597745</text:p>
          </table:table-cell>
          <table:table-cell table:formula="of:=VALUE(TRIM(INDIRECT(ADDRESS(11;10;4))))" office:value-type="float" office:value="-15.653559774527">
            <text:p>-15.6535597745</text:p>
          </table:table-cell>
          <table:table-cell table:formula="of:=VALUE(TRIM(INDIRECT(ADDRESS(11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2;2;4))))" office:value-type="float" office:value="-15.653559774527">
            <text:p>-15.6535597745</text:p>
          </table:table-cell>
          <table:table-cell table:formula="of:=VALUE(TRIM(INDIRECT(ADDRESS(12;3;4))))" office:value-type="float" office:value="-15.6253113443664">
            <text:p>-15.6253113444</text:p>
          </table:table-cell>
          <table:table-cell table:formula="of:=VALUE(TRIM(INDIRECT(ADDRESS(12;4;4))))" office:value-type="float" office:value="-9.29737458723786">
            <text:p>-9.2973745872</text:p>
          </table:table-cell>
          <table:table-cell table:formula="of:=VALUE(TRIM(INDIRECT(ADDRESS(12;5;4))))" office:value-type="float" office:value="-15.5849353983804">
            <text:p>-15.5849353984</text:p>
          </table:table-cell>
          <table:table-cell table:formula="of:=VALUE(TRIM(INDIRECT(ADDRESS(12;6;4))))" office:value-type="float" office:value="-15.653559774527">
            <text:p>-15.6535597745</text:p>
          </table:table-cell>
          <table:table-cell table:formula="of:=VALUE(TRIM(INDIRECT(ADDRESS(12;7;4))))" office:value-type="float" office:value="-15.653559774527">
            <text:p>-15.6535597745</text:p>
          </table:table-cell>
          <table:table-cell table:formula="of:=VALUE(TRIM(INDIRECT(ADDRESS(12;8;4))))" office:value-type="float" office:value="-15.653559774527">
            <text:p>-15.6535597745</text:p>
          </table:table-cell>
          <table:table-cell table:formula="of:=VALUE(TRIM(INDIRECT(ADDRESS(12;9;4))))" office:value-type="float" office:value="-15.653559774527">
            <text:p>-15.6535597745</text:p>
          </table:table-cell>
          <table:table-cell table:formula="of:=VALUE(TRIM(INDIRECT(ADDRESS(12;10;4))))" office:value-type="float" office:value="-15.653559774527">
            <text:p>-15.6535597745</text:p>
          </table:table-cell>
          <table:table-cell table:formula="of:=VALUE(TRIM(INDIRECT(ADDRESS(12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3;2;4))))" office:value-type="float" office:value="-15.653559774527">
            <text:p>-15.6535597745</text:p>
          </table:table-cell>
          <table:table-cell table:formula="of:=VALUE(TRIM(INDIRECT(ADDRESS(13;3;4))))" office:value-type="float" office:value="-15.322911374376">
            <text:p>-15.3229113744</text:p>
          </table:table-cell>
          <table:table-cell table:formula="of:=VALUE(TRIM(INDIRECT(ADDRESS(13;4;4))))" office:value-type="float" office:value="-2.56489711768188">
            <text:p>-2.5648971177</text:p>
          </table:table-cell>
          <table:table-cell table:formula="of:=VALUE(TRIM(INDIRECT(ADDRESS(13;5;4))))" office:value-type="float" office:value="-15.5071959014668">
            <text:p>-15.5071959015</text:p>
          </table:table-cell>
          <table:table-cell table:formula="of:=VALUE(TRIM(INDIRECT(ADDRESS(13;6;4))))" office:value-type="float" office:value="-15.653559774527">
            <text:p>-15.6535597745</text:p>
          </table:table-cell>
          <table:table-cell table:formula="of:=VALUE(TRIM(INDIRECT(ADDRESS(13;7;4))))" office:value-type="float" office:value="-15.653559774527">
            <text:p>-15.6535597745</text:p>
          </table:table-cell>
          <table:table-cell table:formula="of:=VALUE(TRIM(INDIRECT(ADDRESS(13;8;4))))" office:value-type="float" office:value="-15.6214454140433">
            <text:p>-15.621445414</text:p>
          </table:table-cell>
          <table:table-cell table:formula="of:=VALUE(TRIM(INDIRECT(ADDRESS(13;9;4))))" office:value-type="float" office:value="-15.6041547384549">
            <text:p>-15.6041547385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4451817493749">
            <text:p>-15.4451817494</text:p>
          </table:table-cell>
        </table:table-row>
        <table:table-row table:style-name="ro2">
          <table:table-cell/>
          <table:table-cell table:formula="of:=VALUE(TRIM(INDIRECT(ADDRESS(14;2;4))))" office:value-type="float" office:value="-15.1317744487095">
            <text:p>-15.1317744487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5.653559774527">
            <text:p>-15.6535597745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  <table:table-cell table:formula="of:=VALUE(TRIM(INDIRECT(ADDRESS(14;7;4))))" office:value-type="float" office:value="-15.653559774527">
            <text:p>-15.6535597745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15.653559774527">
            <text:p>-15.6535597745</text:p>
          </table:table-cell>
          <table:table-cell table:formula="of:=VALUE(TRIM(INDIRECT(ADDRESS(14;10;4))))" office:value-type="float" office:value="-15.653559774527">
            <text:p>-15.6535597745</text:p>
          </table:table-cell>
          <table:table-cell table:formula="of:=VALUE(TRIM(INDIRECT(ADDRESS(14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12.4152274212061">
            <text:p>-12.4152274212</text:p>
          </table:table-cell>
          <table:table-cell table:formula="of:=VALUE(TRIM(INDIRECT(ADDRESS(15;3;4))))" office:value-type="float" office:value="-13.7669835242942">
            <text:p>-13.7669835243</text:p>
          </table:table-cell>
          <table:table-cell table:formula="of:=VALUE(TRIM(INDIRECT(ADDRESS(15;4;4))))" office:value-type="float" office:value="-2.27346806187694">
            <text:p>-2.2734680619</text:p>
          </table:table-cell>
          <table:table-cell table:formula="of:=VALUE(TRIM(INDIRECT(ADDRESS(15;5;4))))" office:value-type="float" office:value="-11.7375706404191">
            <text:p>-11.7375706404</text:p>
          </table:table-cell>
          <table:table-cell table:formula="of:=VALUE(TRIM(INDIRECT(ADDRESS(15;6;4))))" office:value-type="float" office:value="-15.5833194422054">
            <text:p>-15.5833194422</text:p>
          </table:table-cell>
          <table:table-cell table:formula="of:=VALUE(TRIM(INDIRECT(ADDRESS(15;7;4))))" office:value-type="float" office:value="-15.4118448472253">
            <text:p>-15.4118448472</text:p>
          </table:table-cell>
          <table:table-cell table:formula="of:=VALUE(TRIM(INDIRECT(ADDRESS(15;8;4))))" office:value-type="float" office:value="-0.951430391977316">
            <text:p>-0.951430392</text:p>
          </table:table-cell>
          <table:table-cell table:formula="of:=VALUE(TRIM(INDIRECT(ADDRESS(15;9;4))))" office:value-type="float" office:value="-12.9173316689082">
            <text:p>-12.9173316689</text:p>
          </table:table-cell>
          <table:table-cell table:formula="of:=VALUE(TRIM(INDIRECT(ADDRESS(15;10;4))))" office:value-type="float" office:value="-15.653559774527">
            <text:p>-15.6535597745</text:p>
          </table:table-cell>
          <table:table-cell table:formula="of:=VALUE(TRIM(INDIRECT(ADDRESS(15;11;4))))" office:value-type="float" office:value="-13.0014081960421">
            <text:p>-13.001408196</text:p>
          </table:table-cell>
        </table:table-row>
        <table:table-row table:style-name="ro2">
          <table:table-cell/>
          <table:table-cell table:formula="of:=VALUE(TRIM(INDIRECT(ADDRESS(16;2;4))))" office:value-type="float" office:value="-15.4789146841819">
            <text:p>-15.4789146842</text:p>
          </table:table-cell>
          <table:table-cell table:formula="of:=VALUE(TRIM(INDIRECT(ADDRESS(16;3;4))))" office:value-type="float" office:value="-15.4151666046555">
            <text:p>-15.4151666047</text:p>
          </table:table-cell>
          <table:table-cell table:formula="of:=VALUE(TRIM(INDIRECT(ADDRESS(16;4;4))))" office:value-type="float" office:value="-7.62102048473681">
            <text:p>-7.6210204847</text:p>
          </table:table-cell>
          <table:table-cell table:formula="of:=VALUE(TRIM(INDIRECT(ADDRESS(16;5;4))))" office:value-type="float" office:value="-15.441254269469">
            <text:p>-15.4412542695</text:p>
          </table:table-cell>
          <table:table-cell table:formula="of:=VALUE(TRIM(INDIRECT(ADDRESS(16;6;4))))" office:value-type="float" office:value="-15.3809607562723">
            <text:p>-15.3809607563</text:p>
          </table:table-cell>
          <table:table-cell table:formula="of:=VALUE(TRIM(INDIRECT(ADDRESS(16;7;4))))" office:value-type="float" office:value="-15.653559774527">
            <text:p>-15.6535597745</text:p>
          </table:table-cell>
          <table:table-cell table:formula="of:=VALUE(TRIM(INDIRECT(ADDRESS(16;8;4))))" office:value-type="float" office:value="-4.27885276824912">
            <text:p>-4.2788527682</text:p>
          </table:table-cell>
          <table:table-cell table:formula="of:=VALUE(TRIM(INDIRECT(ADDRESS(16;9;4))))" office:value-type="float" office:value="-15.4065593263809">
            <text:p>-15.4065593264</text:p>
          </table:table-cell>
          <table:table-cell table:formula="of:=VALUE(TRIM(INDIRECT(ADDRESS(16;10;4))))" office:value-type="float" office:value="-15.653559774527">
            <text:p>-15.6535597745</text:p>
          </table:table-cell>
          <table:table-cell table:formula="of:=VALUE(TRIM(INDIRECT(ADDRESS(16;11;4))))" office:value-type="float" office:value="-15.2010312183141">
            <text:p>-15.2010312183</text:p>
          </table:table-cell>
        </table:table-row>
        <table:table-row table:style-name="ro2">
          <table:table-cell/>
          <table:table-cell table:formula="of:=VALUE(TRIM(INDIRECT(ADDRESS(17;2;4))))" office:value-type="float" office:value="-15.653559774527">
            <text:p>-15.6535597745</text:p>
          </table:table-cell>
          <table:table-cell table:formula="of:=VALUE(TRIM(INDIRECT(ADDRESS(17;3;4))))" office:value-type="float" office:value="-12.553153980075">
            <text:p>-12.5531539801</text:p>
          </table:table-cell>
          <table:table-cell table:formula="of:=VALUE(TRIM(INDIRECT(ADDRESS(17;4;4))))" office:value-type="float" office:value="-4.20015197290839">
            <text:p>-4.2001519729</text:p>
          </table:table-cell>
          <table:table-cell table:formula="of:=VALUE(TRIM(INDIRECT(ADDRESS(17;5;4))))" office:value-type="float" office:value="-15.653559774527">
            <text:p>-15.6535597745</text:p>
          </table:table-cell>
          <table:table-cell table:formula="of:=VALUE(TRIM(INDIRECT(ADDRESS(17;6;4))))" office:value-type="float" office:value="-15.653559774527">
            <text:p>-15.6535597745</text:p>
          </table:table-cell>
          <table:table-cell table:formula="of:=VALUE(TRIM(INDIRECT(ADDRESS(17;7;4))))" office:value-type="float" office:value="-5.7749957711889">
            <text:p>-5.7749957712</text:p>
          </table:table-cell>
          <table:table-cell table:formula="of:=VALUE(TRIM(INDIRECT(ADDRESS(17;8;4))))" office:value-type="float" office:value="-15.1368254754517">
            <text:p>-15.1368254755</text:p>
          </table:table-cell>
          <table:table-cell table:formula="of:=VALUE(TRIM(INDIRECT(ADDRESS(17;9;4))))" office:value-type="float" office:value="-14.6200911763764">
            <text:p>-14.6200911764</text:p>
          </table:table-cell>
          <table:table-cell table:formula="of:=VALUE(TRIM(INDIRECT(ADDRESS(17;10;4))))" office:value-type="float" office:value="-15.653559774527">
            <text:p>-15.6535597745</text:p>
          </table:table-cell>
          <table:table-cell table:formula="of:=VALUE(TRIM(INDIRECT(ADDRESS(1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8;2;4))))" office:value-type="float" office:value="-4.90801956699862">
            <text:p>-4.908019567</text:p>
          </table:table-cell>
          <table:table-cell table:formula="of:=VALUE(TRIM(INDIRECT(ADDRESS(18;3;4))))" office:value-type="float" office:value="-2.78366785622542">
            <text:p>-2.7836678562</text:p>
          </table:table-cell>
          <table:table-cell table:formula="of:=VALUE(TRIM(INDIRECT(ADDRESS(18;4;4))))" office:value-type="float" office:value="-1.80848076446359">
            <text:p>-1.8084807645</text:p>
          </table:table-cell>
          <table:table-cell table:formula="of:=VALUE(TRIM(INDIRECT(ADDRESS(18;5;4))))" office:value-type="float" office:value="-15.4689262721468">
            <text:p>-15.4689262721</text:p>
          </table:table-cell>
          <table:table-cell table:formula="of:=VALUE(TRIM(INDIRECT(ADDRESS(18;6;4))))" office:value-type="float" office:value="-15.653559774527">
            <text:p>-15.6535597745</text:p>
          </table:table-cell>
          <table:table-cell table:formula="of:=VALUE(TRIM(INDIRECT(ADDRESS(18;7;4))))" office:value-type="float" office:value="-0.451380895616275">
            <text:p>-0.4513808956</text:p>
          </table:table-cell>
          <table:table-cell table:formula="of:=VALUE(TRIM(INDIRECT(ADDRESS(18;8;4))))" office:value-type="float" office:value="-7.47625331764243">
            <text:p>-7.4762533176</text:p>
          </table:table-cell>
          <table:table-cell table:formula="of:=VALUE(TRIM(INDIRECT(ADDRESS(18;9;4))))" office:value-type="float" office:value="-5.81322818114281">
            <text:p>-5.8132281811</text:p>
          </table:table-cell>
          <table:table-cell table:formula="of:=VALUE(TRIM(INDIRECT(ADDRESS(18;10;4))))" office:value-type="float" office:value="-15.653559774527">
            <text:p>-15.6535597745</text:p>
          </table:table-cell>
          <table:table-cell table:formula="of:=VALUE(TRIM(INDIRECT(ADDRESS(18;11;4))))" office:value-type="float" office:value="-13.0485406043485">
            <text:p>-13.0485406043</text:p>
          </table:table-cell>
        </table:table-row>
        <table:table-row table:style-name="ro2">
          <table:table-cell/>
          <table:table-cell table:formula="of:=VALUE(TRIM(INDIRECT(ADDRESS(19;2;4))))" office:value-type="float" office:value="-2.92191940574566">
            <text:p>-2.9219194057</text:p>
          </table:table-cell>
          <table:table-cell table:formula="of:=VALUE(TRIM(INDIRECT(ADDRESS(19;3;4))))" office:value-type="float" office:value="-2.18424833441673">
            <text:p>-2.1842483344</text:p>
          </table:table-cell>
          <table:table-cell table:formula="of:=VALUE(TRIM(INDIRECT(ADDRESS(19;4;4))))" office:value-type="float" office:value="-2.41880314823224">
            <text:p>-2.4188031482</text:p>
          </table:table-cell>
          <table:table-cell table:formula="of:=VALUE(TRIM(INDIRECT(ADDRESS(19;5;4))))" office:value-type="float" office:value="-15.1418087818983">
            <text:p>-15.1418087819</text:p>
          </table:table-cell>
          <table:table-cell table:formula="of:=VALUE(TRIM(INDIRECT(ADDRESS(19;6;4))))" office:value-type="float" office:value="-15.653559774527">
            <text:p>-15.6535597745</text:p>
          </table:table-cell>
          <table:table-cell table:formula="of:=VALUE(TRIM(INDIRECT(ADDRESS(19;7;4))))" office:value-type="float" office:value="-0.89791808900894">
            <text:p>-0.897918089</text:p>
          </table:table-cell>
          <table:table-cell table:formula="of:=VALUE(TRIM(INDIRECT(ADDRESS(19;8;4))))" office:value-type="float" office:value="-0.301029995663981">
            <text:p>-0.3010299957</text:p>
          </table:table-cell>
          <table:table-cell table:formula="of:=VALUE(TRIM(INDIRECT(ADDRESS(19;9;4))))" office:value-type="float" office:value="-6.104829497941">
            <text:p>-6.1048294979</text:p>
          </table:table-cell>
          <table:table-cell table:formula="of:=VALUE(TRIM(INDIRECT(ADDRESS(19;10;4))))" office:value-type="float" office:value="-15.653559774527">
            <text:p>-15.6535597745</text:p>
          </table:table-cell>
          <table:table-cell table:formula="of:=VALUE(TRIM(INDIRECT(ADDRESS(19;11;4))))" office:value-type="float" office:value="-8.83303814839415">
            <text:p>-8.8330381484</text:p>
          </table:table-cell>
        </table:table-row>
        <table:table-row table:style-name="ro2">
          <table:table-cell/>
          <table:table-cell table:formula="of:=VALUE(TRIM(INDIRECT(ADDRESS(20;2;4))))" office:value-type="float" office:value="-0.488451992484234">
            <text:p>-0.4884519925</text:p>
          </table:table-cell>
          <table:table-cell table:formula="of:=VALUE(TRIM(INDIRECT(ADDRESS(20;3;4))))" office:value-type="float" office:value="-14.9202264411937">
            <text:p>-14.9202264412</text:p>
          </table:table-cell>
          <table:table-cell table:formula="of:=VALUE(TRIM(INDIRECT(ADDRESS(20;4;4))))" office:value-type="float" office:value="-1.67566258684756">
            <text:p>-1.6756625868</text:p>
          </table:table-cell>
          <table:table-cell table:formula="of:=VALUE(TRIM(INDIRECT(ADDRESS(20;5;4))))" office:value-type="float" office:value="-10.3574918421689">
            <text:p>-10.3574918422</text:p>
          </table:table-cell>
          <table:table-cell table:formula="of:=VALUE(TRIM(INDIRECT(ADDRESS(20;6;4))))" office:value-type="float" office:value="-14.853559774527">
            <text:p>-14.8535597745</text:p>
          </table:table-cell>
          <table:table-cell table:formula="of:=VALUE(TRIM(INDIRECT(ADDRESS(20;7;4))))" office:value-type="float" office:value="-0.488451992484234">
            <text:p>-0.4884519925</text:p>
          </table:table-cell>
          <table:table-cell table:formula="of:=VALUE(TRIM(INDIRECT(ADDRESS(20;8;4))))" office:value-type="float" office:value="-0.521785325817567">
            <text:p>-0.5217853258</text:p>
          </table:table-cell>
          <table:table-cell table:formula="of:=VALUE(TRIM(INDIRECT(ADDRESS(20;9;4))))" office:value-type="float" office:value="-14.953559774527">
            <text:p>-14.9535597745</text:p>
          </table:table-cell>
          <table:table-cell table:formula="of:=VALUE(TRIM(INDIRECT(ADDRESS(20;10;4))))" office:value-type="float" office:value="0">
            <text:p>0</text:p>
          </table:table-cell>
          <table:table-cell table:formula="of:=VALUE(TRIM(INDIRECT(ADDRESS(20;11;4))))" office:value-type="float" office:value="-14.8868931078604">
            <text:p>-14.8868931079</text:p>
          </table:table-cell>
        </table:table-row>
        <table:table-row table:style-name="ro2">
          <table:table-cell/>
          <table:table-cell table:formula="of:=VALUE(TRIM(INDIRECT(ADDRESS(21;2;4))))" office:value-type="float" office:value="-12.2269687791173">
            <text:p>-12.2269687791</text:p>
          </table:table-cell>
          <table:table-cell table:formula="of:=VALUE(TRIM(INDIRECT(ADDRESS(21;3;4))))" office:value-type="float" office:value="-12.2201397502058">
            <text:p>-12.2201397502</text:p>
          </table:table-cell>
          <table:table-cell table:formula="of:=VALUE(TRIM(INDIRECT(ADDRESS(21;4;4))))" office:value-type="float" office:value="-0.243379635709299">
            <text:p>-0.2433796357</text:p>
          </table:table-cell>
          <table:table-cell table:formula="of:=VALUE(TRIM(INDIRECT(ADDRESS(21;5;4))))" office:value-type="float" office:value="-12.1450042112285">
            <text:p>-12.1450042112</text:p>
          </table:table-cell>
          <table:table-cell table:formula="of:=VALUE(TRIM(INDIRECT(ADDRESS(21;6;4))))" office:value-type="float" office:value="-14.0045218825202">
            <text:p>-14.0045218825</text:p>
          </table:table-cell>
          <table:table-cell table:formula="of:=VALUE(TRIM(INDIRECT(ADDRESS(21;7;4))))" office:value-type="float" office:value="-9.91392119053378">
            <text:p>-9.9139211905</text:p>
          </table:table-cell>
          <table:table-cell table:formula="of:=VALUE(TRIM(INDIRECT(ADDRESS(21;8;4))))" office:value-type="float" office:value="0">
            <text:p>0</text:p>
          </table:table-cell>
          <table:table-cell table:formula="of:=VALUE(TRIM(INDIRECT(ADDRESS(21;9;4))))" office:value-type="float" office:value="-12.7095733017456">
            <text:p>-12.7095733017</text:p>
          </table:table-cell>
          <table:table-cell table:formula="of:=VALUE(TRIM(INDIRECT(ADDRESS(21;10;4))))" office:value-type="float" office:value="-12.5728118975442">
            <text:p>-12.5728118975</text:p>
          </table:table-cell>
          <table:table-cell table:formula="of:=VALUE(TRIM(INDIRECT(ADDRESS(21;11;4))))" office:value-type="float" office:value="-14.1595682358746">
            <text:p>-14.1595682359</text:p>
          </table:table-cell>
        </table:table-row>
        <table:table-row table:style-name="ro2">
          <table:table-cell/>
          <table:table-cell table:formula="of:=VALUE(TRIM(INDIRECT(ADDRESS(22;2;4))))" office:value-type="float" office:value="-0.261540590146383">
            <text:p>-0.2615405901</text:p>
          </table:table-cell>
          <table:table-cell table:formula="of:=VALUE(TRIM(INDIRECT(ADDRESS(22;3;4))))" office:value-type="float" office:value="-1.61629701228042">
            <text:p>-1.6162970123</text:p>
          </table:table-cell>
          <table:table-cell table:formula="of:=VALUE(TRIM(INDIRECT(ADDRESS(22;4;4))))" office:value-type="float" office:value="-1.43005195863446">
            <text:p>-1.4300519586</text:p>
          </table:table-cell>
          <table:table-cell table:formula="of:=VALUE(TRIM(INDIRECT(ADDRESS(22;5;4))))" office:value-type="float" office:value="-0.738185575926888">
            <text:p>-0.7381855759</text:p>
          </table:table-cell>
          <table:table-cell table:formula="of:=VALUE(TRIM(INDIRECT(ADDRESS(22;6;4))))" office:value-type="float" office:value="-15.653559774527">
            <text:p>-15.6535597745</text:p>
          </table:table-cell>
          <table:table-cell table:formula="of:=VALUE(TRIM(INDIRECT(ADDRESS(22;7;4))))" office:value-type="float" office:value="-0.462333101303096">
            <text:p>-0.4623331013</text:p>
          </table:table-cell>
          <table:table-cell table:formula="of:=VALUE(TRIM(INDIRECT(ADDRESS(22;8;4))))" office:value-type="float" office:value="-0.319615485660627">
            <text:p>-0.3196154857</text:p>
          </table:table-cell>
          <table:table-cell table:formula="of:=VALUE(TRIM(INDIRECT(ADDRESS(22;9;4))))" office:value-type="float" office:value="-2.51302899241793">
            <text:p>-2.5130289924</text:p>
          </table:table-cell>
          <table:table-cell table:formula="of:=VALUE(TRIM(INDIRECT(ADDRESS(22;10;4))))" office:value-type="float" office:value="-15.653559774527">
            <text:p>-15.6535597745</text:p>
          </table:table-cell>
          <table:table-cell table:formula="of:=VALUE(TRIM(INDIRECT(ADDRESS(22;11;4))))" office:value-type="float" office:value="-1.70764997123074">
            <text:p>-1.7076499712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-15.653559774527">
            <text:p>-15.6535597745</text:p>
          </table:table-cell>
          <table:table-cell table:formula="of:=VALUE(TRIM(INDIRECT(ADDRESS(23;4;4))))" office:value-type="float" office:value="-2.69663427656983">
            <text:p>-2.6966342766</text:p>
          </table:table-cell>
          <table:table-cell table:formula="of:=VALUE(TRIM(INDIRECT(ADDRESS(23;5;4))))" office:value-type="float" office:value="0">
            <text:p>0</text:p>
          </table:table-cell>
          <table:table-cell table:formula="of:=VALUE(TRIM(INDIRECT(ADDRESS(23;6;4))))" office:value-type="float" office:value="-15.653559774527">
            <text:p>-15.6535597745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0">
            <text:p>0</text:p>
          </table:table-cell>
          <table:table-cell table:formula="of:=VALUE(TRIM(INDIRECT(ADDRESS(23;9;4))))" office:value-type="float" office:value="-15.653559774527">
            <text:p>-15.6535597745</text:p>
          </table:table-cell>
          <table:table-cell table:formula="of:=VALUE(TRIM(INDIRECT(ADDRESS(23;10;4))))" office:value-type="float" office:value="-15.653559774527">
            <text:p>-15.6535597745</text:p>
          </table:table-cell>
          <table:table-cell table:formula="of:=VALUE(TRIM(INDIRECT(ADDRESS(23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4;2;4))))" office:value-type="float" office:value="-15.653559774527">
            <text:p>-15.6535597745</text:p>
          </table:table-cell>
          <table:table-cell table:formula="of:=VALUE(TRIM(INDIRECT(ADDRESS(24;3;4))))" office:value-type="float" office:value="-15.653559774527">
            <text:p>-15.6535597745</text:p>
          </table:table-cell>
          <table:table-cell table:formula="of:=VALUE(TRIM(INDIRECT(ADDRESS(24;4;4))))" office:value-type="float" office:value="-2.75271308464922">
            <text:p>-2.7527130846</text:p>
          </table:table-cell>
          <table:table-cell table:formula="of:=VALUE(TRIM(INDIRECT(ADDRESS(24;5;4))))" office:value-type="float" office:value="-15.653559774527">
            <text:p>-15.6535597745</text:p>
          </table:table-cell>
          <table:table-cell table:formula="of:=VALUE(TRIM(INDIRECT(ADDRESS(24;6;4))))" office:value-type="float" office:value="-15.653559774527">
            <text:p>-15.6535597745</text:p>
          </table:table-cell>
          <table:table-cell table:formula="of:=VALUE(TRIM(INDIRECT(ADDRESS(24;7;4))))" office:value-type="float" office:value="-15.653559774527">
            <text:p>-15.6535597745</text:p>
          </table:table-cell>
          <table:table-cell table:formula="of:=VALUE(TRIM(INDIRECT(ADDRESS(24;8;4))))" office:value-type="float" office:value="-15.5842813208376">
            <text:p>-15.5842813208</text:p>
          </table:table-cell>
          <table:table-cell table:formula="of:=VALUE(TRIM(INDIRECT(ADDRESS(24;9;4))))" office:value-type="float" office:value="-15.653559774527">
            <text:p>-15.6535597745</text:p>
          </table:table-cell>
          <table:table-cell table:formula="of:=VALUE(TRIM(INDIRECT(ADDRESS(24;10;4))))" office:value-type="float" office:value="-15.653559774527">
            <text:p>-15.6535597745</text:p>
          </table:table-cell>
          <table:table-cell table:formula="of:=VALUE(TRIM(INDIRECT(ADDRESS(24;11;4))))" office:value-type="float" office:value="-15.643154769707">
            <text:p>-15.6431547697</text:p>
          </table:table-cell>
        </table:table-row>
        <table:table-row table:style-name="ro2">
          <table:table-cell/>
          <table:table-cell table:formula="of:=VALUE(TRIM(INDIRECT(ADDRESS(25;2;4))))" office:value-type="float" office:value="-15.5881708118995">
            <text:p>-15.5881708119</text:p>
          </table:table-cell>
          <table:table-cell table:formula="of:=VALUE(TRIM(INDIRECT(ADDRESS(25;3;4))))" office:value-type="float" office:value="-15.653559774527">
            <text:p>-15.6535597745</text:p>
          </table:table-cell>
          <table:table-cell table:formula="of:=VALUE(TRIM(INDIRECT(ADDRESS(25;4;4))))" office:value-type="float" office:value="-0.653478471039723">
            <text:p>-0.653478471</text:p>
          </table:table-cell>
          <table:table-cell table:formula="of:=VALUE(TRIM(INDIRECT(ADDRESS(25;5;4))))" office:value-type="float" office:value="-15.653559774527">
            <text:p>-15.6535597745</text:p>
          </table:table-cell>
          <table:table-cell table:formula="of:=VALUE(TRIM(INDIRECT(ADDRESS(25;6;4))))" office:value-type="float" office:value="-15.653559774527">
            <text:p>-15.6535597745</text:p>
          </table:table-cell>
          <table:table-cell table:formula="of:=VALUE(TRIM(INDIRECT(ADDRESS(25;7;4))))" office:value-type="float" office:value="-15.653559774527">
            <text:p>-15.6535597745</text:p>
          </table:table-cell>
          <table:table-cell table:formula="of:=VALUE(TRIM(INDIRECT(ADDRESS(25;8;4))))" office:value-type="float" office:value="-15.6162356958049">
            <text:p>-15.6162356958</text:p>
          </table:table-cell>
          <table:table-cell table:formula="of:=VALUE(TRIM(INDIRECT(ADDRESS(25;9;4))))" office:value-type="float" office:value="-15.5738132233949">
            <text:p>-15.5738132234</text:p>
          </table:table-cell>
          <table:table-cell table:formula="of:=VALUE(TRIM(INDIRECT(ADDRESS(25;10;4))))" office:value-type="float" office:value="-15.653559774527">
            <text:p>-15.6535597745</text:p>
          </table:table-cell>
          <table:table-cell table:formula="of:=VALUE(TRIM(INDIRECT(ADDRESS(2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15.653559774527">
            <text:p>-15.6535597745</text:p>
          </table:table-cell>
          <table:table-cell table:formula="of:=VALUE(TRIM(INDIRECT(ADDRESS(26;4;4))))" office:value-type="float" office:value="-15.653559774527">
            <text:p>-15.6535597745</text:p>
          </table:table-cell>
          <table:table-cell table:formula="of:=VALUE(TRIM(INDIRECT(ADDRESS(26;5;4))))" office:value-type="float" office:value="-15.653559774527">
            <text:p>-15.6535597745</text:p>
          </table:table-cell>
          <table:table-cell table:formula="of:=VALUE(TRIM(INDIRECT(ADDRESS(26;6;4))))" office:value-type="float" office:value="-15.653559774527">
            <text:p>-15.6535597745</text:p>
          </table:table-cell>
          <table:table-cell table:formula="of:=VALUE(TRIM(INDIRECT(ADDRESS(26;7;4))))" office:value-type="float" office:value="-15.653559774527">
            <text:p>-15.6535597745</text:p>
          </table:table-cell>
          <table:table-cell table:formula="of:=VALUE(TRIM(INDIRECT(ADDRESS(26;8;4))))" office:value-type="float" office:value="0">
            <text:p>0</text:p>
          </table:table-cell>
          <table:table-cell table:formula="of:=VALUE(TRIM(INDIRECT(ADDRESS(26;9;4))))" office:value-type="float" office:value="-15.653559774527">
            <text:p>-15.6535597745</text:p>
          </table:table-cell>
          <table:table-cell table:formula="of:=VALUE(TRIM(INDIRECT(ADDRESS(26;10;4))))" office:value-type="float" office:value="-15.653559774527">
            <text:p>-15.6535597745</text:p>
          </table:table-cell>
          <table:table-cell table:formula="of:=VALUE(TRIM(INDIRECT(ADDRESS(26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7;2;4))))" office:value-type="float" office:value="-0.921041487044779">
            <text:p>-0.921041487</text:p>
          </table:table-cell>
          <table:table-cell table:formula="of:=VALUE(TRIM(INDIRECT(ADDRESS(27;3;4))))" office:value-type="float" office:value="-5.02632405387842">
            <text:p>-5.0263240539</text:p>
          </table:table-cell>
          <table:table-cell table:formula="of:=VALUE(TRIM(INDIRECT(ADDRESS(27;4;4))))" office:value-type="float" office:value="-1.49087256807086">
            <text:p>-1.4908725681</text:p>
          </table:table-cell>
          <table:table-cell table:formula="of:=VALUE(TRIM(INDIRECT(ADDRESS(27;5;4))))" office:value-type="float" office:value="-3.55228470457679">
            <text:p>-3.5522847046</text:p>
          </table:table-cell>
          <table:table-cell table:formula="of:=VALUE(TRIM(INDIRECT(ADDRESS(27;6;4))))" office:value-type="float" office:value="-3.32288478285344">
            <text:p>-3.3228847829</text:p>
          </table:table-cell>
          <table:table-cell table:formula="of:=VALUE(TRIM(INDIRECT(ADDRESS(27;7;4))))" office:value-type="float" office:value="-3.77150152058937">
            <text:p>-3.7715015206</text:p>
          </table:table-cell>
          <table:table-cell table:formula="of:=VALUE(TRIM(INDIRECT(ADDRESS(27;8;4))))" office:value-type="float" office:value="-0.521785325817567">
            <text:p>-0.5217853258</text:p>
          </table:table-cell>
          <table:table-cell table:formula="of:=VALUE(TRIM(INDIRECT(ADDRESS(27;9;4))))" office:value-type="float" office:value="-4.33694981451014">
            <text:p>-4.3369498145</text:p>
          </table:table-cell>
          <table:table-cell table:formula="of:=VALUE(TRIM(INDIRECT(ADDRESS(27;10;4))))" office:value-type="float" office:value="-2.30322094703964">
            <text:p>-2.303220947</text:p>
          </table:table-cell>
          <table:table-cell table:formula="of:=VALUE(TRIM(INDIRECT(ADDRESS(27;11;4))))" office:value-type="float" office:value="-4.96422440993416">
            <text:p>-4.9642244099</text:p>
          </table:table-cell>
        </table:table-row>
        <table:table-row table:style-name="ro2">
          <table:table-cell/>
          <table:table-cell table:formula="of:=VALUE(TRIM(INDIRECT(ADDRESS(28;2;4))))" office:value-type="float" office:value="-9.89464831320242">
            <text:p>-9.8946483132</text:p>
          </table:table-cell>
          <table:table-cell table:formula="of:=VALUE(TRIM(INDIRECT(ADDRESS(28;3;4))))" office:value-type="float" office:value="-8.52387252967709">
            <text:p>-8.5238725297</text:p>
          </table:table-cell>
          <table:table-cell table:formula="of:=VALUE(TRIM(INDIRECT(ADDRESS(28;4;4))))" office:value-type="float" office:value="-4.79046264246258">
            <text:p>-4.7904626425</text:p>
          </table:table-cell>
          <table:table-cell table:formula="of:=VALUE(TRIM(INDIRECT(ADDRESS(28;5;4))))" office:value-type="float" office:value="-9.82708148557976">
            <text:p>-9.8270814856</text:p>
          </table:table-cell>
          <table:table-cell table:formula="of:=VALUE(TRIM(INDIRECT(ADDRESS(28;6;4))))" office:value-type="float" office:value="-12.5569458355919">
            <text:p>-12.5569458356</text:p>
          </table:table-cell>
          <table:table-cell table:formula="of:=VALUE(TRIM(INDIRECT(ADDRESS(28;7;4))))" office:value-type="float" office:value="-14.4444082306445">
            <text:p>-14.4444082306</text:p>
          </table:table-cell>
          <table:table-cell table:formula="of:=VALUE(TRIM(INDIRECT(ADDRESS(28;8;4))))" office:value-type="float" office:value="-0.446531680840969">
            <text:p>-0.4465316808</text:p>
          </table:table-cell>
          <table:table-cell table:formula="of:=VALUE(TRIM(INDIRECT(ADDRESS(28;9;4))))" office:value-type="float" office:value="-10.0849559128694">
            <text:p>-10.0849559129</text:p>
          </table:table-cell>
          <table:table-cell table:formula="of:=VALUE(TRIM(INDIRECT(ADDRESS(28;10;4))))" office:value-type="float" office:value="-9.46552947690622">
            <text:p>-9.4655294769</text:p>
          </table:table-cell>
          <table:table-cell table:formula="of:=VALUE(TRIM(INDIRECT(ADDRESS(28;11;4))))" office:value-type="float" office:value="-14.765499905633">
            <text:p>-14.7654999056</text:p>
          </table:table-cell>
        </table:table-row>
        <table:table-row table:style-name="ro2">
          <table:table-cell/>
          <table:table-cell table:formula="of:=VALUE(TRIM(INDIRECT(ADDRESS(29;2;4))))" office:value-type="float" office:value="-0.0224479787383918">
            <text:p>-0.0224479787</text:p>
          </table:table-cell>
          <table:table-cell table:formula="of:=VALUE(TRIM(INDIRECT(ADDRESS(29;3;4))))" office:value-type="float" office:value="-4.75218787920409">
            <text:p>-4.7521878792</text:p>
          </table:table-cell>
          <table:table-cell table:formula="of:=VALUE(TRIM(INDIRECT(ADDRESS(29;4;4))))" office:value-type="float" office:value="-1.46847737573178">
            <text:p>-1.4684773757</text:p>
          </table:table-cell>
          <table:table-cell table:formula="of:=VALUE(TRIM(INDIRECT(ADDRESS(29;5;4))))" office:value-type="float" office:value="-7.32744254018434">
            <text:p>-7.3274425402</text:p>
          </table:table-cell>
          <table:table-cell table:formula="of:=VALUE(TRIM(INDIRECT(ADDRESS(29;6;4))))" office:value-type="float" office:value="-15.653559774527">
            <text:p>-15.6535597745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0">
            <text:p>0</text:p>
          </table:table-cell>
          <table:table-cell table:formula="of:=VALUE(TRIM(INDIRECT(ADDRESS(29;9;4))))" office:value-type="float" office:value="-4.88528132150944">
            <text:p>-4.8852813215</text:p>
          </table:table-cell>
          <table:table-cell table:formula="of:=VALUE(TRIM(INDIRECT(ADDRESS(29;10;4))))" office:value-type="float" office:value="-15.653559774527">
            <text:p>-15.6535597745</text:p>
          </table:table-cell>
          <table:table-cell table:formula="of:=VALUE(TRIM(INDIRECT(ADDRESS(29;11;4))))" office:value-type="float" office:value="-15.1429984380787">
            <text:p>-15.1429984381</text:p>
          </table:table-cell>
        </table:table-row>
        <table:table-row table:style-name="ro2">
          <table:table-cell/>
          <table:table-cell table:formula="of:=VALUE(TRIM(INDIRECT(ADDRESS(30;2;4))))" office:value-type="float" office:value="-1.13666489247712">
            <text:p>-1.1366648925</text:p>
          </table:table-cell>
          <table:table-cell table:formula="of:=VALUE(TRIM(INDIRECT(ADDRESS(30;3;4))))" office:value-type="float" office:value="-0.489328438199468">
            <text:p>-0.4893284382</text:p>
          </table:table-cell>
          <table:table-cell table:formula="of:=VALUE(TRIM(INDIRECT(ADDRESS(30;4;4))))" office:value-type="float" office:value="-0.644655347431441">
            <text:p>-0.6446553474</text:p>
          </table:table-cell>
          <table:table-cell table:formula="of:=VALUE(TRIM(INDIRECT(ADDRESS(30;5;4))))" office:value-type="float" office:value="-1.00055040062465">
            <text:p>-1.0005504006</text:p>
          </table:table-cell>
          <table:table-cell table:formula="of:=VALUE(TRIM(INDIRECT(ADDRESS(30;6;4))))" office:value-type="float" office:value="-1.00055040062465">
            <text:p>-1.0005504006</text:p>
          </table:table-cell>
          <table:table-cell table:formula="of:=VALUE(TRIM(INDIRECT(ADDRESS(30;7;4))))" office:value-type="float" office:value="-0.694284328323205">
            <text:p>-0.6942843283</text:p>
          </table:table-cell>
          <table:table-cell table:formula="of:=VALUE(TRIM(INDIRECT(ADDRESS(30;8;4))))" office:value-type="float" office:value="-0.684100130079522">
            <text:p>-0.6841001301</text:p>
          </table:table-cell>
          <table:table-cell table:formula="of:=VALUE(TRIM(INDIRECT(ADDRESS(30;9;4))))" office:value-type="float" office:value="-0.586165888425929">
            <text:p>-0.5861658884</text:p>
          </table:table-cell>
          <table:table-cell table:formula="of:=VALUE(TRIM(INDIRECT(ADDRESS(30;10;4))))" office:value-type="float" office:value="-1.00055040062465">
            <text:p>-1.0005504006</text:p>
          </table:table-cell>
          <table:table-cell table:formula="of:=VALUE(TRIM(INDIRECT(ADDRESS(30;11;4))))" office:value-type="float" office:value="-0.900115306234754">
            <text:p>-0.9001153062</text:p>
          </table:table-cell>
        </table:table-row>
        <table:table-row table:style-name="ro2">
          <table:table-cell/>
          <table:table-cell table:formula="of:=VALUE(TRIM(INDIRECT(ADDRESS(31;2;4))))" office:value-type="float" office:value="-0.0254783651441507">
            <text:p>-0.0254783651</text:p>
          </table:table-cell>
          <table:table-cell table:formula="of:=VALUE(TRIM(INDIRECT(ADDRESS(31;3;4))))" office:value-type="float" office:value="-2.55356587663969">
            <text:p>-2.5535658766</text:p>
          </table:table-cell>
          <table:table-cell table:formula="of:=VALUE(TRIM(INDIRECT(ADDRESS(31;4;4))))" office:value-type="float" office:value="-1.96780539475065">
            <text:p>-1.9678053948</text:p>
          </table:table-cell>
          <table:table-cell table:formula="of:=VALUE(TRIM(INDIRECT(ADDRESS(31;5;4))))" office:value-type="float" office:value="-0.0882622867771053">
            <text:p>-0.0882622868</text:p>
          </table:table-cell>
          <table:table-cell table:formula="of:=VALUE(TRIM(INDIRECT(ADDRESS(31;6;4))))" office:value-type="float" office:value="-2.27694236001924">
            <text:p>-2.27694236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-0.521785325817567">
            <text:p>-0.5217853258</text:p>
          </table:table-cell>
          <table:table-cell table:formula="of:=VALUE(TRIM(INDIRECT(ADDRESS(31;9;4))))" office:value-type="float" office:value="-4.98913797692216">
            <text:p>-4.9891379769</text:p>
          </table:table-cell>
          <table:table-cell table:formula="of:=VALUE(TRIM(INDIRECT(ADDRESS(31;10;4))))" office:value-type="float" office:value="-0.0200686663775987">
            <text:p>-0.0200686664</text:p>
          </table:table-cell>
          <table:table-cell table:formula="of:=VALUE(TRIM(INDIRECT(ADDRESS(31;11;4))))" office:value-type="float" office:value="-1.31382717114587">
            <text:p>-1.3138271711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13.254870463741">
            <text:p>-13.2548704637</text:p>
          </table:table-cell>
          <table:table-cell table:formula="of:=VALUE(TRIM(INDIRECT(ADDRESS(32;4;4))))" office:value-type="float" office:value="-1.41268420580501">
            <text:p>-1.4126842058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4.653559774527">
            <text:p>-14.6535597745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0">
            <text:p>0</text:p>
          </table:table-cell>
          <table:table-cell table:formula="of:=VALUE(TRIM(INDIRECT(ADDRESS(32;9;4))))" office:value-type="float" office:value="-14.7001577748161">
            <text:p>-14.7001577748</text:p>
          </table:table-cell>
          <table:table-cell table:formula="of:=VALUE(TRIM(INDIRECT(ADDRESS(32;10;4))))" office:value-type="float" office:value="0">
            <text:p>0</text:p>
          </table:table-cell>
          <table:table-cell table:formula="of:=VALUE(TRIM(INDIRECT(ADDRESS(32;11;4))))" office:value-type="float" office:value="-14.1984411153761">
            <text:p>-14.1984411154</text:p>
          </table:table-cell>
        </table:table-row>
        <table:table-row table:style-name="ro2">
          <table:table-cell/>
          <table:table-cell table:formula="of:=VALUE(TRIM(INDIRECT(ADDRESS(33;2;4))))" office:value-type="float" office:value="-3.68421119860389">
            <text:p>-3.6842111986</text:p>
          </table:table-cell>
          <table:table-cell table:formula="of:=VALUE(TRIM(INDIRECT(ADDRESS(33;3;4))))" office:value-type="float" office:value="-3.67084865994761">
            <text:p>-3.6708486599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-3.82111418460448">
            <text:p>-3.8211141846</text:p>
          </table:table-cell>
          <table:table-cell table:formula="of:=VALUE(TRIM(INDIRECT(ADDRESS(33;6;4))))" office:value-type="float" office:value="-0.461114062686787">
            <text:p>-0.4611140627</text:p>
          </table:table-cell>
          <table:table-cell table:formula="of:=VALUE(TRIM(INDIRECT(ADDRESS(33;7;4))))" office:value-type="float" office:value="-5.32267182899888">
            <text:p>-5.322671829</text:p>
          </table:table-cell>
          <table:table-cell table:formula="of:=VALUE(TRIM(INDIRECT(ADDRESS(33;8;4))))" office:value-type="float" office:value="0">
            <text:p>0</text:p>
          </table:table-cell>
          <table:table-cell table:formula="of:=VALUE(TRIM(INDIRECT(ADDRESS(33;9;4))))" office:value-type="float" office:value="-3.20233177307195">
            <text:p>-3.2023317731</text:p>
          </table:table-cell>
          <table:table-cell table:formula="of:=VALUE(TRIM(INDIRECT(ADDRESS(33;10;4))))" office:value-type="float" office:value="-2.29205671107313">
            <text:p>-2.2920567111</text:p>
          </table:table-cell>
          <table:table-cell table:formula="of:=VALUE(TRIM(INDIRECT(ADDRESS(33;11;4))))" office:value-type="float" office:value="-1.36735478401232">
            <text:p>-1.367354784</text:p>
          </table:table-cell>
        </table:table-row>
        <table:table-row table:style-name="ro2">
          <table:table-cell/>
          <table:table-cell table:formula="of:=VALUE(TRIM(INDIRECT(ADDRESS(34;2;4))))" office:value-type="float" office:value="-2.88140484256879">
            <text:p>-2.8814048426</text:p>
          </table:table-cell>
          <table:table-cell table:formula="of:=VALUE(TRIM(INDIRECT(ADDRESS(34;3;4))))" office:value-type="float" office:value="-2.70842610349007">
            <text:p>-2.7084261035</text:p>
          </table:table-cell>
          <table:table-cell table:formula="of:=VALUE(TRIM(INDIRECT(ADDRESS(34;4;4))))" office:value-type="float" office:value="-0.996621467657374">
            <text:p>-0.9966214677</text:p>
          </table:table-cell>
          <table:table-cell table:formula="of:=VALUE(TRIM(INDIRECT(ADDRESS(34;5;4))))" office:value-type="float" office:value="-0.413949446740931">
            <text:p>-0.4139494467</text:p>
          </table:table-cell>
          <table:table-cell table:formula="of:=VALUE(TRIM(INDIRECT(ADDRESS(34;6;4))))" office:value-type="float" office:value="-15.653559774527">
            <text:p>-15.6535597745</text:p>
          </table:table-cell>
          <table:table-cell table:formula="of:=VALUE(TRIM(INDIRECT(ADDRESS(34;7;4))))" office:value-type="float" office:value="-0.725384437868007">
            <text:p>-0.7253844379</text:p>
          </table:table-cell>
          <table:table-cell table:formula="of:=VALUE(TRIM(INDIRECT(ADDRESS(34;8;4))))" office:value-type="float" office:value="-0.449982765296781">
            <text:p>-0.4499827653</text:p>
          </table:table-cell>
          <table:table-cell table:formula="of:=VALUE(TRIM(INDIRECT(ADDRESS(34;9;4))))" office:value-type="float" office:value="-1.17147594408633">
            <text:p>-1.1714759441</text:p>
          </table:table-cell>
          <table:table-cell table:formula="of:=VALUE(TRIM(INDIRECT(ADDRESS(34;10;4))))" office:value-type="float" office:value="-15.653559774527">
            <text:p>-15.6535597745</text:p>
          </table:table-cell>
          <table:table-cell table:formula="of:=VALUE(TRIM(INDIRECT(ADDRESS(34;11;4))))" office:value-type="float" office:value="-2.46433445659594">
            <text:p>-2.4643344566</text:p>
          </table:table-cell>
        </table:table-row>
        <table:table-row table:style-name="ro2">
          <table:table-cell/>
          <table:table-cell table:formula="of:=VALUE(TRIM(INDIRECT(ADDRESS(35;2;4))))" office:value-type="float" office:value="0">
            <text:p>0</text:p>
          </table:table-cell>
          <table:table-cell table:formula="of:=VALUE(TRIM(INDIRECT(ADDRESS(35;3;4))))" office:value-type="float" office:value="-15.653559774527">
            <text:p>-15.6535597745</text:p>
          </table:table-cell>
          <table:table-cell table:formula="of:=VALUE(TRIM(INDIRECT(ADDRESS(35;4;4))))" office:value-type="float" office:value="-1.6898121365341">
            <text:p>-1.6898121365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15.653559774527">
            <text:p>-15.6535597745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0">
            <text:p>0</text:p>
          </table:table-cell>
          <table:table-cell table:formula="of:=VALUE(TRIM(INDIRECT(ADDRESS(35;9;4))))" office:value-type="float" office:value="-15.653559774527">
            <text:p>-15.6535597745</text:p>
          </table:table-cell>
          <table:table-cell table:formula="of:=VALUE(TRIM(INDIRECT(ADDRESS(35;10;4))))" office:value-type="float" office:value="-15.653559774527">
            <text:p>-15.6535597745</text:p>
          </table:table-cell>
          <table:table-cell table:formula="of:=VALUE(TRIM(INDIRECT(ADDRESS(3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6;2;4))))" office:value-type="float" office:value="-14.7217718130531">
            <text:p>-14.7217718131</text:p>
          </table:table-cell>
          <table:table-cell table:formula="of:=VALUE(TRIM(INDIRECT(ADDRESS(36;3;4))))" office:value-type="float" office:value="-14.6508998584916">
            <text:p>-14.6508998585</text:p>
          </table:table-cell>
          <table:table-cell table:formula="of:=VALUE(TRIM(INDIRECT(ADDRESS(36;4;4))))" office:value-type="float" office:value="-0.227011876323987">
            <text:p>-0.2270118763</text:p>
          </table:table-cell>
          <table:table-cell table:formula="of:=VALUE(TRIM(INDIRECT(ADDRESS(36;5;4))))" office:value-type="float" office:value="-15.2368910232272">
            <text:p>-15.2368910232</text:p>
          </table:table-cell>
          <table:table-cell table:formula="of:=VALUE(TRIM(INDIRECT(ADDRESS(36;6;4))))" office:value-type="float" office:value="-15.1514456468954">
            <text:p>-15.1514456469</text:p>
          </table:table-cell>
          <table:table-cell table:formula="of:=VALUE(TRIM(INDIRECT(ADDRESS(36;7;4))))" office:value-type="float" office:value="-15.653559774527">
            <text:p>-15.6535597745</text:p>
          </table:table-cell>
          <table:table-cell table:formula="of:=VALUE(TRIM(INDIRECT(ADDRESS(36;8;4))))" office:value-type="float" office:value="-14.7896338964598">
            <text:p>-14.7896338965</text:p>
          </table:table-cell>
          <table:table-cell table:formula="of:=VALUE(TRIM(INDIRECT(ADDRESS(36;9;4))))" office:value-type="float" office:value="-14.6570186013945">
            <text:p>-14.6570186014</text:p>
          </table:table-cell>
          <table:table-cell table:formula="of:=VALUE(TRIM(INDIRECT(ADDRESS(36;10;4))))" office:value-type="float" office:value="-15.653559774527">
            <text:p>-15.6535597745</text:p>
          </table:table-cell>
          <table:table-cell table:formula="of:=VALUE(TRIM(INDIRECT(ADDRESS(36;11;4))))" office:value-type="float" office:value="-14.9244910799783">
            <text:p>-14.92449108</text:p>
          </table:table-cell>
        </table:table-row>
        <table:table-row table:style-name="ro2">
          <table:table-cell/>
          <table:table-cell table:formula="of:=VALUE(TRIM(INDIRECT(ADDRESS(37;2;4))))" office:value-type="float" office:value="-15.6414217731235">
            <text:p>-15.6414217731</text:p>
          </table:table-cell>
          <table:table-cell table:formula="of:=VALUE(TRIM(INDIRECT(ADDRESS(37;3;4))))" office:value-type="float" office:value="-15.4957443229939">
            <text:p>-15.495744323</text:p>
          </table:table-cell>
          <table:table-cell table:formula="of:=VALUE(TRIM(INDIRECT(ADDRESS(37;4;4))))" office:value-type="float" office:value="-0.302615925524276">
            <text:p>-0.3026159255</text:p>
          </table:table-cell>
          <table:table-cell table:formula="of:=VALUE(TRIM(INDIRECT(ADDRESS(37;5;4))))" office:value-type="float" office:value="-15.653559774527">
            <text:p>-15.6535597745</text:p>
          </table:table-cell>
          <table:table-cell table:formula="of:=VALUE(TRIM(INDIRECT(ADDRESS(37;6;4))))" office:value-type="float" office:value="-15.4824533640347">
            <text:p>-15.482453364</text:p>
          </table:table-cell>
          <table:table-cell table:formula="of:=VALUE(TRIM(INDIRECT(ADDRESS(37;7;4))))" office:value-type="float" office:value="-15.5776027080665">
            <text:p>-15.5776027081</text:p>
          </table:table-cell>
          <table:table-cell table:formula="of:=VALUE(TRIM(INDIRECT(ADDRESS(37;8;4))))" office:value-type="float" office:value="-15.653559774527">
            <text:p>-15.6535597745</text:p>
          </table:table-cell>
          <table:table-cell table:formula="of:=VALUE(TRIM(INDIRECT(ADDRESS(37;9;4))))" office:value-type="float" office:value="-15.653559774527">
            <text:p>-15.6535597745</text:p>
          </table:table-cell>
          <table:table-cell table:formula="of:=VALUE(TRIM(INDIRECT(ADDRESS(37;10;4))))" office:value-type="float" office:value="-15.653559774527">
            <text:p>-15.6535597745</text:p>
          </table:table-cell>
          <table:table-cell table:formula="of:=VALUE(TRIM(INDIRECT(ADDRESS(3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15.653559774527">
            <text:p>-15.6535597745</text:p>
          </table:table-cell>
          <table:table-cell table:formula="of:=VALUE(TRIM(INDIRECT(ADDRESS(38;4;4))))" office:value-type="float" office:value="-15.653559774527">
            <text:p>-15.6535597745</text:p>
          </table:table-cell>
          <table:table-cell table:formula="of:=VALUE(TRIM(INDIRECT(ADDRESS(38;5;4))))" office:value-type="float" office:value="-15.653559774527">
            <text:p>-15.6535597745</text:p>
          </table:table-cell>
          <table:table-cell table:formula="of:=VALUE(TRIM(INDIRECT(ADDRESS(38;6;4))))" office:value-type="float" office:value="-15.653559774527">
            <text:p>-15.6535597745</text:p>
          </table:table-cell>
          <table:table-cell table:formula="of:=VALUE(TRIM(INDIRECT(ADDRESS(38;7;4))))" office:value-type="float" office:value="-15.653559774527">
            <text:p>-15.6535597745</text:p>
          </table:table-cell>
          <table:table-cell table:formula="of:=VALUE(TRIM(INDIRECT(ADDRESS(38;8;4))))" office:value-type="float" office:value="0">
            <text:p>0</text:p>
          </table:table-cell>
          <table:table-cell table:formula="of:=VALUE(TRIM(INDIRECT(ADDRESS(38;9;4))))" office:value-type="float" office:value="-15.653559774527">
            <text:p>-15.6535597745</text:p>
          </table:table-cell>
          <table:table-cell table:formula="of:=VALUE(TRIM(INDIRECT(ADDRESS(38;10;4))))" office:value-type="float" office:value="-15.653559774527">
            <text:p>-15.6535597745</text:p>
          </table:table-cell>
          <table:table-cell table:formula="of:=VALUE(TRIM(INDIRECT(ADDRESS(38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9;2;4))))" office:value-type="float" office:value="-0.0800721915923988">
            <text:p>-0.0800721916</text:p>
          </table:table-cell>
          <table:table-cell table:formula="of:=VALUE(TRIM(INDIRECT(ADDRESS(39;3;4))))" office:value-type="float" office:value="-2.52270912778864">
            <text:p>-2.5227091278</text:p>
          </table:table-cell>
          <table:table-cell table:formula="of:=VALUE(TRIM(INDIRECT(ADDRESS(39;4;4))))" office:value-type="float" office:value="-1.1276362467641">
            <text:p>-1.1276362468</text:p>
          </table:table-cell>
          <table:table-cell table:formula="of:=VALUE(TRIM(INDIRECT(ADDRESS(39;5;4))))" office:value-type="float" office:value="-0.322709303346741">
            <text:p>-0.3227093033</text:p>
          </table:table-cell>
          <table:table-cell table:formula="of:=VALUE(TRIM(INDIRECT(ADDRESS(39;6;4))))" office:value-type="float" office:value="-1.92819994266397">
            <text:p>-1.9281999427</text:p>
          </table:table-cell>
          <table:table-cell table:formula="of:=VALUE(TRIM(INDIRECT(ADDRESS(39;7;4))))" office:value-type="float" office:value="-5.28556634423039">
            <text:p>-5.2855663442</text:p>
          </table:table-cell>
          <table:table-cell table:formula="of:=VALUE(TRIM(INDIRECT(ADDRESS(39;8;4))))" office:value-type="float" office:value="0">
            <text:p>0</text:p>
          </table:table-cell>
          <table:table-cell table:formula="of:=VALUE(TRIM(INDIRECT(ADDRESS(39;9;4))))" office:value-type="float" office:value="-1.95506141851608">
            <text:p>-1.9550614185</text:p>
          </table:table-cell>
          <table:table-cell table:formula="of:=VALUE(TRIM(INDIRECT(ADDRESS(39;10;4))))" office:value-type="float" office:value="-1.07200681095503">
            <text:p>-1.072006811</text:p>
          </table:table-cell>
          <table:table-cell table:formula="of:=VALUE(TRIM(INDIRECT(ADDRESS(39;11;4))))" office:value-type="float" office:value="-2.61880477826195">
            <text:p>-2.6188047783</text:p>
          </table:table-cell>
        </table:table-row>
        <table:table-row table:style-name="ro2">
          <table:table-cell/>
          <table:table-cell table:formula="of:=VALUE(TRIM(INDIRECT(ADDRESS(40;2;4))))" office:value-type="float" office:value="-8.25363771894937">
            <text:p>-8.2536377189</text:p>
          </table:table-cell>
          <table:table-cell table:formula="of:=VALUE(TRIM(INDIRECT(ADDRESS(40;3;4))))" office:value-type="float" office:value="-9.45445119729423">
            <text:p>-9.4544511973</text:p>
          </table:table-cell>
          <table:table-cell table:formula="of:=VALUE(TRIM(INDIRECT(ADDRESS(40;4;4))))" office:value-type="float" office:value="-4.45978462610934">
            <text:p>-4.4597846261</text:p>
          </table:table-cell>
          <table:table-cell table:formula="of:=VALUE(TRIM(INDIRECT(ADDRESS(40;5;4))))" office:value-type="float" office:value="-6.52557207107814">
            <text:p>-6.5255720711</text:p>
          </table:table-cell>
          <table:table-cell table:formula="of:=VALUE(TRIM(INDIRECT(ADDRESS(40;6;4))))" office:value-type="float" office:value="-10.268435447751">
            <text:p>-10.2684354478</text:p>
          </table:table-cell>
          <table:table-cell table:formula="of:=VALUE(TRIM(INDIRECT(ADDRESS(40;7;4))))" office:value-type="float" office:value="-9.65587597845837">
            <text:p>-9.6558759785</text:p>
          </table:table-cell>
          <table:table-cell table:formula="of:=VALUE(TRIM(INDIRECT(ADDRESS(40;8;4))))" office:value-type="float" office:value="0">
            <text:p>0</text:p>
          </table:table-cell>
          <table:table-cell table:formula="of:=VALUE(TRIM(INDIRECT(ADDRESS(40;9;4))))" office:value-type="float" office:value="-8.1075577202637">
            <text:p>-8.1075577203</text:p>
          </table:table-cell>
          <table:table-cell table:formula="of:=VALUE(TRIM(INDIRECT(ADDRESS(40;10;4))))" office:value-type="float" office:value="-9.07126706201522">
            <text:p>-9.071267062</text:p>
          </table:table-cell>
          <table:table-cell table:formula="of:=VALUE(TRIM(INDIRECT(ADDRESS(40;11;4))))" office:value-type="float" office:value="-9.12910276528091">
            <text:p>-9.1291027653</text:p>
          </table:table-cell>
        </table:table-row>
        <table:table-row table:style-name="ro2">
          <table:table-cell/>
          <table:table-cell table:formula="of:=VALUE(TRIM(INDIRECT(ADDRESS(41;2;4))))" office:value-type="float" office:value="0">
            <text:p>0</text:p>
          </table:table-cell>
          <table:table-cell table:formula="of:=VALUE(TRIM(INDIRECT(ADDRESS(41;3;4))))" office:value-type="float" office:value="-3.39565367400057">
            <text:p>-3.395653674</text:p>
          </table:table-cell>
          <table:table-cell table:formula="of:=VALUE(TRIM(INDIRECT(ADDRESS(41;4;4))))" office:value-type="float" office:value="-1.33928767321585">
            <text:p>-1.3392876732</text:p>
          </table:table-cell>
          <table:table-cell table:formula="of:=VALUE(TRIM(INDIRECT(ADDRESS(41;5;4))))" office:value-type="float" office:value="0">
            <text:p>0</text:p>
          </table:table-cell>
          <table:table-cell table:formula="of:=VALUE(TRIM(INDIRECT(ADDRESS(41;6;4))))" office:value-type="float" office:value="-15.651365865044">
            <text:p>-15.651365865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0">
            <text:p>0</text:p>
          </table:table-cell>
          <table:table-cell table:formula="of:=VALUE(TRIM(INDIRECT(ADDRESS(41;9;4))))" office:value-type="float" office:value="-8.8028559060454">
            <text:p>-8.802855906</text:p>
          </table:table-cell>
          <table:table-cell table:formula="of:=VALUE(TRIM(INDIRECT(ADDRESS(41;10;4))))" office:value-type="float" office:value="-15.653559774527">
            <text:p>-15.6535597745</text:p>
          </table:table-cell>
          <table:table-cell table:formula="of:=VALUE(TRIM(INDIRECT(ADDRESS(41;11;4))))" office:value-type="float" office:value="-14.5764284027339">
            <text:p>-14.5764284027</text:p>
          </table:table-cell>
        </table:table-row>
        <table:table-row table:style-name="ro2">
          <table:table-cell/>
          <table:table-cell table:formula="of:=VALUE(TRIM(INDIRECT(ADDRESS(42;2;4))))" office:value-type="float" office:value="-1.78253655370518">
            <text:p>-1.7825365537</text:p>
          </table:table-cell>
          <table:table-cell table:formula="of:=VALUE(TRIM(INDIRECT(ADDRESS(42;3;4))))" office:value-type="float" office:value="-0.311398188835648">
            <text:p>-0.3113981888</text:p>
          </table:table-cell>
          <table:table-cell table:formula="of:=VALUE(TRIM(INDIRECT(ADDRESS(42;4;4))))" office:value-type="float" office:value="-0.436082715519539">
            <text:p>-0.4360827155</text:p>
          </table:table-cell>
          <table:table-cell table:formula="of:=VALUE(TRIM(INDIRECT(ADDRESS(42;5;4))))" office:value-type="float" office:value="-1.00055040062465">
            <text:p>-1.0005504006</text:p>
          </table:table-cell>
          <table:table-cell table:formula="of:=VALUE(TRIM(INDIRECT(ADDRESS(42;6;4))))" office:value-type="float" office:value="-1.00055040062465">
            <text:p>-1.0005504006</text:p>
          </table:table-cell>
          <table:table-cell table:formula="of:=VALUE(TRIM(INDIRECT(ADDRESS(42;7;4))))" office:value-type="float" office:value="-0.615798919637645">
            <text:p>-0.6157989196</text:p>
          </table:table-cell>
          <table:table-cell table:formula="of:=VALUE(TRIM(INDIRECT(ADDRESS(42;8;4))))" office:value-type="float" office:value="-0.325831116380936">
            <text:p>-0.3258311164</text:p>
          </table:table-cell>
          <table:table-cell table:formula="of:=VALUE(TRIM(INDIRECT(ADDRESS(42;9;4))))" office:value-type="float" office:value="-0.399690111954672">
            <text:p>-0.399690112</text:p>
          </table:table-cell>
          <table:table-cell table:formula="of:=VALUE(TRIM(INDIRECT(ADDRESS(42;10;4))))" office:value-type="float" office:value="-1.00055040062465">
            <text:p>-1.0005504006</text:p>
          </table:table-cell>
          <table:table-cell table:formula="of:=VALUE(TRIM(INDIRECT(ADDRESS(42;11;4))))" office:value-type="float" office:value="-0.809723721283849">
            <text:p>-0.8097237213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-1.38233587844184">
            <text:p>-1.3823358784</text:p>
          </table:table-cell>
          <table:table-cell table:formula="of:=VALUE(TRIM(INDIRECT(ADDRESS(43;4;4))))" office:value-type="float" office:value="-1.16543598102014">
            <text:p>-1.165435981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-1.00497537438986">
            <text:p>-1.0049753744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2.03793387846828">
            <text:p>-2.0379338785</text:p>
          </table:table-cell>
          <table:table-cell table:formula="of:=VALUE(TRIM(INDIRECT(ADDRESS(43;10;4))))" office:value-type="float" office:value="0">
            <text:p>0</text:p>
          </table:table-cell>
          <table:table-cell table:formula="of:=VALUE(TRIM(INDIRECT(ADDRESS(43;11;4))))" office:value-type="float" office:value="-1.02642452496065">
            <text:p>-1.02642452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4">
            <text:p>4</text:p>
          </table:table-cell>
          <table:table-cell table:formula="of:=RANK(INDIRECT(ADDRESS(45;3;4));INDIRECT(ADDRESS(45;2;4)):INDIRECT(ADDRESS(45;11;4));1)" office:value-type="float" office:value="5">
            <text:p>5</text:p>
          </table:table-cell>
          <table:table-cell table:formula="of:=RANK(INDIRECT(ADDRESS(45;4;4));INDIRECT(ADDRESS(45;2;4)):INDIRECT(ADDRESS(45;11;4));1)" office:value-type="float" office:value="9">
            <text:p>9</text:p>
          </table:table-cell>
          <table:table-cell table:formula="of:=RANK(INDIRECT(ADDRESS(45;5;4));INDIRECT(ADDRESS(45;2;4)):INDIRECT(ADDRESS(45;11;4));1)" office:value-type="float" office:value="2">
            <text:p>2</text:p>
          </table:table-cell>
          <table:table-cell table:formula="of:=RANK(INDIRECT(ADDRESS(45;6;4));INDIRECT(ADDRESS(45;2;4)):INDIRECT(ADDRESS(45;11;4));1)" office:value-type="float" office:value="6">
            <text:p>6</text:p>
          </table:table-cell>
          <table:table-cell table:formula="of:=RANK(INDIRECT(ADDRESS(45;7;4));INDIRECT(ADDRESS(45;2;4)):INDIRECT(ADDRESS(45;11;4));1)" office:value-type="float" office:value="1">
            <text:p>1</text:p>
          </table:table-cell>
          <table:table-cell table:formula="of:=RANK(INDIRECT(ADDRESS(45;8;4));INDIRECT(ADDRESS(45;2;4)):INDIRECT(ADDRESS(45;11;4));1)" office:value-type="float" office:value="10">
            <text:p>10</text:p>
          </table:table-cell>
          <table:table-cell table:formula="of:=RANK(INDIRECT(ADDRESS(45;9;4));INDIRECT(ADDRESS(45;2;4)):INDIRECT(ADDRESS(45;11;4));1)" office:value-type="float" office:value="3">
            <text:p>3</text:p>
          </table:table-cell>
          <table:table-cell table:formula="of:=RANK(INDIRECT(ADDRESS(45;10;4));INDIRECT(ADDRESS(45;2;4)):INDIRECT(ADDRESS(45;11;4));1)" office:value-type="float" office:value="7">
            <text:p>7</text:p>
          </table:table-cell>
          <table:table-cell table:formula="of:=RANK(INDIRECT(ADDRESS(45;11;4));INDIRECT(ADDRESS(45;2;4)):INDIRECT(ADDRESS(4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1">
            <text:p>1</text:p>
          </table:table-cell>
          <table:table-cell table:formula="of:=RANK(INDIRECT(ADDRESS(47;3;4));INDIRECT(ADDRESS(47;2;4)):INDIRECT(ADDRESS(47;11;4));1)" office:value-type="float" office:value="5">
            <text:p>5</text:p>
          </table:table-cell>
          <table:table-cell table:formula="of:=RANK(INDIRECT(ADDRESS(47;4;4));INDIRECT(ADDRESS(47;2;4)):INDIRECT(ADDRESS(47;11;4));1)" office:value-type="float" office:value="7">
            <text:p>7</text:p>
          </table:table-cell>
          <table:table-cell table:formula="of:=RANK(INDIRECT(ADDRESS(47;5;4));INDIRECT(ADDRESS(47;2;4)):INDIRECT(ADDRESS(47;11;4));1)" office:value-type="float" office:value="8">
            <text:p>8</text:p>
          </table:table-cell>
          <table:table-cell table:formula="of:=RANK(INDIRECT(ADDRESS(47;6;4));INDIRECT(ADDRESS(47;2;4)):INDIRECT(ADDRESS(47;11;4));1)" office:value-type="float" office:value="1">
            <text:p>1</text:p>
          </table:table-cell>
          <table:table-cell table:formula="of:=RANK(INDIRECT(ADDRESS(47;7;4));INDIRECT(ADDRESS(47;2;4)):INDIRECT(ADDRESS(47;11;4));1)" office:value-type="float" office:value="9">
            <text:p>9</text:p>
          </table:table-cell>
          <table:table-cell table:formula="of:=RANK(INDIRECT(ADDRESS(47;8;4));INDIRECT(ADDRESS(47;2;4)):INDIRECT(ADDRESS(47;11;4));1)" office:value-type="float" office:value="10">
            <text:p>10</text:p>
          </table:table-cell>
          <table:table-cell table:formula="of:=RANK(INDIRECT(ADDRESS(47;9;4));INDIRECT(ADDRESS(47;2;4)):INDIRECT(ADDRESS(47;11;4));1)" office:value-type="float" office:value="6">
            <text:p>6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5">
            <text:p>5</text:p>
          </table:table-cell>
          <table:table-cell table:formula="of:=RANK(INDIRECT(ADDRESS(48;3;4));INDIRECT(ADDRESS(48;2;4)):INDIRECT(ADDRESS(48;11;4));1)" office:value-type="float" office:value="3">
            <text:p>3</text:p>
          </table:table-cell>
          <table:table-cell table:formula="of:=RANK(INDIRECT(ADDRESS(48;4;4));INDIRECT(ADDRESS(48;2;4)):INDIRECT(ADDRESS(48;11;4));1)" office:value-type="float" office:value="9">
            <text:p>9</text:p>
          </table:table-cell>
          <table:table-cell table:formula="of:=RANK(INDIRECT(ADDRESS(48;5;4));INDIRECT(ADDRESS(48;2;4)):INDIRECT(ADDRESS(48;11;4));1)" office:value-type="float" office:value="8">
            <text:p>8</text:p>
          </table:table-cell>
          <table:table-cell table:formula="of:=RANK(INDIRECT(ADDRESS(48;6;4));INDIRECT(ADDRESS(48;2;4)):INDIRECT(ADDRESS(48;11;4));1)" office:value-type="float" office:value="6">
            <text:p>6</text:p>
          </table:table-cell>
          <table:table-cell table:formula="of:=RANK(INDIRECT(ADDRESS(48;7;4));INDIRECT(ADDRESS(48;2;4)):INDIRECT(ADDRESS(48;11;4));1)" office:value-type="float" office:value="1">
            <text:p>1</text:p>
          </table:table-cell>
          <table:table-cell table:formula="of:=RANK(INDIRECT(ADDRESS(48;8;4));INDIRECT(ADDRESS(48;2;4)):INDIRECT(ADDRESS(48;11;4));1)" office:value-type="float" office:value="10">
            <text:p>10</text:p>
          </table:table-cell>
          <table:table-cell table:formula="of:=RANK(INDIRECT(ADDRESS(48;9;4));INDIRECT(ADDRESS(48;2;4)):INDIRECT(ADDRESS(48;11;4));1)" office:value-type="float" office:value="4">
            <text:p>4</text:p>
          </table:table-cell>
          <table:table-cell table:formula="of:=RANK(INDIRECT(ADDRESS(48;10;4));INDIRECT(ADDRESS(48;2;4)):INDIRECT(ADDRESS(48;11;4));1)" office:value-type="float" office:value="7">
            <text:p>7</text:p>
          </table:table-cell>
          <table:table-cell table:formula="of:=RANK(INDIRECT(ADDRESS(48;11;4));INDIRECT(ADDRESS(48;2;4)):INDIRECT(ADDRESS(48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1">
            <text:p>1</text:p>
          </table:table-cell>
          <table:table-cell table:formula="of:=RANK(INDIRECT(ADDRESS(49;3;4));INDIRECT(ADDRESS(49;2;4)):INDIRECT(ADDRESS(49;11;4));1)" office:value-type="float" office:value="5">
            <text:p>5</text:p>
          </table:table-cell>
          <table:table-cell table:formula="of:=RANK(INDIRECT(ADDRESS(49;4;4));INDIRECT(ADDRESS(49;2;4)):INDIRECT(ADDRESS(49;11;4));1)" office:value-type="float" office:value="7">
            <text:p>7</text:p>
          </table:table-cell>
          <table:table-cell table:formula="of:=RANK(INDIRECT(ADDRESS(49;5;4));INDIRECT(ADDRESS(49;2;4)):INDIRECT(ADDRESS(49;11;4));1)" office:value-type="float" office:value="6">
            <text:p>6</text:p>
          </table:table-cell>
          <table:table-cell table:formula="of:=RANK(INDIRECT(ADDRESS(49;6;4));INDIRECT(ADDRESS(49;2;4)):INDIRECT(ADDRESS(49;11;4));1)" office:value-type="float" office:value="1">
            <text:p>1</text:p>
          </table:table-cell>
          <table:table-cell table:formula="of:=RANK(INDIRECT(ADDRESS(49;7;4));INDIRECT(ADDRESS(49;2;4)):INDIRECT(ADDRESS(49;11;4));1)" office:value-type="float" office:value="8">
            <text:p>8</text:p>
          </table:table-cell>
          <table:table-cell table:formula="of:=RANK(INDIRECT(ADDRESS(49;8;4));INDIRECT(ADDRESS(49;2;4)):INDIRECT(ADDRESS(49;11;4));1)" office:value-type="float" office:value="10">
            <text:p>10</text:p>
          </table:table-cell>
          <table:table-cell table:formula="of:=RANK(INDIRECT(ADDRESS(49;9;4));INDIRECT(ADDRESS(49;2;4)):INDIRECT(ADDRESS(49;11;4));1)" office:value-type="float" office:value="1">
            <text:p>1</text:p>
          </table:table-cell>
          <table:table-cell table:formula="of:=RANK(INDIRECT(ADDRESS(49;10;4));INDIRECT(ADDRESS(49;2;4)):INDIRECT(ADDRESS(49;11;4));1)" office:value-type="float" office:value="9">
            <text:p>9</text:p>
          </table:table-cell>
          <table:table-cell table:formula="of:=RANK(INDIRECT(ADDRESS(49;11;4));INDIRECT(ADDRESS(49;2;4)):INDIRECT(ADDRESS(4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7">
            <text:p>7</text:p>
          </table:table-cell>
          <table:table-cell table:formula="of:=RANK(INDIRECT(ADDRESS(50;3;4));INDIRECT(ADDRESS(50;2;4)):INDIRECT(ADDRESS(50;11;4));1)" office:value-type="float" office:value="5">
            <text:p>5</text:p>
          </table:table-cell>
          <table:table-cell table:formula="of:=RANK(INDIRECT(ADDRESS(50;4;4));INDIRECT(ADDRESS(50;2;4)):INDIRECT(ADDRESS(50;11;4));1)" office:value-type="float" office:value="8">
            <text:p>8</text:p>
          </table:table-cell>
          <table:table-cell table:formula="of:=RANK(INDIRECT(ADDRESS(50;5;4));INDIRECT(ADDRESS(50;2;4)):INDIRECT(ADDRESS(50;11;4));1)" office:value-type="float" office:value="1">
            <text:p>1</text:p>
          </table:table-cell>
          <table:table-cell table:formula="of:=RANK(INDIRECT(ADDRESS(50;6;4));INDIRECT(ADDRESS(50;2;4)):INDIRECT(ADDRESS(50;11;4));1)" office:value-type="float" office:value="2">
            <text:p>2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9">
            <text:p>9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3">
            <text:p>3</text:p>
          </table:table-cell>
          <table:table-cell table:formula="of:=RANK(INDIRECT(ADDRESS(50;11;4));INDIRECT(ADDRESS(50;2;4)):INDIRECT(ADDRESS(50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5">
            <text:p>5</text:p>
          </table:table-cell>
          <table:table-cell table:formula="of:=RANK(INDIRECT(ADDRESS(51;3;4));INDIRECT(ADDRESS(51;2;4)):INDIRECT(ADDRESS(51;11;4));1)" office:value-type="float" office:value="3">
            <text:p>3</text:p>
          </table:table-cell>
          <table:table-cell table:formula="of:=RANK(INDIRECT(ADDRESS(51;4;4));INDIRECT(ADDRESS(51;2;4)):INDIRECT(ADDRESS(51;11;4));1)" office:value-type="float" office:value="9">
            <text:p>9</text:p>
          </table:table-cell>
          <table:table-cell table:formula="of:=RANK(INDIRECT(ADDRESS(51;5;4));INDIRECT(ADDRESS(51;2;4)):INDIRECT(ADDRESS(51;11;4));1)" office:value-type="float" office:value="7">
            <text:p>7</text:p>
          </table:table-cell>
          <table:table-cell table:formula="of:=RANK(INDIRECT(ADDRESS(51;6;4));INDIRECT(ADDRESS(51;2;4)):INDIRECT(ADDRESS(51;11;4));1)" office:value-type="float" office:value="1">
            <text:p>1</text:p>
          </table:table-cell>
          <table:table-cell table:formula="of:=RANK(INDIRECT(ADDRESS(51;7;4));INDIRECT(ADDRESS(51;2;4)):INDIRECT(ADDRESS(51;11;4));1)" office:value-type="float" office:value="8">
            <text:p>8</text:p>
          </table:table-cell>
          <table:table-cell table:formula="of:=RANK(INDIRECT(ADDRESS(51;8;4));INDIRECT(ADDRESS(51;2;4)):INDIRECT(ADDRESS(51;11;4));1)" office:value-type="float" office:value="10">
            <text:p>10</text:p>
          </table:table-cell>
          <table:table-cell table:formula="of:=RANK(INDIRECT(ADDRESS(51;9;4));INDIRECT(ADDRESS(51;2;4)):INDIRECT(ADDRESS(51;11;4));1)" office:value-type="float" office:value="6">
            <text:p>6</text:p>
          </table:table-cell>
          <table:table-cell table:formula="of:=RANK(INDIRECT(ADDRESS(51;10;4));INDIRECT(ADDRESS(51;2;4)):INDIRECT(ADDRESS(51;11;4));1)" office:value-type="float" office:value="1">
            <text:p>1</text:p>
          </table:table-cell>
          <table:table-cell table:formula="of:=RANK(INDIRECT(ADDRESS(51;11;4));INDIRECT(ADDRESS(51;2;4)):INDIRECT(ADDRESS(51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2">
            <text:p>2</text:p>
          </table:table-cell>
          <table:table-cell table:formula="of:=RANK(INDIRECT(ADDRESS(52;3;4));INDIRECT(ADDRESS(52;2;4)):INDIRECT(ADDRESS(52;11;4));1)" office:value-type="float" office:value="8">
            <text:p>8</text:p>
          </table:table-cell>
          <table:table-cell table:formula="of:=RANK(INDIRECT(ADDRESS(52;4;4));INDIRECT(ADDRESS(52;2;4)):INDIRECT(ADDRESS(52;11;4));1)" office:value-type="float" office:value="9">
            <text:p>9</text:p>
          </table:table-cell>
          <table:table-cell table:formula="of:=RANK(INDIRECT(ADDRESS(52;5;4));INDIRECT(ADDRESS(52;2;4)):INDIRECT(ADDRESS(52;11;4));1)" office:value-type="float" office:value="3">
            <text:p>3</text:p>
          </table:table-cell>
          <table:table-cell table:formula="of:=RANK(INDIRECT(ADDRESS(52;6;4));INDIRECT(ADDRESS(52;2;4)):INDIRECT(ADDRESS(52;11;4));1)" office:value-type="float" office:value="7">
            <text:p>7</text:p>
          </table:table-cell>
          <table:table-cell table:formula="of:=RANK(INDIRECT(ADDRESS(52;7;4));INDIRECT(ADDRESS(52;2;4)):INDIRECT(ADDRESS(52;11;4));1)" office:value-type="float" office:value="6">
            <text:p>6</text:p>
          </table:table-cell>
          <table:table-cell table:formula="of:=RANK(INDIRECT(ADDRESS(52;8;4));INDIRECT(ADDRESS(52;2;4)):INDIRECT(ADDRESS(52;11;4));1)" office:value-type="float" office:value="10">
            <text:p>10</text:p>
          </table:table-cell>
          <table:table-cell table:formula="of:=RANK(INDIRECT(ADDRESS(52;9;4));INDIRECT(ADDRESS(52;2;4)):INDIRECT(ADDRESS(52;11;4));1)" office:value-type="float" office:value="4">
            <text:p>4</text:p>
          </table:table-cell>
          <table:table-cell table:formula="of:=RANK(INDIRECT(ADDRESS(52;10;4));INDIRECT(ADDRESS(52;2;4)):INDIRECT(ADDRESS(52;11;4));1)" office:value-type="float" office:value="5">
            <text:p>5</text:p>
          </table:table-cell>
          <table:table-cell table:formula="of:=RANK(INDIRECT(ADDRESS(52;11;4));INDIRECT(ADDRESS(52;2;4)):INDIRECT(ADDRESS(5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7">
            <text:p>7</text:p>
          </table:table-cell>
          <table:table-cell table:formula="of:=RANK(INDIRECT(ADDRESS(53;3;4));INDIRECT(ADDRESS(53;2;4)):INDIRECT(ADDRESS(53;11;4));1)" office:value-type="float" office:value="6">
            <text:p>6</text:p>
          </table:table-cell>
          <table:table-cell table:formula="of:=RANK(INDIRECT(ADDRESS(53;4;4));INDIRECT(ADDRESS(53;2;4)):INDIRECT(ADDRESS(53;11;4));1)" office:value-type="float" office:value="8">
            <text:p>8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1">
            <text:p>1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9">
            <text:p>9</text:p>
          </table:table-cell>
          <table:table-cell table:formula="of:=RANK(INDIRECT(ADDRESS(53;9;4));INDIRECT(ADDRESS(53;2;4)):INDIRECT(ADDRESS(53;11;4));1)" office:value-type="float" office:value="5">
            <text:p>5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1">
            <text:p>1</text:p>
          </table:table-cell>
          <table:table-cell table:formula="of:=RANK(INDIRECT(ADDRESS(54;3;4));INDIRECT(ADDRESS(54;2;4)):INDIRECT(ADDRESS(54;11;4));1)" office:value-type="float" office:value="1">
            <text:p>1</text:p>
          </table:table-cell>
          <table:table-cell table:formula="of:=RANK(INDIRECT(ADDRESS(54;4;4));INDIRECT(ADDRESS(54;2;4)):INDIRECT(ADDRESS(54;11;4));1)" office:value-type="float" office:value="9">
            <text:p>9</text:p>
          </table:table-cell>
          <table:table-cell table:formula="of:=RANK(INDIRECT(ADDRESS(54;5;4));INDIRECT(ADDRESS(54;2;4)):INDIRECT(ADDRESS(54;11;4));1)" office:value-type="float" office:value="1">
            <text:p>1</text:p>
          </table:table-cell>
          <table:table-cell table:formula="of:=RANK(INDIRECT(ADDRESS(54;6;4));INDIRECT(ADDRESS(54;2;4)):INDIRECT(ADDRESS(54;11;4));1)" office:value-type="float" office:value="1">
            <text:p>1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8">
            <text:p>8</text:p>
          </table:table-cell>
          <table:table-cell table:formula="of:=RANK(INDIRECT(ADDRESS(54;9;4));INDIRECT(ADDRESS(54;2;4)):INDIRECT(ADDRESS(54;11;4));1)" office:value-type="float" office:value="1">
            <text:p>1</text:p>
          </table:table-cell>
          <table:table-cell table:formula="of:=RANK(INDIRECT(ADDRESS(54;10;4));INDIRECT(ADDRESS(54;2;4)):INDIRECT(ADDRESS(54;11;4));1)" office:value-type="float" office:value="1">
            <text:p>1</text:p>
          </table:table-cell>
          <table:table-cell table:formula="of:=RANK(INDIRECT(ADDRESS(54;11;4));INDIRECT(ADDRESS(54;2;4)):INDIRECT(ADDRESS(5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1">
            <text:p>1</text:p>
          </table:table-cell>
          <table:table-cell table:formula="of:=RANK(INDIRECT(ADDRESS(55;3;4));INDIRECT(ADDRESS(55;2;4)):INDIRECT(ADDRESS(55;11;4));1)" office:value-type="float" office:value="8">
            <text:p>8</text:p>
          </table:table-cell>
          <table:table-cell table:formula="of:=RANK(INDIRECT(ADDRESS(55;4;4));INDIRECT(ADDRESS(55;2;4)):INDIRECT(ADDRESS(55;11;4));1)" office:value-type="float" office:value="10">
            <text:p>10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1">
            <text:p>1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">
            <text:p>1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1">
            <text:p>1</text:p>
          </table:table-cell>
          <table:table-cell table:formula="of:=RANK(INDIRECT(ADDRESS(55;11;4));INDIRECT(ADDRESS(55;2;4)):INDIRECT(ADDRESS(5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1">
            <text:p>1</text:p>
          </table:table-cell>
          <table:table-cell table:formula="of:=RANK(INDIRECT(ADDRESS(56;3;4));INDIRECT(ADDRESS(56;2;4)):INDIRECT(ADDRESS(56;11;4));1)" office:value-type="float" office:value="9">
            <text:p>9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7">
            <text:p>7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5">
            <text:p>5</text:p>
          </table:table-cell>
          <table:table-cell table:formula="of:=RANK(INDIRECT(ADDRESS(56;9;4));INDIRECT(ADDRESS(56;2;4)):INDIRECT(ADDRESS(56;11;4));1)" office:value-type="float" office:value="6">
            <text:p>6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9">
            <text:p>9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0">
            <text:p>10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7">
            <text:p>7</text:p>
          </table:table-cell>
          <table:table-cell table:formula="of:=RANK(INDIRECT(ADDRESS(58;3;4));INDIRECT(ADDRESS(58;2;4)):INDIRECT(ADDRESS(58;11;4));1)" office:value-type="float" office:value="4">
            <text:p>4</text:p>
          </table:table-cell>
          <table:table-cell table:formula="of:=RANK(INDIRECT(ADDRESS(58;4;4));INDIRECT(ADDRESS(58;2;4)):INDIRECT(ADDRESS(58;11;4));1)" office:value-type="float" office:value="9">
            <text:p>9</text:p>
          </table:table-cell>
          <table:table-cell table:formula="of:=RANK(INDIRECT(ADDRESS(58;5;4));INDIRECT(ADDRESS(58;2;4)):INDIRECT(ADDRESS(58;11;4));1)" office:value-type="float" office:value="8">
            <text:p>8</text:p>
          </table:table-cell>
          <table:table-cell table:formula="of:=RANK(INDIRECT(ADDRESS(58;6;4));INDIRECT(ADDRESS(58;2;4)):INDIRECT(ADDRESS(58;11;4));1)" office:value-type="float" office:value="2">
            <text:p>2</text:p>
          </table:table-cell>
          <table:table-cell table:formula="of:=RANK(INDIRECT(ADDRESS(58;7;4));INDIRECT(ADDRESS(58;2;4)):INDIRECT(ADDRESS(58;11;4));1)" office:value-type="float" office:value="3">
            <text:p>3</text:p>
          </table:table-cell>
          <table:table-cell table:formula="of:=RANK(INDIRECT(ADDRESS(58;8;4));INDIRECT(ADDRESS(58;2;4)):INDIRECT(ADDRESS(58;11;4));1)" office:value-type="float" office:value="10">
            <text:p>10</text:p>
          </table:table-cell>
          <table:table-cell table:formula="of:=RANK(INDIRECT(ADDRESS(58;9;4));INDIRECT(ADDRESS(58;2;4)):INDIRECT(ADDRESS(58;11;4));1)" office:value-type="float" office:value="6">
            <text:p>6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3">
            <text:p>3</text:p>
          </table:table-cell>
          <table:table-cell table:formula="of:=RANK(INDIRECT(ADDRESS(59;3;4));INDIRECT(ADDRESS(59;2;4)):INDIRECT(ADDRESS(59;11;4));1)" office:value-type="float" office:value="5">
            <text:p>5</text:p>
          </table:table-cell>
          <table:table-cell table:formula="of:=RANK(INDIRECT(ADDRESS(59;4;4));INDIRECT(ADDRESS(59;2;4)):INDIRECT(ADDRESS(59;11;4));1)" office:value-type="float" office:value="9">
            <text:p>9</text:p>
          </table:table-cell>
          <table:table-cell table:formula="of:=RANK(INDIRECT(ADDRESS(59;5;4));INDIRECT(ADDRESS(59;2;4)):INDIRECT(ADDRESS(59;11;4));1)" office:value-type="float" office:value="4">
            <text:p>4</text:p>
          </table:table-cell>
          <table:table-cell table:formula="of:=RANK(INDIRECT(ADDRESS(59;6;4));INDIRECT(ADDRESS(59;2;4)):INDIRECT(ADDRESS(59;11;4));1)" office:value-type="float" office:value="7">
            <text:p>7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10">
            <text:p>10</text:p>
          </table:table-cell>
          <table:table-cell table:formula="of:=RANK(INDIRECT(ADDRESS(59;9;4));INDIRECT(ADDRESS(59;2;4)):INDIRECT(ADDRESS(59;11;4));1)" office:value-type="float" office:value="6">
            <text:p>6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8">
            <text:p>8</text:p>
          </table:table-cell>
          <table:table-cell table:formula="of:=RANK(INDIRECT(ADDRESS(60;4;4));INDIRECT(ADDRESS(60;2;4)):INDIRECT(ADDRESS(60;11;4));1)" office:value-type="float" office:value="10">
            <text:p>10</text:p>
          </table:table-cell>
          <table:table-cell table:formula="of:=RANK(INDIRECT(ADDRESS(60;5;4));INDIRECT(ADDRESS(60;2;4)):INDIRECT(ADDRESS(60;11;4));1)" office:value-type="float" office:value="1">
            <text:p>1</text:p>
          </table:table-cell>
          <table:table-cell table:formula="of:=RANK(INDIRECT(ADDRESS(60;6;4));INDIRECT(ADDRESS(60;2;4)):INDIRECT(ADDRESS(60;11;4));1)" office:value-type="float" office:value="1">
            <text:p>1</text:p>
          </table:table-cell>
          <table:table-cell table:formula="of:=RANK(INDIRECT(ADDRESS(60;7;4));INDIRECT(ADDRESS(60;2;4)):INDIRECT(ADDRESS(60;11;4));1)" office:value-type="float" office:value="9">
            <text:p>9</text:p>
          </table:table-cell>
          <table:table-cell table:formula="of:=RANK(INDIRECT(ADDRESS(60;8;4));INDIRECT(ADDRESS(60;2;4)):INDIRECT(ADDRESS(60;11;4));1)" office:value-type="float" office:value="6">
            <text:p>6</text:p>
          </table:table-cell>
          <table:table-cell table:formula="of:=RANK(INDIRECT(ADDRESS(60;9;4));INDIRECT(ADDRESS(60;2;4)):INDIRECT(ADDRESS(60;11;4));1)" office:value-type="float" office:value="7">
            <text:p>7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7">
            <text:p>7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9">
            <text:p>9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10">
            <text:p>10</text:p>
          </table:table-cell>
          <table:table-cell table:formula="of:=RANK(INDIRECT(ADDRESS(61;8;4));INDIRECT(ADDRESS(61;2;4)):INDIRECT(ADDRESS(61;11;4));1)" office:value-type="float" office:value="5">
            <text:p>5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6">
            <text:p>6</text:p>
          </table:table-cell>
          <table:table-cell table:formula="of:=RANK(INDIRECT(ADDRESS(62;3;4));INDIRECT(ADDRESS(62;2;4)):INDIRECT(ADDRESS(62;11;4));1)" office:value-type="float" office:value="8">
            <text:p>8</text:p>
          </table:table-cell>
          <table:table-cell table:formula="of:=RANK(INDIRECT(ADDRESS(62;4;4));INDIRECT(ADDRESS(62;2;4)):INDIRECT(ADDRESS(62;11;4));1)" office:value-type="float" office:value="7">
            <text:p>7</text:p>
          </table:table-cell>
          <table:table-cell table:formula="of:=RANK(INDIRECT(ADDRESS(62;5;4));INDIRECT(ADDRESS(62;2;4)):INDIRECT(ADDRESS(62;11;4));1)" office:value-type="float" office:value="3">
            <text:p>3</text:p>
          </table:table-cell>
          <table:table-cell table:formula="of:=RANK(INDIRECT(ADDRESS(62;6;4));INDIRECT(ADDRESS(62;2;4)):INDIRECT(ADDRESS(62;11;4));1)" office:value-type="float" office:value="1">
            <text:p>1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10">
            <text:p>10</text:p>
          </table:table-cell>
          <table:table-cell table:formula="of:=RANK(INDIRECT(ADDRESS(62;9;4));INDIRECT(ADDRESS(62;2;4)):INDIRECT(ADDRESS(62;11;4));1)" office:value-type="float" office:value="5">
            <text:p>5</text:p>
          </table:table-cell>
          <table:table-cell table:formula="of:=RANK(INDIRECT(ADDRESS(62;10;4));INDIRECT(ADDRESS(62;2;4)):INDIRECT(ADDRESS(62;11;4));1)" office:value-type="float" office:value="1">
            <text:p>1</text:p>
          </table:table-cell>
          <table:table-cell table:formula="of:=RANK(INDIRECT(ADDRESS(62;11;4));INDIRECT(ADDRESS(62;2;4)):INDIRECT(ADDRESS(62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8">
            <text:p>8</text:p>
          </table:table-cell>
          <table:table-cell table:formula="of:=RANK(INDIRECT(ADDRESS(63;3;4));INDIRECT(ADDRESS(63;2;4)):INDIRECT(ADDRESS(63;11;4));1)" office:value-type="float" office:value="2">
            <text:p>2</text:p>
          </table:table-cell>
          <table:table-cell table:formula="of:=RANK(INDIRECT(ADDRESS(63;4;4));INDIRECT(ADDRESS(63;2;4)):INDIRECT(ADDRESS(63;11;4));1)" office:value-type="float" office:value="6">
            <text:p>6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4">
            <text:p>4</text:p>
          </table:table-cell>
          <table:table-cell table:formula="of:=RANK(INDIRECT(ADDRESS(63;7;4));INDIRECT(ADDRESS(63;2;4)):INDIRECT(ADDRESS(63;11;4));1)" office:value-type="float" office:value="8">
            <text:p>8</text:p>
          </table:table-cell>
          <table:table-cell table:formula="of:=RANK(INDIRECT(ADDRESS(63;8;4));INDIRECT(ADDRESS(63;2;4)):INDIRECT(ADDRESS(63;11;4));1)" office:value-type="float" office:value="7">
            <text:p>7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10">
            <text:p>10</text:p>
          </table:table-cell>
          <table:table-cell table:formula="of:=RANK(INDIRECT(ADDRESS(63;11;4));INDIRECT(ADDRESS(63;2;4)):INDIRECT(ADDRESS(6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5">
            <text:p>5</text:p>
          </table:table-cell>
          <table:table-cell table:formula="of:=RANK(INDIRECT(ADDRESS(64;3;4));INDIRECT(ADDRESS(64;2;4)):INDIRECT(ADDRESS(64;11;4));1)" office:value-type="float" office:value="6">
            <text:p>6</text:p>
          </table:table-cell>
          <table:table-cell table:formula="of:=RANK(INDIRECT(ADDRESS(64;4;4));INDIRECT(ADDRESS(64;2;4)):INDIRECT(ADDRESS(64;11;4));1)" office:value-type="float" office:value="9">
            <text:p>9</text:p>
          </table:table-cell>
          <table:table-cell table:formula="of:=RANK(INDIRECT(ADDRESS(64;5;4));INDIRECT(ADDRESS(64;2;4)):INDIRECT(ADDRESS(64;11;4));1)" office:value-type="float" office:value="7">
            <text:p>7</text:p>
          </table:table-cell>
          <table:table-cell table:formula="of:=RANK(INDIRECT(ADDRESS(64;6;4));INDIRECT(ADDRESS(64;2;4)):INDIRECT(ADDRESS(64;11;4));1)" office:value-type="float" office:value="2">
            <text:p>2</text:p>
          </table:table-cell>
          <table:table-cell table:formula="of:=RANK(INDIRECT(ADDRESS(64;7;4));INDIRECT(ADDRESS(64;2;4)):INDIRECT(ADDRESS(64;11;4));1)" office:value-type="float" office:value="8">
            <text:p>8</text:p>
          </table:table-cell>
          <table:table-cell table:formula="of:=RANK(INDIRECT(ADDRESS(64;8;4));INDIRECT(ADDRESS(64;2;4)):INDIRECT(ADDRESS(64;11;4));1)" office:value-type="float" office:value="10">
            <text:p>10</text:p>
          </table:table-cell>
          <table:table-cell table:formula="of:=RANK(INDIRECT(ADDRESS(64;9;4));INDIRECT(ADDRESS(64;2;4)):INDIRECT(ADDRESS(64;11;4));1)" office:value-type="float" office:value="3">
            <text:p>3</text:p>
          </table:table-cell>
          <table:table-cell table:formula="of:=RANK(INDIRECT(ADDRESS(64;10;4));INDIRECT(ADDRESS(64;2;4)):INDIRECT(ADDRESS(64;11;4));1)" office:value-type="float" office:value="4">
            <text:p>4</text:p>
          </table:table-cell>
          <table:table-cell table:formula="of:=RANK(INDIRECT(ADDRESS(64;11;4));INDIRECT(ADDRESS(64;2;4)):INDIRECT(ADDRESS(6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10">
            <text:p>10</text:p>
          </table:table-cell>
          <table:table-cell table:formula="of:=RANK(INDIRECT(ADDRESS(65;3;4));INDIRECT(ADDRESS(65;2;4)):INDIRECT(ADDRESS(65;11;4));1)" office:value-type="float" office:value="5">
            <text:p>5</text:p>
          </table:table-cell>
          <table:table-cell table:formula="of:=RANK(INDIRECT(ADDRESS(65;4;4));INDIRECT(ADDRESS(65;2;4)):INDIRECT(ADDRESS(65;11;4));1)" office:value-type="float" office:value="6">
            <text:p>6</text:p>
          </table:table-cell>
          <table:table-cell table:formula="of:=RANK(INDIRECT(ADDRESS(65;5;4));INDIRECT(ADDRESS(65;2;4)):INDIRECT(ADDRESS(65;11;4));1)" office:value-type="float" office:value="7">
            <text:p>7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8">
            <text:p>8</text:p>
          </table:table-cell>
          <table:table-cell table:formula="of:=RANK(INDIRECT(ADDRESS(65;8;4));INDIRECT(ADDRESS(65;2;4)):INDIRECT(ADDRESS(65;11;4));1)" office:value-type="float" office:value="9">
            <text:p>9</text:p>
          </table:table-cell>
          <table:table-cell table:formula="of:=RANK(INDIRECT(ADDRESS(65;9;4));INDIRECT(ADDRESS(65;2;4)):INDIRECT(ADDRESS(65;11;4));1)" office:value-type="float" office:value="3">
            <text:p>3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7">
            <text:p>7</text:p>
          </table:table-cell>
          <table:table-cell table:formula="of:=RANK(INDIRECT(ADDRESS(66;3;4));INDIRECT(ADDRESS(66;2;4)):INDIRECT(ADDRESS(66;11;4));1)" office:value-type="float" office:value="1">
            <text:p>1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7">
            <text:p>7</text:p>
          </table:table-cell>
          <table:table-cell table:formula="of:=RANK(INDIRECT(ADDRESS(66;6;4));INDIRECT(ADDRESS(66;2;4)):INDIRECT(ADDRESS(66;11;4));1)" office:value-type="float" office:value="1">
            <text:p>1</text:p>
          </table:table-cell>
          <table:table-cell table:formula="of:=RANK(INDIRECT(ADDRESS(66;7;4));INDIRECT(ADDRESS(66;2;4)):INDIRECT(ADDRESS(66;11;4));1)" office:value-type="float" office:value="7">
            <text:p>7</text:p>
          </table:table-cell>
          <table:table-cell table:formula="of:=RANK(INDIRECT(ADDRESS(66;8;4));INDIRECT(ADDRESS(66;2;4)):INDIRECT(ADDRESS(66;11;4));1)" office:value-type="float" office:value="7">
            <text:p>7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1">
            <text:p>1</text:p>
          </table:table-cell>
          <table:table-cell table:formula="of:=RANK(INDIRECT(ADDRESS(66;11;4));INDIRECT(ADDRESS(66;2;4)):INDIRECT(ADDRESS(6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1">
            <text:p>1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1">
            <text:p>1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9">
            <text:p>9</text:p>
          </table:table-cell>
          <table:table-cell table:formula="of:=RANK(INDIRECT(ADDRESS(67;9;4));INDIRECT(ADDRESS(67;2;4)):INDIRECT(ADDRESS(67;11;4));1)" office:value-type="float" office:value="1">
            <text:p>1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8">
            <text:p>8</text:p>
          </table:table-cell>
          <table:table-cell table:formula="of:=RANK(INDIRECT(ADDRESS(68;3;4));INDIRECT(ADDRESS(68;2;4)):INDIRECT(ADDRESS(68;11;4));1)" office:value-type="float" office:value="1">
            <text:p>1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7">
            <text:p>7</text:p>
          </table:table-cell>
          <table:table-cell table:formula="of:=RANK(INDIRECT(ADDRESS(68;9;4));INDIRECT(ADDRESS(68;2;4)):INDIRECT(ADDRESS(68;11;4));1)" office:value-type="float" office:value="9">
            <text:p>9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9">
            <text:p>9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9">
            <text:p>9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9">
            <text:p>9</text:p>
          </table:table-cell>
          <table:table-cell table:formula="of:=RANK(INDIRECT(ADDRESS(70;3;4));INDIRECT(ADDRESS(70;2;4)):INDIRECT(ADDRESS(70;11;4));1)" office:value-type="float" office:value="1">
            <text:p>1</text:p>
          </table:table-cell>
          <table:table-cell table:formula="of:=RANK(INDIRECT(ADDRESS(70;4;4));INDIRECT(ADDRESS(70;2;4)):INDIRECT(ADDRESS(70;11;4));1)" office:value-type="float" office:value="8">
            <text:p>8</text:p>
          </table:table-cell>
          <table:table-cell table:formula="of:=RANK(INDIRECT(ADDRESS(70;5;4));INDIRECT(ADDRESS(70;2;4)):INDIRECT(ADDRESS(70;11;4));1)" office:value-type="float" office:value="5">
            <text:p>5</text:p>
          </table:table-cell>
          <table:table-cell table:formula="of:=RANK(INDIRECT(ADDRESS(70;6;4));INDIRECT(ADDRESS(70;2;4)):INDIRECT(ADDRESS(70;11;4));1)" office:value-type="float" office:value="6">
            <text:p>6</text:p>
          </table:table-cell>
          <table:table-cell table:formula="of:=RANK(INDIRECT(ADDRESS(70;7;4));INDIRECT(ADDRESS(70;2;4)):INDIRECT(ADDRESS(70;11;4));1)" office:value-type="float" office:value="4">
            <text:p>4</text:p>
          </table:table-cell>
          <table:table-cell table:formula="of:=RANK(INDIRECT(ADDRESS(70;8;4));INDIRECT(ADDRESS(70;2;4)):INDIRECT(ADDRESS(70;11;4));1)" office:value-type="float" office:value="10">
            <text:p>10</text:p>
          </table:table-cell>
          <table:table-cell table:formula="of:=RANK(INDIRECT(ADDRESS(70;9;4));INDIRECT(ADDRESS(70;2;4)):INDIRECT(ADDRESS(70;11;4));1)" office:value-type="float" office:value="3">
            <text:p>3</text:p>
          </table:table-cell>
          <table:table-cell table:formula="of:=RANK(INDIRECT(ADDRESS(70;10;4));INDIRECT(ADDRESS(70;2;4)):INDIRECT(ADDRESS(70;11;4));1)" office:value-type="float" office:value="7">
            <text:p>7</text:p>
          </table:table-cell>
          <table:table-cell table:formula="of:=RANK(INDIRECT(ADDRESS(70;11;4));INDIRECT(ADDRESS(70;2;4)):INDIRECT(ADDRESS(70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5">
            <text:p>5</text:p>
          </table:table-cell>
          <table:table-cell table:formula="of:=RANK(INDIRECT(ADDRESS(71;3;4));INDIRECT(ADDRESS(71;2;4)):INDIRECT(ADDRESS(71;11;4));1)" office:value-type="float" office:value="8">
            <text:p>8</text:p>
          </table:table-cell>
          <table:table-cell table:formula="of:=RANK(INDIRECT(ADDRESS(71;4;4));INDIRECT(ADDRESS(71;2;4)):INDIRECT(ADDRESS(71;11;4));1)" office:value-type="float" office:value="9">
            <text:p>9</text:p>
          </table:table-cell>
          <table:table-cell table:formula="of:=RANK(INDIRECT(ADDRESS(71;5;4));INDIRECT(ADDRESS(71;2;4)):INDIRECT(ADDRESS(71;11;4));1)" office:value-type="float" office:value="6">
            <text:p>6</text:p>
          </table:table-cell>
          <table:table-cell table:formula="of:=RANK(INDIRECT(ADDRESS(71;6;4));INDIRECT(ADDRESS(71;2;4)):INDIRECT(ADDRESS(71;11;4));1)" office:value-type="float" office:value="3">
            <text:p>3</text:p>
          </table:table-cell>
          <table:table-cell table:formula="of:=RANK(INDIRECT(ADDRESS(71;7;4));INDIRECT(ADDRESS(71;2;4)):INDIRECT(ADDRESS(71;11;4));1)" office:value-type="float" office:value="2">
            <text:p>2</text:p>
          </table:table-cell>
          <table:table-cell table:formula="of:=RANK(INDIRECT(ADDRESS(71;8;4));INDIRECT(ADDRESS(71;2;4)):INDIRECT(ADDRESS(71;11;4));1)" office:value-type="float" office:value="10">
            <text:p>10</text:p>
          </table:table-cell>
          <table:table-cell table:formula="of:=RANK(INDIRECT(ADDRESS(71;9;4));INDIRECT(ADDRESS(71;2;4)):INDIRECT(ADDRESS(71;11;4));1)" office:value-type="float" office:value="4">
            <text:p>4</text:p>
          </table:table-cell>
          <table:table-cell table:formula="of:=RANK(INDIRECT(ADDRESS(71;10;4));INDIRECT(ADDRESS(71;2;4)):INDIRECT(ADDRESS(71;11;4));1)" office:value-type="float" office:value="7">
            <text:p>7</text:p>
          </table:table-cell>
          <table:table-cell table:formula="of:=RANK(INDIRECT(ADDRESS(71;11;4));INDIRECT(ADDRESS(71;2;4)):INDIRECT(ADDRESS(7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8">
            <text:p>8</text:p>
          </table:table-cell>
          <table:table-cell table:formula="of:=RANK(INDIRECT(ADDRESS(72;3;4));INDIRECT(ADDRESS(72;2;4)):INDIRECT(ADDRESS(72;11;4));1)" office:value-type="float" office:value="6">
            <text:p>6</text:p>
          </table:table-cell>
          <table:table-cell table:formula="of:=RANK(INDIRECT(ADDRESS(72;4;4));INDIRECT(ADDRESS(72;2;4)):INDIRECT(ADDRESS(72;11;4));1)" office:value-type="float" office:value="7">
            <text:p>7</text:p>
          </table:table-cell>
          <table:table-cell table:formula="of:=RANK(INDIRECT(ADDRESS(72;5;4));INDIRECT(ADDRESS(72;2;4)):INDIRECT(ADDRESS(72;11;4));1)" office:value-type="float" office:value="4">
            <text:p>4</text:p>
          </table:table-cell>
          <table:table-cell table:formula="of:=RANK(INDIRECT(ADDRESS(72;6;4));INDIRECT(ADDRESS(72;2;4)):INDIRECT(ADDRESS(72;11;4));1)" office:value-type="float" office:value="1">
            <text:p>1</text:p>
          </table:table-cell>
          <table:table-cell table:formula="of:=RANK(INDIRECT(ADDRESS(72;7;4));INDIRECT(ADDRESS(72;2;4)):INDIRECT(ADDRESS(72;11;4));1)" office:value-type="float" office:value="9">
            <text:p>9</text:p>
          </table:table-cell>
          <table:table-cell table:formula="of:=RANK(INDIRECT(ADDRESS(72;8;4));INDIRECT(ADDRESS(72;2;4)):INDIRECT(ADDRESS(72;11;4));1)" office:value-type="float" office:value="9">
            <text:p>9</text:p>
          </table:table-cell>
          <table:table-cell table:formula="of:=RANK(INDIRECT(ADDRESS(72;9;4));INDIRECT(ADDRESS(72;2;4)):INDIRECT(ADDRESS(72;11;4));1)" office:value-type="float" office:value="5">
            <text:p>5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10">
            <text:p>10</text:p>
          </table:table-cell>
          <table:table-cell table:formula="of:=RANK(INDIRECT(ADDRESS(73;4;4));INDIRECT(ADDRESS(73;2;4)):INDIRECT(ADDRESS(73;11;4));1)" office:value-type="float" office:value="8">
            <text:p>8</text:p>
          </table:table-cell>
          <table:table-cell table:formula="of:=RANK(INDIRECT(ADDRESS(73;5;4));INDIRECT(ADDRESS(73;2;4)):INDIRECT(ADDRESS(73;11;4));1)" office:value-type="float" office:value="2">
            <text:p>2</text:p>
          </table:table-cell>
          <table:table-cell table:formula="of:=RANK(INDIRECT(ADDRESS(73;6;4));INDIRECT(ADDRESS(73;2;4)):INDIRECT(ADDRESS(73;11;4));1)" office:value-type="float" office:value="2">
            <text:p>2</text:p>
          </table:table-cell>
          <table:table-cell table:formula="of:=RANK(INDIRECT(ADDRESS(73;7;4));INDIRECT(ADDRESS(73;2;4)):INDIRECT(ADDRESS(73;11;4));1)" office:value-type="float" office:value="6">
            <text:p>6</text:p>
          </table:table-cell>
          <table:table-cell table:formula="of:=RANK(INDIRECT(ADDRESS(73;8;4));INDIRECT(ADDRESS(73;2;4)):INDIRECT(ADDRESS(73;11;4));1)" office:value-type="float" office:value="7">
            <text:p>7</text:p>
          </table:table-cell>
          <table:table-cell table:formula="of:=RANK(INDIRECT(ADDRESS(73;9;4));INDIRECT(ADDRESS(73;2;4)):INDIRECT(ADDRESS(73;11;4));1)" office:value-type="float" office:value="9">
            <text:p>9</text:p>
          </table:table-cell>
          <table:table-cell table:formula="of:=RANK(INDIRECT(ADDRESS(73;10;4));INDIRECT(ADDRESS(73;2;4)):INDIRECT(ADDRESS(73;11;4));1)" office:value-type="float" office:value="2">
            <text:p>2</text:p>
          </table:table-cell>
          <table:table-cell table:formula="of:=RANK(INDIRECT(ADDRESS(73;11;4));INDIRECT(ADDRESS(73;2;4)):INDIRECT(ADDRESS(73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8">
            <text:p>8</text:p>
          </table:table-cell>
          <table:table-cell table:formula="of:=RANK(INDIRECT(ADDRESS(74;3;4));INDIRECT(ADDRESS(74;2;4)):INDIRECT(ADDRESS(74;11;4));1)" office:value-type="float" office:value="2">
            <text:p>2</text:p>
          </table:table-cell>
          <table:table-cell table:formula="of:=RANK(INDIRECT(ADDRESS(74;4;4));INDIRECT(ADDRESS(74;2;4)):INDIRECT(ADDRESS(74;11;4));1)" office:value-type="float" office:value="4">
            <text:p>4</text:p>
          </table:table-cell>
          <table:table-cell table:formula="of:=RANK(INDIRECT(ADDRESS(74;5;4));INDIRECT(ADDRESS(74;2;4)):INDIRECT(ADDRESS(74;11;4));1)" office:value-type="float" office:value="7">
            <text:p>7</text:p>
          </table:table-cell>
          <table:table-cell table:formula="of:=RANK(INDIRECT(ADDRESS(74;6;4));INDIRECT(ADDRESS(74;2;4)):INDIRECT(ADDRESS(74;11;4));1)" office:value-type="float" office:value="3">
            <text:p>3</text:p>
          </table:table-cell>
          <table:table-cell table:formula="of:=RANK(INDIRECT(ADDRESS(74;7;4));INDIRECT(ADDRESS(74;2;4)):INDIRECT(ADDRESS(74;11;4));1)" office:value-type="float" office:value="10">
            <text:p>10</text:p>
          </table:table-cell>
          <table:table-cell table:formula="of:=RANK(INDIRECT(ADDRESS(74;8;4));INDIRECT(ADDRESS(74;2;4)):INDIRECT(ADDRESS(74;11;4));1)" office:value-type="float" office:value="6">
            <text:p>6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9">
            <text:p>9</text:p>
          </table:table-cell>
          <table:table-cell table:formula="of:=RANK(INDIRECT(ADDRESS(74;11;4));INDIRECT(ADDRESS(74;2;4)):INDIRECT(ADDRESS(74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6">
            <text:p>6</text:p>
          </table:table-cell>
          <table:table-cell table:formula="of:=RANK(INDIRECT(ADDRESS(75;3;4));INDIRECT(ADDRESS(75;2;4)):INDIRECT(ADDRESS(75;11;4));1)" office:value-type="float" office:value="4">
            <text:p>4</text:p>
          </table:table-cell>
          <table:table-cell table:formula="of:=RANK(INDIRECT(ADDRESS(75;4;4));INDIRECT(ADDRESS(75;2;4)):INDIRECT(ADDRESS(75;11;4));1)" office:value-type="float" office:value="5">
            <text:p>5</text:p>
          </table:table-cell>
          <table:table-cell table:formula="of:=RANK(INDIRECT(ADDRESS(75;5;4));INDIRECT(ADDRESS(75;2;4)):INDIRECT(ADDRESS(75;11;4));1)" office:value-type="float" office:value="6">
            <text:p>6</text:p>
          </table:table-cell>
          <table:table-cell table:formula="of:=RANK(INDIRECT(ADDRESS(75;6;4));INDIRECT(ADDRESS(75;2;4)):INDIRECT(ADDRESS(75;11;4));1)" office:value-type="float" office:value="2">
            <text:p>2</text:p>
          </table:table-cell>
          <table:table-cell table:formula="of:=RANK(INDIRECT(ADDRESS(75;7;4));INDIRECT(ADDRESS(75;2;4)):INDIRECT(ADDRESS(75;11;4));1)" office:value-type="float" office:value="6">
            <text:p>6</text:p>
          </table:table-cell>
          <table:table-cell table:formula="of:=RANK(INDIRECT(ADDRESS(75;8;4));INDIRECT(ADDRESS(75;2;4)):INDIRECT(ADDRESS(75;11;4));1)" office:value-type="float" office:value="6">
            <text:p>6</text:p>
          </table:table-cell>
          <table:table-cell table:formula="of:=RANK(INDIRECT(ADDRESS(75;9;4));INDIRECT(ADDRESS(75;2;4)):INDIRECT(ADDRESS(75;11;4));1)" office:value-type="float" office:value="1">
            <text:p>1</text:p>
          </table:table-cell>
          <table:table-cell table:formula="of:=RANK(INDIRECT(ADDRESS(75;10;4));INDIRECT(ADDRESS(75;2;4)):INDIRECT(ADDRESS(75;11;4));1)" office:value-type="float" office:value="6">
            <text:p>6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3">
            <text:p>3</text:p>
          </table:table-cell>
          <table:table-cell table:formula="of:=RANK(INDIRECT(ADDRESS(76;3;4));INDIRECT(ADDRESS(76;2;4)):INDIRECT(ADDRESS(76;11;4));1)" office:value-type="float" office:value="4">
            <text:p>4</text:p>
          </table:table-cell>
          <table:table-cell table:formula="of:=RANK(INDIRECT(ADDRESS(76;4;4));INDIRECT(ADDRESS(76;2;4)):INDIRECT(ADDRESS(76;11;4));1)" office:value-type="float" office:value="9">
            <text:p>9</text:p>
          </table:table-cell>
          <table:table-cell table:formula="of:=RANK(INDIRECT(ADDRESS(76;5;4));INDIRECT(ADDRESS(76;2;4)):INDIRECT(ADDRESS(76;11;4));1)" office:value-type="float" office:value="2">
            <text:p>2</text:p>
          </table:table-cell>
          <table:table-cell table:formula="of:=RANK(INDIRECT(ADDRESS(76;6;4));INDIRECT(ADDRESS(76;2;4)):INDIRECT(ADDRESS(76;11;4));1)" office:value-type="float" office:value="8">
            <text:p>8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9">
            <text:p>9</text:p>
          </table:table-cell>
          <table:table-cell table:formula="of:=RANK(INDIRECT(ADDRESS(76;9;4));INDIRECT(ADDRESS(76;2;4)):INDIRECT(ADDRESS(76;11;4));1)" office:value-type="float" office:value="5">
            <text:p>5</text:p>
          </table:table-cell>
          <table:table-cell table:formula="of:=RANK(INDIRECT(ADDRESS(76;10;4));INDIRECT(ADDRESS(76;2;4)):INDIRECT(ADDRESS(76;11;4));1)" office:value-type="float" office:value="6">
            <text:p>6</text:p>
          </table:table-cell>
          <table:table-cell table:formula="of:=RANK(INDIRECT(ADDRESS(76;11;4));INDIRECT(ADDRESS(76;2;4)):INDIRECT(ADDRESS(76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7">
            <text:p>7</text:p>
          </table:table-cell>
          <table:table-cell table:formula="of:=RANK(INDIRECT(ADDRESS(77;5;4));INDIRECT(ADDRESS(77;2;4)):INDIRECT(ADDRESS(77;11;4));1)" office:value-type="float" office:value="10">
            <text:p>10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8">
            <text:p>8</text:p>
          </table:table-cell>
          <table:table-cell table:formula="of:=RANK(INDIRECT(ADDRESS(77;8;4));INDIRECT(ADDRESS(77;2;4)):INDIRECT(ADDRESS(77;11;4));1)" office:value-type="float" office:value="9">
            <text:p>9</text:p>
          </table:table-cell>
          <table:table-cell table:formula="of:=RANK(INDIRECT(ADDRESS(77;9;4));INDIRECT(ADDRESS(77;2;4)):INDIRECT(ADDRESS(77;11;4));1)" office:value-type="float" office:value="6">
            <text:p>6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7">
            <text:p>7</text:p>
          </table:table-cell>
          <table:table-cell table:formula="of:=RANK(INDIRECT(ADDRESS(78;3;4));INDIRECT(ADDRESS(78;2;4)):INDIRECT(ADDRESS(78;11;4));1)" office:value-type="float" office:value="1">
            <text:p>1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7">
            <text:p>7</text:p>
          </table:table-cell>
          <table:table-cell table:formula="of:=RANK(INDIRECT(ADDRESS(78;6;4));INDIRECT(ADDRESS(78;2;4)):INDIRECT(ADDRESS(78;11;4));1)" office:value-type="float" office:value="1">
            <text:p>1</text:p>
          </table:table-cell>
          <table:table-cell table:formula="of:=RANK(INDIRECT(ADDRESS(78;7;4));INDIRECT(ADDRESS(78;2;4)):INDIRECT(ADDRESS(78;11;4));1)" office:value-type="float" office:value="7">
            <text:p>7</text:p>
          </table:table-cell>
          <table:table-cell table:formula="of:=RANK(INDIRECT(ADDRESS(78;8;4));INDIRECT(ADDRESS(78;2;4)):INDIRECT(ADDRESS(78;11;4));1)" office:value-type="float" office:value="7">
            <text:p>7</text:p>
          </table:table-cell>
          <table:table-cell table:formula="of:=RANK(INDIRECT(ADDRESS(78;9;4));INDIRECT(ADDRESS(78;2;4)):INDIRECT(ADDRESS(78;11;4));1)" office:value-type="float" office:value="1">
            <text:p>1</text:p>
          </table:table-cell>
          <table:table-cell table:formula="of:=RANK(INDIRECT(ADDRESS(78;10;4));INDIRECT(ADDRESS(78;2;4)):INDIRECT(ADDRESS(78;11;4));1)" office:value-type="float" office:value="1">
            <text:p>1</text:p>
          </table:table-cell>
          <table:table-cell table:formula="of:=RANK(INDIRECT(ADDRESS(78;11;4));INDIRECT(ADDRESS(78;2;4)):INDIRECT(ADDRESS(7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7">
            <text:p>7</text:p>
          </table:table-cell>
          <table:table-cell table:formula="of:=RANK(INDIRECT(ADDRESS(79;3;4));INDIRECT(ADDRESS(79;2;4)):INDIRECT(ADDRESS(79;11;4));1)" office:value-type="float" office:value="9">
            <text:p>9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3">
            <text:p>3</text:p>
          </table:table-cell>
          <table:table-cell table:formula="of:=RANK(INDIRECT(ADDRESS(79;6;4));INDIRECT(ADDRESS(79;2;4)):INDIRECT(ADDRESS(79;11;4));1)" office:value-type="float" office:value="4">
            <text:p>4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6">
            <text:p>6</text:p>
          </table:table-cell>
          <table:table-cell table:formula="of:=RANK(INDIRECT(ADDRESS(79;9;4));INDIRECT(ADDRESS(79;2;4)):INDIRECT(ADDRESS(79;11;4));1)" office:value-type="float" office:value="8">
            <text:p>8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6">
            <text:p>6</text:p>
          </table:table-cell>
          <table:table-cell table:formula="of:=RANK(INDIRECT(ADDRESS(80;3;4));INDIRECT(ADDRESS(80;2;4)):INDIRECT(ADDRESS(80;11;4));1)" office:value-type="float" office:value="8">
            <text:p>8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1">
            <text:p>1</text:p>
          </table:table-cell>
          <table:table-cell table:formula="of:=RANK(INDIRECT(ADDRESS(80;6;4));INDIRECT(ADDRESS(80;2;4)):INDIRECT(ADDRESS(80;11;4));1)" office:value-type="float" office:value="9">
            <text:p>9</text:p>
          </table:table-cell>
          <table:table-cell table:formula="of:=RANK(INDIRECT(ADDRESS(80;7;4));INDIRECT(ADDRESS(80;2;4)):INDIRECT(ADDRESS(80;11;4));1)" office:value-type="float" office:value="7">
            <text:p>7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9">
            <text:p>9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9">
            <text:p>9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9">
            <text:p>9</text:p>
          </table:table-cell>
          <table:table-cell table:formula="of:=RANK(INDIRECT(ADDRESS(82;3;4));INDIRECT(ADDRESS(82;2;4)):INDIRECT(ADDRESS(82;11;4));1)" office:value-type="float" office:value="3">
            <text:p>3</text:p>
          </table:table-cell>
          <table:table-cell table:formula="of:=RANK(INDIRECT(ADDRESS(82;4;4));INDIRECT(ADDRESS(82;2;4)):INDIRECT(ADDRESS(82;11;4));1)" office:value-type="float" office:value="6">
            <text:p>6</text:p>
          </table:table-cell>
          <table:table-cell table:formula="of:=RANK(INDIRECT(ADDRESS(82;5;4));INDIRECT(ADDRESS(82;2;4)):INDIRECT(ADDRESS(82;11;4));1)" office:value-type="float" office:value="8">
            <text:p>8</text:p>
          </table:table-cell>
          <table:table-cell table:formula="of:=RANK(INDIRECT(ADDRESS(82;6;4));INDIRECT(ADDRESS(82;2;4)):INDIRECT(ADDRESS(82;11;4));1)" office:value-type="float" office:value="5">
            <text:p>5</text:p>
          </table:table-cell>
          <table:table-cell table:formula="of:=RANK(INDIRECT(ADDRESS(82;7;4));INDIRECT(ADDRESS(82;2;4)):INDIRECT(ADDRESS(82;11;4));1)" office:value-type="float" office:value="1">
            <text:p>1</text:p>
          </table:table-cell>
          <table:table-cell table:formula="of:=RANK(INDIRECT(ADDRESS(82;8;4));INDIRECT(ADDRESS(82;2;4)):INDIRECT(ADDRESS(82;11;4));1)" office:value-type="float" office:value="10">
            <text:p>10</text:p>
          </table:table-cell>
          <table:table-cell table:formula="of:=RANK(INDIRECT(ADDRESS(82;9;4));INDIRECT(ADDRESS(82;2;4)):INDIRECT(ADDRESS(82;11;4));1)" office:value-type="float" office:value="4">
            <text:p>4</text:p>
          </table:table-cell>
          <table:table-cell table:formula="of:=RANK(INDIRECT(ADDRESS(82;10;4));INDIRECT(ADDRESS(82;2;4)):INDIRECT(ADDRESS(82;11;4));1)" office:value-type="float" office:value="7">
            <text:p>7</text:p>
          </table:table-cell>
          <table:table-cell table:formula="of:=RANK(INDIRECT(ADDRESS(82;11;4));INDIRECT(ADDRESS(82;2;4)):INDIRECT(ADDRESS(82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6">
            <text:p>6</text:p>
          </table:table-cell>
          <table:table-cell table:formula="of:=RANK(INDIRECT(ADDRESS(83;3;4));INDIRECT(ADDRESS(83;2;4)):INDIRECT(ADDRESS(83;11;4));1)" office:value-type="float" office:value="3">
            <text:p>3</text:p>
          </table:table-cell>
          <table:table-cell table:formula="of:=RANK(INDIRECT(ADDRESS(83;4;4));INDIRECT(ADDRESS(83;2;4)):INDIRECT(ADDRESS(83;11;4));1)" office:value-type="float" office:value="9">
            <text:p>9</text:p>
          </table:table-cell>
          <table:table-cell table:formula="of:=RANK(INDIRECT(ADDRESS(83;5;4));INDIRECT(ADDRESS(83;2;4)):INDIRECT(ADDRESS(83;11;4));1)" office:value-type="float" office:value="8">
            <text:p>8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2">
            <text:p>2</text:p>
          </table:table-cell>
          <table:table-cell table:formula="of:=RANK(INDIRECT(ADDRESS(83;8;4));INDIRECT(ADDRESS(83;2;4)):INDIRECT(ADDRESS(83;11;4));1)" office:value-type="float" office:value="10">
            <text:p>10</text:p>
          </table:table-cell>
          <table:table-cell table:formula="of:=RANK(INDIRECT(ADDRESS(83;9;4));INDIRECT(ADDRESS(83;2;4)):INDIRECT(ADDRESS(83;11;4));1)" office:value-type="float" office:value="7">
            <text:p>7</text:p>
          </table:table-cell>
          <table:table-cell table:formula="of:=RANK(INDIRECT(ADDRESS(83;10;4));INDIRECT(ADDRESS(83;2;4)):INDIRECT(ADDRESS(83;11;4));1)" office:value-type="float" office:value="5">
            <text:p>5</text:p>
          </table:table-cell>
          <table:table-cell table:formula="of:=RANK(INDIRECT(ADDRESS(83;11;4));INDIRECT(ADDRESS(83;2;4)):INDIRECT(ADDRESS(8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7">
            <text:p>7</text:p>
          </table:table-cell>
          <table:table-cell table:formula="of:=RANK(INDIRECT(ADDRESS(84;3;4));INDIRECT(ADDRESS(84;2;4)):INDIRECT(ADDRESS(84;11;4));1)" office:value-type="float" office:value="5">
            <text:p>5</text:p>
          </table:table-cell>
          <table:table-cell table:formula="of:=RANK(INDIRECT(ADDRESS(84;4;4));INDIRECT(ADDRESS(84;2;4)):INDIRECT(ADDRESS(84;11;4));1)" office:value-type="float" office:value="6">
            <text:p>6</text:p>
          </table:table-cell>
          <table:table-cell table:formula="of:=RANK(INDIRECT(ADDRESS(84;5;4));INDIRECT(ADDRESS(84;2;4)):INDIRECT(ADDRESS(84;11;4));1)" office:value-type="float" office:value="7">
            <text:p>7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7">
            <text:p>7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1">
            <text:p>1</text:p>
          </table:table-cell>
          <table:table-cell table:formula="of:=RANK(INDIRECT(ADDRESS(85;3;4));INDIRECT(ADDRESS(85;2;4)):INDIRECT(ADDRESS(85;11;4));1)" office:value-type="float" office:value="10">
            <text:p>10</text:p>
          </table:table-cell>
          <table:table-cell table:formula="of:=RANK(INDIRECT(ADDRESS(85;4;4));INDIRECT(ADDRESS(85;2;4)):INDIRECT(ADDRESS(85;11;4));1)" office:value-type="float" office:value="7">
            <text:p>7</text:p>
          </table:table-cell>
          <table:table-cell table:formula="of:=RANK(INDIRECT(ADDRESS(85;5;4));INDIRECT(ADDRESS(85;2;4)):INDIRECT(ADDRESS(85;11;4));1)" office:value-type="float" office:value="2">
            <text:p>2</text:p>
          </table:table-cell>
          <table:table-cell table:formula="of:=RANK(INDIRECT(ADDRESS(85;6;4));INDIRECT(ADDRESS(85;2;4)):INDIRECT(ADDRESS(85;11;4));1)" office:value-type="float" office:value="2">
            <text:p>2</text:p>
          </table:table-cell>
          <table:table-cell table:formula="of:=RANK(INDIRECT(ADDRESS(85;7;4));INDIRECT(ADDRESS(85;2;4)):INDIRECT(ADDRESS(85;11;4));1)" office:value-type="float" office:value="6">
            <text:p>6</text:p>
          </table:table-cell>
          <table:table-cell table:formula="of:=RANK(INDIRECT(ADDRESS(85;8;4));INDIRECT(ADDRESS(85;2;4)):INDIRECT(ADDRESS(85;11;4));1)" office:value-type="float" office:value="9">
            <text:p>9</text:p>
          </table:table-cell>
          <table:table-cell table:formula="of:=RANK(INDIRECT(ADDRESS(85;9;4));INDIRECT(ADDRESS(85;2;4)):INDIRECT(ADDRESS(85;11;4));1)" office:value-type="float" office:value="8">
            <text:p>8</text:p>
          </table:table-cell>
          <table:table-cell table:formula="of:=RANK(INDIRECT(ADDRESS(85;10;4));INDIRECT(ADDRESS(85;2;4)):INDIRECT(ADDRESS(85;11;4));1)" office:value-type="float" office:value="2">
            <text:p>2</text:p>
          </table:table-cell>
          <table:table-cell table:formula="of:=RANK(INDIRECT(ADDRESS(85;11;4));INDIRECT(ADDRESS(85;2;4)):INDIRECT(ADDRESS(85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6">
            <text:p>6</text:p>
          </table:table-cell>
          <table:table-cell table:formula="of:=RANK(INDIRECT(ADDRESS(86;3;4));INDIRECT(ADDRESS(86;2;4)):INDIRECT(ADDRESS(86;11;4));1)" office:value-type="float" office:value="2">
            <text:p>2</text:p>
          </table:table-cell>
          <table:table-cell table:formula="of:=RANK(INDIRECT(ADDRESS(86;4;4));INDIRECT(ADDRESS(86;2;4)):INDIRECT(ADDRESS(86;11;4));1)" office:value-type="float" office:value="3">
            <text:p>3</text:p>
          </table:table-cell>
          <table:table-cell table:formula="of:=RANK(INDIRECT(ADDRESS(86;5;4));INDIRECT(ADDRESS(86;2;4)):INDIRECT(ADDRESS(86;11;4));1)" office:value-type="float" office:value="6">
            <text:p>6</text:p>
          </table:table-cell>
          <table:table-cell table:formula="of:=RANK(INDIRECT(ADDRESS(86;6;4));INDIRECT(ADDRESS(86;2;4)):INDIRECT(ADDRESS(86;11;4));1)" office:value-type="float" office:value="5">
            <text:p>5</text:p>
          </table:table-cell>
          <table:table-cell table:formula="of:=RANK(INDIRECT(ADDRESS(86;7;4));INDIRECT(ADDRESS(86;2;4)):INDIRECT(ADDRESS(86;11;4));1)" office:value-type="float" office:value="6">
            <text:p>6</text:p>
          </table:table-cell>
          <table:table-cell table:formula="of:=RANK(INDIRECT(ADDRESS(86;8;4));INDIRECT(ADDRESS(86;2;4)):INDIRECT(ADDRESS(86;11;4));1)" office:value-type="float" office:value="6">
            <text:p>6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6">
            <text:p>6</text:p>
          </table:table-cell>
          <table:table-cell table:formula="of:=RANK(INDIRECT(ADDRESS(86;11;4));INDIRECT(ADDRESS(86;2;4)):INDIRECT(ADDRESS(86;11;4));1)" office:value-type="float" office:value="4">
            <text:p>4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5.19047619047619">
            <text:p>5.1904761905</text:p>
          </table:table-cell>
          <table:table-cell table:formula="of:=AVERAGE(INDIRECT(ADDRESS(88;3;4)):INDIRECT(ADDRESS(129;3;4)))" office:value-type="float" office:value="4.54761904761905">
            <text:p>4.5476190476</text:p>
          </table:table-cell>
          <table:table-cell table:formula="of:=AVERAGE(INDIRECT(ADDRESS(88;4;4)):INDIRECT(ADDRESS(129;4;4)))" office:value-type="float" office:value="7.23809523809524">
            <text:p>7.2380952381</text:p>
          </table:table-cell>
          <table:table-cell table:formula="of:=AVERAGE(INDIRECT(ADDRESS(88;5;4)):INDIRECT(ADDRESS(129;5;4)))" office:value-type="float" office:value="4.47619047619048">
            <text:p>4.4761904762</text:p>
          </table:table-cell>
          <table:table-cell table:formula="of:=AVERAGE(INDIRECT(ADDRESS(88;6;4)):INDIRECT(ADDRESS(129;6;4)))" office:value-type="float" office:value="2.5952380952381">
            <text:p>2.5952380952</text:p>
          </table:table-cell>
          <table:table-cell table:formula="of:=AVERAGE(INDIRECT(ADDRESS(88;7;4)):INDIRECT(ADDRESS(129;7;4)))" office:value-type="float" office:value="5.16666666666667">
            <text:p>5.1666666667</text:p>
          </table:table-cell>
          <table:table-cell table:formula="of:=AVERAGE(INDIRECT(ADDRESS(88;8;4)):INDIRECT(ADDRESS(129;8;4)))" office:value-type="float" office:value="7.92857142857143">
            <text:p>7.9285714286</text:p>
          </table:table-cell>
          <table:table-cell table:formula="of:=AVERAGE(INDIRECT(ADDRESS(88;9;4)):INDIRECT(ADDRESS(129;9;4)))" office:value-type="float" office:value="3.88095238095238">
            <text:p>3.880952381</text:p>
          </table:table-cell>
          <table:table-cell table:formula="of:=AVERAGE(INDIRECT(ADDRESS(88;10;4)):INDIRECT(ADDRESS(129;10;4)))" office:value-type="float" office:value="3.02380952380952">
            <text:p>3.0238095238</text:p>
          </table:table-cell>
          <table:table-cell table:formula="of:=AVERAGE(INDIRECT(ADDRESS(88;11;4)):INDIRECT(ADDRESS(129;11;4)))" office:value-type="float" office:value="3.21428571428571">
            <text:p>3.2142857143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8">
            <text:p>8</text:p>
          </table:table-cell>
          <table:table-cell table:formula="of:=RANK(INDIRECT(ADDRESS(130;3;4));INDIRECT(ADDRESS(130;2;4)):INDIRECT(ADDRESS(130;11;4));1)" office:value-type="float" office:value="6">
            <text:p>6</text:p>
          </table:table-cell>
          <table:table-cell table:formula="of:=RANK(INDIRECT(ADDRESS(130;4;4));INDIRECT(ADDRESS(130;2;4)):INDIRECT(ADDRESS(130;11;4));1)" office:value-type="float" office:value="9">
            <text:p>9</text:p>
          </table:table-cell>
          <table:table-cell table:formula="of:=RANK(INDIRECT(ADDRESS(130;5;4));INDIRECT(ADDRESS(130;2;4)):INDIRECT(ADDRESS(130;11;4));1)" office:value-type="float" office:value="5">
            <text:p>5</text:p>
          </table:table-cell>
          <table:table-cell table:formula="of:=RANK(INDIRECT(ADDRESS(130;6;4));INDIRECT(ADDRESS(130;2;4)):INDIRECT(ADDRESS(130;11;4));1)" office:value-type="float" office:value="1">
            <text:p>1</text:p>
          </table:table-cell>
          <table:table-cell table:formula="of:=RANK(INDIRECT(ADDRESS(130;7;4));INDIRECT(ADDRESS(130;2;4)):INDIRECT(ADDRESS(130;11;4));1)" office:value-type="float" office:value="7">
            <text:p>7</text:p>
          </table:table-cell>
          <table:table-cell table:formula="of:=RANK(INDIRECT(ADDRESS(130;8;4));INDIRECT(ADDRESS(130;2;4)):INDIRECT(ADDRESS(130;11;4));1)" office:value-type="float" office:value="10">
            <text:p>10</text:p>
          </table:table-cell>
          <table:table-cell table:formula="of:=RANK(INDIRECT(ADDRESS(130;9;4));INDIRECT(ADDRESS(130;2;4)):INDIRECT(ADDRESS(130;11;4));1)" office:value-type="float" office:value="4">
            <text:p>4</text:p>
          </table:table-cell>
          <table:table-cell table:formula="of:=RANK(INDIRECT(ADDRESS(130;10;4));INDIRECT(ADDRESS(130;2;4)):INDIRECT(ADDRESS(130;11;4));1)" office:value-type="float" office:value="2">
            <text:p>2</text:p>
          </table:table-cell>
          <table:table-cell table:formula="of:=RANK(INDIRECT(ADDRESS(130;11;4));INDIRECT(ADDRESS(130;2;4)):INDIRECT(ADDRESS(130;11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2.64742077656798">
            <text:p>2.6474207766</text:p>
          </table:table-cell>
          <table:table-cell table:formula="of:=MIN(INDIRECT(ADDRESS(130;2;4)):INDIRECT(ADDRESS(130;11;4)))+INDIRECT(ADDRESS(132;3;4))" office:value-type="float" office:value="2.64742077656798">
            <text:p>2.6474207766</text:p>
          </table:table-cell>
          <table:table-cell table:formula="of:=MIN(INDIRECT(ADDRESS(130;2;4)):INDIRECT(ADDRESS(130;11;4)))+INDIRECT(ADDRESS(132;4;4))" office:value-type="float" office:value="2.64742077656798">
            <text:p>2.6474207766</text:p>
          </table:table-cell>
          <table:table-cell table:formula="of:=MIN(INDIRECT(ADDRESS(130;2;4)):INDIRECT(ADDRESS(130;11;4)))+INDIRECT(ADDRESS(132;5;4))" office:value-type="float" office:value="2.64742077656798">
            <text:p>2.6474207766</text:p>
          </table:table-cell>
          <table:table-cell table:formula="of:=MIN(INDIRECT(ADDRESS(130;2;4)):INDIRECT(ADDRESS(130;11;4)))+INDIRECT(ADDRESS(132;6;4))" office:value-type="float" office:value="2.64742077656798">
            <text:p>2.6474207766</text:p>
          </table:table-cell>
          <table:table-cell table:formula="of:=MIN(INDIRECT(ADDRESS(130;2;4)):INDIRECT(ADDRESS(130;11;4)))+INDIRECT(ADDRESS(132;7;4))" office:value-type="float" office:value="2.64742077656798">
            <text:p>2.6474207766</text:p>
          </table:table-cell>
          <table:table-cell table:formula="of:=MIN(INDIRECT(ADDRESS(130;2;4)):INDIRECT(ADDRESS(130;11;4)))+INDIRECT(ADDRESS(132;8;4))" office:value-type="float" office:value="2.64742077656798">
            <text:p>2.6474207766</text:p>
          </table:table-cell>
          <table:table-cell table:formula="of:=MIN(INDIRECT(ADDRESS(130;2;4)):INDIRECT(ADDRESS(130;11;4)))+INDIRECT(ADDRESS(132;9;4))" office:value-type="float" office:value="2.64742077656798">
            <text:p>2.6474207766</text:p>
          </table:table-cell>
          <table:table-cell table:formula="of:=MIN(INDIRECT(ADDRESS(130;2;4)):INDIRECT(ADDRESS(130;11;4)))+INDIRECT(ADDRESS(132;10;4))" office:value-type="float" office:value="2.64742077656798">
            <text:p>2.6474207766</text:p>
          </table:table-cell>
          <table:table-cell table:formula="of:=MIN(INDIRECT(ADDRESS(130;2;4)):INDIRECT(ADDRESS(130;11;4)))+INDIRECT(ADDRESS(132;11;4))" office:value-type="float" office:value="2.64742077656798">
            <text:p>2.6474207766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1">
            <text:p>1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902881">
            <text:p>902881</text:p>
          </table:table-cell>
          <table:table-cell office:value-type="float" office:value="1803156">
            <text:p>1803156</text:p>
          </table:table-cell>
          <table:table-cell office:value-type="float" office:value="1800007">
            <text:p>1800007</text:p>
          </table:table-cell>
          <table:table-cell office:value-type="float" office:value="2703106">
            <text:p>2703106</text:p>
          </table:table-cell>
          <table:table-cell office:value-type="float" office:value="1803912">
            <text:p>1803912</text:p>
          </table:table-cell>
          <table:table-cell office:value-type="float" office:value="903278">
            <text:p>903278</text:p>
          </table:table-cell>
          <table:table-cell office:value-type="float" office:value="2708568">
            <text:p>2708568</text:p>
          </table:table-cell>
          <table:table-cell office:value-type="float" office:value="1802903">
            <text:p>1802903</text:p>
          </table:table-cell>
          <table:table-cell office:value-type="float" office:value="902532">
            <text:p>902532</text:p>
          </table:table-cell>
          <table:table-cell office:value-type="float" office:value="1809551">
            <text:p>1809551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float" office:value="900309">
            <text:p>900309</text:p>
          </table:table-cell>
          <table:table-cell office:value-type="float" office:value="1800301">
            <text:p>1800301</text:p>
          </table:table-cell>
          <table:table-cell office:value-type="float" office:value="1800007">
            <text:p>1800007</text:p>
          </table:table-cell>
          <table:table-cell office:value-type="float" office:value="2700307">
            <text:p>2700307</text:p>
          </table:table-cell>
          <table:table-cell office:value-type="float" office:value="1801693">
            <text:p>1801693</text:p>
          </table:table-cell>
          <table:table-cell office:value-type="float" office:value="900233">
            <text:p>900233</text:p>
          </table:table-cell>
          <table:table-cell office:value-type="float" office:value="2700307">
            <text:p>2700307</text:p>
          </table:table-cell>
          <table:table-cell office:value-type="float" office:value="1800305">
            <text:p>1800305</text:p>
          </table:table-cell>
          <table:table-cell office:value-type="float" office:value="900231">
            <text:p>900231</text:p>
          </table:table-cell>
          <table:table-cell office:value-type="float" office:value="1806923">
            <text:p>1806923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900443">
            <text:p>900443</text:p>
          </table:table-cell>
          <table:table-cell office:value-type="float" office:value="1800281">
            <text:p>1800281</text:p>
          </table:table-cell>
          <table:table-cell office:value-type="float" office:value="1800006">
            <text:p>1800006</text:p>
          </table:table-cell>
          <table:table-cell office:value-type="float" office:value="2743380">
            <text:p>2743380</text:p>
          </table:table-cell>
          <table:table-cell office:value-type="float" office:value="1801694">
            <text:p>1801694</text:p>
          </table:table-cell>
          <table:table-cell office:value-type="float" office:value="943364">
            <text:p>943364</text:p>
          </table:table-cell>
          <table:table-cell office:value-type="float" office:value="2750008">
            <text:p>2750008</text:p>
          </table:table-cell>
          <table:table-cell office:value-type="float" office:value="1800281">
            <text:p>1800281</text:p>
          </table:table-cell>
          <table:table-cell office:value-type="float" office:value="900234">
            <text:p>900234</text:p>
          </table:table-cell>
          <table:table-cell office:value-type="float" office:value="1806929">
            <text:p>1806929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910590">
            <text:p>910590</text:p>
          </table:table-cell>
          <table:table-cell office:value-type="float" office:value="1810417">
            <text:p>1810417</text:p>
          </table:table-cell>
          <table:table-cell office:value-type="float" office:value="1800008">
            <text:p>1800008</text:p>
          </table:table-cell>
          <table:table-cell office:value-type="float" office:value="2730916">
            <text:p>2730916</text:p>
          </table:table-cell>
          <table:table-cell office:value-type="float" office:value="1805758">
            <text:p>1805758</text:p>
          </table:table-cell>
          <table:table-cell office:value-type="float" office:value="914251">
            <text:p>914251</text:p>
          </table:table-cell>
          <table:table-cell office:value-type="float" office:value="2750015">
            <text:p>2750015</text:p>
          </table:table-cell>
          <table:table-cell office:value-type="float" office:value="1812554">
            <text:p>1812554</text:p>
          </table:table-cell>
          <table:table-cell office:value-type="float" office:value="906930">
            <text:p>906930</text:p>
          </table:table-cell>
          <table:table-cell office:value-type="float" office:value="1810481">
            <text:p>1810481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900357">
            <text:p>900357</text:p>
          </table:table-cell>
          <table:table-cell office:value-type="float" office:value="1800289">
            <text:p>1800289</text:p>
          </table:table-cell>
          <table:table-cell office:value-type="float" office:value="1800007">
            <text:p>1800007</text:p>
          </table:table-cell>
          <table:table-cell office:value-type="float" office:value="2700344">
            <text:p>2700344</text:p>
          </table:table-cell>
          <table:table-cell office:value-type="float" office:value="1801747">
            <text:p>1801747</text:p>
          </table:table-cell>
          <table:table-cell office:value-type="float" office:value="900234">
            <text:p>900234</text:p>
          </table:table-cell>
          <table:table-cell office:value-type="float" office:value="2703247">
            <text:p>2703247</text:p>
          </table:table-cell>
          <table:table-cell office:value-type="float" office:value="1800291">
            <text:p>1800291</text:p>
          </table:table-cell>
          <table:table-cell office:value-type="float" office:value="901015">
            <text:p>901015</text:p>
          </table:table-cell>
          <table:table-cell office:value-type="float" office:value="1806911">
            <text:p>180691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900551">
            <text:p>900551</text:p>
          </table:table-cell>
          <table:table-cell office:value-type="float" office:value="1800435">
            <text:p>1800435</text:p>
          </table:table-cell>
          <table:table-cell office:value-type="float" office:value="1800007">
            <text:p>1800007</text:p>
          </table:table-cell>
          <table:table-cell office:value-type="float" office:value="2700501">
            <text:p>2700501</text:p>
          </table:table-cell>
          <table:table-cell office:value-type="float" office:value="1801746">
            <text:p>1801746</text:p>
          </table:table-cell>
          <table:table-cell office:value-type="float" office:value="900302">
            <text:p>900302</text:p>
          </table:table-cell>
          <table:table-cell office:value-type="float" office:value="2700537">
            <text:p>2700537</text:p>
          </table:table-cell>
          <table:table-cell office:value-type="float" office:value="1800499">
            <text:p>1800499</text:p>
          </table:table-cell>
          <table:table-cell office:value-type="float" office:value="901922">
            <text:p>901922</text:p>
          </table:table-cell>
          <table:table-cell office:value-type="float" office:value="1810364">
            <text:p>1810364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900961">
            <text:p>900961</text:p>
          </table:table-cell>
          <table:table-cell office:value-type="float" office:value="1800725">
            <text:p>1800725</text:p>
          </table:table-cell>
          <table:table-cell office:value-type="float" office:value="1800007">
            <text:p>1800007</text:p>
          </table:table-cell>
          <table:table-cell office:value-type="float" office:value="2700703">
            <text:p>2700703</text:p>
          </table:table-cell>
          <table:table-cell office:value-type="float" office:value="1801868">
            <text:p>1801868</text:p>
          </table:table-cell>
          <table:table-cell office:value-type="float" office:value="900303">
            <text:p>900303</text:p>
          </table:table-cell>
          <table:table-cell office:value-type="float" office:value="2702122">
            <text:p>2702122</text:p>
          </table:table-cell>
          <table:table-cell office:value-type="float" office:value="1800693">
            <text:p>1800693</text:p>
          </table:table-cell>
          <table:table-cell office:value-type="float" office:value="900408">
            <text:p>900408</text:p>
          </table:table-cell>
          <table:table-cell office:value-type="float" office:value="1807352">
            <text:p>1807352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900599">
            <text:p>900599</text:p>
          </table:table-cell>
          <table:table-cell office:value-type="float" office:value="1802165">
            <text:p>1802165</text:p>
          </table:table-cell>
          <table:table-cell office:value-type="float" office:value="1800007">
            <text:p>1800007</text:p>
          </table:table-cell>
          <table:table-cell office:value-type="float" office:value="2702371">
            <text:p>2702371</text:p>
          </table:table-cell>
          <table:table-cell office:value-type="float" office:value="1803814">
            <text:p>1803814</text:p>
          </table:table-cell>
          <table:table-cell office:value-type="float" office:value="900268">
            <text:p>900268</text:p>
          </table:table-cell>
          <table:table-cell office:value-type="float" office:value="2703041">
            <text:p>2703041</text:p>
          </table:table-cell>
          <table:table-cell office:value-type="float" office:value="1800644">
            <text:p>1800644</text:p>
          </table:table-cell>
          <table:table-cell office:value-type="float" office:value="901753">
            <text:p>901753</text:p>
          </table:table-cell>
          <table:table-cell office:value-type="float" office:value="1807118">
            <text:p>1807118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900446">
            <text:p>900446</text:p>
          </table:table-cell>
          <table:table-cell office:value-type="float" office:value="1800370">
            <text:p>1800370</text:p>
          </table:table-cell>
          <table:table-cell office:value-type="float" office:value="1800007">
            <text:p>1800007</text:p>
          </table:table-cell>
          <table:table-cell office:value-type="float" office:value="2700368">
            <text:p>2700368</text:p>
          </table:table-cell>
          <table:table-cell office:value-type="float" office:value="1801668">
            <text:p>1801668</text:p>
          </table:table-cell>
          <table:table-cell office:value-type="float" office:value="900314">
            <text:p>900314</text:p>
          </table:table-cell>
          <table:table-cell office:value-type="float" office:value="2700393">
            <text:p>2700393</text:p>
          </table:table-cell>
          <table:table-cell office:value-type="float" office:value="1800382">
            <text:p>1800382</text:p>
          </table:table-cell>
          <table:table-cell office:value-type="float" office:value="900209">
            <text:p>900209</text:p>
          </table:table-cell>
          <table:table-cell office:value-type="float" office:value="1806993">
            <text:p>1806993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900395">
            <text:p>900395</text:p>
          </table:table-cell>
          <table:table-cell office:value-type="float" office:value="1800323">
            <text:p>1800323</text:p>
          </table:table-cell>
          <table:table-cell office:value-type="float" office:value="1800007">
            <text:p>1800007</text:p>
          </table:table-cell>
          <table:table-cell office:value-type="float" office:value="2700326">
            <text:p>2700326</text:p>
          </table:table-cell>
          <table:table-cell office:value-type="float" office:value="1801710">
            <text:p>1801710</text:p>
          </table:table-cell>
          <table:table-cell office:value-type="float" office:value="900244">
            <text:p>900244</text:p>
          </table:table-cell>
          <table:table-cell office:value-type="float" office:value="2700391">
            <text:p>2700391</text:p>
          </table:table-cell>
          <table:table-cell office:value-type="float" office:value="1800327">
            <text:p>1800327</text:p>
          </table:table-cell>
          <table:table-cell office:value-type="float" office:value="900253">
            <text:p>900253</text:p>
          </table:table-cell>
          <table:table-cell office:value-type="float" office:value="1806943">
            <text:p>1806943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900217">
            <text:p>900217</text:p>
          </table:table-cell>
          <table:table-cell office:value-type="float" office:value="1800213">
            <text:p>1800213</text:p>
          </table:table-cell>
          <table:table-cell office:value-type="float" office:value="1800007">
            <text:p>1800007</text:p>
          </table:table-cell>
          <table:table-cell office:value-type="float" office:value="2700206">
            <text:p>2700206</text:p>
          </table:table-cell>
          <table:table-cell office:value-type="float" office:value="1801989">
            <text:p>1801989</text:p>
          </table:table-cell>
          <table:table-cell office:value-type="float" office:value="900124">
            <text:p>900124</text:p>
          </table:table-cell>
          <table:table-cell office:value-type="float" office:value="2701134">
            <text:p>2701134</text:p>
          </table:table-cell>
          <table:table-cell office:value-type="float" office:value="1800221">
            <text:p>1800221</text:p>
          </table:table-cell>
          <table:table-cell office:value-type="float" office:value="900544">
            <text:p>900544</text:p>
          </table:table-cell>
          <table:table-cell office:value-type="float" office:value="1806845">
            <text:p>180684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904230">
            <text:p>904230</text:p>
          </table:table-cell>
          <table:table-cell office:value-type="float" office:value="1802535">
            <text:p>1802535</text:p>
          </table:table-cell>
          <table:table-cell office:value-type="float" office:value="1800007">
            <text:p>1800007</text:p>
          </table:table-cell>
          <table:table-cell office:value-type="float" office:value="2700870">
            <text:p>2700870</text:p>
          </table:table-cell>
          <table:table-cell office:value-type="float" office:value="1801871">
            <text:p>1801871</text:p>
          </table:table-cell>
          <table:table-cell office:value-type="float" office:value="900410">
            <text:p>900410</text:p>
          </table:table-cell>
          <table:table-cell office:value-type="float" office:value="2700858">
            <text:p>2700858</text:p>
          </table:table-cell>
          <table:table-cell office:value-type="float" office:value="1804162">
            <text:p>1804162</text:p>
          </table:table-cell>
          <table:table-cell office:value-type="float" office:value="900409">
            <text:p>900409</text:p>
          </table:table-cell>
          <table:table-cell office:value-type="float" office:value="1807518">
            <text:p>1807518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950007">
            <text:p>950007</text:p>
          </table:table-cell>
          <table:table-cell office:value-type="float" office:value="1850008">
            <text:p>1850008</text:p>
          </table:table-cell>
          <table:table-cell office:value-type="float" office:value="1800007">
            <text:p>1800007</text:p>
          </table:table-cell>
          <table:table-cell office:value-type="float" office:value="2750008">
            <text:p>2750008</text:p>
          </table:table-cell>
          <table:table-cell office:value-type="float" office:value="1851467">
            <text:p>1851467</text:p>
          </table:table-cell>
          <table:table-cell office:value-type="float" office:value="950007">
            <text:p>950007</text:p>
          </table:table-cell>
          <table:table-cell office:value-type="float" office:value="2750009">
            <text:p>2750009</text:p>
          </table:table-cell>
          <table:table-cell office:value-type="float" office:value="1850009">
            <text:p>1850009</text:p>
          </table:table-cell>
          <table:table-cell office:value-type="float" office:value="950007">
            <text:p>950007</text:p>
          </table:table-cell>
          <table:table-cell office:value-type="float" office:value="1856632">
            <text:p>1856632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902007">
            <text:p>902007</text:p>
          </table:table-cell>
          <table:table-cell office:value-type="float" office:value="1801920">
            <text:p>1801920</text:p>
          </table:table-cell>
          <table:table-cell office:value-type="float" office:value="1800007">
            <text:p>1800007</text:p>
          </table:table-cell>
          <table:table-cell office:value-type="float" office:value="2702124">
            <text:p>2702124</text:p>
          </table:table-cell>
          <table:table-cell office:value-type="float" office:value="1801937">
            <text:p>1801937</text:p>
          </table:table-cell>
          <table:table-cell office:value-type="float" office:value="900626">
            <text:p>900626</text:p>
          </table:table-cell>
          <table:table-cell office:value-type="float" office:value="2702195">
            <text:p>2702195</text:p>
          </table:table-cell>
          <table:table-cell office:value-type="float" office:value="1802391">
            <text:p>1802391</text:p>
          </table:table-cell>
          <table:table-cell office:value-type="float" office:value="900474">
            <text:p>900474</text:p>
          </table:table-cell>
          <table:table-cell office:value-type="float" office:value="1808141">
            <text:p>1808141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900459">
            <text:p>900459</text:p>
          </table:table-cell>
          <table:table-cell office:value-type="float" office:value="1800377">
            <text:p>1800377</text:p>
          </table:table-cell>
          <table:table-cell office:value-type="float" office:value="1800007">
            <text:p>1800007</text:p>
          </table:table-cell>
          <table:table-cell office:value-type="float" office:value="2700451">
            <text:p>2700451</text:p>
          </table:table-cell>
          <table:table-cell office:value-type="float" office:value="1802452">
            <text:p>1802452</text:p>
          </table:table-cell>
          <table:table-cell office:value-type="float" office:value="900210">
            <text:p>900210</text:p>
          </table:table-cell>
          <table:table-cell office:value-type="float" office:value="2703007">
            <text:p>2703007</text:p>
          </table:table-cell>
          <table:table-cell office:value-type="float" office:value="1800428">
            <text:p>1800428</text:p>
          </table:table-cell>
          <table:table-cell office:value-type="float" office:value="901088">
            <text:p>901088</text:p>
          </table:table-cell>
          <table:table-cell office:value-type="float" office:value="1807025">
            <text:p>1807025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900497">
            <text:p>900497</text:p>
          </table:table-cell>
          <table:table-cell office:value-type="float" office:value="1800389">
            <text:p>1800389</text:p>
          </table:table-cell>
          <table:table-cell office:value-type="float" office:value="1800007">
            <text:p>1800007</text:p>
          </table:table-cell>
          <table:table-cell office:value-type="float" office:value="2700457">
            <text:p>2700457</text:p>
          </table:table-cell>
          <table:table-cell office:value-type="float" office:value="1801693">
            <text:p>1801693</text:p>
          </table:table-cell>
          <table:table-cell office:value-type="float" office:value="900234">
            <text:p>900234</text:p>
          </table:table-cell>
          <table:table-cell office:value-type="float" office:value="2700467">
            <text:p>2700467</text:p>
          </table:table-cell>
          <table:table-cell office:value-type="float" office:value="1800448">
            <text:p>1800448</text:p>
          </table:table-cell>
          <table:table-cell office:value-type="float" office:value="900234">
            <text:p>900234</text:p>
          </table:table-cell>
          <table:table-cell office:value-type="float" office:value="1807018">
            <text:p>1807018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900324">
            <text:p>900324</text:p>
          </table:table-cell>
          <table:table-cell office:value-type="float" office:value="1800293">
            <text:p>1800293</text:p>
          </table:table-cell>
          <table:table-cell office:value-type="float" office:value="1800007">
            <text:p>1800007</text:p>
          </table:table-cell>
          <table:table-cell office:value-type="float" office:value="2700586">
            <text:p>2700586</text:p>
          </table:table-cell>
          <table:table-cell office:value-type="float" office:value="1801817">
            <text:p>1801817</text:p>
          </table:table-cell>
          <table:table-cell office:value-type="float" office:value="900252">
            <text:p>900252</text:p>
          </table:table-cell>
          <table:table-cell office:value-type="float" office:value="2700383">
            <text:p>2700383</text:p>
          </table:table-cell>
          <table:table-cell office:value-type="float" office:value="1800346">
            <text:p>1800346</text:p>
          </table:table-cell>
          <table:table-cell office:value-type="float" office:value="900357">
            <text:p>900357</text:p>
          </table:table-cell>
          <table:table-cell office:value-type="float" office:value="1807154">
            <text:p>1807154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900249">
            <text:p>900249</text:p>
          </table:table-cell>
          <table:table-cell office:value-type="float" office:value="1800247">
            <text:p>1800247</text:p>
          </table:table-cell>
          <table:table-cell office:value-type="float" office:value="1800007">
            <text:p>1800007</text:p>
          </table:table-cell>
          <table:table-cell office:value-type="float" office:value="2701943">
            <text:p>2701943</text:p>
          </table:table-cell>
          <table:table-cell office:value-type="float" office:value="1801668">
            <text:p>1801668</text:p>
          </table:table-cell>
          <table:table-cell office:value-type="float" office:value="900245">
            <text:p>900245</text:p>
          </table:table-cell>
          <table:table-cell office:value-type="float" office:value="2750009">
            <text:p>2750009</text:p>
          </table:table-cell>
          <table:table-cell office:value-type="float" office:value="1800256">
            <text:p>1800256</text:p>
          </table:table-cell>
          <table:table-cell office:value-type="float" office:value="900208">
            <text:p>900208</text:p>
          </table:table-cell>
          <table:table-cell office:value-type="float" office:value="1806888">
            <text:p>1806888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901903">
            <text:p>901903</text:p>
          </table:table-cell>
          <table:table-cell office:value-type="float" office:value="1802000">
            <text:p>1802000</text:p>
          </table:table-cell>
          <table:table-cell office:value-type="float" office:value="1800015">
            <text:p>1800015</text:p>
          </table:table-cell>
          <table:table-cell office:value-type="float" office:value="2701870">
            <text:p>2701870</text:p>
          </table:table-cell>
          <table:table-cell office:value-type="float" office:value="1803507">
            <text:p>1803507</text:p>
          </table:table-cell>
          <table:table-cell office:value-type="float" office:value="900925">
            <text:p>900925</text:p>
          </table:table-cell>
          <table:table-cell office:value-type="float" office:value="2708999">
            <text:p>2708999</text:p>
          </table:table-cell>
          <table:table-cell office:value-type="float" office:value="1802024">
            <text:p>1802024</text:p>
          </table:table-cell>
          <table:table-cell office:value-type="float" office:value="909352">
            <text:p>909352</text:p>
          </table:table-cell>
          <table:table-cell office:value-type="float" office:value="1808606">
            <text:p>1808606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902449">
            <text:p>902449</text:p>
          </table:table-cell>
          <table:table-cell office:value-type="float" office:value="1803325">
            <text:p>1803325</text:p>
          </table:table-cell>
          <table:table-cell office:value-type="float" office:value="1800015">
            <text:p>1800015</text:p>
          </table:table-cell>
          <table:table-cell office:value-type="float" office:value="2703660">
            <text:p>2703660</text:p>
          </table:table-cell>
          <table:table-cell office:value-type="float" office:value="1805649">
            <text:p>1805649</text:p>
          </table:table-cell>
          <table:table-cell office:value-type="float" office:value="900955">
            <text:p>900955</text:p>
          </table:table-cell>
          <table:table-cell office:value-type="float" office:value="2703803">
            <text:p>2703803</text:p>
          </table:table-cell>
          <table:table-cell office:value-type="float" office:value="1805301">
            <text:p>1805301</text:p>
          </table:table-cell>
          <table:table-cell office:value-type="float" office:value="928581">
            <text:p>928581</text:p>
          </table:table-cell>
          <table:table-cell office:value-type="float" office:value="1813186">
            <text:p>1813186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902160">
            <text:p>902160</text:p>
          </table:table-cell>
          <table:table-cell office:value-type="float" office:value="1801274">
            <text:p>1801274</text:p>
          </table:table-cell>
          <table:table-cell office:value-type="float" office:value="1800015">
            <text:p>1800015</text:p>
          </table:table-cell>
          <table:table-cell office:value-type="float" office:value="2701320">
            <text:p>2701320</text:p>
          </table:table-cell>
          <table:table-cell office:value-type="float" office:value="1802163">
            <text:p>1802163</text:p>
          </table:table-cell>
          <table:table-cell office:value-type="float" office:value="900819">
            <text:p>900819</text:p>
          </table:table-cell>
          <table:table-cell office:value-type="float" office:value="2701469">
            <text:p>2701469</text:p>
          </table:table-cell>
          <table:table-cell office:value-type="float" office:value="1801413">
            <text:p>1801413</text:p>
          </table:table-cell>
          <table:table-cell office:value-type="float" office:value="900700">
            <text:p>900700</text:p>
          </table:table-cell>
          <table:table-cell office:value-type="float" office:value="1807912">
            <text:p>1807912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901616">
            <text:p>901616</text:p>
          </table:table-cell>
          <table:table-cell office:value-type="float" office:value="1800976">
            <text:p>1800976</text:p>
          </table:table-cell>
          <table:table-cell office:value-type="float" office:value="1800015">
            <text:p>1800015</text:p>
          </table:table-cell>
          <table:table-cell office:value-type="float" office:value="2701027">
            <text:p>2701027</text:p>
          </table:table-cell>
          <table:table-cell office:value-type="float" office:value="1802345">
            <text:p>1802345</text:p>
          </table:table-cell>
          <table:table-cell office:value-type="float" office:value="900833">
            <text:p>900833</text:p>
          </table:table-cell>
          <table:table-cell office:value-type="float" office:value="2701103">
            <text:p>2701103</text:p>
          </table:table-cell>
          <table:table-cell office:value-type="float" office:value="1801042">
            <text:p>1801042</text:p>
          </table:table-cell>
          <table:table-cell office:value-type="float" office:value="900888">
            <text:p>900888</text:p>
          </table:table-cell>
          <table:table-cell office:value-type="float" office:value="1807595">
            <text:p>1807595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float" office:value="901096">
            <text:p>901096</text:p>
          </table:table-cell>
          <table:table-cell office:value-type="float" office:value="1801084">
            <text:p>1801084</text:p>
          </table:table-cell>
          <table:table-cell office:value-type="float" office:value="1800015">
            <text:p>1800015</text:p>
          </table:table-cell>
          <table:table-cell office:value-type="float" office:value="2701053">
            <text:p>2701053</text:p>
          </table:table-cell>
          <table:table-cell office:value-type="float" office:value="1802282">
            <text:p>1802282</text:p>
          </table:table-cell>
          <table:table-cell office:value-type="float" office:value="900540">
            <text:p>900540</text:p>
          </table:table-cell>
          <table:table-cell office:value-type="float" office:value="2709184">
            <text:p>2709184</text:p>
          </table:table-cell>
          <table:table-cell office:value-type="float" office:value="1801076">
            <text:p>1801076</text:p>
          </table:table-cell>
          <table:table-cell office:value-type="float" office:value="900536">
            <text:p>900536</text:p>
          </table:table-cell>
          <table:table-cell office:value-type="float" office:value="1807707">
            <text:p>1807707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906178">
            <text:p>906178</text:p>
          </table:table-cell>
          <table:table-cell office:value-type="float" office:value="1804447">
            <text:p>1804447</text:p>
          </table:table-cell>
          <table:table-cell office:value-type="float" office:value="1800015">
            <text:p>1800015</text:p>
          </table:table-cell>
          <table:table-cell office:value-type="float" office:value="2703627">
            <text:p>2703627</text:p>
          </table:table-cell>
          <table:table-cell office:value-type="float" office:value="1802943">
            <text:p>1802943</text:p>
          </table:table-cell>
          <table:table-cell office:value-type="float" office:value="901478">
            <text:p>901478</text:p>
          </table:table-cell>
          <table:table-cell office:value-type="float" office:value="2704170">
            <text:p>2704170</text:p>
          </table:table-cell>
          <table:table-cell office:value-type="float" office:value="1806930">
            <text:p>1806930</text:p>
          </table:table-cell>
          <table:table-cell office:value-type="float" office:value="901478">
            <text:p>901478</text:p>
          </table:table-cell>
          <table:table-cell office:value-type="float" office:value="1811027">
            <text:p>1811027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950135">
            <text:p>950135</text:p>
          </table:table-cell>
          <table:table-cell office:value-type="float" office:value="1850020">
            <text:p>1850020</text:p>
          </table:table-cell>
          <table:table-cell office:value-type="float" office:value="1800015">
            <text:p>1800015</text:p>
          </table:table-cell>
          <table:table-cell office:value-type="float" office:value="2750020">
            <text:p>2750020</text:p>
          </table:table-cell>
          <table:table-cell office:value-type="float" office:value="1851479">
            <text:p>1851479</text:p>
          </table:table-cell>
          <table:table-cell office:value-type="float" office:value="950019">
            <text:p>950019</text:p>
          </table:table-cell>
          <table:table-cell office:value-type="float" office:value="2750021">
            <text:p>2750021</text:p>
          </table:table-cell>
          <table:table-cell office:value-type="float" office:value="1850021">
            <text:p>1850021</text:p>
          </table:table-cell>
          <table:table-cell office:value-type="float" office:value="950019">
            <text:p>950019</text:p>
          </table:table-cell>
          <table:table-cell office:value-type="float" office:value="1856645">
            <text:p>1856645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935956">
            <text:p>935956</text:p>
          </table:table-cell>
          <table:table-cell office:value-type="float" office:value="1823457">
            <text:p>1823457</text:p>
          </table:table-cell>
          <table:table-cell office:value-type="float" office:value="1800015">
            <text:p>1800015</text:p>
          </table:table-cell>
          <table:table-cell office:value-type="float" office:value="2728996">
            <text:p>2728996</text:p>
          </table:table-cell>
          <table:table-cell office:value-type="float" office:value="1822783">
            <text:p>1822783</text:p>
          </table:table-cell>
          <table:table-cell office:value-type="float" office:value="920085">
            <text:p>920085</text:p>
          </table:table-cell>
          <table:table-cell office:value-type="float" office:value="2709556">
            <text:p>2709556</text:p>
          </table:table-cell>
          <table:table-cell office:value-type="float" office:value="1825520">
            <text:p>1825520</text:p>
          </table:table-cell>
          <table:table-cell office:value-type="float" office:value="923724">
            <text:p>923724</text:p>
          </table:table-cell>
          <table:table-cell office:value-type="float" office:value="1827365">
            <text:p>1827365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902135">
            <text:p>902135</text:p>
          </table:table-cell>
          <table:table-cell office:value-type="float" office:value="1801322">
            <text:p>1801322</text:p>
          </table:table-cell>
          <table:table-cell office:value-type="float" office:value="1800015">
            <text:p>1800015</text:p>
          </table:table-cell>
          <table:table-cell office:value-type="float" office:value="2701429">
            <text:p>2701429</text:p>
          </table:table-cell>
          <table:table-cell office:value-type="float" office:value="1802870">
            <text:p>1802870</text:p>
          </table:table-cell>
          <table:table-cell office:value-type="float" office:value="900736">
            <text:p>900736</text:p>
          </table:table-cell>
          <table:table-cell office:value-type="float" office:value="2704247">
            <text:p>2704247</text:p>
          </table:table-cell>
          <table:table-cell office:value-type="float" office:value="1801574">
            <text:p>1801574</text:p>
          </table:table-cell>
          <table:table-cell office:value-type="float" office:value="920861">
            <text:p>920861</text:p>
          </table:table-cell>
          <table:table-cell office:value-type="float" office:value="1808145">
            <text:p>1808145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902125">
            <text:p>902125</text:p>
          </table:table-cell>
          <table:table-cell office:value-type="float" office:value="1801446">
            <text:p>1801446</text:p>
          </table:table-cell>
          <table:table-cell office:value-type="float" office:value="1800015">
            <text:p>1800015</text:p>
          </table:table-cell>
          <table:table-cell office:value-type="float" office:value="2701417">
            <text:p>2701417</text:p>
          </table:table-cell>
          <table:table-cell office:value-type="float" office:value="1802250">
            <text:p>1802250</text:p>
          </table:table-cell>
          <table:table-cell office:value-type="float" office:value="900798">
            <text:p>900798</text:p>
          </table:table-cell>
          <table:table-cell office:value-type="float" office:value="2701922">
            <text:p>2701922</text:p>
          </table:table-cell>
          <table:table-cell office:value-type="float" office:value="1801550">
            <text:p>1801550</text:p>
          </table:table-cell>
          <table:table-cell office:value-type="float" office:value="900790">
            <text:p>900790</text:p>
          </table:table-cell>
          <table:table-cell office:value-type="float" office:value="1807995">
            <text:p>1807995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900823">
            <text:p>900823</text:p>
          </table:table-cell>
          <table:table-cell office:value-type="float" office:value="1800549">
            <text:p>1800549</text:p>
          </table:table-cell>
          <table:table-cell office:value-type="float" office:value="1800015">
            <text:p>1800015</text:p>
          </table:table-cell>
          <table:table-cell office:value-type="float" office:value="2700483">
            <text:p>2700483</text:p>
          </table:table-cell>
          <table:table-cell office:value-type="float" office:value="1801989">
            <text:p>1801989</text:p>
          </table:table-cell>
          <table:table-cell office:value-type="float" office:value="900756">
            <text:p>900756</text:p>
          </table:table-cell>
          <table:table-cell office:value-type="float" office:value="2700550">
            <text:p>2700550</text:p>
          </table:table-cell>
          <table:table-cell office:value-type="float" office:value="1800553">
            <text:p>1800553</text:p>
          </table:table-cell>
          <table:table-cell office:value-type="float" office:value="900547">
            <text:p>900547</text:p>
          </table:table-cell>
          <table:table-cell office:value-type="float" office:value="1807173">
            <text:p>1807173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902403">
            <text:p>902403</text:p>
          </table:table-cell>
          <table:table-cell office:value-type="float" office:value="1801202">
            <text:p>1801202</text:p>
          </table:table-cell>
          <table:table-cell office:value-type="float" office:value="1800015">
            <text:p>1800015</text:p>
          </table:table-cell>
          <table:table-cell office:value-type="float" office:value="2702321">
            <text:p>2702321</text:p>
          </table:table-cell>
          <table:table-cell office:value-type="float" office:value="1802574">
            <text:p>1802574</text:p>
          </table:table-cell>
          <table:table-cell office:value-type="float" office:value="901152">
            <text:p>901152</text:p>
          </table:table-cell>
          <table:table-cell office:value-type="float" office:value="2750021">
            <text:p>2750021</text:p>
          </table:table-cell>
          <table:table-cell office:value-type="float" office:value="1801242">
            <text:p>1801242</text:p>
          </table:table-cell>
          <table:table-cell office:value-type="float" office:value="900424">
            <text:p>900424</text:p>
          </table:table-cell>
          <table:table-cell office:value-type="float" office:value="1807972">
            <text:p>1807972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902637">
            <text:p>902637</text:p>
          </table:table-cell>
          <table:table-cell office:value-type="float" office:value="1803128">
            <text:p>1803128</text:p>
          </table:table-cell>
          <table:table-cell office:value-type="float" office:value="1800023">
            <text:p>1800023</text:p>
          </table:table-cell>
          <table:table-cell office:value-type="float" office:value="2701847">
            <text:p>2701847</text:p>
          </table:table-cell>
          <table:table-cell office:value-type="float" office:value="1804638">
            <text:p>1804638</text:p>
          </table:table-cell>
          <table:table-cell office:value-type="float" office:value="901352">
            <text:p>901352</text:p>
          </table:table-cell>
          <table:table-cell office:value-type="float" office:value="2706707">
            <text:p>2706707</text:p>
          </table:table-cell>
          <table:table-cell office:value-type="float" office:value="1803266">
            <text:p>1803266</text:p>
          </table:table-cell>
          <table:table-cell office:value-type="float" office:value="917957">
            <text:p>917957</text:p>
          </table:table-cell>
          <table:table-cell office:value-type="float" office:value="1810220">
            <text:p>1810220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910602">
            <text:p>910602</text:p>
          </table:table-cell>
          <table:table-cell office:value-type="float" office:value="1808104">
            <text:p>1808104</text:p>
          </table:table-cell>
          <table:table-cell office:value-type="float" office:value="1800023">
            <text:p>1800023</text:p>
          </table:table-cell>
          <table:table-cell office:value-type="float" office:value="2704092">
            <text:p>2704092</text:p>
          </table:table-cell>
          <table:table-cell office:value-type="float" office:value="1813150">
            <text:p>1813150</text:p>
          </table:table-cell>
          <table:table-cell office:value-type="float" office:value="903182">
            <text:p>903182</text:p>
          </table:table-cell>
          <table:table-cell office:value-type="float" office:value="2704707">
            <text:p>2704707</text:p>
          </table:table-cell>
          <table:table-cell office:value-type="float" office:value="1815177">
            <text:p>1815177</text:p>
          </table:table-cell>
          <table:table-cell office:value-type="float" office:value="931298">
            <text:p>931298</text:p>
          </table:table-cell>
          <table:table-cell office:value-type="float" office:value="1813840">
            <text:p>1813840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903707">
            <text:p>903707</text:p>
          </table:table-cell>
          <table:table-cell office:value-type="float" office:value="1802367">
            <text:p>1802367</text:p>
          </table:table-cell>
          <table:table-cell office:value-type="float" office:value="1800023">
            <text:p>1800023</text:p>
          </table:table-cell>
          <table:table-cell office:value-type="float" office:value="2702381">
            <text:p>2702381</text:p>
          </table:table-cell>
          <table:table-cell office:value-type="float" office:value="1802651">
            <text:p>1802651</text:p>
          </table:table-cell>
          <table:table-cell office:value-type="float" office:value="901310">
            <text:p>901310</text:p>
          </table:table-cell>
          <table:table-cell office:value-type="float" office:value="2702809">
            <text:p>2702809</text:p>
          </table:table-cell>
          <table:table-cell office:value-type="float" office:value="1802951">
            <text:p>1802951</text:p>
          </table:table-cell>
          <table:table-cell office:value-type="float" office:value="901182">
            <text:p>901182</text:p>
          </table:table-cell>
          <table:table-cell office:value-type="float" office:value="1809202">
            <text:p>1809202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902521">
            <text:p>902521</text:p>
          </table:table-cell>
          <table:table-cell office:value-type="float" office:value="1801612">
            <text:p>1801612</text:p>
          </table:table-cell>
          <table:table-cell office:value-type="float" office:value="1800023">
            <text:p>1800023</text:p>
          </table:table-cell>
          <table:table-cell office:value-type="float" office:value="2701615">
            <text:p>2701615</text:p>
          </table:table-cell>
          <table:table-cell office:value-type="float" office:value="1802988">
            <text:p>1802988</text:p>
          </table:table-cell>
          <table:table-cell office:value-type="float" office:value="901403">
            <text:p>901403</text:p>
          </table:table-cell>
          <table:table-cell office:value-type="float" office:value="2702169">
            <text:p>2702169</text:p>
          </table:table-cell>
          <table:table-cell office:value-type="float" office:value="1801720">
            <text:p>1801720</text:p>
          </table:table-cell>
          <table:table-cell office:value-type="float" office:value="901520">
            <text:p>901520</text:p>
          </table:table-cell>
          <table:table-cell office:value-type="float" office:value="1808235">
            <text:p>1808235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902802">
            <text:p>902802</text:p>
          </table:table-cell>
          <table:table-cell office:value-type="float" office:value="1802242">
            <text:p>1802242</text:p>
          </table:table-cell>
          <table:table-cell office:value-type="float" office:value="1800023">
            <text:p>1800023</text:p>
          </table:table-cell>
          <table:table-cell office:value-type="float" office:value="2701993">
            <text:p>2701993</text:p>
          </table:table-cell>
          <table:table-cell office:value-type="float" office:value="1803322">
            <text:p>1803322</text:p>
          </table:table-cell>
          <table:table-cell office:value-type="float" office:value="900956">
            <text:p>900956</text:p>
          </table:table-cell>
          <table:table-cell office:value-type="float" office:value="2735637">
            <text:p>2735637</text:p>
          </table:table-cell>
          <table:table-cell office:value-type="float" office:value="1802279">
            <text:p>1802279</text:p>
          </table:table-cell>
          <table:table-cell office:value-type="float" office:value="901143">
            <text:p>901143</text:p>
          </table:table-cell>
          <table:table-cell office:value-type="float" office:value="1808923">
            <text:p>1808923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909452">
            <text:p>909452</text:p>
          </table:table-cell>
          <table:table-cell office:value-type="float" office:value="1809117">
            <text:p>1809117</text:p>
          </table:table-cell>
          <table:table-cell office:value-type="float" office:value="1800023">
            <text:p>1800023</text:p>
          </table:table-cell>
          <table:table-cell office:value-type="float" office:value="2705804">
            <text:p>2705804</text:p>
          </table:table-cell>
          <table:table-cell office:value-type="float" office:value="1804007">
            <text:p>1804007</text:p>
          </table:table-cell>
          <table:table-cell office:value-type="float" office:value="902594">
            <text:p>902594</text:p>
          </table:table-cell>
          <table:table-cell office:value-type="float" office:value="2709828">
            <text:p>2709828</text:p>
          </table:table-cell>
          <table:table-cell office:value-type="float" office:value="1808437">
            <text:p>1808437</text:p>
          </table:table-cell>
          <table:table-cell office:value-type="float" office:value="902561">
            <text:p>902561</text:p>
          </table:table-cell>
          <table:table-cell office:value-type="float" office:value="1813894">
            <text:p>1813894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950661">
            <text:p>950661</text:p>
          </table:table-cell>
          <table:table-cell office:value-type="float" office:value="1850024">
            <text:p>1850024</text:p>
          </table:table-cell>
          <table:table-cell office:value-type="float" office:value="1800023">
            <text:p>1800023</text:p>
          </table:table-cell>
          <table:table-cell office:value-type="float" office:value="2750025">
            <text:p>2750025</text:p>
          </table:table-cell>
          <table:table-cell office:value-type="float" office:value="1851484">
            <text:p>1851484</text:p>
          </table:table-cell>
          <table:table-cell office:value-type="float" office:value="950023">
            <text:p>950023</text:p>
          </table:table-cell>
          <table:table-cell office:value-type="float" office:value="2750025">
            <text:p>2750025</text:p>
          </table:table-cell>
          <table:table-cell office:value-type="float" office:value="1850026">
            <text:p>1850026</text:p>
          </table:table-cell>
          <table:table-cell office:value-type="float" office:value="950023">
            <text:p>950023</text:p>
          </table:table-cell>
          <table:table-cell office:value-type="float" office:value="1856649">
            <text:p>1856649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951916">
            <text:p>951916</text:p>
          </table:table-cell>
          <table:table-cell office:value-type="float" office:value="1836074">
            <text:p>1836074</text:p>
          </table:table-cell>
          <table:table-cell office:value-type="float" office:value="1800023">
            <text:p>1800023</text:p>
          </table:table-cell>
          <table:table-cell office:value-type="float" office:value="2740066">
            <text:p>2740066</text:p>
          </table:table-cell>
          <table:table-cell office:value-type="float" office:value="1834463">
            <text:p>1834463</text:p>
          </table:table-cell>
          <table:table-cell office:value-type="float" office:value="922671">
            <text:p>922671</text:p>
          </table:table-cell>
          <table:table-cell office:value-type="float" office:value="2721895">
            <text:p>2721895</text:p>
          </table:table-cell>
          <table:table-cell office:value-type="float" office:value="1834362">
            <text:p>1834362</text:p>
          </table:table-cell>
          <table:table-cell office:value-type="float" office:value="931419">
            <text:p>931419</text:p>
          </table:table-cell>
          <table:table-cell office:value-type="float" office:value="1840827">
            <text:p>1840827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904546">
            <text:p>904546</text:p>
          </table:table-cell>
          <table:table-cell office:value-type="float" office:value="1802360">
            <text:p>1802360</text:p>
          </table:table-cell>
          <table:table-cell office:value-type="float" office:value="1800023">
            <text:p>1800023</text:p>
          </table:table-cell>
          <table:table-cell office:value-type="float" office:value="2703077">
            <text:p>2703077</text:p>
          </table:table-cell>
          <table:table-cell office:value-type="float" office:value="1804254">
            <text:p>1804254</text:p>
          </table:table-cell>
          <table:table-cell office:value-type="float" office:value="901219">
            <text:p>901219</text:p>
          </table:table-cell>
          <table:table-cell office:value-type="float" office:value="2706540">
            <text:p>2706540</text:p>
          </table:table-cell>
          <table:table-cell office:value-type="float" office:value="1806671">
            <text:p>1806671</text:p>
          </table:table-cell>
          <table:table-cell office:value-type="float" office:value="925655">
            <text:p>925655</text:p>
          </table:table-cell>
          <table:table-cell office:value-type="float" office:value="1809234">
            <text:p>1809234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904103">
            <text:p>904103</text:p>
          </table:table-cell>
          <table:table-cell office:value-type="float" office:value="1802986">
            <text:p>1802986</text:p>
          </table:table-cell>
          <table:table-cell office:value-type="float" office:value="1800023">
            <text:p>1800023</text:p>
          </table:table-cell>
          <table:table-cell office:value-type="float" office:value="2703142">
            <text:p>2703142</text:p>
          </table:table-cell>
          <table:table-cell office:value-type="float" office:value="1802789">
            <text:p>1802789</text:p>
          </table:table-cell>
          <table:table-cell office:value-type="float" office:value="901582">
            <text:p>901582</text:p>
          </table:table-cell>
          <table:table-cell office:value-type="float" office:value="2705996">
            <text:p>2705996</text:p>
          </table:table-cell>
          <table:table-cell office:value-type="float" office:value="1802851">
            <text:p>1802851</text:p>
          </table:table-cell>
          <table:table-cell office:value-type="float" office:value="901328">
            <text:p>901328</text:p>
          </table:table-cell>
          <table:table-cell office:value-type="float" office:value="1809272">
            <text:p>1809272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901312">
            <text:p>901312</text:p>
          </table:table-cell>
          <table:table-cell office:value-type="float" office:value="1800898">
            <text:p>1800898</text:p>
          </table:table-cell>
          <table:table-cell office:value-type="float" office:value="1800023">
            <text:p>1800023</text:p>
          </table:table-cell>
          <table:table-cell office:value-type="float" office:value="2700840">
            <text:p>2700840</text:p>
          </table:table-cell>
          <table:table-cell office:value-type="float" office:value="1802316">
            <text:p>1802316</text:p>
          </table:table-cell>
          <table:table-cell office:value-type="float" office:value="901240">
            <text:p>901240</text:p>
          </table:table-cell>
          <table:table-cell office:value-type="float" office:value="2700902">
            <text:p>2700902</text:p>
          </table:table-cell>
          <table:table-cell office:value-type="float" office:value="1800906">
            <text:p>1800906</text:p>
          </table:table-cell>
          <table:table-cell office:value-type="float" office:value="900902">
            <text:p>900902</text:p>
          </table:table-cell>
          <table:table-cell office:value-type="float" office:value="1807521">
            <text:p>1807521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915230">
            <text:p>915230</text:p>
          </table:table-cell>
          <table:table-cell office:value-type="float" office:value="1803246">
            <text:p>1803246</text:p>
          </table:table-cell>
          <table:table-cell office:value-type="float" office:value="1800023">
            <text:p>1800023</text:p>
          </table:table-cell>
          <table:table-cell office:value-type="float" office:value="2716484">
            <text:p>2716484</text:p>
          </table:table-cell>
          <table:table-cell office:value-type="float" office:value="1804448">
            <text:p>1804448</text:p>
          </table:table-cell>
          <table:table-cell office:value-type="float" office:value="904449">
            <text:p>904449</text:p>
          </table:table-cell>
          <table:table-cell office:value-type="float" office:value="2750025">
            <text:p>2750025</text:p>
          </table:table-cell>
          <table:table-cell office:value-type="float" office:value="1802844">
            <text:p>1802844</text:p>
          </table:table-cell>
          <table:table-cell office:value-type="float" office:value="900416">
            <text:p>900416</text:p>
          </table:table-cell>
          <table:table-cell office:value-type="float" office:value="1809535">
            <text:p>180953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902881">
            <text:p>902881</text:p>
          </table:table-cell>
          <table:table-cell table:formula="of:=VALUE(TRIM(INDIRECT(ADDRESS(2;3;4))))" office:value-type="float" office:value="1803156">
            <text:p>1803156</text:p>
          </table:table-cell>
          <table:table-cell table:formula="of:=VALUE(TRIM(INDIRECT(ADDRESS(2;4;4))))" office:value-type="float" office:value="1800007">
            <text:p>1800007</text:p>
          </table:table-cell>
          <table:table-cell table:formula="of:=VALUE(TRIM(INDIRECT(ADDRESS(2;5;4))))" office:value-type="float" office:value="2703106">
            <text:p>2703106</text:p>
          </table:table-cell>
          <table:table-cell table:formula="of:=VALUE(TRIM(INDIRECT(ADDRESS(2;6;4))))" office:value-type="float" office:value="1803912">
            <text:p>1803912</text:p>
          </table:table-cell>
          <table:table-cell table:formula="of:=VALUE(TRIM(INDIRECT(ADDRESS(2;7;4))))" office:value-type="float" office:value="903278">
            <text:p>903278</text:p>
          </table:table-cell>
          <table:table-cell table:formula="of:=VALUE(TRIM(INDIRECT(ADDRESS(2;8;4))))" office:value-type="float" office:value="2708568">
            <text:p>2708568</text:p>
          </table:table-cell>
          <table:table-cell table:formula="of:=VALUE(TRIM(INDIRECT(ADDRESS(2;9;4))))" office:value-type="float" office:value="1802903">
            <text:p>1802903</text:p>
          </table:table-cell>
          <table:table-cell table:formula="of:=VALUE(TRIM(INDIRECT(ADDRESS(2;10;4))))" office:value-type="float" office:value="902532">
            <text:p>902532</text:p>
          </table:table-cell>
          <table:table-cell table:formula="of:=VALUE(TRIM(INDIRECT(ADDRESS(2;11;4))))" office:value-type="float" office:value="1809551">
            <text:p>1809551</text:p>
          </table:table-cell>
        </table:table-row>
        <table:table-row table:style-name="ro2">
          <table:table-cell/>
          <table:table-cell table:formula="of:=VALUE(TRIM(INDIRECT(ADDRESS(3;2;4))))" office:value-type="float" office:value="900309">
            <text:p>900309</text:p>
          </table:table-cell>
          <table:table-cell table:formula="of:=VALUE(TRIM(INDIRECT(ADDRESS(3;3;4))))" office:value-type="float" office:value="1800301">
            <text:p>1800301</text:p>
          </table:table-cell>
          <table:table-cell table:formula="of:=VALUE(TRIM(INDIRECT(ADDRESS(3;4;4))))" office:value-type="float" office:value="1800007">
            <text:p>1800007</text:p>
          </table:table-cell>
          <table:table-cell table:formula="of:=VALUE(TRIM(INDIRECT(ADDRESS(3;5;4))))" office:value-type="float" office:value="2700307">
            <text:p>2700307</text:p>
          </table:table-cell>
          <table:table-cell table:formula="of:=VALUE(TRIM(INDIRECT(ADDRESS(3;6;4))))" office:value-type="float" office:value="1801693">
            <text:p>1801693</text:p>
          </table:table-cell>
          <table:table-cell table:formula="of:=VALUE(TRIM(INDIRECT(ADDRESS(3;7;4))))" office:value-type="float" office:value="900233">
            <text:p>900233</text:p>
          </table:table-cell>
          <table:table-cell table:formula="of:=VALUE(TRIM(INDIRECT(ADDRESS(3;8;4))))" office:value-type="float" office:value="2700307">
            <text:p>2700307</text:p>
          </table:table-cell>
          <table:table-cell table:formula="of:=VALUE(TRIM(INDIRECT(ADDRESS(3;9;4))))" office:value-type="float" office:value="1800305">
            <text:p>1800305</text:p>
          </table:table-cell>
          <table:table-cell table:formula="of:=VALUE(TRIM(INDIRECT(ADDRESS(3;10;4))))" office:value-type="float" office:value="900231">
            <text:p>900231</text:p>
          </table:table-cell>
          <table:table-cell table:formula="of:=VALUE(TRIM(INDIRECT(ADDRESS(3;11;4))))" office:value-type="float" office:value="1806923">
            <text:p>1806923</text:p>
          </table:table-cell>
        </table:table-row>
        <table:table-row table:style-name="ro2">
          <table:table-cell/>
          <table:table-cell table:formula="of:=VALUE(TRIM(INDIRECT(ADDRESS(4;2;4))))" office:value-type="float" office:value="900443">
            <text:p>900443</text:p>
          </table:table-cell>
          <table:table-cell table:formula="of:=VALUE(TRIM(INDIRECT(ADDRESS(4;3;4))))" office:value-type="float" office:value="1800281">
            <text:p>1800281</text:p>
          </table:table-cell>
          <table:table-cell table:formula="of:=VALUE(TRIM(INDIRECT(ADDRESS(4;4;4))))" office:value-type="float" office:value="1800006">
            <text:p>1800006</text:p>
          </table:table-cell>
          <table:table-cell table:formula="of:=VALUE(TRIM(INDIRECT(ADDRESS(4;5;4))))" office:value-type="float" office:value="2743380">
            <text:p>2743380</text:p>
          </table:table-cell>
          <table:table-cell table:formula="of:=VALUE(TRIM(INDIRECT(ADDRESS(4;6;4))))" office:value-type="float" office:value="1801694">
            <text:p>1801694</text:p>
          </table:table-cell>
          <table:table-cell table:formula="of:=VALUE(TRIM(INDIRECT(ADDRESS(4;7;4))))" office:value-type="float" office:value="943364">
            <text:p>943364</text:p>
          </table:table-cell>
          <table:table-cell table:formula="of:=VALUE(TRIM(INDIRECT(ADDRESS(4;8;4))))" office:value-type="float" office:value="2750008">
            <text:p>2750008</text:p>
          </table:table-cell>
          <table:table-cell table:formula="of:=VALUE(TRIM(INDIRECT(ADDRESS(4;9;4))))" office:value-type="float" office:value="1800281">
            <text:p>1800281</text:p>
          </table:table-cell>
          <table:table-cell table:formula="of:=VALUE(TRIM(INDIRECT(ADDRESS(4;10;4))))" office:value-type="float" office:value="900234">
            <text:p>900234</text:p>
          </table:table-cell>
          <table:table-cell table:formula="of:=VALUE(TRIM(INDIRECT(ADDRESS(4;11;4))))" office:value-type="float" office:value="1806929">
            <text:p>1806929</text:p>
          </table:table-cell>
        </table:table-row>
        <table:table-row table:style-name="ro2">
          <table:table-cell/>
          <table:table-cell table:formula="of:=VALUE(TRIM(INDIRECT(ADDRESS(5;2;4))))" office:value-type="float" office:value="910590">
            <text:p>910590</text:p>
          </table:table-cell>
          <table:table-cell table:formula="of:=VALUE(TRIM(INDIRECT(ADDRESS(5;3;4))))" office:value-type="float" office:value="1810417">
            <text:p>1810417</text:p>
          </table:table-cell>
          <table:table-cell table:formula="of:=VALUE(TRIM(INDIRECT(ADDRESS(5;4;4))))" office:value-type="float" office:value="1800008">
            <text:p>1800008</text:p>
          </table:table-cell>
          <table:table-cell table:formula="of:=VALUE(TRIM(INDIRECT(ADDRESS(5;5;4))))" office:value-type="float" office:value="2730916">
            <text:p>2730916</text:p>
          </table:table-cell>
          <table:table-cell table:formula="of:=VALUE(TRIM(INDIRECT(ADDRESS(5;6;4))))" office:value-type="float" office:value="1805758">
            <text:p>1805758</text:p>
          </table:table-cell>
          <table:table-cell table:formula="of:=VALUE(TRIM(INDIRECT(ADDRESS(5;7;4))))" office:value-type="float" office:value="914251">
            <text:p>914251</text:p>
          </table:table-cell>
          <table:table-cell table:formula="of:=VALUE(TRIM(INDIRECT(ADDRESS(5;8;4))))" office:value-type="float" office:value="2750015">
            <text:p>2750015</text:p>
          </table:table-cell>
          <table:table-cell table:formula="of:=VALUE(TRIM(INDIRECT(ADDRESS(5;9;4))))" office:value-type="float" office:value="1812554">
            <text:p>1812554</text:p>
          </table:table-cell>
          <table:table-cell table:formula="of:=VALUE(TRIM(INDIRECT(ADDRESS(5;10;4))))" office:value-type="float" office:value="906930">
            <text:p>906930</text:p>
          </table:table-cell>
          <table:table-cell table:formula="of:=VALUE(TRIM(INDIRECT(ADDRESS(5;11;4))))" office:value-type="float" office:value="1810481">
            <text:p>1810481</text:p>
          </table:table-cell>
        </table:table-row>
        <table:table-row table:style-name="ro2">
          <table:table-cell/>
          <table:table-cell table:formula="of:=VALUE(TRIM(INDIRECT(ADDRESS(6;2;4))))" office:value-type="float" office:value="900357">
            <text:p>900357</text:p>
          </table:table-cell>
          <table:table-cell table:formula="of:=VALUE(TRIM(INDIRECT(ADDRESS(6;3;4))))" office:value-type="float" office:value="1800289">
            <text:p>1800289</text:p>
          </table:table-cell>
          <table:table-cell table:formula="of:=VALUE(TRIM(INDIRECT(ADDRESS(6;4;4))))" office:value-type="float" office:value="1800007">
            <text:p>1800007</text:p>
          </table:table-cell>
          <table:table-cell table:formula="of:=VALUE(TRIM(INDIRECT(ADDRESS(6;5;4))))" office:value-type="float" office:value="2700344">
            <text:p>2700344</text:p>
          </table:table-cell>
          <table:table-cell table:formula="of:=VALUE(TRIM(INDIRECT(ADDRESS(6;6;4))))" office:value-type="float" office:value="1801747">
            <text:p>1801747</text:p>
          </table:table-cell>
          <table:table-cell table:formula="of:=VALUE(TRIM(INDIRECT(ADDRESS(6;7;4))))" office:value-type="float" office:value="900234">
            <text:p>900234</text:p>
          </table:table-cell>
          <table:table-cell table:formula="of:=VALUE(TRIM(INDIRECT(ADDRESS(6;8;4))))" office:value-type="float" office:value="2703247">
            <text:p>2703247</text:p>
          </table:table-cell>
          <table:table-cell table:formula="of:=VALUE(TRIM(INDIRECT(ADDRESS(6;9;4))))" office:value-type="float" office:value="1800291">
            <text:p>1800291</text:p>
          </table:table-cell>
          <table:table-cell table:formula="of:=VALUE(TRIM(INDIRECT(ADDRESS(6;10;4))))" office:value-type="float" office:value="901015">
            <text:p>901015</text:p>
          </table:table-cell>
          <table:table-cell table:formula="of:=VALUE(TRIM(INDIRECT(ADDRESS(6;11;4))))" office:value-type="float" office:value="1806911">
            <text:p>1806911</text:p>
          </table:table-cell>
        </table:table-row>
        <table:table-row table:style-name="ro2">
          <table:table-cell/>
          <table:table-cell table:formula="of:=VALUE(TRIM(INDIRECT(ADDRESS(7;2;4))))" office:value-type="float" office:value="900551">
            <text:p>900551</text:p>
          </table:table-cell>
          <table:table-cell table:formula="of:=VALUE(TRIM(INDIRECT(ADDRESS(7;3;4))))" office:value-type="float" office:value="1800435">
            <text:p>1800435</text:p>
          </table:table-cell>
          <table:table-cell table:formula="of:=VALUE(TRIM(INDIRECT(ADDRESS(7;4;4))))" office:value-type="float" office:value="1800007">
            <text:p>1800007</text:p>
          </table:table-cell>
          <table:table-cell table:formula="of:=VALUE(TRIM(INDIRECT(ADDRESS(7;5;4))))" office:value-type="float" office:value="2700501">
            <text:p>2700501</text:p>
          </table:table-cell>
          <table:table-cell table:formula="of:=VALUE(TRIM(INDIRECT(ADDRESS(7;6;4))))" office:value-type="float" office:value="1801746">
            <text:p>1801746</text:p>
          </table:table-cell>
          <table:table-cell table:formula="of:=VALUE(TRIM(INDIRECT(ADDRESS(7;7;4))))" office:value-type="float" office:value="900302">
            <text:p>900302</text:p>
          </table:table-cell>
          <table:table-cell table:formula="of:=VALUE(TRIM(INDIRECT(ADDRESS(7;8;4))))" office:value-type="float" office:value="2700537">
            <text:p>2700537</text:p>
          </table:table-cell>
          <table:table-cell table:formula="of:=VALUE(TRIM(INDIRECT(ADDRESS(7;9;4))))" office:value-type="float" office:value="1800499">
            <text:p>1800499</text:p>
          </table:table-cell>
          <table:table-cell table:formula="of:=VALUE(TRIM(INDIRECT(ADDRESS(7;10;4))))" office:value-type="float" office:value="901922">
            <text:p>901922</text:p>
          </table:table-cell>
          <table:table-cell table:formula="of:=VALUE(TRIM(INDIRECT(ADDRESS(7;11;4))))" office:value-type="float" office:value="1810364">
            <text:p>1810364</text:p>
          </table:table-cell>
        </table:table-row>
        <table:table-row table:style-name="ro2">
          <table:table-cell/>
          <table:table-cell table:formula="of:=VALUE(TRIM(INDIRECT(ADDRESS(8;2;4))))" office:value-type="float" office:value="900961">
            <text:p>900961</text:p>
          </table:table-cell>
          <table:table-cell table:formula="of:=VALUE(TRIM(INDIRECT(ADDRESS(8;3;4))))" office:value-type="float" office:value="1800725">
            <text:p>1800725</text:p>
          </table:table-cell>
          <table:table-cell table:formula="of:=VALUE(TRIM(INDIRECT(ADDRESS(8;4;4))))" office:value-type="float" office:value="1800007">
            <text:p>1800007</text:p>
          </table:table-cell>
          <table:table-cell table:formula="of:=VALUE(TRIM(INDIRECT(ADDRESS(8;5;4))))" office:value-type="float" office:value="2700703">
            <text:p>2700703</text:p>
          </table:table-cell>
          <table:table-cell table:formula="of:=VALUE(TRIM(INDIRECT(ADDRESS(8;6;4))))" office:value-type="float" office:value="1801868">
            <text:p>1801868</text:p>
          </table:table-cell>
          <table:table-cell table:formula="of:=VALUE(TRIM(INDIRECT(ADDRESS(8;7;4))))" office:value-type="float" office:value="900303">
            <text:p>900303</text:p>
          </table:table-cell>
          <table:table-cell table:formula="of:=VALUE(TRIM(INDIRECT(ADDRESS(8;8;4))))" office:value-type="float" office:value="2702122">
            <text:p>2702122</text:p>
          </table:table-cell>
          <table:table-cell table:formula="of:=VALUE(TRIM(INDIRECT(ADDRESS(8;9;4))))" office:value-type="float" office:value="1800693">
            <text:p>1800693</text:p>
          </table:table-cell>
          <table:table-cell table:formula="of:=VALUE(TRIM(INDIRECT(ADDRESS(8;10;4))))" office:value-type="float" office:value="900408">
            <text:p>900408</text:p>
          </table:table-cell>
          <table:table-cell table:formula="of:=VALUE(TRIM(INDIRECT(ADDRESS(8;11;4))))" office:value-type="float" office:value="1807352">
            <text:p>1807352</text:p>
          </table:table-cell>
        </table:table-row>
        <table:table-row table:style-name="ro2">
          <table:table-cell/>
          <table:table-cell table:formula="of:=VALUE(TRIM(INDIRECT(ADDRESS(9;2;4))))" office:value-type="float" office:value="900599">
            <text:p>900599</text:p>
          </table:table-cell>
          <table:table-cell table:formula="of:=VALUE(TRIM(INDIRECT(ADDRESS(9;3;4))))" office:value-type="float" office:value="1802165">
            <text:p>1802165</text:p>
          </table:table-cell>
          <table:table-cell table:formula="of:=VALUE(TRIM(INDIRECT(ADDRESS(9;4;4))))" office:value-type="float" office:value="1800007">
            <text:p>1800007</text:p>
          </table:table-cell>
          <table:table-cell table:formula="of:=VALUE(TRIM(INDIRECT(ADDRESS(9;5;4))))" office:value-type="float" office:value="2702371">
            <text:p>2702371</text:p>
          </table:table-cell>
          <table:table-cell table:formula="of:=VALUE(TRIM(INDIRECT(ADDRESS(9;6;4))))" office:value-type="float" office:value="1803814">
            <text:p>1803814</text:p>
          </table:table-cell>
          <table:table-cell table:formula="of:=VALUE(TRIM(INDIRECT(ADDRESS(9;7;4))))" office:value-type="float" office:value="900268">
            <text:p>900268</text:p>
          </table:table-cell>
          <table:table-cell table:formula="of:=VALUE(TRIM(INDIRECT(ADDRESS(9;8;4))))" office:value-type="float" office:value="2703041">
            <text:p>2703041</text:p>
          </table:table-cell>
          <table:table-cell table:formula="of:=VALUE(TRIM(INDIRECT(ADDRESS(9;9;4))))" office:value-type="float" office:value="1800644">
            <text:p>1800644</text:p>
          </table:table-cell>
          <table:table-cell table:formula="of:=VALUE(TRIM(INDIRECT(ADDRESS(9;10;4))))" office:value-type="float" office:value="901753">
            <text:p>901753</text:p>
          </table:table-cell>
          <table:table-cell table:formula="of:=VALUE(TRIM(INDIRECT(ADDRESS(9;11;4))))" office:value-type="float" office:value="1807118">
            <text:p>1807118</text:p>
          </table:table-cell>
        </table:table-row>
        <table:table-row table:style-name="ro2">
          <table:table-cell/>
          <table:table-cell table:formula="of:=VALUE(TRIM(INDIRECT(ADDRESS(10;2;4))))" office:value-type="float" office:value="900446">
            <text:p>900446</text:p>
          </table:table-cell>
          <table:table-cell table:formula="of:=VALUE(TRIM(INDIRECT(ADDRESS(10;3;4))))" office:value-type="float" office:value="1800370">
            <text:p>1800370</text:p>
          </table:table-cell>
          <table:table-cell table:formula="of:=VALUE(TRIM(INDIRECT(ADDRESS(10;4;4))))" office:value-type="float" office:value="1800007">
            <text:p>1800007</text:p>
          </table:table-cell>
          <table:table-cell table:formula="of:=VALUE(TRIM(INDIRECT(ADDRESS(10;5;4))))" office:value-type="float" office:value="2700368">
            <text:p>2700368</text:p>
          </table:table-cell>
          <table:table-cell table:formula="of:=VALUE(TRIM(INDIRECT(ADDRESS(10;6;4))))" office:value-type="float" office:value="1801668">
            <text:p>1801668</text:p>
          </table:table-cell>
          <table:table-cell table:formula="of:=VALUE(TRIM(INDIRECT(ADDRESS(10;7;4))))" office:value-type="float" office:value="900314">
            <text:p>900314</text:p>
          </table:table-cell>
          <table:table-cell table:formula="of:=VALUE(TRIM(INDIRECT(ADDRESS(10;8;4))))" office:value-type="float" office:value="2700393">
            <text:p>2700393</text:p>
          </table:table-cell>
          <table:table-cell table:formula="of:=VALUE(TRIM(INDIRECT(ADDRESS(10;9;4))))" office:value-type="float" office:value="1800382">
            <text:p>1800382</text:p>
          </table:table-cell>
          <table:table-cell table:formula="of:=VALUE(TRIM(INDIRECT(ADDRESS(10;10;4))))" office:value-type="float" office:value="900209">
            <text:p>900209</text:p>
          </table:table-cell>
          <table:table-cell table:formula="of:=VALUE(TRIM(INDIRECT(ADDRESS(10;11;4))))" office:value-type="float" office:value="1806993">
            <text:p>1806993</text:p>
          </table:table-cell>
        </table:table-row>
        <table:table-row table:style-name="ro2">
          <table:table-cell/>
          <table:table-cell table:formula="of:=VALUE(TRIM(INDIRECT(ADDRESS(11;2;4))))" office:value-type="float" office:value="900395">
            <text:p>900395</text:p>
          </table:table-cell>
          <table:table-cell table:formula="of:=VALUE(TRIM(INDIRECT(ADDRESS(11;3;4))))" office:value-type="float" office:value="1800323">
            <text:p>1800323</text:p>
          </table:table-cell>
          <table:table-cell table:formula="of:=VALUE(TRIM(INDIRECT(ADDRESS(11;4;4))))" office:value-type="float" office:value="1800007">
            <text:p>1800007</text:p>
          </table:table-cell>
          <table:table-cell table:formula="of:=VALUE(TRIM(INDIRECT(ADDRESS(11;5;4))))" office:value-type="float" office:value="2700326">
            <text:p>2700326</text:p>
          </table:table-cell>
          <table:table-cell table:formula="of:=VALUE(TRIM(INDIRECT(ADDRESS(11;6;4))))" office:value-type="float" office:value="1801710">
            <text:p>1801710</text:p>
          </table:table-cell>
          <table:table-cell table:formula="of:=VALUE(TRIM(INDIRECT(ADDRESS(11;7;4))))" office:value-type="float" office:value="900244">
            <text:p>900244</text:p>
          </table:table-cell>
          <table:table-cell table:formula="of:=VALUE(TRIM(INDIRECT(ADDRESS(11;8;4))))" office:value-type="float" office:value="2700391">
            <text:p>2700391</text:p>
          </table:table-cell>
          <table:table-cell table:formula="of:=VALUE(TRIM(INDIRECT(ADDRESS(11;9;4))))" office:value-type="float" office:value="1800327">
            <text:p>1800327</text:p>
          </table:table-cell>
          <table:table-cell table:formula="of:=VALUE(TRIM(INDIRECT(ADDRESS(11;10;4))))" office:value-type="float" office:value="900253">
            <text:p>900253</text:p>
          </table:table-cell>
          <table:table-cell table:formula="of:=VALUE(TRIM(INDIRECT(ADDRESS(11;11;4))))" office:value-type="float" office:value="1806943">
            <text:p>1806943</text:p>
          </table:table-cell>
        </table:table-row>
        <table:table-row table:style-name="ro2">
          <table:table-cell/>
          <table:table-cell table:formula="of:=VALUE(TRIM(INDIRECT(ADDRESS(12;2;4))))" office:value-type="float" office:value="900217">
            <text:p>900217</text:p>
          </table:table-cell>
          <table:table-cell table:formula="of:=VALUE(TRIM(INDIRECT(ADDRESS(12;3;4))))" office:value-type="float" office:value="1800213">
            <text:p>1800213</text:p>
          </table:table-cell>
          <table:table-cell table:formula="of:=VALUE(TRIM(INDIRECT(ADDRESS(12;4;4))))" office:value-type="float" office:value="1800007">
            <text:p>1800007</text:p>
          </table:table-cell>
          <table:table-cell table:formula="of:=VALUE(TRIM(INDIRECT(ADDRESS(12;5;4))))" office:value-type="float" office:value="2700206">
            <text:p>2700206</text:p>
          </table:table-cell>
          <table:table-cell table:formula="of:=VALUE(TRIM(INDIRECT(ADDRESS(12;6;4))))" office:value-type="float" office:value="1801989">
            <text:p>1801989</text:p>
          </table:table-cell>
          <table:table-cell table:formula="of:=VALUE(TRIM(INDIRECT(ADDRESS(12;7;4))))" office:value-type="float" office:value="900124">
            <text:p>900124</text:p>
          </table:table-cell>
          <table:table-cell table:formula="of:=VALUE(TRIM(INDIRECT(ADDRESS(12;8;4))))" office:value-type="float" office:value="2701134">
            <text:p>2701134</text:p>
          </table:table-cell>
          <table:table-cell table:formula="of:=VALUE(TRIM(INDIRECT(ADDRESS(12;9;4))))" office:value-type="float" office:value="1800221">
            <text:p>1800221</text:p>
          </table:table-cell>
          <table:table-cell table:formula="of:=VALUE(TRIM(INDIRECT(ADDRESS(12;10;4))))" office:value-type="float" office:value="900544">
            <text:p>900544</text:p>
          </table:table-cell>
          <table:table-cell table:formula="of:=VALUE(TRIM(INDIRECT(ADDRESS(12;11;4))))" office:value-type="float" office:value="1806845">
            <text:p>1806845</text:p>
          </table:table-cell>
        </table:table-row>
        <table:table-row table:style-name="ro2">
          <table:table-cell/>
          <table:table-cell table:formula="of:=VALUE(TRIM(INDIRECT(ADDRESS(13;2;4))))" office:value-type="float" office:value="904230">
            <text:p>904230</text:p>
          </table:table-cell>
          <table:table-cell table:formula="of:=VALUE(TRIM(INDIRECT(ADDRESS(13;3;4))))" office:value-type="float" office:value="1802535">
            <text:p>1802535</text:p>
          </table:table-cell>
          <table:table-cell table:formula="of:=VALUE(TRIM(INDIRECT(ADDRESS(13;4;4))))" office:value-type="float" office:value="1800007">
            <text:p>1800007</text:p>
          </table:table-cell>
          <table:table-cell table:formula="of:=VALUE(TRIM(INDIRECT(ADDRESS(13;5;4))))" office:value-type="float" office:value="2700870">
            <text:p>2700870</text:p>
          </table:table-cell>
          <table:table-cell table:formula="of:=VALUE(TRIM(INDIRECT(ADDRESS(13;6;4))))" office:value-type="float" office:value="1801871">
            <text:p>1801871</text:p>
          </table:table-cell>
          <table:table-cell table:formula="of:=VALUE(TRIM(INDIRECT(ADDRESS(13;7;4))))" office:value-type="float" office:value="900410">
            <text:p>900410</text:p>
          </table:table-cell>
          <table:table-cell table:formula="of:=VALUE(TRIM(INDIRECT(ADDRESS(13;8;4))))" office:value-type="float" office:value="2700858">
            <text:p>2700858</text:p>
          </table:table-cell>
          <table:table-cell table:formula="of:=VALUE(TRIM(INDIRECT(ADDRESS(13;9;4))))" office:value-type="float" office:value="1804162">
            <text:p>1804162</text:p>
          </table:table-cell>
          <table:table-cell table:formula="of:=VALUE(TRIM(INDIRECT(ADDRESS(13;10;4))))" office:value-type="float" office:value="900409">
            <text:p>900409</text:p>
          </table:table-cell>
          <table:table-cell table:formula="of:=VALUE(TRIM(INDIRECT(ADDRESS(13;11;4))))" office:value-type="float" office:value="1807518">
            <text:p>1807518</text:p>
          </table:table-cell>
        </table:table-row>
        <table:table-row table:style-name="ro2">
          <table:table-cell/>
          <table:table-cell table:formula="of:=VALUE(TRIM(INDIRECT(ADDRESS(14;2;4))))" office:value-type="float" office:value="950007">
            <text:p>950007</text:p>
          </table:table-cell>
          <table:table-cell table:formula="of:=VALUE(TRIM(INDIRECT(ADDRESS(14;3;4))))" office:value-type="float" office:value="1850008">
            <text:p>1850008</text:p>
          </table:table-cell>
          <table:table-cell table:formula="of:=VALUE(TRIM(INDIRECT(ADDRESS(14;4;4))))" office:value-type="float" office:value="1800007">
            <text:p>1800007</text:p>
          </table:table-cell>
          <table:table-cell table:formula="of:=VALUE(TRIM(INDIRECT(ADDRESS(14;5;4))))" office:value-type="float" office:value="2750008">
            <text:p>2750008</text:p>
          </table:table-cell>
          <table:table-cell table:formula="of:=VALUE(TRIM(INDIRECT(ADDRESS(14;6;4))))" office:value-type="float" office:value="1851467">
            <text:p>1851467</text:p>
          </table:table-cell>
          <table:table-cell table:formula="of:=VALUE(TRIM(INDIRECT(ADDRESS(14;7;4))))" office:value-type="float" office:value="950007">
            <text:p>950007</text:p>
          </table:table-cell>
          <table:table-cell table:formula="of:=VALUE(TRIM(INDIRECT(ADDRESS(14;8;4))))" office:value-type="float" office:value="2750009">
            <text:p>2750009</text:p>
          </table:table-cell>
          <table:table-cell table:formula="of:=VALUE(TRIM(INDIRECT(ADDRESS(14;9;4))))" office:value-type="float" office:value="1850009">
            <text:p>1850009</text:p>
          </table:table-cell>
          <table:table-cell table:formula="of:=VALUE(TRIM(INDIRECT(ADDRESS(14;10;4))))" office:value-type="float" office:value="950007">
            <text:p>950007</text:p>
          </table:table-cell>
          <table:table-cell table:formula="of:=VALUE(TRIM(INDIRECT(ADDRESS(14;11;4))))" office:value-type="float" office:value="1856632">
            <text:p>1856632</text:p>
          </table:table-cell>
        </table:table-row>
        <table:table-row table:style-name="ro2">
          <table:table-cell/>
          <table:table-cell table:formula="of:=VALUE(TRIM(INDIRECT(ADDRESS(15;2;4))))" office:value-type="float" office:value="902007">
            <text:p>902007</text:p>
          </table:table-cell>
          <table:table-cell table:formula="of:=VALUE(TRIM(INDIRECT(ADDRESS(15;3;4))))" office:value-type="float" office:value="1801920">
            <text:p>1801920</text:p>
          </table:table-cell>
          <table:table-cell table:formula="of:=VALUE(TRIM(INDIRECT(ADDRESS(15;4;4))))" office:value-type="float" office:value="1800007">
            <text:p>1800007</text:p>
          </table:table-cell>
          <table:table-cell table:formula="of:=VALUE(TRIM(INDIRECT(ADDRESS(15;5;4))))" office:value-type="float" office:value="2702124">
            <text:p>2702124</text:p>
          </table:table-cell>
          <table:table-cell table:formula="of:=VALUE(TRIM(INDIRECT(ADDRESS(15;6;4))))" office:value-type="float" office:value="1801937">
            <text:p>1801937</text:p>
          </table:table-cell>
          <table:table-cell table:formula="of:=VALUE(TRIM(INDIRECT(ADDRESS(15;7;4))))" office:value-type="float" office:value="900626">
            <text:p>900626</text:p>
          </table:table-cell>
          <table:table-cell table:formula="of:=VALUE(TRIM(INDIRECT(ADDRESS(15;8;4))))" office:value-type="float" office:value="2702195">
            <text:p>2702195</text:p>
          </table:table-cell>
          <table:table-cell table:formula="of:=VALUE(TRIM(INDIRECT(ADDRESS(15;9;4))))" office:value-type="float" office:value="1802391">
            <text:p>1802391</text:p>
          </table:table-cell>
          <table:table-cell table:formula="of:=VALUE(TRIM(INDIRECT(ADDRESS(15;10;4))))" office:value-type="float" office:value="900474">
            <text:p>900474</text:p>
          </table:table-cell>
          <table:table-cell table:formula="of:=VALUE(TRIM(INDIRECT(ADDRESS(15;11;4))))" office:value-type="float" office:value="1808141">
            <text:p>1808141</text:p>
          </table:table-cell>
        </table:table-row>
        <table:table-row table:style-name="ro2">
          <table:table-cell/>
          <table:table-cell table:formula="of:=VALUE(TRIM(INDIRECT(ADDRESS(16;2;4))))" office:value-type="float" office:value="900459">
            <text:p>900459</text:p>
          </table:table-cell>
          <table:table-cell table:formula="of:=VALUE(TRIM(INDIRECT(ADDRESS(16;3;4))))" office:value-type="float" office:value="1800377">
            <text:p>1800377</text:p>
          </table:table-cell>
          <table:table-cell table:formula="of:=VALUE(TRIM(INDIRECT(ADDRESS(16;4;4))))" office:value-type="float" office:value="1800007">
            <text:p>1800007</text:p>
          </table:table-cell>
          <table:table-cell table:formula="of:=VALUE(TRIM(INDIRECT(ADDRESS(16;5;4))))" office:value-type="float" office:value="2700451">
            <text:p>2700451</text:p>
          </table:table-cell>
          <table:table-cell table:formula="of:=VALUE(TRIM(INDIRECT(ADDRESS(16;6;4))))" office:value-type="float" office:value="1802452">
            <text:p>1802452</text:p>
          </table:table-cell>
          <table:table-cell table:formula="of:=VALUE(TRIM(INDIRECT(ADDRESS(16;7;4))))" office:value-type="float" office:value="900210">
            <text:p>900210</text:p>
          </table:table-cell>
          <table:table-cell table:formula="of:=VALUE(TRIM(INDIRECT(ADDRESS(16;8;4))))" office:value-type="float" office:value="2703007">
            <text:p>2703007</text:p>
          </table:table-cell>
          <table:table-cell table:formula="of:=VALUE(TRIM(INDIRECT(ADDRESS(16;9;4))))" office:value-type="float" office:value="1800428">
            <text:p>1800428</text:p>
          </table:table-cell>
          <table:table-cell table:formula="of:=VALUE(TRIM(INDIRECT(ADDRESS(16;10;4))))" office:value-type="float" office:value="901088">
            <text:p>901088</text:p>
          </table:table-cell>
          <table:table-cell table:formula="of:=VALUE(TRIM(INDIRECT(ADDRESS(16;11;4))))" office:value-type="float" office:value="1807025">
            <text:p>1807025</text:p>
          </table:table-cell>
        </table:table-row>
        <table:table-row table:style-name="ro2">
          <table:table-cell/>
          <table:table-cell table:formula="of:=VALUE(TRIM(INDIRECT(ADDRESS(17;2;4))))" office:value-type="float" office:value="900497">
            <text:p>900497</text:p>
          </table:table-cell>
          <table:table-cell table:formula="of:=VALUE(TRIM(INDIRECT(ADDRESS(17;3;4))))" office:value-type="float" office:value="1800389">
            <text:p>1800389</text:p>
          </table:table-cell>
          <table:table-cell table:formula="of:=VALUE(TRIM(INDIRECT(ADDRESS(17;4;4))))" office:value-type="float" office:value="1800007">
            <text:p>1800007</text:p>
          </table:table-cell>
          <table:table-cell table:formula="of:=VALUE(TRIM(INDIRECT(ADDRESS(17;5;4))))" office:value-type="float" office:value="2700457">
            <text:p>2700457</text:p>
          </table:table-cell>
          <table:table-cell table:formula="of:=VALUE(TRIM(INDIRECT(ADDRESS(17;6;4))))" office:value-type="float" office:value="1801693">
            <text:p>1801693</text:p>
          </table:table-cell>
          <table:table-cell table:formula="of:=VALUE(TRIM(INDIRECT(ADDRESS(17;7;4))))" office:value-type="float" office:value="900234">
            <text:p>900234</text:p>
          </table:table-cell>
          <table:table-cell table:formula="of:=VALUE(TRIM(INDIRECT(ADDRESS(17;8;4))))" office:value-type="float" office:value="2700467">
            <text:p>2700467</text:p>
          </table:table-cell>
          <table:table-cell table:formula="of:=VALUE(TRIM(INDIRECT(ADDRESS(17;9;4))))" office:value-type="float" office:value="1800448">
            <text:p>1800448</text:p>
          </table:table-cell>
          <table:table-cell table:formula="of:=VALUE(TRIM(INDIRECT(ADDRESS(17;10;4))))" office:value-type="float" office:value="900234">
            <text:p>900234</text:p>
          </table:table-cell>
          <table:table-cell table:formula="of:=VALUE(TRIM(INDIRECT(ADDRESS(17;11;4))))" office:value-type="float" office:value="1807018">
            <text:p>1807018</text:p>
          </table:table-cell>
        </table:table-row>
        <table:table-row table:style-name="ro2">
          <table:table-cell/>
          <table:table-cell table:formula="of:=VALUE(TRIM(INDIRECT(ADDRESS(18;2;4))))" office:value-type="float" office:value="900324">
            <text:p>900324</text:p>
          </table:table-cell>
          <table:table-cell table:formula="of:=VALUE(TRIM(INDIRECT(ADDRESS(18;3;4))))" office:value-type="float" office:value="1800293">
            <text:p>1800293</text:p>
          </table:table-cell>
          <table:table-cell table:formula="of:=VALUE(TRIM(INDIRECT(ADDRESS(18;4;4))))" office:value-type="float" office:value="1800007">
            <text:p>1800007</text:p>
          </table:table-cell>
          <table:table-cell table:formula="of:=VALUE(TRIM(INDIRECT(ADDRESS(18;5;4))))" office:value-type="float" office:value="2700586">
            <text:p>2700586</text:p>
          </table:table-cell>
          <table:table-cell table:formula="of:=VALUE(TRIM(INDIRECT(ADDRESS(18;6;4))))" office:value-type="float" office:value="1801817">
            <text:p>1801817</text:p>
          </table:table-cell>
          <table:table-cell table:formula="of:=VALUE(TRIM(INDIRECT(ADDRESS(18;7;4))))" office:value-type="float" office:value="900252">
            <text:p>900252</text:p>
          </table:table-cell>
          <table:table-cell table:formula="of:=VALUE(TRIM(INDIRECT(ADDRESS(18;8;4))))" office:value-type="float" office:value="2700383">
            <text:p>2700383</text:p>
          </table:table-cell>
          <table:table-cell table:formula="of:=VALUE(TRIM(INDIRECT(ADDRESS(18;9;4))))" office:value-type="float" office:value="1800346">
            <text:p>1800346</text:p>
          </table:table-cell>
          <table:table-cell table:formula="of:=VALUE(TRIM(INDIRECT(ADDRESS(18;10;4))))" office:value-type="float" office:value="900357">
            <text:p>900357</text:p>
          </table:table-cell>
          <table:table-cell table:formula="of:=VALUE(TRIM(INDIRECT(ADDRESS(18;11;4))))" office:value-type="float" office:value="1807154">
            <text:p>1807154</text:p>
          </table:table-cell>
        </table:table-row>
        <table:table-row table:style-name="ro2">
          <table:table-cell/>
          <table:table-cell table:formula="of:=VALUE(TRIM(INDIRECT(ADDRESS(19;2;4))))" office:value-type="float" office:value="900249">
            <text:p>900249</text:p>
          </table:table-cell>
          <table:table-cell table:formula="of:=VALUE(TRIM(INDIRECT(ADDRESS(19;3;4))))" office:value-type="float" office:value="1800247">
            <text:p>1800247</text:p>
          </table:table-cell>
          <table:table-cell table:formula="of:=VALUE(TRIM(INDIRECT(ADDRESS(19;4;4))))" office:value-type="float" office:value="1800007">
            <text:p>1800007</text:p>
          </table:table-cell>
          <table:table-cell table:formula="of:=VALUE(TRIM(INDIRECT(ADDRESS(19;5;4))))" office:value-type="float" office:value="2701943">
            <text:p>2701943</text:p>
          </table:table-cell>
          <table:table-cell table:formula="of:=VALUE(TRIM(INDIRECT(ADDRESS(19;6;4))))" office:value-type="float" office:value="1801668">
            <text:p>1801668</text:p>
          </table:table-cell>
          <table:table-cell table:formula="of:=VALUE(TRIM(INDIRECT(ADDRESS(19;7;4))))" office:value-type="float" office:value="900245">
            <text:p>900245</text:p>
          </table:table-cell>
          <table:table-cell table:formula="of:=VALUE(TRIM(INDIRECT(ADDRESS(19;8;4))))" office:value-type="float" office:value="2750009">
            <text:p>2750009</text:p>
          </table:table-cell>
          <table:table-cell table:formula="of:=VALUE(TRIM(INDIRECT(ADDRESS(19;9;4))))" office:value-type="float" office:value="1800256">
            <text:p>1800256</text:p>
          </table:table-cell>
          <table:table-cell table:formula="of:=VALUE(TRIM(INDIRECT(ADDRESS(19;10;4))))" office:value-type="float" office:value="900208">
            <text:p>900208</text:p>
          </table:table-cell>
          <table:table-cell table:formula="of:=VALUE(TRIM(INDIRECT(ADDRESS(19;11;4))))" office:value-type="float" office:value="1806888">
            <text:p>1806888</text:p>
          </table:table-cell>
        </table:table-row>
        <table:table-row table:style-name="ro2">
          <table:table-cell/>
          <table:table-cell table:formula="of:=VALUE(TRIM(INDIRECT(ADDRESS(20;2;4))))" office:value-type="float" office:value="901903">
            <text:p>901903</text:p>
          </table:table-cell>
          <table:table-cell table:formula="of:=VALUE(TRIM(INDIRECT(ADDRESS(20;3;4))))" office:value-type="float" office:value="1802000">
            <text:p>1802000</text:p>
          </table:table-cell>
          <table:table-cell table:formula="of:=VALUE(TRIM(INDIRECT(ADDRESS(20;4;4))))" office:value-type="float" office:value="1800015">
            <text:p>1800015</text:p>
          </table:table-cell>
          <table:table-cell table:formula="of:=VALUE(TRIM(INDIRECT(ADDRESS(20;5;4))))" office:value-type="float" office:value="2701870">
            <text:p>2701870</text:p>
          </table:table-cell>
          <table:table-cell table:formula="of:=VALUE(TRIM(INDIRECT(ADDRESS(20;6;4))))" office:value-type="float" office:value="1803507">
            <text:p>1803507</text:p>
          </table:table-cell>
          <table:table-cell table:formula="of:=VALUE(TRIM(INDIRECT(ADDRESS(20;7;4))))" office:value-type="float" office:value="900925">
            <text:p>900925</text:p>
          </table:table-cell>
          <table:table-cell table:formula="of:=VALUE(TRIM(INDIRECT(ADDRESS(20;8;4))))" office:value-type="float" office:value="2708999">
            <text:p>2708999</text:p>
          </table:table-cell>
          <table:table-cell table:formula="of:=VALUE(TRIM(INDIRECT(ADDRESS(20;9;4))))" office:value-type="float" office:value="1802024">
            <text:p>1802024</text:p>
          </table:table-cell>
          <table:table-cell table:formula="of:=VALUE(TRIM(INDIRECT(ADDRESS(20;10;4))))" office:value-type="float" office:value="909352">
            <text:p>909352</text:p>
          </table:table-cell>
          <table:table-cell table:formula="of:=VALUE(TRIM(INDIRECT(ADDRESS(20;11;4))))" office:value-type="float" office:value="1808606">
            <text:p>1808606</text:p>
          </table:table-cell>
        </table:table-row>
        <table:table-row table:style-name="ro2">
          <table:table-cell/>
          <table:table-cell table:formula="of:=VALUE(TRIM(INDIRECT(ADDRESS(21;2;4))))" office:value-type="float" office:value="902449">
            <text:p>902449</text:p>
          </table:table-cell>
          <table:table-cell table:formula="of:=VALUE(TRIM(INDIRECT(ADDRESS(21;3;4))))" office:value-type="float" office:value="1803325">
            <text:p>1803325</text:p>
          </table:table-cell>
          <table:table-cell table:formula="of:=VALUE(TRIM(INDIRECT(ADDRESS(21;4;4))))" office:value-type="float" office:value="1800015">
            <text:p>1800015</text:p>
          </table:table-cell>
          <table:table-cell table:formula="of:=VALUE(TRIM(INDIRECT(ADDRESS(21;5;4))))" office:value-type="float" office:value="2703660">
            <text:p>2703660</text:p>
          </table:table-cell>
          <table:table-cell table:formula="of:=VALUE(TRIM(INDIRECT(ADDRESS(21;6;4))))" office:value-type="float" office:value="1805649">
            <text:p>1805649</text:p>
          </table:table-cell>
          <table:table-cell table:formula="of:=VALUE(TRIM(INDIRECT(ADDRESS(21;7;4))))" office:value-type="float" office:value="900955">
            <text:p>900955</text:p>
          </table:table-cell>
          <table:table-cell table:formula="of:=VALUE(TRIM(INDIRECT(ADDRESS(21;8;4))))" office:value-type="float" office:value="2703803">
            <text:p>2703803</text:p>
          </table:table-cell>
          <table:table-cell table:formula="of:=VALUE(TRIM(INDIRECT(ADDRESS(21;9;4))))" office:value-type="float" office:value="1805301">
            <text:p>1805301</text:p>
          </table:table-cell>
          <table:table-cell table:formula="of:=VALUE(TRIM(INDIRECT(ADDRESS(21;10;4))))" office:value-type="float" office:value="928581">
            <text:p>928581</text:p>
          </table:table-cell>
          <table:table-cell table:formula="of:=VALUE(TRIM(INDIRECT(ADDRESS(21;11;4))))" office:value-type="float" office:value="1813186">
            <text:p>1813186</text:p>
          </table:table-cell>
        </table:table-row>
        <table:table-row table:style-name="ro2">
          <table:table-cell/>
          <table:table-cell table:formula="of:=VALUE(TRIM(INDIRECT(ADDRESS(22;2;4))))" office:value-type="float" office:value="902160">
            <text:p>902160</text:p>
          </table:table-cell>
          <table:table-cell table:formula="of:=VALUE(TRIM(INDIRECT(ADDRESS(22;3;4))))" office:value-type="float" office:value="1801274">
            <text:p>1801274</text:p>
          </table:table-cell>
          <table:table-cell table:formula="of:=VALUE(TRIM(INDIRECT(ADDRESS(22;4;4))))" office:value-type="float" office:value="1800015">
            <text:p>1800015</text:p>
          </table:table-cell>
          <table:table-cell table:formula="of:=VALUE(TRIM(INDIRECT(ADDRESS(22;5;4))))" office:value-type="float" office:value="2701320">
            <text:p>2701320</text:p>
          </table:table-cell>
          <table:table-cell table:formula="of:=VALUE(TRIM(INDIRECT(ADDRESS(22;6;4))))" office:value-type="float" office:value="1802163">
            <text:p>1802163</text:p>
          </table:table-cell>
          <table:table-cell table:formula="of:=VALUE(TRIM(INDIRECT(ADDRESS(22;7;4))))" office:value-type="float" office:value="900819">
            <text:p>900819</text:p>
          </table:table-cell>
          <table:table-cell table:formula="of:=VALUE(TRIM(INDIRECT(ADDRESS(22;8;4))))" office:value-type="float" office:value="2701469">
            <text:p>2701469</text:p>
          </table:table-cell>
          <table:table-cell table:formula="of:=VALUE(TRIM(INDIRECT(ADDRESS(22;9;4))))" office:value-type="float" office:value="1801413">
            <text:p>1801413</text:p>
          </table:table-cell>
          <table:table-cell table:formula="of:=VALUE(TRIM(INDIRECT(ADDRESS(22;10;4))))" office:value-type="float" office:value="900700">
            <text:p>900700</text:p>
          </table:table-cell>
          <table:table-cell table:formula="of:=VALUE(TRIM(INDIRECT(ADDRESS(22;11;4))))" office:value-type="float" office:value="1807912">
            <text:p>1807912</text:p>
          </table:table-cell>
        </table:table-row>
        <table:table-row table:style-name="ro2">
          <table:table-cell/>
          <table:table-cell table:formula="of:=VALUE(TRIM(INDIRECT(ADDRESS(23;2;4))))" office:value-type="float" office:value="901616">
            <text:p>901616</text:p>
          </table:table-cell>
          <table:table-cell table:formula="of:=VALUE(TRIM(INDIRECT(ADDRESS(23;3;4))))" office:value-type="float" office:value="1800976">
            <text:p>1800976</text:p>
          </table:table-cell>
          <table:table-cell table:formula="of:=VALUE(TRIM(INDIRECT(ADDRESS(23;4;4))))" office:value-type="float" office:value="1800015">
            <text:p>1800015</text:p>
          </table:table-cell>
          <table:table-cell table:formula="of:=VALUE(TRIM(INDIRECT(ADDRESS(23;5;4))))" office:value-type="float" office:value="2701027">
            <text:p>2701027</text:p>
          </table:table-cell>
          <table:table-cell table:formula="of:=VALUE(TRIM(INDIRECT(ADDRESS(23;6;4))))" office:value-type="float" office:value="1802345">
            <text:p>1802345</text:p>
          </table:table-cell>
          <table:table-cell table:formula="of:=VALUE(TRIM(INDIRECT(ADDRESS(23;7;4))))" office:value-type="float" office:value="900833">
            <text:p>900833</text:p>
          </table:table-cell>
          <table:table-cell table:formula="of:=VALUE(TRIM(INDIRECT(ADDRESS(23;8;4))))" office:value-type="float" office:value="2701103">
            <text:p>2701103</text:p>
          </table:table-cell>
          <table:table-cell table:formula="of:=VALUE(TRIM(INDIRECT(ADDRESS(23;9;4))))" office:value-type="float" office:value="1801042">
            <text:p>1801042</text:p>
          </table:table-cell>
          <table:table-cell table:formula="of:=VALUE(TRIM(INDIRECT(ADDRESS(23;10;4))))" office:value-type="float" office:value="900888">
            <text:p>900888</text:p>
          </table:table-cell>
          <table:table-cell table:formula="of:=VALUE(TRIM(INDIRECT(ADDRESS(23;11;4))))" office:value-type="float" office:value="1807595">
            <text:p>1807595</text:p>
          </table:table-cell>
        </table:table-row>
        <table:table-row table:style-name="ro2">
          <table:table-cell/>
          <table:table-cell table:formula="of:=VALUE(TRIM(INDIRECT(ADDRESS(24;2;4))))" office:value-type="float" office:value="901096">
            <text:p>901096</text:p>
          </table:table-cell>
          <table:table-cell table:formula="of:=VALUE(TRIM(INDIRECT(ADDRESS(24;3;4))))" office:value-type="float" office:value="1801084">
            <text:p>1801084</text:p>
          </table:table-cell>
          <table:table-cell table:formula="of:=VALUE(TRIM(INDIRECT(ADDRESS(24;4;4))))" office:value-type="float" office:value="1800015">
            <text:p>1800015</text:p>
          </table:table-cell>
          <table:table-cell table:formula="of:=VALUE(TRIM(INDIRECT(ADDRESS(24;5;4))))" office:value-type="float" office:value="2701053">
            <text:p>2701053</text:p>
          </table:table-cell>
          <table:table-cell table:formula="of:=VALUE(TRIM(INDIRECT(ADDRESS(24;6;4))))" office:value-type="float" office:value="1802282">
            <text:p>1802282</text:p>
          </table:table-cell>
          <table:table-cell table:formula="of:=VALUE(TRIM(INDIRECT(ADDRESS(24;7;4))))" office:value-type="float" office:value="900540">
            <text:p>900540</text:p>
          </table:table-cell>
          <table:table-cell table:formula="of:=VALUE(TRIM(INDIRECT(ADDRESS(24;8;4))))" office:value-type="float" office:value="2709184">
            <text:p>2709184</text:p>
          </table:table-cell>
          <table:table-cell table:formula="of:=VALUE(TRIM(INDIRECT(ADDRESS(24;9;4))))" office:value-type="float" office:value="1801076">
            <text:p>1801076</text:p>
          </table:table-cell>
          <table:table-cell table:formula="of:=VALUE(TRIM(INDIRECT(ADDRESS(24;10;4))))" office:value-type="float" office:value="900536">
            <text:p>900536</text:p>
          </table:table-cell>
          <table:table-cell table:formula="of:=VALUE(TRIM(INDIRECT(ADDRESS(24;11;4))))" office:value-type="float" office:value="1807707">
            <text:p>1807707</text:p>
          </table:table-cell>
        </table:table-row>
        <table:table-row table:style-name="ro2">
          <table:table-cell/>
          <table:table-cell table:formula="of:=VALUE(TRIM(INDIRECT(ADDRESS(25;2;4))))" office:value-type="float" office:value="906178">
            <text:p>906178</text:p>
          </table:table-cell>
          <table:table-cell table:formula="of:=VALUE(TRIM(INDIRECT(ADDRESS(25;3;4))))" office:value-type="float" office:value="1804447">
            <text:p>1804447</text:p>
          </table:table-cell>
          <table:table-cell table:formula="of:=VALUE(TRIM(INDIRECT(ADDRESS(25;4;4))))" office:value-type="float" office:value="1800015">
            <text:p>1800015</text:p>
          </table:table-cell>
          <table:table-cell table:formula="of:=VALUE(TRIM(INDIRECT(ADDRESS(25;5;4))))" office:value-type="float" office:value="2703627">
            <text:p>2703627</text:p>
          </table:table-cell>
          <table:table-cell table:formula="of:=VALUE(TRIM(INDIRECT(ADDRESS(25;6;4))))" office:value-type="float" office:value="1802943">
            <text:p>1802943</text:p>
          </table:table-cell>
          <table:table-cell table:formula="of:=VALUE(TRIM(INDIRECT(ADDRESS(25;7;4))))" office:value-type="float" office:value="901478">
            <text:p>901478</text:p>
          </table:table-cell>
          <table:table-cell table:formula="of:=VALUE(TRIM(INDIRECT(ADDRESS(25;8;4))))" office:value-type="float" office:value="2704170">
            <text:p>2704170</text:p>
          </table:table-cell>
          <table:table-cell table:formula="of:=VALUE(TRIM(INDIRECT(ADDRESS(25;9;4))))" office:value-type="float" office:value="1806930">
            <text:p>1806930</text:p>
          </table:table-cell>
          <table:table-cell table:formula="of:=VALUE(TRIM(INDIRECT(ADDRESS(25;10;4))))" office:value-type="float" office:value="901478">
            <text:p>901478</text:p>
          </table:table-cell>
          <table:table-cell table:formula="of:=VALUE(TRIM(INDIRECT(ADDRESS(25;11;4))))" office:value-type="float" office:value="1811027">
            <text:p>1811027</text:p>
          </table:table-cell>
        </table:table-row>
        <table:table-row table:style-name="ro2">
          <table:table-cell/>
          <table:table-cell table:formula="of:=VALUE(TRIM(INDIRECT(ADDRESS(26;2;4))))" office:value-type="float" office:value="950135">
            <text:p>950135</text:p>
          </table:table-cell>
          <table:table-cell table:formula="of:=VALUE(TRIM(INDIRECT(ADDRESS(26;3;4))))" office:value-type="float" office:value="1850020">
            <text:p>1850020</text:p>
          </table:table-cell>
          <table:table-cell table:formula="of:=VALUE(TRIM(INDIRECT(ADDRESS(26;4;4))))" office:value-type="float" office:value="1800015">
            <text:p>1800015</text:p>
          </table:table-cell>
          <table:table-cell table:formula="of:=VALUE(TRIM(INDIRECT(ADDRESS(26;5;4))))" office:value-type="float" office:value="2750020">
            <text:p>2750020</text:p>
          </table:table-cell>
          <table:table-cell table:formula="of:=VALUE(TRIM(INDIRECT(ADDRESS(26;6;4))))" office:value-type="float" office:value="1851479">
            <text:p>1851479</text:p>
          </table:table-cell>
          <table:table-cell table:formula="of:=VALUE(TRIM(INDIRECT(ADDRESS(26;7;4))))" office:value-type="float" office:value="950019">
            <text:p>950019</text:p>
          </table:table-cell>
          <table:table-cell table:formula="of:=VALUE(TRIM(INDIRECT(ADDRESS(26;8;4))))" office:value-type="float" office:value="2750021">
            <text:p>2750021</text:p>
          </table:table-cell>
          <table:table-cell table:formula="of:=VALUE(TRIM(INDIRECT(ADDRESS(26;9;4))))" office:value-type="float" office:value="1850021">
            <text:p>1850021</text:p>
          </table:table-cell>
          <table:table-cell table:formula="of:=VALUE(TRIM(INDIRECT(ADDRESS(26;10;4))))" office:value-type="float" office:value="950019">
            <text:p>950019</text:p>
          </table:table-cell>
          <table:table-cell table:formula="of:=VALUE(TRIM(INDIRECT(ADDRESS(26;11;4))))" office:value-type="float" office:value="1856645">
            <text:p>1856645</text:p>
          </table:table-cell>
        </table:table-row>
        <table:table-row table:style-name="ro2">
          <table:table-cell/>
          <table:table-cell table:formula="of:=VALUE(TRIM(INDIRECT(ADDRESS(27;2;4))))" office:value-type="float" office:value="935956">
            <text:p>935956</text:p>
          </table:table-cell>
          <table:table-cell table:formula="of:=VALUE(TRIM(INDIRECT(ADDRESS(27;3;4))))" office:value-type="float" office:value="1823457">
            <text:p>1823457</text:p>
          </table:table-cell>
          <table:table-cell table:formula="of:=VALUE(TRIM(INDIRECT(ADDRESS(27;4;4))))" office:value-type="float" office:value="1800015">
            <text:p>1800015</text:p>
          </table:table-cell>
          <table:table-cell table:formula="of:=VALUE(TRIM(INDIRECT(ADDRESS(27;5;4))))" office:value-type="float" office:value="2728996">
            <text:p>2728996</text:p>
          </table:table-cell>
          <table:table-cell table:formula="of:=VALUE(TRIM(INDIRECT(ADDRESS(27;6;4))))" office:value-type="float" office:value="1822783">
            <text:p>1822783</text:p>
          </table:table-cell>
          <table:table-cell table:formula="of:=VALUE(TRIM(INDIRECT(ADDRESS(27;7;4))))" office:value-type="float" office:value="920085">
            <text:p>920085</text:p>
          </table:table-cell>
          <table:table-cell table:formula="of:=VALUE(TRIM(INDIRECT(ADDRESS(27;8;4))))" office:value-type="float" office:value="2709556">
            <text:p>2709556</text:p>
          </table:table-cell>
          <table:table-cell table:formula="of:=VALUE(TRIM(INDIRECT(ADDRESS(27;9;4))))" office:value-type="float" office:value="1825520">
            <text:p>1825520</text:p>
          </table:table-cell>
          <table:table-cell table:formula="of:=VALUE(TRIM(INDIRECT(ADDRESS(27;10;4))))" office:value-type="float" office:value="923724">
            <text:p>923724</text:p>
          </table:table-cell>
          <table:table-cell table:formula="of:=VALUE(TRIM(INDIRECT(ADDRESS(27;11;4))))" office:value-type="float" office:value="1827365">
            <text:p>1827365</text:p>
          </table:table-cell>
        </table:table-row>
        <table:table-row table:style-name="ro2">
          <table:table-cell/>
          <table:table-cell table:formula="of:=VALUE(TRIM(INDIRECT(ADDRESS(28;2;4))))" office:value-type="float" office:value="902135">
            <text:p>902135</text:p>
          </table:table-cell>
          <table:table-cell table:formula="of:=VALUE(TRIM(INDIRECT(ADDRESS(28;3;4))))" office:value-type="float" office:value="1801322">
            <text:p>1801322</text:p>
          </table:table-cell>
          <table:table-cell table:formula="of:=VALUE(TRIM(INDIRECT(ADDRESS(28;4;4))))" office:value-type="float" office:value="1800015">
            <text:p>1800015</text:p>
          </table:table-cell>
          <table:table-cell table:formula="of:=VALUE(TRIM(INDIRECT(ADDRESS(28;5;4))))" office:value-type="float" office:value="2701429">
            <text:p>2701429</text:p>
          </table:table-cell>
          <table:table-cell table:formula="of:=VALUE(TRIM(INDIRECT(ADDRESS(28;6;4))))" office:value-type="float" office:value="1802870">
            <text:p>1802870</text:p>
          </table:table-cell>
          <table:table-cell table:formula="of:=VALUE(TRIM(INDIRECT(ADDRESS(28;7;4))))" office:value-type="float" office:value="900736">
            <text:p>900736</text:p>
          </table:table-cell>
          <table:table-cell table:formula="of:=VALUE(TRIM(INDIRECT(ADDRESS(28;8;4))))" office:value-type="float" office:value="2704247">
            <text:p>2704247</text:p>
          </table:table-cell>
          <table:table-cell table:formula="of:=VALUE(TRIM(INDIRECT(ADDRESS(28;9;4))))" office:value-type="float" office:value="1801574">
            <text:p>1801574</text:p>
          </table:table-cell>
          <table:table-cell table:formula="of:=VALUE(TRIM(INDIRECT(ADDRESS(28;10;4))))" office:value-type="float" office:value="920861">
            <text:p>920861</text:p>
          </table:table-cell>
          <table:table-cell table:formula="of:=VALUE(TRIM(INDIRECT(ADDRESS(28;11;4))))" office:value-type="float" office:value="1808145">
            <text:p>1808145</text:p>
          </table:table-cell>
        </table:table-row>
        <table:table-row table:style-name="ro2">
          <table:table-cell/>
          <table:table-cell table:formula="of:=VALUE(TRIM(INDIRECT(ADDRESS(29;2;4))))" office:value-type="float" office:value="902125">
            <text:p>902125</text:p>
          </table:table-cell>
          <table:table-cell table:formula="of:=VALUE(TRIM(INDIRECT(ADDRESS(29;3;4))))" office:value-type="float" office:value="1801446">
            <text:p>1801446</text:p>
          </table:table-cell>
          <table:table-cell table:formula="of:=VALUE(TRIM(INDIRECT(ADDRESS(29;4;4))))" office:value-type="float" office:value="1800015">
            <text:p>1800015</text:p>
          </table:table-cell>
          <table:table-cell table:formula="of:=VALUE(TRIM(INDIRECT(ADDRESS(29;5;4))))" office:value-type="float" office:value="2701417">
            <text:p>2701417</text:p>
          </table:table-cell>
          <table:table-cell table:formula="of:=VALUE(TRIM(INDIRECT(ADDRESS(29;6;4))))" office:value-type="float" office:value="1802250">
            <text:p>1802250</text:p>
          </table:table-cell>
          <table:table-cell table:formula="of:=VALUE(TRIM(INDIRECT(ADDRESS(29;7;4))))" office:value-type="float" office:value="900798">
            <text:p>900798</text:p>
          </table:table-cell>
          <table:table-cell table:formula="of:=VALUE(TRIM(INDIRECT(ADDRESS(29;8;4))))" office:value-type="float" office:value="2701922">
            <text:p>2701922</text:p>
          </table:table-cell>
          <table:table-cell table:formula="of:=VALUE(TRIM(INDIRECT(ADDRESS(29;9;4))))" office:value-type="float" office:value="1801550">
            <text:p>1801550</text:p>
          </table:table-cell>
          <table:table-cell table:formula="of:=VALUE(TRIM(INDIRECT(ADDRESS(29;10;4))))" office:value-type="float" office:value="900790">
            <text:p>900790</text:p>
          </table:table-cell>
          <table:table-cell table:formula="of:=VALUE(TRIM(INDIRECT(ADDRESS(29;11;4))))" office:value-type="float" office:value="1807995">
            <text:p>1807995</text:p>
          </table:table-cell>
        </table:table-row>
        <table:table-row table:style-name="ro2">
          <table:table-cell/>
          <table:table-cell table:formula="of:=VALUE(TRIM(INDIRECT(ADDRESS(30;2;4))))" office:value-type="float" office:value="900823">
            <text:p>900823</text:p>
          </table:table-cell>
          <table:table-cell table:formula="of:=VALUE(TRIM(INDIRECT(ADDRESS(30;3;4))))" office:value-type="float" office:value="1800549">
            <text:p>1800549</text:p>
          </table:table-cell>
          <table:table-cell table:formula="of:=VALUE(TRIM(INDIRECT(ADDRESS(30;4;4))))" office:value-type="float" office:value="1800015">
            <text:p>1800015</text:p>
          </table:table-cell>
          <table:table-cell table:formula="of:=VALUE(TRIM(INDIRECT(ADDRESS(30;5;4))))" office:value-type="float" office:value="2700483">
            <text:p>2700483</text:p>
          </table:table-cell>
          <table:table-cell table:formula="of:=VALUE(TRIM(INDIRECT(ADDRESS(30;6;4))))" office:value-type="float" office:value="1801989">
            <text:p>1801989</text:p>
          </table:table-cell>
          <table:table-cell table:formula="of:=VALUE(TRIM(INDIRECT(ADDRESS(30;7;4))))" office:value-type="float" office:value="900756">
            <text:p>900756</text:p>
          </table:table-cell>
          <table:table-cell table:formula="of:=VALUE(TRIM(INDIRECT(ADDRESS(30;8;4))))" office:value-type="float" office:value="2700550">
            <text:p>2700550</text:p>
          </table:table-cell>
          <table:table-cell table:formula="of:=VALUE(TRIM(INDIRECT(ADDRESS(30;9;4))))" office:value-type="float" office:value="1800553">
            <text:p>1800553</text:p>
          </table:table-cell>
          <table:table-cell table:formula="of:=VALUE(TRIM(INDIRECT(ADDRESS(30;10;4))))" office:value-type="float" office:value="900547">
            <text:p>900547</text:p>
          </table:table-cell>
          <table:table-cell table:formula="of:=VALUE(TRIM(INDIRECT(ADDRESS(30;11;4))))" office:value-type="float" office:value="1807173">
            <text:p>1807173</text:p>
          </table:table-cell>
        </table:table-row>
        <table:table-row table:style-name="ro2">
          <table:table-cell/>
          <table:table-cell table:formula="of:=VALUE(TRIM(INDIRECT(ADDRESS(31;2;4))))" office:value-type="float" office:value="902403">
            <text:p>902403</text:p>
          </table:table-cell>
          <table:table-cell table:formula="of:=VALUE(TRIM(INDIRECT(ADDRESS(31;3;4))))" office:value-type="float" office:value="1801202">
            <text:p>1801202</text:p>
          </table:table-cell>
          <table:table-cell table:formula="of:=VALUE(TRIM(INDIRECT(ADDRESS(31;4;4))))" office:value-type="float" office:value="1800015">
            <text:p>1800015</text:p>
          </table:table-cell>
          <table:table-cell table:formula="of:=VALUE(TRIM(INDIRECT(ADDRESS(31;5;4))))" office:value-type="float" office:value="2702321">
            <text:p>2702321</text:p>
          </table:table-cell>
          <table:table-cell table:formula="of:=VALUE(TRIM(INDIRECT(ADDRESS(31;6;4))))" office:value-type="float" office:value="1802574">
            <text:p>1802574</text:p>
          </table:table-cell>
          <table:table-cell table:formula="of:=VALUE(TRIM(INDIRECT(ADDRESS(31;7;4))))" office:value-type="float" office:value="901152">
            <text:p>901152</text:p>
          </table:table-cell>
          <table:table-cell table:formula="of:=VALUE(TRIM(INDIRECT(ADDRESS(31;8;4))))" office:value-type="float" office:value="2750021">
            <text:p>2750021</text:p>
          </table:table-cell>
          <table:table-cell table:formula="of:=VALUE(TRIM(INDIRECT(ADDRESS(31;9;4))))" office:value-type="float" office:value="1801242">
            <text:p>1801242</text:p>
          </table:table-cell>
          <table:table-cell table:formula="of:=VALUE(TRIM(INDIRECT(ADDRESS(31;10;4))))" office:value-type="float" office:value="900424">
            <text:p>900424</text:p>
          </table:table-cell>
          <table:table-cell table:formula="of:=VALUE(TRIM(INDIRECT(ADDRESS(31;11;4))))" office:value-type="float" office:value="1807972">
            <text:p>1807972</text:p>
          </table:table-cell>
        </table:table-row>
        <table:table-row table:style-name="ro2">
          <table:table-cell/>
          <table:table-cell table:formula="of:=VALUE(TRIM(INDIRECT(ADDRESS(32;2;4))))" office:value-type="float" office:value="902637">
            <text:p>902637</text:p>
          </table:table-cell>
          <table:table-cell table:formula="of:=VALUE(TRIM(INDIRECT(ADDRESS(32;3;4))))" office:value-type="float" office:value="1803128">
            <text:p>1803128</text:p>
          </table:table-cell>
          <table:table-cell table:formula="of:=VALUE(TRIM(INDIRECT(ADDRESS(32;4;4))))" office:value-type="float" office:value="1800023">
            <text:p>1800023</text:p>
          </table:table-cell>
          <table:table-cell table:formula="of:=VALUE(TRIM(INDIRECT(ADDRESS(32;5;4))))" office:value-type="float" office:value="2701847">
            <text:p>2701847</text:p>
          </table:table-cell>
          <table:table-cell table:formula="of:=VALUE(TRIM(INDIRECT(ADDRESS(32;6;4))))" office:value-type="float" office:value="1804638">
            <text:p>1804638</text:p>
          </table:table-cell>
          <table:table-cell table:formula="of:=VALUE(TRIM(INDIRECT(ADDRESS(32;7;4))))" office:value-type="float" office:value="901352">
            <text:p>901352</text:p>
          </table:table-cell>
          <table:table-cell table:formula="of:=VALUE(TRIM(INDIRECT(ADDRESS(32;8;4))))" office:value-type="float" office:value="2706707">
            <text:p>2706707</text:p>
          </table:table-cell>
          <table:table-cell table:formula="of:=VALUE(TRIM(INDIRECT(ADDRESS(32;9;4))))" office:value-type="float" office:value="1803266">
            <text:p>1803266</text:p>
          </table:table-cell>
          <table:table-cell table:formula="of:=VALUE(TRIM(INDIRECT(ADDRESS(32;10;4))))" office:value-type="float" office:value="917957">
            <text:p>917957</text:p>
          </table:table-cell>
          <table:table-cell table:formula="of:=VALUE(TRIM(INDIRECT(ADDRESS(32;11;4))))" office:value-type="float" office:value="1810220">
            <text:p>1810220</text:p>
          </table:table-cell>
        </table:table-row>
        <table:table-row table:style-name="ro2">
          <table:table-cell/>
          <table:table-cell table:formula="of:=VALUE(TRIM(INDIRECT(ADDRESS(33;2;4))))" office:value-type="float" office:value="910602">
            <text:p>910602</text:p>
          </table:table-cell>
          <table:table-cell table:formula="of:=VALUE(TRIM(INDIRECT(ADDRESS(33;3;4))))" office:value-type="float" office:value="1808104">
            <text:p>1808104</text:p>
          </table:table-cell>
          <table:table-cell table:formula="of:=VALUE(TRIM(INDIRECT(ADDRESS(33;4;4))))" office:value-type="float" office:value="1800023">
            <text:p>1800023</text:p>
          </table:table-cell>
          <table:table-cell table:formula="of:=VALUE(TRIM(INDIRECT(ADDRESS(33;5;4))))" office:value-type="float" office:value="2704092">
            <text:p>2704092</text:p>
          </table:table-cell>
          <table:table-cell table:formula="of:=VALUE(TRIM(INDIRECT(ADDRESS(33;6;4))))" office:value-type="float" office:value="1813150">
            <text:p>1813150</text:p>
          </table:table-cell>
          <table:table-cell table:formula="of:=VALUE(TRIM(INDIRECT(ADDRESS(33;7;4))))" office:value-type="float" office:value="903182">
            <text:p>903182</text:p>
          </table:table-cell>
          <table:table-cell table:formula="of:=VALUE(TRIM(INDIRECT(ADDRESS(33;8;4))))" office:value-type="float" office:value="2704707">
            <text:p>2704707</text:p>
          </table:table-cell>
          <table:table-cell table:formula="of:=VALUE(TRIM(INDIRECT(ADDRESS(33;9;4))))" office:value-type="float" office:value="1815177">
            <text:p>1815177</text:p>
          </table:table-cell>
          <table:table-cell table:formula="of:=VALUE(TRIM(INDIRECT(ADDRESS(33;10;4))))" office:value-type="float" office:value="931298">
            <text:p>931298</text:p>
          </table:table-cell>
          <table:table-cell table:formula="of:=VALUE(TRIM(INDIRECT(ADDRESS(33;11;4))))" office:value-type="float" office:value="1813840">
            <text:p>1813840</text:p>
          </table:table-cell>
        </table:table-row>
        <table:table-row table:style-name="ro2">
          <table:table-cell/>
          <table:table-cell table:formula="of:=VALUE(TRIM(INDIRECT(ADDRESS(34;2;4))))" office:value-type="float" office:value="903707">
            <text:p>903707</text:p>
          </table:table-cell>
          <table:table-cell table:formula="of:=VALUE(TRIM(INDIRECT(ADDRESS(34;3;4))))" office:value-type="float" office:value="1802367">
            <text:p>1802367</text:p>
          </table:table-cell>
          <table:table-cell table:formula="of:=VALUE(TRIM(INDIRECT(ADDRESS(34;4;4))))" office:value-type="float" office:value="1800023">
            <text:p>1800023</text:p>
          </table:table-cell>
          <table:table-cell table:formula="of:=VALUE(TRIM(INDIRECT(ADDRESS(34;5;4))))" office:value-type="float" office:value="2702381">
            <text:p>2702381</text:p>
          </table:table-cell>
          <table:table-cell table:formula="of:=VALUE(TRIM(INDIRECT(ADDRESS(34;6;4))))" office:value-type="float" office:value="1802651">
            <text:p>1802651</text:p>
          </table:table-cell>
          <table:table-cell table:formula="of:=VALUE(TRIM(INDIRECT(ADDRESS(34;7;4))))" office:value-type="float" office:value="901310">
            <text:p>901310</text:p>
          </table:table-cell>
          <table:table-cell table:formula="of:=VALUE(TRIM(INDIRECT(ADDRESS(34;8;4))))" office:value-type="float" office:value="2702809">
            <text:p>2702809</text:p>
          </table:table-cell>
          <table:table-cell table:formula="of:=VALUE(TRIM(INDIRECT(ADDRESS(34;9;4))))" office:value-type="float" office:value="1802951">
            <text:p>1802951</text:p>
          </table:table-cell>
          <table:table-cell table:formula="of:=VALUE(TRIM(INDIRECT(ADDRESS(34;10;4))))" office:value-type="float" office:value="901182">
            <text:p>901182</text:p>
          </table:table-cell>
          <table:table-cell table:formula="of:=VALUE(TRIM(INDIRECT(ADDRESS(34;11;4))))" office:value-type="float" office:value="1809202">
            <text:p>1809202</text:p>
          </table:table-cell>
        </table:table-row>
        <table:table-row table:style-name="ro2">
          <table:table-cell/>
          <table:table-cell table:formula="of:=VALUE(TRIM(INDIRECT(ADDRESS(35;2;4))))" office:value-type="float" office:value="902521">
            <text:p>902521</text:p>
          </table:table-cell>
          <table:table-cell table:formula="of:=VALUE(TRIM(INDIRECT(ADDRESS(35;3;4))))" office:value-type="float" office:value="1801612">
            <text:p>1801612</text:p>
          </table:table-cell>
          <table:table-cell table:formula="of:=VALUE(TRIM(INDIRECT(ADDRESS(35;4;4))))" office:value-type="float" office:value="1800023">
            <text:p>1800023</text:p>
          </table:table-cell>
          <table:table-cell table:formula="of:=VALUE(TRIM(INDIRECT(ADDRESS(35;5;4))))" office:value-type="float" office:value="2701615">
            <text:p>2701615</text:p>
          </table:table-cell>
          <table:table-cell table:formula="of:=VALUE(TRIM(INDIRECT(ADDRESS(35;6;4))))" office:value-type="float" office:value="1802988">
            <text:p>1802988</text:p>
          </table:table-cell>
          <table:table-cell table:formula="of:=VALUE(TRIM(INDIRECT(ADDRESS(35;7;4))))" office:value-type="float" office:value="901403">
            <text:p>901403</text:p>
          </table:table-cell>
          <table:table-cell table:formula="of:=VALUE(TRIM(INDIRECT(ADDRESS(35;8;4))))" office:value-type="float" office:value="2702169">
            <text:p>2702169</text:p>
          </table:table-cell>
          <table:table-cell table:formula="of:=VALUE(TRIM(INDIRECT(ADDRESS(35;9;4))))" office:value-type="float" office:value="1801720">
            <text:p>1801720</text:p>
          </table:table-cell>
          <table:table-cell table:formula="of:=VALUE(TRIM(INDIRECT(ADDRESS(35;10;4))))" office:value-type="float" office:value="901520">
            <text:p>901520</text:p>
          </table:table-cell>
          <table:table-cell table:formula="of:=VALUE(TRIM(INDIRECT(ADDRESS(35;11;4))))" office:value-type="float" office:value="1808235">
            <text:p>1808235</text:p>
          </table:table-cell>
        </table:table-row>
        <table:table-row table:style-name="ro2">
          <table:table-cell/>
          <table:table-cell table:formula="of:=VALUE(TRIM(INDIRECT(ADDRESS(36;2;4))))" office:value-type="float" office:value="902802">
            <text:p>902802</text:p>
          </table:table-cell>
          <table:table-cell table:formula="of:=VALUE(TRIM(INDIRECT(ADDRESS(36;3;4))))" office:value-type="float" office:value="1802242">
            <text:p>1802242</text:p>
          </table:table-cell>
          <table:table-cell table:formula="of:=VALUE(TRIM(INDIRECT(ADDRESS(36;4;4))))" office:value-type="float" office:value="1800023">
            <text:p>1800023</text:p>
          </table:table-cell>
          <table:table-cell table:formula="of:=VALUE(TRIM(INDIRECT(ADDRESS(36;5;4))))" office:value-type="float" office:value="2701993">
            <text:p>2701993</text:p>
          </table:table-cell>
          <table:table-cell table:formula="of:=VALUE(TRIM(INDIRECT(ADDRESS(36;6;4))))" office:value-type="float" office:value="1803322">
            <text:p>1803322</text:p>
          </table:table-cell>
          <table:table-cell table:formula="of:=VALUE(TRIM(INDIRECT(ADDRESS(36;7;4))))" office:value-type="float" office:value="900956">
            <text:p>900956</text:p>
          </table:table-cell>
          <table:table-cell table:formula="of:=VALUE(TRIM(INDIRECT(ADDRESS(36;8;4))))" office:value-type="float" office:value="2735637">
            <text:p>2735637</text:p>
          </table:table-cell>
          <table:table-cell table:formula="of:=VALUE(TRIM(INDIRECT(ADDRESS(36;9;4))))" office:value-type="float" office:value="1802279">
            <text:p>1802279</text:p>
          </table:table-cell>
          <table:table-cell table:formula="of:=VALUE(TRIM(INDIRECT(ADDRESS(36;10;4))))" office:value-type="float" office:value="901143">
            <text:p>901143</text:p>
          </table:table-cell>
          <table:table-cell table:formula="of:=VALUE(TRIM(INDIRECT(ADDRESS(36;11;4))))" office:value-type="float" office:value="1808923">
            <text:p>1808923</text:p>
          </table:table-cell>
        </table:table-row>
        <table:table-row table:style-name="ro2">
          <table:table-cell/>
          <table:table-cell table:formula="of:=VALUE(TRIM(INDIRECT(ADDRESS(37;2;4))))" office:value-type="float" office:value="909452">
            <text:p>909452</text:p>
          </table:table-cell>
          <table:table-cell table:formula="of:=VALUE(TRIM(INDIRECT(ADDRESS(37;3;4))))" office:value-type="float" office:value="1809117">
            <text:p>1809117</text:p>
          </table:table-cell>
          <table:table-cell table:formula="of:=VALUE(TRIM(INDIRECT(ADDRESS(37;4;4))))" office:value-type="float" office:value="1800023">
            <text:p>1800023</text:p>
          </table:table-cell>
          <table:table-cell table:formula="of:=VALUE(TRIM(INDIRECT(ADDRESS(37;5;4))))" office:value-type="float" office:value="2705804">
            <text:p>2705804</text:p>
          </table:table-cell>
          <table:table-cell table:formula="of:=VALUE(TRIM(INDIRECT(ADDRESS(37;6;4))))" office:value-type="float" office:value="1804007">
            <text:p>1804007</text:p>
          </table:table-cell>
          <table:table-cell table:formula="of:=VALUE(TRIM(INDIRECT(ADDRESS(37;7;4))))" office:value-type="float" office:value="902594">
            <text:p>902594</text:p>
          </table:table-cell>
          <table:table-cell table:formula="of:=VALUE(TRIM(INDIRECT(ADDRESS(37;8;4))))" office:value-type="float" office:value="2709828">
            <text:p>2709828</text:p>
          </table:table-cell>
          <table:table-cell table:formula="of:=VALUE(TRIM(INDIRECT(ADDRESS(37;9;4))))" office:value-type="float" office:value="1808437">
            <text:p>1808437</text:p>
          </table:table-cell>
          <table:table-cell table:formula="of:=VALUE(TRIM(INDIRECT(ADDRESS(37;10;4))))" office:value-type="float" office:value="902561">
            <text:p>902561</text:p>
          </table:table-cell>
          <table:table-cell table:formula="of:=VALUE(TRIM(INDIRECT(ADDRESS(37;11;4))))" office:value-type="float" office:value="1813894">
            <text:p>1813894</text:p>
          </table:table-cell>
        </table:table-row>
        <table:table-row table:style-name="ro2">
          <table:table-cell/>
          <table:table-cell table:formula="of:=VALUE(TRIM(INDIRECT(ADDRESS(38;2;4))))" office:value-type="float" office:value="950661">
            <text:p>950661</text:p>
          </table:table-cell>
          <table:table-cell table:formula="of:=VALUE(TRIM(INDIRECT(ADDRESS(38;3;4))))" office:value-type="float" office:value="1850024">
            <text:p>1850024</text:p>
          </table:table-cell>
          <table:table-cell table:formula="of:=VALUE(TRIM(INDIRECT(ADDRESS(38;4;4))))" office:value-type="float" office:value="1800023">
            <text:p>1800023</text:p>
          </table:table-cell>
          <table:table-cell table:formula="of:=VALUE(TRIM(INDIRECT(ADDRESS(38;5;4))))" office:value-type="float" office:value="2750025">
            <text:p>2750025</text:p>
          </table:table-cell>
          <table:table-cell table:formula="of:=VALUE(TRIM(INDIRECT(ADDRESS(38;6;4))))" office:value-type="float" office:value="1851484">
            <text:p>1851484</text:p>
          </table:table-cell>
          <table:table-cell table:formula="of:=VALUE(TRIM(INDIRECT(ADDRESS(38;7;4))))" office:value-type="float" office:value="950023">
            <text:p>950023</text:p>
          </table:table-cell>
          <table:table-cell table:formula="of:=VALUE(TRIM(INDIRECT(ADDRESS(38;8;4))))" office:value-type="float" office:value="2750025">
            <text:p>2750025</text:p>
          </table:table-cell>
          <table:table-cell table:formula="of:=VALUE(TRIM(INDIRECT(ADDRESS(38;9;4))))" office:value-type="float" office:value="1850026">
            <text:p>1850026</text:p>
          </table:table-cell>
          <table:table-cell table:formula="of:=VALUE(TRIM(INDIRECT(ADDRESS(38;10;4))))" office:value-type="float" office:value="950023">
            <text:p>950023</text:p>
          </table:table-cell>
          <table:table-cell table:formula="of:=VALUE(TRIM(INDIRECT(ADDRESS(38;11;4))))" office:value-type="float" office:value="1856649">
            <text:p>1856649</text:p>
          </table:table-cell>
        </table:table-row>
        <table:table-row table:style-name="ro2">
          <table:table-cell/>
          <table:table-cell table:formula="of:=VALUE(TRIM(INDIRECT(ADDRESS(39;2;4))))" office:value-type="float" office:value="951916">
            <text:p>951916</text:p>
          </table:table-cell>
          <table:table-cell table:formula="of:=VALUE(TRIM(INDIRECT(ADDRESS(39;3;4))))" office:value-type="float" office:value="1836074">
            <text:p>1836074</text:p>
          </table:table-cell>
          <table:table-cell table:formula="of:=VALUE(TRIM(INDIRECT(ADDRESS(39;4;4))))" office:value-type="float" office:value="1800023">
            <text:p>1800023</text:p>
          </table:table-cell>
          <table:table-cell table:formula="of:=VALUE(TRIM(INDIRECT(ADDRESS(39;5;4))))" office:value-type="float" office:value="2740066">
            <text:p>2740066</text:p>
          </table:table-cell>
          <table:table-cell table:formula="of:=VALUE(TRIM(INDIRECT(ADDRESS(39;6;4))))" office:value-type="float" office:value="1834463">
            <text:p>1834463</text:p>
          </table:table-cell>
          <table:table-cell table:formula="of:=VALUE(TRIM(INDIRECT(ADDRESS(39;7;4))))" office:value-type="float" office:value="922671">
            <text:p>922671</text:p>
          </table:table-cell>
          <table:table-cell table:formula="of:=VALUE(TRIM(INDIRECT(ADDRESS(39;8;4))))" office:value-type="float" office:value="2721895">
            <text:p>2721895</text:p>
          </table:table-cell>
          <table:table-cell table:formula="of:=VALUE(TRIM(INDIRECT(ADDRESS(39;9;4))))" office:value-type="float" office:value="1834362">
            <text:p>1834362</text:p>
          </table:table-cell>
          <table:table-cell table:formula="of:=VALUE(TRIM(INDIRECT(ADDRESS(39;10;4))))" office:value-type="float" office:value="931419">
            <text:p>931419</text:p>
          </table:table-cell>
          <table:table-cell table:formula="of:=VALUE(TRIM(INDIRECT(ADDRESS(39;11;4))))" office:value-type="float" office:value="1840827">
            <text:p>1840827</text:p>
          </table:table-cell>
        </table:table-row>
        <table:table-row table:style-name="ro2">
          <table:table-cell/>
          <table:table-cell table:formula="of:=VALUE(TRIM(INDIRECT(ADDRESS(40;2;4))))" office:value-type="float" office:value="904546">
            <text:p>904546</text:p>
          </table:table-cell>
          <table:table-cell table:formula="of:=VALUE(TRIM(INDIRECT(ADDRESS(40;3;4))))" office:value-type="float" office:value="1802360">
            <text:p>1802360</text:p>
          </table:table-cell>
          <table:table-cell table:formula="of:=VALUE(TRIM(INDIRECT(ADDRESS(40;4;4))))" office:value-type="float" office:value="1800023">
            <text:p>1800023</text:p>
          </table:table-cell>
          <table:table-cell table:formula="of:=VALUE(TRIM(INDIRECT(ADDRESS(40;5;4))))" office:value-type="float" office:value="2703077">
            <text:p>2703077</text:p>
          </table:table-cell>
          <table:table-cell table:formula="of:=VALUE(TRIM(INDIRECT(ADDRESS(40;6;4))))" office:value-type="float" office:value="1804254">
            <text:p>1804254</text:p>
          </table:table-cell>
          <table:table-cell table:formula="of:=VALUE(TRIM(INDIRECT(ADDRESS(40;7;4))))" office:value-type="float" office:value="901219">
            <text:p>901219</text:p>
          </table:table-cell>
          <table:table-cell table:formula="of:=VALUE(TRIM(INDIRECT(ADDRESS(40;8;4))))" office:value-type="float" office:value="2706540">
            <text:p>2706540</text:p>
          </table:table-cell>
          <table:table-cell table:formula="of:=VALUE(TRIM(INDIRECT(ADDRESS(40;9;4))))" office:value-type="float" office:value="1806671">
            <text:p>1806671</text:p>
          </table:table-cell>
          <table:table-cell table:formula="of:=VALUE(TRIM(INDIRECT(ADDRESS(40;10;4))))" office:value-type="float" office:value="925655">
            <text:p>925655</text:p>
          </table:table-cell>
          <table:table-cell table:formula="of:=VALUE(TRIM(INDIRECT(ADDRESS(40;11;4))))" office:value-type="float" office:value="1809234">
            <text:p>1809234</text:p>
          </table:table-cell>
        </table:table-row>
        <table:table-row table:style-name="ro2">
          <table:table-cell/>
          <table:table-cell table:formula="of:=VALUE(TRIM(INDIRECT(ADDRESS(41;2;4))))" office:value-type="float" office:value="904103">
            <text:p>904103</text:p>
          </table:table-cell>
          <table:table-cell table:formula="of:=VALUE(TRIM(INDIRECT(ADDRESS(41;3;4))))" office:value-type="float" office:value="1802986">
            <text:p>1802986</text:p>
          </table:table-cell>
          <table:table-cell table:formula="of:=VALUE(TRIM(INDIRECT(ADDRESS(41;4;4))))" office:value-type="float" office:value="1800023">
            <text:p>1800023</text:p>
          </table:table-cell>
          <table:table-cell table:formula="of:=VALUE(TRIM(INDIRECT(ADDRESS(41;5;4))))" office:value-type="float" office:value="2703142">
            <text:p>2703142</text:p>
          </table:table-cell>
          <table:table-cell table:formula="of:=VALUE(TRIM(INDIRECT(ADDRESS(41;6;4))))" office:value-type="float" office:value="1802789">
            <text:p>1802789</text:p>
          </table:table-cell>
          <table:table-cell table:formula="of:=VALUE(TRIM(INDIRECT(ADDRESS(41;7;4))))" office:value-type="float" office:value="901582">
            <text:p>901582</text:p>
          </table:table-cell>
          <table:table-cell table:formula="of:=VALUE(TRIM(INDIRECT(ADDRESS(41;8;4))))" office:value-type="float" office:value="2705996">
            <text:p>2705996</text:p>
          </table:table-cell>
          <table:table-cell table:formula="of:=VALUE(TRIM(INDIRECT(ADDRESS(41;9;4))))" office:value-type="float" office:value="1802851">
            <text:p>1802851</text:p>
          </table:table-cell>
          <table:table-cell table:formula="of:=VALUE(TRIM(INDIRECT(ADDRESS(41;10;4))))" office:value-type="float" office:value="901328">
            <text:p>901328</text:p>
          </table:table-cell>
          <table:table-cell table:formula="of:=VALUE(TRIM(INDIRECT(ADDRESS(41;11;4))))" office:value-type="float" office:value="1809272">
            <text:p>1809272</text:p>
          </table:table-cell>
        </table:table-row>
        <table:table-row table:style-name="ro2">
          <table:table-cell/>
          <table:table-cell table:formula="of:=VALUE(TRIM(INDIRECT(ADDRESS(42;2;4))))" office:value-type="float" office:value="901312">
            <text:p>901312</text:p>
          </table:table-cell>
          <table:table-cell table:formula="of:=VALUE(TRIM(INDIRECT(ADDRESS(42;3;4))))" office:value-type="float" office:value="1800898">
            <text:p>1800898</text:p>
          </table:table-cell>
          <table:table-cell table:formula="of:=VALUE(TRIM(INDIRECT(ADDRESS(42;4;4))))" office:value-type="float" office:value="1800023">
            <text:p>1800023</text:p>
          </table:table-cell>
          <table:table-cell table:formula="of:=VALUE(TRIM(INDIRECT(ADDRESS(42;5;4))))" office:value-type="float" office:value="2700840">
            <text:p>2700840</text:p>
          </table:table-cell>
          <table:table-cell table:formula="of:=VALUE(TRIM(INDIRECT(ADDRESS(42;6;4))))" office:value-type="float" office:value="1802316">
            <text:p>1802316</text:p>
          </table:table-cell>
          <table:table-cell table:formula="of:=VALUE(TRIM(INDIRECT(ADDRESS(42;7;4))))" office:value-type="float" office:value="901240">
            <text:p>901240</text:p>
          </table:table-cell>
          <table:table-cell table:formula="of:=VALUE(TRIM(INDIRECT(ADDRESS(42;8;4))))" office:value-type="float" office:value="2700902">
            <text:p>2700902</text:p>
          </table:table-cell>
          <table:table-cell table:formula="of:=VALUE(TRIM(INDIRECT(ADDRESS(42;9;4))))" office:value-type="float" office:value="1800906">
            <text:p>1800906</text:p>
          </table:table-cell>
          <table:table-cell table:formula="of:=VALUE(TRIM(INDIRECT(ADDRESS(42;10;4))))" office:value-type="float" office:value="900902">
            <text:p>900902</text:p>
          </table:table-cell>
          <table:table-cell table:formula="of:=VALUE(TRIM(INDIRECT(ADDRESS(42;11;4))))" office:value-type="float" office:value="1807521">
            <text:p>1807521</text:p>
          </table:table-cell>
        </table:table-row>
        <table:table-row table:style-name="ro2">
          <table:table-cell/>
          <table:table-cell table:formula="of:=VALUE(TRIM(INDIRECT(ADDRESS(43;2;4))))" office:value-type="float" office:value="915230">
            <text:p>915230</text:p>
          </table:table-cell>
          <table:table-cell table:formula="of:=VALUE(TRIM(INDIRECT(ADDRESS(43;3;4))))" office:value-type="float" office:value="1803246">
            <text:p>1803246</text:p>
          </table:table-cell>
          <table:table-cell table:formula="of:=VALUE(TRIM(INDIRECT(ADDRESS(43;4;4))))" office:value-type="float" office:value="1800023">
            <text:p>1800023</text:p>
          </table:table-cell>
          <table:table-cell table:formula="of:=VALUE(TRIM(INDIRECT(ADDRESS(43;5;4))))" office:value-type="float" office:value="2716484">
            <text:p>2716484</text:p>
          </table:table-cell>
          <table:table-cell table:formula="of:=VALUE(TRIM(INDIRECT(ADDRESS(43;6;4))))" office:value-type="float" office:value="1804448">
            <text:p>1804448</text:p>
          </table:table-cell>
          <table:table-cell table:formula="of:=VALUE(TRIM(INDIRECT(ADDRESS(43;7;4))))" office:value-type="float" office:value="904449">
            <text:p>904449</text:p>
          </table:table-cell>
          <table:table-cell table:formula="of:=VALUE(TRIM(INDIRECT(ADDRESS(43;8;4))))" office:value-type="float" office:value="2750025">
            <text:p>2750025</text:p>
          </table:table-cell>
          <table:table-cell table:formula="of:=VALUE(TRIM(INDIRECT(ADDRESS(43;9;4))))" office:value-type="float" office:value="1802844">
            <text:p>1802844</text:p>
          </table:table-cell>
          <table:table-cell table:formula="of:=VALUE(TRIM(INDIRECT(ADDRESS(43;10;4))))" office:value-type="float" office:value="900416">
            <text:p>900416</text:p>
          </table:table-cell>
          <table:table-cell table:formula="of:=VALUE(TRIM(INDIRECT(ADDRESS(43;11;4))))" office:value-type="float" office:value="1809535">
            <text:p>180953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2">
            <text:p>2</text:p>
          </table:table-cell>
          <table:table-cell table:formula="of:=RANK(INDIRECT(ADDRESS(45;3;4));INDIRECT(ADDRESS(45;2;4)):INDIRECT(ADDRESS(45;11;4));1)" office:value-type="float" office:value="6">
            <text:p>6</text:p>
          </table:table-cell>
          <table:table-cell table:formula="of:=RANK(INDIRECT(ADDRESS(45;4;4));INDIRECT(ADDRESS(45;2;4)):INDIRECT(ADDRESS(45;11;4));1)" office:value-type="float" office:value="4">
            <text:p>4</text:p>
          </table:table-cell>
          <table:table-cell table:formula="of:=RANK(INDIRECT(ADDRESS(45;5;4));INDIRECT(ADDRESS(45;2;4)):INDIRECT(ADDRESS(45;11;4));1)" office:value-type="float" office:value="9">
            <text:p>9</text:p>
          </table:table-cell>
          <table:table-cell table:formula="of:=RANK(INDIRECT(ADDRESS(45;6;4));INDIRECT(ADDRESS(45;2;4)):INDIRECT(ADDRESS(45;11;4));1)" office:value-type="float" office:value="7">
            <text:p>7</text:p>
          </table:table-cell>
          <table:table-cell table:formula="of:=RANK(INDIRECT(ADDRESS(45;7;4));INDIRECT(ADDRESS(45;2;4)):INDIRECT(ADDRESS(45;11;4));1)" office:value-type="float" office:value="3">
            <text:p>3</text:p>
          </table:table-cell>
          <table:table-cell table:formula="of:=RANK(INDIRECT(ADDRESS(45;8;4));INDIRECT(ADDRESS(45;2;4)):INDIRECT(ADDRESS(45;11;4));1)" office:value-type="float" office:value="10">
            <text:p>10</text:p>
          </table:table-cell>
          <table:table-cell table:formula="of:=RANK(INDIRECT(ADDRESS(45;9;4));INDIRECT(ADDRESS(45;2;4)):INDIRECT(ADDRESS(45;11;4));1)" office:value-type="float" office:value="5">
            <text:p>5</text:p>
          </table:table-cell>
          <table:table-cell table:formula="of:=RANK(INDIRECT(ADDRESS(45;10;4));INDIRECT(ADDRESS(45;2;4)):INDIRECT(ADDRESS(45;11;4));1)" office:value-type="float" office:value="1">
            <text:p>1</text:p>
          </table:table-cell>
          <table:table-cell table:formula="of:=RANK(INDIRECT(ADDRESS(45;11;4));INDIRECT(ADDRESS(45;2;4)):INDIRECT(ADDRESS(4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3">
            <text:p>3</text:p>
          </table:table-cell>
          <table:table-cell table:formula="of:=RANK(INDIRECT(ADDRESS(46;3;4));INDIRECT(ADDRESS(46;2;4)):INDIRECT(ADDRESS(46;11;4));1)" office:value-type="float" office:value="5">
            <text:p>5</text:p>
          </table:table-cell>
          <table:table-cell table:formula="of:=RANK(INDIRECT(ADDRESS(46;4;4));INDIRECT(ADDRESS(46;2;4)):INDIRECT(ADDRESS(46;11;4));1)" office:value-type="float" office:value="4">
            <text:p>4</text:p>
          </table:table-cell>
          <table:table-cell table:formula="of:=RANK(INDIRECT(ADDRESS(46;5;4));INDIRECT(ADDRESS(46;2;4)):INDIRECT(ADDRESS(46;11;4));1)" office:value-type="float" office:value="9">
            <text:p>9</text:p>
          </table:table-cell>
          <table:table-cell table:formula="of:=RANK(INDIRECT(ADDRESS(46;6;4));INDIRECT(ADDRESS(46;2;4)):INDIRECT(ADDRESS(46;11;4));1)" office:value-type="float" office:value="7">
            <text:p>7</text:p>
          </table:table-cell>
          <table:table-cell table:formula="of:=RANK(INDIRECT(ADDRESS(46;7;4));INDIRECT(ADDRESS(46;2;4)):INDIRECT(ADDRESS(46;11;4));1)" office:value-type="float" office:value="2">
            <text:p>2</text:p>
          </table:table-cell>
          <table:table-cell table:formula="of:=RANK(INDIRECT(ADDRESS(46;8;4));INDIRECT(ADDRESS(46;2;4)):INDIRECT(ADDRESS(46;11;4));1)" office:value-type="float" office:value="9">
            <text:p>9</text:p>
          </table:table-cell>
          <table:table-cell table:formula="of:=RANK(INDIRECT(ADDRESS(46;9;4));INDIRECT(ADDRESS(46;2;4)):INDIRECT(ADDRESS(46;11;4));1)" office:value-type="float" office:value="6">
            <text:p>6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2">
            <text:p>2</text:p>
          </table:table-cell>
          <table:table-cell table:formula="of:=RANK(INDIRECT(ADDRESS(47;3;4));INDIRECT(ADDRESS(47;2;4)):INDIRECT(ADDRESS(47;11;4));1)" office:value-type="float" office:value="5">
            <text:p>5</text:p>
          </table:table-cell>
          <table:table-cell table:formula="of:=RANK(INDIRECT(ADDRESS(47;4;4));INDIRECT(ADDRESS(47;2;4)):INDIRECT(ADDRESS(47;11;4));1)" office:value-type="float" office:value="4">
            <text:p>4</text:p>
          </table:table-cell>
          <table:table-cell table:formula="of:=RANK(INDIRECT(ADDRESS(47;5;4));INDIRECT(ADDRESS(47;2;4)):INDIRECT(ADDRESS(47;11;4));1)" office:value-type="float" office:value="9">
            <text:p>9</text:p>
          </table:table-cell>
          <table:table-cell table:formula="of:=RANK(INDIRECT(ADDRESS(47;6;4));INDIRECT(ADDRESS(47;2;4)):INDIRECT(ADDRESS(47;11;4));1)" office:value-type="float" office:value="7">
            <text:p>7</text:p>
          </table:table-cell>
          <table:table-cell table:formula="of:=RANK(INDIRECT(ADDRESS(47;7;4));INDIRECT(ADDRESS(47;2;4)):INDIRECT(ADDRESS(47;11;4));1)" office:value-type="float" office:value="3">
            <text:p>3</text:p>
          </table:table-cell>
          <table:table-cell table:formula="of:=RANK(INDIRECT(ADDRESS(47;8;4));INDIRECT(ADDRESS(47;2;4)):INDIRECT(ADDRESS(47;11;4));1)" office:value-type="float" office:value="10">
            <text:p>10</text:p>
          </table:table-cell>
          <table:table-cell table:formula="of:=RANK(INDIRECT(ADDRESS(47;9;4));INDIRECT(ADDRESS(47;2;4)):INDIRECT(ADDRESS(47;11;4));1)" office:value-type="float" office:value="5">
            <text:p>5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2">
            <text:p>2</text:p>
          </table:table-cell>
          <table:table-cell table:formula="of:=RANK(INDIRECT(ADDRESS(48;3;4));INDIRECT(ADDRESS(48;2;4)):INDIRECT(ADDRESS(48;11;4));1)" office:value-type="float" office:value="6">
            <text:p>6</text:p>
          </table:table-cell>
          <table:table-cell table:formula="of:=RANK(INDIRECT(ADDRESS(48;4;4));INDIRECT(ADDRESS(48;2;4)):INDIRECT(ADDRESS(48;11;4));1)" office:value-type="float" office:value="4">
            <text:p>4</text:p>
          </table:table-cell>
          <table:table-cell table:formula="of:=RANK(INDIRECT(ADDRESS(48;5;4));INDIRECT(ADDRESS(48;2;4)):INDIRECT(ADDRESS(48;11;4));1)" office:value-type="float" office:value="9">
            <text:p>9</text:p>
          </table:table-cell>
          <table:table-cell table:formula="of:=RANK(INDIRECT(ADDRESS(48;6;4));INDIRECT(ADDRESS(48;2;4)):INDIRECT(ADDRESS(48;11;4));1)" office:value-type="float" office:value="5">
            <text:p>5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10">
            <text:p>10</text:p>
          </table:table-cell>
          <table:table-cell table:formula="of:=RANK(INDIRECT(ADDRESS(48;9;4));INDIRECT(ADDRESS(48;2;4)):INDIRECT(ADDRESS(48;11;4));1)" office:value-type="float" office:value="8">
            <text:p>8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2">
            <text:p>2</text:p>
          </table:table-cell>
          <table:table-cell table:formula="of:=RANK(INDIRECT(ADDRESS(49;3;4));INDIRECT(ADDRESS(49;2;4)):INDIRECT(ADDRESS(49;11;4));1)" office:value-type="float" office:value="5">
            <text:p>5</text:p>
          </table:table-cell>
          <table:table-cell table:formula="of:=RANK(INDIRECT(ADDRESS(49;4;4));INDIRECT(ADDRESS(49;2;4)):INDIRECT(ADDRESS(49;11;4));1)" office:value-type="float" office:value="4">
            <text:p>4</text:p>
          </table:table-cell>
          <table:table-cell table:formula="of:=RANK(INDIRECT(ADDRESS(49;5;4));INDIRECT(ADDRESS(49;2;4)):INDIRECT(ADDRESS(49;11;4));1)" office:value-type="float" office:value="9">
            <text:p>9</text:p>
          </table:table-cell>
          <table:table-cell table:formula="of:=RANK(INDIRECT(ADDRESS(49;6;4));INDIRECT(ADDRESS(49;2;4)):INDIRECT(ADDRESS(49;11;4));1)" office:value-type="float" office:value="7">
            <text:p>7</text:p>
          </table:table-cell>
          <table:table-cell table:formula="of:=RANK(INDIRECT(ADDRESS(49;7;4));INDIRECT(ADDRESS(49;2;4)):INDIRECT(ADDRESS(49;11;4));1)" office:value-type="float" office:value="1">
            <text:p>1</text:p>
          </table:table-cell>
          <table:table-cell table:formula="of:=RANK(INDIRECT(ADDRESS(49;8;4));INDIRECT(ADDRESS(49;2;4)):INDIRECT(ADDRESS(49;11;4));1)" office:value-type="float" office:value="10">
            <text:p>10</text:p>
          </table:table-cell>
          <table:table-cell table:formula="of:=RANK(INDIRECT(ADDRESS(49;9;4));INDIRECT(ADDRESS(49;2;4)):INDIRECT(ADDRESS(49;11;4));1)" office:value-type="float" office:value="6">
            <text:p>6</text:p>
          </table:table-cell>
          <table:table-cell table:formula="of:=RANK(INDIRECT(ADDRESS(49;10;4));INDIRECT(ADDRESS(49;2;4)):INDIRECT(ADDRESS(49;11;4));1)" office:value-type="float" office:value="3">
            <text:p>3</text:p>
          </table:table-cell>
          <table:table-cell table:formula="of:=RANK(INDIRECT(ADDRESS(49;11;4));INDIRECT(ADDRESS(49;2;4)):INDIRECT(ADDRESS(4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2">
            <text:p>2</text:p>
          </table:table-cell>
          <table:table-cell table:formula="of:=RANK(INDIRECT(ADDRESS(50;3;4));INDIRECT(ADDRESS(50;2;4)):INDIRECT(ADDRESS(50;11;4));1)" office:value-type="float" office:value="5">
            <text:p>5</text:p>
          </table:table-cell>
          <table:table-cell table:formula="of:=RANK(INDIRECT(ADDRESS(50;4;4));INDIRECT(ADDRESS(50;2;4)):INDIRECT(ADDRESS(50;11;4));1)" office:value-type="float" office:value="4">
            <text:p>4</text:p>
          </table:table-cell>
          <table:table-cell table:formula="of:=RANK(INDIRECT(ADDRESS(50;5;4));INDIRECT(ADDRESS(50;2;4)):INDIRECT(ADDRESS(50;11;4));1)" office:value-type="float" office:value="9">
            <text:p>9</text:p>
          </table:table-cell>
          <table:table-cell table:formula="of:=RANK(INDIRECT(ADDRESS(50;6;4));INDIRECT(ADDRESS(50;2;4)):INDIRECT(ADDRESS(50;11;4));1)" office:value-type="float" office:value="7">
            <text:p>7</text:p>
          </table:table-cell>
          <table:table-cell table:formula="of:=RANK(INDIRECT(ADDRESS(50;7;4));INDIRECT(ADDRESS(50;2;4)):INDIRECT(ADDRESS(50;11;4));1)" office:value-type="float" office:value="1">
            <text:p>1</text:p>
          </table:table-cell>
          <table:table-cell table:formula="of:=RANK(INDIRECT(ADDRESS(50;8;4));INDIRECT(ADDRESS(50;2;4)):INDIRECT(ADDRESS(50;11;4));1)" office:value-type="float" office:value="10">
            <text:p>10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3">
            <text:p>3</text:p>
          </table:table-cell>
          <table:table-cell table:formula="of:=RANK(INDIRECT(ADDRESS(50;11;4));INDIRECT(ADDRESS(50;2;4)):INDIRECT(ADDRESS(5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3">
            <text:p>3</text:p>
          </table:table-cell>
          <table:table-cell table:formula="of:=RANK(INDIRECT(ADDRESS(51;3;4));INDIRECT(ADDRESS(51;2;4)):INDIRECT(ADDRESS(51;11;4));1)" office:value-type="float" office:value="6">
            <text:p>6</text:p>
          </table:table-cell>
          <table:table-cell table:formula="of:=RANK(INDIRECT(ADDRESS(51;4;4));INDIRECT(ADDRESS(51;2;4)):INDIRECT(ADDRESS(51;11;4));1)" office:value-type="float" office:value="4">
            <text:p>4</text:p>
          </table:table-cell>
          <table:table-cell table:formula="of:=RANK(INDIRECT(ADDRESS(51;5;4));INDIRECT(ADDRESS(51;2;4)):INDIRECT(ADDRESS(51;11;4));1)" office:value-type="float" office:value="9">
            <text:p>9</text:p>
          </table:table-cell>
          <table:table-cell table:formula="of:=RANK(INDIRECT(ADDRESS(51;6;4));INDIRECT(ADDRESS(51;2;4)):INDIRECT(ADDRESS(51;11;4));1)" office:value-type="float" office:value="7">
            <text:p>7</text:p>
          </table:table-cell>
          <table:table-cell table:formula="of:=RANK(INDIRECT(ADDRESS(51;7;4));INDIRECT(ADDRESS(51;2;4)):INDIRECT(ADDRESS(51;11;4));1)" office:value-type="float" office:value="1">
            <text:p>1</text:p>
          </table:table-cell>
          <table:table-cell table:formula="of:=RANK(INDIRECT(ADDRESS(51;8;4));INDIRECT(ADDRESS(51;2;4)):INDIRECT(ADDRESS(51;11;4));1)" office:value-type="float" office:value="10">
            <text:p>10</text:p>
          </table:table-cell>
          <table:table-cell table:formula="of:=RANK(INDIRECT(ADDRESS(51;9;4));INDIRECT(ADDRESS(51;2;4)):INDIRECT(ADDRESS(51;11;4));1)" office:value-type="float" office:value="5">
            <text:p>5</text:p>
          </table:table-cell>
          <table:table-cell table:formula="of:=RANK(INDIRECT(ADDRESS(51;10;4));INDIRECT(ADDRESS(51;2;4)):INDIRECT(ADDRESS(51;11;4));1)" office:value-type="float" office:value="2">
            <text:p>2</text:p>
          </table:table-cell>
          <table:table-cell table:formula="of:=RANK(INDIRECT(ADDRESS(51;11;4));INDIRECT(ADDRESS(51;2;4)):INDIRECT(ADDRESS(5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2">
            <text:p>2</text:p>
          </table:table-cell>
          <table:table-cell table:formula="of:=RANK(INDIRECT(ADDRESS(52;3;4));INDIRECT(ADDRESS(52;2;4)):INDIRECT(ADDRESS(52;11;4));1)" office:value-type="float" office:value="6">
            <text:p>6</text:p>
          </table:table-cell>
          <table:table-cell table:formula="of:=RANK(INDIRECT(ADDRESS(52;4;4));INDIRECT(ADDRESS(52;2;4)):INDIRECT(ADDRESS(52;11;4));1)" office:value-type="float" office:value="4">
            <text:p>4</text:p>
          </table:table-cell>
          <table:table-cell table:formula="of:=RANK(INDIRECT(ADDRESS(52;5;4));INDIRECT(ADDRESS(52;2;4)):INDIRECT(ADDRESS(52;11;4));1)" office:value-type="float" office:value="9">
            <text:p>9</text:p>
          </table:table-cell>
          <table:table-cell table:formula="of:=RANK(INDIRECT(ADDRESS(52;6;4));INDIRECT(ADDRESS(52;2;4)):INDIRECT(ADDRESS(52;11;4));1)" office:value-type="float" office:value="7">
            <text:p>7</text:p>
          </table:table-cell>
          <table:table-cell table:formula="of:=RANK(INDIRECT(ADDRESS(52;7;4));INDIRECT(ADDRESS(52;2;4)):INDIRECT(ADDRESS(52;11;4));1)" office:value-type="float" office:value="1">
            <text:p>1</text:p>
          </table:table-cell>
          <table:table-cell table:formula="of:=RANK(INDIRECT(ADDRESS(52;8;4));INDIRECT(ADDRESS(52;2;4)):INDIRECT(ADDRESS(52;11;4));1)" office:value-type="float" office:value="10">
            <text:p>10</text:p>
          </table:table-cell>
          <table:table-cell table:formula="of:=RANK(INDIRECT(ADDRESS(52;9;4));INDIRECT(ADDRESS(52;2;4)):INDIRECT(ADDRESS(52;11;4));1)" office:value-type="float" office:value="5">
            <text:p>5</text:p>
          </table:table-cell>
          <table:table-cell table:formula="of:=RANK(INDIRECT(ADDRESS(52;10;4));INDIRECT(ADDRESS(52;2;4)):INDIRECT(ADDRESS(52;11;4));1)" office:value-type="float" office:value="3">
            <text:p>3</text:p>
          </table:table-cell>
          <table:table-cell table:formula="of:=RANK(INDIRECT(ADDRESS(52;11;4));INDIRECT(ADDRESS(52;2;4)):INDIRECT(ADDRESS(5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3">
            <text:p>3</text:p>
          </table:table-cell>
          <table:table-cell table:formula="of:=RANK(INDIRECT(ADDRESS(53;3;4));INDIRECT(ADDRESS(53;2;4)):INDIRECT(ADDRESS(53;11;4));1)" office:value-type="float" office:value="5">
            <text:p>5</text:p>
          </table:table-cell>
          <table:table-cell table:formula="of:=RANK(INDIRECT(ADDRESS(53;4;4));INDIRECT(ADDRESS(53;2;4)):INDIRECT(ADDRESS(53;11;4));1)" office:value-type="float" office:value="4">
            <text:p>4</text:p>
          </table:table-cell>
          <table:table-cell table:formula="of:=RANK(INDIRECT(ADDRESS(53;5;4));INDIRECT(ADDRESS(53;2;4)):INDIRECT(ADDRESS(53;11;4));1)" office:value-type="float" office:value="9">
            <text:p>9</text:p>
          </table:table-cell>
          <table:table-cell table:formula="of:=RANK(INDIRECT(ADDRESS(53;6;4));INDIRECT(ADDRESS(53;2;4)):INDIRECT(ADDRESS(53;11;4));1)" office:value-type="float" office:value="7">
            <text:p>7</text:p>
          </table:table-cell>
          <table:table-cell table:formula="of:=RANK(INDIRECT(ADDRESS(53;7;4));INDIRECT(ADDRESS(53;2;4)):INDIRECT(ADDRESS(53;11;4));1)" office:value-type="float" office:value="2">
            <text:p>2</text:p>
          </table:table-cell>
          <table:table-cell table:formula="of:=RANK(INDIRECT(ADDRESS(53;8;4));INDIRECT(ADDRESS(53;2;4)):INDIRECT(ADDRESS(53;11;4));1)" office:value-type="float" office:value="10">
            <text:p>10</text:p>
          </table:table-cell>
          <table:table-cell table:formula="of:=RANK(INDIRECT(ADDRESS(53;9;4));INDIRECT(ADDRESS(53;2;4)):INDIRECT(ADDRESS(53;11;4));1)" office:value-type="float" office:value="6">
            <text:p>6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3">
            <text:p>3</text:p>
          </table:table-cell>
          <table:table-cell table:formula="of:=RANK(INDIRECT(ADDRESS(54;3;4));INDIRECT(ADDRESS(54;2;4)):INDIRECT(ADDRESS(54;11;4));1)" office:value-type="float" office:value="5">
            <text:p>5</text:p>
          </table:table-cell>
          <table:table-cell table:formula="of:=RANK(INDIRECT(ADDRESS(54;4;4));INDIRECT(ADDRESS(54;2;4)):INDIRECT(ADDRESS(54;11;4));1)" office:value-type="float" office:value="4">
            <text:p>4</text:p>
          </table:table-cell>
          <table:table-cell table:formula="of:=RANK(INDIRECT(ADDRESS(54;5;4));INDIRECT(ADDRESS(54;2;4)):INDIRECT(ADDRESS(54;11;4));1)" office:value-type="float" office:value="9">
            <text:p>9</text:p>
          </table:table-cell>
          <table:table-cell table:formula="of:=RANK(INDIRECT(ADDRESS(54;6;4));INDIRECT(ADDRESS(54;2;4)):INDIRECT(ADDRESS(54;11;4));1)" office:value-type="float" office:value="7">
            <text:p>7</text:p>
          </table:table-cell>
          <table:table-cell table:formula="of:=RANK(INDIRECT(ADDRESS(54;7;4));INDIRECT(ADDRESS(54;2;4)):INDIRECT(ADDRESS(54;11;4));1)" office:value-type="float" office:value="1">
            <text:p>1</text:p>
          </table:table-cell>
          <table:table-cell table:formula="of:=RANK(INDIRECT(ADDRESS(54;8;4));INDIRECT(ADDRESS(54;2;4)):INDIRECT(ADDRESS(54;11;4));1)" office:value-type="float" office:value="10">
            <text:p>10</text:p>
          </table:table-cell>
          <table:table-cell table:formula="of:=RANK(INDIRECT(ADDRESS(54;9;4));INDIRECT(ADDRESS(54;2;4)):INDIRECT(ADDRESS(54;11;4));1)" office:value-type="float" office:value="6">
            <text:p>6</text:p>
          </table:table-cell>
          <table:table-cell table:formula="of:=RANK(INDIRECT(ADDRESS(54;10;4));INDIRECT(ADDRESS(54;2;4)):INDIRECT(ADDRESS(54;11;4));1)" office:value-type="float" office:value="2">
            <text:p>2</text:p>
          </table:table-cell>
          <table:table-cell table:formula="of:=RANK(INDIRECT(ADDRESS(54;11;4));INDIRECT(ADDRESS(54;2;4)):INDIRECT(ADDRESS(5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2">
            <text:p>2</text:p>
          </table:table-cell>
          <table:table-cell table:formula="of:=RANK(INDIRECT(ADDRESS(55;3;4));INDIRECT(ADDRESS(55;2;4)):INDIRECT(ADDRESS(55;11;4));1)" office:value-type="float" office:value="5">
            <text:p>5</text:p>
          </table:table-cell>
          <table:table-cell table:formula="of:=RANK(INDIRECT(ADDRESS(55;4;4));INDIRECT(ADDRESS(55;2;4)):INDIRECT(ADDRESS(55;11;4));1)" office:value-type="float" office:value="4">
            <text:p>4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7">
            <text:p>7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0">
            <text:p>10</text:p>
          </table:table-cell>
          <table:table-cell table:formula="of:=RANK(INDIRECT(ADDRESS(55;9;4));INDIRECT(ADDRESS(55;2;4)):INDIRECT(ADDRESS(55;11;4));1)" office:value-type="float" office:value="6">
            <text:p>6</text:p>
          </table:table-cell>
          <table:table-cell table:formula="of:=RANK(INDIRECT(ADDRESS(55;10;4));INDIRECT(ADDRESS(55;2;4)):INDIRECT(ADDRESS(55;11;4));1)" office:value-type="float" office:value="3">
            <text:p>3</text:p>
          </table:table-cell>
          <table:table-cell table:formula="of:=RANK(INDIRECT(ADDRESS(55;11;4));INDIRECT(ADDRESS(55;2;4)):INDIRECT(ADDRESS(5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3">
            <text:p>3</text:p>
          </table:table-cell>
          <table:table-cell table:formula="of:=RANK(INDIRECT(ADDRESS(56;3;4));INDIRECT(ADDRESS(56;2;4)):INDIRECT(ADDRESS(56;11;4));1)" office:value-type="float" office:value="6">
            <text:p>6</text:p>
          </table:table-cell>
          <table:table-cell table:formula="of:=RANK(INDIRECT(ADDRESS(56;4;4));INDIRECT(ADDRESS(56;2;4)):INDIRECT(ADDRESS(56;11;4));1)" office:value-type="float" office:value="4">
            <text:p>4</text:p>
          </table:table-cell>
          <table:table-cell table:formula="of:=RANK(INDIRECT(ADDRESS(56;5;4));INDIRECT(ADDRESS(56;2;4)):INDIRECT(ADDRESS(56;11;4));1)" office:value-type="float" office:value="10">
            <text:p>10</text:p>
          </table:table-cell>
          <table:table-cell table:formula="of:=RANK(INDIRECT(ADDRESS(56;6;4));INDIRECT(ADDRESS(56;2;4)):INDIRECT(ADDRESS(56;11;4));1)" office:value-type="float" office:value="5">
            <text:p>5</text:p>
          </table:table-cell>
          <table:table-cell table:formula="of:=RANK(INDIRECT(ADDRESS(56;7;4));INDIRECT(ADDRESS(56;2;4)):INDIRECT(ADDRESS(56;11;4));1)" office:value-type="float" office:value="2">
            <text:p>2</text:p>
          </table:table-cell>
          <table:table-cell table:formula="of:=RANK(INDIRECT(ADDRESS(56;8;4));INDIRECT(ADDRESS(56;2;4)):INDIRECT(ADDRESS(56;11;4));1)" office:value-type="float" office:value="9">
            <text:p>9</text:p>
          </table:table-cell>
          <table:table-cell table:formula="of:=RANK(INDIRECT(ADDRESS(56;9;4));INDIRECT(ADDRESS(56;2;4)):INDIRECT(ADDRESS(56;11;4));1)" office:value-type="float" office:value="7">
            <text:p>7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5">
            <text:p>5</text:p>
          </table:table-cell>
          <table:table-cell table:formula="of:=RANK(INDIRECT(ADDRESS(57;4;4));INDIRECT(ADDRESS(57;2;4)):INDIRECT(ADDRESS(57;11;4));1)" office:value-type="float" office:value="4">
            <text:p>4</text:p>
          </table:table-cell>
          <table:table-cell table:formula="of:=RANK(INDIRECT(ADDRESS(57;5;4));INDIRECT(ADDRESS(57;2;4)):INDIRECT(ADDRESS(57;11;4));1)" office:value-type="float" office:value="9">
            <text:p>9</text:p>
          </table:table-cell>
          <table:table-cell table:formula="of:=RANK(INDIRECT(ADDRESS(57;6;4));INDIRECT(ADDRESS(57;2;4)):INDIRECT(ADDRESS(57;11;4));1)" office:value-type="float" office:value="7">
            <text:p>7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0">
            <text:p>10</text:p>
          </table:table-cell>
          <table:table-cell table:formula="of:=RANK(INDIRECT(ADDRESS(57;9;4));INDIRECT(ADDRESS(57;2;4)):INDIRECT(ADDRESS(57;11;4));1)" office:value-type="float" office:value="6">
            <text:p>6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3">
            <text:p>3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4">
            <text:p>4</text:p>
          </table:table-cell>
          <table:table-cell table:formula="of:=RANK(INDIRECT(ADDRESS(58;5;4));INDIRECT(ADDRESS(58;2;4)):INDIRECT(ADDRESS(58;11;4));1)" office:value-type="float" office:value="9">
            <text:p>9</text:p>
          </table:table-cell>
          <table:table-cell table:formula="of:=RANK(INDIRECT(ADDRESS(58;6;4));INDIRECT(ADDRESS(58;2;4)):INDIRECT(ADDRESS(58;11;4));1)" office:value-type="float" office:value="6">
            <text:p>6</text:p>
          </table:table-cell>
          <table:table-cell table:formula="of:=RANK(INDIRECT(ADDRESS(58;7;4));INDIRECT(ADDRESS(58;2;4)):INDIRECT(ADDRESS(58;11;4));1)" office:value-type="float" office:value="2">
            <text:p>2</text:p>
          </table:table-cell>
          <table:table-cell table:formula="of:=RANK(INDIRECT(ADDRESS(58;8;4));INDIRECT(ADDRESS(58;2;4)):INDIRECT(ADDRESS(58;11;4));1)" office:value-type="float" office:value="10">
            <text:p>10</text:p>
          </table:table-cell>
          <table:table-cell table:formula="of:=RANK(INDIRECT(ADDRESS(58;9;4));INDIRECT(ADDRESS(58;2;4)):INDIRECT(ADDRESS(58;11;4));1)" office:value-type="float" office:value="7">
            <text:p>7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2">
            <text:p>2</text:p>
          </table:table-cell>
          <table:table-cell table:formula="of:=RANK(INDIRECT(ADDRESS(59;3;4));INDIRECT(ADDRESS(59;2;4)):INDIRECT(ADDRESS(59;11;4));1)" office:value-type="float" office:value="5">
            <text:p>5</text:p>
          </table:table-cell>
          <table:table-cell table:formula="of:=RANK(INDIRECT(ADDRESS(59;4;4));INDIRECT(ADDRESS(59;2;4)):INDIRECT(ADDRESS(59;11;4));1)" office:value-type="float" office:value="4">
            <text:p>4</text:p>
          </table:table-cell>
          <table:table-cell table:formula="of:=RANK(INDIRECT(ADDRESS(59;5;4));INDIRECT(ADDRESS(59;2;4)):INDIRECT(ADDRESS(59;11;4));1)" office:value-type="float" office:value="9">
            <text:p>9</text:p>
          </table:table-cell>
          <table:table-cell table:formula="of:=RANK(INDIRECT(ADDRESS(59;6;4));INDIRECT(ADDRESS(59;2;4)):INDIRECT(ADDRESS(59;11;4));1)" office:value-type="float" office:value="7">
            <text:p>7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10">
            <text:p>10</text:p>
          </table:table-cell>
          <table:table-cell table:formula="of:=RANK(INDIRECT(ADDRESS(59;9;4));INDIRECT(ADDRESS(59;2;4)):INDIRECT(ADDRESS(59;11;4));1)" office:value-type="float" office:value="6">
            <text:p>6</text:p>
          </table:table-cell>
          <table:table-cell table:formula="of:=RANK(INDIRECT(ADDRESS(59;10;4));INDIRECT(ADDRESS(59;2;4)):INDIRECT(ADDRESS(59;11;4));1)" office:value-type="float" office:value="3">
            <text:p>3</text:p>
          </table:table-cell>
          <table:table-cell table:formula="of:=RANK(INDIRECT(ADDRESS(59;11;4));INDIRECT(ADDRESS(59;2;4)):INDIRECT(ADDRESS(5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3">
            <text:p>3</text:p>
          </table:table-cell>
          <table:table-cell table:formula="of:=RANK(INDIRECT(ADDRESS(60;3;4));INDIRECT(ADDRESS(60;2;4)):INDIRECT(ADDRESS(60;11;4));1)" office:value-type="float" office:value="5">
            <text:p>5</text:p>
          </table:table-cell>
          <table:table-cell table:formula="of:=RANK(INDIRECT(ADDRESS(60;4;4));INDIRECT(ADDRESS(60;2;4)):INDIRECT(ADDRESS(60;11;4));1)" office:value-type="float" office:value="4">
            <text:p>4</text:p>
          </table:table-cell>
          <table:table-cell table:formula="of:=RANK(INDIRECT(ADDRESS(60;5;4));INDIRECT(ADDRESS(60;2;4)):INDIRECT(ADDRESS(60;11;4));1)" office:value-type="float" office:value="9">
            <text:p>9</text:p>
          </table:table-cell>
          <table:table-cell table:formula="of:=RANK(INDIRECT(ADDRESS(60;6;4));INDIRECT(ADDRESS(60;2;4)):INDIRECT(ADDRESS(60;11;4));1)" office:value-type="float" office:value="7">
            <text:p>7</text:p>
          </table:table-cell>
          <table:table-cell table:formula="of:=RANK(INDIRECT(ADDRESS(60;7;4));INDIRECT(ADDRESS(60;2;4)):INDIRECT(ADDRESS(60;11;4));1)" office:value-type="float" office:value="1">
            <text:p>1</text:p>
          </table:table-cell>
          <table:table-cell table:formula="of:=RANK(INDIRECT(ADDRESS(60;8;4));INDIRECT(ADDRESS(60;2;4)):INDIRECT(ADDRESS(60;11;4));1)" office:value-type="float" office:value="10">
            <text:p>10</text:p>
          </table:table-cell>
          <table:table-cell table:formula="of:=RANK(INDIRECT(ADDRESS(60;9;4));INDIRECT(ADDRESS(60;2;4)):INDIRECT(ADDRESS(60;11;4));1)" office:value-type="float" office:value="6">
            <text:p>6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2">
            <text:p>2</text:p>
          </table:table-cell>
          <table:table-cell table:formula="of:=RANK(INDIRECT(ADDRESS(61;3;4));INDIRECT(ADDRESS(61;2;4)):INDIRECT(ADDRESS(61;11;4));1)" office:value-type="float" office:value="5">
            <text:p>5</text:p>
          </table:table-cell>
          <table:table-cell table:formula="of:=RANK(INDIRECT(ADDRESS(61;4;4));INDIRECT(ADDRESS(61;2;4)):INDIRECT(ADDRESS(61;11;4));1)" office:value-type="float" office:value="4">
            <text:p>4</text:p>
          </table:table-cell>
          <table:table-cell table:formula="of:=RANK(INDIRECT(ADDRESS(61;5;4));INDIRECT(ADDRESS(61;2;4)):INDIRECT(ADDRESS(61;11;4));1)" office:value-type="float" office:value="10">
            <text:p>10</text:p>
          </table:table-cell>
          <table:table-cell table:formula="of:=RANK(INDIRECT(ADDRESS(61;6;4));INDIRECT(ADDRESS(61;2;4)):INDIRECT(ADDRESS(61;11;4));1)" office:value-type="float" office:value="7">
            <text:p>7</text:p>
          </table:table-cell>
          <table:table-cell table:formula="of:=RANK(INDIRECT(ADDRESS(61;7;4));INDIRECT(ADDRESS(61;2;4)):INDIRECT(ADDRESS(61;11;4));1)" office:value-type="float" office:value="1">
            <text:p>1</text:p>
          </table:table-cell>
          <table:table-cell table:formula="of:=RANK(INDIRECT(ADDRESS(61;8;4));INDIRECT(ADDRESS(61;2;4)):INDIRECT(ADDRESS(61;11;4));1)" office:value-type="float" office:value="9">
            <text:p>9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3">
            <text:p>3</text:p>
          </table:table-cell>
          <table:table-cell table:formula="of:=RANK(INDIRECT(ADDRESS(61;11;4));INDIRECT(ADDRESS(61;2;4)):INDIRECT(ADDRESS(6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3">
            <text:p>3</text:p>
          </table:table-cell>
          <table:table-cell table:formula="of:=RANK(INDIRECT(ADDRESS(62;3;4));INDIRECT(ADDRESS(62;2;4)):INDIRECT(ADDRESS(62;11;4));1)" office:value-type="float" office:value="5">
            <text:p>5</text:p>
          </table:table-cell>
          <table:table-cell table:formula="of:=RANK(INDIRECT(ADDRESS(62;4;4));INDIRECT(ADDRESS(62;2;4)):INDIRECT(ADDRESS(62;11;4));1)" office:value-type="float" office:value="4">
            <text:p>4</text:p>
          </table:table-cell>
          <table:table-cell table:formula="of:=RANK(INDIRECT(ADDRESS(62;5;4));INDIRECT(ADDRESS(62;2;4)):INDIRECT(ADDRESS(62;11;4));1)" office:value-type="float" office:value="9">
            <text:p>9</text:p>
          </table:table-cell>
          <table:table-cell table:formula="of:=RANK(INDIRECT(ADDRESS(62;6;4));INDIRECT(ADDRESS(62;2;4)):INDIRECT(ADDRESS(62;11;4));1)" office:value-type="float" office:value="7">
            <text:p>7</text:p>
          </table:table-cell>
          <table:table-cell table:formula="of:=RANK(INDIRECT(ADDRESS(62;7;4));INDIRECT(ADDRESS(62;2;4)):INDIRECT(ADDRESS(62;11;4));1)" office:value-type="float" office:value="2">
            <text:p>2</text:p>
          </table:table-cell>
          <table:table-cell table:formula="of:=RANK(INDIRECT(ADDRESS(62;8;4));INDIRECT(ADDRESS(62;2;4)):INDIRECT(ADDRESS(62;11;4));1)" office:value-type="float" office:value="10">
            <text:p>10</text:p>
          </table:table-cell>
          <table:table-cell table:formula="of:=RANK(INDIRECT(ADDRESS(62;9;4));INDIRECT(ADDRESS(62;2;4)):INDIRECT(ADDRESS(62;11;4));1)" office:value-type="float" office:value="6">
            <text:p>6</text:p>
          </table:table-cell>
          <table:table-cell table:formula="of:=RANK(INDIRECT(ADDRESS(62;10;4));INDIRECT(ADDRESS(62;2;4)):INDIRECT(ADDRESS(62;11;4));1)" office:value-type="float" office:value="1">
            <text:p>1</text:p>
          </table:table-cell>
          <table:table-cell table:formula="of:=RANK(INDIRECT(ADDRESS(62;11;4));INDIRECT(ADDRESS(62;2;4)):INDIRECT(ADDRESS(6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2">
            <text:p>2</text:p>
          </table:table-cell>
          <table:table-cell table:formula="of:=RANK(INDIRECT(ADDRESS(63;3;4));INDIRECT(ADDRESS(63;2;4)):INDIRECT(ADDRESS(63;11;4));1)" office:value-type="float" office:value="5">
            <text:p>5</text:p>
          </table:table-cell>
          <table:table-cell table:formula="of:=RANK(INDIRECT(ADDRESS(63;4;4));INDIRECT(ADDRESS(63;2;4)):INDIRECT(ADDRESS(63;11;4));1)" office:value-type="float" office:value="4">
            <text:p>4</text:p>
          </table:table-cell>
          <table:table-cell table:formula="of:=RANK(INDIRECT(ADDRESS(63;5;4));INDIRECT(ADDRESS(63;2;4)):INDIRECT(ADDRESS(63;11;4));1)" office:value-type="float" office:value="9">
            <text:p>9</text:p>
          </table:table-cell>
          <table:table-cell table:formula="of:=RANK(INDIRECT(ADDRESS(63;6;4));INDIRECT(ADDRESS(63;2;4)):INDIRECT(ADDRESS(63;11;4));1)" office:value-type="float" office:value="7">
            <text:p>7</text:p>
          </table:table-cell>
          <table:table-cell table:formula="of:=RANK(INDIRECT(ADDRESS(63;7;4));INDIRECT(ADDRESS(63;2;4)):INDIRECT(ADDRESS(63;11;4));1)" office:value-type="float" office:value="1">
            <text:p>1</text:p>
          </table:table-cell>
          <table:table-cell table:formula="of:=RANK(INDIRECT(ADDRESS(63;8;4));INDIRECT(ADDRESS(63;2;4)):INDIRECT(ADDRESS(63;11;4));1)" office:value-type="float" office:value="10">
            <text:p>10</text:p>
          </table:table-cell>
          <table:table-cell table:formula="of:=RANK(INDIRECT(ADDRESS(63;9;4));INDIRECT(ADDRESS(63;2;4)):INDIRECT(ADDRESS(63;11;4));1)" office:value-type="float" office:value="6">
            <text:p>6</text:p>
          </table:table-cell>
          <table:table-cell table:formula="of:=RANK(INDIRECT(ADDRESS(63;10;4));INDIRECT(ADDRESS(63;2;4)):INDIRECT(ADDRESS(63;11;4));1)" office:value-type="float" office:value="3">
            <text:p>3</text:p>
          </table:table-cell>
          <table:table-cell table:formula="of:=RANK(INDIRECT(ADDRESS(63;11;4));INDIRECT(ADDRESS(63;2;4)):INDIRECT(ADDRESS(6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2">
            <text:p>2</text:p>
          </table:table-cell>
          <table:table-cell table:formula="of:=RANK(INDIRECT(ADDRESS(64;3;4));INDIRECT(ADDRESS(64;2;4)):INDIRECT(ADDRESS(64;11;4));1)" office:value-type="float" office:value="5">
            <text:p>5</text:p>
          </table:table-cell>
          <table:table-cell table:formula="of:=RANK(INDIRECT(ADDRESS(64;4;4));INDIRECT(ADDRESS(64;2;4)):INDIRECT(ADDRESS(64;11;4));1)" office:value-type="float" office:value="4">
            <text:p>4</text:p>
          </table:table-cell>
          <table:table-cell table:formula="of:=RANK(INDIRECT(ADDRESS(64;5;4));INDIRECT(ADDRESS(64;2;4)):INDIRECT(ADDRESS(64;11;4));1)" office:value-type="float" office:value="9">
            <text:p>9</text:p>
          </table:table-cell>
          <table:table-cell table:formula="of:=RANK(INDIRECT(ADDRESS(64;6;4));INDIRECT(ADDRESS(64;2;4)):INDIRECT(ADDRESS(64;11;4));1)" office:value-type="float" office:value="7">
            <text:p>7</text:p>
          </table:table-cell>
          <table:table-cell table:formula="of:=RANK(INDIRECT(ADDRESS(64;7;4));INDIRECT(ADDRESS(64;2;4)):INDIRECT(ADDRESS(64;11;4));1)" office:value-type="float" office:value="1">
            <text:p>1</text:p>
          </table:table-cell>
          <table:table-cell table:formula="of:=RANK(INDIRECT(ADDRESS(64;8;4));INDIRECT(ADDRESS(64;2;4)):INDIRECT(ADDRESS(64;11;4));1)" office:value-type="float" office:value="10">
            <text:p>10</text:p>
          </table:table-cell>
          <table:table-cell table:formula="of:=RANK(INDIRECT(ADDRESS(64;9;4));INDIRECT(ADDRESS(64;2;4)):INDIRECT(ADDRESS(64;11;4));1)" office:value-type="float" office:value="6">
            <text:p>6</text:p>
          </table:table-cell>
          <table:table-cell table:formula="of:=RANK(INDIRECT(ADDRESS(64;10;4));INDIRECT(ADDRESS(64;2;4)):INDIRECT(ADDRESS(64;11;4));1)" office:value-type="float" office:value="3">
            <text:p>3</text:p>
          </table:table-cell>
          <table:table-cell table:formula="of:=RANK(INDIRECT(ADDRESS(64;11;4));INDIRECT(ADDRESS(64;2;4)):INDIRECT(ADDRESS(6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3">
            <text:p>3</text:p>
          </table:table-cell>
          <table:table-cell table:formula="of:=RANK(INDIRECT(ADDRESS(65;3;4));INDIRECT(ADDRESS(65;2;4)):INDIRECT(ADDRESS(65;11;4));1)" office:value-type="float" office:value="5">
            <text:p>5</text:p>
          </table:table-cell>
          <table:table-cell table:formula="of:=RANK(INDIRECT(ADDRESS(65;4;4));INDIRECT(ADDRESS(65;2;4)):INDIRECT(ADDRESS(65;11;4));1)" office:value-type="float" office:value="4">
            <text:p>4</text:p>
          </table:table-cell>
          <table:table-cell table:formula="of:=RANK(INDIRECT(ADDRESS(65;5;4));INDIRECT(ADDRESS(65;2;4)):INDIRECT(ADDRESS(65;11;4));1)" office:value-type="float" office:value="9">
            <text:p>9</text:p>
          </table:table-cell>
          <table:table-cell table:formula="of:=RANK(INDIRECT(ADDRESS(65;6;4));INDIRECT(ADDRESS(65;2;4)):INDIRECT(ADDRESS(65;11;4));1)" office:value-type="float" office:value="7">
            <text:p>7</text:p>
          </table:table-cell>
          <table:table-cell table:formula="of:=RANK(INDIRECT(ADDRESS(65;7;4));INDIRECT(ADDRESS(65;2;4)):INDIRECT(ADDRESS(65;11;4));1)" office:value-type="float" office:value="2">
            <text:p>2</text:p>
          </table:table-cell>
          <table:table-cell table:formula="of:=RANK(INDIRECT(ADDRESS(65;8;4));INDIRECT(ADDRESS(65;2;4)):INDIRECT(ADDRESS(65;11;4));1)" office:value-type="float" office:value="10">
            <text:p>10</text:p>
          </table:table-cell>
          <table:table-cell table:formula="of:=RANK(INDIRECT(ADDRESS(65;9;4));INDIRECT(ADDRESS(65;2;4)):INDIRECT(ADDRESS(65;11;4));1)" office:value-type="float" office:value="6">
            <text:p>6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3">
            <text:p>3</text:p>
          </table:table-cell>
          <table:table-cell table:formula="of:=RANK(INDIRECT(ADDRESS(66;3;4));INDIRECT(ADDRESS(66;2;4)):INDIRECT(ADDRESS(66;11;4));1)" office:value-type="float" office:value="5">
            <text:p>5</text:p>
          </table:table-cell>
          <table:table-cell table:formula="of:=RANK(INDIRECT(ADDRESS(66;4;4));INDIRECT(ADDRESS(66;2;4)):INDIRECT(ADDRESS(66;11;4));1)" office:value-type="float" office:value="4">
            <text:p>4</text:p>
          </table:table-cell>
          <table:table-cell table:formula="of:=RANK(INDIRECT(ADDRESS(66;5;4));INDIRECT(ADDRESS(66;2;4)):INDIRECT(ADDRESS(66;11;4));1)" office:value-type="float" office:value="9">
            <text:p>9</text:p>
          </table:table-cell>
          <table:table-cell table:formula="of:=RANK(INDIRECT(ADDRESS(66;6;4));INDIRECT(ADDRESS(66;2;4)):INDIRECT(ADDRESS(66;11;4));1)" office:value-type="float" office:value="7">
            <text:p>7</text:p>
          </table:table-cell>
          <table:table-cell table:formula="of:=RANK(INDIRECT(ADDRESS(66;7;4));INDIRECT(ADDRESS(66;2;4)):INDIRECT(ADDRESS(66;11;4));1)" office:value-type="float" office:value="1">
            <text:p>1</text:p>
          </table:table-cell>
          <table:table-cell table:formula="of:=RANK(INDIRECT(ADDRESS(66;8;4));INDIRECT(ADDRESS(66;2;4)):INDIRECT(ADDRESS(66;11;4));1)" office:value-type="float" office:value="10">
            <text:p>10</text:p>
          </table:table-cell>
          <table:table-cell table:formula="of:=RANK(INDIRECT(ADDRESS(66;9;4));INDIRECT(ADDRESS(66;2;4)):INDIRECT(ADDRESS(66;11;4));1)" office:value-type="float" office:value="6">
            <text:p>6</text:p>
          </table:table-cell>
          <table:table-cell table:formula="of:=RANK(INDIRECT(ADDRESS(66;10;4));INDIRECT(ADDRESS(66;2;4)):INDIRECT(ADDRESS(66;11;4));1)" office:value-type="float" office:value="2">
            <text:p>2</text:p>
          </table:table-cell>
          <table:table-cell table:formula="of:=RANK(INDIRECT(ADDRESS(66;11;4));INDIRECT(ADDRESS(66;2;4)):INDIRECT(ADDRESS(6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3">
            <text:p>3</text:p>
          </table:table-cell>
          <table:table-cell table:formula="of:=RANK(INDIRECT(ADDRESS(67;3;4));INDIRECT(ADDRESS(67;2;4)):INDIRECT(ADDRESS(67;11;4));1)" office:value-type="float" office:value="6">
            <text:p>6</text:p>
          </table:table-cell>
          <table:table-cell table:formula="of:=RANK(INDIRECT(ADDRESS(67;4;4));INDIRECT(ADDRESS(67;2;4)):INDIRECT(ADDRESS(67;11;4));1)" office:value-type="float" office:value="4">
            <text:p>4</text:p>
          </table:table-cell>
          <table:table-cell table:formula="of:=RANK(INDIRECT(ADDRESS(67;5;4));INDIRECT(ADDRESS(67;2;4)):INDIRECT(ADDRESS(67;11;4));1)" office:value-type="float" office:value="9">
            <text:p>9</text:p>
          </table:table-cell>
          <table:table-cell table:formula="of:=RANK(INDIRECT(ADDRESS(67;6;4));INDIRECT(ADDRESS(67;2;4)):INDIRECT(ADDRESS(67;11;4));1)" office:value-type="float" office:value="7">
            <text:p>7</text:p>
          </table:table-cell>
          <table:table-cell table:formula="of:=RANK(INDIRECT(ADDRESS(67;7;4));INDIRECT(ADDRESS(67;2;4)):INDIRECT(ADDRESS(67;11;4));1)" office:value-type="float" office:value="2">
            <text:p>2</text:p>
          </table:table-cell>
          <table:table-cell table:formula="of:=RANK(INDIRECT(ADDRESS(67;8;4));INDIRECT(ADDRESS(67;2;4)):INDIRECT(ADDRESS(67;11;4));1)" office:value-type="float" office:value="10">
            <text:p>10</text:p>
          </table:table-cell>
          <table:table-cell table:formula="of:=RANK(INDIRECT(ADDRESS(67;9;4));INDIRECT(ADDRESS(67;2;4)):INDIRECT(ADDRESS(67;11;4));1)" office:value-type="float" office:value="5">
            <text:p>5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3">
            <text:p>3</text:p>
          </table:table-cell>
          <table:table-cell table:formula="of:=RANK(INDIRECT(ADDRESS(68;3;4));INDIRECT(ADDRESS(68;2;4)):INDIRECT(ADDRESS(68;11;4));1)" office:value-type="float" office:value="6">
            <text:p>6</text:p>
          </table:table-cell>
          <table:table-cell table:formula="of:=RANK(INDIRECT(ADDRESS(68;4;4));INDIRECT(ADDRESS(68;2;4)):INDIRECT(ADDRESS(68;11;4));1)" office:value-type="float" office:value="4">
            <text:p>4</text:p>
          </table:table-cell>
          <table:table-cell table:formula="of:=RANK(INDIRECT(ADDRESS(68;5;4));INDIRECT(ADDRESS(68;2;4)):INDIRECT(ADDRESS(68;11;4));1)" office:value-type="float" office:value="9">
            <text:p>9</text:p>
          </table:table-cell>
          <table:table-cell table:formula="of:=RANK(INDIRECT(ADDRESS(68;6;4));INDIRECT(ADDRESS(68;2;4)):INDIRECT(ADDRESS(68;11;4));1)" office:value-type="float" office:value="5">
            <text:p>5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10">
            <text:p>10</text:p>
          </table:table-cell>
          <table:table-cell table:formula="of:=RANK(INDIRECT(ADDRESS(68;9;4));INDIRECT(ADDRESS(68;2;4)):INDIRECT(ADDRESS(68;11;4));1)" office:value-type="float" office:value="7">
            <text:p>7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3">
            <text:p>3</text:p>
          </table:table-cell>
          <table:table-cell table:formula="of:=RANK(INDIRECT(ADDRESS(69;3;4));INDIRECT(ADDRESS(69;2;4)):INDIRECT(ADDRESS(69;11;4));1)" office:value-type="float" office:value="5">
            <text:p>5</text:p>
          </table:table-cell>
          <table:table-cell table:formula="of:=RANK(INDIRECT(ADDRESS(69;4;4));INDIRECT(ADDRESS(69;2;4)):INDIRECT(ADDRESS(69;11;4));1)" office:value-type="float" office:value="4">
            <text:p>4</text:p>
          </table:table-cell>
          <table:table-cell table:formula="of:=RANK(INDIRECT(ADDRESS(69;5;4));INDIRECT(ADDRESS(69;2;4)):INDIRECT(ADDRESS(69;11;4));1)" office:value-type="float" office:value="9">
            <text:p>9</text:p>
          </table:table-cell>
          <table:table-cell table:formula="of:=RANK(INDIRECT(ADDRESS(69;6;4));INDIRECT(ADDRESS(69;2;4)):INDIRECT(ADDRESS(69;11;4));1)" office:value-type="float" office:value="7">
            <text:p>7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0">
            <text:p>10</text:p>
          </table:table-cell>
          <table:table-cell table:formula="of:=RANK(INDIRECT(ADDRESS(69;9;4));INDIRECT(ADDRESS(69;2;4)):INDIRECT(ADDRESS(69;11;4));1)" office:value-type="float" office:value="6">
            <text:p>6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3">
            <text:p>3</text:p>
          </table:table-cell>
          <table:table-cell table:formula="of:=RANK(INDIRECT(ADDRESS(70;3;4));INDIRECT(ADDRESS(70;2;4)):INDIRECT(ADDRESS(70;11;4));1)" office:value-type="float" office:value="6">
            <text:p>6</text:p>
          </table:table-cell>
          <table:table-cell table:formula="of:=RANK(INDIRECT(ADDRESS(70;4;4));INDIRECT(ADDRESS(70;2;4)):INDIRECT(ADDRESS(70;11;4));1)" office:value-type="float" office:value="4">
            <text:p>4</text:p>
          </table:table-cell>
          <table:table-cell table:formula="of:=RANK(INDIRECT(ADDRESS(70;5;4));INDIRECT(ADDRESS(70;2;4)):INDIRECT(ADDRESS(70;11;4));1)" office:value-type="float" office:value="10">
            <text:p>10</text:p>
          </table:table-cell>
          <table:table-cell table:formula="of:=RANK(INDIRECT(ADDRESS(70;6;4));INDIRECT(ADDRESS(70;2;4)):INDIRECT(ADDRESS(70;11;4));1)" office:value-type="float" office:value="5">
            <text:p>5</text:p>
          </table:table-cell>
          <table:table-cell table:formula="of:=RANK(INDIRECT(ADDRESS(70;7;4));INDIRECT(ADDRESS(70;2;4)):INDIRECT(ADDRESS(70;11;4));1)" office:value-type="float" office:value="1">
            <text:p>1</text:p>
          </table:table-cell>
          <table:table-cell table:formula="of:=RANK(INDIRECT(ADDRESS(70;8;4));INDIRECT(ADDRESS(70;2;4)):INDIRECT(ADDRESS(70;11;4));1)" office:value-type="float" office:value="9">
            <text:p>9</text:p>
          </table:table-cell>
          <table:table-cell table:formula="of:=RANK(INDIRECT(ADDRESS(70;9;4));INDIRECT(ADDRESS(70;2;4)):INDIRECT(ADDRESS(70;11;4));1)" office:value-type="float" office:value="7">
            <text:p>7</text:p>
          </table:table-cell>
          <table:table-cell table:formula="of:=RANK(INDIRECT(ADDRESS(70;10;4));INDIRECT(ADDRESS(70;2;4)):INDIRECT(ADDRESS(70;11;4));1)" office:value-type="float" office:value="2">
            <text:p>2</text:p>
          </table:table-cell>
          <table:table-cell table:formula="of:=RANK(INDIRECT(ADDRESS(70;11;4));INDIRECT(ADDRESS(70;2;4)):INDIRECT(ADDRESS(7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2">
            <text:p>2</text:p>
          </table:table-cell>
          <table:table-cell table:formula="of:=RANK(INDIRECT(ADDRESS(71;3;4));INDIRECT(ADDRESS(71;2;4)):INDIRECT(ADDRESS(71;11;4));1)" office:value-type="float" office:value="5">
            <text:p>5</text:p>
          </table:table-cell>
          <table:table-cell table:formula="of:=RANK(INDIRECT(ADDRESS(71;4;4));INDIRECT(ADDRESS(71;2;4)):INDIRECT(ADDRESS(71;11;4));1)" office:value-type="float" office:value="4">
            <text:p>4</text:p>
          </table:table-cell>
          <table:table-cell table:formula="of:=RANK(INDIRECT(ADDRESS(71;5;4));INDIRECT(ADDRESS(71;2;4)):INDIRECT(ADDRESS(71;11;4));1)" office:value-type="float" office:value="9">
            <text:p>9</text:p>
          </table:table-cell>
          <table:table-cell table:formula="of:=RANK(INDIRECT(ADDRESS(71;6;4));INDIRECT(ADDRESS(71;2;4)):INDIRECT(ADDRESS(71;11;4));1)" office:value-type="float" office:value="7">
            <text:p>7</text:p>
          </table:table-cell>
          <table:table-cell table:formula="of:=RANK(INDIRECT(ADDRESS(71;7;4));INDIRECT(ADDRESS(71;2;4)):INDIRECT(ADDRESS(71;11;4));1)" office:value-type="float" office:value="1">
            <text:p>1</text:p>
          </table:table-cell>
          <table:table-cell table:formula="of:=RANK(INDIRECT(ADDRESS(71;8;4));INDIRECT(ADDRESS(71;2;4)):INDIRECT(ADDRESS(71;11;4));1)" office:value-type="float" office:value="10">
            <text:p>10</text:p>
          </table:table-cell>
          <table:table-cell table:formula="of:=RANK(INDIRECT(ADDRESS(71;9;4));INDIRECT(ADDRESS(71;2;4)):INDIRECT(ADDRESS(71;11;4));1)" office:value-type="float" office:value="6">
            <text:p>6</text:p>
          </table:table-cell>
          <table:table-cell table:formula="of:=RANK(INDIRECT(ADDRESS(71;10;4));INDIRECT(ADDRESS(71;2;4)):INDIRECT(ADDRESS(71;11;4));1)" office:value-type="float" office:value="3">
            <text:p>3</text:p>
          </table:table-cell>
          <table:table-cell table:formula="of:=RANK(INDIRECT(ADDRESS(71;11;4));INDIRECT(ADDRESS(71;2;4)):INDIRECT(ADDRESS(7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3">
            <text:p>3</text:p>
          </table:table-cell>
          <table:table-cell table:formula="of:=RANK(INDIRECT(ADDRESS(72;3;4));INDIRECT(ADDRESS(72;2;4)):INDIRECT(ADDRESS(72;11;4));1)" office:value-type="float" office:value="5">
            <text:p>5</text:p>
          </table:table-cell>
          <table:table-cell table:formula="of:=RANK(INDIRECT(ADDRESS(72;4;4));INDIRECT(ADDRESS(72;2;4)):INDIRECT(ADDRESS(72;11;4));1)" office:value-type="float" office:value="4">
            <text:p>4</text:p>
          </table:table-cell>
          <table:table-cell table:formula="of:=RANK(INDIRECT(ADDRESS(72;5;4));INDIRECT(ADDRESS(72;2;4)):INDIRECT(ADDRESS(72;11;4));1)" office:value-type="float" office:value="9">
            <text:p>9</text:p>
          </table:table-cell>
          <table:table-cell table:formula="of:=RANK(INDIRECT(ADDRESS(72;6;4));INDIRECT(ADDRESS(72;2;4)):INDIRECT(ADDRESS(72;11;4));1)" office:value-type="float" office:value="7">
            <text:p>7</text:p>
          </table:table-cell>
          <table:table-cell table:formula="of:=RANK(INDIRECT(ADDRESS(72;7;4));INDIRECT(ADDRESS(72;2;4)):INDIRECT(ADDRESS(72;11;4));1)" office:value-type="float" office:value="2">
            <text:p>2</text:p>
          </table:table-cell>
          <table:table-cell table:formula="of:=RANK(INDIRECT(ADDRESS(72;8;4));INDIRECT(ADDRESS(72;2;4)):INDIRECT(ADDRESS(72;11;4));1)" office:value-type="float" office:value="10">
            <text:p>10</text:p>
          </table:table-cell>
          <table:table-cell table:formula="of:=RANK(INDIRECT(ADDRESS(72;9;4));INDIRECT(ADDRESS(72;2;4)):INDIRECT(ADDRESS(72;11;4));1)" office:value-type="float" office:value="6">
            <text:p>6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3">
            <text:p>3</text:p>
          </table:table-cell>
          <table:table-cell table:formula="of:=RANK(INDIRECT(ADDRESS(73;3;4));INDIRECT(ADDRESS(73;2;4)):INDIRECT(ADDRESS(73;11;4));1)" office:value-type="float" office:value="5">
            <text:p>5</text:p>
          </table:table-cell>
          <table:table-cell table:formula="of:=RANK(INDIRECT(ADDRESS(73;4;4));INDIRECT(ADDRESS(73;2;4)):INDIRECT(ADDRESS(73;11;4));1)" office:value-type="float" office:value="4">
            <text:p>4</text:p>
          </table:table-cell>
          <table:table-cell table:formula="of:=RANK(INDIRECT(ADDRESS(73;5;4));INDIRECT(ADDRESS(73;2;4)):INDIRECT(ADDRESS(73;11;4));1)" office:value-type="float" office:value="9">
            <text:p>9</text:p>
          </table:table-cell>
          <table:table-cell table:formula="of:=RANK(INDIRECT(ADDRESS(73;6;4));INDIRECT(ADDRESS(73;2;4)):INDIRECT(ADDRESS(73;11;4));1)" office:value-type="float" office:value="7">
            <text:p>7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10">
            <text:p>10</text:p>
          </table:table-cell>
          <table:table-cell table:formula="of:=RANK(INDIRECT(ADDRESS(73;9;4));INDIRECT(ADDRESS(73;2;4)):INDIRECT(ADDRESS(73;11;4));1)" office:value-type="float" office:value="6">
            <text:p>6</text:p>
          </table:table-cell>
          <table:table-cell table:formula="of:=RANK(INDIRECT(ADDRESS(73;10;4));INDIRECT(ADDRESS(73;2;4)):INDIRECT(ADDRESS(73;11;4));1)" office:value-type="float" office:value="1">
            <text:p>1</text:p>
          </table:table-cell>
          <table:table-cell table:formula="of:=RANK(INDIRECT(ADDRESS(73;11;4));INDIRECT(ADDRESS(73;2;4)):INDIRECT(ADDRESS(7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3">
            <text:p>3</text:p>
          </table:table-cell>
          <table:table-cell table:formula="of:=RANK(INDIRECT(ADDRESS(74;3;4));INDIRECT(ADDRESS(74;2;4)):INDIRECT(ADDRESS(74;11;4));1)" office:value-type="float" office:value="5">
            <text:p>5</text:p>
          </table:table-cell>
          <table:table-cell table:formula="of:=RANK(INDIRECT(ADDRESS(74;4;4));INDIRECT(ADDRESS(74;2;4)):INDIRECT(ADDRESS(74;11;4));1)" office:value-type="float" office:value="4">
            <text:p>4</text:p>
          </table:table-cell>
          <table:table-cell table:formula="of:=RANK(INDIRECT(ADDRESS(74;5;4));INDIRECT(ADDRESS(74;2;4)):INDIRECT(ADDRESS(74;11;4));1)" office:value-type="float" office:value="9">
            <text:p>9</text:p>
          </table:table-cell>
          <table:table-cell table:formula="of:=RANK(INDIRECT(ADDRESS(74;6;4));INDIRECT(ADDRESS(74;2;4)):INDIRECT(ADDRESS(74;11;4));1)" office:value-type="float" office:value="7">
            <text:p>7</text:p>
          </table:table-cell>
          <table:table-cell table:formula="of:=RANK(INDIRECT(ADDRESS(74;7;4));INDIRECT(ADDRESS(74;2;4)):INDIRECT(ADDRESS(74;11;4));1)" office:value-type="float" office:value="2">
            <text:p>2</text:p>
          </table:table-cell>
          <table:table-cell table:formula="of:=RANK(INDIRECT(ADDRESS(74;8;4));INDIRECT(ADDRESS(74;2;4)):INDIRECT(ADDRESS(74;11;4));1)" office:value-type="float" office:value="10">
            <text:p>10</text:p>
          </table:table-cell>
          <table:table-cell table:formula="of:=RANK(INDIRECT(ADDRESS(74;9;4));INDIRECT(ADDRESS(74;2;4)):INDIRECT(ADDRESS(74;11;4));1)" office:value-type="float" office:value="6">
            <text:p>6</text:p>
          </table:table-cell>
          <table:table-cell table:formula="of:=RANK(INDIRECT(ADDRESS(74;10;4));INDIRECT(ADDRESS(74;2;4)):INDIRECT(ADDRESS(74;11;4));1)" office:value-type="float" office:value="1">
            <text:p>1</text:p>
          </table:table-cell>
          <table:table-cell table:formula="of:=RANK(INDIRECT(ADDRESS(74;11;4));INDIRECT(ADDRESS(74;2;4)):INDIRECT(ADDRESS(7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2">
            <text:p>2</text:p>
          </table:table-cell>
          <table:table-cell table:formula="of:=RANK(INDIRECT(ADDRESS(75;3;4));INDIRECT(ADDRESS(75;2;4)):INDIRECT(ADDRESS(75;11;4));1)" office:value-type="float" office:value="5">
            <text:p>5</text:p>
          </table:table-cell>
          <table:table-cell table:formula="of:=RANK(INDIRECT(ADDRESS(75;4;4));INDIRECT(ADDRESS(75;2;4)):INDIRECT(ADDRESS(75;11;4));1)" office:value-type="float" office:value="4">
            <text:p>4</text:p>
          </table:table-cell>
          <table:table-cell table:formula="of:=RANK(INDIRECT(ADDRESS(75;5;4));INDIRECT(ADDRESS(75;2;4)):INDIRECT(ADDRESS(75;11;4));1)" office:value-type="float" office:value="9">
            <text:p>9</text:p>
          </table:table-cell>
          <table:table-cell table:formula="of:=RANK(INDIRECT(ADDRESS(75;6;4));INDIRECT(ADDRESS(75;2;4)):INDIRECT(ADDRESS(75;11;4));1)" office:value-type="float" office:value="7">
            <text:p>7</text:p>
          </table:table-cell>
          <table:table-cell table:formula="of:=RANK(INDIRECT(ADDRESS(75;7;4));INDIRECT(ADDRESS(75;2;4)):INDIRECT(ADDRESS(75;11;4));1)" office:value-type="float" office:value="1">
            <text:p>1</text:p>
          </table:table-cell>
          <table:table-cell table:formula="of:=RANK(INDIRECT(ADDRESS(75;8;4));INDIRECT(ADDRESS(75;2;4)):INDIRECT(ADDRESS(75;11;4));1)" office:value-type="float" office:value="10">
            <text:p>10</text:p>
          </table:table-cell>
          <table:table-cell table:formula="of:=RANK(INDIRECT(ADDRESS(75;9;4));INDIRECT(ADDRESS(75;2;4)):INDIRECT(ADDRESS(75;11;4));1)" office:value-type="float" office:value="6">
            <text:p>6</text:p>
          </table:table-cell>
          <table:table-cell table:formula="of:=RANK(INDIRECT(ADDRESS(75;10;4));INDIRECT(ADDRESS(75;2;4)):INDIRECT(ADDRESS(75;11;4));1)" office:value-type="float" office:value="3">
            <text:p>3</text:p>
          </table:table-cell>
          <table:table-cell table:formula="of:=RANK(INDIRECT(ADDRESS(75;11;4));INDIRECT(ADDRESS(75;2;4)):INDIRECT(ADDRESS(7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2">
            <text:p>2</text:p>
          </table:table-cell>
          <table:table-cell table:formula="of:=RANK(INDIRECT(ADDRESS(76;3;4));INDIRECT(ADDRESS(76;2;4)):INDIRECT(ADDRESS(76;11;4));1)" office:value-type="float" office:value="5">
            <text:p>5</text:p>
          </table:table-cell>
          <table:table-cell table:formula="of:=RANK(INDIRECT(ADDRESS(76;4;4));INDIRECT(ADDRESS(76;2;4)):INDIRECT(ADDRESS(76;11;4));1)" office:value-type="float" office:value="4">
            <text:p>4</text:p>
          </table:table-cell>
          <table:table-cell table:formula="of:=RANK(INDIRECT(ADDRESS(76;5;4));INDIRECT(ADDRESS(76;2;4)):INDIRECT(ADDRESS(76;11;4));1)" office:value-type="float" office:value="9">
            <text:p>9</text:p>
          </table:table-cell>
          <table:table-cell table:formula="of:=RANK(INDIRECT(ADDRESS(76;6;4));INDIRECT(ADDRESS(76;2;4)):INDIRECT(ADDRESS(76;11;4));1)" office:value-type="float" office:value="6">
            <text:p>6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10">
            <text:p>10</text:p>
          </table:table-cell>
          <table:table-cell table:formula="of:=RANK(INDIRECT(ADDRESS(76;9;4));INDIRECT(ADDRESS(76;2;4)):INDIRECT(ADDRESS(76;11;4));1)" office:value-type="float" office:value="8">
            <text:p>8</text:p>
          </table:table-cell>
          <table:table-cell table:formula="of:=RANK(INDIRECT(ADDRESS(76;10;4));INDIRECT(ADDRESS(76;2;4)):INDIRECT(ADDRESS(76;11;4));1)" office:value-type="float" office:value="3">
            <text:p>3</text:p>
          </table:table-cell>
          <table:table-cell table:formula="of:=RANK(INDIRECT(ADDRESS(76;11;4));INDIRECT(ADDRESS(76;2;4)):INDIRECT(ADDRESS(76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5">
            <text:p>5</text:p>
          </table:table-cell>
          <table:table-cell table:formula="of:=RANK(INDIRECT(ADDRESS(77;4;4));INDIRECT(ADDRESS(77;2;4)):INDIRECT(ADDRESS(77;11;4));1)" office:value-type="float" office:value="4">
            <text:p>4</text:p>
          </table:table-cell>
          <table:table-cell table:formula="of:=RANK(INDIRECT(ADDRESS(77;5;4));INDIRECT(ADDRESS(77;2;4)):INDIRECT(ADDRESS(77;11;4));1)" office:value-type="float" office:value="9">
            <text:p>9</text:p>
          </table:table-cell>
          <table:table-cell table:formula="of:=RANK(INDIRECT(ADDRESS(77;6;4));INDIRECT(ADDRESS(77;2;4)):INDIRECT(ADDRESS(77;11;4));1)" office:value-type="float" office:value="6">
            <text:p>6</text:p>
          </table:table-cell>
          <table:table-cell table:formula="of:=RANK(INDIRECT(ADDRESS(77;7;4));INDIRECT(ADDRESS(77;2;4)):INDIRECT(ADDRESS(77;11;4));1)" office:value-type="float" office:value="2">
            <text:p>2</text:p>
          </table:table-cell>
          <table:table-cell table:formula="of:=RANK(INDIRECT(ADDRESS(77;8;4));INDIRECT(ADDRESS(77;2;4)):INDIRECT(ADDRESS(77;11;4));1)" office:value-type="float" office:value="10">
            <text:p>10</text:p>
          </table:table-cell>
          <table:table-cell table:formula="of:=RANK(INDIRECT(ADDRESS(77;9;4));INDIRECT(ADDRESS(77;2;4)):INDIRECT(ADDRESS(77;11;4));1)" office:value-type="float" office:value="7">
            <text:p>7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3">
            <text:p>3</text:p>
          </table:table-cell>
          <table:table-cell table:formula="of:=RANK(INDIRECT(ADDRESS(78;3;4));INDIRECT(ADDRESS(78;2;4)):INDIRECT(ADDRESS(78;11;4));1)" office:value-type="float" office:value="5">
            <text:p>5</text:p>
          </table:table-cell>
          <table:table-cell table:formula="of:=RANK(INDIRECT(ADDRESS(78;4;4));INDIRECT(ADDRESS(78;2;4)):INDIRECT(ADDRESS(78;11;4));1)" office:value-type="float" office:value="4">
            <text:p>4</text:p>
          </table:table-cell>
          <table:table-cell table:formula="of:=RANK(INDIRECT(ADDRESS(78;5;4));INDIRECT(ADDRESS(78;2;4)):INDIRECT(ADDRESS(78;11;4));1)" office:value-type="float" office:value="9">
            <text:p>9</text:p>
          </table:table-cell>
          <table:table-cell table:formula="of:=RANK(INDIRECT(ADDRESS(78;6;4));INDIRECT(ADDRESS(78;2;4)):INDIRECT(ADDRESS(78;11;4));1)" office:value-type="float" office:value="7">
            <text:p>7</text:p>
          </table:table-cell>
          <table:table-cell table:formula="of:=RANK(INDIRECT(ADDRESS(78;7;4));INDIRECT(ADDRESS(78;2;4)):INDIRECT(ADDRESS(78;11;4));1)" office:value-type="float" office:value="1">
            <text:p>1</text:p>
          </table:table-cell>
          <table:table-cell table:formula="of:=RANK(INDIRECT(ADDRESS(78;8;4));INDIRECT(ADDRESS(78;2;4)):INDIRECT(ADDRESS(78;11;4));1)" office:value-type="float" office:value="10">
            <text:p>10</text:p>
          </table:table-cell>
          <table:table-cell table:formula="of:=RANK(INDIRECT(ADDRESS(78;9;4));INDIRECT(ADDRESS(78;2;4)):INDIRECT(ADDRESS(78;11;4));1)" office:value-type="float" office:value="6">
            <text:p>6</text:p>
          </table:table-cell>
          <table:table-cell table:formula="of:=RANK(INDIRECT(ADDRESS(78;10;4));INDIRECT(ADDRESS(78;2;4)):INDIRECT(ADDRESS(78;11;4));1)" office:value-type="float" office:value="2">
            <text:p>2</text:p>
          </table:table-cell>
          <table:table-cell table:formula="of:=RANK(INDIRECT(ADDRESS(78;11;4));INDIRECT(ADDRESS(78;2;4)):INDIRECT(ADDRESS(7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3">
            <text:p>3</text:p>
          </table:table-cell>
          <table:table-cell table:formula="of:=RANK(INDIRECT(ADDRESS(79;3;4));INDIRECT(ADDRESS(79;2;4)):INDIRECT(ADDRESS(79;11;4));1)" office:value-type="float" office:value="5">
            <text:p>5</text:p>
          </table:table-cell>
          <table:table-cell table:formula="of:=RANK(INDIRECT(ADDRESS(79;4;4));INDIRECT(ADDRESS(79;2;4)):INDIRECT(ADDRESS(79;11;4));1)" office:value-type="float" office:value="4">
            <text:p>4</text:p>
          </table:table-cell>
          <table:table-cell table:formula="of:=RANK(INDIRECT(ADDRESS(79;5;4));INDIRECT(ADDRESS(79;2;4)):INDIRECT(ADDRESS(79;11;4));1)" office:value-type="float" office:value="9">
            <text:p>9</text:p>
          </table:table-cell>
          <table:table-cell table:formula="of:=RANK(INDIRECT(ADDRESS(79;6;4));INDIRECT(ADDRESS(79;2;4)):INDIRECT(ADDRESS(79;11;4));1)" office:value-type="float" office:value="7">
            <text:p>7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10">
            <text:p>10</text:p>
          </table:table-cell>
          <table:table-cell table:formula="of:=RANK(INDIRECT(ADDRESS(79;9;4));INDIRECT(ADDRESS(79;2;4)):INDIRECT(ADDRESS(79;11;4));1)" office:value-type="float" office:value="6">
            <text:p>6</text:p>
          </table:table-cell>
          <table:table-cell table:formula="of:=RANK(INDIRECT(ADDRESS(79;10;4));INDIRECT(ADDRESS(79;2;4)):INDIRECT(ADDRESS(79;11;4));1)" office:value-type="float" office:value="2">
            <text:p>2</text:p>
          </table:table-cell>
          <table:table-cell table:formula="of:=RANK(INDIRECT(ADDRESS(79;11;4));INDIRECT(ADDRESS(79;2;4)):INDIRECT(ADDRESS(7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3">
            <text:p>3</text:p>
          </table:table-cell>
          <table:table-cell table:formula="of:=RANK(INDIRECT(ADDRESS(80;3;4));INDIRECT(ADDRESS(80;2;4)):INDIRECT(ADDRESS(80;11;4));1)" office:value-type="float" office:value="7">
            <text:p>7</text:p>
          </table:table-cell>
          <table:table-cell table:formula="of:=RANK(INDIRECT(ADDRESS(80;4;4));INDIRECT(ADDRESS(80;2;4)):INDIRECT(ADDRESS(80;11;4));1)" office:value-type="float" office:value="4">
            <text:p>4</text:p>
          </table:table-cell>
          <table:table-cell table:formula="of:=RANK(INDIRECT(ADDRESS(80;5;4));INDIRECT(ADDRESS(80;2;4)):INDIRECT(ADDRESS(80;11;4));1)" office:value-type="float" office:value="9">
            <text:p>9</text:p>
          </table:table-cell>
          <table:table-cell table:formula="of:=RANK(INDIRECT(ADDRESS(80;6;4));INDIRECT(ADDRESS(80;2;4)):INDIRECT(ADDRESS(80;11;4));1)" office:value-type="float" office:value="5">
            <text:p>5</text:p>
          </table:table-cell>
          <table:table-cell table:formula="of:=RANK(INDIRECT(ADDRESS(80;7;4));INDIRECT(ADDRESS(80;2;4)):INDIRECT(ADDRESS(80;11;4));1)" office:value-type="float" office:value="2">
            <text:p>2</text:p>
          </table:table-cell>
          <table:table-cell table:formula="of:=RANK(INDIRECT(ADDRESS(80;8;4));INDIRECT(ADDRESS(80;2;4)):INDIRECT(ADDRESS(80;11;4));1)" office:value-type="float" office:value="10">
            <text:p>10</text:p>
          </table:table-cell>
          <table:table-cell table:formula="of:=RANK(INDIRECT(ADDRESS(80;9;4));INDIRECT(ADDRESS(80;2;4)):INDIRECT(ADDRESS(80;11;4));1)" office:value-type="float" office:value="6">
            <text:p>6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3">
            <text:p>3</text:p>
          </table:table-cell>
          <table:table-cell table:formula="of:=RANK(INDIRECT(ADDRESS(81;3;4));INDIRECT(ADDRESS(81;2;4)):INDIRECT(ADDRESS(81;11;4));1)" office:value-type="float" office:value="5">
            <text:p>5</text:p>
          </table:table-cell>
          <table:table-cell table:formula="of:=RANK(INDIRECT(ADDRESS(81;4;4));INDIRECT(ADDRESS(81;2;4)):INDIRECT(ADDRESS(81;11;4));1)" office:value-type="float" office:value="4">
            <text:p>4</text:p>
          </table:table-cell>
          <table:table-cell table:formula="of:=RANK(INDIRECT(ADDRESS(81;5;4));INDIRECT(ADDRESS(81;2;4)):INDIRECT(ADDRESS(81;11;4));1)" office:value-type="float" office:value="9">
            <text:p>9</text:p>
          </table:table-cell>
          <table:table-cell table:formula="of:=RANK(INDIRECT(ADDRESS(81;6;4));INDIRECT(ADDRESS(81;2;4)):INDIRECT(ADDRESS(81;11;4));1)" office:value-type="float" office:value="7">
            <text:p>7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9">
            <text:p>9</text:p>
          </table:table-cell>
          <table:table-cell table:formula="of:=RANK(INDIRECT(ADDRESS(81;9;4));INDIRECT(ADDRESS(81;2;4)):INDIRECT(ADDRESS(81;11;4));1)" office:value-type="float" office:value="6">
            <text:p>6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3">
            <text:p>3</text:p>
          </table:table-cell>
          <table:table-cell table:formula="of:=RANK(INDIRECT(ADDRESS(82;3;4));INDIRECT(ADDRESS(82;2;4)):INDIRECT(ADDRESS(82;11;4));1)" office:value-type="float" office:value="7">
            <text:p>7</text:p>
          </table:table-cell>
          <table:table-cell table:formula="of:=RANK(INDIRECT(ADDRESS(82;4;4));INDIRECT(ADDRESS(82;2;4)):INDIRECT(ADDRESS(82;11;4));1)" office:value-type="float" office:value="4">
            <text:p>4</text:p>
          </table:table-cell>
          <table:table-cell table:formula="of:=RANK(INDIRECT(ADDRESS(82;5;4));INDIRECT(ADDRESS(82;2;4)):INDIRECT(ADDRESS(82;11;4));1)" office:value-type="float" office:value="10">
            <text:p>10</text:p>
          </table:table-cell>
          <table:table-cell table:formula="of:=RANK(INDIRECT(ADDRESS(82;6;4));INDIRECT(ADDRESS(82;2;4)):INDIRECT(ADDRESS(82;11;4));1)" office:value-type="float" office:value="6">
            <text:p>6</text:p>
          </table:table-cell>
          <table:table-cell table:formula="of:=RANK(INDIRECT(ADDRESS(82;7;4));INDIRECT(ADDRESS(82;2;4)):INDIRECT(ADDRESS(82;11;4));1)" office:value-type="float" office:value="1">
            <text:p>1</text:p>
          </table:table-cell>
          <table:table-cell table:formula="of:=RANK(INDIRECT(ADDRESS(82;8;4));INDIRECT(ADDRESS(82;2;4)):INDIRECT(ADDRESS(82;11;4));1)" office:value-type="float" office:value="9">
            <text:p>9</text:p>
          </table:table-cell>
          <table:table-cell table:formula="of:=RANK(INDIRECT(ADDRESS(82;9;4));INDIRECT(ADDRESS(82;2;4)):INDIRECT(ADDRESS(82;11;4));1)" office:value-type="float" office:value="5">
            <text:p>5</text:p>
          </table:table-cell>
          <table:table-cell table:formula="of:=RANK(INDIRECT(ADDRESS(82;10;4));INDIRECT(ADDRESS(82;2;4)):INDIRECT(ADDRESS(82;11;4));1)" office:value-type="float" office:value="2">
            <text:p>2</text:p>
          </table:table-cell>
          <table:table-cell table:formula="of:=RANK(INDIRECT(ADDRESS(82;11;4));INDIRECT(ADDRESS(82;2;4)):INDIRECT(ADDRESS(8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2">
            <text:p>2</text:p>
          </table:table-cell>
          <table:table-cell table:formula="of:=RANK(INDIRECT(ADDRESS(83;3;4));INDIRECT(ADDRESS(83;2;4)):INDIRECT(ADDRESS(83;11;4));1)" office:value-type="float" office:value="5">
            <text:p>5</text:p>
          </table:table-cell>
          <table:table-cell table:formula="of:=RANK(INDIRECT(ADDRESS(83;4;4));INDIRECT(ADDRESS(83;2;4)):INDIRECT(ADDRESS(83;11;4));1)" office:value-type="float" office:value="4">
            <text:p>4</text:p>
          </table:table-cell>
          <table:table-cell table:formula="of:=RANK(INDIRECT(ADDRESS(83;5;4));INDIRECT(ADDRESS(83;2;4)):INDIRECT(ADDRESS(83;11;4));1)" office:value-type="float" office:value="9">
            <text:p>9</text:p>
          </table:table-cell>
          <table:table-cell table:formula="of:=RANK(INDIRECT(ADDRESS(83;6;4));INDIRECT(ADDRESS(83;2;4)):INDIRECT(ADDRESS(83;11;4));1)" office:value-type="float" office:value="6">
            <text:p>6</text:p>
          </table:table-cell>
          <table:table-cell table:formula="of:=RANK(INDIRECT(ADDRESS(83;7;4));INDIRECT(ADDRESS(83;2;4)):INDIRECT(ADDRESS(83;11;4));1)" office:value-type="float" office:value="1">
            <text:p>1</text:p>
          </table:table-cell>
          <table:table-cell table:formula="of:=RANK(INDIRECT(ADDRESS(83;8;4));INDIRECT(ADDRESS(83;2;4)):INDIRECT(ADDRESS(83;11;4));1)" office:value-type="float" office:value="10">
            <text:p>10</text:p>
          </table:table-cell>
          <table:table-cell table:formula="of:=RANK(INDIRECT(ADDRESS(83;9;4));INDIRECT(ADDRESS(83;2;4)):INDIRECT(ADDRESS(83;11;4));1)" office:value-type="float" office:value="7">
            <text:p>7</text:p>
          </table:table-cell>
          <table:table-cell table:formula="of:=RANK(INDIRECT(ADDRESS(83;10;4));INDIRECT(ADDRESS(83;2;4)):INDIRECT(ADDRESS(83;11;4));1)" office:value-type="float" office:value="3">
            <text:p>3</text:p>
          </table:table-cell>
          <table:table-cell table:formula="of:=RANK(INDIRECT(ADDRESS(83;11;4));INDIRECT(ADDRESS(83;2;4)):INDIRECT(ADDRESS(8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3">
            <text:p>3</text:p>
          </table:table-cell>
          <table:table-cell table:formula="of:=RANK(INDIRECT(ADDRESS(84;3;4));INDIRECT(ADDRESS(84;2;4)):INDIRECT(ADDRESS(84;11;4));1)" office:value-type="float" office:value="7">
            <text:p>7</text:p>
          </table:table-cell>
          <table:table-cell table:formula="of:=RANK(INDIRECT(ADDRESS(84;4;4));INDIRECT(ADDRESS(84;2;4)):INDIRECT(ADDRESS(84;11;4));1)" office:value-type="float" office:value="4">
            <text:p>4</text:p>
          </table:table-cell>
          <table:table-cell table:formula="of:=RANK(INDIRECT(ADDRESS(84;5;4));INDIRECT(ADDRESS(84;2;4)):INDIRECT(ADDRESS(84;11;4));1)" office:value-type="float" office:value="9">
            <text:p>9</text:p>
          </table:table-cell>
          <table:table-cell table:formula="of:=RANK(INDIRECT(ADDRESS(84;6;4));INDIRECT(ADDRESS(84;2;4)):INDIRECT(ADDRESS(84;11;4));1)" office:value-type="float" office:value="5">
            <text:p>5</text:p>
          </table:table-cell>
          <table:table-cell table:formula="of:=RANK(INDIRECT(ADDRESS(84;7;4));INDIRECT(ADDRESS(84;2;4)):INDIRECT(ADDRESS(84;11;4));1)" office:value-type="float" office:value="2">
            <text:p>2</text:p>
          </table:table-cell>
          <table:table-cell table:formula="of:=RANK(INDIRECT(ADDRESS(84;8;4));INDIRECT(ADDRESS(84;2;4)):INDIRECT(ADDRESS(84;11;4));1)" office:value-type="float" office:value="10">
            <text:p>10</text:p>
          </table:table-cell>
          <table:table-cell table:formula="of:=RANK(INDIRECT(ADDRESS(84;9;4));INDIRECT(ADDRESS(84;2;4)):INDIRECT(ADDRESS(84;11;4));1)" office:value-type="float" office:value="6">
            <text:p>6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3">
            <text:p>3</text:p>
          </table:table-cell>
          <table:table-cell table:formula="of:=RANK(INDIRECT(ADDRESS(85;3;4));INDIRECT(ADDRESS(85;2;4)):INDIRECT(ADDRESS(85;11;4));1)" office:value-type="float" office:value="5">
            <text:p>5</text:p>
          </table:table-cell>
          <table:table-cell table:formula="of:=RANK(INDIRECT(ADDRESS(85;4;4));INDIRECT(ADDRESS(85;2;4)):INDIRECT(ADDRESS(85;11;4));1)" office:value-type="float" office:value="4">
            <text:p>4</text:p>
          </table:table-cell>
          <table:table-cell table:formula="of:=RANK(INDIRECT(ADDRESS(85;5;4));INDIRECT(ADDRESS(85;2;4)):INDIRECT(ADDRESS(85;11;4));1)" office:value-type="float" office:value="9">
            <text:p>9</text:p>
          </table:table-cell>
          <table:table-cell table:formula="of:=RANK(INDIRECT(ADDRESS(85;6;4));INDIRECT(ADDRESS(85;2;4)):INDIRECT(ADDRESS(85;11;4));1)" office:value-type="float" office:value="7">
            <text:p>7</text:p>
          </table:table-cell>
          <table:table-cell table:formula="of:=RANK(INDIRECT(ADDRESS(85;7;4));INDIRECT(ADDRESS(85;2;4)):INDIRECT(ADDRESS(85;11;4));1)" office:value-type="float" office:value="2">
            <text:p>2</text:p>
          </table:table-cell>
          <table:table-cell table:formula="of:=RANK(INDIRECT(ADDRESS(85;8;4));INDIRECT(ADDRESS(85;2;4)):INDIRECT(ADDRESS(85;11;4));1)" office:value-type="float" office:value="10">
            <text:p>10</text:p>
          </table:table-cell>
          <table:table-cell table:formula="of:=RANK(INDIRECT(ADDRESS(85;9;4));INDIRECT(ADDRESS(85;2;4)):INDIRECT(ADDRESS(85;11;4));1)" office:value-type="float" office:value="6">
            <text:p>6</text:p>
          </table:table-cell>
          <table:table-cell table:formula="of:=RANK(INDIRECT(ADDRESS(85;10;4));INDIRECT(ADDRESS(85;2;4)):INDIRECT(ADDRESS(85;11;4));1)" office:value-type="float" office:value="1">
            <text:p>1</text:p>
          </table:table-cell>
          <table:table-cell table:formula="of:=RANK(INDIRECT(ADDRESS(85;11;4));INDIRECT(ADDRESS(85;2;4)):INDIRECT(ADDRESS(8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3">
            <text:p>3</text:p>
          </table:table-cell>
          <table:table-cell table:formula="of:=RANK(INDIRECT(ADDRESS(86;3;4));INDIRECT(ADDRESS(86;2;4)):INDIRECT(ADDRESS(86;11;4));1)" office:value-type="float" office:value="6">
            <text:p>6</text:p>
          </table:table-cell>
          <table:table-cell table:formula="of:=RANK(INDIRECT(ADDRESS(86;4;4));INDIRECT(ADDRESS(86;2;4)):INDIRECT(ADDRESS(86;11;4));1)" office:value-type="float" office:value="4">
            <text:p>4</text:p>
          </table:table-cell>
          <table:table-cell table:formula="of:=RANK(INDIRECT(ADDRESS(86;5;4));INDIRECT(ADDRESS(86;2;4)):INDIRECT(ADDRESS(86;11;4));1)" office:value-type="float" office:value="9">
            <text:p>9</text:p>
          </table:table-cell>
          <table:table-cell table:formula="of:=RANK(INDIRECT(ADDRESS(86;6;4));INDIRECT(ADDRESS(86;2;4)):INDIRECT(ADDRESS(86;11;4));1)" office:value-type="float" office:value="7">
            <text:p>7</text:p>
          </table:table-cell>
          <table:table-cell table:formula="of:=RANK(INDIRECT(ADDRESS(86;7;4));INDIRECT(ADDRESS(86;2;4)):INDIRECT(ADDRESS(86;11;4));1)" office:value-type="float" office:value="2">
            <text:p>2</text:p>
          </table:table-cell>
          <table:table-cell table:formula="of:=RANK(INDIRECT(ADDRESS(86;8;4));INDIRECT(ADDRESS(86;2;4)):INDIRECT(ADDRESS(86;11;4));1)" office:value-type="float" office:value="10">
            <text:p>10</text:p>
          </table:table-cell>
          <table:table-cell table:formula="of:=RANK(INDIRECT(ADDRESS(86;9;4));INDIRECT(ADDRESS(86;2;4)):INDIRECT(ADDRESS(86;11;4));1)" office:value-type="float" office:value="5">
            <text:p>5</text:p>
          </table:table-cell>
          <table:table-cell table:formula="of:=RANK(INDIRECT(ADDRESS(86;10;4));INDIRECT(ADDRESS(86;2;4)):INDIRECT(ADDRESS(86;11;4));1)" office:value-type="float" office:value="1">
            <text:p>1</text:p>
          </table:table-cell>
          <table:table-cell table:formula="of:=RANK(INDIRECT(ADDRESS(86;11;4));INDIRECT(ADDRESS(86;2;4)):INDIRECT(ADDRESS(86;11;4));1)" office:value-type="float" office:value="8">
            <text:p>8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2.5952380952381">
            <text:p>2.5952380952</text:p>
          </table:table-cell>
          <table:table-cell table:formula="of:=AVERAGE(INDIRECT(ADDRESS(88;3;4)):INDIRECT(ADDRESS(129;3;4)))" office:value-type="float" office:value="5.35714285714286">
            <text:p>5.3571428571</text:p>
          </table:table-cell>
          <table:table-cell table:formula="of:=AVERAGE(INDIRECT(ADDRESS(88;4;4)):INDIRECT(ADDRESS(129;4;4)))" office:value-type="float" office:value="4">
            <text:p>4</text:p>
          </table:table-cell>
          <table:table-cell table:formula="of:=AVERAGE(INDIRECT(ADDRESS(88;5;4)):INDIRECT(ADDRESS(129;5;4)))" office:value-type="float" office:value="9.0952380952381">
            <text:p>9.0952380952</text:p>
          </table:table-cell>
          <table:table-cell table:formula="of:=AVERAGE(INDIRECT(ADDRESS(88;6;4)):INDIRECT(ADDRESS(129;6;4)))" office:value-type="float" office:value="6.5952380952381">
            <text:p>6.5952380952</text:p>
          </table:table-cell>
          <table:table-cell table:formula="of:=AVERAGE(INDIRECT(ADDRESS(88;7;4)):INDIRECT(ADDRESS(129;7;4)))" office:value-type="float" office:value="1.5">
            <text:p>1.5</text:p>
          </table:table-cell>
          <table:table-cell table:formula="of:=AVERAGE(INDIRECT(ADDRESS(88;8;4)):INDIRECT(ADDRESS(129;8;4)))" office:value-type="float" office:value="9.85714285714286">
            <text:p>9.8571428571</text:p>
          </table:table-cell>
          <table:table-cell table:formula="of:=AVERAGE(INDIRECT(ADDRESS(88;9;4)):INDIRECT(ADDRESS(129;9;4)))" office:value-type="float" office:value="6.07142857142857">
            <text:p>6.0714285714</text:p>
          </table:table-cell>
          <table:table-cell table:formula="of:=AVERAGE(INDIRECT(ADDRESS(88;10;4)):INDIRECT(ADDRESS(129;10;4)))" office:value-type="float" office:value="1.73809523809524">
            <text:p>1.7380952381</text:p>
          </table:table-cell>
          <table:table-cell table:formula="of:=AVERAGE(INDIRECT(ADDRESS(88;11;4)):INDIRECT(ADDRESS(129;11;4)))" office:value-type="float" office:value="7.95238095238095">
            <text:p>7.9523809524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3">
            <text:p>3</text:p>
          </table:table-cell>
          <table:table-cell table:formula="of:=RANK(INDIRECT(ADDRESS(130;3;4));INDIRECT(ADDRESS(130;2;4)):INDIRECT(ADDRESS(130;11;4));1)" office:value-type="float" office:value="5">
            <text:p>5</text:p>
          </table:table-cell>
          <table:table-cell table:formula="of:=RANK(INDIRECT(ADDRESS(130;4;4));INDIRECT(ADDRESS(130;2;4)):INDIRECT(ADDRESS(130;11;4));1)" office:value-type="float" office:value="4">
            <text:p>4</text:p>
          </table:table-cell>
          <table:table-cell table:formula="of:=RANK(INDIRECT(ADDRESS(130;5;4));INDIRECT(ADDRESS(130;2;4)):INDIRECT(ADDRESS(130;11;4));1)" office:value-type="float" office:value="9">
            <text:p>9</text:p>
          </table:table-cell>
          <table:table-cell table:formula="of:=RANK(INDIRECT(ADDRESS(130;6;4));INDIRECT(ADDRESS(130;2;4)):INDIRECT(ADDRESS(130;11;4));1)" office:value-type="float" office:value="7">
            <text:p>7</text:p>
          </table:table-cell>
          <table:table-cell table:formula="of:=RANK(INDIRECT(ADDRESS(130;7;4));INDIRECT(ADDRESS(130;2;4)):INDIRECT(ADDRESS(130;11;4));1)" office:value-type="float" office:value="1">
            <text:p>1</text:p>
          </table:table-cell>
          <table:table-cell table:formula="of:=RANK(INDIRECT(ADDRESS(130;8;4));INDIRECT(ADDRESS(130;2;4)):INDIRECT(ADDRESS(130;11;4));1)" office:value-type="float" office:value="10">
            <text:p>10</text:p>
          </table:table-cell>
          <table:table-cell table:formula="of:=RANK(INDIRECT(ADDRESS(130;9;4));INDIRECT(ADDRESS(130;2;4)):INDIRECT(ADDRESS(130;11;4));1)" office:value-type="float" office:value="6">
            <text:p>6</text:p>
          </table:table-cell>
          <table:table-cell table:formula="of:=RANK(INDIRECT(ADDRESS(130;10;4));INDIRECT(ADDRESS(130;2;4)):INDIRECT(ADDRESS(130;11;4));1)" office:value-type="float" office:value="2">
            <text:p>2</text:p>
          </table:table-cell>
          <table:table-cell table:formula="of:=RANK(INDIRECT(ADDRESS(130;11;4));INDIRECT(ADDRESS(130;2;4)):INDIRECT(ADDRESS(130;11;4));1)" office:value-type="float" office:value="8">
            <text:p>8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1.55218268132988">
            <text:p>1.5521826813</text:p>
          </table:table-cell>
          <table:table-cell table:formula="of:=MIN(INDIRECT(ADDRESS(130;2;4)):INDIRECT(ADDRESS(130;11;4)))+INDIRECT(ADDRESS(132;3;4))" office:value-type="float" office:value="1.55218268132988">
            <text:p>1.5521826813</text:p>
          </table:table-cell>
          <table:table-cell table:formula="of:=MIN(INDIRECT(ADDRESS(130;2;4)):INDIRECT(ADDRESS(130;11;4)))+INDIRECT(ADDRESS(132;4;4))" office:value-type="float" office:value="1.55218268132988">
            <text:p>1.5521826813</text:p>
          </table:table-cell>
          <table:table-cell table:formula="of:=MIN(INDIRECT(ADDRESS(130;2;4)):INDIRECT(ADDRESS(130;11;4)))+INDIRECT(ADDRESS(132;5;4))" office:value-type="float" office:value="1.55218268132988">
            <text:p>1.5521826813</text:p>
          </table:table-cell>
          <table:table-cell table:formula="of:=MIN(INDIRECT(ADDRESS(130;2;4)):INDIRECT(ADDRESS(130;11;4)))+INDIRECT(ADDRESS(132;6;4))" office:value-type="float" office:value="1.55218268132988">
            <text:p>1.5521826813</text:p>
          </table:table-cell>
          <table:table-cell table:formula="of:=MIN(INDIRECT(ADDRESS(130;2;4)):INDIRECT(ADDRESS(130;11;4)))+INDIRECT(ADDRESS(132;7;4))" office:value-type="float" office:value="1.55218268132988">
            <text:p>1.5521826813</text:p>
          </table:table-cell>
          <table:table-cell table:formula="of:=MIN(INDIRECT(ADDRESS(130;2;4)):INDIRECT(ADDRESS(130;11;4)))+INDIRECT(ADDRESS(132;8;4))" office:value-type="float" office:value="1.55218268132988">
            <text:p>1.5521826813</text:p>
          </table:table-cell>
          <table:table-cell table:formula="of:=MIN(INDIRECT(ADDRESS(130;2;4)):INDIRECT(ADDRESS(130;11;4)))+INDIRECT(ADDRESS(132;9;4))" office:value-type="float" office:value="1.55218268132988">
            <text:p>1.5521826813</text:p>
          </table:table-cell>
          <table:table-cell table:formula="of:=MIN(INDIRECT(ADDRESS(130;2;4)):INDIRECT(ADDRESS(130;11;4)))+INDIRECT(ADDRESS(132;10;4))" office:value-type="float" office:value="1.55218268132988">
            <text:p>1.5521826813</text:p>
          </table:table-cell>
          <table:table-cell table:formula="of:=MIN(INDIRECT(ADDRESS(130;2;4)):INDIRECT(ADDRESS(130;11;4)))+INDIRECT(ADDRESS(132;11;4))" office:value-type="float" office:value="1.55218268132988">
            <text:p>1.5521826813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0">
            <text:p>0</text:p>
          </table:table-cell>
          <table:table-cell table:formula="of:=IF(INDIRECT(ADDRESS(133;7;4))&gt;INDIRECT(ADDRESS(130;7;4));1;0)" office:value-type="float" office:value="1">
            <text:p>1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SEP" table:style-name="ta1" table:print="false">
        <table:table-column table:style-name="co1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table:number-columns-repeated="3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6" office:value-type="float" office:value="-0">
            <text:p>-0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1">
            <text:p>-1</text:p>
          </table:table-cell>
          <table:table-cell office:value-type="float" office:value="-0.466666666666667">
            <text:p>-0.4666666667</text:p>
          </table:table-cell>
          <table:table-cell office:value-type="float" office:value="-0.733333333333333">
            <text:p>-0.7333333333</text:p>
          </table:table-cell>
          <table:table-cell office:value-type="float" office:value="-0.133333333333333">
            <text:p>-0.1333333333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  <table:table-cell office:value-type="float" office:value="-0">
            <text:p>-0</text:p>
          </table:table-cell>
          <table:table-cell office:value-type="float" office:value="-0.433333333333333">
            <text:p>-0.4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GulfRND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933333333333333">
            <text:p>-0.9333333333</text:p>
          </table:table-cell>
          <table:table-cell office:value-type="float" office:value="-0.4">
            <text:p>-0.4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-1">
            <text:p>-1</text:p>
          </table:table-cell>
          <table:table-cell office:value-type="float" office:value="-0.966666666666667">
            <text:p>-0.9666666667</text:p>
          </table:table-cell>
          <table:table-cell office:value-type="float" office:value="-1">
            <text:p>-1</text:p>
          </table:table-cell>
          <table:table-cell office:value-type="float" office:value="-0.766666666666667">
            <text:p>-0.7666666667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0.266666666666667">
            <text:p>-0.2666666667</text:p>
          </table:table-cell>
          <table:table-cell office:value-type="float" office:value="-0.533333333333333">
            <text:p>-0.5333333333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-0.833333333333333">
            <text:p>-0.8333333333</text:p>
          </table:table-cell>
        </table:table-row>
        <table:table-row table:style-name="ro2">
          <table:table-cell office:value-type="string">
            <text:p>Ackley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966666666666667">
            <text:p>-0.9666666667</text:p>
          </table:table-cell>
          <table:table-cell office:value-type="float" office:value="-1">
            <text:p>-1</text:p>
          </table:table-cell>
          <table:table-cell office:value-type="float" office:value="-0.266666666666667">
            <text:p>-0.2666666667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-1">
            <text:p>-1</text:p>
          </table:table-cell>
          <table:table-cell office:value-type="float" office:value="-0.633333333333333">
            <text:p>-0.6333333333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833333333333333">
            <text:p>-0.8333333333</text:p>
          </table:table-cell>
          <table:table-cell office:value-type="float" office:value="-0.0333333333333333">
            <text:p>-0.0333333333</text:p>
          </table:table-cell>
          <table:table-cell office:value-type="float" office:value="-0.966666666666667">
            <text:p>-0.9666666667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0.333333333333333">
            <text:p>-0.3333333333</text:p>
          </table:table-cell>
          <table:table-cell office:value-type="float" office:value="-0.466666666666667">
            <text:p>-0.4666666667</text:p>
          </table:table-cell>
          <table:table-cell office:value-type="float" office:value="-0.333333333333333">
            <text:p>-0.3333333333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1">
            <text:p>-0.1</text:p>
          </table:table-cell>
          <table:table-cell office:value-type="float" office:value="-0.666666666666667">
            <text:p>-0.6666666667</text:p>
          </table:table-cell>
          <table:table-cell office:value-type="float" office:value="-1">
            <text:p>-1</text:p>
          </table:table-cell>
          <table:table-cell office:value-type="float" office:value="-0.866666666666667">
            <text:p>-0.8666666667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66666666666667">
            <text:p>-0.3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office:value-type="float" office:value="-0.266666666666667">
            <text:p>-0.2666666667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office:value-type="string">
            <text:p>SchwefelMax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-0.966666666666667">
            <text:p>-0.9666666667</text:p>
          </table:table-cell>
          <table:table-cell table:number-columns-repeated="5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-0.933333333333333">
            <text:p>-0.9333333333</text:p>
          </table:table-cell>
          <table:table-cell office:value-type="float" office:value="-0.966666666666667">
            <text:p>-0.9666666667</text:p>
          </table:table-cell>
          <table:table-cell office:value-type="float" office:value="-0">
            <text:p>-0</text:p>
          </table:table-cell>
          <table:table-cell office:value-type="float" office:value="-0.833333333333333">
            <text:p>-0.8333333333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office:value-type="float" office:value="-0.933333333333333">
            <text:p>-0.9333333333</text:p>
          </table:table-cell>
          <table:table-cell office:value-type="float" office:value="-1">
            <text:p>-1</text:p>
          </table:table-cell>
          <table:table-cell office:value-type="float" office:value="-0.933333333333333">
            <text:p>-0.9333333333</text:p>
          </table:table-cell>
        </table:table-row>
        <table:table-row table:style-name="ro2">
          <table:table-cell office:value-type="string">
            <text:p>Trig2</text:p>
          </table:table-cell>
          <table:table-cell table:number-columns-repeated="6" office:value-type="float" office:value="-1">
            <text:p>-1</text:p>
          </table:table-cell>
          <table:table-cell office:value-type="float" office:value="-0.7">
            <text:p>-0.7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0.666666666666667">
            <text:p>-0.6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66666666666667">
            <text:p>-0.3666666667</text:p>
          </table:table-cell>
          <table:table-cell office:value-type="float" office:value="-0.966666666666667">
            <text:p>-0.9666666667</text:p>
          </table:table-cell>
          <table:table-cell office:value-type="float" office:value="-0.933333333333333">
            <text:p>-0.9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0.266666666666667">
            <text:p>-0.2666666667</text:p>
          </table:table-cell>
          <table:table-cell office:value-type="float" office:value="-0.133333333333333">
            <text:p>-0.1333333333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466666666666667">
            <text:p>-0.4666666667</text:p>
          </table:table-cell>
          <table:table-cell office:value-type="float" office:value="-0.333333333333333">
            <text:p>-0.3333333333</text:p>
          </table:table-cell>
          <table:table-cell office:value-type="float" office:value="-1">
            <text:p>-1</text:p>
          </table:table-cell>
          <table:table-cell office:value-type="float" office:value="-0.833333333333333">
            <text:p>-0.8333333333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0.0666666666666667">
            <text:p>-0.0666666667</text:p>
          </table:table-cell>
          <table:table-cell office:value-type="float" office:value="-0.0333333333333333">
            <text:p>-0.0333333333</text:p>
          </table:table-cell>
          <table:table-cell office:value-type="float" office:value="-0.133333333333333">
            <text:p>-0.1333333333</text:p>
          </table:table-cell>
          <table:table-cell office:value-type="float" office:value="-0.966666666666667">
            <text:p>-0.9666666667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3">
            <text:p>-0.3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0.0333333333333333">
            <text:p>-0.0333333333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7">
            <text:p>-0.7</text:p>
          </table:table-cell>
          <table:table-cell office:value-type="float" office:value="-1">
            <text:p>-1</text:p>
          </table:table-cell>
          <table:table-cell table:number-columns-repeated="2" office:value-type="float" office:value="-0.0333333333333333">
            <text:p>-0.0333333333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FletcherPowell6</text:p>
          </table:table-cell>
          <table:table-cell table:number-columns-repeated="2" office:value-type="float" office:value="-0.866666666666667">
            <text:p>-0.8666666667</text:p>
          </table:table-cell>
          <table:table-cell office:value-type="float" office:value="-0">
            <text:p>-0</text:p>
          </table:table-cell>
          <table:table-cell office:value-type="float" office:value="-0.833333333333333">
            <text:p>-0.8333333333</text:p>
          </table:table-cell>
          <table:table-cell office:value-type="float" office:value="-1">
            <text:p>-1</text:p>
          </table:table-cell>
          <table:table-cell office:value-type="float" office:value="-0.633333333333333">
            <text:p>-0.6333333333</text:p>
          </table:table-cell>
          <table:table-cell office:value-type="float" office:value="-0">
            <text:p>-0</text:p>
          </table:table-cell>
          <table:table-cell office:value-type="float" office:value="-0.9">
            <text:p>-0.9</text:p>
          </table:table-cell>
          <table:table-cell office:value-type="float" office:value="-0.933333333333333">
            <text:p>-0.933333333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Griewank6</text:p>
          </table:table-cell>
          <table:table-cell table:number-columns-repeated="4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0666666666666667">
            <text:p>-0.0666666667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chwefelMax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-0">
            <text:p>-0</text:p>
          </table:table-cell>
          <table:table-cell table:number-columns-repeated="5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-0">
            <text:p>-0</text:p>
          </table:table-cell>
          <table:table-cell office:value-type="float" office:value="-0.366666666666667">
            <text:p>-0.3666666667</text:p>
          </table:table-cell>
          <table:table-cell office:value-type="float" office:value="-0">
            <text:p>-0</text:p>
          </table:table-cell>
          <table:table-cell office:value-type="float" office:value="-0.166666666666667">
            <text:p>-0.1666666667</text:p>
          </table:table-cell>
          <table:table-cell office:value-type="float" office:value="-0.2">
            <text:p>-0.2</text:p>
          </table:table-cell>
          <table:table-cell office:value-type="float" office:value="-0.266666666666667">
            <text:p>-0.2666666667</text:p>
          </table:table-cell>
          <table:table-cell office:value-type="float" office:value="-0.0333333333333333">
            <text:p>-0.0333333333</text:p>
          </table:table-cell>
          <table:table-cell office:value-type="float" office:value="-0.233333333333333">
            <text:p>-0.2333333333</text:p>
          </table:table-cell>
          <table:table-cell office:value-type="float" office:value="-0.0333333333333333">
            <text:p>-0.0333333333</text:p>
          </table:table-cell>
          <table:table-cell office:value-type="float" office:value="-0.3">
            <text:p>-0.3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-0.6">
            <text:p>-0.6</text:p>
          </table:table-cell>
          <table:table-cell office:value-type="float" office:value="-0.433333333333333">
            <text:p>-0.4333333333</text:p>
          </table:table-cell>
          <table:table-cell office:value-type="float" office:value="-0.666666666666667">
            <text:p>-0.6666666667</text:p>
          </table:table-cell>
          <table:table-cell office:value-type="float" office:value="-0.533333333333333">
            <text:p>-0.5333333333</text:p>
          </table:table-cell>
          <table:table-cell office:value-type="float" office:value="-0.833333333333333">
            <text:p>-0.8333333333</text:p>
          </table:table-cell>
          <table:table-cell office:value-type="float" office:value="-0.9">
            <text:p>-0.9</text:p>
          </table:table-cell>
          <table:table-cell office:value-type="float" office:value="-0">
            <text:p>-0</text:p>
          </table:table-cell>
          <table:table-cell office:value-type="float" office:value="-0.6">
            <text:p>-0.6</text:p>
          </table:table-cell>
          <table:table-cell office:value-type="float" office:value="-0.566666666666667">
            <text:p>-0.5666666667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-0">
            <text:p>-0</text:p>
          </table:table-cell>
          <table:table-cell office:value-type="float" office:value="-0.3">
            <text:p>-0.3</text:p>
          </table:table-cell>
          <table:table-cell office:value-type="float" office:value="-0">
            <text:p>-0</text:p>
          </table:table-cell>
          <table:table-cell office:value-type="float" office:value="-0.466666666666667">
            <text:p>-0.4666666667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3">
            <text:p>-0.3</text:p>
          </table:table-cell>
          <table:table-cell office:value-type="float" office:value="-1">
            <text:p>-1</text:p>
          </table:table-cell>
          <table:table-cell office:value-type="float" office:value="-0.966666666666667">
            <text:p>-0.9666666667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0.0666666666666667">
            <text:p>-0.0666666667</text:p>
          </table:table-cell>
          <table:table-cell table:number-columns-repeated="4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-0">
            <text:p>-0</text:p>
          </table:table-cell>
          <table:table-cell office:value-type="float" office:value="-0.1">
            <text:p>-0.1</text:p>
          </table:table-cell>
          <table:table-cell office:value-type="float" office:value="-0.133333333333333">
            <text:p>-0.1333333333</text:p>
          </table:table-cell>
          <table:table-cell office:value-type="float" office:value="-0">
            <text:p>-0</text:p>
          </table:table-cell>
          <table:table-cell office:value-type="float" office:value="-0.0666666666666667">
            <text:p>-0.0666666667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office:value-type="float" office:value="-0.266666666666667">
            <text:p>-0.2666666667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-0">
            <text:p>-0</text:p>
          </table:table-cell>
          <table:table-cell office:value-type="float" office:value="-0.9">
            <text:p>-0.9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966666666666667">
            <text:p>-0.9666666667</text:p>
          </table:table-cell>
        </table:table-row>
        <table:table-row table:style-name="ro2">
          <table:table-cell office:value-type="string">
            <text:p>FletcherPowell10</text:p>
          </table:table-cell>
          <table:table-cell table:number-columns-repeated="2" office:value-type="float" office:value="-0.266666666666667">
            <text:p>-0.2666666667</text:p>
          </table:table-cell>
          <table:table-cell office:value-type="float" office:value="-0">
            <text:p>-0</text:p>
          </table:table-cell>
          <table:table-cell office:value-type="float" office:value="-0.266666666666667">
            <text:p>-0.2666666667</text:p>
          </table:table-cell>
          <table:table-cell office:value-type="float" office:value="-0.0333333333333333">
            <text:p>-0.0333333333</text:p>
          </table:table-cell>
          <table:table-cell office:value-type="float" office:value="-0.366666666666667">
            <text:p>-0.3666666667</text:p>
          </table:table-cell>
          <table:table-cell office:value-type="float" office:value="-0">
            <text:p>-0</text:p>
          </table:table-cell>
          <table:table-cell office:value-type="float" office:value="-0.233333333333333">
            <text:p>-0.2333333333</text:p>
          </table:table-cell>
          <table:table-cell office:value-type="float" office:value="-0.166666666666667">
            <text:p>-0.1666666667</text:p>
          </table:table-cell>
          <table:table-cell office:value-type="float" office:value="-0.1">
            <text:p>-0.1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0.133333333333333">
            <text:p>-0.1333333333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3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.0666666666666667">
            <text:p>-0.0666666667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SchwefelDoubleSum1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chwefelMax1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-0">
            <text:p>-0</text:p>
          </table:table-cell>
          <table:table-cell table:number-columns-repeated="5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3" office:value-type="float" office:value="-0">
            <text:p>-0</text:p>
          </table:table-cell>
          <table:table-cell office:value-type="float" office:value="-0.366666666666667">
            <text:p>-0.3666666667</text:p>
          </table:table-cell>
          <table:table-cell table:number-columns-repeated="3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0.933333333333333">
            <text:p>-0.9333333333</text:p>
          </table:table-cell>
          <table:table-cell office:value-type="float" office:value="-0.966666666666667">
            <text:p>-0.9666666667</text:p>
          </table:table-cell>
          <table:table-cell office:value-type="float" office:value="-0.8">
            <text:p>-0.8</text:p>
          </table:table-cell>
          <table:table-cell office:value-type="float" office:value="-0.866666666666667">
            <text:p>-0.8666666667</text:p>
          </table:table-cell>
          <table:table-cell office:value-type="float" office:value="-1">
            <text:p>-1</text:p>
          </table:table-cell>
          <table:table-cell office:value-type="float" office:value="-0.9">
            <text:p>-0.9</text:p>
          </table:table-cell>
          <table:table-cell office:value-type="float" office:value="-0">
            <text:p>-0</text:p>
          </table:table-cell>
          <table:table-cell table:number-columns-repeated="2" office:value-type="float" office:value="-0.9">
            <text:p>-0.9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-0">
            <text:p>-0</text:p>
          </table:table-cell>
          <table:table-cell office:value-type="float" office:value="-0.233333333333333">
            <text:p>-0.2333333333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0.6">
            <text:p>-0.6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5" office:value-type="float" office:value="-0">
            <text:p>-0</text:p>
          </table:table-cell>
          <table:table-cell office:value-type="float" office:value="-0.0666666666666667">
            <text:p>-0.0666666667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0">
            <text:p>0</text:p>
          </table:table-cell>
          <table:table-cell table:formula="of:=VALUE(TRIM(INDIRECT(ADDRESS(2;4;4))))" office:value-type="float" office:value="0">
            <text:p>0</text:p>
          </table:table-cell>
          <table:table-cell table:formula="of:=VALUE(TRIM(INDIRECT(ADDRESS(2;5;4))))" office:value-type="float" office:value="-0.0333333333333333">
            <text:p>-0.0333333333</text:p>
          </table:table-cell>
          <table:table-cell table:formula="of:=VALUE(TRIM(INDIRECT(ADDRESS(2;6;4))))" office:value-type="float" office:value="0">
            <text:p>0</text:p>
          </table:table-cell>
          <table:table-cell table:formula="of:=VALUE(TRIM(INDIRECT(ADDRESS(2;7;4))))" office:value-type="float" office:value="0">
            <text:p>0</text:p>
          </table:table-cell>
          <table:table-cell table:formula="of:=VALUE(TRIM(INDIRECT(ADDRESS(2;8;4))))" office:value-type="float" office:value="0">
            <text:p>0</text:p>
          </table:table-cell>
          <table:table-cell table:formula="of:=VALUE(TRIM(INDIRECT(ADDRESS(2;9;4))))" office:value-type="float" office:value="0">
            <text:p>0</text:p>
          </table:table-cell>
          <table:table-cell table:formula="of:=VALUE(TRIM(INDIRECT(ADDRESS(2;10;4))))" office:value-type="float" office:value="0">
            <text:p>0</text:p>
          </table:table-cell>
          <table:table-cell table:formula="of:=VALUE(TRIM(INDIRECT(ADDRESS(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;2;4))))" office:value-type="float" office:value="-1">
            <text:p>-1</text:p>
          </table:table-cell>
          <table:table-cell table:formula="of:=VALUE(TRIM(INDIRECT(ADDRESS(3;3;4))))" office:value-type="float" office:value="-1">
            <text:p>-1</text:p>
          </table:table-cell>
          <table:table-cell table:formula="of:=VALUE(TRIM(INDIRECT(ADDRESS(3;4;4))))" office:value-type="float" office:value="-1">
            <text:p>-1</text:p>
          </table:table-cell>
          <table:table-cell table:formula="of:=VALUE(TRIM(INDIRECT(ADDRESS(3;5;4))))" office:value-type="float" office:value="-1">
            <text:p>-1</text:p>
          </table:table-cell>
          <table:table-cell table:formula="of:=VALUE(TRIM(INDIRECT(ADDRESS(3;6;4))))" office:value-type="float" office:value="-1">
            <text:p>-1</text:p>
          </table:table-cell>
          <table:table-cell table:formula="of:=VALUE(TRIM(INDIRECT(ADDRESS(3;7;4))))" office:value-type="float" office:value="-1">
            <text:p>-1</text:p>
          </table:table-cell>
          <table:table-cell table:formula="of:=VALUE(TRIM(INDIRECT(ADDRESS(3;8;4))))" office:value-type="float" office:value="-1">
            <text:p>-1</text:p>
          </table:table-cell>
          <table:table-cell table:formula="of:=VALUE(TRIM(INDIRECT(ADDRESS(3;9;4))))" office:value-type="float" office:value="-1">
            <text:p>-1</text:p>
          </table:table-cell>
          <table:table-cell table:formula="of:=VALUE(TRIM(INDIRECT(ADDRESS(3;10;4))))" office:value-type="float" office:value="-1">
            <text:p>-1</text:p>
          </table:table-cell>
          <table:table-cell table:formula="of:=VALUE(TRIM(INDIRECT(ADDRESS(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;2;4))))" office:value-type="float" office:value="-1">
            <text:p>-1</text:p>
          </table:table-cell>
          <table:table-cell table:formula="of:=VALUE(TRIM(INDIRECT(ADDRESS(4;3;4))))" office:value-type="float" office:value="-0.466666666666667">
            <text:p>-0.4666666667</text:p>
          </table:table-cell>
          <table:table-cell table:formula="of:=VALUE(TRIM(INDIRECT(ADDRESS(4;4;4))))" office:value-type="float" office:value="-0.733333333333333">
            <text:p>-0.7333333333</text:p>
          </table:table-cell>
          <table:table-cell table:formula="of:=VALUE(TRIM(INDIRECT(ADDRESS(4;5;4))))" office:value-type="float" office:value="-0.133333333333333">
            <text:p>-0.1333333333</text:p>
          </table:table-cell>
          <table:table-cell table:formula="of:=VALUE(TRIM(INDIRECT(ADDRESS(4;6;4))))" office:value-type="float" office:value="-1">
            <text:p>-1</text:p>
          </table:table-cell>
          <table:table-cell table:formula="of:=VALUE(TRIM(INDIRECT(ADDRESS(4;7;4))))" office:value-type="float" office:value="-0.1">
            <text:p>-0.1</text:p>
          </table:table-cell>
          <table:table-cell table:formula="of:=VALUE(TRIM(INDIRECT(ADDRESS(4;8;4))))" office:value-type="float" office:value="0">
            <text:p>0</text:p>
          </table:table-cell>
          <table:table-cell table:formula="of:=VALUE(TRIM(INDIRECT(ADDRESS(4;9;4))))" office:value-type="float" office:value="-0.433333333333333">
            <text:p>-0.4333333333</text:p>
          </table:table-cell>
          <table:table-cell table:formula="of:=VALUE(TRIM(INDIRECT(ADDRESS(4;10;4))))" office:value-type="float" office:value="-1">
            <text:p>-1</text:p>
          </table:table-cell>
          <table:table-cell table:formula="of:=VALUE(TRIM(INDIRECT(ADDRESS(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5;2;4))))" office:value-type="float" office:value="-1">
            <text:p>-1</text:p>
          </table:table-cell>
          <table:table-cell table:formula="of:=VALUE(TRIM(INDIRECT(ADDRESS(5;3;4))))" office:value-type="float" office:value="-1">
            <text:p>-1</text:p>
          </table:table-cell>
          <table:table-cell table:formula="of:=VALUE(TRIM(INDIRECT(ADDRESS(5;4;4))))" office:value-type="float" office:value="-0.933333333333333">
            <text:p>-0.9333333333</text:p>
          </table:table-cell>
          <table:table-cell table:formula="of:=VALUE(TRIM(INDIRECT(ADDRESS(5;5;4))))" office:value-type="float" office:value="-0.4">
            <text:p>-0.4</text:p>
          </table:table-cell>
          <table:table-cell table:formula="of:=VALUE(TRIM(INDIRECT(ADDRESS(5;6;4))))" office:value-type="float" office:value="-1">
            <text:p>-1</text:p>
          </table:table-cell>
          <table:table-cell table:formula="of:=VALUE(TRIM(INDIRECT(ADDRESS(5;7;4))))" office:value-type="float" office:value="-1">
            <text:p>-1</text:p>
          </table:table-cell>
          <table:table-cell table:formula="of:=VALUE(TRIM(INDIRECT(ADDRESS(5;8;4))))" office:value-type="float" office:value="0">
            <text:p>0</text:p>
          </table:table-cell>
          <table:table-cell table:formula="of:=VALUE(TRIM(INDIRECT(ADDRESS(5;9;4))))" office:value-type="float" office:value="-1">
            <text:p>-1</text:p>
          </table:table-cell>
          <table:table-cell table:formula="of:=VALUE(TRIM(INDIRECT(ADDRESS(5;10;4))))" office:value-type="float" office:value="-1">
            <text:p>-1</text:p>
          </table:table-cell>
          <table:table-cell table:formula="of:=VALUE(TRIM(INDIRECT(ADDRESS(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6;2;4))))" office:value-type="float" office:value="-1">
            <text:p>-1</text:p>
          </table:table-cell>
          <table:table-cell table:formula="of:=VALUE(TRIM(INDIRECT(ADDRESS(6;3;4))))" office:value-type="float" office:value="-0.966666666666667">
            <text:p>-0.9666666667</text:p>
          </table:table-cell>
          <table:table-cell table:formula="of:=VALUE(TRIM(INDIRECT(ADDRESS(6;4;4))))" office:value-type="float" office:value="-1">
            <text:p>-1</text:p>
          </table:table-cell>
          <table:table-cell table:formula="of:=VALUE(TRIM(INDIRECT(ADDRESS(6;5;4))))" office:value-type="float" office:value="-0.766666666666667">
            <text:p>-0.7666666667</text:p>
          </table:table-cell>
          <table:table-cell table:formula="of:=VALUE(TRIM(INDIRECT(ADDRESS(6;6;4))))" office:value-type="float" office:value="-1">
            <text:p>-1</text:p>
          </table:table-cell>
          <table:table-cell table:formula="of:=VALUE(TRIM(INDIRECT(ADDRESS(6;7;4))))" office:value-type="float" office:value="0">
            <text:p>0</text:p>
          </table:table-cell>
          <table:table-cell table:formula="of:=VALUE(TRIM(INDIRECT(ADDRESS(6;8;4))))" office:value-type="float" office:value="0">
            <text:p>0</text:p>
          </table:table-cell>
          <table:table-cell table:formula="of:=VALUE(TRIM(INDIRECT(ADDRESS(6;9;4))))" office:value-type="float" office:value="-1">
            <text:p>-1</text:p>
          </table:table-cell>
          <table:table-cell table:formula="of:=VALUE(TRIM(INDIRECT(ADDRESS(6;10;4))))" office:value-type="float" office:value="0">
            <text:p>0</text:p>
          </table:table-cell>
          <table:table-cell table:formula="of:=VALUE(TRIM(INDIRECT(ADDRESS(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7;2;4))))" office:value-type="float" office:value="-0.266666666666667">
            <text:p>-0.2666666667</text:p>
          </table:table-cell>
          <table:table-cell table:formula="of:=VALUE(TRIM(INDIRECT(ADDRESS(7;3;4))))" office:value-type="float" office:value="-0.533333333333333">
            <text:p>-0.5333333333</text:p>
          </table:table-cell>
          <table:table-cell table:formula="of:=VALUE(TRIM(INDIRECT(ADDRESS(7;4;4))))" office:value-type="float" office:value="-0.1">
            <text:p>-0.1</text:p>
          </table:table-cell>
          <table:table-cell table:formula="of:=VALUE(TRIM(INDIRECT(ADDRESS(7;5;4))))" office:value-type="float" office:value="-1">
            <text:p>-1</text:p>
          </table:table-cell>
          <table:table-cell table:formula="of:=VALUE(TRIM(INDIRECT(ADDRESS(7;6;4))))" office:value-type="float" office:value="-1">
            <text:p>-1</text:p>
          </table:table-cell>
          <table:table-cell table:formula="of:=VALUE(TRIM(INDIRECT(ADDRESS(7;7;4))))" office:value-type="float" office:value="0">
            <text:p>0</text:p>
          </table:table-cell>
          <table:table-cell table:formula="of:=VALUE(TRIM(INDIRECT(ADDRESS(7;8;4))))" office:value-type="float" office:value="-0.0333333333333333">
            <text:p>-0.0333333333</text:p>
          </table:table-cell>
          <table:table-cell table:formula="of:=VALUE(TRIM(INDIRECT(ADDRESS(7;9;4))))" office:value-type="float" office:value="-0.5">
            <text:p>-0.5</text:p>
          </table:table-cell>
          <table:table-cell table:formula="of:=VALUE(TRIM(INDIRECT(ADDRESS(7;10;4))))" office:value-type="float" office:value="-1">
            <text:p>-1</text:p>
          </table:table-cell>
          <table:table-cell table:formula="of:=VALUE(TRIM(INDIRECT(ADDRESS(7;11;4))))" office:value-type="float" office:value="-0.833333333333333">
            <text:p>-0.8333333333</text:p>
          </table:table-cell>
        </table:table-row>
        <table:table-row table:style-name="ro2">
          <table:table-cell/>
          <table:table-cell table:formula="of:=VALUE(TRIM(INDIRECT(ADDRESS(8;2;4))))" office:value-type="float" office:value="-1">
            <text:p>-1</text:p>
          </table:table-cell>
          <table:table-cell table:formula="of:=VALUE(TRIM(INDIRECT(ADDRESS(8;3;4))))" office:value-type="float" office:value="-1">
            <text:p>-1</text:p>
          </table:table-cell>
          <table:table-cell table:formula="of:=VALUE(TRIM(INDIRECT(ADDRESS(8;4;4))))" office:value-type="float" office:value="0">
            <text:p>0</text:p>
          </table:table-cell>
          <table:table-cell table:formula="of:=VALUE(TRIM(INDIRECT(ADDRESS(8;5;4))))" office:value-type="float" office:value="-0.966666666666667">
            <text:p>-0.9666666667</text:p>
          </table:table-cell>
          <table:table-cell table:formula="of:=VALUE(TRIM(INDIRECT(ADDRESS(8;6;4))))" office:value-type="float" office:value="-1">
            <text:p>-1</text:p>
          </table:table-cell>
          <table:table-cell table:formula="of:=VALUE(TRIM(INDIRECT(ADDRESS(8;7;4))))" office:value-type="float" office:value="-0.266666666666667">
            <text:p>-0.2666666667</text:p>
          </table:table-cell>
          <table:table-cell table:formula="of:=VALUE(TRIM(INDIRECT(ADDRESS(8;8;4))))" office:value-type="float" office:value="0">
            <text:p>0</text:p>
          </table:table-cell>
          <table:table-cell table:formula="of:=VALUE(TRIM(INDIRECT(ADDRESS(8;9;4))))" office:value-type="float" office:value="-1">
            <text:p>-1</text:p>
          </table:table-cell>
          <table:table-cell table:formula="of:=VALUE(TRIM(INDIRECT(ADDRESS(8;10;4))))" office:value-type="float" office:value="-1">
            <text:p>-1</text:p>
          </table:table-cell>
          <table:table-cell table:formula="of:=VALUE(TRIM(INDIRECT(ADDRESS(8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9;2;4))))" office:value-type="float" office:value="-1">
            <text:p>-1</text:p>
          </table:table-cell>
          <table:table-cell table:formula="of:=VALUE(TRIM(INDIRECT(ADDRESS(9;3;4))))" office:value-type="float" office:value="-0.633333333333333">
            <text:p>-0.6333333333</text:p>
          </table:table-cell>
          <table:table-cell table:formula="of:=VALUE(TRIM(INDIRECT(ADDRESS(9;4;4))))" office:value-type="float" office:value="-0.1">
            <text:p>-0.1</text:p>
          </table:table-cell>
          <table:table-cell table:formula="of:=VALUE(TRIM(INDIRECT(ADDRESS(9;5;4))))" office:value-type="float" office:value="-1">
            <text:p>-1</text:p>
          </table:table-cell>
          <table:table-cell table:formula="of:=VALUE(TRIM(INDIRECT(ADDRESS(9;6;4))))" office:value-type="float" office:value="-1">
            <text:p>-1</text:p>
          </table:table-cell>
          <table:table-cell table:formula="of:=VALUE(TRIM(INDIRECT(ADDRESS(9;7;4))))" office:value-type="float" office:value="-0.833333333333333">
            <text:p>-0.8333333333</text:p>
          </table:table-cell>
          <table:table-cell table:formula="of:=VALUE(TRIM(INDIRECT(ADDRESS(9;8;4))))" office:value-type="float" office:value="-0.0333333333333333">
            <text:p>-0.0333333333</text:p>
          </table:table-cell>
          <table:table-cell table:formula="of:=VALUE(TRIM(INDIRECT(ADDRESS(9;9;4))))" office:value-type="float" office:value="-0.966666666666667">
            <text:p>-0.9666666667</text:p>
          </table:table-cell>
          <table:table-cell table:formula="of:=VALUE(TRIM(INDIRECT(ADDRESS(9;10;4))))" office:value-type="float" office:value="-1">
            <text:p>-1</text:p>
          </table:table-cell>
          <table:table-cell table:formula="of:=VALUE(TRIM(INDIRECT(ADDRESS(9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0;2;4))))" office:value-type="float" office:value="-0.333333333333333">
            <text:p>-0.3333333333</text:p>
          </table:table-cell>
          <table:table-cell table:formula="of:=VALUE(TRIM(INDIRECT(ADDRESS(10;3;4))))" office:value-type="float" office:value="-0.466666666666667">
            <text:p>-0.4666666667</text:p>
          </table:table-cell>
          <table:table-cell table:formula="of:=VALUE(TRIM(INDIRECT(ADDRESS(10;4;4))))" office:value-type="float" office:value="-0.333333333333333">
            <text:p>-0.3333333333</text:p>
          </table:table-cell>
          <table:table-cell table:formula="of:=VALUE(TRIM(INDIRECT(ADDRESS(10;5;4))))" office:value-type="float" office:value="-1">
            <text:p>-1</text:p>
          </table:table-cell>
          <table:table-cell table:formula="of:=VALUE(TRIM(INDIRECT(ADDRESS(10;6;4))))" office:value-type="float" office:value="-1">
            <text:p>-1</text:p>
          </table:table-cell>
          <table:table-cell table:formula="of:=VALUE(TRIM(INDIRECT(ADDRESS(10;7;4))))" office:value-type="float" office:value="0">
            <text:p>0</text:p>
          </table:table-cell>
          <table:table-cell table:formula="of:=VALUE(TRIM(INDIRECT(ADDRESS(10;8;4))))" office:value-type="float" office:value="-0.1">
            <text:p>-0.1</text:p>
          </table:table-cell>
          <table:table-cell table:formula="of:=VALUE(TRIM(INDIRECT(ADDRESS(10;9;4))))" office:value-type="float" office:value="-0.666666666666667">
            <text:p>-0.6666666667</text:p>
          </table:table-cell>
          <table:table-cell table:formula="of:=VALUE(TRIM(INDIRECT(ADDRESS(10;10;4))))" office:value-type="float" office:value="-1">
            <text:p>-1</text:p>
          </table:table-cell>
          <table:table-cell table:formula="of:=VALUE(TRIM(INDIRECT(ADDRESS(10;11;4))))" office:value-type="float" office:value="-0.866666666666667">
            <text:p>-0.8666666667</text:p>
          </table:table-cell>
        </table:table-row>
        <table:table-row table:style-name="ro2">
          <table:table-cell/>
          <table:table-cell table:formula="of:=VALUE(TRIM(INDIRECT(ADDRESS(11;2;4))))" office:value-type="float" office:value="-1">
            <text:p>-1</text:p>
          </table:table-cell>
          <table:table-cell table:formula="of:=VALUE(TRIM(INDIRECT(ADDRESS(11;3;4))))" office:value-type="float" office:value="-1">
            <text:p>-1</text:p>
          </table:table-cell>
          <table:table-cell table:formula="of:=VALUE(TRIM(INDIRECT(ADDRESS(11;4;4))))" office:value-type="float" office:value="-0.366666666666667">
            <text:p>-0.3666666667</text:p>
          </table:table-cell>
          <table:table-cell table:formula="of:=VALUE(TRIM(INDIRECT(ADDRESS(11;5;4))))" office:value-type="float" office:value="-1">
            <text:p>-1</text:p>
          </table:table-cell>
          <table:table-cell table:formula="of:=VALUE(TRIM(INDIRECT(ADDRESS(11;6;4))))" office:value-type="float" office:value="-1">
            <text:p>-1</text:p>
          </table:table-cell>
          <table:table-cell table:formula="of:=VALUE(TRIM(INDIRECT(ADDRESS(11;7;4))))" office:value-type="float" office:value="-0.0333333333333333">
            <text:p>-0.0333333333</text:p>
          </table:table-cell>
          <table:table-cell table:formula="of:=VALUE(TRIM(INDIRECT(ADDRESS(11;8;4))))" office:value-type="float" office:value="-0.266666666666667">
            <text:p>-0.2666666667</text:p>
          </table:table-cell>
          <table:table-cell table:formula="of:=VALUE(TRIM(INDIRECT(ADDRESS(11;9;4))))" office:value-type="float" office:value="-1">
            <text:p>-1</text:p>
          </table:table-cell>
          <table:table-cell table:formula="of:=VALUE(TRIM(INDIRECT(ADDRESS(11;10;4))))" office:value-type="float" office:value="-1">
            <text:p>-1</text:p>
          </table:table-cell>
          <table:table-cell table:formula="of:=VALUE(TRIM(INDIRECT(ADDRESS(1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2;2;4))))" office:value-type="float" office:value="-1">
            <text:p>-1</text:p>
          </table:table-cell>
          <table:table-cell table:formula="of:=VALUE(TRIM(INDIRECT(ADDRESS(12;3;4))))" office:value-type="float" office:value="-1">
            <text:p>-1</text:p>
          </table:table-cell>
          <table:table-cell table:formula="of:=VALUE(TRIM(INDIRECT(ADDRESS(12;4;4))))" office:value-type="float" office:value="-1">
            <text:p>-1</text:p>
          </table:table-cell>
          <table:table-cell table:formula="of:=VALUE(TRIM(INDIRECT(ADDRESS(12;5;4))))" office:value-type="float" office:value="-1">
            <text:p>-1</text:p>
          </table:table-cell>
          <table:table-cell table:formula="of:=VALUE(TRIM(INDIRECT(ADDRESS(12;6;4))))" office:value-type="float" office:value="-1">
            <text:p>-1</text:p>
          </table:table-cell>
          <table:table-cell table:formula="of:=VALUE(TRIM(INDIRECT(ADDRESS(12;7;4))))" office:value-type="float" office:value="-1">
            <text:p>-1</text:p>
          </table:table-cell>
          <table:table-cell table:formula="of:=VALUE(TRIM(INDIRECT(ADDRESS(12;8;4))))" office:value-type="float" office:value="-1">
            <text:p>-1</text:p>
          </table:table-cell>
          <table:table-cell table:formula="of:=VALUE(TRIM(INDIRECT(ADDRESS(12;9;4))))" office:value-type="float" office:value="-1">
            <text:p>-1</text:p>
          </table:table-cell>
          <table:table-cell table:formula="of:=VALUE(TRIM(INDIRECT(ADDRESS(12;10;4))))" office:value-type="float" office:value="-1">
            <text:p>-1</text:p>
          </table:table-cell>
          <table:table-cell table:formula="of:=VALUE(TRIM(INDIRECT(ADDRESS(12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3;2;4))))" office:value-type="float" office:value="-1">
            <text:p>-1</text:p>
          </table:table-cell>
          <table:table-cell table:formula="of:=VALUE(TRIM(INDIRECT(ADDRESS(13;3;4))))" office:value-type="float" office:value="-1">
            <text:p>-1</text:p>
          </table:table-cell>
          <table:table-cell table:formula="of:=VALUE(TRIM(INDIRECT(ADDRESS(13;4;4))))" office:value-type="float" office:value="0">
            <text:p>0</text:p>
          </table:table-cell>
          <table:table-cell table:formula="of:=VALUE(TRIM(INDIRECT(ADDRESS(13;5;4))))" office:value-type="float" office:value="-1">
            <text:p>-1</text:p>
          </table:table-cell>
          <table:table-cell table:formula="of:=VALUE(TRIM(INDIRECT(ADDRESS(13;6;4))))" office:value-type="float" office:value="-1">
            <text:p>-1</text:p>
          </table:table-cell>
          <table:table-cell table:formula="of:=VALUE(TRIM(INDIRECT(ADDRESS(13;7;4))))" office:value-type="float" office:value="-1">
            <text:p>-1</text:p>
          </table:table-cell>
          <table:table-cell table:formula="of:=VALUE(TRIM(INDIRECT(ADDRESS(13;8;4))))" office:value-type="float" office:value="-1">
            <text:p>-1</text:p>
          </table:table-cell>
          <table:table-cell table:formula="of:=VALUE(TRIM(INDIRECT(ADDRESS(13;9;4))))" office:value-type="float" office:value="-1">
            <text:p>-1</text:p>
          </table:table-cell>
          <table:table-cell table:formula="of:=VALUE(TRIM(INDIRECT(ADDRESS(13;10;4))))" office:value-type="float" office:value="-1">
            <text:p>-1</text:p>
          </table:table-cell>
          <table:table-cell table:formula="of:=VALUE(TRIM(INDIRECT(ADDRESS(1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4;2;4))))" office:value-type="float" office:value="-0.966666666666667">
            <text:p>-0.9666666667</text:p>
          </table:table-cell>
          <table:table-cell table:formula="of:=VALUE(TRIM(INDIRECT(ADDRESS(14;3;4))))" office:value-type="float" office:value="-1">
            <text:p>-1</text:p>
          </table:table-cell>
          <table:table-cell table:formula="of:=VALUE(TRIM(INDIRECT(ADDRESS(14;4;4))))" office:value-type="float" office:value="-1">
            <text:p>-1</text:p>
          </table:table-cell>
          <table:table-cell table:formula="of:=VALUE(TRIM(INDIRECT(ADDRESS(14;5;4))))" office:value-type="float" office:value="-1">
            <text:p>-1</text:p>
          </table:table-cell>
          <table:table-cell table:formula="of:=VALUE(TRIM(INDIRECT(ADDRESS(14;6;4))))" office:value-type="float" office:value="-1">
            <text:p>-1</text:p>
          </table:table-cell>
          <table:table-cell table:formula="of:=VALUE(TRIM(INDIRECT(ADDRESS(14;7;4))))" office:value-type="float" office:value="-1">
            <text:p>-1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-1">
            <text:p>-1</text:p>
          </table:table-cell>
          <table:table-cell table:formula="of:=VALUE(TRIM(INDIRECT(ADDRESS(14;10;4))))" office:value-type="float" office:value="-1">
            <text:p>-1</text:p>
          </table:table-cell>
          <table:table-cell table:formula="of:=VALUE(TRIM(INDIRECT(ADDRESS(1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5;2;4))))" office:value-type="float" office:value="-0.933333333333333">
            <text:p>-0.9333333333</text:p>
          </table:table-cell>
          <table:table-cell table:formula="of:=VALUE(TRIM(INDIRECT(ADDRESS(15;3;4))))" office:value-type="float" office:value="-0.966666666666667">
            <text:p>-0.9666666667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-0.833333333333333">
            <text:p>-0.8333333333</text:p>
          </table:table-cell>
          <table:table-cell table:formula="of:=VALUE(TRIM(INDIRECT(ADDRESS(15;6;4))))" office:value-type="float" office:value="-1">
            <text:p>-1</text:p>
          </table:table-cell>
          <table:table-cell table:formula="of:=VALUE(TRIM(INDIRECT(ADDRESS(15;7;4))))" office:value-type="float" office:value="-1">
            <text:p>-1</text:p>
          </table:table-cell>
          <table:table-cell table:formula="of:=VALUE(TRIM(INDIRECT(ADDRESS(15;8;4))))" office:value-type="float" office:value="-0.0333333333333333">
            <text:p>-0.0333333333</text:p>
          </table:table-cell>
          <table:table-cell table:formula="of:=VALUE(TRIM(INDIRECT(ADDRESS(15;9;4))))" office:value-type="float" office:value="-0.933333333333333">
            <text:p>-0.9333333333</text:p>
          </table:table-cell>
          <table:table-cell table:formula="of:=VALUE(TRIM(INDIRECT(ADDRESS(15;10;4))))" office:value-type="float" office:value="-1">
            <text:p>-1</text:p>
          </table:table-cell>
          <table:table-cell table:formula="of:=VALUE(TRIM(INDIRECT(ADDRESS(15;11;4))))" office:value-type="float" office:value="-0.933333333333333">
            <text:p>-0.9333333333</text:p>
          </table:table-cell>
        </table:table-row>
        <table:table-row table:style-name="ro2">
          <table:table-cell/>
          <table:table-cell table:formula="of:=VALUE(TRIM(INDIRECT(ADDRESS(16;2;4))))" office:value-type="float" office:value="-1">
            <text:p>-1</text:p>
          </table:table-cell>
          <table:table-cell table:formula="of:=VALUE(TRIM(INDIRECT(ADDRESS(16;3;4))))" office:value-type="float" office:value="-1">
            <text:p>-1</text:p>
          </table:table-cell>
          <table:table-cell table:formula="of:=VALUE(TRIM(INDIRECT(ADDRESS(16;4;4))))" office:value-type="float" office:value="-1">
            <text:p>-1</text:p>
          </table:table-cell>
          <table:table-cell table:formula="of:=VALUE(TRIM(INDIRECT(ADDRESS(16;5;4))))" office:value-type="float" office:value="-1">
            <text:p>-1</text:p>
          </table:table-cell>
          <table:table-cell table:formula="of:=VALUE(TRIM(INDIRECT(ADDRESS(16;6;4))))" office:value-type="float" office:value="-1">
            <text:p>-1</text:p>
          </table:table-cell>
          <table:table-cell table:formula="of:=VALUE(TRIM(INDIRECT(ADDRESS(16;7;4))))" office:value-type="float" office:value="-1">
            <text:p>-1</text:p>
          </table:table-cell>
          <table:table-cell table:formula="of:=VALUE(TRIM(INDIRECT(ADDRESS(16;8;4))))" office:value-type="float" office:value="-0.7">
            <text:p>-0.7</text:p>
          </table:table-cell>
          <table:table-cell table:formula="of:=VALUE(TRIM(INDIRECT(ADDRESS(16;9;4))))" office:value-type="float" office:value="-1">
            <text:p>-1</text:p>
          </table:table-cell>
          <table:table-cell table:formula="of:=VALUE(TRIM(INDIRECT(ADDRESS(16;10;4))))" office:value-type="float" office:value="-1">
            <text:p>-1</text:p>
          </table:table-cell>
          <table:table-cell table:formula="of:=VALUE(TRIM(INDIRECT(ADDRESS(1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7;2;4))))" office:value-type="float" office:value="-1">
            <text:p>-1</text:p>
          </table:table-cell>
          <table:table-cell table:formula="of:=VALUE(TRIM(INDIRECT(ADDRESS(17;3;4))))" office:value-type="float" office:value="-0.8">
            <text:p>-0.8</text:p>
          </table:table-cell>
          <table:table-cell table:formula="of:=VALUE(TRIM(INDIRECT(ADDRESS(17;4;4))))" office:value-type="float" office:value="-0.666666666666667">
            <text:p>-0.6666666667</text:p>
          </table:table-cell>
          <table:table-cell table:formula="of:=VALUE(TRIM(INDIRECT(ADDRESS(17;5;4))))" office:value-type="float" office:value="-1">
            <text:p>-1</text:p>
          </table:table-cell>
          <table:table-cell table:formula="of:=VALUE(TRIM(INDIRECT(ADDRESS(17;6;4))))" office:value-type="float" office:value="-1">
            <text:p>-1</text:p>
          </table:table-cell>
          <table:table-cell table:formula="of:=VALUE(TRIM(INDIRECT(ADDRESS(17;7;4))))" office:value-type="float" office:value="-0.366666666666667">
            <text:p>-0.3666666667</text:p>
          </table:table-cell>
          <table:table-cell table:formula="of:=VALUE(TRIM(INDIRECT(ADDRESS(17;8;4))))" office:value-type="float" office:value="-0.966666666666667">
            <text:p>-0.9666666667</text:p>
          </table:table-cell>
          <table:table-cell table:formula="of:=VALUE(TRIM(INDIRECT(ADDRESS(17;9;4))))" office:value-type="float" office:value="-0.933333333333333">
            <text:p>-0.9333333333</text:p>
          </table:table-cell>
          <table:table-cell table:formula="of:=VALUE(TRIM(INDIRECT(ADDRESS(17;10;4))))" office:value-type="float" office:value="-1">
            <text:p>-1</text:p>
          </table:table-cell>
          <table:table-cell table:formula="of:=VALUE(TRIM(INDIRECT(ADDRESS(17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8;2;4))))" office:value-type="float" office:value="-0.266666666666667">
            <text:p>-0.2666666667</text:p>
          </table:table-cell>
          <table:table-cell table:formula="of:=VALUE(TRIM(INDIRECT(ADDRESS(18;3;4))))" office:value-type="float" office:value="-0.133333333333333">
            <text:p>-0.1333333333</text:p>
          </table:table-cell>
          <table:table-cell table:formula="of:=VALUE(TRIM(INDIRECT(ADDRESS(18;4;4))))" office:value-type="float" office:value="-0.1">
            <text:p>-0.1</text:p>
          </table:table-cell>
          <table:table-cell table:formula="of:=VALUE(TRIM(INDIRECT(ADDRESS(18;5;4))))" office:value-type="float" office:value="-1">
            <text:p>-1</text:p>
          </table:table-cell>
          <table:table-cell table:formula="of:=VALUE(TRIM(INDIRECT(ADDRESS(18;6;4))))" office:value-type="float" office:value="-1">
            <text:p>-1</text:p>
          </table:table-cell>
          <table:table-cell table:formula="of:=VALUE(TRIM(INDIRECT(ADDRESS(18;7;4))))" office:value-type="float" office:value="0">
            <text:p>0</text:p>
          </table:table-cell>
          <table:table-cell table:formula="of:=VALUE(TRIM(INDIRECT(ADDRESS(18;8;4))))" office:value-type="float" office:value="-0.466666666666667">
            <text:p>-0.4666666667</text:p>
          </table:table-cell>
          <table:table-cell table:formula="of:=VALUE(TRIM(INDIRECT(ADDRESS(18;9;4))))" office:value-type="float" office:value="-0.333333333333333">
            <text:p>-0.3333333333</text:p>
          </table:table-cell>
          <table:table-cell table:formula="of:=VALUE(TRIM(INDIRECT(ADDRESS(18;10;4))))" office:value-type="float" office:value="-1">
            <text:p>-1</text:p>
          </table:table-cell>
          <table:table-cell table:formula="of:=VALUE(TRIM(INDIRECT(ADDRESS(18;11;4))))" office:value-type="float" office:value="-0.833333333333333">
            <text:p>-0.8333333333</text:p>
          </table:table-cell>
        </table:table-row>
        <table:table-row table:style-name="ro2">
          <table:table-cell/>
          <table:table-cell table:formula="of:=VALUE(TRIM(INDIRECT(ADDRESS(19;2;4))))" office:value-type="float" office:value="-0.0666666666666667">
            <text:p>-0.0666666667</text:p>
          </table:table-cell>
          <table:table-cell table:formula="of:=VALUE(TRIM(INDIRECT(ADDRESS(19;3;4))))" office:value-type="float" office:value="-0.0333333333333333">
            <text:p>-0.0333333333</text:p>
          </table:table-cell>
          <table:table-cell table:formula="of:=VALUE(TRIM(INDIRECT(ADDRESS(19;4;4))))" office:value-type="float" office:value="-0.133333333333333">
            <text:p>-0.1333333333</text:p>
          </table:table-cell>
          <table:table-cell table:formula="of:=VALUE(TRIM(INDIRECT(ADDRESS(19;5;4))))" office:value-type="float" office:value="-0.966666666666667">
            <text:p>-0.9666666667</text:p>
          </table:table-cell>
          <table:table-cell table:formula="of:=VALUE(TRIM(INDIRECT(ADDRESS(19;6;4))))" office:value-type="float" office:value="-1">
            <text:p>-1</text:p>
          </table:table-cell>
          <table:table-cell table:formula="of:=VALUE(TRIM(INDIRECT(ADDRESS(19;7;4))))" office:value-type="float" office:value="0">
            <text:p>0</text:p>
          </table:table-cell>
          <table:table-cell table:formula="of:=VALUE(TRIM(INDIRECT(ADDRESS(19;8;4))))" office:value-type="float" office:value="0">
            <text:p>0</text:p>
          </table:table-cell>
          <table:table-cell table:formula="of:=VALUE(TRIM(INDIRECT(ADDRESS(19;9;4))))" office:value-type="float" office:value="-0.3">
            <text:p>-0.3</text:p>
          </table:table-cell>
          <table:table-cell table:formula="of:=VALUE(TRIM(INDIRECT(ADDRESS(19;10;4))))" office:value-type="float" office:value="-1">
            <text:p>-1</text:p>
          </table:table-cell>
          <table:table-cell table:formula="of:=VALUE(TRIM(INDIRECT(ADDRESS(19;11;4))))" office:value-type="float" office:value="-0.5">
            <text:p>-0.5</text:p>
          </table:table-cell>
        </table:table-row>
        <table:table-row table:style-name="ro2">
          <table:table-cell/>
          <table:table-cell table:formula="of:=VALUE(TRIM(INDIRECT(ADDRESS(20;2;4))))" office:value-type="float" office:value="-0.0333333333333333">
            <text:p>-0.0333333333</text:p>
          </table:table-cell>
          <table:table-cell table:formula="of:=VALUE(TRIM(INDIRECT(ADDRESS(20;3;4))))" office:value-type="float" office:value="-1">
            <text:p>-1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-0.7">
            <text:p>-0.7</text:p>
          </table:table-cell>
          <table:table-cell table:formula="of:=VALUE(TRIM(INDIRECT(ADDRESS(20;6;4))))" office:value-type="float" office:value="-1">
            <text:p>-1</text:p>
          </table:table-cell>
          <table:table-cell table:formula="of:=VALUE(TRIM(INDIRECT(ADDRESS(20;7;4))))" office:value-type="float" office:value="-0.0333333333333333">
            <text:p>-0.0333333333</text:p>
          </table:table-cell>
          <table:table-cell table:formula="of:=VALUE(TRIM(INDIRECT(ADDRESS(20;8;4))))" office:value-type="float" office:value="-0.0333333333333333">
            <text:p>-0.0333333333</text:p>
          </table:table-cell>
          <table:table-cell table:formula="of:=VALUE(TRIM(INDIRECT(ADDRESS(20;9;4))))" office:value-type="float" office:value="-1">
            <text:p>-1</text:p>
          </table:table-cell>
          <table:table-cell table:formula="of:=VALUE(TRIM(INDIRECT(ADDRESS(20;10;4))))" office:value-type="float" office:value="0">
            <text:p>0</text:p>
          </table:table-cell>
          <table:table-cell table:formula="of:=VALUE(TRIM(INDIRECT(ADDRESS(20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1;2;4))))" office:value-type="float" office:value="-0.866666666666667">
            <text:p>-0.8666666667</text:p>
          </table:table-cell>
          <table:table-cell table:formula="of:=VALUE(TRIM(INDIRECT(ADDRESS(21;3;4))))" office:value-type="float" office:value="-0.866666666666667">
            <text:p>-0.8666666667</text:p>
          </table:table-cell>
          <table:table-cell table:formula="of:=VALUE(TRIM(INDIRECT(ADDRESS(21;4;4))))" office:value-type="float" office:value="0">
            <text:p>0</text:p>
          </table:table-cell>
          <table:table-cell table:formula="of:=VALUE(TRIM(INDIRECT(ADDRESS(21;5;4))))" office:value-type="float" office:value="-0.833333333333333">
            <text:p>-0.8333333333</text:p>
          </table:table-cell>
          <table:table-cell table:formula="of:=VALUE(TRIM(INDIRECT(ADDRESS(21;6;4))))" office:value-type="float" office:value="-1">
            <text:p>-1</text:p>
          </table:table-cell>
          <table:table-cell table:formula="of:=VALUE(TRIM(INDIRECT(ADDRESS(21;7;4))))" office:value-type="float" office:value="-0.633333333333333">
            <text:p>-0.6333333333</text:p>
          </table:table-cell>
          <table:table-cell table:formula="of:=VALUE(TRIM(INDIRECT(ADDRESS(21;8;4))))" office:value-type="float" office:value="0">
            <text:p>0</text:p>
          </table:table-cell>
          <table:table-cell table:formula="of:=VALUE(TRIM(INDIRECT(ADDRESS(21;9;4))))" office:value-type="float" office:value="-0.9">
            <text:p>-0.9</text:p>
          </table:table-cell>
          <table:table-cell table:formula="of:=VALUE(TRIM(INDIRECT(ADDRESS(21;10;4))))" office:value-type="float" office:value="-0.933333333333333">
            <text:p>-0.9333333333</text:p>
          </table:table-cell>
          <table:table-cell table:formula="of:=VALUE(TRIM(INDIRECT(ADDRESS(2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2;2;4))))" office:value-type="float" office:value="0">
            <text:p>0</text:p>
          </table:table-cell>
          <table:table-cell table:formula="of:=VALUE(TRIM(INDIRECT(ADDRESS(22;3;4))))" office:value-type="float" office:value="0">
            <text:p>0</text:p>
          </table:table-cell>
          <table:table-cell table:formula="of:=VALUE(TRIM(INDIRECT(ADDRESS(22;4;4))))" office:value-type="float" office:value="0">
            <text:p>0</text:p>
          </table:table-cell>
          <table:table-cell table:formula="of:=VALUE(TRIM(INDIRECT(ADDRESS(22;5;4))))" office:value-type="float" office:value="0">
            <text:p>0</text:p>
          </table:table-cell>
          <table:table-cell table:formula="of:=VALUE(TRIM(INDIRECT(ADDRESS(22;6;4))))" office:value-type="float" office:value="-1">
            <text:p>-1</text:p>
          </table:table-cell>
          <table:table-cell table:formula="of:=VALUE(TRIM(INDIRECT(ADDRESS(22;7;4))))" office:value-type="float" office:value="0">
            <text:p>0</text:p>
          </table:table-cell>
          <table:table-cell table:formula="of:=VALUE(TRIM(INDIRECT(ADDRESS(22;8;4))))" office:value-type="float" office:value="0">
            <text:p>0</text:p>
          </table:table-cell>
          <table:table-cell table:formula="of:=VALUE(TRIM(INDIRECT(ADDRESS(22;9;4))))" office:value-type="float" office:value="-0.0666666666666667">
            <text:p>-0.0666666667</text:p>
          </table:table-cell>
          <table:table-cell table:formula="of:=VALUE(TRIM(INDIRECT(ADDRESS(22;10;4))))" office:value-type="float" office:value="-1">
            <text:p>-1</text:p>
          </table:table-cell>
          <table:table-cell table:formula="of:=VALUE(TRIM(INDIRECT(ADDRESS(2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-1">
            <text:p>-1</text:p>
          </table:table-cell>
          <table:table-cell table:formula="of:=VALUE(TRIM(INDIRECT(ADDRESS(23;4;4))))" office:value-type="float" office:value="0">
            <text:p>0</text:p>
          </table:table-cell>
          <table:table-cell table:formula="of:=VALUE(TRIM(INDIRECT(ADDRESS(23;5;4))))" office:value-type="float" office:value="0">
            <text:p>0</text:p>
          </table:table-cell>
          <table:table-cell table:formula="of:=VALUE(TRIM(INDIRECT(ADDRESS(23;6;4))))" office:value-type="float" office:value="-1">
            <text:p>-1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0">
            <text:p>0</text:p>
          </table:table-cell>
          <table:table-cell table:formula="of:=VALUE(TRIM(INDIRECT(ADDRESS(23;9;4))))" office:value-type="float" office:value="-1">
            <text:p>-1</text:p>
          </table:table-cell>
          <table:table-cell table:formula="of:=VALUE(TRIM(INDIRECT(ADDRESS(23;10;4))))" office:value-type="float" office:value="-1">
            <text:p>-1</text:p>
          </table:table-cell>
          <table:table-cell table:formula="of:=VALUE(TRIM(INDIRECT(ADDRESS(2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4;2;4))))" office:value-type="float" office:value="-1">
            <text:p>-1</text:p>
          </table:table-cell>
          <table:table-cell table:formula="of:=VALUE(TRIM(INDIRECT(ADDRESS(24;3;4))))" office:value-type="float" office:value="-1">
            <text:p>-1</text:p>
          </table:table-cell>
          <table:table-cell table:formula="of:=VALUE(TRIM(INDIRECT(ADDRESS(24;4;4))))" office:value-type="float" office:value="-0.0333333333333333">
            <text:p>-0.0333333333</text:p>
          </table:table-cell>
          <table:table-cell table:formula="of:=VALUE(TRIM(INDIRECT(ADDRESS(24;5;4))))" office:value-type="float" office:value="-1">
            <text:p>-1</text:p>
          </table:table-cell>
          <table:table-cell table:formula="of:=VALUE(TRIM(INDIRECT(ADDRESS(24;6;4))))" office:value-type="float" office:value="-1">
            <text:p>-1</text:p>
          </table:table-cell>
          <table:table-cell table:formula="of:=VALUE(TRIM(INDIRECT(ADDRESS(24;7;4))))" office:value-type="float" office:value="-1">
            <text:p>-1</text:p>
          </table:table-cell>
          <table:table-cell table:formula="of:=VALUE(TRIM(INDIRECT(ADDRESS(24;8;4))))" office:value-type="float" office:value="-1">
            <text:p>-1</text:p>
          </table:table-cell>
          <table:table-cell table:formula="of:=VALUE(TRIM(INDIRECT(ADDRESS(24;9;4))))" office:value-type="float" office:value="-1">
            <text:p>-1</text:p>
          </table:table-cell>
          <table:table-cell table:formula="of:=VALUE(TRIM(INDIRECT(ADDRESS(24;10;4))))" office:value-type="float" office:value="-1">
            <text:p>-1</text:p>
          </table:table-cell>
          <table:table-cell table:formula="of:=VALUE(TRIM(INDIRECT(ADDRESS(2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5;2;4))))" office:value-type="float" office:value="-1">
            <text:p>-1</text:p>
          </table:table-cell>
          <table:table-cell table:formula="of:=VALUE(TRIM(INDIRECT(ADDRESS(25;3;4))))" office:value-type="float" office:value="-1">
            <text:p>-1</text:p>
          </table:table-cell>
          <table:table-cell table:formula="of:=VALUE(TRIM(INDIRECT(ADDRESS(25;4;4))))" office:value-type="float" office:value="0">
            <text:p>0</text:p>
          </table:table-cell>
          <table:table-cell table:formula="of:=VALUE(TRIM(INDIRECT(ADDRESS(25;5;4))))" office:value-type="float" office:value="-1">
            <text:p>-1</text:p>
          </table:table-cell>
          <table:table-cell table:formula="of:=VALUE(TRIM(INDIRECT(ADDRESS(25;6;4))))" office:value-type="float" office:value="-1">
            <text:p>-1</text:p>
          </table:table-cell>
          <table:table-cell table:formula="of:=VALUE(TRIM(INDIRECT(ADDRESS(25;7;4))))" office:value-type="float" office:value="-1">
            <text:p>-1</text:p>
          </table:table-cell>
          <table:table-cell table:formula="of:=VALUE(TRIM(INDIRECT(ADDRESS(25;8;4))))" office:value-type="float" office:value="-1">
            <text:p>-1</text:p>
          </table:table-cell>
          <table:table-cell table:formula="of:=VALUE(TRIM(INDIRECT(ADDRESS(25;9;4))))" office:value-type="float" office:value="-1">
            <text:p>-1</text:p>
          </table:table-cell>
          <table:table-cell table:formula="of:=VALUE(TRIM(INDIRECT(ADDRESS(25;10;4))))" office:value-type="float" office:value="-1">
            <text:p>-1</text:p>
          </table:table-cell>
          <table:table-cell table:formula="of:=VALUE(TRIM(INDIRECT(ADDRESS(2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1">
            <text:p>-1</text:p>
          </table:table-cell>
          <table:table-cell table:formula="of:=VALUE(TRIM(INDIRECT(ADDRESS(26;4;4))))" office:value-type="float" office:value="-1">
            <text:p>-1</text:p>
          </table:table-cell>
          <table:table-cell table:formula="of:=VALUE(TRIM(INDIRECT(ADDRESS(26;5;4))))" office:value-type="float" office:value="-1">
            <text:p>-1</text:p>
          </table:table-cell>
          <table:table-cell table:formula="of:=VALUE(TRIM(INDIRECT(ADDRESS(26;6;4))))" office:value-type="float" office:value="-1">
            <text:p>-1</text:p>
          </table:table-cell>
          <table:table-cell table:formula="of:=VALUE(TRIM(INDIRECT(ADDRESS(26;7;4))))" office:value-type="float" office:value="-1">
            <text:p>-1</text:p>
          </table:table-cell>
          <table:table-cell table:formula="of:=VALUE(TRIM(INDIRECT(ADDRESS(26;8;4))))" office:value-type="float" office:value="0">
            <text:p>0</text:p>
          </table:table-cell>
          <table:table-cell table:formula="of:=VALUE(TRIM(INDIRECT(ADDRESS(26;9;4))))" office:value-type="float" office:value="-1">
            <text:p>-1</text:p>
          </table:table-cell>
          <table:table-cell table:formula="of:=VALUE(TRIM(INDIRECT(ADDRESS(26;10;4))))" office:value-type="float" office:value="-1">
            <text:p>-1</text:p>
          </table:table-cell>
          <table:table-cell table:formula="of:=VALUE(TRIM(INDIRECT(ADDRESS(2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7;2;4))))" office:value-type="float" office:value="0">
            <text:p>0</text:p>
          </table:table-cell>
          <table:table-cell table:formula="of:=VALUE(TRIM(INDIRECT(ADDRESS(27;3;4))))" office:value-type="float" office:value="-0.366666666666667">
            <text:p>-0.3666666667</text:p>
          </table:table-cell>
          <table:table-cell table:formula="of:=VALUE(TRIM(INDIRECT(ADDRESS(27;4;4))))" office:value-type="float" office:value="0">
            <text:p>0</text:p>
          </table:table-cell>
          <table:table-cell table:formula="of:=VALUE(TRIM(INDIRECT(ADDRESS(27;5;4))))" office:value-type="float" office:value="-0.166666666666667">
            <text:p>-0.1666666667</text:p>
          </table:table-cell>
          <table:table-cell table:formula="of:=VALUE(TRIM(INDIRECT(ADDRESS(27;6;4))))" office:value-type="float" office:value="-0.2">
            <text:p>-0.2</text:p>
          </table:table-cell>
          <table:table-cell table:formula="of:=VALUE(TRIM(INDIRECT(ADDRESS(27;7;4))))" office:value-type="float" office:value="-0.266666666666667">
            <text:p>-0.2666666667</text:p>
          </table:table-cell>
          <table:table-cell table:formula="of:=VALUE(TRIM(INDIRECT(ADDRESS(27;8;4))))" office:value-type="float" office:value="-0.0333333333333333">
            <text:p>-0.0333333333</text:p>
          </table:table-cell>
          <table:table-cell table:formula="of:=VALUE(TRIM(INDIRECT(ADDRESS(27;9;4))))" office:value-type="float" office:value="-0.233333333333333">
            <text:p>-0.2333333333</text:p>
          </table:table-cell>
          <table:table-cell table:formula="of:=VALUE(TRIM(INDIRECT(ADDRESS(27;10;4))))" office:value-type="float" office:value="-0.0333333333333333">
            <text:p>-0.0333333333</text:p>
          </table:table-cell>
          <table:table-cell table:formula="of:=VALUE(TRIM(INDIRECT(ADDRESS(27;11;4))))" office:value-type="float" office:value="-0.3">
            <text:p>-0.3</text:p>
          </table:table-cell>
        </table:table-row>
        <table:table-row table:style-name="ro2">
          <table:table-cell/>
          <table:table-cell table:formula="of:=VALUE(TRIM(INDIRECT(ADDRESS(28;2;4))))" office:value-type="float" office:value="-0.6">
            <text:p>-0.6</text:p>
          </table:table-cell>
          <table:table-cell table:formula="of:=VALUE(TRIM(INDIRECT(ADDRESS(28;3;4))))" office:value-type="float" office:value="-0.433333333333333">
            <text:p>-0.4333333333</text:p>
          </table:table-cell>
          <table:table-cell table:formula="of:=VALUE(TRIM(INDIRECT(ADDRESS(28;4;4))))" office:value-type="float" office:value="-0.666666666666667">
            <text:p>-0.6666666667</text:p>
          </table:table-cell>
          <table:table-cell table:formula="of:=VALUE(TRIM(INDIRECT(ADDRESS(28;5;4))))" office:value-type="float" office:value="-0.533333333333333">
            <text:p>-0.5333333333</text:p>
          </table:table-cell>
          <table:table-cell table:formula="of:=VALUE(TRIM(INDIRECT(ADDRESS(28;6;4))))" office:value-type="float" office:value="-0.833333333333333">
            <text:p>-0.8333333333</text:p>
          </table:table-cell>
          <table:table-cell table:formula="of:=VALUE(TRIM(INDIRECT(ADDRESS(28;7;4))))" office:value-type="float" office:value="-0.9">
            <text:p>-0.9</text:p>
          </table:table-cell>
          <table:table-cell table:formula="of:=VALUE(TRIM(INDIRECT(ADDRESS(28;8;4))))" office:value-type="float" office:value="0">
            <text:p>0</text:p>
          </table:table-cell>
          <table:table-cell table:formula="of:=VALUE(TRIM(INDIRECT(ADDRESS(28;9;4))))" office:value-type="float" office:value="-0.6">
            <text:p>-0.6</text:p>
          </table:table-cell>
          <table:table-cell table:formula="of:=VALUE(TRIM(INDIRECT(ADDRESS(28;10;4))))" office:value-type="float" office:value="-0.566666666666667">
            <text:p>-0.5666666667</text:p>
          </table:table-cell>
          <table:table-cell table:formula="of:=VALUE(TRIM(INDIRECT(ADDRESS(28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9;2;4))))" office:value-type="float" office:value="0">
            <text:p>0</text:p>
          </table:table-cell>
          <table:table-cell table:formula="of:=VALUE(TRIM(INDIRECT(ADDRESS(29;3;4))))" office:value-type="float" office:value="-0.3">
            <text:p>-0.3</text:p>
          </table:table-cell>
          <table:table-cell table:formula="of:=VALUE(TRIM(INDIRECT(ADDRESS(29;4;4))))" office:value-type="float" office:value="0">
            <text:p>0</text:p>
          </table:table-cell>
          <table:table-cell table:formula="of:=VALUE(TRIM(INDIRECT(ADDRESS(29;5;4))))" office:value-type="float" office:value="-0.466666666666667">
            <text:p>-0.4666666667</text:p>
          </table:table-cell>
          <table:table-cell table:formula="of:=VALUE(TRIM(INDIRECT(ADDRESS(29;6;4))))" office:value-type="float" office:value="-1">
            <text:p>-1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0">
            <text:p>0</text:p>
          </table:table-cell>
          <table:table-cell table:formula="of:=VALUE(TRIM(INDIRECT(ADDRESS(29;9;4))))" office:value-type="float" office:value="-0.3">
            <text:p>-0.3</text:p>
          </table:table-cell>
          <table:table-cell table:formula="of:=VALUE(TRIM(INDIRECT(ADDRESS(29;10;4))))" office:value-type="float" office:value="-1">
            <text:p>-1</text:p>
          </table:table-cell>
          <table:table-cell table:formula="of:=VALUE(TRIM(INDIRECT(ADDRESS(29;11;4))))" office:value-type="float" office:value="-0.966666666666667">
            <text:p>-0.9666666667</text:p>
          </table:table-cell>
        </table:table-row>
        <table:table-row table:style-name="ro2">
          <table:table-cell/>
          <table:table-cell table:formula="of:=VALUE(TRIM(INDIRECT(ADDRESS(30;2;4))))" office:value-type="float" office:value="-0.0666666666666667">
            <text:p>-0.0666666667</text:p>
          </table:table-cell>
          <table:table-cell table:formula="of:=VALUE(TRIM(INDIRECT(ADDRESS(30;3;4))))" office:value-type="float" office:value="0">
            <text:p>0</text:p>
          </table:table-cell>
          <table:table-cell table:formula="of:=VALUE(TRIM(INDIRECT(ADDRESS(30;4;4))))" office:value-type="float" office:value="0">
            <text:p>0</text:p>
          </table:table-cell>
          <table:table-cell table:formula="of:=VALUE(TRIM(INDIRECT(ADDRESS(30;5;4))))" office:value-type="float" office:value="0">
            <text:p>0</text:p>
          </table:table-cell>
          <table:table-cell table:formula="of:=VALUE(TRIM(INDIRECT(ADDRESS(30;6;4))))" office:value-type="float" office:value="0">
            <text:p>0</text:p>
          </table:table-cell>
          <table:table-cell table:formula="of:=VALUE(TRIM(INDIRECT(ADDRESS(30;7;4))))" office:value-type="float" office:value="-0.0333333333333333">
            <text:p>-0.0333333333</text:p>
          </table:table-cell>
          <table:table-cell table:formula="of:=VALUE(TRIM(INDIRECT(ADDRESS(30;8;4))))" office:value-type="float" office:value="0">
            <text:p>0</text:p>
          </table:table-cell>
          <table:table-cell table:formula="of:=VALUE(TRIM(INDIRECT(ADDRESS(30;9;4))))" office:value-type="float" office:value="0">
            <text:p>0</text:p>
          </table:table-cell>
          <table:table-cell table:formula="of:=VALUE(TRIM(INDIRECT(ADDRESS(30;10;4))))" office:value-type="float" office:value="0">
            <text:p>0</text:p>
          </table:table-cell>
          <table:table-cell table:formula="of:=VALUE(TRIM(INDIRECT(ADDRESS(30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1;2;4))))" office:value-type="float" office:value="0">
            <text:p>0</text:p>
          </table:table-cell>
          <table:table-cell table:formula="of:=VALUE(TRIM(INDIRECT(ADDRESS(31;3;4))))" office:value-type="float" office:value="-0.1">
            <text:p>-0.1</text:p>
          </table:table-cell>
          <table:table-cell table:formula="of:=VALUE(TRIM(INDIRECT(ADDRESS(31;4;4))))" office:value-type="float" office:value="-0.133333333333333">
            <text:p>-0.1333333333</text:p>
          </table:table-cell>
          <table:table-cell table:formula="of:=VALUE(TRIM(INDIRECT(ADDRESS(31;5;4))))" office:value-type="float" office:value="0">
            <text:p>0</text:p>
          </table:table-cell>
          <table:table-cell table:formula="of:=VALUE(TRIM(INDIRECT(ADDRESS(31;6;4))))" office:value-type="float" office:value="-0.0666666666666667">
            <text:p>-0.0666666667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-0.0333333333333333">
            <text:p>-0.0333333333</text:p>
          </table:table-cell>
          <table:table-cell table:formula="of:=VALUE(TRIM(INDIRECT(ADDRESS(31;9;4))))" office:value-type="float" office:value="-0.266666666666667">
            <text:p>-0.2666666667</text:p>
          </table:table-cell>
          <table:table-cell table:formula="of:=VALUE(TRIM(INDIRECT(ADDRESS(31;10;4))))" office:value-type="float" office:value="0">
            <text:p>0</text:p>
          </table:table-cell>
          <table:table-cell table:formula="of:=VALUE(TRIM(INDIRECT(ADDRESS(31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0.9">
            <text:p>-0.9</text:p>
          </table:table-cell>
          <table:table-cell table:formula="of:=VALUE(TRIM(INDIRECT(ADDRESS(32;4;4))))" office:value-type="float" office:value="0">
            <text:p>0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">
            <text:p>-1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0">
            <text:p>0</text:p>
          </table:table-cell>
          <table:table-cell table:formula="of:=VALUE(TRIM(INDIRECT(ADDRESS(32;9;4))))" office:value-type="float" office:value="-1">
            <text:p>-1</text:p>
          </table:table-cell>
          <table:table-cell table:formula="of:=VALUE(TRIM(INDIRECT(ADDRESS(32;10;4))))" office:value-type="float" office:value="0">
            <text:p>0</text:p>
          </table:table-cell>
          <table:table-cell table:formula="of:=VALUE(TRIM(INDIRECT(ADDRESS(32;11;4))))" office:value-type="float" office:value="-0.966666666666667">
            <text:p>-0.9666666667</text:p>
          </table:table-cell>
        </table:table-row>
        <table:table-row table:style-name="ro2">
          <table:table-cell/>
          <table:table-cell table:formula="of:=VALUE(TRIM(INDIRECT(ADDRESS(33;2;4))))" office:value-type="float" office:value="-0.266666666666667">
            <text:p>-0.2666666667</text:p>
          </table:table-cell>
          <table:table-cell table:formula="of:=VALUE(TRIM(INDIRECT(ADDRESS(33;3;4))))" office:value-type="float" office:value="-0.266666666666667">
            <text:p>-0.2666666667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-0.266666666666667">
            <text:p>-0.2666666667</text:p>
          </table:table-cell>
          <table:table-cell table:formula="of:=VALUE(TRIM(INDIRECT(ADDRESS(33;6;4))))" office:value-type="float" office:value="-0.0333333333333333">
            <text:p>-0.0333333333</text:p>
          </table:table-cell>
          <table:table-cell table:formula="of:=VALUE(TRIM(INDIRECT(ADDRESS(33;7;4))))" office:value-type="float" office:value="-0.366666666666667">
            <text:p>-0.3666666667</text:p>
          </table:table-cell>
          <table:table-cell table:formula="of:=VALUE(TRIM(INDIRECT(ADDRESS(33;8;4))))" office:value-type="float" office:value="0">
            <text:p>0</text:p>
          </table:table-cell>
          <table:table-cell table:formula="of:=VALUE(TRIM(INDIRECT(ADDRESS(33;9;4))))" office:value-type="float" office:value="-0.233333333333333">
            <text:p>-0.2333333333</text:p>
          </table:table-cell>
          <table:table-cell table:formula="of:=VALUE(TRIM(INDIRECT(ADDRESS(33;10;4))))" office:value-type="float" office:value="-0.166666666666667">
            <text:p>-0.1666666667</text:p>
          </table:table-cell>
          <table:table-cell table:formula="of:=VALUE(TRIM(INDIRECT(ADDRESS(33;11;4))))" office:value-type="float" office:value="-0.1">
            <text:p>-0.1</text:p>
          </table:table-cell>
        </table:table-row>
        <table:table-row table:style-name="ro2">
          <table:table-cell/>
          <table:table-cell table:formula="of:=VALUE(TRIM(INDIRECT(ADDRESS(34;2;4))))" office:value-type="float" office:value="-0.133333333333333">
            <text:p>-0.1333333333</text:p>
          </table:table-cell>
          <table:table-cell table:formula="of:=VALUE(TRIM(INDIRECT(ADDRESS(34;3;4))))" office:value-type="float" office:value="-0.1">
            <text:p>-0.1</text:p>
          </table:table-cell>
          <table:table-cell table:formula="of:=VALUE(TRIM(INDIRECT(ADDRESS(34;4;4))))" office:value-type="float" office:value="0">
            <text:p>0</text:p>
          </table:table-cell>
          <table:table-cell table:formula="of:=VALUE(TRIM(INDIRECT(ADDRESS(34;5;4))))" office:value-type="float" office:value="0">
            <text:p>0</text:p>
          </table:table-cell>
          <table:table-cell table:formula="of:=VALUE(TRIM(INDIRECT(ADDRESS(34;6;4))))" office:value-type="float" office:value="-1">
            <text:p>-1</text:p>
          </table:table-cell>
          <table:table-cell table:formula="of:=VALUE(TRIM(INDIRECT(ADDRESS(34;7;4))))" office:value-type="float" office:value="0">
            <text:p>0</text:p>
          </table:table-cell>
          <table:table-cell table:formula="of:=VALUE(TRIM(INDIRECT(ADDRESS(34;8;4))))" office:value-type="float" office:value="0">
            <text:p>0</text:p>
          </table:table-cell>
          <table:table-cell table:formula="of:=VALUE(TRIM(INDIRECT(ADDRESS(34;9;4))))" office:value-type="float" office:value="0">
            <text:p>0</text:p>
          </table:table-cell>
          <table:table-cell table:formula="of:=VALUE(TRIM(INDIRECT(ADDRESS(34;10;4))))" office:value-type="float" office:value="-1">
            <text:p>-1</text:p>
          </table:table-cell>
          <table:table-cell table:formula="of:=VALUE(TRIM(INDIRECT(ADDRESS(34;11;4))))" office:value-type="float" office:value="-0.0666666666666667">
            <text:p>-0.0666666667</text:p>
          </table:table-cell>
        </table:table-row>
        <table:table-row table:style-name="ro2">
          <table:table-cell/>
          <table:table-cell table:formula="of:=VALUE(TRIM(INDIRECT(ADDRESS(35;2;4))))" office:value-type="float" office:value="0">
            <text:p>0</text:p>
          </table:table-cell>
          <table:table-cell table:formula="of:=VALUE(TRIM(INDIRECT(ADDRESS(35;3;4))))" office:value-type="float" office:value="-1">
            <text:p>-1</text:p>
          </table:table-cell>
          <table:table-cell table:formula="of:=VALUE(TRIM(INDIRECT(ADDRESS(35;4;4))))" office:value-type="float" office:value="0">
            <text:p>0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1">
            <text:p>-1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0">
            <text:p>0</text:p>
          </table:table-cell>
          <table:table-cell table:formula="of:=VALUE(TRIM(INDIRECT(ADDRESS(35;9;4))))" office:value-type="float" office:value="-1">
            <text:p>-1</text:p>
          </table:table-cell>
          <table:table-cell table:formula="of:=VALUE(TRIM(INDIRECT(ADDRESS(35;10;4))))" office:value-type="float" office:value="-1">
            <text:p>-1</text:p>
          </table:table-cell>
          <table:table-cell table:formula="of:=VALUE(TRIM(INDIRECT(ADDRESS(3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6;2;4))))" office:value-type="float" office:value="-1">
            <text:p>-1</text:p>
          </table:table-cell>
          <table:table-cell table:formula="of:=VALUE(TRIM(INDIRECT(ADDRESS(36;3;4))))" office:value-type="float" office:value="-1">
            <text:p>-1</text:p>
          </table:table-cell>
          <table:table-cell table:formula="of:=VALUE(TRIM(INDIRECT(ADDRESS(36;4;4))))" office:value-type="float" office:value="0">
            <text:p>0</text:p>
          </table:table-cell>
          <table:table-cell table:formula="of:=VALUE(TRIM(INDIRECT(ADDRESS(36;5;4))))" office:value-type="float" office:value="-1">
            <text:p>-1</text:p>
          </table:table-cell>
          <table:table-cell table:formula="of:=VALUE(TRIM(INDIRECT(ADDRESS(36;6;4))))" office:value-type="float" office:value="-1">
            <text:p>-1</text:p>
          </table:table-cell>
          <table:table-cell table:formula="of:=VALUE(TRIM(INDIRECT(ADDRESS(36;7;4))))" office:value-type="float" office:value="-1">
            <text:p>-1</text:p>
          </table:table-cell>
          <table:table-cell table:formula="of:=VALUE(TRIM(INDIRECT(ADDRESS(36;8;4))))" office:value-type="float" office:value="-1">
            <text:p>-1</text:p>
          </table:table-cell>
          <table:table-cell table:formula="of:=VALUE(TRIM(INDIRECT(ADDRESS(36;9;4))))" office:value-type="float" office:value="-1">
            <text:p>-1</text:p>
          </table:table-cell>
          <table:table-cell table:formula="of:=VALUE(TRIM(INDIRECT(ADDRESS(36;10;4))))" office:value-type="float" office:value="-1">
            <text:p>-1</text:p>
          </table:table-cell>
          <table:table-cell table:formula="of:=VALUE(TRIM(INDIRECT(ADDRESS(3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7;2;4))))" office:value-type="float" office:value="-1">
            <text:p>-1</text:p>
          </table:table-cell>
          <table:table-cell table:formula="of:=VALUE(TRIM(INDIRECT(ADDRESS(37;3;4))))" office:value-type="float" office:value="-1">
            <text:p>-1</text:p>
          </table:table-cell>
          <table:table-cell table:formula="of:=VALUE(TRIM(INDIRECT(ADDRESS(37;4;4))))" office:value-type="float" office:value="0">
            <text:p>0</text:p>
          </table:table-cell>
          <table:table-cell table:formula="of:=VALUE(TRIM(INDIRECT(ADDRESS(37;5;4))))" office:value-type="float" office:value="-1">
            <text:p>-1</text:p>
          </table:table-cell>
          <table:table-cell table:formula="of:=VALUE(TRIM(INDIRECT(ADDRESS(37;6;4))))" office:value-type="float" office:value="-1">
            <text:p>-1</text:p>
          </table:table-cell>
          <table:table-cell table:formula="of:=VALUE(TRIM(INDIRECT(ADDRESS(37;7;4))))" office:value-type="float" office:value="-1">
            <text:p>-1</text:p>
          </table:table-cell>
          <table:table-cell table:formula="of:=VALUE(TRIM(INDIRECT(ADDRESS(37;8;4))))" office:value-type="float" office:value="-1">
            <text:p>-1</text:p>
          </table:table-cell>
          <table:table-cell table:formula="of:=VALUE(TRIM(INDIRECT(ADDRESS(37;9;4))))" office:value-type="float" office:value="-1">
            <text:p>-1</text:p>
          </table:table-cell>
          <table:table-cell table:formula="of:=VALUE(TRIM(INDIRECT(ADDRESS(37;10;4))))" office:value-type="float" office:value="-1">
            <text:p>-1</text:p>
          </table:table-cell>
          <table:table-cell table:formula="of:=VALUE(TRIM(INDIRECT(ADDRESS(37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1">
            <text:p>-1</text:p>
          </table:table-cell>
          <table:table-cell table:formula="of:=VALUE(TRIM(INDIRECT(ADDRESS(38;4;4))))" office:value-type="float" office:value="-1">
            <text:p>-1</text:p>
          </table:table-cell>
          <table:table-cell table:formula="of:=VALUE(TRIM(INDIRECT(ADDRESS(38;5;4))))" office:value-type="float" office:value="-1">
            <text:p>-1</text:p>
          </table:table-cell>
          <table:table-cell table:formula="of:=VALUE(TRIM(INDIRECT(ADDRESS(38;6;4))))" office:value-type="float" office:value="-1">
            <text:p>-1</text:p>
          </table:table-cell>
          <table:table-cell table:formula="of:=VALUE(TRIM(INDIRECT(ADDRESS(38;7;4))))" office:value-type="float" office:value="-1">
            <text:p>-1</text:p>
          </table:table-cell>
          <table:table-cell table:formula="of:=VALUE(TRIM(INDIRECT(ADDRESS(38;8;4))))" office:value-type="float" office:value="0">
            <text:p>0</text:p>
          </table:table-cell>
          <table:table-cell table:formula="of:=VALUE(TRIM(INDIRECT(ADDRESS(38;9;4))))" office:value-type="float" office:value="-1">
            <text:p>-1</text:p>
          </table:table-cell>
          <table:table-cell table:formula="of:=VALUE(TRIM(INDIRECT(ADDRESS(38;10;4))))" office:value-type="float" office:value="-1">
            <text:p>-1</text:p>
          </table:table-cell>
          <table:table-cell table:formula="of:=VALUE(TRIM(INDIRECT(ADDRESS(38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9;2;4))))" office:value-type="float" office:value="0">
            <text:p>0</text:p>
          </table:table-cell>
          <table:table-cell table:formula="of:=VALUE(TRIM(INDIRECT(ADDRESS(39;3;4))))" office:value-type="float" office:value="-0.0333333333333333">
            <text:p>-0.0333333333</text:p>
          </table:table-cell>
          <table:table-cell table:formula="of:=VALUE(TRIM(INDIRECT(ADDRESS(39;4;4))))" office:value-type="float" office:value="0">
            <text:p>0</text:p>
          </table:table-cell>
          <table:table-cell table:formula="of:=VALUE(TRIM(INDIRECT(ADDRESS(39;5;4))))" office:value-type="float" office:value="0">
            <text:p>0</text:p>
          </table:table-cell>
          <table:table-cell table:formula="of:=VALUE(TRIM(INDIRECT(ADDRESS(39;6;4))))" office:value-type="float" office:value="0">
            <text:p>0</text:p>
          </table:table-cell>
          <table:table-cell table:formula="of:=VALUE(TRIM(INDIRECT(ADDRESS(39;7;4))))" office:value-type="float" office:value="-0.366666666666667">
            <text:p>-0.3666666667</text:p>
          </table:table-cell>
          <table:table-cell table:formula="of:=VALUE(TRIM(INDIRECT(ADDRESS(39;8;4))))" office:value-type="float" office:value="0">
            <text:p>0</text:p>
          </table:table-cell>
          <table:table-cell table:formula="of:=VALUE(TRIM(INDIRECT(ADDRESS(39;9;4))))" office:value-type="float" office:value="0">
            <text:p>0</text:p>
          </table:table-cell>
          <table:table-cell table:formula="of:=VALUE(TRIM(INDIRECT(ADDRESS(39;10;4))))" office:value-type="float" office:value="0">
            <text:p>0</text:p>
          </table:table-cell>
          <table:table-cell table:formula="of:=VALUE(TRIM(INDIRECT(ADDRESS(39;11;4))))" office:value-type="float" office:value="-0.0333333333333333">
            <text:p>-0.0333333333</text:p>
          </table:table-cell>
        </table:table-row>
        <table:table-row table:style-name="ro2">
          <table:table-cell/>
          <table:table-cell table:formula="of:=VALUE(TRIM(INDIRECT(ADDRESS(40;2;4))))" office:value-type="float" office:value="-0.933333333333333">
            <text:p>-0.9333333333</text:p>
          </table:table-cell>
          <table:table-cell table:formula="of:=VALUE(TRIM(INDIRECT(ADDRESS(40;3;4))))" office:value-type="float" office:value="-0.966666666666667">
            <text:p>-0.9666666667</text:p>
          </table:table-cell>
          <table:table-cell table:formula="of:=VALUE(TRIM(INDIRECT(ADDRESS(40;4;4))))" office:value-type="float" office:value="-0.8">
            <text:p>-0.8</text:p>
          </table:table-cell>
          <table:table-cell table:formula="of:=VALUE(TRIM(INDIRECT(ADDRESS(40;5;4))))" office:value-type="float" office:value="-0.866666666666667">
            <text:p>-0.8666666667</text:p>
          </table:table-cell>
          <table:table-cell table:formula="of:=VALUE(TRIM(INDIRECT(ADDRESS(40;6;4))))" office:value-type="float" office:value="-1">
            <text:p>-1</text:p>
          </table:table-cell>
          <table:table-cell table:formula="of:=VALUE(TRIM(INDIRECT(ADDRESS(40;7;4))))" office:value-type="float" office:value="-0.9">
            <text:p>-0.9</text:p>
          </table:table-cell>
          <table:table-cell table:formula="of:=VALUE(TRIM(INDIRECT(ADDRESS(40;8;4))))" office:value-type="float" office:value="0">
            <text:p>0</text:p>
          </table:table-cell>
          <table:table-cell table:formula="of:=VALUE(TRIM(INDIRECT(ADDRESS(40;9;4))))" office:value-type="float" office:value="-0.9">
            <text:p>-0.9</text:p>
          </table:table-cell>
          <table:table-cell table:formula="of:=VALUE(TRIM(INDIRECT(ADDRESS(40;10;4))))" office:value-type="float" office:value="-0.9">
            <text:p>-0.9</text:p>
          </table:table-cell>
          <table:table-cell table:formula="of:=VALUE(TRIM(INDIRECT(ADDRESS(40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1;2;4))))" office:value-type="float" office:value="0">
            <text:p>0</text:p>
          </table:table-cell>
          <table:table-cell table:formula="of:=VALUE(TRIM(INDIRECT(ADDRESS(41;3;4))))" office:value-type="float" office:value="-0.233333333333333">
            <text:p>-0.2333333333</text:p>
          </table:table-cell>
          <table:table-cell table:formula="of:=VALUE(TRIM(INDIRECT(ADDRESS(41;4;4))))" office:value-type="float" office:value="0">
            <text:p>0</text:p>
          </table:table-cell>
          <table:table-cell table:formula="of:=VALUE(TRIM(INDIRECT(ADDRESS(41;5;4))))" office:value-type="float" office:value="0">
            <text:p>0</text:p>
          </table:table-cell>
          <table:table-cell table:formula="of:=VALUE(TRIM(INDIRECT(ADDRESS(41;6;4))))" office:value-type="float" office:value="-1">
            <text:p>-1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0">
            <text:p>0</text:p>
          </table:table-cell>
          <table:table-cell table:formula="of:=VALUE(TRIM(INDIRECT(ADDRESS(41;9;4))))" office:value-type="float" office:value="-0.6">
            <text:p>-0.6</text:p>
          </table:table-cell>
          <table:table-cell table:formula="of:=VALUE(TRIM(INDIRECT(ADDRESS(41;10;4))))" office:value-type="float" office:value="-1">
            <text:p>-1</text:p>
          </table:table-cell>
          <table:table-cell table:formula="of:=VALUE(TRIM(INDIRECT(ADDRESS(4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2;2;4))))" office:value-type="float" office:value="-0.1">
            <text:p>-0.1</text:p>
          </table:table-cell>
          <table:table-cell table:formula="of:=VALUE(TRIM(INDIRECT(ADDRESS(42;3;4))))" office:value-type="float" office:value="0">
            <text:p>0</text:p>
          </table:table-cell>
          <table:table-cell table:formula="of:=VALUE(TRIM(INDIRECT(ADDRESS(42;4;4))))" office:value-type="float" office:value="0">
            <text:p>0</text:p>
          </table:table-cell>
          <table:table-cell table:formula="of:=VALUE(TRIM(INDIRECT(ADDRESS(42;5;4))))" office:value-type="float" office:value="0">
            <text:p>0</text:p>
          </table:table-cell>
          <table:table-cell table:formula="of:=VALUE(TRIM(INDIRECT(ADDRESS(42;6;4))))" office:value-type="float" office:value="0">
            <text:p>0</text:p>
          </table:table-cell>
          <table:table-cell table:formula="of:=VALUE(TRIM(INDIRECT(ADDRESS(42;7;4))))" office:value-type="float" office:value="-0.0333333333333333">
            <text:p>-0.0333333333</text:p>
          </table:table-cell>
          <table:table-cell table:formula="of:=VALUE(TRIM(INDIRECT(ADDRESS(42;8;4))))" office:value-type="float" office:value="0">
            <text:p>0</text:p>
          </table:table-cell>
          <table:table-cell table:formula="of:=VALUE(TRIM(INDIRECT(ADDRESS(42;9;4))))" office:value-type="float" office:value="0">
            <text:p>0</text:p>
          </table:table-cell>
          <table:table-cell table:formula="of:=VALUE(TRIM(INDIRECT(ADDRESS(42;10;4))))" office:value-type="float" office:value="0">
            <text:p>0</text:p>
          </table:table-cell>
          <table:table-cell table:formula="of:=VALUE(TRIM(INDIRECT(ADDRESS(4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-0.0333333333333333">
            <text:p>-0.0333333333</text:p>
          </table:table-cell>
          <table:table-cell table:formula="of:=VALUE(TRIM(INDIRECT(ADDRESS(43;4;4))))" office:value-type="float" office:value="0">
            <text:p>0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0">
            <text:p>0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0.0666666666666667">
            <text:p>-0.0666666667</text:p>
          </table:table-cell>
          <table:table-cell table:formula="of:=VALUE(TRIM(INDIRECT(ADDRESS(43;10;4))))" office:value-type="float" office:value="0">
            <text:p>0</text:p>
          </table:table-cell>
          <table:table-cell table:formula="of:=VALUE(TRIM(INDIRECT(ADDRESS(43;11;4))))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2">
            <text:p>2</text:p>
          </table:table-cell>
          <table:table-cell table:formula="of:=RANK(INDIRECT(ADDRESS(45;3;4));INDIRECT(ADDRESS(45;2;4)):INDIRECT(ADDRESS(45;11;4));1)" office:value-type="float" office:value="2">
            <text:p>2</text:p>
          </table:table-cell>
          <table:table-cell table:formula="of:=RANK(INDIRECT(ADDRESS(45;4;4));INDIRECT(ADDRESS(45;2;4)):INDIRECT(ADDRESS(45;11;4));1)" office:value-type="float" office:value="2">
            <text:p>2</text:p>
          </table:table-cell>
          <table:table-cell table:formula="of:=RANK(INDIRECT(ADDRESS(45;5;4));INDIRECT(ADDRESS(45;2;4)):INDIRECT(ADDRESS(45;11;4));1)" office:value-type="float" office:value="1">
            <text:p>1</text:p>
          </table:table-cell>
          <table:table-cell table:formula="of:=RANK(INDIRECT(ADDRESS(45;6;4));INDIRECT(ADDRESS(45;2;4)):INDIRECT(ADDRESS(45;11;4));1)" office:value-type="float" office:value="2">
            <text:p>2</text:p>
          </table:table-cell>
          <table:table-cell table:formula="of:=RANK(INDIRECT(ADDRESS(45;7;4));INDIRECT(ADDRESS(45;2;4)):INDIRECT(ADDRESS(45;11;4));1)" office:value-type="float" office:value="2">
            <text:p>2</text:p>
          </table:table-cell>
          <table:table-cell table:formula="of:=RANK(INDIRECT(ADDRESS(45;8;4));INDIRECT(ADDRESS(45;2;4)):INDIRECT(ADDRESS(45;11;4));1)" office:value-type="float" office:value="2">
            <text:p>2</text:p>
          </table:table-cell>
          <table:table-cell table:formula="of:=RANK(INDIRECT(ADDRESS(45;9;4));INDIRECT(ADDRESS(45;2;4)):INDIRECT(ADDRESS(45;11;4));1)" office:value-type="float" office:value="2">
            <text:p>2</text:p>
          </table:table-cell>
          <table:table-cell table:formula="of:=RANK(INDIRECT(ADDRESS(45;10;4));INDIRECT(ADDRESS(45;2;4)):INDIRECT(ADDRESS(45;11;4));1)" office:value-type="float" office:value="2">
            <text:p>2</text:p>
          </table:table-cell>
          <table:table-cell table:formula="of:=RANK(INDIRECT(ADDRESS(45;11;4));INDIRECT(ADDRESS(45;2;4)):INDIRECT(ADDRESS(4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1">
            <text:p>1</text:p>
          </table:table-cell>
          <table:table-cell table:formula="of:=RANK(INDIRECT(ADDRESS(47;3;4));INDIRECT(ADDRESS(47;2;4)):INDIRECT(ADDRESS(47;11;4));1)" office:value-type="float" office:value="6">
            <text:p>6</text:p>
          </table:table-cell>
          <table:table-cell table:formula="of:=RANK(INDIRECT(ADDRESS(47;4;4));INDIRECT(ADDRESS(47;2;4)):INDIRECT(ADDRESS(47;11;4));1)" office:value-type="float" office:value="5">
            <text:p>5</text:p>
          </table:table-cell>
          <table:table-cell table:formula="of:=RANK(INDIRECT(ADDRESS(47;5;4));INDIRECT(ADDRESS(47;2;4)):INDIRECT(ADDRESS(47;11;4));1)" office:value-type="float" office:value="8">
            <text:p>8</text:p>
          </table:table-cell>
          <table:table-cell table:formula="of:=RANK(INDIRECT(ADDRESS(47;6;4));INDIRECT(ADDRESS(47;2;4)):INDIRECT(ADDRESS(47;11;4));1)" office:value-type="float" office:value="1">
            <text:p>1</text:p>
          </table:table-cell>
          <table:table-cell table:formula="of:=RANK(INDIRECT(ADDRESS(47;7;4));INDIRECT(ADDRESS(47;2;4)):INDIRECT(ADDRESS(47;11;4));1)" office:value-type="float" office:value="9">
            <text:p>9</text:p>
          </table:table-cell>
          <table:table-cell table:formula="of:=RANK(INDIRECT(ADDRESS(47;8;4));INDIRECT(ADDRESS(47;2;4)):INDIRECT(ADDRESS(47;11;4));1)" office:value-type="float" office:value="10">
            <text:p>10</text:p>
          </table:table-cell>
          <table:table-cell table:formula="of:=RANK(INDIRECT(ADDRESS(47;9;4));INDIRECT(ADDRESS(47;2;4)):INDIRECT(ADDRESS(47;11;4));1)" office:value-type="float" office:value="7">
            <text:p>7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1">
            <text:p>1</text:p>
          </table:table-cell>
          <table:table-cell table:formula="of:=RANK(INDIRECT(ADDRESS(48;3;4));INDIRECT(ADDRESS(48;2;4)):INDIRECT(ADDRESS(48;11;4));1)" office:value-type="float" office:value="1">
            <text:p>1</text:p>
          </table:table-cell>
          <table:table-cell table:formula="of:=RANK(INDIRECT(ADDRESS(48;4;4));INDIRECT(ADDRESS(48;2;4)):INDIRECT(ADDRESS(48;11;4));1)" office:value-type="float" office:value="8">
            <text:p>8</text:p>
          </table:table-cell>
          <table:table-cell table:formula="of:=RANK(INDIRECT(ADDRESS(48;5;4));INDIRECT(ADDRESS(48;2;4)):INDIRECT(ADDRESS(48;11;4));1)" office:value-type="float" office:value="9">
            <text:p>9</text:p>
          </table:table-cell>
          <table:table-cell table:formula="of:=RANK(INDIRECT(ADDRESS(48;6;4));INDIRECT(ADDRESS(48;2;4)):INDIRECT(ADDRESS(48;11;4));1)" office:value-type="float" office:value="1">
            <text:p>1</text:p>
          </table:table-cell>
          <table:table-cell table:formula="of:=RANK(INDIRECT(ADDRESS(48;7;4));INDIRECT(ADDRESS(48;2;4)):INDIRECT(ADDRESS(48;11;4));1)" office:value-type="float" office:value="1">
            <text:p>1</text:p>
          </table:table-cell>
          <table:table-cell table:formula="of:=RANK(INDIRECT(ADDRESS(48;8;4));INDIRECT(ADDRESS(48;2;4)):INDIRECT(ADDRESS(48;11;4));1)" office:value-type="float" office:value="10">
            <text:p>10</text:p>
          </table:table-cell>
          <table:table-cell table:formula="of:=RANK(INDIRECT(ADDRESS(48;9;4));INDIRECT(ADDRESS(48;2;4)):INDIRECT(ADDRESS(48;11;4));1)" office:value-type="float" office:value="1">
            <text:p>1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1">
            <text:p>1</text:p>
          </table:table-cell>
          <table:table-cell table:formula="of:=RANK(INDIRECT(ADDRESS(49;3;4));INDIRECT(ADDRESS(49;2;4)):INDIRECT(ADDRESS(49;11;4));1)" office:value-type="float" office:value="6">
            <text:p>6</text:p>
          </table:table-cell>
          <table:table-cell table:formula="of:=RANK(INDIRECT(ADDRESS(49;4;4));INDIRECT(ADDRESS(49;2;4)):INDIRECT(ADDRESS(49;11;4));1)" office:value-type="float" office:value="1">
            <text:p>1</text:p>
          </table:table-cell>
          <table:table-cell table:formula="of:=RANK(INDIRECT(ADDRESS(49;5;4));INDIRECT(ADDRESS(49;2;4)):INDIRECT(ADDRESS(49;11;4));1)" office:value-type="float" office:value="7">
            <text:p>7</text:p>
          </table:table-cell>
          <table:table-cell table:formula="of:=RANK(INDIRECT(ADDRESS(49;6;4));INDIRECT(ADDRESS(49;2;4)):INDIRECT(ADDRESS(49;11;4));1)" office:value-type="float" office:value="1">
            <text:p>1</text:p>
          </table:table-cell>
          <table:table-cell table:formula="of:=RANK(INDIRECT(ADDRESS(49;7;4));INDIRECT(ADDRESS(49;2;4)):INDIRECT(ADDRESS(49;11;4));1)" office:value-type="float" office:value="8">
            <text:p>8</text:p>
          </table:table-cell>
          <table:table-cell table:formula="of:=RANK(INDIRECT(ADDRESS(49;8;4));INDIRECT(ADDRESS(49;2;4)):INDIRECT(ADDRESS(49;11;4));1)" office:value-type="float" office:value="8">
            <text:p>8</text:p>
          </table:table-cell>
          <table:table-cell table:formula="of:=RANK(INDIRECT(ADDRESS(49;9;4));INDIRECT(ADDRESS(49;2;4)):INDIRECT(ADDRESS(49;11;4));1)" office:value-type="float" office:value="1">
            <text:p>1</text:p>
          </table:table-cell>
          <table:table-cell table:formula="of:=RANK(INDIRECT(ADDRESS(49;10;4));INDIRECT(ADDRESS(49;2;4)):INDIRECT(ADDRESS(49;11;4));1)" office:value-type="float" office:value="8">
            <text:p>8</text:p>
          </table:table-cell>
          <table:table-cell table:formula="of:=RANK(INDIRECT(ADDRESS(49;11;4));INDIRECT(ADDRESS(49;2;4)):INDIRECT(ADDRESS(4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7">
            <text:p>7</text:p>
          </table:table-cell>
          <table:table-cell table:formula="of:=RANK(INDIRECT(ADDRESS(50;3;4));INDIRECT(ADDRESS(50;2;4)):INDIRECT(ADDRESS(50;11;4));1)" office:value-type="float" office:value="5">
            <text:p>5</text:p>
          </table:table-cell>
          <table:table-cell table:formula="of:=RANK(INDIRECT(ADDRESS(50;4;4));INDIRECT(ADDRESS(50;2;4)):INDIRECT(ADDRESS(50;11;4));1)" office:value-type="float" office:value="8">
            <text:p>8</text:p>
          </table:table-cell>
          <table:table-cell table:formula="of:=RANK(INDIRECT(ADDRESS(50;5;4));INDIRECT(ADDRESS(50;2;4)):INDIRECT(ADDRESS(50;11;4));1)" office:value-type="float" office:value="1">
            <text:p>1</text:p>
          </table:table-cell>
          <table:table-cell table:formula="of:=RANK(INDIRECT(ADDRESS(50;6;4));INDIRECT(ADDRESS(50;2;4)):INDIRECT(ADDRESS(50;11;4));1)" office:value-type="float" office:value="1">
            <text:p>1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9">
            <text:p>9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1">
            <text:p>1</text:p>
          </table:table-cell>
          <table:table-cell table:formula="of:=RANK(INDIRECT(ADDRESS(50;11;4));INDIRECT(ADDRESS(50;2;4)):INDIRECT(ADDRESS(50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1">
            <text:p>1</text:p>
          </table:table-cell>
          <table:table-cell table:formula="of:=RANK(INDIRECT(ADDRESS(51;3;4));INDIRECT(ADDRESS(51;2;4)):INDIRECT(ADDRESS(51;11;4));1)" office:value-type="float" office:value="1">
            <text:p>1</text:p>
          </table:table-cell>
          <table:table-cell table:formula="of:=RANK(INDIRECT(ADDRESS(51;4;4));INDIRECT(ADDRESS(51;2;4)):INDIRECT(ADDRESS(51;11;4));1)" office:value-type="float" office:value="9">
            <text:p>9</text:p>
          </table:table-cell>
          <table:table-cell table:formula="of:=RANK(INDIRECT(ADDRESS(51;5;4));INDIRECT(ADDRESS(51;2;4)):INDIRECT(ADDRESS(51;11;4));1)" office:value-type="float" office:value="7">
            <text:p>7</text:p>
          </table:table-cell>
          <table:table-cell table:formula="of:=RANK(INDIRECT(ADDRESS(51;6;4));INDIRECT(ADDRESS(51;2;4)):INDIRECT(ADDRESS(51;11;4));1)" office:value-type="float" office:value="1">
            <text:p>1</text:p>
          </table:table-cell>
          <table:table-cell table:formula="of:=RANK(INDIRECT(ADDRESS(51;7;4));INDIRECT(ADDRESS(51;2;4)):INDIRECT(ADDRESS(51;11;4));1)" office:value-type="float" office:value="8">
            <text:p>8</text:p>
          </table:table-cell>
          <table:table-cell table:formula="of:=RANK(INDIRECT(ADDRESS(51;8;4));INDIRECT(ADDRESS(51;2;4)):INDIRECT(ADDRESS(51;11;4));1)" office:value-type="float" office:value="9">
            <text:p>9</text:p>
          </table:table-cell>
          <table:table-cell table:formula="of:=RANK(INDIRECT(ADDRESS(51;9;4));INDIRECT(ADDRESS(51;2;4)):INDIRECT(ADDRESS(51;11;4));1)" office:value-type="float" office:value="1">
            <text:p>1</text:p>
          </table:table-cell>
          <table:table-cell table:formula="of:=RANK(INDIRECT(ADDRESS(51;10;4));INDIRECT(ADDRESS(51;2;4)):INDIRECT(ADDRESS(51;11;4));1)" office:value-type="float" office:value="1">
            <text:p>1</text:p>
          </table:table-cell>
          <table:table-cell table:formula="of:=RANK(INDIRECT(ADDRESS(51;11;4));INDIRECT(ADDRESS(51;2;4)):INDIRECT(ADDRESS(5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1">
            <text:p>1</text:p>
          </table:table-cell>
          <table:table-cell table:formula="of:=RANK(INDIRECT(ADDRESS(52;3;4));INDIRECT(ADDRESS(52;2;4)):INDIRECT(ADDRESS(52;11;4));1)" office:value-type="float" office:value="8">
            <text:p>8</text:p>
          </table:table-cell>
          <table:table-cell table:formula="of:=RANK(INDIRECT(ADDRESS(52;4;4));INDIRECT(ADDRESS(52;2;4)):INDIRECT(ADDRESS(52;11;4));1)" office:value-type="float" office:value="9">
            <text:p>9</text:p>
          </table:table-cell>
          <table:table-cell table:formula="of:=RANK(INDIRECT(ADDRESS(52;5;4));INDIRECT(ADDRESS(52;2;4)):INDIRECT(ADDRESS(52;11;4));1)" office:value-type="float" office:value="1">
            <text:p>1</text:p>
          </table:table-cell>
          <table:table-cell table:formula="of:=RANK(INDIRECT(ADDRESS(52;6;4));INDIRECT(ADDRESS(52;2;4)):INDIRECT(ADDRESS(52;11;4));1)" office:value-type="float" office:value="1">
            <text:p>1</text:p>
          </table:table-cell>
          <table:table-cell table:formula="of:=RANK(INDIRECT(ADDRESS(52;7;4));INDIRECT(ADDRESS(52;2;4)):INDIRECT(ADDRESS(52;11;4));1)" office:value-type="float" office:value="7">
            <text:p>7</text:p>
          </table:table-cell>
          <table:table-cell table:formula="of:=RANK(INDIRECT(ADDRESS(52;8;4));INDIRECT(ADDRESS(52;2;4)):INDIRECT(ADDRESS(52;11;4));1)" office:value-type="float" office:value="10">
            <text:p>10</text:p>
          </table:table-cell>
          <table:table-cell table:formula="of:=RANK(INDIRECT(ADDRESS(52;9;4));INDIRECT(ADDRESS(52;2;4)):INDIRECT(ADDRESS(52;11;4));1)" office:value-type="float" office:value="6">
            <text:p>6</text:p>
          </table:table-cell>
          <table:table-cell table:formula="of:=RANK(INDIRECT(ADDRESS(52;10;4));INDIRECT(ADDRESS(52;2;4)):INDIRECT(ADDRESS(52;11;4));1)" office:value-type="float" office:value="1">
            <text:p>1</text:p>
          </table:table-cell>
          <table:table-cell table:formula="of:=RANK(INDIRECT(ADDRESS(52;11;4));INDIRECT(ADDRESS(52;2;4)):INDIRECT(ADDRESS(5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7">
            <text:p>7</text:p>
          </table:table-cell>
          <table:table-cell table:formula="of:=RANK(INDIRECT(ADDRESS(53;3;4));INDIRECT(ADDRESS(53;2;4)):INDIRECT(ADDRESS(53;11;4));1)" office:value-type="float" office:value="6">
            <text:p>6</text:p>
          </table:table-cell>
          <table:table-cell table:formula="of:=RANK(INDIRECT(ADDRESS(53;4;4));INDIRECT(ADDRESS(53;2;4)):INDIRECT(ADDRESS(53;11;4));1)" office:value-type="float" office:value="7">
            <text:p>7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1">
            <text:p>1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9">
            <text:p>9</text:p>
          </table:table-cell>
          <table:table-cell table:formula="of:=RANK(INDIRECT(ADDRESS(53;9;4));INDIRECT(ADDRESS(53;2;4)):INDIRECT(ADDRESS(53;11;4));1)" office:value-type="float" office:value="5">
            <text:p>5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1">
            <text:p>1</text:p>
          </table:table-cell>
          <table:table-cell table:formula="of:=RANK(INDIRECT(ADDRESS(54;3;4));INDIRECT(ADDRESS(54;2;4)):INDIRECT(ADDRESS(54;11;4));1)" office:value-type="float" office:value="1">
            <text:p>1</text:p>
          </table:table-cell>
          <table:table-cell table:formula="of:=RANK(INDIRECT(ADDRESS(54;4;4));INDIRECT(ADDRESS(54;2;4)):INDIRECT(ADDRESS(54;11;4));1)" office:value-type="float" office:value="8">
            <text:p>8</text:p>
          </table:table-cell>
          <table:table-cell table:formula="of:=RANK(INDIRECT(ADDRESS(54;5;4));INDIRECT(ADDRESS(54;2;4)):INDIRECT(ADDRESS(54;11;4));1)" office:value-type="float" office:value="1">
            <text:p>1</text:p>
          </table:table-cell>
          <table:table-cell table:formula="of:=RANK(INDIRECT(ADDRESS(54;6;4));INDIRECT(ADDRESS(54;2;4)):INDIRECT(ADDRESS(54;11;4));1)" office:value-type="float" office:value="1">
            <text:p>1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9">
            <text:p>9</text:p>
          </table:table-cell>
          <table:table-cell table:formula="of:=RANK(INDIRECT(ADDRESS(54;9;4));INDIRECT(ADDRESS(54;2;4)):INDIRECT(ADDRESS(54;11;4));1)" office:value-type="float" office:value="1">
            <text:p>1</text:p>
          </table:table-cell>
          <table:table-cell table:formula="of:=RANK(INDIRECT(ADDRESS(54;10;4));INDIRECT(ADDRESS(54;2;4)):INDIRECT(ADDRESS(54;11;4));1)" office:value-type="float" office:value="1">
            <text:p>1</text:p>
          </table:table-cell>
          <table:table-cell table:formula="of:=RANK(INDIRECT(ADDRESS(54;11;4));INDIRECT(ADDRESS(54;2;4)):INDIRECT(ADDRESS(5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1">
            <text:p>1</text:p>
          </table:table-cell>
          <table:table-cell table:formula="of:=RANK(INDIRECT(ADDRESS(55;3;4));INDIRECT(ADDRESS(55;2;4)):INDIRECT(ADDRESS(55;11;4));1)" office:value-type="float" office:value="1">
            <text:p>1</text:p>
          </table:table-cell>
          <table:table-cell table:formula="of:=RANK(INDIRECT(ADDRESS(55;4;4));INDIRECT(ADDRESS(55;2;4)):INDIRECT(ADDRESS(55;11;4));1)" office:value-type="float" office:value="1">
            <text:p>1</text:p>
          </table:table-cell>
          <table:table-cell table:formula="of:=RANK(INDIRECT(ADDRESS(55;5;4));INDIRECT(ADDRESS(55;2;4)):INDIRECT(ADDRESS(55;11;4));1)" office:value-type="float" office:value="1">
            <text:p>1</text:p>
          </table:table-cell>
          <table:table-cell table:formula="of:=RANK(INDIRECT(ADDRESS(55;6;4));INDIRECT(ADDRESS(55;2;4)):INDIRECT(ADDRESS(55;11;4));1)" office:value-type="float" office:value="1">
            <text:p>1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">
            <text:p>1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1">
            <text:p>1</text:p>
          </table:table-cell>
          <table:table-cell table:formula="of:=RANK(INDIRECT(ADDRESS(55;11;4));INDIRECT(ADDRESS(55;2;4)):INDIRECT(ADDRESS(5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1">
            <text:p>1</text:p>
          </table:table-cell>
          <table:table-cell table:formula="of:=RANK(INDIRECT(ADDRESS(56;3;4));INDIRECT(ADDRESS(56;2;4)):INDIRECT(ADDRESS(56;11;4));1)" office:value-type="float" office:value="1">
            <text:p>1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1">
            <text:p>1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1">
            <text:p>1</text:p>
          </table:table-cell>
          <table:table-cell table:formula="of:=RANK(INDIRECT(ADDRESS(56;9;4));INDIRECT(ADDRESS(56;2;4)):INDIRECT(ADDRESS(56;11;4));1)" office:value-type="float" office:value="1">
            <text:p>1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9">
            <text:p>9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0">
            <text:p>10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5">
            <text:p>5</text:p>
          </table:table-cell>
          <table:table-cell table:formula="of:=RANK(INDIRECT(ADDRESS(58;3;4));INDIRECT(ADDRESS(58;2;4)):INDIRECT(ADDRESS(58;11;4));1)" office:value-type="float" office:value="4">
            <text:p>4</text:p>
          </table:table-cell>
          <table:table-cell table:formula="of:=RANK(INDIRECT(ADDRESS(58;4;4));INDIRECT(ADDRESS(58;2;4)):INDIRECT(ADDRESS(58;11;4));1)" office:value-type="float" office:value="10">
            <text:p>10</text:p>
          </table:table-cell>
          <table:table-cell table:formula="of:=RANK(INDIRECT(ADDRESS(58;5;4));INDIRECT(ADDRESS(58;2;4)):INDIRECT(ADDRESS(58;11;4));1)" office:value-type="float" office:value="8">
            <text:p>8</text:p>
          </table:table-cell>
          <table:table-cell table:formula="of:=RANK(INDIRECT(ADDRESS(58;6;4));INDIRECT(ADDRESS(58;2;4)):INDIRECT(ADDRESS(58;11;4));1)" office:value-type="float" office:value="1">
            <text:p>1</text:p>
          </table:table-cell>
          <table:table-cell table:formula="of:=RANK(INDIRECT(ADDRESS(58;7;4));INDIRECT(ADDRESS(58;2;4)):INDIRECT(ADDRESS(58;11;4));1)" office:value-type="float" office:value="1">
            <text:p>1</text:p>
          </table:table-cell>
          <table:table-cell table:formula="of:=RANK(INDIRECT(ADDRESS(58;8;4));INDIRECT(ADDRESS(58;2;4)):INDIRECT(ADDRESS(58;11;4));1)" office:value-type="float" office:value="9">
            <text:p>9</text:p>
          </table:table-cell>
          <table:table-cell table:formula="of:=RANK(INDIRECT(ADDRESS(58;9;4));INDIRECT(ADDRESS(58;2;4)):INDIRECT(ADDRESS(58;11;4));1)" office:value-type="float" office:value="5">
            <text:p>5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1">
            <text:p>1</text:p>
          </table:table-cell>
          <table:table-cell table:formula="of:=RANK(INDIRECT(ADDRESS(59;3;4));INDIRECT(ADDRESS(59;2;4)):INDIRECT(ADDRESS(59;11;4));1)" office:value-type="float" office:value="1">
            <text:p>1</text:p>
          </table:table-cell>
          <table:table-cell table:formula="of:=RANK(INDIRECT(ADDRESS(59;4;4));INDIRECT(ADDRESS(59;2;4)):INDIRECT(ADDRESS(59;11;4));1)" office:value-type="float" office:value="1">
            <text:p>1</text:p>
          </table:table-cell>
          <table:table-cell table:formula="of:=RANK(INDIRECT(ADDRESS(59;5;4));INDIRECT(ADDRESS(59;2;4)):INDIRECT(ADDRESS(59;11;4));1)" office:value-type="float" office:value="1">
            <text:p>1</text:p>
          </table:table-cell>
          <table:table-cell table:formula="of:=RANK(INDIRECT(ADDRESS(59;6;4));INDIRECT(ADDRESS(59;2;4)):INDIRECT(ADDRESS(59;11;4));1)" office:value-type="float" office:value="1">
            <text:p>1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10">
            <text:p>10</text:p>
          </table:table-cell>
          <table:table-cell table:formula="of:=RANK(INDIRECT(ADDRESS(59;9;4));INDIRECT(ADDRESS(59;2;4)):INDIRECT(ADDRESS(59;11;4));1)" office:value-type="float" office:value="1">
            <text:p>1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8">
            <text:p>8</text:p>
          </table:table-cell>
          <table:table-cell table:formula="of:=RANK(INDIRECT(ADDRESS(60;4;4));INDIRECT(ADDRESS(60;2;4)):INDIRECT(ADDRESS(60;11;4));1)" office:value-type="float" office:value="9">
            <text:p>9</text:p>
          </table:table-cell>
          <table:table-cell table:formula="of:=RANK(INDIRECT(ADDRESS(60;5;4));INDIRECT(ADDRESS(60;2;4)):INDIRECT(ADDRESS(60;11;4));1)" office:value-type="float" office:value="1">
            <text:p>1</text:p>
          </table:table-cell>
          <table:table-cell table:formula="of:=RANK(INDIRECT(ADDRESS(60;6;4));INDIRECT(ADDRESS(60;2;4)):INDIRECT(ADDRESS(60;11;4));1)" office:value-type="float" office:value="1">
            <text:p>1</text:p>
          </table:table-cell>
          <table:table-cell table:formula="of:=RANK(INDIRECT(ADDRESS(60;7;4));INDIRECT(ADDRESS(60;2;4)):INDIRECT(ADDRESS(60;11;4));1)" office:value-type="float" office:value="10">
            <text:p>10</text:p>
          </table:table-cell>
          <table:table-cell table:formula="of:=RANK(INDIRECT(ADDRESS(60;8;4));INDIRECT(ADDRESS(60;2;4)):INDIRECT(ADDRESS(60;11;4));1)" office:value-type="float" office:value="6">
            <text:p>6</text:p>
          </table:table-cell>
          <table:table-cell table:formula="of:=RANK(INDIRECT(ADDRESS(60;9;4));INDIRECT(ADDRESS(60;2;4)):INDIRECT(ADDRESS(60;11;4));1)" office:value-type="float" office:value="7">
            <text:p>7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7">
            <text:p>7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9">
            <text:p>9</text:p>
          </table:table-cell>
          <table:table-cell table:formula="of:=RANK(INDIRECT(ADDRESS(61;5;4));INDIRECT(ADDRESS(61;2;4)):INDIRECT(ADDRESS(61;11;4));1)" office:value-type="float" office:value="1">
            <text:p>1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10">
            <text:p>10</text:p>
          </table:table-cell>
          <table:table-cell table:formula="of:=RANK(INDIRECT(ADDRESS(61;8;4));INDIRECT(ADDRESS(61;2;4)):INDIRECT(ADDRESS(61;11;4));1)" office:value-type="float" office:value="5">
            <text:p>5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7">
            <text:p>7</text:p>
          </table:table-cell>
          <table:table-cell table:formula="of:=RANK(INDIRECT(ADDRESS(62;3;4));INDIRECT(ADDRESS(62;2;4)):INDIRECT(ADDRESS(62;11;4));1)" office:value-type="float" office:value="8">
            <text:p>8</text:p>
          </table:table-cell>
          <table:table-cell table:formula="of:=RANK(INDIRECT(ADDRESS(62;4;4));INDIRECT(ADDRESS(62;2;4)):INDIRECT(ADDRESS(62;11;4));1)" office:value-type="float" office:value="6">
            <text:p>6</text:p>
          </table:table-cell>
          <table:table-cell table:formula="of:=RANK(INDIRECT(ADDRESS(62;5;4));INDIRECT(ADDRESS(62;2;4)):INDIRECT(ADDRESS(62;11;4));1)" office:value-type="float" office:value="3">
            <text:p>3</text:p>
          </table:table-cell>
          <table:table-cell table:formula="of:=RANK(INDIRECT(ADDRESS(62;6;4));INDIRECT(ADDRESS(62;2;4)):INDIRECT(ADDRESS(62;11;4));1)" office:value-type="float" office:value="1">
            <text:p>1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9">
            <text:p>9</text:p>
          </table:table-cell>
          <table:table-cell table:formula="of:=RANK(INDIRECT(ADDRESS(62;9;4));INDIRECT(ADDRESS(62;2;4)):INDIRECT(ADDRESS(62;11;4));1)" office:value-type="float" office:value="5">
            <text:p>5</text:p>
          </table:table-cell>
          <table:table-cell table:formula="of:=RANK(INDIRECT(ADDRESS(62;10;4));INDIRECT(ADDRESS(62;2;4)):INDIRECT(ADDRESS(62;11;4));1)" office:value-type="float" office:value="1">
            <text:p>1</text:p>
          </table:table-cell>
          <table:table-cell table:formula="of:=RANK(INDIRECT(ADDRESS(62;11;4));INDIRECT(ADDRESS(62;2;4)):INDIRECT(ADDRESS(62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6">
            <text:p>6</text:p>
          </table:table-cell>
          <table:table-cell table:formula="of:=RANK(INDIRECT(ADDRESS(63;3;4));INDIRECT(ADDRESS(63;2;4)):INDIRECT(ADDRESS(63;11;4));1)" office:value-type="float" office:value="1">
            <text:p>1</text:p>
          </table:table-cell>
          <table:table-cell table:formula="of:=RANK(INDIRECT(ADDRESS(63;4;4));INDIRECT(ADDRESS(63;2;4)):INDIRECT(ADDRESS(63;11;4));1)" office:value-type="float" office:value="9">
            <text:p>9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1">
            <text:p>1</text:p>
          </table:table-cell>
          <table:table-cell table:formula="of:=RANK(INDIRECT(ADDRESS(63;7;4));INDIRECT(ADDRESS(63;2;4)):INDIRECT(ADDRESS(63;11;4));1)" office:value-type="float" office:value="6">
            <text:p>6</text:p>
          </table:table-cell>
          <table:table-cell table:formula="of:=RANK(INDIRECT(ADDRESS(63;8;4));INDIRECT(ADDRESS(63;2;4)):INDIRECT(ADDRESS(63;11;4));1)" office:value-type="float" office:value="6">
            <text:p>6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9">
            <text:p>9</text:p>
          </table:table-cell>
          <table:table-cell table:formula="of:=RANK(INDIRECT(ADDRESS(63;11;4));INDIRECT(ADDRESS(63;2;4)):INDIRECT(ADDRESS(63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5">
            <text:p>5</text:p>
          </table:table-cell>
          <table:table-cell table:formula="of:=RANK(INDIRECT(ADDRESS(64;3;4));INDIRECT(ADDRESS(64;2;4)):INDIRECT(ADDRESS(64;11;4));1)" office:value-type="float" office:value="5">
            <text:p>5</text:p>
          </table:table-cell>
          <table:table-cell table:formula="of:=RANK(INDIRECT(ADDRESS(64;4;4));INDIRECT(ADDRESS(64;2;4)):INDIRECT(ADDRESS(64;11;4));1)" office:value-type="float" office:value="9">
            <text:p>9</text:p>
          </table:table-cell>
          <table:table-cell table:formula="of:=RANK(INDIRECT(ADDRESS(64;5;4));INDIRECT(ADDRESS(64;2;4)):INDIRECT(ADDRESS(64;11;4));1)" office:value-type="float" office:value="7">
            <text:p>7</text:p>
          </table:table-cell>
          <table:table-cell table:formula="of:=RANK(INDIRECT(ADDRESS(64;6;4));INDIRECT(ADDRESS(64;2;4)):INDIRECT(ADDRESS(64;11;4));1)" office:value-type="float" office:value="1">
            <text:p>1</text:p>
          </table:table-cell>
          <table:table-cell table:formula="of:=RANK(INDIRECT(ADDRESS(64;7;4));INDIRECT(ADDRESS(64;2;4)):INDIRECT(ADDRESS(64;11;4));1)" office:value-type="float" office:value="8">
            <text:p>8</text:p>
          </table:table-cell>
          <table:table-cell table:formula="of:=RANK(INDIRECT(ADDRESS(64;8;4));INDIRECT(ADDRESS(64;2;4)):INDIRECT(ADDRESS(64;11;4));1)" office:value-type="float" office:value="9">
            <text:p>9</text:p>
          </table:table-cell>
          <table:table-cell table:formula="of:=RANK(INDIRECT(ADDRESS(64;9;4));INDIRECT(ADDRESS(64;2;4)):INDIRECT(ADDRESS(64;11;4));1)" office:value-type="float" office:value="4">
            <text:p>4</text:p>
          </table:table-cell>
          <table:table-cell table:formula="of:=RANK(INDIRECT(ADDRESS(64;10;4));INDIRECT(ADDRESS(64;2;4)):INDIRECT(ADDRESS(64;11;4));1)" office:value-type="float" office:value="3">
            <text:p>3</text:p>
          </table:table-cell>
          <table:table-cell table:formula="of:=RANK(INDIRECT(ADDRESS(64;11;4));INDIRECT(ADDRESS(64;2;4)):INDIRECT(ADDRESS(6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4">
            <text:p>4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4">
            <text:p>4</text:p>
          </table:table-cell>
          <table:table-cell table:formula="of:=RANK(INDIRECT(ADDRESS(65;5;4));INDIRECT(ADDRESS(65;2;4)):INDIRECT(ADDRESS(65;11;4));1)" office:value-type="float" office:value="4">
            <text:p>4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4">
            <text:p>4</text:p>
          </table:table-cell>
          <table:table-cell table:formula="of:=RANK(INDIRECT(ADDRESS(65;8;4));INDIRECT(ADDRESS(65;2;4)):INDIRECT(ADDRESS(65;11;4));1)" office:value-type="float" office:value="4">
            <text:p>4</text:p>
          </table:table-cell>
          <table:table-cell table:formula="of:=RANK(INDIRECT(ADDRESS(65;9;4));INDIRECT(ADDRESS(65;2;4)):INDIRECT(ADDRESS(65;11;4));1)" office:value-type="float" office:value="3">
            <text:p>3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6">
            <text:p>6</text:p>
          </table:table-cell>
          <table:table-cell table:formula="of:=RANK(INDIRECT(ADDRESS(66;3;4));INDIRECT(ADDRESS(66;2;4)):INDIRECT(ADDRESS(66;11;4));1)" office:value-type="float" office:value="1">
            <text:p>1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6">
            <text:p>6</text:p>
          </table:table-cell>
          <table:table-cell table:formula="of:=RANK(INDIRECT(ADDRESS(66;6;4));INDIRECT(ADDRESS(66;2;4)):INDIRECT(ADDRESS(66;11;4));1)" office:value-type="float" office:value="1">
            <text:p>1</text:p>
          </table:table-cell>
          <table:table-cell table:formula="of:=RANK(INDIRECT(ADDRESS(66;7;4));INDIRECT(ADDRESS(66;2;4)):INDIRECT(ADDRESS(66;11;4));1)" office:value-type="float" office:value="6">
            <text:p>6</text:p>
          </table:table-cell>
          <table:table-cell table:formula="of:=RANK(INDIRECT(ADDRESS(66;8;4));INDIRECT(ADDRESS(66;2;4)):INDIRECT(ADDRESS(66;11;4));1)" office:value-type="float" office:value="6">
            <text:p>6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1">
            <text:p>1</text:p>
          </table:table-cell>
          <table:table-cell table:formula="of:=RANK(INDIRECT(ADDRESS(66;11;4));INDIRECT(ADDRESS(66;2;4)):INDIRECT(ADDRESS(6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1">
            <text:p>1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1">
            <text:p>1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1">
            <text:p>1</text:p>
          </table:table-cell>
          <table:table-cell table:formula="of:=RANK(INDIRECT(ADDRESS(67;9;4));INDIRECT(ADDRESS(67;2;4)):INDIRECT(ADDRESS(67;11;4));1)" office:value-type="float" office:value="1">
            <text:p>1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1">
            <text:p>1</text:p>
          </table:table-cell>
          <table:table-cell table:formula="of:=RANK(INDIRECT(ADDRESS(68;3;4));INDIRECT(ADDRESS(68;2;4)):INDIRECT(ADDRESS(68;11;4));1)" office:value-type="float" office:value="1">
            <text:p>1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1">
            <text:p>1</text:p>
          </table:table-cell>
          <table:table-cell table:formula="of:=RANK(INDIRECT(ADDRESS(68;9;4));INDIRECT(ADDRESS(68;2;4)):INDIRECT(ADDRESS(68;11;4));1)" office:value-type="float" office:value="1">
            <text:p>1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9">
            <text:p>9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9">
            <text:p>9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9">
            <text:p>9</text:p>
          </table:table-cell>
          <table:table-cell table:formula="of:=RANK(INDIRECT(ADDRESS(70;3;4));INDIRECT(ADDRESS(70;2;4)):INDIRECT(ADDRESS(70;11;4));1)" office:value-type="float" office:value="1">
            <text:p>1</text:p>
          </table:table-cell>
          <table:table-cell table:formula="of:=RANK(INDIRECT(ADDRESS(70;4;4));INDIRECT(ADDRESS(70;2;4)):INDIRECT(ADDRESS(70;11;4));1)" office:value-type="float" office:value="9">
            <text:p>9</text:p>
          </table:table-cell>
          <table:table-cell table:formula="of:=RANK(INDIRECT(ADDRESS(70;5;4));INDIRECT(ADDRESS(70;2;4)):INDIRECT(ADDRESS(70;11;4));1)" office:value-type="float" office:value="6">
            <text:p>6</text:p>
          </table:table-cell>
          <table:table-cell table:formula="of:=RANK(INDIRECT(ADDRESS(70;6;4));INDIRECT(ADDRESS(70;2;4)):INDIRECT(ADDRESS(70;11;4));1)" office:value-type="float" office:value="5">
            <text:p>5</text:p>
          </table:table-cell>
          <table:table-cell table:formula="of:=RANK(INDIRECT(ADDRESS(70;7;4));INDIRECT(ADDRESS(70;2;4)):INDIRECT(ADDRESS(70;11;4));1)" office:value-type="float" office:value="3">
            <text:p>3</text:p>
          </table:table-cell>
          <table:table-cell table:formula="of:=RANK(INDIRECT(ADDRESS(70;8;4));INDIRECT(ADDRESS(70;2;4)):INDIRECT(ADDRESS(70;11;4));1)" office:value-type="float" office:value="7">
            <text:p>7</text:p>
          </table:table-cell>
          <table:table-cell table:formula="of:=RANK(INDIRECT(ADDRESS(70;9;4));INDIRECT(ADDRESS(70;2;4)):INDIRECT(ADDRESS(70;11;4));1)" office:value-type="float" office:value="4">
            <text:p>4</text:p>
          </table:table-cell>
          <table:table-cell table:formula="of:=RANK(INDIRECT(ADDRESS(70;10;4));INDIRECT(ADDRESS(70;2;4)):INDIRECT(ADDRESS(70;11;4));1)" office:value-type="float" office:value="7">
            <text:p>7</text:p>
          </table:table-cell>
          <table:table-cell table:formula="of:=RANK(INDIRECT(ADDRESS(70;11;4));INDIRECT(ADDRESS(70;2;4)):INDIRECT(ADDRESS(70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5">
            <text:p>5</text:p>
          </table:table-cell>
          <table:table-cell table:formula="of:=RANK(INDIRECT(ADDRESS(71;3;4));INDIRECT(ADDRESS(71;2;4)):INDIRECT(ADDRESS(71;11;4));1)" office:value-type="float" office:value="9">
            <text:p>9</text:p>
          </table:table-cell>
          <table:table-cell table:formula="of:=RANK(INDIRECT(ADDRESS(71;4;4));INDIRECT(ADDRESS(71;2;4)):INDIRECT(ADDRESS(71;11;4));1)" office:value-type="float" office:value="4">
            <text:p>4</text:p>
          </table:table-cell>
          <table:table-cell table:formula="of:=RANK(INDIRECT(ADDRESS(71;5;4));INDIRECT(ADDRESS(71;2;4)):INDIRECT(ADDRESS(71;11;4));1)" office:value-type="float" office:value="8">
            <text:p>8</text:p>
          </table:table-cell>
          <table:table-cell table:formula="of:=RANK(INDIRECT(ADDRESS(71;6;4));INDIRECT(ADDRESS(71;2;4)):INDIRECT(ADDRESS(71;11;4));1)" office:value-type="float" office:value="3">
            <text:p>3</text:p>
          </table:table-cell>
          <table:table-cell table:formula="of:=RANK(INDIRECT(ADDRESS(71;7;4));INDIRECT(ADDRESS(71;2;4)):INDIRECT(ADDRESS(71;11;4));1)" office:value-type="float" office:value="2">
            <text:p>2</text:p>
          </table:table-cell>
          <table:table-cell table:formula="of:=RANK(INDIRECT(ADDRESS(71;8;4));INDIRECT(ADDRESS(71;2;4)):INDIRECT(ADDRESS(71;11;4));1)" office:value-type="float" office:value="10">
            <text:p>10</text:p>
          </table:table-cell>
          <table:table-cell table:formula="of:=RANK(INDIRECT(ADDRESS(71;9;4));INDIRECT(ADDRESS(71;2;4)):INDIRECT(ADDRESS(71;11;4));1)" office:value-type="float" office:value="5">
            <text:p>5</text:p>
          </table:table-cell>
          <table:table-cell table:formula="of:=RANK(INDIRECT(ADDRESS(71;10;4));INDIRECT(ADDRESS(71;2;4)):INDIRECT(ADDRESS(71;11;4));1)" office:value-type="float" office:value="7">
            <text:p>7</text:p>
          </table:table-cell>
          <table:table-cell table:formula="of:=RANK(INDIRECT(ADDRESS(71;11;4));INDIRECT(ADDRESS(71;2;4)):INDIRECT(ADDRESS(7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7">
            <text:p>7</text:p>
          </table:table-cell>
          <table:table-cell table:formula="of:=RANK(INDIRECT(ADDRESS(72;3;4));INDIRECT(ADDRESS(72;2;4)):INDIRECT(ADDRESS(72;11;4));1)" office:value-type="float" office:value="5">
            <text:p>5</text:p>
          </table:table-cell>
          <table:table-cell table:formula="of:=RANK(INDIRECT(ADDRESS(72;4;4));INDIRECT(ADDRESS(72;2;4)):INDIRECT(ADDRESS(72;11;4));1)" office:value-type="float" office:value="7">
            <text:p>7</text:p>
          </table:table-cell>
          <table:table-cell table:formula="of:=RANK(INDIRECT(ADDRESS(72;5;4));INDIRECT(ADDRESS(72;2;4)):INDIRECT(ADDRESS(72;11;4));1)" office:value-type="float" office:value="4">
            <text:p>4</text:p>
          </table:table-cell>
          <table:table-cell table:formula="of:=RANK(INDIRECT(ADDRESS(72;6;4));INDIRECT(ADDRESS(72;2;4)):INDIRECT(ADDRESS(72;11;4));1)" office:value-type="float" office:value="1">
            <text:p>1</text:p>
          </table:table-cell>
          <table:table-cell table:formula="of:=RANK(INDIRECT(ADDRESS(72;7;4));INDIRECT(ADDRESS(72;2;4)):INDIRECT(ADDRESS(72;11;4));1)" office:value-type="float" office:value="7">
            <text:p>7</text:p>
          </table:table-cell>
          <table:table-cell table:formula="of:=RANK(INDIRECT(ADDRESS(72;8;4));INDIRECT(ADDRESS(72;2;4)):INDIRECT(ADDRESS(72;11;4));1)" office:value-type="float" office:value="7">
            <text:p>7</text:p>
          </table:table-cell>
          <table:table-cell table:formula="of:=RANK(INDIRECT(ADDRESS(72;9;4));INDIRECT(ADDRESS(72;2;4)):INDIRECT(ADDRESS(72;11;4));1)" office:value-type="float" office:value="5">
            <text:p>5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3">
            <text:p>3</text:p>
          </table:table-cell>
          <table:table-cell table:formula="of:=RANK(INDIRECT(ADDRESS(73;4;4));INDIRECT(ADDRESS(73;2;4)):INDIRECT(ADDRESS(73;11;4));1)" office:value-type="float" office:value="3">
            <text:p>3</text:p>
          </table:table-cell>
          <table:table-cell table:formula="of:=RANK(INDIRECT(ADDRESS(73;5;4));INDIRECT(ADDRESS(73;2;4)):INDIRECT(ADDRESS(73;11;4));1)" office:value-type="float" office:value="3">
            <text:p>3</text:p>
          </table:table-cell>
          <table:table-cell table:formula="of:=RANK(INDIRECT(ADDRESS(73;6;4));INDIRECT(ADDRESS(73;2;4)):INDIRECT(ADDRESS(73;11;4));1)" office:value-type="float" office:value="3">
            <text:p>3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3">
            <text:p>3</text:p>
          </table:table-cell>
          <table:table-cell table:formula="of:=RANK(INDIRECT(ADDRESS(73;9;4));INDIRECT(ADDRESS(73;2;4)):INDIRECT(ADDRESS(73;11;4));1)" office:value-type="float" office:value="3">
            <text:p>3</text:p>
          </table:table-cell>
          <table:table-cell table:formula="of:=RANK(INDIRECT(ADDRESS(73;10;4));INDIRECT(ADDRESS(73;2;4)):INDIRECT(ADDRESS(73;11;4));1)" office:value-type="float" office:value="3">
            <text:p>3</text:p>
          </table:table-cell>
          <table:table-cell table:formula="of:=RANK(INDIRECT(ADDRESS(73;11;4));INDIRECT(ADDRESS(73;2;4)):INDIRECT(ADDRESS(7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6">
            <text:p>6</text:p>
          </table:table-cell>
          <table:table-cell table:formula="of:=RANK(INDIRECT(ADDRESS(74;3;4));INDIRECT(ADDRESS(74;2;4)):INDIRECT(ADDRESS(74;11;4));1)" office:value-type="float" office:value="3">
            <text:p>3</text:p>
          </table:table-cell>
          <table:table-cell table:formula="of:=RANK(INDIRECT(ADDRESS(74;4;4));INDIRECT(ADDRESS(74;2;4)):INDIRECT(ADDRESS(74;11;4));1)" office:value-type="float" office:value="2">
            <text:p>2</text:p>
          </table:table-cell>
          <table:table-cell table:formula="of:=RANK(INDIRECT(ADDRESS(74;5;4));INDIRECT(ADDRESS(74;2;4)):INDIRECT(ADDRESS(74;11;4));1)" office:value-type="float" office:value="6">
            <text:p>6</text:p>
          </table:table-cell>
          <table:table-cell table:formula="of:=RANK(INDIRECT(ADDRESS(74;6;4));INDIRECT(ADDRESS(74;2;4)):INDIRECT(ADDRESS(74;11;4));1)" office:value-type="float" office:value="4">
            <text:p>4</text:p>
          </table:table-cell>
          <table:table-cell table:formula="of:=RANK(INDIRECT(ADDRESS(74;7;4));INDIRECT(ADDRESS(74;2;4)):INDIRECT(ADDRESS(74;11;4));1)" office:value-type="float" office:value="6">
            <text:p>6</text:p>
          </table:table-cell>
          <table:table-cell table:formula="of:=RANK(INDIRECT(ADDRESS(74;8;4));INDIRECT(ADDRESS(74;2;4)):INDIRECT(ADDRESS(74;11;4));1)" office:value-type="float" office:value="5">
            <text:p>5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6">
            <text:p>6</text:p>
          </table:table-cell>
          <table:table-cell table:formula="of:=RANK(INDIRECT(ADDRESS(74;11;4));INDIRECT(ADDRESS(74;2;4)):INDIRECT(ADDRESS(74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5">
            <text:p>5</text:p>
          </table:table-cell>
          <table:table-cell table:formula="of:=RANK(INDIRECT(ADDRESS(75;3;4));INDIRECT(ADDRESS(75;2;4)):INDIRECT(ADDRESS(75;11;4));1)" office:value-type="float" office:value="4">
            <text:p>4</text:p>
          </table:table-cell>
          <table:table-cell table:formula="of:=RANK(INDIRECT(ADDRESS(75;4;4));INDIRECT(ADDRESS(75;2;4)):INDIRECT(ADDRESS(75;11;4));1)" office:value-type="float" office:value="5">
            <text:p>5</text:p>
          </table:table-cell>
          <table:table-cell table:formula="of:=RANK(INDIRECT(ADDRESS(75;5;4));INDIRECT(ADDRESS(75;2;4)):INDIRECT(ADDRESS(75;11;4));1)" office:value-type="float" office:value="5">
            <text:p>5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5">
            <text:p>5</text:p>
          </table:table-cell>
          <table:table-cell table:formula="of:=RANK(INDIRECT(ADDRESS(75;8;4));INDIRECT(ADDRESS(75;2;4)):INDIRECT(ADDRESS(75;11;4));1)" office:value-type="float" office:value="5">
            <text:p>5</text:p>
          </table:table-cell>
          <table:table-cell table:formula="of:=RANK(INDIRECT(ADDRESS(75;9;4));INDIRECT(ADDRESS(75;2;4)):INDIRECT(ADDRESS(75;11;4));1)" office:value-type="float" office:value="1">
            <text:p>1</text:p>
          </table:table-cell>
          <table:table-cell table:formula="of:=RANK(INDIRECT(ADDRESS(75;10;4));INDIRECT(ADDRESS(75;2;4)):INDIRECT(ADDRESS(75;11;4));1)" office:value-type="float" office:value="5">
            <text:p>5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2">
            <text:p>2</text:p>
          </table:table-cell>
          <table:table-cell table:formula="of:=RANK(INDIRECT(ADDRESS(76;3;4));INDIRECT(ADDRESS(76;2;4)):INDIRECT(ADDRESS(76;11;4));1)" office:value-type="float" office:value="2">
            <text:p>2</text:p>
          </table:table-cell>
          <table:table-cell table:formula="of:=RANK(INDIRECT(ADDRESS(76;4;4));INDIRECT(ADDRESS(76;2;4)):INDIRECT(ADDRESS(76;11;4));1)" office:value-type="float" office:value="9">
            <text:p>9</text:p>
          </table:table-cell>
          <table:table-cell table:formula="of:=RANK(INDIRECT(ADDRESS(76;5;4));INDIRECT(ADDRESS(76;2;4)):INDIRECT(ADDRESS(76;11;4));1)" office:value-type="float" office:value="2">
            <text:p>2</text:p>
          </table:table-cell>
          <table:table-cell table:formula="of:=RANK(INDIRECT(ADDRESS(76;6;4));INDIRECT(ADDRESS(76;2;4)):INDIRECT(ADDRESS(76;11;4));1)" office:value-type="float" office:value="8">
            <text:p>8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9">
            <text:p>9</text:p>
          </table:table-cell>
          <table:table-cell table:formula="of:=RANK(INDIRECT(ADDRESS(76;9;4));INDIRECT(ADDRESS(76;2;4)):INDIRECT(ADDRESS(76;11;4));1)" office:value-type="float" office:value="5">
            <text:p>5</text:p>
          </table:table-cell>
          <table:table-cell table:formula="of:=RANK(INDIRECT(ADDRESS(76;10;4));INDIRECT(ADDRESS(76;2;4)):INDIRECT(ADDRESS(76;11;4));1)" office:value-type="float" office:value="6">
            <text:p>6</text:p>
          </table:table-cell>
          <table:table-cell table:formula="of:=RANK(INDIRECT(ADDRESS(76;11;4));INDIRECT(ADDRESS(76;2;4)):INDIRECT(ADDRESS(76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6">
            <text:p>6</text:p>
          </table:table-cell>
          <table:table-cell table:formula="of:=RANK(INDIRECT(ADDRESS(77;5;4));INDIRECT(ADDRESS(77;2;4)):INDIRECT(ADDRESS(77;11;4));1)" office:value-type="float" office:value="6">
            <text:p>6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6">
            <text:p>6</text:p>
          </table:table-cell>
          <table:table-cell table:formula="of:=RANK(INDIRECT(ADDRESS(77;8;4));INDIRECT(ADDRESS(77;2;4)):INDIRECT(ADDRESS(77;11;4));1)" office:value-type="float" office:value="6">
            <text:p>6</text:p>
          </table:table-cell>
          <table:table-cell table:formula="of:=RANK(INDIRECT(ADDRESS(77;9;4));INDIRECT(ADDRESS(77;2;4)):INDIRECT(ADDRESS(77;11;4));1)" office:value-type="float" office:value="6">
            <text:p>6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6">
            <text:p>6</text:p>
          </table:table-cell>
          <table:table-cell table:formula="of:=RANK(INDIRECT(ADDRESS(78;3;4));INDIRECT(ADDRESS(78;2;4)):INDIRECT(ADDRESS(78;11;4));1)" office:value-type="float" office:value="1">
            <text:p>1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6">
            <text:p>6</text:p>
          </table:table-cell>
          <table:table-cell table:formula="of:=RANK(INDIRECT(ADDRESS(78;6;4));INDIRECT(ADDRESS(78;2;4)):INDIRECT(ADDRESS(78;11;4));1)" office:value-type="float" office:value="1">
            <text:p>1</text:p>
          </table:table-cell>
          <table:table-cell table:formula="of:=RANK(INDIRECT(ADDRESS(78;7;4));INDIRECT(ADDRESS(78;2;4)):INDIRECT(ADDRESS(78;11;4));1)" office:value-type="float" office:value="6">
            <text:p>6</text:p>
          </table:table-cell>
          <table:table-cell table:formula="of:=RANK(INDIRECT(ADDRESS(78;8;4));INDIRECT(ADDRESS(78;2;4)):INDIRECT(ADDRESS(78;11;4));1)" office:value-type="float" office:value="6">
            <text:p>6</text:p>
          </table:table-cell>
          <table:table-cell table:formula="of:=RANK(INDIRECT(ADDRESS(78;9;4));INDIRECT(ADDRESS(78;2;4)):INDIRECT(ADDRESS(78;11;4));1)" office:value-type="float" office:value="1">
            <text:p>1</text:p>
          </table:table-cell>
          <table:table-cell table:formula="of:=RANK(INDIRECT(ADDRESS(78;10;4));INDIRECT(ADDRESS(78;2;4)):INDIRECT(ADDRESS(78;11;4));1)" office:value-type="float" office:value="1">
            <text:p>1</text:p>
          </table:table-cell>
          <table:table-cell table:formula="of:=RANK(INDIRECT(ADDRESS(78;11;4));INDIRECT(ADDRESS(78;2;4)):INDIRECT(ADDRESS(7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1">
            <text:p>1</text:p>
          </table:table-cell>
          <table:table-cell table:formula="of:=RANK(INDIRECT(ADDRESS(79;3;4));INDIRECT(ADDRESS(79;2;4)):INDIRECT(ADDRESS(79;11;4));1)" office:value-type="float" office:value="1">
            <text:p>1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1">
            <text:p>1</text:p>
          </table:table-cell>
          <table:table-cell table:formula="of:=RANK(INDIRECT(ADDRESS(79;6;4));INDIRECT(ADDRESS(79;2;4)):INDIRECT(ADDRESS(79;11;4));1)" office:value-type="float" office:value="1">
            <text:p>1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1">
            <text:p>1</text:p>
          </table:table-cell>
          <table:table-cell table:formula="of:=RANK(INDIRECT(ADDRESS(79;9;4));INDIRECT(ADDRESS(79;2;4)):INDIRECT(ADDRESS(79;11;4));1)" office:value-type="float" office:value="1">
            <text:p>1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1">
            <text:p>1</text:p>
          </table:table-cell>
          <table:table-cell table:formula="of:=RANK(INDIRECT(ADDRESS(80;3;4));INDIRECT(ADDRESS(80;2;4)):INDIRECT(ADDRESS(80;11;4));1)" office:value-type="float" office:value="1">
            <text:p>1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1">
            <text:p>1</text:p>
          </table:table-cell>
          <table:table-cell table:formula="of:=RANK(INDIRECT(ADDRESS(80;6;4));INDIRECT(ADDRESS(80;2;4)):INDIRECT(ADDRESS(80;11;4));1)" office:value-type="float" office:value="1">
            <text:p>1</text:p>
          </table:table-cell>
          <table:table-cell table:formula="of:=RANK(INDIRECT(ADDRESS(80;7;4));INDIRECT(ADDRESS(80;2;4)):INDIRECT(ADDRESS(80;11;4));1)" office:value-type="float" office:value="1">
            <text:p>1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9">
            <text:p>9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9">
            <text:p>9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4">
            <text:p>4</text:p>
          </table:table-cell>
          <table:table-cell table:formula="of:=RANK(INDIRECT(ADDRESS(82;3;4));INDIRECT(ADDRESS(82;2;4)):INDIRECT(ADDRESS(82;11;4));1)" office:value-type="float" office:value="2">
            <text:p>2</text:p>
          </table:table-cell>
          <table:table-cell table:formula="of:=RANK(INDIRECT(ADDRESS(82;4;4));INDIRECT(ADDRESS(82;2;4)):INDIRECT(ADDRESS(82;11;4));1)" office:value-type="float" office:value="4">
            <text:p>4</text:p>
          </table:table-cell>
          <table:table-cell table:formula="of:=RANK(INDIRECT(ADDRESS(82;5;4));INDIRECT(ADDRESS(82;2;4)):INDIRECT(ADDRESS(82;11;4));1)" office:value-type="float" office:value="4">
            <text:p>4</text:p>
          </table:table-cell>
          <table:table-cell table:formula="of:=RANK(INDIRECT(ADDRESS(82;6;4));INDIRECT(ADDRESS(82;2;4)):INDIRECT(ADDRESS(82;11;4));1)" office:value-type="float" office:value="4">
            <text:p>4</text:p>
          </table:table-cell>
          <table:table-cell table:formula="of:=RANK(INDIRECT(ADDRESS(82;7;4));INDIRECT(ADDRESS(82;2;4)):INDIRECT(ADDRESS(82;11;4));1)" office:value-type="float" office:value="1">
            <text:p>1</text:p>
          </table:table-cell>
          <table:table-cell table:formula="of:=RANK(INDIRECT(ADDRESS(82;8;4));INDIRECT(ADDRESS(82;2;4)):INDIRECT(ADDRESS(82;11;4));1)" office:value-type="float" office:value="4">
            <text:p>4</text:p>
          </table:table-cell>
          <table:table-cell table:formula="of:=RANK(INDIRECT(ADDRESS(82;9;4));INDIRECT(ADDRESS(82;2;4)):INDIRECT(ADDRESS(82;11;4));1)" office:value-type="float" office:value="4">
            <text:p>4</text:p>
          </table:table-cell>
          <table:table-cell table:formula="of:=RANK(INDIRECT(ADDRESS(82;10;4));INDIRECT(ADDRESS(82;2;4)):INDIRECT(ADDRESS(82;11;4));1)" office:value-type="float" office:value="4">
            <text:p>4</text:p>
          </table:table-cell>
          <table:table-cell table:formula="of:=RANK(INDIRECT(ADDRESS(82;11;4));INDIRECT(ADDRESS(82;2;4)):INDIRECT(ADDRESS(82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4">
            <text:p>4</text:p>
          </table:table-cell>
          <table:table-cell table:formula="of:=RANK(INDIRECT(ADDRESS(83;3;4));INDIRECT(ADDRESS(83;2;4)):INDIRECT(ADDRESS(83;11;4));1)" office:value-type="float" office:value="3">
            <text:p>3</text:p>
          </table:table-cell>
          <table:table-cell table:formula="of:=RANK(INDIRECT(ADDRESS(83;4;4));INDIRECT(ADDRESS(83;2;4)):INDIRECT(ADDRESS(83;11;4));1)" office:value-type="float" office:value="9">
            <text:p>9</text:p>
          </table:table-cell>
          <table:table-cell table:formula="of:=RANK(INDIRECT(ADDRESS(83;5;4));INDIRECT(ADDRESS(83;2;4)):INDIRECT(ADDRESS(83;11;4));1)" office:value-type="float" office:value="8">
            <text:p>8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5">
            <text:p>5</text:p>
          </table:table-cell>
          <table:table-cell table:formula="of:=RANK(INDIRECT(ADDRESS(83;8;4));INDIRECT(ADDRESS(83;2;4)):INDIRECT(ADDRESS(83;11;4));1)" office:value-type="float" office:value="10">
            <text:p>10</text:p>
          </table:table-cell>
          <table:table-cell table:formula="of:=RANK(INDIRECT(ADDRESS(83;9;4));INDIRECT(ADDRESS(83;2;4)):INDIRECT(ADDRESS(83;11;4));1)" office:value-type="float" office:value="5">
            <text:p>5</text:p>
          </table:table-cell>
          <table:table-cell table:formula="of:=RANK(INDIRECT(ADDRESS(83;10;4));INDIRECT(ADDRESS(83;2;4)):INDIRECT(ADDRESS(83;11;4));1)" office:value-type="float" office:value="5">
            <text:p>5</text:p>
          </table:table-cell>
          <table:table-cell table:formula="of:=RANK(INDIRECT(ADDRESS(83;11;4));INDIRECT(ADDRESS(83;2;4)):INDIRECT(ADDRESS(83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6">
            <text:p>6</text:p>
          </table:table-cell>
          <table:table-cell table:formula="of:=RANK(INDIRECT(ADDRESS(84;3;4));INDIRECT(ADDRESS(84;2;4)):INDIRECT(ADDRESS(84;11;4));1)" office:value-type="float" office:value="5">
            <text:p>5</text:p>
          </table:table-cell>
          <table:table-cell table:formula="of:=RANK(INDIRECT(ADDRESS(84;4;4));INDIRECT(ADDRESS(84;2;4)):INDIRECT(ADDRESS(84;11;4));1)" office:value-type="float" office:value="6">
            <text:p>6</text:p>
          </table:table-cell>
          <table:table-cell table:formula="of:=RANK(INDIRECT(ADDRESS(84;5;4));INDIRECT(ADDRESS(84;2;4)):INDIRECT(ADDRESS(84;11;4));1)" office:value-type="float" office:value="6">
            <text:p>6</text:p>
          </table:table-cell>
          <table:table-cell table:formula="of:=RANK(INDIRECT(ADDRESS(84;6;4));INDIRECT(ADDRESS(84;2;4)):INDIRECT(ADDRESS(84;11;4));1)" office:value-type="float" office:value="1">
            <text:p>1</text:p>
          </table:table-cell>
          <table:table-cell table:formula="of:=RANK(INDIRECT(ADDRESS(84;7;4));INDIRECT(ADDRESS(84;2;4)):INDIRECT(ADDRESS(84;11;4));1)" office:value-type="float" office:value="6">
            <text:p>6</text:p>
          </table:table-cell>
          <table:table-cell table:formula="of:=RANK(INDIRECT(ADDRESS(84;8;4));INDIRECT(ADDRESS(84;2;4)):INDIRECT(ADDRESS(84;11;4));1)" office:value-type="float" office:value="6">
            <text:p>6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1">
            <text:p>1</text:p>
          </table:table-cell>
          <table:table-cell table:formula="of:=RANK(INDIRECT(ADDRESS(85;3;4));INDIRECT(ADDRESS(85;2;4)):INDIRECT(ADDRESS(85;11;4));1)" office:value-type="float" office:value="3">
            <text:p>3</text:p>
          </table:table-cell>
          <table:table-cell table:formula="of:=RANK(INDIRECT(ADDRESS(85;4;4));INDIRECT(ADDRESS(85;2;4)):INDIRECT(ADDRESS(85;11;4));1)" office:value-type="float" office:value="3">
            <text:p>3</text:p>
          </table:table-cell>
          <table:table-cell table:formula="of:=RANK(INDIRECT(ADDRESS(85;5;4));INDIRECT(ADDRESS(85;2;4)):INDIRECT(ADDRESS(85;11;4));1)" office:value-type="float" office:value="3">
            <text:p>3</text:p>
          </table:table-cell>
          <table:table-cell table:formula="of:=RANK(INDIRECT(ADDRESS(85;6;4));INDIRECT(ADDRESS(85;2;4)):INDIRECT(ADDRESS(85;11;4));1)" office:value-type="float" office:value="3">
            <text:p>3</text:p>
          </table:table-cell>
          <table:table-cell table:formula="of:=RANK(INDIRECT(ADDRESS(85;7;4));INDIRECT(ADDRESS(85;2;4)):INDIRECT(ADDRESS(85;11;4));1)" office:value-type="float" office:value="2">
            <text:p>2</text:p>
          </table:table-cell>
          <table:table-cell table:formula="of:=RANK(INDIRECT(ADDRESS(85;8;4));INDIRECT(ADDRESS(85;2;4)):INDIRECT(ADDRESS(85;11;4));1)" office:value-type="float" office:value="3">
            <text:p>3</text:p>
          </table:table-cell>
          <table:table-cell table:formula="of:=RANK(INDIRECT(ADDRESS(85;9;4));INDIRECT(ADDRESS(85;2;4)):INDIRECT(ADDRESS(85;11;4));1)" office:value-type="float" office:value="3">
            <text:p>3</text:p>
          </table:table-cell>
          <table:table-cell table:formula="of:=RANK(INDIRECT(ADDRESS(85;10;4));INDIRECT(ADDRESS(85;2;4)):INDIRECT(ADDRESS(85;11;4));1)" office:value-type="float" office:value="3">
            <text:p>3</text:p>
          </table:table-cell>
          <table:table-cell table:formula="of:=RANK(INDIRECT(ADDRESS(85;11;4));INDIRECT(ADDRESS(85;2;4)):INDIRECT(ADDRESS(8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3">
            <text:p>3</text:p>
          </table:table-cell>
          <table:table-cell table:formula="of:=RANK(INDIRECT(ADDRESS(86;3;4));INDIRECT(ADDRESS(86;2;4)):INDIRECT(ADDRESS(86;11;4));1)" office:value-type="float" office:value="2">
            <text:p>2</text:p>
          </table:table-cell>
          <table:table-cell table:formula="of:=RANK(INDIRECT(ADDRESS(86;4;4));INDIRECT(ADDRESS(86;2;4)):INDIRECT(ADDRESS(86;11;4));1)" office:value-type="float" office:value="3">
            <text:p>3</text:p>
          </table:table-cell>
          <table:table-cell table:formula="of:=RANK(INDIRECT(ADDRESS(86;5;4));INDIRECT(ADDRESS(86;2;4)):INDIRECT(ADDRESS(86;11;4));1)" office:value-type="float" office:value="3">
            <text:p>3</text:p>
          </table:table-cell>
          <table:table-cell table:formula="of:=RANK(INDIRECT(ADDRESS(86;6;4));INDIRECT(ADDRESS(86;2;4)):INDIRECT(ADDRESS(86;11;4));1)" office:value-type="float" office:value="3">
            <text:p>3</text:p>
          </table:table-cell>
          <table:table-cell table:formula="of:=RANK(INDIRECT(ADDRESS(86;7;4));INDIRECT(ADDRESS(86;2;4)):INDIRECT(ADDRESS(86;11;4));1)" office:value-type="float" office:value="3">
            <text:p>3</text:p>
          </table:table-cell>
          <table:table-cell table:formula="of:=RANK(INDIRECT(ADDRESS(86;8;4));INDIRECT(ADDRESS(86;2;4)):INDIRECT(ADDRESS(86;11;4));1)" office:value-type="float" office:value="3">
            <text:p>3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3">
            <text:p>3</text:p>
          </table:table-cell>
          <table:table-cell table:formula="of:=RANK(INDIRECT(ADDRESS(86;11;4));INDIRECT(ADDRESS(86;2;4)):INDIRECT(ADDRESS(86;11;4));1)" office:value-type="float" office:value="3">
            <text:p>3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3.80952380952381">
            <text:p>3.8095238095</text:p>
          </table:table-cell>
          <table:table-cell table:formula="of:=AVERAGE(INDIRECT(ADDRESS(88;3;4)):INDIRECT(ADDRESS(129;3;4)))" office:value-type="float" office:value="3.16666666666667">
            <text:p>3.1666666667</text:p>
          </table:table-cell>
          <table:table-cell table:formula="of:=AVERAGE(INDIRECT(ADDRESS(88;4;4)):INDIRECT(ADDRESS(129;4;4)))" office:value-type="float" office:value="5.97619047619048">
            <text:p>5.9761904762</text:p>
          </table:table-cell>
          <table:table-cell table:formula="of:=AVERAGE(INDIRECT(ADDRESS(88;5;4)):INDIRECT(ADDRESS(129;5;4)))" office:value-type="float" office:value="3.61904761904762">
            <text:p>3.619047619</text:p>
          </table:table-cell>
          <table:table-cell table:formula="of:=AVERAGE(INDIRECT(ADDRESS(88;6;4)):INDIRECT(ADDRESS(129;6;4)))" office:value-type="float" office:value="1.61904761904762">
            <text:p>1.619047619</text:p>
          </table:table-cell>
          <table:table-cell table:formula="of:=AVERAGE(INDIRECT(ADDRESS(88;7;4)):INDIRECT(ADDRESS(129;7;4)))" office:value-type="float" office:value="4.40476190476191">
            <text:p>4.4047619048</text:p>
          </table:table-cell>
          <table:table-cell table:formula="of:=AVERAGE(INDIRECT(ADDRESS(88;8;4)):INDIRECT(ADDRESS(129;8;4)))" office:value-type="float" office:value="6.16666666666667">
            <text:p>6.1666666667</text:p>
          </table:table-cell>
          <table:table-cell table:formula="of:=AVERAGE(INDIRECT(ADDRESS(88;9;4)):INDIRECT(ADDRESS(129;9;4)))" office:value-type="float" office:value="2.88095238095238">
            <text:p>2.880952381</text:p>
          </table:table-cell>
          <table:table-cell table:formula="of:=AVERAGE(INDIRECT(ADDRESS(88;10;4)):INDIRECT(ADDRESS(129;10;4)))" office:value-type="float" office:value="2.35714285714286">
            <text:p>2.3571428571</text:p>
          </table:table-cell>
          <table:table-cell table:formula="of:=AVERAGE(INDIRECT(ADDRESS(88;11;4)):INDIRECT(ADDRESS(129;11;4)))" office:value-type="float" office:value="2.11904761904762">
            <text:p>2.119047619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7">
            <text:p>7</text:p>
          </table:table-cell>
          <table:table-cell table:formula="of:=RANK(INDIRECT(ADDRESS(130;3;4));INDIRECT(ADDRESS(130;2;4)):INDIRECT(ADDRESS(130;11;4));1)" office:value-type="float" office:value="5">
            <text:p>5</text:p>
          </table:table-cell>
          <table:table-cell table:formula="of:=RANK(INDIRECT(ADDRESS(130;4;4));INDIRECT(ADDRESS(130;2;4)):INDIRECT(ADDRESS(130;11;4));1)" office:value-type="float" office:value="9">
            <text:p>9</text:p>
          </table:table-cell>
          <table:table-cell table:formula="of:=RANK(INDIRECT(ADDRESS(130;5;4));INDIRECT(ADDRESS(130;2;4)):INDIRECT(ADDRESS(130;11;4));1)" office:value-type="float" office:value="6">
            <text:p>6</text:p>
          </table:table-cell>
          <table:table-cell table:formula="of:=RANK(INDIRECT(ADDRESS(130;6;4));INDIRECT(ADDRESS(130;2;4)):INDIRECT(ADDRESS(130;11;4));1)" office:value-type="float" office:value="1">
            <text:p>1</text:p>
          </table:table-cell>
          <table:table-cell table:formula="of:=RANK(INDIRECT(ADDRESS(130;7;4));INDIRECT(ADDRESS(130;2;4)):INDIRECT(ADDRESS(130;11;4));1)" office:value-type="float" office:value="8">
            <text:p>8</text:p>
          </table:table-cell>
          <table:table-cell table:formula="of:=RANK(INDIRECT(ADDRESS(130;8;4));INDIRECT(ADDRESS(130;2;4)):INDIRECT(ADDRESS(130;11;4));1)" office:value-type="float" office:value="10">
            <text:p>10</text:p>
          </table:table-cell>
          <table:table-cell table:formula="of:=RANK(INDIRECT(ADDRESS(130;9;4));INDIRECT(ADDRESS(130;2;4)):INDIRECT(ADDRESS(130;11;4));1)" office:value-type="float" office:value="4">
            <text:p>4</text:p>
          </table:table-cell>
          <table:table-cell table:formula="of:=RANK(INDIRECT(ADDRESS(130;10;4));INDIRECT(ADDRESS(130;2;4)):INDIRECT(ADDRESS(130;11;4));1)" office:value-type="float" office:value="3">
            <text:p>3</text:p>
          </table:table-cell>
          <table:table-cell table:formula="of:=RANK(INDIRECT(ADDRESS(130;11;4));INDIRECT(ADDRESS(130;2;4)):INDIRECT(ADDRESS(130;11;4));1)" office:value-type="float" office:value="2">
            <text:p>2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1.6712303003775">
            <text:p>1.6712303004</text:p>
          </table:table-cell>
          <table:table-cell table:formula="of:=MIN(INDIRECT(ADDRESS(130;2;4)):INDIRECT(ADDRESS(130;11;4)))+INDIRECT(ADDRESS(132;3;4))" office:value-type="float" office:value="1.6712303003775">
            <text:p>1.6712303004</text:p>
          </table:table-cell>
          <table:table-cell table:formula="of:=MIN(INDIRECT(ADDRESS(130;2;4)):INDIRECT(ADDRESS(130;11;4)))+INDIRECT(ADDRESS(132;4;4))" office:value-type="float" office:value="1.6712303003775">
            <text:p>1.6712303004</text:p>
          </table:table-cell>
          <table:table-cell table:formula="of:=MIN(INDIRECT(ADDRESS(130;2;4)):INDIRECT(ADDRESS(130;11;4)))+INDIRECT(ADDRESS(132;5;4))" office:value-type="float" office:value="1.6712303003775">
            <text:p>1.6712303004</text:p>
          </table:table-cell>
          <table:table-cell table:formula="of:=MIN(INDIRECT(ADDRESS(130;2;4)):INDIRECT(ADDRESS(130;11;4)))+INDIRECT(ADDRESS(132;6;4))" office:value-type="float" office:value="1.6712303003775">
            <text:p>1.6712303004</text:p>
          </table:table-cell>
          <table:table-cell table:formula="of:=MIN(INDIRECT(ADDRESS(130;2;4)):INDIRECT(ADDRESS(130;11;4)))+INDIRECT(ADDRESS(132;7;4))" office:value-type="float" office:value="1.6712303003775">
            <text:p>1.6712303004</text:p>
          </table:table-cell>
          <table:table-cell table:formula="of:=MIN(INDIRECT(ADDRESS(130;2;4)):INDIRECT(ADDRESS(130;11;4)))+INDIRECT(ADDRESS(132;8;4))" office:value-type="float" office:value="1.6712303003775">
            <text:p>1.6712303004</text:p>
          </table:table-cell>
          <table:table-cell table:formula="of:=MIN(INDIRECT(ADDRESS(130;2;4)):INDIRECT(ADDRESS(130;11;4)))+INDIRECT(ADDRESS(132;9;4))" office:value-type="float" office:value="1.6712303003775">
            <text:p>1.6712303004</text:p>
          </table:table-cell>
          <table:table-cell table:formula="of:=MIN(INDIRECT(ADDRESS(130;2;4)):INDIRECT(ADDRESS(130;11;4)))+INDIRECT(ADDRESS(132;10;4))" office:value-type="float" office:value="1.6712303003775">
            <text:p>1.6712303004</text:p>
          </table:table-cell>
          <table:table-cell table:formula="of:=MIN(INDIRECT(ADDRESS(130;2;4)):INDIRECT(ADDRESS(130;11;4)))+INDIRECT(ADDRESS(132;11;4))" office:value-type="float" office:value="1.6712303003775">
            <text:p>1.6712303004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1">
            <text:p>1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6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6"/>
        <table:table-column table:style-name="co28" table:default-cell-style-name="ce5"/>
        <table:table-column table:style-name="co15" table:number-columns-repeated="1008" table:default-cell-style-name="Default"/>
        <table:table-row table:style-name="ro3">
          <table:table-cell table:style-name="ce1" office:value-type="string" table:number-columns-spanned="4" table:number-rows-spanned="1">
            <text:p>Function</text:p>
          </table:table-cell>
          <table:covered-table-cell table:number-columns-repeated="3" table:style-name="ce3"/>
          <table:table-cell table:style-name="ce4" table:formula="of:=[Error.B1]" office:value-type="string" office:string-value="RandomBLM">
            <text:p>RandomBLM</text:p>
          </table:table-cell>
          <table:table-cell table:style-name="ce4" table:formula="of:=[Error.C1]" office:value-type="string" office:string-value="RCDBLM">
            <text:p>RCDBLM</text:p>
          </table:table-cell>
          <table:table-cell table:style-name="ce4" table:formula="of:=[Error.D1]" office:value-type="string" office:string-value="IncrementalSABLM">
            <text:p>IncrementalSABLM</text:p>
          </table:table-cell>
          <table:table-cell table:style-name="ce4" table:formula="of:=[Error.E1]" office:value-type="string" office:string-value="MarkovianBLM">
            <text:p>MarkovianBLM</text:p>
          </table:table-cell>
          <table:table-cell table:style-name="ce4" table:formula="of:=[Error.F1]" office:value-type="string" office:string-value="HybridBLM">
            <text:p>HybridBLM</text:p>
          </table:table-cell>
          <table:table-cell table:style-name="ce4" table:formula="of:=[Error.G1]" office:value-type="string" office:string-value="Chol11CMA_ESBLM">
            <text:p>Chol11CMA_ESBLM</text:p>
          </table:table-cell>
          <table:table-cell table:style-name="ce4" table:formula="of:=[Error.H1]" office:value-type="string" office:string-value="SimulatedAnnealingBLM">
            <text:p>SimulatedAnnealingBLM</text:p>
          </table:table-cell>
          <table:table-cell table:style-name="ce4" table:formula="of:=[Error.I1]" office:value-type="string" office:string-value="SimulatedAnnealingSBLM">
            <text:p>SimulatedAnnealingSBLM</text:p>
          </table:table-cell>
          <table:table-cell table:style-name="ce4" table:formula="of:=[Error.J1]" office:value-type="string" office:string-value="DifferentialEvolutionBLM">
            <text:p>DifferentialEvolutionBLM</text:p>
          </table:table-cell>
          <table:table-cell table:style-name="ce4" table:formula="of:=[Error.K1]" office:value-type="string" office:string-value="GeneticLSBLM">
            <text:p>GeneticLSBLM</text:p>
          </table:table-cell>
          <table:table-cell table:style-name="ce7" table:number-columns-repeated="1008"/>
        </table:table-row>
        <table:table-row table:style-name="ro2">
          <table:table-cell table:formula="of:=[Error.A2]" office:value-type="string" office:string-value="Bukin6" table:number-columns-spanned="4" table:number-rows-spanned="1">
            <text:p>Bukin6</text:p>
          </table:table-cell>
          <table:covered-table-cell table:number-columns-repeated="3"/>
          <table:table-cell table:formula="of:=[Error.B2]" office:value-type="float" office:value="-1.37586519402504">
            <text:p>-1.38</text:p>
          </table:table-cell>
          <table:table-cell table:formula="of:=[Error.C2]" office:value-type="float" office:value="-1.36073796680694">
            <text:p>-1.36</text:p>
          </table:table-cell>
          <table:table-cell table:formula="of:=[Error.D2]" office:value-type="float" office:value="-0.491670847227795">
            <text:p>-0.49</text:p>
          </table:table-cell>
          <table:table-cell table:formula="of:=[Error.E2]" office:value-type="float" office:value="-1.7176164697353">
            <text:p>-1.72</text:p>
          </table:table-cell>
          <table:table-cell table:style-name="ce5" table:formula="of:=[Error.F2]" office:value-type="float" office:value="-1.25375917797819">
            <text:p>-1.25</text:p>
          </table:table-cell>
          <table:table-cell table:style-name="ce6" table:formula="of:=[Error.G2]" office:value-type="float" office:value="-1.88312861363554">
            <text:p>-1.88</text:p>
          </table:table-cell>
          <table:table-cell table:formula="of:=[Error.H2]" office:value-type="float" office:value="0">
            <text:p>0.00</text:p>
          </table:table-cell>
          <table:table-cell table:formula="of:=[Error.I2]" office:value-type="float" office:value="-1.39478636098488">
            <text:p>-1.39</text:p>
          </table:table-cell>
          <table:table-cell table:style-name="ce5" table:formula="of:=[Error.J2]" office:value-type="float" office:value="-1.17681453846918">
            <text:p>-1.18</text:p>
          </table:table-cell>
          <table:table-cell table:formula="of:=[Error.K2]" office:value-type="float" office:value="-1.1558919984286">
            <text:p>-1.16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3]" office:value-type="string" office:string-value="Damavandi" table:number-columns-spanned="4" table:number-rows-spanned="1">
            <text:p>Damavandi</text:p>
          </table:table-cell>
          <table:covered-table-cell table:number-columns-repeated="3"/>
          <table:table-cell table:style-name="ce6" table:formula="of:=[Error.B3]" office:value-type="float" office:value="-15.653559774527">
            <text:p>-15.65</text:p>
          </table:table-cell>
          <table:table-cell table:style-name="ce6" table:formula="of:=[Error.C3]" office:value-type="float" office:value="-15.653559774527">
            <text:p>-15.65</text:p>
          </table:table-cell>
          <table:table-cell table:style-name="ce6" table:formula="of:=[Error.D3]" office:value-type="float" office:value="-15.653559774527">
            <text:p>-15.65</text:p>
          </table:table-cell>
          <table:table-cell table:style-name="ce6" table:formula="of:=[Error.E3]" office:value-type="float" office:value="-15.653559774527">
            <text:p>-15.65</text:p>
          </table:table-cell>
          <table:table-cell table:formula="of:=[Error.F3]" office:value-type="float" office:value="-15.653559774527">
            <text:p>-15.65</text:p>
          </table:table-cell>
          <table:table-cell table:style-name="ce6" table:formula="of:=[Error.G3]" office:value-type="float" office:value="-15.653559774527">
            <text:p>-15.65</text:p>
          </table:table-cell>
          <table:table-cell table:style-name="ce6" table:formula="of:=[Error.H3]" office:value-type="float" office:value="-15.653559774527">
            <text:p>-15.65</text:p>
          </table:table-cell>
          <table:table-cell table:style-name="ce6" table:formula="of:=[Error.I3]" office:value-type="float" office:value="-15.653559774527">
            <text:p>-15.65</text:p>
          </table:table-cell>
          <table:table-cell table:formula="of:=[Error.J3]" office:value-type="float" office:value="-15.653559774527">
            <text:p>-15.65</text:p>
          </table:table-cell>
          <table:table-cell table:style-name="ce6" table:formula="of:=[Error.K3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4]" office:value-type="string" office:string-value="Easom" table:number-columns-spanned="4" table:number-rows-spanned="1">
            <text:p>Easom</text:p>
          </table:table-cell>
          <table:covered-table-cell table:number-columns-repeated="3"/>
          <table:table-cell table:style-name="ce6" table:formula="of:=[Error.B4]" office:value-type="float" office:value="-15.653559774527">
            <text:p>-15.65</text:p>
          </table:table-cell>
          <table:table-cell table:formula="of:=[Error.C4]" office:value-type="float" office:value="-7.30501334741032">
            <text:p>-7.31</text:p>
          </table:table-cell>
          <table:table-cell table:formula="of:=[Error.D4]" office:value-type="float" office:value="-4.20896418665597">
            <text:p>-4.21</text:p>
          </table:table-cell>
          <table:table-cell table:formula="of:=[Error.E4]" office:value-type="float" office:value="-2.08714130327027">
            <text:p>-2.09</text:p>
          </table:table-cell>
          <table:table-cell table:formula="of:=[Error.F4]" office:value-type="float" office:value="-15.653559774527">
            <text:p>-15.65</text:p>
          </table:table-cell>
          <table:table-cell table:formula="of:=[Error.G4]" office:value-type="float" office:value="-1.56535597745283">
            <text:p>-1.57</text:p>
          </table:table-cell>
          <table:table-cell table:formula="of:=[Error.H4]" office:value-type="float" office:value="0">
            <text:p>0.00</text:p>
          </table:table-cell>
          <table:table-cell table:formula="of:=[Error.I4]" office:value-type="float" office:value="-6.78322919571553">
            <text:p>-6.78</text:p>
          </table:table-cell>
          <table:table-cell table:formula="of:=[Error.J4]" office:value-type="float" office:value="-15.653559774527">
            <text:p>-15.65</text:p>
          </table:table-cell>
          <table:table-cell table:style-name="ce6" table:formula="of:=[Error.K4]" office:value-type="float" office:value="-15.653559774527">
            <text:p>-15.65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5]" office:value-type="string" office:string-value="GulfRND" table:number-columns-spanned="4" table:number-rows-spanned="1">
            <text:p>GulfRND</text:p>
          </table:table-cell>
          <table:covered-table-cell table:number-columns-repeated="3"/>
          <table:table-cell table:formula="of:=[Error.B5]" office:value-type="float" office:value="-12.9145398274476">
            <text:p>-12.91</text:p>
          </table:table-cell>
          <table:table-cell table:formula="of:=[Error.C5]" office:value-type="float" office:value="-13.0221684785074">
            <text:p>-13.02</text:p>
          </table:table-cell>
          <table:table-cell table:formula="of:=[Error.D5]" office:value-type="float" office:value="-4.92114178119503">
            <text:p>-4.92</text:p>
          </table:table-cell>
          <table:table-cell table:formula="of:=[Error.E5]" office:value-type="float" office:value="-6.86692327840022">
            <text:p>-6.87</text:p>
          </table:table-cell>
          <table:table-cell table:style-name="ce5" table:formula="of:=[Error.F5]" office:value-type="float" office:value="-12.8441347159651">
            <text:p>-12.84</text:p>
          </table:table-cell>
          <table:table-cell table:style-name="ce6" table:formula="of:=[Error.G5]" office:value-type="float" office:value="-13.9888952929735">
            <text:p>-13.99</text:p>
          </table:table-cell>
          <table:table-cell table:formula="of:=[Error.H5]" office:value-type="float" office:value="-2.85387196432176">
            <text:p>-2.85</text:p>
          </table:table-cell>
          <table:table-cell table:formula="of:=[Error.I5]" office:value-type="float" office:value="-13.0162423666945">
            <text:p>-13.02</text:p>
          </table:table-cell>
          <table:table-cell table:style-name="ce5" table:formula="of:=[Error.J5]" office:value-type="float" office:value="-12.814625962601">
            <text:p>-12.81</text:p>
          </table:table-cell>
          <table:table-cell table:formula="of:=[Error.K5]" office:value-type="float" office:value="-13.0933324977726">
            <text:p>-13.09</text:p>
          </table:table-cell>
          <table:table-cell table:style-name="ce9"/>
          <table:table-cell table:number-columns-repeated="1007"/>
        </table:table-row>
        <table:table-row table:style-name="ro2">
          <table:table-cell table:formula="of:=[Error.A6]" office:value-type="string" office:string-value="Price2" table:number-columns-spanned="4" table:number-rows-spanned="1">
            <text:p>Price2</text:p>
          </table:table-cell>
          <table:covered-table-cell table:number-columns-repeated="3"/>
          <table:table-cell table:style-name="ce6" table:formula="of:=[Error.B6]" office:value-type="float" office:value="-15.653559774527">
            <text:p>-15.65</text:p>
          </table:table-cell>
          <table:table-cell table:style-name="ce6" table:formula="of:=[Error.C6]" office:value-type="float" office:value="-15.1651077820428">
            <text:p>-15.17</text:p>
          </table:table-cell>
          <table:table-cell table:formula="of:=[Error.D6]" office:value-type="float" office:value="-6.6839649558239">
            <text:p>-6.68</text:p>
          </table:table-cell>
          <table:table-cell table:formula="of:=[Error.E6]" office:value-type="float" office:value="-12.2343958271374">
            <text:p>-12.23</text:p>
          </table:table-cell>
          <table:table-cell table:formula="of:=[Error.F6]" office:value-type="float" office:value="-15.653559774527">
            <text:p>-15.65</text:p>
          </table:table-cell>
          <table:table-cell table:formula="of:=[Error.G6]" office:value-type="float" office:value="-1.00000000034856">
            <text:p>-1.00</text:p>
          </table:table-cell>
          <table:table-cell table:formula="of:=[Error.H6]" office:value-type="float" office:value="-0.999903270819711">
            <text:p>-1.00</text:p>
          </table:table-cell>
          <table:table-cell table:style-name="ce6" table:formula="of:=[Error.I6]" office:value-type="float" office:value="-15.653559774527">
            <text:p>-15.65</text:p>
          </table:table-cell>
          <table:table-cell table:style-name="ce5" table:formula="of:=[Error.J6]" office:value-type="float" office:value="-1">
            <text:p>-1.00</text:p>
          </table:table-cell>
          <table:table-cell table:style-name="ce6" table:formula="of:=[Error.K6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7]" office:value-type="string" office:string-value="Trefethen" table:number-columns-spanned="4" table:number-rows-spanned="1">
            <text:p>Trefethen</text:p>
          </table:table-cell>
          <table:covered-table-cell table:number-columns-repeated="3"/>
          <table:table-cell table:formula="of:=[Error.B7]" office:value-type="float" office:value="-4.91805358579908">
            <text:p>-4.92</text:p>
          </table:table-cell>
          <table:table-cell table:formula="of:=[Error.C7]" office:value-type="float" office:value="-8.83135207447206">
            <text:p>-8.83</text:p>
          </table:table-cell>
          <table:table-cell table:formula="of:=[Error.D7]" office:value-type="float" office:value="-2.55239890334712">
            <text:p>-2.55</text:p>
          </table:table-cell>
          <table:table-cell table:style-name="ce6" table:formula="of:=[Error.E7]" office:value-type="float" office:value="-15.3143185063325">
            <text:p>-15.31</text:p>
          </table:table-cell>
          <table:table-cell table:formula="of:=[Error.F7]" office:value-type="float" office:value="-15.0725693335863">
            <text:p>-15.07</text:p>
          </table:table-cell>
          <table:table-cell table:formula="of:=[Error.G7]" office:value-type="float" office:value="-0.360876740695999">
            <text:p>-0.36</text:p>
          </table:table-cell>
          <table:table-cell table:formula="of:=[Error.H7]" office:value-type="float" office:value="-1.30857937515318">
            <text:p>-1.31</text:p>
          </table:table-cell>
          <table:table-cell table:formula="of:=[Error.I7]" office:value-type="float" office:value="-8.31182094498656">
            <text:p>-8.31</text:p>
          </table:table-cell>
          <table:table-cell table:formula="of:=[Error.J7]" office:value-type="float" office:value="-15.0458059882456">
            <text:p>-15.05</text:p>
          </table:table-cell>
          <table:table-cell table:formula="of:=[Error.K7]" office:value-type="float" office:value="-13.0537174319124">
            <text:p>-13.05</text:p>
          </table:table-cell>
          <table:table-cell table:number-columns-repeated="1008"/>
        </table:table-row>
        <table:table-row table:style-name="ro2">
          <table:table-cell table:formula="of:=[Error.A8]" office:value-type="string" office:string-value="Ackley2" table:number-columns-spanned="4" table:number-rows-spanned="1">
            <text:p>Ackley2</text:p>
          </table:table-cell>
          <table:covered-table-cell table:number-columns-repeated="3"/>
          <table:table-cell table:style-name="ce6" table:formula="of:=[Error.B8]" office:value-type="float" office:value="-15.4868931078604">
            <text:p>-15.49</text:p>
          </table:table-cell>
          <table:table-cell table:style-name="ce6" table:formula="of:=[Error.C8]" office:value-type="float" office:value="-15.553559774527">
            <text:p>-15.55</text:p>
          </table:table-cell>
          <table:table-cell table:formula="of:=[Error.D8]" office:value-type="float" office:value="-2.70772432085725">
            <text:p>-2.71</text:p>
          </table:table-cell>
          <table:table-cell table:style-name="ce6" table:formula="of:=[Error.E8]" office:value-type="float" office:value="-15.0984411153761">
            <text:p>-15.10</text:p>
          </table:table-cell>
          <table:table-cell table:formula="of:=[Error.F8]" office:value-type="float" office:value="-15.653559774527">
            <text:p>-15.65</text:p>
          </table:table-cell>
          <table:table-cell table:formula="of:=[Error.G8]" office:value-type="float" office:value="-4.17428260654054">
            <text:p>-4.17</text:p>
          </table:table-cell>
          <table:table-cell table:formula="of:=[Error.H8]" office:value-type="float" office:value="0">
            <text:p>0.00</text:p>
          </table:table-cell>
          <table:table-cell table:style-name="ce6" table:formula="of:=[Error.I8]" office:value-type="float" office:value="-15.4609547328476">
            <text:p>-15.46</text:p>
          </table:table-cell>
          <table:table-cell table:formula="of:=[Error.J8]" office:value-type="float" office:value="-15.653559774527">
            <text:p>-15.65</text:p>
          </table:table-cell>
          <table:table-cell table:style-name="ce6" table:formula="of:=[Error.K8]" office:value-type="float" office:value="-15.5202264411937">
            <text:p>-15.52</text:p>
          </table:table-cell>
          <table:table-cell table:number-columns-repeated="1008"/>
        </table:table-row>
        <table:table-row table:style-name="ro2">
          <table:table-cell table:formula="of:=[Error.A9]" office:value-type="string" office:string-value="FletcherPowell2" table:number-columns-spanned="4" table:number-rows-spanned="1">
            <text:p>FletcherPowell2</text:p>
          </table:table-cell>
          <table:covered-table-cell table:number-columns-repeated="3"/>
          <table:table-cell table:formula="of:=[Error.B9]" office:value-type="float" office:value="-14.8484913710186">
            <text:p>-14.85</text:p>
          </table:table-cell>
          <table:table-cell table:formula="of:=[Error.C9]" office:value-type="float" office:value="-9.42272603514913">
            <text:p>-9.42</text:p>
          </table:table-cell>
          <table:table-cell table:formula="of:=[Error.D9]" office:value-type="float" office:value="-3.33390227192007">
            <text:p>-3.33</text:p>
          </table:table-cell>
          <table:table-cell table:formula="of:=[Error.E9]" office:value-type="float" office:value="-14.7764157305556">
            <text:p>-14.78</text:p>
          </table:table-cell>
          <table:table-cell table:style-name="ce5" table:formula="of:=[Error.F9]" office:value-type="float" office:value="-11.489157439585">
            <text:p>-11.49</text:p>
          </table:table-cell>
          <table:table-cell table:formula="of:=[Error.G9]" office:value-type="float" office:value="-13.0446331454392">
            <text:p>-13.04</text:p>
          </table:table-cell>
          <table:table-cell table:formula="of:=[Error.H9]" office:value-type="float" office:value="-1.17539466175584">
            <text:p>-1.18</text:p>
          </table:table-cell>
          <table:table-cell table:formula="of:=[Error.I9]" office:value-type="float" office:value="-14.4969610959912">
            <text:p>-14.50</text:p>
          </table:table-cell>
          <table:table-cell table:style-name="ce5" table:formula="of:=[Error.J9]" office:value-type="float" office:value="-14.3472436888081">
            <text:p>-14.35</text:p>
          </table:table-cell>
          <table:table-cell table:style-name="ce6" table:formula="of:=[Error.K9]" office:value-type="float" office:value="-15.2383173808532">
            <text:p>-15.24</text:p>
          </table:table-cell>
          <table:table-cell table:number-columns-repeated="1008"/>
        </table:table-row>
        <table:table-row table:style-name="ro2">
          <table:table-cell table:formula="of:=[Error.A10]" office:value-type="string" office:string-value="Griewank2" table:number-columns-spanned="4" table:number-rows-spanned="1">
            <text:p>Griewank2</text:p>
          </table:table-cell>
          <table:covered-table-cell table:number-columns-repeated="3"/>
          <table:table-cell table:formula="of:=[Error.B10]" office:value-type="float" office:value="-6.6093342885937">
            <text:p>-6.61</text:p>
          </table:table-cell>
          <table:table-cell table:formula="of:=[Error.C10]" office:value-type="float" office:value="-8.41335834896156">
            <text:p>-8.41</text:p>
          </table:table-cell>
          <table:table-cell table:formula="of:=[Error.D10]" office:value-type="float" office:value="-3.18314679901863">
            <text:p>-3.18</text:p>
          </table:table-cell>
          <table:table-cell table:style-name="ce6" table:formula="of:=[Error.E10]" office:value-type="float" office:value="-15.653559774527">
            <text:p>-15.65</text:p>
          </table:table-cell>
          <table:table-cell table:formula="of:=[Error.F10]" office:value-type="float" office:value="-15.653559774527">
            <text:p>-15.65</text:p>
          </table:table-cell>
          <table:table-cell table:formula="of:=[Error.G10]" office:value-type="float" office:value="-0.713294140232837">
            <text:p>-0.71</text:p>
          </table:table-cell>
          <table:table-cell table:formula="of:=[Error.H10]" office:value-type="float" office:value="-3.13731633088414">
            <text:p>-3.14</text:p>
          </table:table-cell>
          <table:table-cell table:formula="of:=[Error.I10]" office:value-type="float" office:value="-11.1460400927156">
            <text:p>-11.15</text:p>
          </table:table-cell>
          <table:table-cell table:formula="of:=[Error.J10]" office:value-type="float" office:value="-15.653559774527">
            <text:p>-15.65</text:p>
          </table:table-cell>
          <table:table-cell table:formula="of:=[Error.K10]" office:value-type="float" office:value="-13.8505519018024">
            <text:p>-13.85</text:p>
          </table:table-cell>
          <table:table-cell table:number-columns-repeated="1008"/>
        </table:table-row>
        <table:table-row table:style-name="ro2">
          <table:table-cell table:formula="of:=[Error.A11]" office:value-type="string" office:string-value="Rastrigin2" table:number-columns-spanned="4" table:number-rows-spanned="1">
            <text:p>Rastrigin2</text:p>
          </table:table-cell>
          <table:covered-table-cell table:number-columns-repeated="3"/>
          <table:table-cell table:style-name="ce6" table:formula="of:=[Error.B11]" office:value-type="float" office:value="-15.653559774527">
            <text:p>-15.65</text:p>
          </table:table-cell>
          <table:table-cell table:style-name="ce6" table:formula="of:=[Error.C11]" office:value-type="float" office:value="-15.653559774527">
            <text:p>-15.65</text:p>
          </table:table-cell>
          <table:table-cell table:formula="of:=[Error.D11]" office:value-type="float" office:value="-3.98480926164714">
            <text:p>-3.98</text:p>
          </table:table-cell>
          <table:table-cell table:style-name="ce6" table:formula="of:=[Error.E11]" office:value-type="float" office:value="-15.653559774527">
            <text:p>-15.65</text:p>
          </table:table-cell>
          <table:table-cell table:formula="of:=[Error.F11]" office:value-type="float" office:value="-15.653559774527">
            <text:p>-15.65</text:p>
          </table:table-cell>
          <table:table-cell table:formula="of:=[Error.G11]" office:value-type="float" office:value="-0.521931645167806">
            <text:p>-0.52</text:p>
          </table:table-cell>
          <table:table-cell table:formula="of:=[Error.H11]" office:value-type="float" office:value="-4.17567264036781">
            <text:p>-4.18</text:p>
          </table:table-cell>
          <table:table-cell table:style-name="ce6" table:formula="of:=[Error.I11]" office:value-type="float" office:value="-15.653559774527">
            <text:p>-15.65</text:p>
          </table:table-cell>
          <table:table-cell table:formula="of:=[Error.J11]" office:value-type="float" office:value="-15.653559774527">
            <text:p>-15.65</text:p>
          </table:table-cell>
          <table:table-cell table:style-name="ce6" table:formula="of:=[Error.K11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12]" office:value-type="string" office:string-value="SchwefelDoubleSum2" table:number-columns-spanned="4" table:number-rows-spanned="1">
            <text:p>SchwefelDoubleSum2</text:p>
          </table:table-cell>
          <table:covered-table-cell table:number-columns-repeated="3"/>
          <table:table-cell table:style-name="ce6" table:formula="of:=[Error.B12]" office:value-type="float" office:value="-15.653559774527">
            <text:p>-15.65</text:p>
          </table:table-cell>
          <table:table-cell table:style-name="ce6" table:formula="of:=[Error.C12]" office:value-type="float" office:value="-15.6253113443664">
            <text:p>-15.63</text:p>
          </table:table-cell>
          <table:table-cell table:formula="of:=[Error.D12]" office:value-type="float" office:value="-9.29737458723786">
            <text:p>-9.30</text:p>
          </table:table-cell>
          <table:table-cell table:style-name="ce6" table:formula="of:=[Error.E12]" office:value-type="float" office:value="-15.5849353983804">
            <text:p>-15.58</text:p>
          </table:table-cell>
          <table:table-cell table:formula="of:=[Error.F12]" office:value-type="float" office:value="-15.653559774527">
            <text:p>-15.65</text:p>
          </table:table-cell>
          <table:table-cell table:style-name="ce6" table:formula="of:=[Error.G12]" office:value-type="float" office:value="-15.653559774527">
            <text:p>-15.65</text:p>
          </table:table-cell>
          <table:table-cell table:style-name="ce6" table:formula="of:=[Error.H12]" office:value-type="float" office:value="-15.653559774527">
            <text:p>-15.65</text:p>
          </table:table-cell>
          <table:table-cell table:style-name="ce6" table:formula="of:=[Error.I12]" office:value-type="float" office:value="-15.653559774527">
            <text:p>-15.65</text:p>
          </table:table-cell>
          <table:table-cell table:formula="of:=[Error.J12]" office:value-type="float" office:value="-15.653559774527">
            <text:p>-15.65</text:p>
          </table:table-cell>
          <table:table-cell table:style-name="ce6" table:formula="of:=[Error.K12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13]" office:value-type="string" office:string-value="SchwefelMax2" table:number-columns-spanned="4" table:number-rows-spanned="1">
            <text:p>SchwefelMax2</text:p>
          </table:table-cell>
          <table:covered-table-cell table:number-columns-repeated="3"/>
          <table:table-cell table:style-name="ce6" table:formula="of:=[Error.B13]" office:value-type="float" office:value="-15.653559774527">
            <text:p>-15.65</text:p>
          </table:table-cell>
          <table:table-cell table:style-name="ce6" table:formula="of:=[Error.C13]" office:value-type="float" office:value="-15.322911374376">
            <text:p>-15.32</text:p>
          </table:table-cell>
          <table:table-cell table:formula="of:=[Error.D13]" office:value-type="float" office:value="-2.56489711768188">
            <text:p>-2.56</text:p>
          </table:table-cell>
          <table:table-cell table:style-name="ce6" table:formula="of:=[Error.E13]" office:value-type="float" office:value="-15.5071959014668">
            <text:p>-15.51</text:p>
          </table:table-cell>
          <table:table-cell table:formula="of:=[Error.F13]" office:value-type="float" office:value="-15.653559774527">
            <text:p>-15.65</text:p>
          </table:table-cell>
          <table:table-cell table:style-name="ce6" table:formula="of:=[Error.G13]" office:value-type="float" office:value="-15.653559774527">
            <text:p>-15.65</text:p>
          </table:table-cell>
          <table:table-cell table:style-name="ce6" table:formula="of:=[Error.H13]" office:value-type="float" office:value="-15.6214454140433">
            <text:p>-15.62</text:p>
          </table:table-cell>
          <table:table-cell table:style-name="ce6" table:formula="of:=[Error.I13]" office:value-type="float" office:value="-15.6041547384549">
            <text:p>-15.60</text:p>
          </table:table-cell>
          <table:table-cell table:formula="of:=[Error.J13]" office:value-type="float" office:value="-15.653559774527">
            <text:p>-15.65</text:p>
          </table:table-cell>
          <table:table-cell table:style-name="ce6" table:formula="of:=[Error.K13]" office:value-type="float" office:value="-15.4451817493749">
            <text:p>-15.45</text:p>
          </table:table-cell>
          <table:table-cell table:number-columns-repeated="1008"/>
        </table:table-row>
        <table:table-row table:style-name="ro2">
          <table:table-cell table:formula="of:=[Error.A14]" office:value-type="string" office:string-value="StepFunction2" table:number-columns-spanned="4" table:number-rows-spanned="1">
            <text:p>StepFunction2</text:p>
          </table:table-cell>
          <table:covered-table-cell table:number-columns-repeated="3"/>
          <table:table-cell table:style-name="ce6" table:formula="of:=[Error.B14]" office:value-type="float" office:value="-15.1317744487095">
            <text:p>-15.13</text:p>
          </table:table-cell>
          <table:table-cell table:style-name="ce6" table:formula="of:=[Error.C14]" office:value-type="float" office:value="-15.653559774527">
            <text:p>-15.65</text:p>
          </table:table-cell>
          <table:table-cell table:style-name="ce6" table:formula="of:=[Error.D14]" office:value-type="float" office:value="-15.653559774527">
            <text:p>-15.65</text:p>
          </table:table-cell>
          <table:table-cell table:style-name="ce6" table:formula="of:=[Error.E14]" office:value-type="float" office:value="-15.653559774527">
            <text:p>-15.65</text:p>
          </table:table-cell>
          <table:table-cell table:formula="of:=[Error.F14]" office:value-type="float" office:value="-15.653559774527">
            <text:p>-15.65</text:p>
          </table:table-cell>
          <table:table-cell table:style-name="ce6" table:formula="of:=[Error.G14]" office:value-type="float" office:value="-15.653559774527">
            <text:p>-15.65</text:p>
          </table:table-cell>
          <table:table-cell table:formula="of:=[Error.H14]" office:value-type="float" office:value="0">
            <text:p>0.00</text:p>
          </table:table-cell>
          <table:table-cell table:style-name="ce6" table:formula="of:=[Error.I14]" office:value-type="float" office:value="-15.653559774527">
            <text:p>-15.65</text:p>
          </table:table-cell>
          <table:table-cell table:formula="of:=[Error.J14]" office:value-type="float" office:value="-15.653559774527">
            <text:p>-15.65</text:p>
          </table:table-cell>
          <table:table-cell table:style-name="ce6" table:formula="of:=[Error.K14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15]" office:value-type="string" office:string-value="Weierstrass2" table:number-columns-spanned="4" table:number-rows-spanned="1">
            <text:p>Weierstrass2</text:p>
          </table:table-cell>
          <table:covered-table-cell table:number-columns-repeated="3"/>
          <table:table-cell table:formula="of:=[Error.B15]" office:value-type="float" office:value="-12.4152274212061">
            <text:p>-12.42</text:p>
          </table:table-cell>
          <table:table-cell table:formula="of:=[Error.C15]" office:value-type="float" office:value="-13.7669835242942">
            <text:p>-13.77</text:p>
          </table:table-cell>
          <table:table-cell table:formula="of:=[Error.D15]" office:value-type="float" office:value="-2.27346806187694">
            <text:p>-2.27</text:p>
          </table:table-cell>
          <table:table-cell table:formula="of:=[Error.E15]" office:value-type="float" office:value="-11.7375706404191">
            <text:p>-11.74</text:p>
          </table:table-cell>
          <table:table-cell table:formula="of:=[Error.F15]" office:value-type="float" office:value="-15.5833194422054">
            <text:p>-15.58</text:p>
          </table:table-cell>
          <table:table-cell table:style-name="ce6" table:formula="of:=[Error.G15]" office:value-type="float" office:value="-15.4118448472253">
            <text:p>-15.41</text:p>
          </table:table-cell>
          <table:table-cell table:formula="of:=[Error.H15]" office:value-type="float" office:value="-0.951430391977316">
            <text:p>-0.95</text:p>
          </table:table-cell>
          <table:table-cell table:formula="of:=[Error.I15]" office:value-type="float" office:value="-12.9173316689082">
            <text:p>-12.92</text:p>
          </table:table-cell>
          <table:table-cell table:formula="of:=[Error.J15]" office:value-type="float" office:value="-15.653559774527">
            <text:p>-15.65</text:p>
          </table:table-cell>
          <table:table-cell table:formula="of:=[Error.K15]" office:value-type="float" office:value="-13.0014081960421">
            <text:p>-13.00</text:p>
          </table:table-cell>
          <table:table-cell table:number-columns-repeated="1008"/>
        </table:table-row>
        <table:table-row table:style-name="ro2">
          <table:table-cell table:formula="of:=[Error.A16]" office:value-type="string" office:string-value="Trig2" table:number-columns-spanned="4" table:number-rows-spanned="1">
            <text:p>Trig2</text:p>
          </table:table-cell>
          <table:covered-table-cell table:number-columns-repeated="3"/>
          <table:table-cell table:style-name="ce6" table:formula="of:=[Error.B16]" office:value-type="float" office:value="-15.4789146841819">
            <text:p>-15.48</text:p>
          </table:table-cell>
          <table:table-cell table:style-name="ce6" table:formula="of:=[Error.C16]" office:value-type="float" office:value="-15.4151666046555">
            <text:p>-15.42</text:p>
          </table:table-cell>
          <table:table-cell table:formula="of:=[Error.D16]" office:value-type="float" office:value="-7.62102048473681">
            <text:p>-7.62</text:p>
          </table:table-cell>
          <table:table-cell table:style-name="ce6" table:formula="of:=[Error.E16]" office:value-type="float" office:value="-15.441254269469">
            <text:p>-15.44</text:p>
          </table:table-cell>
          <table:table-cell table:formula="of:=[Error.F16]" office:value-type="float" office:value="-15.3809607562723">
            <text:p>-15.38</text:p>
          </table:table-cell>
          <table:table-cell table:style-name="ce6" table:formula="of:=[Error.G16]" office:value-type="float" office:value="-15.653559774527">
            <text:p>-15.65</text:p>
          </table:table-cell>
          <table:table-cell table:formula="of:=[Error.H16]" office:value-type="float" office:value="-4.27885276824912">
            <text:p>-4.28</text:p>
          </table:table-cell>
          <table:table-cell table:style-name="ce6" table:formula="of:=[Error.I16]" office:value-type="float" office:value="-15.4065593263809">
            <text:p>-15.41</text:p>
          </table:table-cell>
          <table:table-cell table:formula="of:=[Error.J16]" office:value-type="float" office:value="-15.653559774527">
            <text:p>-15.65</text:p>
          </table:table-cell>
          <table:table-cell table:style-name="ce6" table:formula="of:=[Error.K16]" office:value-type="float" office:value="-15.2010312183141">
            <text:p>-15.20</text:p>
          </table:table-cell>
          <table:table-cell table:number-columns-repeated="1008"/>
        </table:table-row>
        <table:table-row table:style-name="ro2">
          <table:table-cell table:formula="of:=[Error.A17]" office:value-type="string" office:string-value="Pinter2" table:number-columns-spanned="4" table:number-rows-spanned="1">
            <text:p>Pinter2</text:p>
          </table:table-cell>
          <table:covered-table-cell table:number-columns-repeated="3"/>
          <table:table-cell table:style-name="ce6" table:formula="of:=[Error.B17]" office:value-type="float" office:value="-15.653559774527">
            <text:p>-15.65</text:p>
          </table:table-cell>
          <table:table-cell table:formula="of:=[Error.C17]" office:value-type="float" office:value="-12.553153980075">
            <text:p>-12.55</text:p>
          </table:table-cell>
          <table:table-cell table:formula="of:=[Error.D17]" office:value-type="float" office:value="-4.20015197290839">
            <text:p>-4.20</text:p>
          </table:table-cell>
          <table:table-cell table:style-name="ce6" table:formula="of:=[Error.E17]" office:value-type="float" office:value="-15.653559774527">
            <text:p>-15.65</text:p>
          </table:table-cell>
          <table:table-cell table:formula="of:=[Error.F17]" office:value-type="float" office:value="-15.653559774527">
            <text:p>-15.65</text:p>
          </table:table-cell>
          <table:table-cell table:formula="of:=[Error.G17]" office:value-type="float" office:value="-5.7749957711889">
            <text:p>-5.77</text:p>
          </table:table-cell>
          <table:table-cell table:style-name="ce6" table:formula="of:=[Error.H17]" office:value-type="float" office:value="-15.1368254754517">
            <text:p>-15.14</text:p>
          </table:table-cell>
          <table:table-cell table:formula="of:=[Error.I17]" office:value-type="float" office:value="-14.6200911763764">
            <text:p>-14.62</text:p>
          </table:table-cell>
          <table:table-cell table:formula="of:=[Error.J17]" office:value-type="float" office:value="-15.653559774527">
            <text:p>-15.65</text:p>
          </table:table-cell>
          <table:table-cell table:style-name="ce6" table:formula="of:=[Error.K17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18]" office:value-type="string" office:string-value="Salomon2" table:number-columns-spanned="4" table:number-rows-spanned="1">
            <text:p>Salomon2</text:p>
          </table:table-cell>
          <table:covered-table-cell table:number-columns-repeated="3"/>
          <table:table-cell table:formula="of:=[Error.B18]" office:value-type="float" office:value="-4.90801956699862">
            <text:p>-4.91</text:p>
          </table:table-cell>
          <table:table-cell table:formula="of:=[Error.C18]" office:value-type="float" office:value="-2.78366785622542">
            <text:p>-2.78</text:p>
          </table:table-cell>
          <table:table-cell table:formula="of:=[Error.D18]" office:value-type="float" office:value="-1.80848076446359">
            <text:p>-1.81</text:p>
          </table:table-cell>
          <table:table-cell table:style-name="ce6" table:formula="of:=[Error.E18]" office:value-type="float" office:value="-15.4689262721468">
            <text:p>-15.47</text:p>
          </table:table-cell>
          <table:table-cell table:formula="of:=[Error.F18]" office:value-type="float" office:value="-15.653559774527">
            <text:p>-15.65</text:p>
          </table:table-cell>
          <table:table-cell table:formula="of:=[Error.G18]" office:value-type="float" office:value="-0.451380895616275">
            <text:p>-0.45</text:p>
          </table:table-cell>
          <table:table-cell table:formula="of:=[Error.H18]" office:value-type="float" office:value="-7.47625331764243">
            <text:p>-7.48</text:p>
          </table:table-cell>
          <table:table-cell table:formula="of:=[Error.I18]" office:value-type="float" office:value="-5.81322818114281">
            <text:p>-5.81</text:p>
          </table:table-cell>
          <table:table-cell table:formula="of:=[Error.J18]" office:value-type="float" office:value="-15.653559774527">
            <text:p>-15.65</text:p>
          </table:table-cell>
          <table:table-cell table:formula="of:=[Error.K18]" office:value-type="float" office:value="-13.0485406043485">
            <text:p>-13.05</text:p>
          </table:table-cell>
          <table:table-cell table:number-columns-repeated="1008"/>
        </table:table-row>
        <table:table-row table:style-name="ro2">
          <table:table-cell table:formula="of:=[Error.A19]" office:value-type="string" office:string-value="SchaeferF62" table:number-columns-spanned="4" table:number-rows-spanned="1">
            <text:p>SchaeferF62</text:p>
          </table:table-cell>
          <table:covered-table-cell table:number-columns-repeated="3"/>
          <table:table-cell table:formula="of:=[Error.B19]" office:value-type="float" office:value="-2.92191940574566">
            <text:p>-2.92</text:p>
          </table:table-cell>
          <table:table-cell table:formula="of:=[Error.C19]" office:value-type="float" office:value="-2.18424833441673">
            <text:p>-2.18</text:p>
          </table:table-cell>
          <table:table-cell table:formula="of:=[Error.D19]" office:value-type="float" office:value="-2.41880314823224">
            <text:p>-2.42</text:p>
          </table:table-cell>
          <table:table-cell table:style-name="ce6" table:formula="of:=[Error.E19]" office:value-type="float" office:value="-15.1418087818983">
            <text:p>-15.14</text:p>
          </table:table-cell>
          <table:table-cell table:formula="of:=[Error.F19]" office:value-type="float" office:value="-15.653559774527">
            <text:p>-15.65</text:p>
          </table:table-cell>
          <table:table-cell table:formula="of:=[Error.G19]" office:value-type="float" office:value="-0.89791808900894">
            <text:p>-0.90</text:p>
          </table:table-cell>
          <table:table-cell table:formula="of:=[Error.H19]" office:value-type="float" office:value="-0.301029995663981">
            <text:p>-0.30</text:p>
          </table:table-cell>
          <table:table-cell table:formula="of:=[Error.I19]" office:value-type="float" office:value="-6.104829497941">
            <text:p>-6.10</text:p>
          </table:table-cell>
          <table:table-cell table:formula="of:=[Error.J19]" office:value-type="float" office:value="-15.653559774527">
            <text:p>-15.65</text:p>
          </table:table-cell>
          <table:table-cell table:formula="of:=[Error.K19]" office:value-type="float" office:value="-8.83303814839415">
            <text:p>-8.83</text:p>
          </table:table-cell>
          <table:table-cell table:number-columns-repeated="1008"/>
        </table:table-row>
        <table:table-row table:style-name="ro2">
          <table:table-cell table:formula="of:=[Error.A20]" office:value-type="string" office:string-value="Ackley6" table:number-columns-spanned="4" table:number-rows-spanned="1">
            <text:p>Ackley6</text:p>
          </table:table-cell>
          <table:covered-table-cell table:number-columns-repeated="3"/>
          <table:table-cell table:formula="of:=[Error.B20]" office:value-type="float" office:value="-0.488451992484234">
            <text:p>-0.49</text:p>
          </table:table-cell>
          <table:table-cell table:formula="of:=[Error.C20]" office:value-type="float" office:value="-14.9202264411937">
            <text:p>-14.92</text:p>
          </table:table-cell>
          <table:table-cell table:formula="of:=[Error.D20]" office:value-type="float" office:value="-1.67566258684756">
            <text:p>-1.68</text:p>
          </table:table-cell>
          <table:table-cell table:formula="of:=[Error.E20]" office:value-type="float" office:value="-10.3574918421689">
            <text:p>-10.36</text:p>
          </table:table-cell>
          <table:table-cell table:style-name="ce5" table:formula="of:=[Error.F20]" office:value-type="float" office:value="-14.853559774527">
            <text:p>-14.85</text:p>
          </table:table-cell>
          <table:table-cell table:formula="of:=[Error.G20]" office:value-type="float" office:value="-0.488451992484234">
            <text:p>-0.49</text:p>
          </table:table-cell>
          <table:table-cell table:formula="of:=[Error.H20]" office:value-type="float" office:value="-0.521785325817567">
            <text:p>-0.52</text:p>
          </table:table-cell>
          <table:table-cell table:style-name="ce6" table:formula="of:=[Error.I20]" office:value-type="float" office:value="-14.953559774527">
            <text:p>-14.95</text:p>
          </table:table-cell>
          <table:table-cell table:style-name="ce5" table:formula="of:=[Error.J20]" office:value-type="float" office:value="0">
            <text:p>0.00</text:p>
          </table:table-cell>
          <table:table-cell table:formula="of:=[Error.K20]" office:value-type="float" office:value="-14.8868931078604">
            <text:p>-14.89</text:p>
          </table:table-cell>
          <table:table-cell table:number-columns-repeated="1008"/>
        </table:table-row>
        <table:table-row table:style-name="ro2">
          <table:table-cell table:formula="of:=[Error.A21]" office:value-type="string" office:string-value="FletcherPowell6" table:number-columns-spanned="4" table:number-rows-spanned="1">
            <text:p>FletcherPowell6</text:p>
          </table:table-cell>
          <table:covered-table-cell table:number-columns-repeated="3"/>
          <table:table-cell table:formula="of:=[Error.B21]" office:value-type="float" office:value="-12.2269687791173">
            <text:p>-12.23</text:p>
          </table:table-cell>
          <table:table-cell table:formula="of:=[Error.C21]" office:value-type="float" office:value="-12.2201397502058">
            <text:p>-12.22</text:p>
          </table:table-cell>
          <table:table-cell table:formula="of:=[Error.D21]" office:value-type="float" office:value="-0.243379635709299">
            <text:p>-0.24</text:p>
          </table:table-cell>
          <table:table-cell table:formula="of:=[Error.E21]" office:value-type="float" office:value="-12.1450042112285">
            <text:p>-12.15</text:p>
          </table:table-cell>
          <table:table-cell table:formula="of:=[Error.F21]" office:value-type="float" office:value="-14.0045218825202">
            <text:p>-14.00</text:p>
          </table:table-cell>
          <table:table-cell table:formula="of:=[Error.G21]" office:value-type="float" office:value="-9.91392119053378">
            <text:p>-9.91</text:p>
          </table:table-cell>
          <table:table-cell table:formula="of:=[Error.H21]" office:value-type="float" office:value="0">
            <text:p>0.00</text:p>
          </table:table-cell>
          <table:table-cell table:formula="of:=[Error.I21]" office:value-type="float" office:value="-12.7095733017456">
            <text:p>-12.71</text:p>
          </table:table-cell>
          <table:table-cell table:style-name="ce5" table:formula="of:=[Error.J21]" office:value-type="float" office:value="-12.5728118975442">
            <text:p>-12.57</text:p>
          </table:table-cell>
          <table:table-cell table:formula="of:=[Error.K21]" office:value-type="float" office:value="-14.1595682358746">
            <text:p>-14.16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22]" office:value-type="string" office:string-value="Griewank6" table:number-columns-spanned="4" table:number-rows-spanned="1">
            <text:p>Griewank6</text:p>
          </table:table-cell>
          <table:covered-table-cell table:number-columns-repeated="3"/>
          <table:table-cell table:formula="of:=[Error.B22]" office:value-type="float" office:value="-0.261540590146383">
            <text:p>-0.26</text:p>
          </table:table-cell>
          <table:table-cell table:formula="of:=[Error.C22]" office:value-type="float" office:value="-1.61629701228042">
            <text:p>-1.62</text:p>
          </table:table-cell>
          <table:table-cell table:formula="of:=[Error.D22]" office:value-type="float" office:value="-1.43005195863446">
            <text:p>-1.43</text:p>
          </table:table-cell>
          <table:table-cell table:formula="of:=[Error.E22]" office:value-type="float" office:value="-0.738185575926888">
            <text:p>-0.74</text:p>
          </table:table-cell>
          <table:table-cell table:formula="of:=[Error.F22]" office:value-type="float" office:value="-15.653559774527">
            <text:p>-15.65</text:p>
          </table:table-cell>
          <table:table-cell table:formula="of:=[Error.G22]" office:value-type="float" office:value="-0.462333101303096">
            <text:p>-0.46</text:p>
          </table:table-cell>
          <table:table-cell table:formula="of:=[Error.H22]" office:value-type="float" office:value="-0.319615485660627">
            <text:p>-0.32</text:p>
          </table:table-cell>
          <table:table-cell table:formula="of:=[Error.I22]" office:value-type="float" office:value="-2.51302899241793">
            <text:p>-2.51</text:p>
          </table:table-cell>
          <table:table-cell table:formula="of:=[Error.J22]" office:value-type="float" office:value="-15.653559774527">
            <text:p>-15.65</text:p>
          </table:table-cell>
          <table:table-cell table:formula="of:=[Error.K22]" office:value-type="float" office:value="-1.70764997123074">
            <text:p>-1.71</text:p>
          </table:table-cell>
          <table:table-cell table:number-columns-repeated="1008"/>
        </table:table-row>
        <table:table-row table:style-name="ro2">
          <table:table-cell table:formula="of:=[Error.A23]" office:value-type="string" office:string-value="Rastrigin6" table:number-columns-spanned="4" table:number-rows-spanned="1">
            <text:p>Rastrigin6</text:p>
          </table:table-cell>
          <table:covered-table-cell table:number-columns-repeated="3"/>
          <table:table-cell table:formula="of:=[Error.B23]" office:value-type="float" office:value="0">
            <text:p>0.00</text:p>
          </table:table-cell>
          <table:table-cell table:style-name="ce6" table:formula="of:=[Error.C23]" office:value-type="float" office:value="-15.653559774527">
            <text:p>-15.65</text:p>
          </table:table-cell>
          <table:table-cell table:formula="of:=[Error.D23]" office:value-type="float" office:value="-2.69663427656983">
            <text:p>-2.70</text:p>
          </table:table-cell>
          <table:table-cell table:formula="of:=[Error.E23]" office:value-type="float" office:value="0">
            <text:p>0.00</text:p>
          </table:table-cell>
          <table:table-cell table:formula="of:=[Error.F23]" office:value-type="float" office:value="-15.653559774527">
            <text:p>-15.65</text:p>
          </table:table-cell>
          <table:table-cell table:formula="of:=[Error.G23]" office:value-type="float" office:value="0">
            <text:p>0.00</text:p>
          </table:table-cell>
          <table:table-cell table:formula="of:=[Error.H23]" office:value-type="float" office:value="0">
            <text:p>0.00</text:p>
          </table:table-cell>
          <table:table-cell table:style-name="ce6" table:formula="of:=[Error.I23]" office:value-type="float" office:value="-15.653559774527">
            <text:p>-15.65</text:p>
          </table:table-cell>
          <table:table-cell table:formula="of:=[Error.J23]" office:value-type="float" office:value="-15.653559774527">
            <text:p>-15.65</text:p>
          </table:table-cell>
          <table:table-cell table:style-name="ce6" table:formula="of:=[Error.K23]" office:value-type="float" office:value="-15.653559774527">
            <text:p>-15.65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24]" office:value-type="string" office:string-value="SchwefelDoubleSum6" table:number-columns-spanned="4" table:number-rows-spanned="1">
            <text:p>SchwefelDoubleSum6</text:p>
          </table:table-cell>
          <table:covered-table-cell table:number-columns-repeated="3"/>
          <table:table-cell table:style-name="ce6" table:formula="of:=[Error.B24]" office:value-type="float" office:value="-15.653559774527">
            <text:p>-15.65</text:p>
          </table:table-cell>
          <table:table-cell table:style-name="ce6" table:formula="of:=[Error.C24]" office:value-type="float" office:value="-15.653559774527">
            <text:p>-15.65</text:p>
          </table:table-cell>
          <table:table-cell table:formula="of:=[Error.D24]" office:value-type="float" office:value="-2.75271308464922">
            <text:p>-2.75</text:p>
          </table:table-cell>
          <table:table-cell table:style-name="ce6" table:formula="of:=[Error.E24]" office:value-type="float" office:value="-15.653559774527">
            <text:p>-15.65</text:p>
          </table:table-cell>
          <table:table-cell table:formula="of:=[Error.F24]" office:value-type="float" office:value="-15.653559774527">
            <text:p>-15.65</text:p>
          </table:table-cell>
          <table:table-cell table:style-name="ce6" table:formula="of:=[Error.G24]" office:value-type="float" office:value="-15.653559774527">
            <text:p>-15.65</text:p>
          </table:table-cell>
          <table:table-cell table:style-name="ce6" table:formula="of:=[Error.H24]" office:value-type="float" office:value="-15.5842813208376">
            <text:p>-15.58</text:p>
          </table:table-cell>
          <table:table-cell table:style-name="ce6" table:formula="of:=[Error.I24]" office:value-type="float" office:value="-15.653559774527">
            <text:p>-15.65</text:p>
          </table:table-cell>
          <table:table-cell table:formula="of:=[Error.J24]" office:value-type="float" office:value="-15.653559774527">
            <text:p>-15.65</text:p>
          </table:table-cell>
          <table:table-cell table:style-name="ce6" table:formula="of:=[Error.K24]" office:value-type="float" office:value="-15.643154769707">
            <text:p>-15.64</text:p>
          </table:table-cell>
          <table:table-cell table:style-name="ce9"/>
          <table:table-cell table:number-columns-repeated="1007"/>
        </table:table-row>
        <table:table-row table:style-name="ro2">
          <table:table-cell table:formula="of:=[Error.A25]" office:value-type="string" office:string-value="SchwefelMax6" table:number-columns-spanned="4" table:number-rows-spanned="1">
            <text:p>SchwefelMax6</text:p>
          </table:table-cell>
          <table:covered-table-cell table:number-columns-repeated="3"/>
          <table:table-cell table:style-name="ce6" table:formula="of:=[Error.B25]" office:value-type="float" office:value="-15.5881708118995">
            <text:p>-15.59</text:p>
          </table:table-cell>
          <table:table-cell table:style-name="ce6" table:formula="of:=[Error.C25]" office:value-type="float" office:value="-15.653559774527">
            <text:p>-15.65</text:p>
          </table:table-cell>
          <table:table-cell table:formula="of:=[Error.D25]" office:value-type="float" office:value="-0.653478471039723">
            <text:p>-0.65</text:p>
          </table:table-cell>
          <table:table-cell table:style-name="ce6" table:formula="of:=[Error.E25]" office:value-type="float" office:value="-15.653559774527">
            <text:p>-15.65</text:p>
          </table:table-cell>
          <table:table-cell table:formula="of:=[Error.F25]" office:value-type="float" office:value="-15.653559774527">
            <text:p>-15.65</text:p>
          </table:table-cell>
          <table:table-cell table:style-name="ce6" table:formula="of:=[Error.G25]" office:value-type="float" office:value="-15.653559774527">
            <text:p>-15.65</text:p>
          </table:table-cell>
          <table:table-cell table:style-name="ce6" table:formula="of:=[Error.H25]" office:value-type="float" office:value="-15.6162356958049">
            <text:p>-15.62</text:p>
          </table:table-cell>
          <table:table-cell table:style-name="ce6" table:formula="of:=[Error.I25]" office:value-type="float" office:value="-15.5738132233949">
            <text:p>-15.57</text:p>
          </table:table-cell>
          <table:table-cell table:formula="of:=[Error.J25]" office:value-type="float" office:value="-15.653559774527">
            <text:p>-15.65</text:p>
          </table:table-cell>
          <table:table-cell table:style-name="ce6" table:formula="of:=[Error.K25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26]" office:value-type="string" office:string-value="StepFunction6" table:number-columns-spanned="4" table:number-rows-spanned="1">
            <text:p>StepFunction6</text:p>
          </table:table-cell>
          <table:covered-table-cell table:number-columns-repeated="3"/>
          <table:table-cell table:formula="of:=[Error.B26]" office:value-type="float" office:value="0">
            <text:p>0.00</text:p>
          </table:table-cell>
          <table:table-cell table:style-name="ce6" table:formula="of:=[Error.C26]" office:value-type="float" office:value="-15.653559774527">
            <text:p>-15.65</text:p>
          </table:table-cell>
          <table:table-cell table:style-name="ce6" table:formula="of:=[Error.D26]" office:value-type="float" office:value="-15.653559774527">
            <text:p>-15.65</text:p>
          </table:table-cell>
          <table:table-cell table:style-name="ce6" table:formula="of:=[Error.E26]" office:value-type="float" office:value="-15.653559774527">
            <text:p>-15.65</text:p>
          </table:table-cell>
          <table:table-cell table:formula="of:=[Error.F26]" office:value-type="float" office:value="-15.653559774527">
            <text:p>-15.65</text:p>
          </table:table-cell>
          <table:table-cell table:style-name="ce6" table:formula="of:=[Error.G26]" office:value-type="float" office:value="-15.653559774527">
            <text:p>-15.65</text:p>
          </table:table-cell>
          <table:table-cell table:formula="of:=[Error.H26]" office:value-type="float" office:value="0">
            <text:p>0.00</text:p>
          </table:table-cell>
          <table:table-cell table:style-name="ce6" table:formula="of:=[Error.I26]" office:value-type="float" office:value="-15.653559774527">
            <text:p>-15.65</text:p>
          </table:table-cell>
          <table:table-cell table:formula="of:=[Error.J26]" office:value-type="float" office:value="-15.653559774527">
            <text:p>-15.65</text:p>
          </table:table-cell>
          <table:table-cell table:style-name="ce6" table:formula="of:=[Error.K26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27]" office:value-type="string" office:string-value="Weierstrass6" table:number-columns-spanned="4" table:number-rows-spanned="1">
            <text:p>Weierstrass6</text:p>
          </table:table-cell>
          <table:covered-table-cell table:number-columns-repeated="3"/>
          <table:table-cell table:formula="of:=[Error.B27]" office:value-type="float" office:value="-0.921041487044779">
            <text:p>-0.92</text:p>
          </table:table-cell>
          <table:table-cell table:formula="of:=[Error.C27]" office:value-type="float" office:value="-5.02632405387842">
            <text:p>-5.03</text:p>
          </table:table-cell>
          <table:table-cell table:formula="of:=[Error.D27]" office:value-type="float" office:value="-1.49087256807086">
            <text:p>-1.49</text:p>
          </table:table-cell>
          <table:table-cell table:formula="of:=[Error.E27]" office:value-type="float" office:value="-3.55228470457679">
            <text:p>-3.55</text:p>
          </table:table-cell>
          <table:table-cell table:style-name="ce5" table:formula="of:=[Error.F27]" office:value-type="float" office:value="-3.32288478285344">
            <text:p>-3.32</text:p>
          </table:table-cell>
          <table:table-cell table:formula="of:=[Error.G27]" office:value-type="float" office:value="-3.77150152058937">
            <text:p>-3.77</text:p>
          </table:table-cell>
          <table:table-cell table:formula="of:=[Error.H27]" office:value-type="float" office:value="-0.521785325817567">
            <text:p>-0.52</text:p>
          </table:table-cell>
          <table:table-cell table:formula="of:=[Error.I27]" office:value-type="float" office:value="-4.33694981451014">
            <text:p>-4.34</text:p>
          </table:table-cell>
          <table:table-cell table:style-name="ce5" table:formula="of:=[Error.J27]" office:value-type="float" office:value="-2.30322094703964">
            <text:p>-2.30</text:p>
          </table:table-cell>
          <table:table-cell table:style-name="ce6" table:formula="of:=[Error.K27]" office:value-type="float" office:value="-4.96422440993416">
            <text:p>-4.96</text:p>
          </table:table-cell>
          <table:table-cell table:number-columns-repeated="1008"/>
        </table:table-row>
        <table:table-row table:style-name="ro2">
          <table:table-cell table:formula="of:=[Error.A28]" office:value-type="string" office:string-value="Trig6" table:number-columns-spanned="4" table:number-rows-spanned="1">
            <text:p>Trig6</text:p>
          </table:table-cell>
          <table:covered-table-cell table:number-columns-repeated="3"/>
          <table:table-cell table:formula="of:=[Error.B28]" office:value-type="float" office:value="-9.89464831320242">
            <text:p>-9.89</text:p>
          </table:table-cell>
          <table:table-cell table:formula="of:=[Error.C28]" office:value-type="float" office:value="-8.52387252967709">
            <text:p>-8.52</text:p>
          </table:table-cell>
          <table:table-cell table:formula="of:=[Error.D28]" office:value-type="float" office:value="-4.79046264246258">
            <text:p>-4.79</text:p>
          </table:table-cell>
          <table:table-cell table:formula="of:=[Error.E28]" office:value-type="float" office:value="-9.82708148557976">
            <text:p>-9.83</text:p>
          </table:table-cell>
          <table:table-cell table:style-name="ce5" table:formula="of:=[Error.F28]" office:value-type="float" office:value="-12.5569458355919">
            <text:p>-12.56</text:p>
          </table:table-cell>
          <table:table-cell table:formula="of:=[Error.G28]" office:value-type="float" office:value="-14.4444082306445">
            <text:p>-14.44</text:p>
          </table:table-cell>
          <table:table-cell table:formula="of:=[Error.H28]" office:value-type="float" office:value="-0.446531680840969">
            <text:p>-0.45</text:p>
          </table:table-cell>
          <table:table-cell table:formula="of:=[Error.I28]" office:value-type="float" office:value="-10.0849559128694">
            <text:p>-10.08</text:p>
          </table:table-cell>
          <table:table-cell table:style-name="ce5" table:formula="of:=[Error.J28]" office:value-type="float" office:value="-9.46552947690622">
            <text:p>-9.47</text:p>
          </table:table-cell>
          <table:table-cell table:style-name="ce6" table:formula="of:=[Error.K28]" office:value-type="float" office:value="-14.765499905633">
            <text:p>-14.77</text:p>
          </table:table-cell>
          <table:table-cell table:number-columns-repeated="1008"/>
        </table:table-row>
        <table:table-row table:style-name="ro2">
          <table:table-cell table:formula="of:=[Error.A29]" office:value-type="string" office:string-value="Pinter6" table:number-columns-spanned="4" table:number-rows-spanned="1">
            <text:p>Pinter6</text:p>
          </table:table-cell>
          <table:covered-table-cell table:number-columns-repeated="3"/>
          <table:table-cell table:formula="of:=[Error.B29]" office:value-type="float" office:value="-0.0224479787383918">
            <text:p>-0.02</text:p>
          </table:table-cell>
          <table:table-cell table:formula="of:=[Error.C29]" office:value-type="float" office:value="-4.75218787920409">
            <text:p>-4.75</text:p>
          </table:table-cell>
          <table:table-cell table:formula="of:=[Error.D29]" office:value-type="float" office:value="-1.46847737573178">
            <text:p>-1.47</text:p>
          </table:table-cell>
          <table:table-cell table:formula="of:=[Error.E29]" office:value-type="float" office:value="-7.32744254018434">
            <text:p>-7.33</text:p>
          </table:table-cell>
          <table:table-cell table:formula="of:=[Error.F29]" office:value-type="float" office:value="-15.653559774527">
            <text:p>-15.65</text:p>
          </table:table-cell>
          <table:table-cell table:formula="of:=[Error.G29]" office:value-type="float" office:value="0">
            <text:p>0.00</text:p>
          </table:table-cell>
          <table:table-cell table:formula="of:=[Error.H29]" office:value-type="float" office:value="0">
            <text:p>0.00</text:p>
          </table:table-cell>
          <table:table-cell table:formula="of:=[Error.I29]" office:value-type="float" office:value="-4.88528132150944">
            <text:p>-4.89</text:p>
          </table:table-cell>
          <table:table-cell table:formula="of:=[Error.J29]" office:value-type="float" office:value="-15.653559774527">
            <text:p>-15.65</text:p>
          </table:table-cell>
          <table:table-cell table:style-name="ce6" table:formula="of:=[Error.K29]" office:value-type="float" office:value="-15.1429984380787">
            <text:p>-15.14</text:p>
          </table:table-cell>
          <table:table-cell table:number-columns-repeated="1008"/>
        </table:table-row>
        <table:table-row table:style-name="ro2">
          <table:table-cell table:formula="of:=[Error.A30]" office:value-type="string" office:string-value="Salomon6" table:number-columns-spanned="4" table:number-rows-spanned="1">
            <text:p>Salomon6</text:p>
          </table:table-cell>
          <table:covered-table-cell table:number-columns-repeated="3"/>
          <table:table-cell table:style-name="ce6" table:formula="of:=[Error.B30]" office:value-type="float" office:value="-1.13666489247712">
            <text:p>-1.14</text:p>
          </table:table-cell>
          <table:table-cell table:formula="of:=[Error.C30]" office:value-type="float" office:value="-0.489328438199468">
            <text:p>-0.49</text:p>
          </table:table-cell>
          <table:table-cell table:formula="of:=[Error.D30]" office:value-type="float" office:value="-0.644655347431441">
            <text:p>-0.64</text:p>
          </table:table-cell>
          <table:table-cell table:formula="of:=[Error.E30]" office:value-type="float" office:value="-1.00055040062465">
            <text:p>-1.00</text:p>
          </table:table-cell>
          <table:table-cell table:style-name="ce5" table:formula="of:=[Error.F30]" office:value-type="float" office:value="-1.00055040062465">
            <text:p>-1.00</text:p>
          </table:table-cell>
          <table:table-cell table:formula="of:=[Error.G30]" office:value-type="float" office:value="-0.694284328323205">
            <text:p>-0.69</text:p>
          </table:table-cell>
          <table:table-cell table:formula="of:=[Error.H30]" office:value-type="float" office:value="-0.684100130079522">
            <text:p>-0.68</text:p>
          </table:table-cell>
          <table:table-cell table:formula="of:=[Error.I30]" office:value-type="float" office:value="-0.586165888425929">
            <text:p>-0.59</text:p>
          </table:table-cell>
          <table:table-cell table:style-name="ce5" table:formula="of:=[Error.J30]" office:value-type="float" office:value="-1.00055040062465">
            <text:p>-1.00</text:p>
          </table:table-cell>
          <table:table-cell table:formula="of:=[Error.K30]" office:value-type="float" office:value="-0.900115306234754">
            <text:p>-0.90</text:p>
          </table:table-cell>
          <table:table-cell table:number-columns-repeated="1008"/>
        </table:table-row>
        <table:table-row table:style-name="ro2">
          <table:table-cell table:formula="of:=[Error.A31]" office:value-type="string" office:string-value="SchaeferF66" table:number-columns-spanned="4" table:number-rows-spanned="1">
            <text:p>SchaeferF66</text:p>
          </table:table-cell>
          <table:covered-table-cell table:number-columns-repeated="3"/>
          <table:table-cell table:formula="of:=[Error.B31]" office:value-type="float" office:value="-0.0254783651441507">
            <text:p>-0.03</text:p>
          </table:table-cell>
          <table:table-cell table:formula="of:=[Error.C31]" office:value-type="float" office:value="-2.55356587663969">
            <text:p>-2.55</text:p>
          </table:table-cell>
          <table:table-cell table:formula="of:=[Error.D31]" office:value-type="float" office:value="-1.96780539475065">
            <text:p>-1.97</text:p>
          </table:table-cell>
          <table:table-cell table:formula="of:=[Error.E31]" office:value-type="float" office:value="-0.0882622867771053">
            <text:p>-0.09</text:p>
          </table:table-cell>
          <table:table-cell table:style-name="ce5" table:formula="of:=[Error.F31]" office:value-type="float" office:value="-2.27694236001924">
            <text:p>-2.28</text:p>
          </table:table-cell>
          <table:table-cell table:formula="of:=[Error.G31]" office:value-type="float" office:value="0">
            <text:p>0.00</text:p>
          </table:table-cell>
          <table:table-cell table:formula="of:=[Error.H31]" office:value-type="float" office:value="-0.521785325817567">
            <text:p>-0.52</text:p>
          </table:table-cell>
          <table:table-cell table:style-name="ce6" table:formula="of:=[Error.I31]" office:value-type="float" office:value="-4.98913797692216">
            <text:p>-4.99</text:p>
          </table:table-cell>
          <table:table-cell table:style-name="ce5" table:formula="of:=[Error.J31]" office:value-type="float" office:value="-0.0200686663775987">
            <text:p>-0.02</text:p>
          </table:table-cell>
          <table:table-cell table:formula="of:=[Error.K31]" office:value-type="float" office:value="-1.31382717114587">
            <text:p>-1.31</text:p>
          </table:table-cell>
          <table:table-cell table:number-columns-repeated="1008"/>
        </table:table-row>
        <table:table-row table:style-name="ro2">
          <table:table-cell table:formula="of:=[Error.A32]" office:value-type="string" office:string-value="Ackley10" table:number-columns-spanned="4" table:number-rows-spanned="1">
            <text:p>Ackley10</text:p>
          </table:table-cell>
          <table:covered-table-cell table:number-columns-repeated="3"/>
          <table:table-cell table:formula="of:=[Error.B32]" office:value-type="float" office:value="0">
            <text:p>0.00</text:p>
          </table:table-cell>
          <table:table-cell table:formula="of:=[Error.C32]" office:value-type="float" office:value="-13.254870463741">
            <text:p>-13.25</text:p>
          </table:table-cell>
          <table:table-cell table:formula="of:=[Error.D32]" office:value-type="float" office:value="-1.41268420580501">
            <text:p>-1.41</text:p>
          </table:table-cell>
          <table:table-cell table:formula="of:=[Error.E32]" office:value-type="float" office:value="0">
            <text:p>0.00</text:p>
          </table:table-cell>
          <table:table-cell table:style-name="ce5" table:formula="of:=[Error.F32]" office:value-type="float" office:value="-14.653559774527">
            <text:p>-14.65</text:p>
          </table:table-cell>
          <table:table-cell table:formula="of:=[Error.G32]" office:value-type="float" office:value="0">
            <text:p>0.00</text:p>
          </table:table-cell>
          <table:table-cell table:formula="of:=[Error.H32]" office:value-type="float" office:value="0">
            <text:p>0.00</text:p>
          </table:table-cell>
          <table:table-cell table:style-name="ce6" table:formula="of:=[Error.I32]" office:value-type="float" office:value="-14.7001577748161">
            <text:p>-14.70</text:p>
          </table:table-cell>
          <table:table-cell table:style-name="ce5" table:formula="of:=[Error.J32]" office:value-type="float" office:value="0">
            <text:p>0.00</text:p>
          </table:table-cell>
          <table:table-cell table:formula="of:=[Error.K32]" office:value-type="float" office:value="-14.1984411153761">
            <text:p>-14.20</text:p>
          </table:table-cell>
          <table:table-cell table:number-columns-repeated="1008"/>
        </table:table-row>
        <table:table-row table:style-name="ro2">
          <table:table-cell table:formula="of:=[Error.A33]" office:value-type="string" office:string-value="FletcherPowell10" table:number-columns-spanned="4" table:number-rows-spanned="1">
            <text:p>FletcherPowell10</text:p>
          </table:table-cell>
          <table:covered-table-cell table:number-columns-repeated="3"/>
          <table:table-cell table:formula="of:=[Error.B33]" office:value-type="float" office:value="-3.68421119860389">
            <text:p>-3.68</text:p>
          </table:table-cell>
          <table:table-cell table:formula="of:=[Error.C33]" office:value-type="float" office:value="-3.67084865994761">
            <text:p>-3.67</text:p>
          </table:table-cell>
          <table:table-cell table:formula="of:=[Error.D33]" office:value-type="float" office:value="0">
            <text:p>0.00</text:p>
          </table:table-cell>
          <table:table-cell table:formula="of:=[Error.E33]" office:value-type="float" office:value="-3.82111418460448">
            <text:p>-3.82</text:p>
          </table:table-cell>
          <table:table-cell table:style-name="ce5" table:formula="of:=[Error.F33]" office:value-type="float" office:value="-0.461114062686787">
            <text:p>-0.46</text:p>
          </table:table-cell>
          <table:table-cell table:style-name="ce6" table:formula="of:=[Error.G33]" office:value-type="float" office:value="-5.32267182899888">
            <text:p>-5.32</text:p>
          </table:table-cell>
          <table:table-cell table:formula="of:=[Error.H33]" office:value-type="float" office:value="0">
            <text:p>0.00</text:p>
          </table:table-cell>
          <table:table-cell table:formula="of:=[Error.I33]" office:value-type="float" office:value="-3.20233177307195">
            <text:p>-3.20</text:p>
          </table:table-cell>
          <table:table-cell table:style-name="ce5" table:formula="of:=[Error.J33]" office:value-type="float" office:value="-2.29205671107313">
            <text:p>-2.29</text:p>
          </table:table-cell>
          <table:table-cell table:formula="of:=[Error.K33]" office:value-type="float" office:value="-1.36735478401232">
            <text:p>-1.37</text:p>
          </table:table-cell>
          <table:table-cell table:number-columns-repeated="1008"/>
        </table:table-row>
        <table:table-row table:style-name="ro2">
          <table:table-cell table:formula="of:=[Error.A34]" office:value-type="string" office:string-value="Griewank10" table:number-columns-spanned="4" table:number-rows-spanned="1">
            <text:p>Griewank10</text:p>
          </table:table-cell>
          <table:covered-table-cell table:number-columns-repeated="3"/>
          <table:table-cell table:formula="of:=[Error.B34]" office:value-type="float" office:value="-2.88140484256879">
            <text:p>-2.88</text:p>
          </table:table-cell>
          <table:table-cell table:formula="of:=[Error.C34]" office:value-type="float" office:value="-2.70842610349007">
            <text:p>-2.71</text:p>
          </table:table-cell>
          <table:table-cell table:formula="of:=[Error.D34]" office:value-type="float" office:value="-0.996621467657374">
            <text:p>-1.00</text:p>
          </table:table-cell>
          <table:table-cell table:formula="of:=[Error.E34]" office:value-type="float" office:value="-0.413949446740931">
            <text:p>-0.41</text:p>
          </table:table-cell>
          <table:table-cell table:formula="of:=[Error.F34]" office:value-type="float" office:value="-15.653559774527">
            <text:p>-15.65</text:p>
          </table:table-cell>
          <table:table-cell table:formula="of:=[Error.G34]" office:value-type="float" office:value="-0.725384437868007">
            <text:p>-0.73</text:p>
          </table:table-cell>
          <table:table-cell table:formula="of:=[Error.H34]" office:value-type="float" office:value="-0.449982765296781">
            <text:p>-0.45</text:p>
          </table:table-cell>
          <table:table-cell table:formula="of:=[Error.I34]" office:value-type="float" office:value="-1.17147594408633">
            <text:p>-1.17</text:p>
          </table:table-cell>
          <table:table-cell table:formula="of:=[Error.J34]" office:value-type="float" office:value="-15.653559774527">
            <text:p>-15.65</text:p>
          </table:table-cell>
          <table:table-cell table:formula="of:=[Error.K34]" office:value-type="float" office:value="-2.46433445659594">
            <text:p>-2.46</text:p>
          </table:table-cell>
          <table:table-cell table:number-columns-repeated="1008"/>
        </table:table-row>
        <table:table-row table:style-name="ro2">
          <table:table-cell table:formula="of:=[Error.A35]" office:value-type="string" office:string-value="Rastrigin10" table:number-columns-spanned="4" table:number-rows-spanned="1">
            <text:p>Rastrigin10</text:p>
          </table:table-cell>
          <table:covered-table-cell table:number-columns-repeated="3"/>
          <table:table-cell table:formula="of:=[Error.B35]" office:value-type="float" office:value="0">
            <text:p>0.00</text:p>
          </table:table-cell>
          <table:table-cell table:formula="of:=[Error.C35]" office:value-type="float" office:value="-15.653559774527">
            <text:p>-15.65</text:p>
          </table:table-cell>
          <table:table-cell table:formula="of:=[Error.D35]" office:value-type="float" office:value="-1.6898121365341">
            <text:p>-1.69</text:p>
          </table:table-cell>
          <table:table-cell table:formula="of:=[Error.E35]" office:value-type="float" office:value="0">
            <text:p>0.00</text:p>
          </table:table-cell>
          <table:table-cell table:formula="of:=[Error.F35]" office:value-type="float" office:value="-15.653559774527">
            <text:p>-15.65</text:p>
          </table:table-cell>
          <table:table-cell table:formula="of:=[Error.G35]" office:value-type="float" office:value="0">
            <text:p>0.00</text:p>
          </table:table-cell>
          <table:table-cell table:formula="of:=[Error.H35]" office:value-type="float" office:value="0">
            <text:p>0.00</text:p>
          </table:table-cell>
          <table:table-cell table:style-name="ce6" table:formula="of:=[Error.I35]" office:value-type="float" office:value="-15.653559774527">
            <text:p>-15.65</text:p>
          </table:table-cell>
          <table:table-cell table:formula="of:=[Error.J35]" office:value-type="float" office:value="-15.653559774527">
            <text:p>-15.65</text:p>
          </table:table-cell>
          <table:table-cell table:style-name="ce6" table:formula="of:=[Error.K35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36]" office:value-type="string" office:string-value="SchwefelDoubleSum10" table:number-columns-spanned="4" table:number-rows-spanned="1">
            <text:p>SchwefelDoubleSum10</text:p>
          </table:table-cell>
          <table:covered-table-cell table:number-columns-repeated="3"/>
          <table:table-cell table:formula="of:=[Error.B36]" office:value-type="float" office:value="-14.7217718130531">
            <text:p>-14.72</text:p>
          </table:table-cell>
          <table:table-cell table:formula="of:=[Error.C36]" office:value-type="float" office:value="-14.6508998584916">
            <text:p>-14.65</text:p>
          </table:table-cell>
          <table:table-cell table:formula="of:=[Error.D36]" office:value-type="float" office:value="-0.227011876323987">
            <text:p>-0.23</text:p>
          </table:table-cell>
          <table:table-cell table:formula="of:=[Error.E36]" office:value-type="float" office:value="-15.2368910232272">
            <text:p>-15.24</text:p>
          </table:table-cell>
          <table:table-cell table:formula="of:=[Error.F36]" office:value-type="float" office:value="-15.1514456468954">
            <text:p>-15.15</text:p>
          </table:table-cell>
          <table:table-cell table:style-name="ce6" table:formula="of:=[Error.G36]" office:value-type="float" office:value="-15.653559774527">
            <text:p>-15.65</text:p>
          </table:table-cell>
          <table:table-cell table:formula="of:=[Error.H36]" office:value-type="float" office:value="-14.7896338964598">
            <text:p>-14.79</text:p>
          </table:table-cell>
          <table:table-cell table:formula="of:=[Error.I36]" office:value-type="float" office:value="-14.6570186013945">
            <text:p>-14.66</text:p>
          </table:table-cell>
          <table:table-cell table:formula="of:=[Error.J36]" office:value-type="float" office:value="-15.653559774527">
            <text:p>-15.65</text:p>
          </table:table-cell>
          <table:table-cell table:formula="of:=[Error.K36]" office:value-type="float" office:value="-14.9244910799783">
            <text:p>-14.92</text:p>
          </table:table-cell>
          <table:table-cell table:number-columns-repeated="1008"/>
        </table:table-row>
        <table:table-row table:style-name="ro2">
          <table:table-cell table:formula="of:=[Error.A37]" office:value-type="string" office:string-value="SchwefelMax10" table:number-columns-spanned="4" table:number-rows-spanned="1">
            <text:p>SchwefelMax10</text:p>
          </table:table-cell>
          <table:covered-table-cell table:number-columns-repeated="3"/>
          <table:table-cell table:style-name="ce6" table:formula="of:=[Error.B37]" office:value-type="float" office:value="-15.6414217731235">
            <text:p>-15.64</text:p>
          </table:table-cell>
          <table:table-cell table:formula="of:=[Error.C37]" office:value-type="float" office:value="-15.4957443229939">
            <text:p>-15.50</text:p>
          </table:table-cell>
          <table:table-cell table:formula="of:=[Error.D37]" office:value-type="float" office:value="-0.302615925524276">
            <text:p>-0.30</text:p>
          </table:table-cell>
          <table:table-cell table:style-name="ce6" table:formula="of:=[Error.E37]" office:value-type="float" office:value="-15.653559774527">
            <text:p>-15.65</text:p>
          </table:table-cell>
          <table:table-cell table:formula="of:=[Error.F37]" office:value-type="float" office:value="-15.4824533640347">
            <text:p>-15.48</text:p>
          </table:table-cell>
          <table:table-cell table:style-name="ce6" table:formula="of:=[Error.G37]" office:value-type="float" office:value="-15.5776027080665">
            <text:p>-15.58</text:p>
          </table:table-cell>
          <table:table-cell table:style-name="ce6" table:formula="of:=[Error.H37]" office:value-type="float" office:value="-15.653559774527">
            <text:p>-15.65</text:p>
          </table:table-cell>
          <table:table-cell table:style-name="ce6" table:formula="of:=[Error.I37]" office:value-type="float" office:value="-15.653559774527">
            <text:p>-15.65</text:p>
          </table:table-cell>
          <table:table-cell table:formula="of:=[Error.J37]" office:value-type="float" office:value="-15.653559774527">
            <text:p>-15.65</text:p>
          </table:table-cell>
          <table:table-cell table:style-name="ce6" table:formula="of:=[Error.K37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38]" office:value-type="string" office:string-value="StepFunction10" table:number-columns-spanned="4" table:number-rows-spanned="1">
            <text:p>StepFunction10</text:p>
          </table:table-cell>
          <table:covered-table-cell table:number-columns-repeated="3"/>
          <table:table-cell table:formula="of:=[Error.B38]" office:value-type="float" office:value="0">
            <text:p>0.00</text:p>
          </table:table-cell>
          <table:table-cell table:style-name="ce6" table:formula="of:=[Error.C38]" office:value-type="float" office:value="-15.653559774527">
            <text:p>-15.65</text:p>
          </table:table-cell>
          <table:table-cell table:style-name="ce6" table:formula="of:=[Error.D38]" office:value-type="float" office:value="-15.653559774527">
            <text:p>-15.65</text:p>
          </table:table-cell>
          <table:table-cell table:style-name="ce6" table:formula="of:=[Error.E38]" office:value-type="float" office:value="-15.653559774527">
            <text:p>-15.65</text:p>
          </table:table-cell>
          <table:table-cell table:formula="of:=[Error.F38]" office:value-type="float" office:value="-15.653559774527">
            <text:p>-15.65</text:p>
          </table:table-cell>
          <table:table-cell table:style-name="ce6" table:formula="of:=[Error.G38]" office:value-type="float" office:value="-15.653559774527">
            <text:p>-15.65</text:p>
          </table:table-cell>
          <table:table-cell table:formula="of:=[Error.H38]" office:value-type="float" office:value="0">
            <text:p>0.00</text:p>
          </table:table-cell>
          <table:table-cell table:style-name="ce6" table:formula="of:=[Error.I38]" office:value-type="float" office:value="-15.653559774527">
            <text:p>-15.65</text:p>
          </table:table-cell>
          <table:table-cell table:formula="of:=[Error.J38]" office:value-type="float" office:value="-15.653559774527">
            <text:p>-15.65</text:p>
          </table:table-cell>
          <table:table-cell table:style-name="ce6" table:formula="of:=[Error.K38]" office:value-type="float" office:value="-15.653559774527">
            <text:p>-15.65</text:p>
          </table:table-cell>
          <table:table-cell table:number-columns-repeated="1008"/>
        </table:table-row>
        <table:table-row table:style-name="ro2">
          <table:table-cell table:formula="of:=[Error.A39]" office:value-type="string" office:string-value="Weierstrass10" table:number-columns-spanned="4" table:number-rows-spanned="1">
            <text:p>Weierstrass10</text:p>
          </table:table-cell>
          <table:covered-table-cell table:number-columns-repeated="3"/>
          <table:table-cell table:formula="of:=[Error.B39]" office:value-type="float" office:value="-0.0800721915923988">
            <text:p>-0.08</text:p>
          </table:table-cell>
          <table:table-cell table:style-name="ce6" table:formula="of:=[Error.C39]" office:value-type="float" office:value="-2.52270912778864">
            <text:p>-2.52</text:p>
          </table:table-cell>
          <table:table-cell table:formula="of:=[Error.D39]" office:value-type="float" office:value="-1.1276362467641">
            <text:p>-1.13</text:p>
          </table:table-cell>
          <table:table-cell table:formula="of:=[Error.E39]" office:value-type="float" office:value="-0.322709303346741">
            <text:p>-0.32</text:p>
          </table:table-cell>
          <table:table-cell table:style-name="ce5" table:formula="of:=[Error.F39]" office:value-type="float" office:value="-1.92819994266397">
            <text:p>-1.93</text:p>
          </table:table-cell>
          <table:table-cell table:formula="of:=[Error.G39]" office:value-type="float" office:value="-5.28556634423039">
            <text:p>-5.29</text:p>
          </table:table-cell>
          <table:table-cell table:formula="of:=[Error.H39]" office:value-type="float" office:value="0">
            <text:p>0.00</text:p>
          </table:table-cell>
          <table:table-cell table:formula="of:=[Error.I39]" office:value-type="float" office:value="-1.95506141851608">
            <text:p>-1.96</text:p>
          </table:table-cell>
          <table:table-cell table:style-name="ce5" table:formula="of:=[Error.J39]" office:value-type="float" office:value="-1.07200681095503">
            <text:p>-1.07</text:p>
          </table:table-cell>
          <table:table-cell table:formula="of:=[Error.K39]" office:value-type="float" office:value="-2.61880477826195">
            <text:p>-2.62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40]" office:value-type="string" office:string-value="Trig10" table:number-columns-spanned="4" table:number-rows-spanned="1">
            <text:p>Trig10</text:p>
          </table:table-cell>
          <table:covered-table-cell table:number-columns-repeated="3"/>
          <table:table-cell table:formula="of:=[Error.B40]" office:value-type="float" office:value="-8.25363771894937">
            <text:p>-8.25</text:p>
          </table:table-cell>
          <table:table-cell table:formula="of:=[Error.C40]" office:value-type="float" office:value="-9.45445119729423">
            <text:p>-9.45</text:p>
          </table:table-cell>
          <table:table-cell table:formula="of:=[Error.D40]" office:value-type="float" office:value="-4.45978462610934">
            <text:p>-4.46</text:p>
          </table:table-cell>
          <table:table-cell table:formula="of:=[Error.E40]" office:value-type="float" office:value="-6.52557207107814">
            <text:p>-6.53</text:p>
          </table:table-cell>
          <table:table-cell table:formula="of:=[Error.F40]" office:value-type="float" office:value="-10.268435447751">
            <text:p>-10.27</text:p>
          </table:table-cell>
          <table:table-cell table:formula="of:=[Error.G40]" office:value-type="float" office:value="-9.65587597845837">
            <text:p>-9.66</text:p>
          </table:table-cell>
          <table:table-cell table:formula="of:=[Error.H40]" office:value-type="float" office:value="0">
            <text:p>0.00</text:p>
          </table:table-cell>
          <table:table-cell table:formula="of:=[Error.I40]" office:value-type="float" office:value="-8.1075577202637">
            <text:p>-8.11</text:p>
          </table:table-cell>
          <table:table-cell table:style-name="ce5" table:formula="of:=[Error.J40]" office:value-type="float" office:value="-9.07126706201522">
            <text:p>-9.07</text:p>
          </table:table-cell>
          <table:table-cell table:formula="of:=[Error.K40]" office:value-type="float" office:value="-9.12910276528091">
            <text:p>-9.13</text:p>
          </table:table-cell>
          <table:table-cell table:number-columns-repeated="1008"/>
        </table:table-row>
        <table:table-row table:style-name="ro2">
          <table:table-cell table:formula="of:=[Error.A41]" office:value-type="string" office:string-value="Pinter10" table:number-columns-spanned="4" table:number-rows-spanned="1">
            <text:p>Pinter10</text:p>
          </table:table-cell>
          <table:covered-table-cell table:number-columns-repeated="3"/>
          <table:table-cell table:formula="of:=[Error.B41]" office:value-type="float" office:value="0">
            <text:p>0.00</text:p>
          </table:table-cell>
          <table:table-cell table:formula="of:=[Error.C41]" office:value-type="float" office:value="-3.39565367400057">
            <text:p>-3.40</text:p>
          </table:table-cell>
          <table:table-cell table:formula="of:=[Error.D41]" office:value-type="float" office:value="-1.33928767321585">
            <text:p>-1.34</text:p>
          </table:table-cell>
          <table:table-cell table:formula="of:=[Error.E41]" office:value-type="float" office:value="0">
            <text:p>0.00</text:p>
          </table:table-cell>
          <table:table-cell table:formula="of:=[Error.F41]" office:value-type="float" office:value="-15.651365865044">
            <text:p>-15.65</text:p>
          </table:table-cell>
          <table:table-cell table:formula="of:=[Error.G41]" office:value-type="float" office:value="0">
            <text:p>0.00</text:p>
          </table:table-cell>
          <table:table-cell table:formula="of:=[Error.H41]" office:value-type="float" office:value="0">
            <text:p>0.00</text:p>
          </table:table-cell>
          <table:table-cell table:formula="of:=[Error.I41]" office:value-type="float" office:value="-8.8028559060454">
            <text:p>-8.80</text:p>
          </table:table-cell>
          <table:table-cell table:formula="of:=[Error.J41]" office:value-type="float" office:value="-15.653559774527">
            <text:p>-15.65</text:p>
          </table:table-cell>
          <table:table-cell table:formula="of:=[Error.K41]" office:value-type="float" office:value="-14.5764284027339">
            <text:p>-14.58</text:p>
          </table:table-cell>
          <table:table-cell table:style-name="ce8"/>
          <table:table-cell table:number-columns-repeated="1007"/>
        </table:table-row>
        <table:table-row table:style-name="ro2">
          <table:table-cell table:formula="of:=[Error.A42]" office:value-type="string" office:string-value="Salomon10" table:number-columns-spanned="4" table:number-rows-spanned="1">
            <text:p>Salomon10</text:p>
          </table:table-cell>
          <table:covered-table-cell table:number-columns-repeated="3"/>
          <table:table-cell table:style-name="ce6" table:formula="of:=[Error.B42]" office:value-type="float" office:value="-1.78253655370518">
            <text:p>-1.78</text:p>
          </table:table-cell>
          <table:table-cell table:formula="of:=[Error.C42]" office:value-type="float" office:value="-0.311398188835648">
            <text:p>-0.31</text:p>
          </table:table-cell>
          <table:table-cell table:formula="of:=[Error.D42]" office:value-type="float" office:value="-0.436082715519539">
            <text:p>-0.44</text:p>
          </table:table-cell>
          <table:table-cell table:formula="of:=[Error.E42]" office:value-type="float" office:value="-1.00055040062465">
            <text:p>-1.00</text:p>
          </table:table-cell>
          <table:table-cell table:style-name="ce5" table:formula="of:=[Error.F42]" office:value-type="float" office:value="-1.00055040062465">
            <text:p>-1.00</text:p>
          </table:table-cell>
          <table:table-cell table:formula="of:=[Error.G42]" office:value-type="float" office:value="-0.615798919637645">
            <text:p>-0.62</text:p>
          </table:table-cell>
          <table:table-cell table:formula="of:=[Error.H42]" office:value-type="float" office:value="-0.325831116380936">
            <text:p>-0.33</text:p>
          </table:table-cell>
          <table:table-cell table:formula="of:=[Error.I42]" office:value-type="float" office:value="-0.399690111954672">
            <text:p>-0.40</text:p>
          </table:table-cell>
          <table:table-cell table:style-name="ce5" table:formula="of:=[Error.J42]" office:value-type="float" office:value="-1.00055040062465">
            <text:p>-1.00</text:p>
          </table:table-cell>
          <table:table-cell table:formula="of:=[Error.K42]" office:value-type="float" office:value="-0.809723721283849">
            <text:p>-0.81</text:p>
          </table:table-cell>
          <table:table-cell table:style-name="ce9"/>
          <table:table-cell table:number-columns-repeated="1007"/>
        </table:table-row>
        <table:table-row table:style-name="ro2">
          <table:table-cell table:formula="of:=[Error.A43]" office:value-type="string" office:string-value="SchaeferF610" table:number-columns-spanned="4" table:number-rows-spanned="1">
            <text:p>SchaeferF610</text:p>
          </table:table-cell>
          <table:covered-table-cell table:number-columns-repeated="3"/>
          <table:table-cell table:formula="of:=[Error.B43]" office:value-type="float" office:value="0">
            <text:p>0.00</text:p>
          </table:table-cell>
          <table:table-cell table:formula="of:=[Error.C43]" office:value-type="float" office:value="-1.38233587844184">
            <text:p>-1.38</text:p>
          </table:table-cell>
          <table:table-cell table:formula="of:=[Error.D43]" office:value-type="float" office:value="-1.16543598102014">
            <text:p>-1.17</text:p>
          </table:table-cell>
          <table:table-cell table:formula="of:=[Error.E43]" office:value-type="float" office:value="0">
            <text:p>0.00</text:p>
          </table:table-cell>
          <table:table-cell table:style-name="ce5" table:formula="of:=[Error.F43]" office:value-type="float" office:value="-1.00497537438986">
            <text:p>-1.00</text:p>
          </table:table-cell>
          <table:table-cell table:formula="of:=[Error.G43]" office:value-type="float" office:value="0">
            <text:p>0.00</text:p>
          </table:table-cell>
          <table:table-cell table:formula="of:=[Error.H43]" office:value-type="float" office:value="0">
            <text:p>0.00</text:p>
          </table:table-cell>
          <table:table-cell table:style-name="ce6" table:formula="of:=[Error.I43]" office:value-type="float" office:value="-2.03793387846828">
            <text:p>-2.04</text:p>
          </table:table-cell>
          <table:table-cell table:style-name="ce5" table:formula="of:=[Error.J43]" office:value-type="float" office:value="0">
            <text:p>0.00</text:p>
          </table:table-cell>
          <table:table-cell table:formula="of:=[Error.K43]" office:value-type="float" office:value="-1.02642452496065">
            <text:p>-1.03</text:p>
          </table:table-cell>
          <table:table-cell table:number-columns-repeated="1008"/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formula="of:=[Error.B130]" office:value-type="float" office:value="5.19047619047619">
            <text:p>5.19</text:p>
          </table:table-cell>
          <table:table-cell table:formula="of:=[Error.C130]" office:value-type="float" office:value="4.54761904761905">
            <text:p>4.55</text:p>
          </table:table-cell>
          <table:table-cell table:formula="of:=[Error.D130]" office:value-type="float" office:value="7.23809523809524">
            <text:p>7.24</text:p>
          </table:table-cell>
          <table:table-cell table:formula="of:=[Error.E130]" office:value-type="float" office:value="4.47619047619048">
            <text:p>4.48</text:p>
          </table:table-cell>
          <table:table-cell table:formula="of:=[Error.F130]" office:value-type="float" office:value="2.5952380952381">
            <text:p>2.60</text:p>
          </table:table-cell>
          <table:table-cell table:formula="of:=[Error.G130]" office:value-type="float" office:value="5.16666666666667">
            <text:p>5.17</text:p>
          </table:table-cell>
          <table:table-cell table:formula="of:=[Error.H130]" office:value-type="float" office:value="7.92857142857143">
            <text:p>7.93</text:p>
          </table:table-cell>
          <table:table-cell table:formula="of:=[Error.I130]" office:value-type="float" office:value="3.88095238095238">
            <text:p>3.88</text:p>
          </table:table-cell>
          <table:table-cell table:style-name="ce5" table:formula="of:=[Error.J130]" office:value-type="float" office:value="3.02380952380952">
            <text:p>3.02</text:p>
          </table:table-cell>
          <table:table-cell table:formula="of:=[Error.K130]" office:value-type="float" office:value="3.21428571428571">
            <text:p>3.21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11:0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11:02:49.41</dc:date>
    <meta:generator>OpenOffice/4.1.2$Win32 OpenOffice.org_project/412m3$Build-9782</meta:generator>
    <meta:editing-duration>P1DT8H27M38S</meta:editing-duration>
    <meta:editing-cycles>52</meta:editing-cycles>
    <meta:document-statistic meta:table-count="6" meta:cell-count="7319" meta:object-count="0"/>
  </office:meta>
</office:document-meta>
</file>